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RONDA DEL VALLE-CO-AT_IN">
            <text:p>RONDA DEL VALLE-CO-AT_IN</text:p>
          </table:table-cell>
          <table:table-cell table:style-name="pd1" office:value-type="string" office:string-value="RONDA DEL VALLE-NO2-AT_IN">
            <text:p>RONDA DEL VALLE-NO2-AT_IN</text:p>
          </table:table-cell>
          <table:table-cell table:style-name="pd1" office:value-type="string" office:string-value="RONDA DEL VALLE-O3-AT_IN">
            <text:p>RONDA DEL VALLE-O3-AT_IN</text:p>
          </table:table-cell>
        </table:table-row>
        <table:table-row>
          <table:table-cell table:style-name="pd1" office:value-type="date" office:date-value="2015-01-02T15:00:00">
            <text:p>Fri Jan  2 15:00:00 2015</text:p>
          </table:table-cell>
          <table:table-cell office:value-type="float" office:value="90.6667">
            <text:p>90.6667</text:p>
          </table:table-cell>
          <table:table-cell office:value-type="float" office:value="20.1667">
            <text:p>20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5-01-02T16:00:00">
            <text:p>Fri Jan  2 16:00:00 2015</text:p>
          </table:table-cell>
          <table:table-cell office:value-type="float" office:value="99.1667">
            <text:p>99.1667</text:p>
          </table:table-cell>
          <table:table-cell office:value-type="float" office:value="20.6667">
            <text:p>20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01-02T17:00:00">
            <text:p>Fri Jan  2 17:00:00 2015</text:p>
          </table:table-cell>
          <table:table-cell office:value-type="float" office:value="84.8333">
            <text:p>84.8333</text:p>
          </table:table-cell>
          <table:table-cell office:value-type="float" office:value="19.5">
            <text:p>19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1-02T18:00:00">
            <text:p>Fri Jan  2 18:00:00 2015</text:p>
          </table:table-cell>
          <table:table-cell office:value-type="float" office:value="383.3333">
            <text:p>383.3333</text:p>
          </table:table-cell>
          <table:table-cell office:value-type="float" office:value="51.8333">
            <text:p>51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5-01-03T15:00:00">
            <text:p>Sat Jan  3 15:00:00 2015</text:p>
          </table:table-cell>
          <table:table-cell office:value-type="float" office:value="83.0">
            <text:p>83.0</text:p>
          </table:table-cell>
          <table:table-cell office:value-type="float" office:value="19.3333">
            <text:p>19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5-01-03T16:00:00">
            <text:p>Sat Jan  3 16:00:00 2015</text:p>
          </table:table-cell>
          <table:table-cell office:value-type="float" office:value="77.0">
            <text:p>77.0</text:p>
          </table:table-cell>
          <table:table-cell office:value-type="float" office:value="15.8333">
            <text:p>15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1-03T17:00:00">
            <text:p>Sat Jan  3 17:00:00 2015</text:p>
          </table:table-cell>
          <table:table-cell office:value-type="float" office:value="63.3333">
            <text:p>63.3333</text:p>
          </table:table-cell>
          <table:table-cell office:value-type="float" office:value="15.3333">
            <text:p>15.3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5-01-03T18:00:00">
            <text:p>Sat Jan  3 18:00:00 2015</text:p>
          </table:table-cell>
          <table:table-cell office:value-type="float" office:value="218.5">
            <text:p>218.5</text:p>
          </table:table-cell>
          <table:table-cell office:value-type="float" office:value="49.5">
            <text:p>49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5-01-03T22:00:00">
            <text:p>Sat Jan  3 22:00:00 2015</text:p>
          </table:table-cell>
          <table:table-cell office:value-type="float" office:value="112.6667">
            <text:p>112.6667</text:p>
          </table:table-cell>
          <table:table-cell office:value-type="float" office:value="24.3333">
            <text:p>24.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1-03T23:00:00">
            <text:p>Sat Jan  3 23:00:00 2015</text:p>
          </table:table-cell>
          <table:table-cell office:value-type="float" office:value="257.1667">
            <text:p>257.1667</text:p>
          </table:table-cell>
          <table:table-cell office:value-type="float" office:value="55.6667">
            <text:p>55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04T14:00:00">
            <text:p>Sun Jan  4 14:00:00 2015</text:p>
          </table:table-cell>
          <table:table-cell office:value-type="float" office:value="59.8333">
            <text:p>59.8333</text:p>
          </table:table-cell>
          <table:table-cell office:value-type="float" office:value="29.6667">
            <text:p>29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5-01-04T16:00:00">
            <text:p>Sun Jan  4 16:00:00 2015</text:p>
          </table:table-cell>
          <table:table-cell office:value-type="float" office:value="108.3333">
            <text:p>108.3333</text:p>
          </table:table-cell>
          <table:table-cell office:value-type="float" office:value="13.6667">
            <text:p>13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5-01-04T17:00:00">
            <text:p>Sun Jan  4 17:00:00 2015</text:p>
          </table:table-cell>
          <table:table-cell office:value-type="float" office:value="87.6667">
            <text:p>87.6667</text:p>
          </table:table-cell>
          <table:table-cell office:value-type="float" office:value="24.1667">
            <text:p>24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5-01-05T15:00:00">
            <text:p>Mon Jan  5 15:00:00 2015</text:p>
          </table:table-cell>
          <table:table-cell office:value-type="float" office:value="117.5">
            <text:p>117.5</text:p>
          </table:table-cell>
          <table:table-cell office:value-type="float" office:value="26.0">
            <text:p>26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01-05T16:00:00">
            <text:p>Mon Jan  5 16:00:00 2015</text:p>
          </table:table-cell>
          <table:table-cell office:value-type="float" office:value="56.1667">
            <text:p>56.1667</text:p>
          </table:table-cell>
          <table:table-cell office:value-type="float" office:value="20.0">
            <text:p>20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1-05T17:00:00">
            <text:p>Mon Jan  5 17:00:00 2015</text:p>
          </table:table-cell>
          <table:table-cell office:value-type="float" office:value="54.0">
            <text:p>54.0</text:p>
          </table:table-cell>
          <table:table-cell office:value-type="float" office:value="20.6667">
            <text:p>20.6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5-01-05T18:00:00">
            <text:p>Mon Jan  5 18:00:00 2015</text:p>
          </table:table-cell>
          <table:table-cell office:value-type="float" office:value="71.6667">
            <text:p>71.6667</text:p>
          </table:table-cell>
          <table:table-cell office:value-type="float" office:value="38.3333">
            <text:p>38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01-05T19:00:00">
            <text:p>Mon Jan  5 19:00:00 2015</text:p>
          </table:table-cell>
          <table:table-cell office:value-type="float" office:value="612.6667">
            <text:p>612.6667</text:p>
          </table:table-cell>
          <table:table-cell office:value-type="float" office:value="101.3333">
            <text:p>101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01-06T03:00:00">
            <text:p>Tue Jan  6 03:00:00 2015</text:p>
          </table:table-cell>
          <table:table-cell office:value-type="float" office:value="88.8333">
            <text:p>88.8333</text:p>
          </table:table-cell>
          <table:table-cell office:value-type="float" office:value="49.0">
            <text:p>49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01-06T14:00:00">
            <text:p>Tue Jan  6 14:00:00 2015</text:p>
          </table:table-cell>
          <table:table-cell office:value-type="float" office:value="95.1667">
            <text:p>95.1667</text:p>
          </table:table-cell>
          <table:table-cell office:value-type="float" office:value="18.3333">
            <text:p>18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5-01-06T15:00:00">
            <text:p>Tue Jan  6 15:00:00 2015</text:p>
          </table:table-cell>
          <table:table-cell office:value-type="float" office:value="152.6667">
            <text:p>152.6667</text:p>
          </table:table-cell>
          <table:table-cell office:value-type="float" office:value="18.1667">
            <text:p>18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01-06T16:00:00">
            <text:p>Tue Jan  6 16:00:00 2015</text:p>
          </table:table-cell>
          <table:table-cell office:value-type="float" office:value="165.5">
            <text:p>165.5</text:p>
          </table:table-cell>
          <table:table-cell office:value-type="float" office:value="13.3333">
            <text:p>13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01-06T17:00:00">
            <text:p>Tue Jan  6 17:00:00 2015</text:p>
          </table:table-cell>
          <table:table-cell office:value-type="float" office:value="198.0">
            <text:p>198.0</text:p>
          </table:table-cell>
          <table:table-cell office:value-type="float" office:value="20.1667">
            <text:p>20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5-01-06T18:00:00">
            <text:p>Tue Jan  6 18:00:00 2015</text:p>
          </table:table-cell>
          <table:table-cell office:value-type="float" office:value="160.0">
            <text:p>160.0</text:p>
          </table:table-cell>
          <table:table-cell office:value-type="float" office:value="27.1667">
            <text:p>27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01-06T19:00:00">
            <text:p>Tue Jan  6 19:00:00 2015</text:p>
          </table:table-cell>
          <table:table-cell office:value-type="float" office:value="335.8333">
            <text:p>335.8333</text:p>
          </table:table-cell>
          <table:table-cell office:value-type="float" office:value="49.0">
            <text:p>49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5-01-06T20:00:00">
            <text:p>Tue Jan  6 20:00:00 2015</text:p>
          </table:table-cell>
          <table:table-cell office:value-type="float" office:value="282.1667">
            <text:p>282.1667</text:p>
          </table:table-cell>
          <table:table-cell office:value-type="float" office:value="41.6667">
            <text:p>41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5-01-07T15:00:00">
            <text:p>Wed Jan  7 15:00:00 2015</text:p>
          </table:table-cell>
          <table:table-cell office:value-type="float" office:value="135.0">
            <text:p>135.0</text:p>
          </table:table-cell>
          <table:table-cell office:value-type="float" office:value="26.6667">
            <text:p>26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5-01-07T16:00:00">
            <text:p>Wed Jan  7 16:00:00 2015</text:p>
          </table:table-cell>
          <table:table-cell office:value-type="float" office:value="84.3333">
            <text:p>84.3333</text:p>
          </table:table-cell>
          <table:table-cell office:value-type="float" office:value="17.8333">
            <text:p>17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01-07T17:00:00">
            <text:p>Wed Jan  7 17:00:00 2015</text:p>
          </table:table-cell>
          <table:table-cell office:value-type="float" office:value="100.0">
            <text:p>100.0</text:p>
          </table:table-cell>
          <table:table-cell office:value-type="float" office:value="24.5">
            <text:p>24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5-01-07T18:00:00">
            <text:p>Wed Jan  7 18:00:00 2015</text:p>
          </table:table-cell>
          <table:table-cell office:value-type="float" office:value="263.1667">
            <text:p>263.1667</text:p>
          </table:table-cell>
          <table:table-cell office:value-type="float" office:value="39.3333">
            <text:p>39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01-08T03:00:00">
            <text:p>Thu Jan  8 03:00:00 2015</text:p>
          </table:table-cell>
          <table:table-cell office:value-type="float" office:value="171.3333">
            <text:p>171.3333</text:p>
          </table:table-cell>
          <table:table-cell office:value-type="float" office:value="48.1667">
            <text:p>48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1-08T04:00:00">
            <text:p>Thu Jan  8 04:00:00 2015</text:p>
          </table:table-cell>
          <table:table-cell office:value-type="float" office:value="70.0">
            <text:p>70.0</text:p>
          </table:table-cell>
          <table:table-cell office:value-type="float" office:value="41.0">
            <text:p>41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5-01-08T06:00:00">
            <text:p>Thu Jan  8 06:00:00 2015</text:p>
          </table:table-cell>
          <table:table-cell office:value-type="float" office:value="125.3333">
            <text:p>125.3333</text:p>
          </table:table-cell>
          <table:table-cell office:value-type="float" office:value="32.8333">
            <text:p>32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5-01-08T07:00:00">
            <text:p>Thu Jan  8 07:00:00 2015</text:p>
          </table:table-cell>
          <table:table-cell office:value-type="float" office:value="153.5">
            <text:p>153.5</text:p>
          </table:table-cell>
          <table:table-cell office:value-type="float" office:value="34.5">
            <text:p>34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5-01-08T15:00:00">
            <text:p>Thu Jan  8 15:00:00 2015</text:p>
          </table:table-cell>
          <table:table-cell office:value-type="float" office:value="134.6667">
            <text:p>134.6667</text:p>
          </table:table-cell>
          <table:table-cell office:value-type="float" office:value="21.8333">
            <text:p>21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5-01-08T16:00:00">
            <text:p>Thu Jan  8 16:00:00 2015</text:p>
          </table:table-cell>
          <table:table-cell office:value-type="float" office:value="58.1667">
            <text:p>58.1667</text:p>
          </table:table-cell>
          <table:table-cell office:value-type="float" office:value="18.5">
            <text:p>18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5-01-08T17:00:00">
            <text:p>Thu Jan  8 17:00:00 2015</text:p>
          </table:table-cell>
          <table:table-cell office:value-type="float" office:value="75.3333">
            <text:p>75.3333</text:p>
          </table:table-cell>
          <table:table-cell office:value-type="float" office:value="23.6667">
            <text:p>23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5-01-08T18:00:00">
            <text:p>Thu Jan  8 18:00:00 2015</text:p>
          </table:table-cell>
          <table:table-cell office:value-type="float" office:value="305.5">
            <text:p>305.5</text:p>
          </table:table-cell>
          <table:table-cell office:value-type="float" office:value="66.6667">
            <text:p>66.6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01-08T22:00:00">
            <text:p>Thu Jan  8 22:00:00 2015</text:p>
          </table:table-cell>
          <table:table-cell office:value-type="float" office:value="120.1667">
            <text:p>120.1667</text:p>
          </table:table-cell>
          <table:table-cell office:value-type="float" office:value="27.8333">
            <text:p>27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01-08T23:00:00">
            <text:p>Thu Jan  8 23:00:00 2015</text:p>
          </table:table-cell>
          <table:table-cell office:value-type="float" office:value="122.1667">
            <text:p>122.1667</text:p>
          </table:table-cell>
          <table:table-cell office:value-type="float" office:value="18.0">
            <text:p>18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5-01-09T00:00:00">
            <text:p>Fri Jan  9 00:00:00 2015</text:p>
          </table:table-cell>
          <table:table-cell office:value-type="float" office:value="124.5">
            <text:p>124.5</text:p>
          </table:table-cell>
          <table:table-cell office:value-type="float" office:value="28.8333">
            <text:p>28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5-01-09T01:00:00">
            <text:p>Fri Jan  9 01:00:00 2015</text:p>
          </table:table-cell>
          <table:table-cell office:value-type="float" office:value="171.1667">
            <text:p>171.1667</text:p>
          </table:table-cell>
          <table:table-cell office:value-type="float" office:value="45.5">
            <text:p>45.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5-01-09T02:00:00">
            <text:p>Fri Jan  9 02:00:00 2015</text:p>
          </table:table-cell>
          <table:table-cell office:value-type="float" office:value="147.1667">
            <text:p>147.1667</text:p>
          </table:table-cell>
          <table:table-cell office:value-type="float" office:value="31.6667">
            <text:p>31.6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09T05:00:00">
            <text:p>Fri Jan  9 05:00:00 2015</text:p>
          </table:table-cell>
          <table:table-cell office:value-type="float" office:value="118.6667">
            <text:p>118.6667</text:p>
          </table:table-cell>
          <table:table-cell office:value-type="float" office:value="15.6667">
            <text:p>15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5-01-09T10:00:00">
            <text:p>Fri Jan  9 10:00:00 2015</text:p>
          </table:table-cell>
          <table:table-cell office:value-type="float" office:value="315.5">
            <text:p>315.5</text:p>
          </table:table-cell>
          <table:table-cell office:value-type="float" office:value="56.8333">
            <text:p>56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5-01-09T15:00:00">
            <text:p>Fri Jan  9 15:00:00 2015</text:p>
          </table:table-cell>
          <table:table-cell office:value-type="float" office:value="151.1667">
            <text:p>151.1667</text:p>
          </table:table-cell>
          <table:table-cell office:value-type="float" office:value="32.3333">
            <text:p>32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5-01-09T16:00:00">
            <text:p>Fri Jan  9 16:00:00 2015</text:p>
          </table:table-cell>
          <table:table-cell office:value-type="float" office:value="124.1667">
            <text:p>124.1667</text:p>
          </table:table-cell>
          <table:table-cell office:value-type="float" office:value="22.0">
            <text:p>22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01-09T17:00:00">
            <text:p>Fri Jan  9 17:00:00 2015</text:p>
          </table:table-cell>
          <table:table-cell office:value-type="float" office:value="183.1667">
            <text:p>183.1667</text:p>
          </table:table-cell>
          <table:table-cell office:value-type="float" office:value="28.0">
            <text:p>28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5-01-09T18:00:00">
            <text:p>Fri Jan  9 18:00:00 2015</text:p>
          </table:table-cell>
          <table:table-cell office:value-type="float" office:value="434.0">
            <text:p>434.0</text:p>
          </table:table-cell>
          <table:table-cell office:value-type="float" office:value="77.1667">
            <text:p>77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5-01-10T04:00:00">
            <text:p>Sat Jan 10 04:00:00 2015</text:p>
          </table:table-cell>
          <table:table-cell office:value-type="float" office:value="82.1667">
            <text:p>82.1667</text:p>
          </table:table-cell>
          <table:table-cell office:value-type="float" office:value="25.3333">
            <text:p>25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5-01-10T05:00:00">
            <text:p>Sat Jan 10 05:00:00 2015</text:p>
          </table:table-cell>
          <table:table-cell office:value-type="float" office:value="106.3333">
            <text:p>106.3333</text:p>
          </table:table-cell>
          <table:table-cell office:value-type="float" office:value="31.6667">
            <text:p>31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10T06:00:00">
            <text:p>Sat Jan 10 06:00:00 2015</text:p>
          </table:table-cell>
          <table:table-cell office:value-type="float" office:value="64.0">
            <text:p>64.0</text:p>
          </table:table-cell>
          <table:table-cell office:value-type="float" office:value="30.5">
            <text:p>30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5-01-10T07:00:00">
            <text:p>Sat Jan 10 07:00:00 2015</text:p>
          </table:table-cell>
          <table:table-cell office:value-type="float" office:value="58.5">
            <text:p>58.5</text:p>
          </table:table-cell>
          <table:table-cell office:value-type="float" office:value="26.1667">
            <text:p>26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5-01-10T14:00:00">
            <text:p>Sat Jan 10 14:00:00 2015</text:p>
          </table:table-cell>
          <table:table-cell office:value-type="float" office:value="112.3333">
            <text:p>112.3333</text:p>
          </table:table-cell>
          <table:table-cell office:value-type="float" office:value="21.3333">
            <text:p>21.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01-10T15:00:00">
            <text:p>Sat Jan 10 15:00:00 2015</text:p>
          </table:table-cell>
          <table:table-cell office:value-type="float" office:value="106.0">
            <text:p>106.0</text:p>
          </table:table-cell>
          <table:table-cell office:value-type="float" office:value="23.5">
            <text:p>23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5-01-10T16:00:00">
            <text:p>Sat Jan 10 16:00:00 2015</text:p>
          </table:table-cell>
          <table:table-cell office:value-type="float" office:value="181.5">
            <text:p>181.5</text:p>
          </table:table-cell>
          <table:table-cell office:value-type="float" office:value="22.0">
            <text:p>22.0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5-01-10T17:00:00">
            <text:p>Sat Jan 10 17:00:00 2015</text:p>
          </table:table-cell>
          <table:table-cell office:value-type="float" office:value="160.0">
            <text:p>160.0</text:p>
          </table:table-cell>
          <table:table-cell office:value-type="float" office:value="20.0">
            <text:p>20.0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5-01-11T14:00:00">
            <text:p>Sun Jan 11 14:00:00 2015</text:p>
          </table:table-cell>
          <table:table-cell office:value-type="float" office:value="53.6667">
            <text:p>53.6667</text:p>
          </table:table-cell>
          <table:table-cell office:value-type="float" office:value="15.3333">
            <text:p>15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5-01-11T15:00:00">
            <text:p>Sun Jan 11 15:00:00 2015</text:p>
          </table:table-cell>
          <table:table-cell office:value-type="float" office:value="59.3333">
            <text:p>59.3333</text:p>
          </table:table-cell>
          <table:table-cell office:value-type="float" office:value="12.8333">
            <text:p>12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5-01-11T16:00:00">
            <text:p>Sun Jan 11 16:00:00 2015</text:p>
          </table:table-cell>
          <table:table-cell office:value-type="float" office:value="50.3333">
            <text:p>50.3333</text:p>
          </table:table-cell>
          <table:table-cell office:value-type="float" office:value="12.1667">
            <text:p>12.1667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15-01-11T17:00:00">
            <text:p>Sun Jan 11 17:00:00 2015</text:p>
          </table:table-cell>
          <table:table-cell office:value-type="float" office:value="91.1667">
            <text:p>91.1667</text:p>
          </table:table-cell>
          <table:table-cell office:value-type="float" office:value="24.1667">
            <text:p>24.1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5-01-11T18:00:00">
            <text:p>Sun Jan 11 18:00:00 2015</text:p>
          </table:table-cell>
          <table:table-cell office:value-type="float" office:value="150.3333">
            <text:p>150.3333</text:p>
          </table:table-cell>
          <table:table-cell office:value-type="float" office:value="67.8333">
            <text:p>67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5-01-11T19:00:00">
            <text:p>Sun Jan 11 19:00:00 2015</text:p>
          </table:table-cell>
          <table:table-cell office:value-type="float" office:value="313.6667">
            <text:p>313.6667</text:p>
          </table:table-cell>
          <table:table-cell office:value-type="float" office:value="94.5">
            <text:p>94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5-01-12T14:00:00">
            <text:p>Mon Jan 12 14:00:00 2015</text:p>
          </table:table-cell>
          <table:table-cell office:value-type="float" office:value="168.8333">
            <text:p>168.8333</text:p>
          </table:table-cell>
          <table:table-cell office:value-type="float" office:value="33.3333">
            <text:p>33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5-01-12T15:00:00">
            <text:p>Mon Jan 12 15:00:00 2015</text:p>
          </table:table-cell>
          <table:table-cell office:value-type="float" office:value="128.1667">
            <text:p>128.1667</text:p>
          </table:table-cell>
          <table:table-cell office:value-type="float" office:value="22.8333">
            <text:p>22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5-01-12T16:00:00">
            <text:p>Mon Jan 12 16:00:00 2015</text:p>
          </table:table-cell>
          <table:table-cell office:value-type="float" office:value="163.0">
            <text:p>163.0</text:p>
          </table:table-cell>
          <table:table-cell office:value-type="float" office:value="24.5">
            <text:p>24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5-01-12T17:00:00">
            <text:p>Mon Jan 12 17:00:00 2015</text:p>
          </table:table-cell>
          <table:table-cell office:value-type="float" office:value="126.8333">
            <text:p>126.8333</text:p>
          </table:table-cell>
          <table:table-cell office:value-type="float" office:value="32.3333">
            <text:p>32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5-01-12T18:00:00">
            <text:p>Mon Jan 12 18:00:00 2015</text:p>
          </table:table-cell>
          <table:table-cell office:value-type="float" office:value="256.8333">
            <text:p>256.8333</text:p>
          </table:table-cell>
          <table:table-cell office:value-type="float" office:value="63.1667">
            <text:p>63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1-13T14:00:00">
            <text:p>Tue Jan 13 14:00:00 2015</text:p>
          </table:table-cell>
          <table:table-cell office:value-type="float" office:value="83.0">
            <text:p>83.0</text:p>
          </table:table-cell>
          <table:table-cell office:value-type="float" office:value="28.6667">
            <text:p>28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1-13T15:00:00">
            <text:p>Tue Jan 13 15:00:00 2015</text:p>
          </table:table-cell>
          <table:table-cell office:value-type="float" office:value="137.5">
            <text:p>137.5</text:p>
          </table:table-cell>
          <table:table-cell office:value-type="float" office:value="31.6667">
            <text:p>31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5-01-13T16:00:00">
            <text:p>Tue Jan 13 16:00:00 2015</text:p>
          </table:table-cell>
          <table:table-cell office:value-type="float" office:value="136.0">
            <text:p>136.0</text:p>
          </table:table-cell>
          <table:table-cell office:value-type="float" office:value="18.0">
            <text:p>18.0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1-13T17:00:00">
            <text:p>Tue Jan 13 17:00:00 2015</text:p>
          </table:table-cell>
          <table:table-cell office:value-type="float" office:value="98.3333">
            <text:p>98.3333</text:p>
          </table:table-cell>
          <table:table-cell office:value-type="float" office:value="21.3333">
            <text:p>21.3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5-01-13T18:00:00">
            <text:p>Tue Jan 13 18:00:00 2015</text:p>
          </table:table-cell>
          <table:table-cell office:value-type="float" office:value="131.8333">
            <text:p>131.8333</text:p>
          </table:table-cell>
          <table:table-cell office:value-type="float" office:value="45.3333">
            <text:p>45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5-01-14T13:00:00">
            <text:p>Wed Jan 14 13:00:00 2015</text:p>
          </table:table-cell>
          <table:table-cell office:value-type="float" office:value="154.8333">
            <text:p>154.8333</text:p>
          </table:table-cell>
          <table:table-cell office:value-type="float" office:value="35.5">
            <text:p>35.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14T14:00:00">
            <text:p>Wed Jan 14 14:00:00 2015</text:p>
          </table:table-cell>
          <table:table-cell office:value-type="float" office:value="85.6667">
            <text:p>85.6667</text:p>
          </table:table-cell>
          <table:table-cell office:value-type="float" office:value="25.5">
            <text:p>25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5-01-14T15:00:00">
            <text:p>Wed Jan 14 15:00:00 2015</text:p>
          </table:table-cell>
          <table:table-cell office:value-type="float" office:value="72.0">
            <text:p>72.0</text:p>
          </table:table-cell>
          <table:table-cell office:value-type="float" office:value="25.8333">
            <text:p>25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5-01-14T16:00:00">
            <text:p>Wed Jan 14 16:00:00 2015</text:p>
          </table:table-cell>
          <table:table-cell office:value-type="float" office:value="118.1667">
            <text:p>118.1667</text:p>
          </table:table-cell>
          <table:table-cell office:value-type="float" office:value="21.8333">
            <text:p>21.8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5-01-14T17:00:00">
            <text:p>Wed Jan 14 17:00:00 2015</text:p>
          </table:table-cell>
          <table:table-cell office:value-type="float" office:value="111.3333">
            <text:p>111.3333</text:p>
          </table:table-cell>
          <table:table-cell office:value-type="float" office:value="29.0">
            <text:p>29.0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5-01-14T18:00:00">
            <text:p>Wed Jan 14 18:00:00 2015</text:p>
          </table:table-cell>
          <table:table-cell office:value-type="float" office:value="221.8333">
            <text:p>221.8333</text:p>
          </table:table-cell>
          <table:table-cell office:value-type="float" office:value="65.6667">
            <text:p>65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5-01-15T00:00:00">
            <text:p>Thu Jan 15 00:00:00 2015</text:p>
          </table:table-cell>
          <table:table-cell office:value-type="float" office:value="117.1667">
            <text:p>117.1667</text:p>
          </table:table-cell>
          <table:table-cell office:value-type="float" office:value="11.8333">
            <text:p>11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5-01-15T01:00:00">
            <text:p>Thu Jan 15 01:00:00 2015</text:p>
          </table:table-cell>
          <table:table-cell office:value-type="float" office:value="68.8333">
            <text:p>68.8333</text:p>
          </table:table-cell>
          <table:table-cell office:value-type="float" office:value="12.0">
            <text:p>12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01-15T02:00:00">
            <text:p>Thu Jan 15 02:00:00 2015</text:p>
          </table:table-cell>
          <table:table-cell office:value-type="float" office:value="90.8333">
            <text:p>90.8333</text:p>
          </table:table-cell>
          <table:table-cell office:value-type="float" office:value="17.1667">
            <text:p>17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5-01-15T04:00:00">
            <text:p>Thu Jan 15 04:00:00 2015</text:p>
          </table:table-cell>
          <table:table-cell office:value-type="float" office:value="119.3333">
            <text:p>119.3333</text:p>
          </table:table-cell>
          <table:table-cell office:value-type="float" office:value="20.5">
            <text:p>20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5-01-15T17:00:00">
            <text:p>Thu Jan 15 17:00:00 2015</text:p>
          </table:table-cell>
          <table:table-cell office:value-type="float" office:value="61.6667">
            <text:p>61.6667</text:p>
          </table:table-cell>
          <table:table-cell office:value-type="float" office:value="15.6667">
            <text:p>15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5-01-15T18:00:00">
            <text:p>Thu Jan 15 18:00:00 2015</text:p>
          </table:table-cell>
          <table:table-cell office:value-type="float" office:value="114.8333">
            <text:p>114.8333</text:p>
          </table:table-cell>
          <table:table-cell office:value-type="float" office:value="22.1667">
            <text:p>22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01-15T19:00:00">
            <text:p>Thu Jan 15 19:00:00 2015</text:p>
          </table:table-cell>
          <table:table-cell office:value-type="float" office:value="59.3333">
            <text:p>59.3333</text:p>
          </table:table-cell>
          <table:table-cell office:value-type="float" office:value="28.6667">
            <text:p>28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5-01-15T20:00:00">
            <text:p>Thu Jan 15 20:00:00 2015</text:p>
          </table:table-cell>
          <table:table-cell office:value-type="float" office:value="67.5">
            <text:p>67.5</text:p>
          </table:table-cell>
          <table:table-cell office:value-type="float" office:value="31.3333">
            <text:p>31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01-15T21:00:00">
            <text:p>Thu Jan 15 21:00:00 2015</text:p>
          </table:table-cell>
          <table:table-cell office:value-type="float" office:value="64.6667">
            <text:p>64.6667</text:p>
          </table:table-cell>
          <table:table-cell office:value-type="float" office:value="15.3333">
            <text:p>15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5-01-16T01:00:00">
            <text:p>Fri Jan 16 01:00:00 2015</text:p>
          </table:table-cell>
          <table:table-cell office:value-type="float" office:value="149.8333">
            <text:p>149.8333</text:p>
          </table:table-cell>
          <table:table-cell office:value-type="float" office:value="7.1667">
            <text:p>7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1-16T02:00:00">
            <text:p>Fri Jan 16 02:00:00 2015</text:p>
          </table:table-cell>
          <table:table-cell office:value-type="float" office:value="151.6667">
            <text:p>151.6667</text:p>
          </table:table-cell>
          <table:table-cell office:value-type="float" office:value="5.5">
            <text:p>5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5-01-16T03:00:00">
            <text:p>Fri Jan 16 03:00:00 2015</text:p>
          </table:table-cell>
          <table:table-cell office:value-type="float" office:value="100.3333">
            <text:p>100.3333</text:p>
          </table:table-cell>
          <table:table-cell office:value-type="float" office:value="5.1667">
            <text:p>5.1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5-01-16T04:00:00">
            <text:p>Fri Jan 16 04:00:00 2015</text:p>
          </table:table-cell>
          <table:table-cell office:value-type="float" office:value="90.0">
            <text:p>90.0</text:p>
          </table:table-cell>
          <table:table-cell office:value-type="float" office:value="5.0">
            <text:p>5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5-01-16T05:00:00">
            <text:p>Fri Jan 16 05:00:00 2015</text:p>
          </table:table-cell>
          <table:table-cell office:value-type="float" office:value="100.3333">
            <text:p>100.3333</text:p>
          </table:table-cell>
          <table:table-cell office:value-type="float" office:value="5.0">
            <text:p>5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01-16T06:00:00">
            <text:p>Fri Jan 16 06:00:00 2015</text:p>
          </table:table-cell>
          <table:table-cell office:value-type="float" office:value="156.1667">
            <text:p>156.1667</text:p>
          </table:table-cell>
          <table:table-cell office:value-type="float" office:value="5.1667">
            <text:p>5.1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5-01-16T07:00:00">
            <text:p>Fri Jan 16 07:00:00 2015</text:p>
          </table:table-cell>
          <table:table-cell office:value-type="float" office:value="190.8333">
            <text:p>190.8333</text:p>
          </table:table-cell>
          <table:table-cell office:value-type="float" office:value="6.3333">
            <text:p>6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5-01-24T14:00:00">
            <text:p>Sat Jan 24 14:00:00 2015</text:p>
          </table:table-cell>
          <table:table-cell office:value-type="float" office:value="50.0">
            <text:p>50.0</text:p>
          </table:table-cell>
          <table:table-cell office:value-type="float" office:value="13.6667">
            <text:p>13.6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5-01-24T15:00:00">
            <text:p>Sat Jan 24 15:00:00 2015</text:p>
          </table:table-cell>
          <table:table-cell office:value-type="float" office:value="50.0">
            <text:p>50.0</text:p>
          </table:table-cell>
          <table:table-cell office:value-type="float" office:value="9.8333">
            <text:p>9.8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5-01-24T16:00:00">
            <text:p>Sat Jan 24 16:00:00 2015</text:p>
          </table:table-cell>
          <table:table-cell office:value-type="float" office:value="50.0">
            <text:p>50.0</text:p>
          </table:table-cell>
          <table:table-cell office:value-type="float" office:value="8.5">
            <text:p>8.5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5-01-24T17:00:00">
            <text:p>Sat Jan 24 17:00:00 2015</text:p>
          </table:table-cell>
          <table:table-cell office:value-type="float" office:value="51.8333">
            <text:p>51.8333</text:p>
          </table:table-cell>
          <table:table-cell office:value-type="float" office:value="9.3333">
            <text:p>9.3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15-01-24T18:00:00">
            <text:p>Sat Jan 24 18:00:00 2015</text:p>
          </table:table-cell>
          <table:table-cell office:value-type="float" office:value="53.5">
            <text:p>53.5</text:p>
          </table:table-cell>
          <table:table-cell office:value-type="float" office:value="16.3333">
            <text:p>16.3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5-01-24T19:00:00">
            <text:p>Sat Jan 24 19:00:00 2015</text:p>
          </table:table-cell>
          <table:table-cell office:value-type="float" office:value="60.0">
            <text:p>60.0</text:p>
          </table:table-cell>
          <table:table-cell office:value-type="float" office:value="30.1667">
            <text:p>30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5-01-24T20:00:00">
            <text:p>Sat Jan 24 20:00:00 2015</text:p>
          </table:table-cell>
          <table:table-cell office:value-type="float" office:value="119.8333">
            <text:p>119.8333</text:p>
          </table:table-cell>
          <table:table-cell office:value-type="float" office:value="47.6667">
            <text:p>47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01-28T15:00:00">
            <text:p>Wed Jan 28 15:00:00 2015</text:p>
          </table:table-cell>
          <table:table-cell office:value-type="float" office:value="115.8333">
            <text:p>115.8333</text:p>
          </table:table-cell>
          <table:table-cell office:value-type="float" office:value="22.8333">
            <text:p>22.8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5-01-28T16:00:00">
            <text:p>Wed Jan 28 16:00:00 2015</text:p>
          </table:table-cell>
          <table:table-cell office:value-type="float" office:value="83.5">
            <text:p>83.5</text:p>
          </table:table-cell>
          <table:table-cell office:value-type="float" office:value="18.5">
            <text:p>18.5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15-01-28T17:00:00">
            <text:p>Wed Jan 28 17:00:00 2015</text:p>
          </table:table-cell>
          <table:table-cell office:value-type="float" office:value="167.6667">
            <text:p>167.6667</text:p>
          </table:table-cell>
          <table:table-cell office:value-type="float" office:value="23.1667">
            <text:p>23.1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5-01-28T18:00:00">
            <text:p>Wed Jan 28 18:00:00 2015</text:p>
          </table:table-cell>
          <table:table-cell office:value-type="float" office:value="110.0">
            <text:p>110.0</text:p>
          </table:table-cell>
          <table:table-cell office:value-type="float" office:value="36.0">
            <text:p>36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5-01-28T19:00:00">
            <text:p>Wed Jan 28 19:00:00 2015</text:p>
          </table:table-cell>
          <table:table-cell office:value-type="float" office:value="201.3333">
            <text:p>201.3333</text:p>
          </table:table-cell>
          <table:table-cell office:value-type="float" office:value="86.0">
            <text:p>86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01-28T20:00:00">
            <text:p>Wed Jan 28 20:00:00 2015</text:p>
          </table:table-cell>
          <table:table-cell office:value-type="float" office:value="226.8333">
            <text:p>226.8333</text:p>
          </table:table-cell>
          <table:table-cell office:value-type="float" office:value="75.0">
            <text:p>75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01-28T21:00:00">
            <text:p>Wed Jan 28 21:00:00 2015</text:p>
          </table:table-cell>
          <table:table-cell office:value-type="float" office:value="257.0">
            <text:p>257.0</text:p>
          </table:table-cell>
          <table:table-cell office:value-type="float" office:value="70.3333">
            <text:p>70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5-01-29T16:00:00">
            <text:p>Thu Jan 29 16:00:00 2015</text:p>
          </table:table-cell>
          <table:table-cell office:value-type="float" office:value="81.5">
            <text:p>81.5</text:p>
          </table:table-cell>
          <table:table-cell office:value-type="float" office:value="17.1667">
            <text:p>17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1-29T17:00:00">
            <text:p>Thu Jan 29 17:00:00 2015</text:p>
          </table:table-cell>
          <table:table-cell office:value-type="float" office:value="89.8333">
            <text:p>89.8333</text:p>
          </table:table-cell>
          <table:table-cell office:value-type="float" office:value="18.1667">
            <text:p>18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5-01-29T18:00:00">
            <text:p>Thu Jan 29 18:00:00 2015</text:p>
          </table:table-cell>
          <table:table-cell office:value-type="float" office:value="178.3333">
            <text:p>178.3333</text:p>
          </table:table-cell>
          <table:table-cell office:value-type="float" office:value="19.6667">
            <text:p>19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5-01-29T19:00:00">
            <text:p>Thu Jan 29 19:00:00 2015</text:p>
          </table:table-cell>
          <table:table-cell office:value-type="float" office:value="175.3333">
            <text:p>175.3333</text:p>
          </table:table-cell>
          <table:table-cell office:value-type="float" office:value="27.6667">
            <text:p>27.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29T20:00:00">
            <text:p>Thu Jan 29 20:00:00 2015</text:p>
          </table:table-cell>
          <table:table-cell office:value-type="float" office:value="135.5">
            <text:p>135.5</text:p>
          </table:table-cell>
          <table:table-cell office:value-type="float" office:value="31.0">
            <text:p>31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5-01-29T21:00:00">
            <text:p>Thu Jan 29 21:00:00 2015</text:p>
          </table:table-cell>
          <table:table-cell office:value-type="float" office:value="157.0">
            <text:p>157.0</text:p>
          </table:table-cell>
          <table:table-cell office:value-type="float" office:value="25.3333">
            <text:p>25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01-29T22:00:00">
            <text:p>Thu Jan 29 22:00:00 2015</text:p>
          </table:table-cell>
          <table:table-cell office:value-type="float" office:value="247.5">
            <text:p>247.5</text:p>
          </table:table-cell>
          <table:table-cell office:value-type="float" office:value="22.1667">
            <text:p>22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01-29T23:00:00">
            <text:p>Thu Jan 29 23:00:00 2015</text:p>
          </table:table-cell>
          <table:table-cell office:value-type="float" office:value="264.1667">
            <text:p>264.1667</text:p>
          </table:table-cell>
          <table:table-cell office:value-type="float" office:value="15.6667">
            <text:p>15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5-01-30T00:00:00">
            <text:p>Fri Jan 30 00:00:00 2015</text:p>
          </table:table-cell>
          <table:table-cell office:value-type="float" office:value="212.3333">
            <text:p>212.3333</text:p>
          </table:table-cell>
          <table:table-cell office:value-type="float" office:value="12.6667">
            <text:p>12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5-01-30T01:00:00">
            <text:p>Fri Jan 30 01:00:00 2015</text:p>
          </table:table-cell>
          <table:table-cell office:value-type="float" office:value="143.6667">
            <text:p>143.6667</text:p>
          </table:table-cell>
          <table:table-cell office:value-type="float" office:value="11.0">
            <text:p>11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5-01-30T02:00:00">
            <text:p>Fri Jan 30 02:00:00 2015</text:p>
          </table:table-cell>
          <table:table-cell office:value-type="float" office:value="75.3333">
            <text:p>75.3333</text:p>
          </table:table-cell>
          <table:table-cell office:value-type="float" office:value="9.1667">
            <text:p>9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1-30T03:00:00">
            <text:p>Fri Jan 30 03:00:00 2015</text:p>
          </table:table-cell>
          <table:table-cell office:value-type="float" office:value="59.1667">
            <text:p>59.1667</text:p>
          </table:table-cell>
          <table:table-cell office:value-type="float" office:value="8.5">
            <text:p>8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5-01-30T04:00:00">
            <text:p>Fri Jan 30 04:00:00 2015</text:p>
          </table:table-cell>
          <table:table-cell office:value-type="float" office:value="50.0">
            <text:p>50.0</text:p>
          </table:table-cell>
          <table:table-cell office:value-type="float" office:value="8.0">
            <text:p>8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5-01-30T05:00:00">
            <text:p>Fri Jan 30 05:00:00 2015</text:p>
          </table:table-cell>
          <table:table-cell office:value-type="float" office:value="50.0">
            <text:p>50.0</text:p>
          </table:table-cell>
          <table:table-cell office:value-type="float" office:value="8.3333">
            <text:p>8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5-01-30T06:00:00">
            <text:p>Fri Jan 30 06:00:00 2015</text:p>
          </table:table-cell>
          <table:table-cell office:value-type="float" office:value="50.0">
            <text:p>50.0</text:p>
          </table:table-cell>
          <table:table-cell office:value-type="float" office:value="8.1667">
            <text:p>8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5-02-06T16:00:00">
            <text:p>Fri Feb  6 16:00:00 2015</text:p>
          </table:table-cell>
          <table:table-cell office:value-type="float" office:value="228.8333">
            <text:p>228.8333</text:p>
          </table:table-cell>
          <table:table-cell office:value-type="float" office:value="17.0">
            <text:p>17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5-02-06T17:00:00">
            <text:p>Fri Feb  6 17:00:00 2015</text:p>
          </table:table-cell>
          <table:table-cell office:value-type="float" office:value="257.8333">
            <text:p>257.8333</text:p>
          </table:table-cell>
          <table:table-cell office:value-type="float" office:value="19.3333">
            <text:p>19.3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5-02-06T18:00:00">
            <text:p>Fri Feb  6 18:00:00 2015</text:p>
          </table:table-cell>
          <table:table-cell office:value-type="float" office:value="134.1667">
            <text:p>134.1667</text:p>
          </table:table-cell>
          <table:table-cell office:value-type="float" office:value="22.0">
            <text:p>22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5-02-06T19:00:00">
            <text:p>Fri Feb  6 19:00:00 2015</text:p>
          </table:table-cell>
          <table:table-cell office:value-type="float" office:value="181.1667">
            <text:p>181.1667</text:p>
          </table:table-cell>
          <table:table-cell office:value-type="float" office:value="48.3333">
            <text:p>48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5-02-06T20:00:00">
            <text:p>Fri Feb  6 20:00:00 2015</text:p>
          </table:table-cell>
          <table:table-cell office:value-type="float" office:value="265.5">
            <text:p>265.5</text:p>
          </table:table-cell>
          <table:table-cell office:value-type="float" office:value="68.3333">
            <text:p>68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2-07T20:00:00">
            <text:p>Sat Feb  7 20:00:00 2015</text:p>
          </table:table-cell>
          <table:table-cell office:value-type="float" office:value="98.6667">
            <text:p>98.6667</text:p>
          </table:table-cell>
          <table:table-cell office:value-type="float" office:value="37.3333">
            <text:p>37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5-02-07T21:00:00">
            <text:p>Sat Feb  7 21:00:00 2015</text:p>
          </table:table-cell>
          <table:table-cell office:value-type="float" office:value="57.3333">
            <text:p>57.3333</text:p>
          </table:table-cell>
          <table:table-cell office:value-type="float" office:value="36.3333">
            <text:p>36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5-02-08T02:00:00">
            <text:p>Sun Feb  8 02:00:00 2015</text:p>
          </table:table-cell>
          <table:table-cell office:value-type="float" office:value="123.3333">
            <text:p>123.3333</text:p>
          </table:table-cell>
          <table:table-cell office:value-type="float" office:value="27.5">
            <text:p>27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2-08T20:00:00">
            <text:p>Sun Feb  8 20:00:00 2015</text:p>
          </table:table-cell>
          <table:table-cell office:value-type="float" office:value="506.3333">
            <text:p>506.3333</text:p>
          </table:table-cell>
          <table:table-cell office:value-type="float" office:value="69.0">
            <text:p>69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5-02-09T18:00:00">
            <text:p>Mon Feb  9 18:00:00 2015</text:p>
          </table:table-cell>
          <table:table-cell office:value-type="float" office:value="152.1667">
            <text:p>152.1667</text:p>
          </table:table-cell>
          <table:table-cell office:value-type="float" office:value="10.1667">
            <text:p>10.1667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5-02-09T19:00:00">
            <text:p>Mon Feb  9 19:00:00 2015</text:p>
          </table:table-cell>
          <table:table-cell office:value-type="float" office:value="129.8333">
            <text:p>129.8333</text:p>
          </table:table-cell>
          <table:table-cell office:value-type="float" office:value="13.8333">
            <text:p>13.833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5-02-09T20:00:00">
            <text:p>Mon Feb  9 20:00:00 2015</text:p>
          </table:table-cell>
          <table:table-cell office:value-type="float" office:value="67.6667">
            <text:p>67.6667</text:p>
          </table:table-cell>
          <table:table-cell office:value-type="float" office:value="12.6667">
            <text:p>12.6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5-02-09T21:00:00">
            <text:p>Mon Feb  9 21:00:00 2015</text:p>
          </table:table-cell>
          <table:table-cell office:value-type="float" office:value="66.3333">
            <text:p>66.3333</text:p>
          </table:table-cell>
          <table:table-cell office:value-type="float" office:value="9.6667">
            <text:p>9.6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5-02-09T22:00:00">
            <text:p>Mon Feb  9 22:00:00 2015</text:p>
          </table:table-cell>
          <table:table-cell office:value-type="float" office:value="141.0">
            <text:p>141.0</text:p>
          </table:table-cell>
          <table:table-cell office:value-type="float" office:value="10.0">
            <text:p>10.0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5-02-13T15:00:00">
            <text:p>Fri Feb 13 15:00:00 2015</text:p>
          </table:table-cell>
          <table:table-cell office:value-type="float" office:value="127.0">
            <text:p>127.0</text:p>
          </table:table-cell>
          <table:table-cell office:value-type="float" office:value="23.5">
            <text:p>23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5-02-13T16:00:00">
            <text:p>Fri Feb 13 16:00:00 2015</text:p>
          </table:table-cell>
          <table:table-cell office:value-type="float" office:value="92.1667">
            <text:p>92.1667</text:p>
          </table:table-cell>
          <table:table-cell office:value-type="float" office:value="17.6667">
            <text:p>17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5-02-13T17:00:00">
            <text:p>Fri Feb 13 17:00:00 2015</text:p>
          </table:table-cell>
          <table:table-cell office:value-type="float" office:value="50.1667">
            <text:p>50.1667</text:p>
          </table:table-cell>
          <table:table-cell office:value-type="float" office:value="18.3333">
            <text:p>18.3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15-02-13T18:00:00">
            <text:p>Fri Feb 13 18:00:00 2015</text:p>
          </table:table-cell>
          <table:table-cell office:value-type="float" office:value="56.8333">
            <text:p>56.8333</text:p>
          </table:table-cell>
          <table:table-cell office:value-type="float" office:value="24.3333">
            <text:p>24.3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2-13T19:00:00">
            <text:p>Fri Feb 13 19:00:00 2015</text:p>
          </table:table-cell>
          <table:table-cell office:value-type="float" office:value="52.8333">
            <text:p>52.8333</text:p>
          </table:table-cell>
          <table:table-cell office:value-type="float" office:value="42.5">
            <text:p>42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02-13T20:00:00">
            <text:p>Fri Feb 13 20:00:00 2015</text:p>
          </table:table-cell>
          <table:table-cell office:value-type="float" office:value="81.8333">
            <text:p>81.8333</text:p>
          </table:table-cell>
          <table:table-cell office:value-type="float" office:value="53.1667">
            <text:p>53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5-02-13T21:00:00">
            <text:p>Fri Feb 13 21:00:00 2015</text:p>
          </table:table-cell>
          <table:table-cell office:value-type="float" office:value="50.1667">
            <text:p>50.1667</text:p>
          </table:table-cell>
          <table:table-cell office:value-type="float" office:value="45.5">
            <text:p>45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02-13T22:00:00">
            <text:p>Fri Feb 13 22:00:00 2015</text:p>
          </table:table-cell>
          <table:table-cell office:value-type="float" office:value="51.0">
            <text:p>51.0</text:p>
          </table:table-cell>
          <table:table-cell office:value-type="float" office:value="30.6667">
            <text:p>30.6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5-02-13T23:00:00">
            <text:p>Fri Feb 13 23:00:00 2015</text:p>
          </table:table-cell>
          <table:table-cell office:value-type="float" office:value="55.8333">
            <text:p>55.8333</text:p>
          </table:table-cell>
          <table:table-cell office:value-type="float" office:value="26.3333">
            <text:p>26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5-02-14T00:00:00">
            <text:p>Sat Feb 14 00:00:00 2015</text:p>
          </table:table-cell>
          <table:table-cell office:value-type="float" office:value="51.5">
            <text:p>51.5</text:p>
          </table:table-cell>
          <table:table-cell office:value-type="float" office:value="22.6667">
            <text:p>22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5-02-14T01:00:00">
            <text:p>Sat Feb 14 01:00:00 2015</text:p>
          </table:table-cell>
          <table:table-cell office:value-type="float" office:value="53.6667">
            <text:p>53.6667</text:p>
          </table:table-cell>
          <table:table-cell office:value-type="float" office:value="17.6667">
            <text:p>17.6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5-02-17T05:00:00">
            <text:p>Tue Feb 17 05:00:00 2015</text:p>
          </table:table-cell>
          <table:table-cell office:value-type="float" office:value="146.1667">
            <text:p>146.1667</text:p>
          </table:table-cell>
          <table:table-cell office:value-type="float" office:value="15.1667">
            <text:p>15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02-17T09:00:00">
            <text:p>Tue Feb 17 09:00:00 2015</text:p>
          </table:table-cell>
          <table:table-cell office:value-type="float" office:value="60.0">
            <text:p>60.0</text:p>
          </table:table-cell>
          <table:table-cell office:value-type="float" office:value="33.1667">
            <text:p>33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2-20T20:00:00">
            <text:p>Fri Feb 20 20:00:00 2015</text:p>
          </table:table-cell>
          <table:table-cell office:value-type="float" office:value="248.6667">
            <text:p>248.6667</text:p>
          </table:table-cell>
          <table:table-cell office:value-type="float" office:value="64.6667">
            <text:p>64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5-02-22T16:00:00">
            <text:p>Sun Feb 22 16:00:00 2015</text:p>
          </table:table-cell>
          <table:table-cell office:value-type="float" office:value="66.3333">
            <text:p>66.3333</text:p>
          </table:table-cell>
          <table:table-cell office:value-type="float" office:value="9.1667">
            <text:p>9.1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15-02-22T17:00:00">
            <text:p>Sun Feb 22 17:00:00 2015</text:p>
          </table:table-cell>
          <table:table-cell office:value-type="float" office:value="78.6667">
            <text:p>78.6667</text:p>
          </table:table-cell>
          <table:table-cell office:value-type="float" office:value="10.0">
            <text:p>10.0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15-02-22T18:00:00">
            <text:p>Sun Feb 22 18:00:00 2015</text:p>
          </table:table-cell>
          <table:table-cell office:value-type="float" office:value="107.0">
            <text:p>107.0</text:p>
          </table:table-cell>
          <table:table-cell office:value-type="float" office:value="12.3333">
            <text:p>12.3333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15-02-22T19:00:00">
            <text:p>Sun Feb 22 19:00:00 2015</text:p>
          </table:table-cell>
          <table:table-cell office:value-type="float" office:value="78.1667">
            <text:p>78.1667</text:p>
          </table:table-cell>
          <table:table-cell office:value-type="float" office:value="17.1667">
            <text:p>17.1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5-02-22T20:00:00">
            <text:p>Sun Feb 22 20:00:00 2015</text:p>
          </table:table-cell>
          <table:table-cell office:value-type="float" office:value="82.1667">
            <text:p>82.1667</text:p>
          </table:table-cell>
          <table:table-cell office:value-type="float" office:value="21.3333">
            <text:p>21.3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5-02-22T21:00:00">
            <text:p>Sun Feb 22 21:00:00 2015</text:p>
          </table:table-cell>
          <table:table-cell office:value-type="float" office:value="101.3333">
            <text:p>101.3333</text:p>
          </table:table-cell>
          <table:table-cell office:value-type="float" office:value="22.1667">
            <text:p>22.1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5-02-22T22:00:00">
            <text:p>Sun Feb 22 22:00:00 2015</text:p>
          </table:table-cell>
          <table:table-cell office:value-type="float" office:value="149.3333">
            <text:p>149.3333</text:p>
          </table:table-cell>
          <table:table-cell office:value-type="float" office:value="33.0">
            <text:p>33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2-23T22:00:00">
            <text:p>Mon Feb 23 22:00:00 2015</text:p>
          </table:table-cell>
          <table:table-cell office:value-type="float" office:value="52.5">
            <text:p>52.5</text:p>
          </table:table-cell>
          <table:table-cell office:value-type="float" office:value="21.6667">
            <text:p>21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02-23T23:00:00">
            <text:p>Mon Feb 23 23:00:00 2015</text:p>
          </table:table-cell>
          <table:table-cell office:value-type="float" office:value="50.0">
            <text:p>50.0</text:p>
          </table:table-cell>
          <table:table-cell office:value-type="float" office:value="14.5">
            <text:p>14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5-02-24T00:00:00">
            <text:p>Tue Feb 24 00:00:00 2015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24T01:00:00">
            <text:p>Tue Feb 24 01:00:00 2015</text:p>
          </table:table-cell>
          <table:table-cell office:value-type="float" office:value="131.3333">
            <text:p>131.3333</text:p>
          </table:table-cell>
          <table:table-cell office:value-type="float" office:value="9.5">
            <text:p>9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5-02-24T02:00:00">
            <text:p>Tue Feb 24 02:00:00 2015</text:p>
          </table:table-cell>
          <table:table-cell office:value-type="float" office:value="118.6667">
            <text:p>118.6667</text:p>
          </table:table-cell>
          <table:table-cell office:value-type="float" office:value="8.5">
            <text:p>8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5-02-24T03:00:00">
            <text:p>Tue Feb 24 03:00:00 2015</text:p>
          </table:table-cell>
          <table:table-cell office:value-type="float" office:value="112.5">
            <text:p>112.5</text:p>
          </table:table-cell>
          <table:table-cell office:value-type="float" office:value="7.8333">
            <text:p>7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5-02-24T04:00:00">
            <text:p>Tue Feb 24 04:00:00 2015</text:p>
          </table:table-cell>
          <table:table-cell office:value-type="float" office:value="97.1667">
            <text:p>97.1667</text:p>
          </table:table-cell>
          <table:table-cell office:value-type="float" office:value="7.1667">
            <text:p>7.1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15-02-24T05:00:00">
            <text:p>Tue Feb 24 05:00:00 2015</text:p>
          </table:table-cell>
          <table:table-cell office:value-type="float" office:value="110.6667">
            <text:p>110.6667</text:p>
          </table:table-cell>
          <table:table-cell office:value-type="float" office:value="7.3333">
            <text:p>7.3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5-02-24T06:00:00">
            <text:p>Tue Feb 24 06:00:00 2015</text:p>
          </table:table-cell>
          <table:table-cell office:value-type="float" office:value="106.5">
            <text:p>106.5</text:p>
          </table:table-cell>
          <table:table-cell office:value-type="float" office:value="7.8333">
            <text:p>7.8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02-24T07:00:00">
            <text:p>Tue Feb 24 07:00:00 2015</text:p>
          </table:table-cell>
          <table:table-cell office:value-type="float" office:value="122.5">
            <text:p>122.5</text:p>
          </table:table-cell>
          <table:table-cell office:value-type="float" office:value="10.5">
            <text:p>10.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5-02-24T08:00:00">
            <text:p>Tue Feb 24 08:00:00 2015</text:p>
          </table:table-cell>
          <table:table-cell office:value-type="float" office:value="157.3333">
            <text:p>157.3333</text:p>
          </table:table-cell>
          <table:table-cell office:value-type="float" office:value="23.0">
            <text:p>23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5-02-24T09:00:00">
            <text:p>Tue Feb 24 09:00:00 2015</text:p>
          </table:table-cell>
          <table:table-cell office:value-type="float" office:value="139.3333">
            <text:p>139.3333</text:p>
          </table:table-cell>
          <table:table-cell office:value-type="float" office:value="34.1667">
            <text:p>34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5-02-25T19:00:00">
            <text:p>Wed Feb 25 19:00:00 2015</text:p>
          </table:table-cell>
          <table:table-cell office:value-type="float" office:value="293.1667">
            <text:p>293.1667</text:p>
          </table:table-cell>
          <table:table-cell office:value-type="float" office:value="28.1667">
            <text:p>28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2-25T20:00:00">
            <text:p>Wed Feb 25 20:00:00 2015</text:p>
          </table:table-cell>
          <table:table-cell office:value-type="float" office:value="262.1667">
            <text:p>262.1667</text:p>
          </table:table-cell>
          <table:table-cell office:value-type="float" office:value="40.1667">
            <text:p>40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02-25T21:00:00">
            <text:p>Wed Feb 25 21:00:00 2015</text:p>
          </table:table-cell>
          <table:table-cell office:value-type="float" office:value="229.8333">
            <text:p>229.8333</text:p>
          </table:table-cell>
          <table:table-cell office:value-type="float" office:value="35.0">
            <text:p>35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5-02-25T22:00:00">
            <text:p>Wed Feb 25 22:00:00 2015</text:p>
          </table:table-cell>
          <table:table-cell office:value-type="float" office:value="210.1667">
            <text:p>210.1667</text:p>
          </table:table-cell>
          <table:table-cell office:value-type="float" office:value="29.8333">
            <text:p>29.8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5-02-26T20:00:00">
            <text:p>Thu Feb 26 20:00:00 2015</text:p>
          </table:table-cell>
          <table:table-cell office:value-type="float" office:value="355.0">
            <text:p>355.0</text:p>
          </table:table-cell>
          <table:table-cell office:value-type="float" office:value="46.8333">
            <text:p>46.8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5-02-26T21:00:00">
            <text:p>Thu Feb 26 21:00:00 2015</text:p>
          </table:table-cell>
          <table:table-cell office:value-type="float" office:value="358.8333">
            <text:p>358.8333</text:p>
          </table:table-cell>
          <table:table-cell office:value-type="float" office:value="34.8333">
            <text:p>34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02-26T22:00:00">
            <text:p>Thu Feb 26 22:00:00 2015</text:p>
          </table:table-cell>
          <table:table-cell office:value-type="float" office:value="280.0">
            <text:p>280.0</text:p>
          </table:table-cell>
          <table:table-cell office:value-type="float" office:value="26.8333">
            <text:p>26.8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5-02-26T23:00:00">
            <text:p>Thu Feb 26 23:00:00 2015</text:p>
          </table:table-cell>
          <table:table-cell office:value-type="float" office:value="290.3333">
            <text:p>290.3333</text:p>
          </table:table-cell>
          <table:table-cell office:value-type="float" office:value="20.3333">
            <text:p>20.3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02-27T00:00:00">
            <text:p>Fri Feb 27 00:00:00 2015</text:p>
          </table:table-cell>
          <table:table-cell office:value-type="float" office:value="297.8333">
            <text:p>297.8333</text:p>
          </table:table-cell>
          <table:table-cell office:value-type="float" office:value="15.1667">
            <text:p>15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5-02-27T18:00:00">
            <text:p>Fri Feb 27 18:00:00 2015</text:p>
          </table:table-cell>
          <table:table-cell office:value-type="float" office:value="59.0">
            <text:p>59.0</text:p>
          </table:table-cell>
          <table:table-cell office:value-type="float" office:value="18.5">
            <text:p>18.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5-02-27T19:00:00">
            <text:p>Fri Feb 27 19:00:00 2015</text:p>
          </table:table-cell>
          <table:table-cell office:value-type="float" office:value="50.8333">
            <text:p>50.8333</text:p>
          </table:table-cell>
          <table:table-cell office:value-type="float" office:value="24.0">
            <text:p>24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5-02-27T20:00:00">
            <text:p>Fri Feb 27 20:00:00 2015</text:p>
          </table:table-cell>
          <table:table-cell office:value-type="float" office:value="51.6667">
            <text:p>51.6667</text:p>
          </table:table-cell>
          <table:table-cell office:value-type="float" office:value="27.3333">
            <text:p>27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5-02-27T21:00:00">
            <text:p>Fri Feb 27 21:00:00 2015</text:p>
          </table:table-cell>
          <table:table-cell office:value-type="float" office:value="50.8333">
            <text:p>50.8333</text:p>
          </table:table-cell>
          <table:table-cell office:value-type="float" office:value="27.5">
            <text:p>27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5-02-27T22:00:00">
            <text:p>Fri Feb 27 22:00:00 2015</text:p>
          </table:table-cell>
          <table:table-cell office:value-type="float" office:value="50.3333">
            <text:p>50.3333</text:p>
          </table:table-cell>
          <table:table-cell office:value-type="float" office:value="22.6667">
            <text:p>22.6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2-27T23:00:00">
            <text:p>Fri Feb 27 23:00:00 2015</text:p>
          </table:table-cell>
          <table:table-cell office:value-type="float" office:value="50.1667">
            <text:p>50.1667</text:p>
          </table:table-cell>
          <table:table-cell office:value-type="float" office:value="17.1667">
            <text:p>17.1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5-02-28T00:00:00">
            <text:p>Sat Feb 28 00:00:00 2015</text:p>
          </table:table-cell>
          <table:table-cell office:value-type="float" office:value="50.0">
            <text:p>50.0</text:p>
          </table:table-cell>
          <table:table-cell office:value-type="float" office:value="13.3333">
            <text:p>13.3333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15-02-28T18:00:00">
            <text:p>Sat Feb 28 18:00:00 2015</text:p>
          </table:table-cell>
          <table:table-cell office:value-type="float" office:value="116.6667">
            <text:p>116.6667</text:p>
          </table:table-cell>
          <table:table-cell office:value-type="float" office:value="10.0">
            <text:p>10.0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15-02-28T19:00:00">
            <text:p>Sat Feb 28 19:00:00 2015</text:p>
          </table:table-cell>
          <table:table-cell office:value-type="float" office:value="86.1667">
            <text:p>86.1667</text:p>
          </table:table-cell>
          <table:table-cell office:value-type="float" office:value="16.0">
            <text:p>16.0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15-02-28T20:00:00">
            <text:p>Sat Feb 28 20:00:00 2015</text:p>
          </table:table-cell>
          <table:table-cell office:value-type="float" office:value="135.6667">
            <text:p>135.6667</text:p>
          </table:table-cell>
          <table:table-cell office:value-type="float" office:value="29.0">
            <text:p>29.0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5-02-28T21:00:00">
            <text:p>Sat Feb 28 21:00:00 2015</text:p>
          </table:table-cell>
          <table:table-cell office:value-type="float" office:value="98.6667">
            <text:p>98.6667</text:p>
          </table:table-cell>
          <table:table-cell office:value-type="float" office:value="31.8333">
            <text:p>31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5-03-01T18:00:00">
            <text:p>Sun Mar  1 18:00:00 2015</text:p>
          </table:table-cell>
          <table:table-cell office:value-type="float" office:value="229.0">
            <text:p>229.0</text:p>
          </table:table-cell>
          <table:table-cell office:value-type="float" office:value="11.5">
            <text:p>11.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5-03-01T19:00:00">
            <text:p>Sun Mar  1 19:00:00 2015</text:p>
          </table:table-cell>
          <table:table-cell office:value-type="float" office:value="183.5">
            <text:p>183.5</text:p>
          </table:table-cell>
          <table:table-cell office:value-type="float" office:value="17.5">
            <text:p>17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5-03-01T20:00:00">
            <text:p>Sun Mar  1 20:00:00 2015</text:p>
          </table:table-cell>
          <table:table-cell office:value-type="float" office:value="231.0">
            <text:p>231.0</text:p>
          </table:table-cell>
          <table:table-cell office:value-type="float" office:value="34.0">
            <text:p>34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03-02T19:00:00">
            <text:p>Mon Mar  2 19:00:00 2015</text:p>
          </table:table-cell>
          <table:table-cell office:value-type="float" office:value="500.5">
            <text:p>500.5</text:p>
          </table:table-cell>
          <table:table-cell office:value-type="float" office:value="30.6667">
            <text:p>30.6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5-03-02T20:00:00">
            <text:p>Mon Mar  2 20:00:00 2015</text:p>
          </table:table-cell>
          <table:table-cell office:value-type="float" office:value="589.0">
            <text:p>589.0</text:p>
          </table:table-cell>
          <table:table-cell office:value-type="float" office:value="82.5">
            <text:p>82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03-02T21:00:00">
            <text:p>Mon Mar  2 21:00:00 2015</text:p>
          </table:table-cell>
          <table:table-cell office:value-type="float" office:value="277.8333">
            <text:p>277.8333</text:p>
          </table:table-cell>
          <table:table-cell office:value-type="float" office:value="50.8333">
            <text:p>50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5-03-02T22:00:00">
            <text:p>Mon Mar  2 22:00:00 2015</text:p>
          </table:table-cell>
          <table:table-cell office:value-type="float" office:value="477.8333">
            <text:p>477.8333</text:p>
          </table:table-cell>
          <table:table-cell office:value-type="float" office:value="82.6667">
            <text:p>82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03-03T16:00:00">
            <text:p>Tue Mar  3 16:00:00 2015</text:p>
          </table:table-cell>
          <table:table-cell office:value-type="float" office:value="414.6667">
            <text:p>414.6667</text:p>
          </table:table-cell>
          <table:table-cell office:value-type="float" office:value="15.5">
            <text:p>15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3-03T17:00:00">
            <text:p>Tue Mar  3 17:00:00 2015</text:p>
          </table:table-cell>
          <table:table-cell office:value-type="float" office:value="555.1667">
            <text:p>555.1667</text:p>
          </table:table-cell>
          <table:table-cell office:value-type="float" office:value="15.3333">
            <text:p>15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5-03-03T18:00:00">
            <text:p>Tue Mar  3 18:00:00 2015</text:p>
          </table:table-cell>
          <table:table-cell office:value-type="float" office:value="520.0">
            <text:p>520.0</text:p>
          </table:table-cell>
          <table:table-cell office:value-type="float" office:value="17.1667">
            <text:p>17.1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5-03-03T19:00:00">
            <text:p>Tue Mar  3 19:00:00 2015</text:p>
          </table:table-cell>
          <table:table-cell office:value-type="float" office:value="532.1667">
            <text:p>532.1667</text:p>
          </table:table-cell>
          <table:table-cell office:value-type="float" office:value="28.1667">
            <text:p>28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03-03T20:00:00">
            <text:p>Tue Mar  3 20:00:00 2015</text:p>
          </table:table-cell>
          <table:table-cell office:value-type="float" office:value="510.3333">
            <text:p>510.3333</text:p>
          </table:table-cell>
          <table:table-cell office:value-type="float" office:value="40.1667">
            <text:p>40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5-03-04T18:00:00">
            <text:p>Wed Mar  4 18:00:00 2015</text:p>
          </table:table-cell>
          <table:table-cell office:value-type="float" office:value="522.0">
            <text:p>522.0</text:p>
          </table:table-cell>
          <table:table-cell office:value-type="float" office:value="15.0">
            <text:p>15.0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5-03-04T21:00:00">
            <text:p>Wed Mar  4 21:00:00 2015</text:p>
          </table:table-cell>
          <table:table-cell office:value-type="float" office:value="418.6667">
            <text:p>418.6667</text:p>
          </table:table-cell>
          <table:table-cell office:value-type="float" office:value="37.1667">
            <text:p>37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5-03-04T22:00:00">
            <text:p>Wed Mar  4 22:00:00 2015</text:p>
          </table:table-cell>
          <table:table-cell office:value-type="float" office:value="287.0">
            <text:p>287.0</text:p>
          </table:table-cell>
          <table:table-cell office:value-type="float" office:value="27.8333">
            <text:p>27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03-05T02:00:00">
            <text:p>Thu Mar  5 02:00:00 2015</text:p>
          </table:table-cell>
          <table:table-cell office:value-type="float" office:value="53.0">
            <text:p>53.0</text:p>
          </table:table-cell>
          <table:table-cell office:value-type="float" office:value="11.0">
            <text:p>11.0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5-03-06T18:00:00">
            <text:p>Fri Mar  6 18:00:00 2015</text:p>
          </table:table-cell>
          <table:table-cell office:value-type="float" office:value="162.8333">
            <text:p>162.8333</text:p>
          </table:table-cell>
          <table:table-cell office:value-type="float" office:value="21.8333">
            <text:p>21.8333</text:p>
          </table:table-cell>
          <table:table-cell office:value-type="float" office:value="115.0">
            <text:p>115.0</text:p>
          </table:table-cell>
        </table:table-row>
        <table:table-row>
          <table:table-cell table:style-name="pd1" office:value-type="date" office:date-value="2015-03-06T19:00:00">
            <text:p>Fri Mar  6 19:00:00 2015</text:p>
          </table:table-cell>
          <table:table-cell office:value-type="float" office:value="141.0">
            <text:p>141.0</text:p>
          </table:table-cell>
          <table:table-cell office:value-type="float" office:value="46.3333">
            <text:p>46.3333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15-03-06T20:00:00">
            <text:p>Fri Mar  6 20:00:00 2015</text:p>
          </table:table-cell>
          <table:table-cell office:value-type="float" office:value="499.0">
            <text:p>499.0</text:p>
          </table:table-cell>
          <table:table-cell office:value-type="float" office:value="133.3333">
            <text:p>133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03-08T17:00:00">
            <text:p>Sun Mar  8 17:00:00 2015</text:p>
          </table:table-cell>
          <table:table-cell office:value-type="float" office:value="137.8333">
            <text:p>137.8333</text:p>
          </table:table-cell>
          <table:table-cell office:value-type="float" office:value="11.0">
            <text:p>11.0</text:p>
          </table:table-cell>
          <table:table-cell office:value-type="float" office:value="122.3333">
            <text:p>122.3333</text:p>
          </table:table-cell>
        </table:table-row>
        <table:table-row>
          <table:table-cell table:style-name="pd1" office:value-type="date" office:date-value="2015-03-08T19:00:00">
            <text:p>Sun Mar  8 19:00:00 2015</text:p>
          </table:table-cell>
          <table:table-cell office:value-type="float" office:value="142.8333">
            <text:p>142.8333</text:p>
          </table:table-cell>
          <table:table-cell office:value-type="float" office:value="29.1667">
            <text:p>29.1667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15-03-08T20:00:00">
            <text:p>Sun Mar  8 20:00:00 2015</text:p>
          </table:table-cell>
          <table:table-cell office:value-type="float" office:value="516.3333">
            <text:p>516.3333</text:p>
          </table:table-cell>
          <table:table-cell office:value-type="float" office:value="121.3333">
            <text:p>121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5-03-09T18:00:00">
            <text:p>Mon Mar  9 18:00:00 2015</text:p>
          </table:table-cell>
          <table:table-cell office:value-type="float" office:value="114.8333">
            <text:p>114.8333</text:p>
          </table:table-cell>
          <table:table-cell office:value-type="float" office:value="23.0">
            <text:p>23.0</text:p>
          </table:table-cell>
          <table:table-cell office:value-type="float" office:value="108.8333">
            <text:p>108.8333</text:p>
          </table:table-cell>
        </table:table-row>
        <table:table-row>
          <table:table-cell table:style-name="pd1" office:value-type="date" office:date-value="2015-03-09T19:00:00">
            <text:p>Mon Mar  9 19:00:00 2015</text:p>
          </table:table-cell>
          <table:table-cell office:value-type="float" office:value="106.6667">
            <text:p>106.6667</text:p>
          </table:table-cell>
          <table:table-cell office:value-type="float" office:value="42.3333">
            <text:p>42.333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5-03-09T20:00:00">
            <text:p>Mon Mar  9 20:00:00 2015</text:p>
          </table:table-cell>
          <table:table-cell office:value-type="float" office:value="345.3333">
            <text:p>345.3333</text:p>
          </table:table-cell>
          <table:table-cell office:value-type="float" office:value="101.5">
            <text:p>101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3-10T17:00:00">
            <text:p>Tue Mar 10 17:00:00 2015</text:p>
          </table:table-cell>
          <table:table-cell office:value-type="float" office:value="100.5">
            <text:p>100.5</text:p>
          </table:table-cell>
          <table:table-cell office:value-type="float" office:value="20.6667">
            <text:p>20.6667</text:p>
          </table:table-cell>
          <table:table-cell office:value-type="float" office:value="127.1667">
            <text:p>127.1667</text:p>
          </table:table-cell>
        </table:table-row>
        <table:table-row>
          <table:table-cell table:style-name="pd1" office:value-type="date" office:date-value="2015-03-10T18:00:00">
            <text:p>Tue Mar 10 18:00:00 2015</text:p>
          </table:table-cell>
          <table:table-cell office:value-type="float" office:value="138.6667">
            <text:p>138.6667</text:p>
          </table:table-cell>
          <table:table-cell office:value-type="float" office:value="19.5">
            <text:p>19.5</text:p>
          </table:table-cell>
          <table:table-cell office:value-type="float" office:value="120.0">
            <text:p>120.0</text:p>
          </table:table-cell>
        </table:table-row>
        <table:table-row>
          <table:table-cell table:style-name="pd1" office:value-type="date" office:date-value="2015-03-10T19:00:00">
            <text:p>Tue Mar 10 19:00:00 2015</text:p>
          </table:table-cell>
          <table:table-cell office:value-type="float" office:value="130.0">
            <text:p>130.0</text:p>
          </table:table-cell>
          <table:table-cell office:value-type="float" office:value="36.1667">
            <text:p>36.1667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15-03-10T20:00:00">
            <text:p>Tue Mar 10 20:00:00 2015</text:p>
          </table:table-cell>
          <table:table-cell office:value-type="float" office:value="405.3333">
            <text:p>405.3333</text:p>
          </table:table-cell>
          <table:table-cell office:value-type="float" office:value="102.1667">
            <text:p>102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03-11T16:00:00">
            <text:p>Wed Mar 11 16:00:00 2015</text:p>
          </table:table-cell>
          <table:table-cell office:value-type="float" office:value="205.6667">
            <text:p>205.6667</text:p>
          </table:table-cell>
          <table:table-cell office:value-type="float" office:value="14.5">
            <text:p>14.5</text:p>
          </table:table-cell>
          <table:table-cell office:value-type="float" office:value="122.6667">
            <text:p>122.6667</text:p>
          </table:table-cell>
        </table:table-row>
        <table:table-row>
          <table:table-cell table:style-name="pd1" office:value-type="date" office:date-value="2015-03-11T17:00:00">
            <text:p>Wed Mar 11 17:00:00 2015</text:p>
          </table:table-cell>
          <table:table-cell office:value-type="float" office:value="166.0">
            <text:p>166.0</text:p>
          </table:table-cell>
          <table:table-cell office:value-type="float" office:value="15.1667">
            <text:p>15.1667</text:p>
          </table:table-cell>
          <table:table-cell office:value-type="float" office:value="122.5">
            <text:p>122.5</text:p>
          </table:table-cell>
        </table:table-row>
        <table:table-row>
          <table:table-cell table:style-name="pd1" office:value-type="date" office:date-value="2015-03-11T18:00:00">
            <text:p>Wed Mar 11 18:00:00 2015</text:p>
          </table:table-cell>
          <table:table-cell office:value-type="float" office:value="127.3333">
            <text:p>127.3333</text:p>
          </table:table-cell>
          <table:table-cell office:value-type="float" office:value="16.6667">
            <text:p>16.6667</text:p>
          </table:table-cell>
          <table:table-cell office:value-type="float" office:value="120.6667">
            <text:p>120.6667</text:p>
          </table:table-cell>
        </table:table-row>
        <table:table-row>
          <table:table-cell table:style-name="pd1" office:value-type="date" office:date-value="2015-03-11T20:00:00">
            <text:p>Wed Mar 11 20:00:00 2015</text:p>
          </table:table-cell>
          <table:table-cell office:value-type="float" office:value="504.6667">
            <text:p>504.6667</text:p>
          </table:table-cell>
          <table:table-cell office:value-type="float" office:value="97.6667">
            <text:p>97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03-12T17:00:00">
            <text:p>Thu Mar 12 17:00:00 2015</text:p>
          </table:table-cell>
          <table:table-cell office:value-type="float" office:value="362.1667">
            <text:p>362.1667</text:p>
          </table:table-cell>
          <table:table-cell office:value-type="float" office:value="19.1667">
            <text:p>19.1667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15-03-12T18:00:00">
            <text:p>Thu Mar 12 18:00:00 2015</text:p>
          </table:table-cell>
          <table:table-cell office:value-type="float" office:value="285.5">
            <text:p>285.5</text:p>
          </table:table-cell>
          <table:table-cell office:value-type="float" office:value="20.1667">
            <text:p>20.1667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15-03-12T19:00:00">
            <text:p>Thu Mar 12 19:00:00 2015</text:p>
          </table:table-cell>
          <table:table-cell office:value-type="float" office:value="312.0">
            <text:p>312.0</text:p>
          </table:table-cell>
          <table:table-cell office:value-type="float" office:value="30.6667">
            <text:p>30.6667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15-03-12T20:00:00">
            <text:p>Thu Mar 12 20:00:00 2015</text:p>
          </table:table-cell>
          <table:table-cell office:value-type="float" office:value="166.1667">
            <text:p>166.1667</text:p>
          </table:table-cell>
          <table:table-cell office:value-type="float" office:value="54.0">
            <text:p>54.0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5-03-13T19:00:00">
            <text:p>Fri Mar 13 19:00:00 2015</text:p>
          </table:table-cell>
          <table:table-cell office:value-type="float" office:value="415.0">
            <text:p>415.0</text:p>
          </table:table-cell>
          <table:table-cell office:value-type="float" office:value="28.6667">
            <text:p>28.6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5-03-14T17:00:00">
            <text:p>Sat Mar 14 17:00:00 2015</text:p>
          </table:table-cell>
          <table:table-cell office:value-type="float" office:value="54.8333">
            <text:p>54.8333</text:p>
          </table:table-cell>
          <table:table-cell office:value-type="float" office:value="10.3333">
            <text:p>10.3333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15-03-14T18:00:00">
            <text:p>Sat Mar 14 18:00:00 2015</text:p>
          </table:table-cell>
          <table:table-cell office:value-type="float" office:value="64.8333">
            <text:p>64.8333</text:p>
          </table:table-cell>
          <table:table-cell office:value-type="float" office:value="10.5">
            <text:p>10.5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15-03-14T19:00:00">
            <text:p>Sat Mar 14 19:00:00 2015</text:p>
          </table:table-cell>
          <table:table-cell office:value-type="float" office:value="78.0">
            <text:p>78.0</text:p>
          </table:table-cell>
          <table:table-cell office:value-type="float" office:value="16.6667">
            <text:p>16.6667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15-03-14T20:00:00">
            <text:p>Sat Mar 14 20:00:00 2015</text:p>
          </table:table-cell>
          <table:table-cell office:value-type="float" office:value="114.3333">
            <text:p>114.3333</text:p>
          </table:table-cell>
          <table:table-cell office:value-type="float" office:value="47.5">
            <text:p>47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3-14T21:00:00">
            <text:p>Sat Mar 14 21:00:00 2015</text:p>
          </table:table-cell>
          <table:table-cell office:value-type="float" office:value="69.3333">
            <text:p>69.3333</text:p>
          </table:table-cell>
          <table:table-cell office:value-type="float" office:value="48.0">
            <text:p>48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03-14T23:00:00">
            <text:p>Sat Mar 14 23:00:00 2015</text:p>
          </table:table-cell>
          <table:table-cell office:value-type="float" office:value="64.1667">
            <text:p>64.1667</text:p>
          </table:table-cell>
          <table:table-cell office:value-type="float" office:value="55.5">
            <text:p>55.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5-03-15T17:00:00">
            <text:p>Sun Mar 15 17:00:00 2015</text:p>
          </table:table-cell>
          <table:table-cell office:value-type="float" office:value="135.1667">
            <text:p>135.1667</text:p>
          </table:table-cell>
          <table:table-cell office:value-type="float" office:value="10.6667">
            <text:p>10.6667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15-03-15T18:00:00">
            <text:p>Sun Mar 15 18:00:00 2015</text:p>
          </table:table-cell>
          <table:table-cell office:value-type="float" office:value="149.1667">
            <text:p>149.1667</text:p>
          </table:table-cell>
          <table:table-cell office:value-type="float" office:value="11.3333">
            <text:p>11.3333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15-03-15T19:00:00">
            <text:p>Sun Mar 15 19:00:00 2015</text:p>
          </table:table-cell>
          <table:table-cell office:value-type="float" office:value="225.6667">
            <text:p>225.6667</text:p>
          </table:table-cell>
          <table:table-cell office:value-type="float" office:value="14.6667">
            <text:p>14.6667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5-03-15T20:00:00">
            <text:p>Sun Mar 15 20:00:00 2015</text:p>
          </table:table-cell>
          <table:table-cell office:value-type="float" office:value="242.3333">
            <text:p>242.3333</text:p>
          </table:table-cell>
          <table:table-cell office:value-type="float" office:value="47.6667">
            <text:p>47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5-03-16T20:00:00">
            <text:p>Mon Mar 16 20:00:00 2015</text:p>
          </table:table-cell>
          <table:table-cell office:value-type="float" office:value="122.6667">
            <text:p>122.6667</text:p>
          </table:table-cell>
          <table:table-cell office:value-type="float" office:value="58.0">
            <text:p>58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5-03-16T21:00:00">
            <text:p>Mon Mar 16 21:00:00 2015</text:p>
          </table:table-cell>
          <table:table-cell office:value-type="float" office:value="138.8333">
            <text:p>138.8333</text:p>
          </table:table-cell>
          <table:table-cell office:value-type="float" office:value="74.1667">
            <text:p>74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5-03-19T16:00:00">
            <text:p>Thu Mar 19 16:00:00 2015</text:p>
          </table:table-cell>
          <table:table-cell office:value-type="float" office:value="505.6667">
            <text:p>505.6667</text:p>
          </table:table-cell>
          <table:table-cell office:value-type="float" office:value="46.8333">
            <text:p>46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03-21T19:00:00">
            <text:p>Sat Mar 21 19:00:00 2015</text:p>
          </table:table-cell>
          <table:table-cell office:value-type="float" office:value="174.6667">
            <text:p>174.6667</text:p>
          </table:table-cell>
          <table:table-cell office:value-type="float" office:value="17.8333">
            <text:p>17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5-03-21T20:00:00">
            <text:p>Sat Mar 21 20:00:00 2015</text:p>
          </table:table-cell>
          <table:table-cell office:value-type="float" office:value="157.0">
            <text:p>157.0</text:p>
          </table:table-cell>
          <table:table-cell office:value-type="float" office:value="22.8333">
            <text:p>22.8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03-23T21:00:00">
            <text:p>Mon Mar 23 21:00:00 2015</text:p>
          </table:table-cell>
          <table:table-cell office:value-type="float" office:value="212.0">
            <text:p>212.0</text:p>
          </table:table-cell>
          <table:table-cell office:value-type="float" office:value="33.5">
            <text:p>33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5-03-26T17:00:00">
            <text:p>Thu Mar 26 17:00:00 2015</text:p>
          </table:table-cell>
          <table:table-cell office:value-type="float" office:value="92.1667">
            <text:p>92.1667</text:p>
          </table:table-cell>
          <table:table-cell office:value-type="float" office:value="15.3333">
            <text:p>15.3333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15-03-26T18:00:00">
            <text:p>Thu Mar 26 18:00:00 2015</text:p>
          </table:table-cell>
          <table:table-cell office:value-type="float" office:value="109.0">
            <text:p>109.0</text:p>
          </table:table-cell>
          <table:table-cell office:value-type="float" office:value="18.3333">
            <text:p>18.3333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5-03-26T19:00:00">
            <text:p>Thu Mar 26 19:00:00 2015</text:p>
          </table:table-cell>
          <table:table-cell office:value-type="float" office:value="127.1667">
            <text:p>127.1667</text:p>
          </table:table-cell>
          <table:table-cell office:value-type="float" office:value="20.3333">
            <text:p>20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5-03-26T20:00:00">
            <text:p>Thu Mar 26 20:00:00 2015</text:p>
          </table:table-cell>
          <table:table-cell office:value-type="float" office:value="169.3333">
            <text:p>169.3333</text:p>
          </table:table-cell>
          <table:table-cell office:value-type="float" office:value="31.8333">
            <text:p>31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5-03-28T16:00:00">
            <text:p>Sat Mar 28 16:00:00 2015</text:p>
          </table:table-cell>
          <table:table-cell office:value-type="float" office:value="167.8333">
            <text:p>167.8333</text:p>
          </table:table-cell>
          <table:table-cell office:value-type="float" office:value="9.3333">
            <text:p>9.3333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15-03-28T17:00:00">
            <text:p>Sat Mar 28 17:00:00 2015</text:p>
          </table:table-cell>
          <table:table-cell office:value-type="float" office:value="153.6667">
            <text:p>153.6667</text:p>
          </table:table-cell>
          <table:table-cell office:value-type="float" office:value="9.5">
            <text:p>9.5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15-03-28T18:00:00">
            <text:p>Sat Mar 28 18:00:00 2015</text:p>
          </table:table-cell>
          <table:table-cell office:value-type="float" office:value="63.8333">
            <text:p>63.8333</text:p>
          </table:table-cell>
          <table:table-cell office:value-type="float" office:value="11.8333">
            <text:p>11.8333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15-03-28T19:00:00">
            <text:p>Sat Mar 28 19:00:00 2015</text:p>
          </table:table-cell>
          <table:table-cell office:value-type="float" office:value="58.8333">
            <text:p>58.8333</text:p>
          </table:table-cell>
          <table:table-cell office:value-type="float" office:value="14.6667">
            <text:p>14.6667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15-03-28T20:00:00">
            <text:p>Sat Mar 28 20:00:00 2015</text:p>
          </table:table-cell>
          <table:table-cell office:value-type="float" office:value="220.0">
            <text:p>220.0</text:p>
          </table:table-cell>
          <table:table-cell office:value-type="float" office:value="61.1667">
            <text:p>61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03-28T21:00:00">
            <text:p>Sat Mar 28 21:00:00 2015</text:p>
          </table:table-cell>
          <table:table-cell office:value-type="float" office:value="409.6667">
            <text:p>409.6667</text:p>
          </table:table-cell>
          <table:table-cell office:value-type="float" office:value="84.6667">
            <text:p>84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03-29T18:00:00">
            <text:p>Sun Mar 29 18:00:00 2015</text:p>
          </table:table-cell>
          <table:table-cell office:value-type="float" office:value="60.6667">
            <text:p>60.6667</text:p>
          </table:table-cell>
          <table:table-cell office:value-type="float" office:value="9.1667">
            <text:p>9.1667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5-03-29T19:00:00">
            <text:p>Sun Mar 29 19:00:00 2015</text:p>
          </table:table-cell>
          <table:table-cell office:value-type="float" office:value="111.0">
            <text:p>111.0</text:p>
          </table:table-cell>
          <table:table-cell office:value-type="float" office:value="9.8333">
            <text:p>9.8333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15-03-29T20:00:00">
            <text:p>Sun Mar 29 20:00:00 2015</text:p>
          </table:table-cell>
          <table:table-cell office:value-type="float" office:value="53.1667">
            <text:p>53.1667</text:p>
          </table:table-cell>
          <table:table-cell office:value-type="float" office:value="13.0">
            <text:p>13.0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15-03-29T21:00:00">
            <text:p>Sun Mar 29 21:00:00 2015</text:p>
          </table:table-cell>
          <table:table-cell office:value-type="float" office:value="58.8333">
            <text:p>58.8333</text:p>
          </table:table-cell>
          <table:table-cell office:value-type="float" office:value="26.8333">
            <text:p>26.8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03-29T22:00:00">
            <text:p>Sun Mar 29 22:00:00 2015</text:p>
          </table:table-cell>
          <table:table-cell office:value-type="float" office:value="108.5">
            <text:p>108.5</text:p>
          </table:table-cell>
          <table:table-cell office:value-type="float" office:value="26.1667">
            <text:p>26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5-03-29T23:00:00">
            <text:p>Sun Mar 29 23:00:00 2015</text:p>
          </table:table-cell>
          <table:table-cell office:value-type="float" office:value="145.0">
            <text:p>145.0</text:p>
          </table:table-cell>
          <table:table-cell office:value-type="float" office:value="19.6667">
            <text:p>19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5-03-30T20:00:00">
            <text:p>Mon Mar 30 20:00:00 2015</text:p>
          </table:table-cell>
          <table:table-cell office:value-type="float" office:value="200.1667">
            <text:p>200.1667</text:p>
          </table:table-cell>
          <table:table-cell office:value-type="float" office:value="18.1667">
            <text:p>18.1667</text:p>
          </table:table-cell>
          <table:table-cell office:value-type="float" office:value="106.5">
            <text:p>106.5</text:p>
          </table:table-cell>
        </table:table-row>
        <table:table-row>
          <table:table-cell table:style-name="pd1" office:value-type="date" office:date-value="2015-03-30T21:00:00">
            <text:p>Mon Mar 30 21:00:00 2015</text:p>
          </table:table-cell>
          <table:table-cell office:value-type="float" office:value="297.8333">
            <text:p>297.8333</text:p>
          </table:table-cell>
          <table:table-cell office:value-type="float" office:value="43.1667">
            <text:p>43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5-03-30T22:00:00">
            <text:p>Mon Mar 30 22:00:00 2015</text:p>
          </table:table-cell>
          <table:table-cell office:value-type="float" office:value="579.6667">
            <text:p>579.6667</text:p>
          </table:table-cell>
          <table:table-cell office:value-type="float" office:value="109.5">
            <text:p>109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3-31T17:00:00">
            <text:p>Tue Mar 31 17:00:00 2015</text:p>
          </table:table-cell>
          <table:table-cell office:value-type="float" office:value="151.1667">
            <text:p>151.1667</text:p>
          </table:table-cell>
          <table:table-cell office:value-type="float" office:value="13.3333">
            <text:p>13.3333</text:p>
          </table:table-cell>
          <table:table-cell office:value-type="float" office:value="107.5">
            <text:p>107.5</text:p>
          </table:table-cell>
        </table:table-row>
        <table:table-row>
          <table:table-cell table:style-name="pd1" office:value-type="date" office:date-value="2015-03-31T18:00:00">
            <text:p>Tue Mar 31 18:00:00 2015</text:p>
          </table:table-cell>
          <table:table-cell office:value-type="float" office:value="270.1667">
            <text:p>270.1667</text:p>
          </table:table-cell>
          <table:table-cell office:value-type="float" office:value="14.6667">
            <text:p>14.6667</text:p>
          </table:table-cell>
          <table:table-cell office:value-type="float" office:value="102.6667">
            <text:p>102.6667</text:p>
          </table:table-cell>
        </table:table-row>
        <table:table-row>
          <table:table-cell table:style-name="pd1" office:value-type="date" office:date-value="2015-03-31T19:00:00">
            <text:p>Tue Mar 31 19:00:00 2015</text:p>
          </table:table-cell>
          <table:table-cell office:value-type="float" office:value="279.6667">
            <text:p>279.6667</text:p>
          </table:table-cell>
          <table:table-cell office:value-type="float" office:value="18.5">
            <text:p>18.5</text:p>
          </table:table-cell>
          <table:table-cell office:value-type="float" office:value="112.0">
            <text:p>112.0</text:p>
          </table:table-cell>
        </table:table-row>
        <table:table-row>
          <table:table-cell table:style-name="pd1" office:value-type="date" office:date-value="2015-03-31T20:00:00">
            <text:p>Tue Mar 31 20:00:00 2015</text:p>
          </table:table-cell>
          <table:table-cell office:value-type="float" office:value="221.3333">
            <text:p>221.3333</text:p>
          </table:table-cell>
          <table:table-cell office:value-type="float" office:value="24.8333">
            <text:p>24.8333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15-03-31T21:00:00">
            <text:p>Tue Mar 31 21:00:00 2015</text:p>
          </table:table-cell>
          <table:table-cell office:value-type="float" office:value="339.5">
            <text:p>339.5</text:p>
          </table:table-cell>
          <table:table-cell office:value-type="float" office:value="62.8333">
            <text:p>62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04-01T17:00:00">
            <text:p>Wed Apr  1 17:00:00 2015</text:p>
          </table:table-cell>
          <table:table-cell office:value-type="float" office:value="190.5">
            <text:p>190.5</text:p>
          </table:table-cell>
          <table:table-cell office:value-type="float" office:value="11.8333">
            <text:p>11.8333</text:p>
          </table:table-cell>
          <table:table-cell office:value-type="float" office:value="132.0">
            <text:p>132.0</text:p>
          </table:table-cell>
        </table:table-row>
        <table:table-row>
          <table:table-cell table:style-name="pd1" office:value-type="date" office:date-value="2015-04-01T18:00:00">
            <text:p>Wed Apr  1 18:00:00 2015</text:p>
          </table:table-cell>
          <table:table-cell office:value-type="float" office:value="125.0">
            <text:p>125.0</text:p>
          </table:table-cell>
          <table:table-cell office:value-type="float" office:value="13.5">
            <text:p>13.5</text:p>
          </table:table-cell>
          <table:table-cell office:value-type="float" office:value="129.6667">
            <text:p>129.6667</text:p>
          </table:table-cell>
        </table:table-row>
        <table:table-row>
          <table:table-cell table:style-name="pd1" office:value-type="date" office:date-value="2015-04-01T19:00:00">
            <text:p>Wed Apr  1 19:00:00 2015</text:p>
          </table:table-cell>
          <table:table-cell office:value-type="float" office:value="214.5">
            <text:p>214.5</text:p>
          </table:table-cell>
          <table:table-cell office:value-type="float" office:value="14.3333">
            <text:p>14.3333</text:p>
          </table:table-cell>
          <table:table-cell office:value-type="float" office:value="123.3333">
            <text:p>123.3333</text:p>
          </table:table-cell>
        </table:table-row>
        <table:table-row>
          <table:table-cell table:style-name="pd1" office:value-type="date" office:date-value="2015-04-01T20:00:00">
            <text:p>Wed Apr  1 20:00:00 2015</text:p>
          </table:table-cell>
          <table:table-cell office:value-type="float" office:value="186.1667">
            <text:p>186.1667</text:p>
          </table:table-cell>
          <table:table-cell office:value-type="float" office:value="18.0">
            <text:p>18.0</text:p>
          </table:table-cell>
          <table:table-cell office:value-type="float" office:value="110.0">
            <text:p>110.0</text:p>
          </table:table-cell>
        </table:table-row>
        <table:table-row>
          <table:table-cell table:style-name="pd1" office:value-type="date" office:date-value="2015-04-01T21:00:00">
            <text:p>Wed Apr  1 21:00:00 2015</text:p>
          </table:table-cell>
          <table:table-cell office:value-type="float" office:value="186.1667">
            <text:p>186.1667</text:p>
          </table:table-cell>
          <table:table-cell office:value-type="float" office:value="31.0">
            <text:p>31.0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5-04-02T20:00:00">
            <text:p>Thu Apr  2 20:00:00 2015</text:p>
          </table:table-cell>
          <table:table-cell office:value-type="float" office:value="198.0">
            <text:p>198.0</text:p>
          </table:table-cell>
          <table:table-cell office:value-type="float" office:value="14.1667">
            <text:p>14.1667</text:p>
          </table:table-cell>
          <table:table-cell office:value-type="float" office:value="116.5">
            <text:p>116.5</text:p>
          </table:table-cell>
        </table:table-row>
        <table:table-row>
          <table:table-cell table:style-name="pd1" office:value-type="date" office:date-value="2015-04-02T21:00:00">
            <text:p>Thu Apr  2 21:00:00 2015</text:p>
          </table:table-cell>
          <table:table-cell office:value-type="float" office:value="63.8333">
            <text:p>63.8333</text:p>
          </table:table-cell>
          <table:table-cell office:value-type="float" office:value="41.5">
            <text:p>41.5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5-04-02T22:00:00">
            <text:p>Thu Apr  2 22:00:00 2015</text:p>
          </table:table-cell>
          <table:table-cell office:value-type="float" office:value="176.0">
            <text:p>176.0</text:p>
          </table:table-cell>
          <table:table-cell office:value-type="float" office:value="114.6667">
            <text:p>114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04-03T19:00:00">
            <text:p>Fri Apr  3 19:00:00 2015</text:p>
          </table:table-cell>
          <table:table-cell office:value-type="float" office:value="293.1667">
            <text:p>293.1667</text:p>
          </table:table-cell>
          <table:table-cell office:value-type="float" office:value="10.8333">
            <text:p>10.8333</text:p>
          </table:table-cell>
          <table:table-cell office:value-type="float" office:value="129.0">
            <text:p>129.0</text:p>
          </table:table-cell>
        </table:table-row>
        <table:table-row>
          <table:table-cell table:style-name="pd1" office:value-type="date" office:date-value="2015-04-03T20:00:00">
            <text:p>Fri Apr  3 20:00:00 2015</text:p>
          </table:table-cell>
          <table:table-cell office:value-type="float" office:value="230.5">
            <text:p>230.5</text:p>
          </table:table-cell>
          <table:table-cell office:value-type="float" office:value="12.6667">
            <text:p>12.6667</text:p>
          </table:table-cell>
          <table:table-cell office:value-type="float" office:value="122.6667">
            <text:p>122.6667</text:p>
          </table:table-cell>
        </table:table-row>
        <table:table-row>
          <table:table-cell table:style-name="pd1" office:value-type="date" office:date-value="2015-04-03T21:00:00">
            <text:p>Fri Apr  3 21:00:00 2015</text:p>
          </table:table-cell>
          <table:table-cell office:value-type="float" office:value="177.1667">
            <text:p>177.1667</text:p>
          </table:table-cell>
          <table:table-cell office:value-type="float" office:value="18.5">
            <text:p>18.5</text:p>
          </table:table-cell>
          <table:table-cell office:value-type="float" office:value="106.8333">
            <text:p>106.8333</text:p>
          </table:table-cell>
        </table:table-row>
        <table:table-row>
          <table:table-cell table:style-name="pd1" office:value-type="date" office:date-value="2015-04-05T17:00:00">
            <text:p>Sun Apr  5 17:00:00 2015</text:p>
          </table:table-cell>
          <table:table-cell office:value-type="float" office:value="207.0">
            <text:p>207.0</text:p>
          </table:table-cell>
          <table:table-cell office:value-type="float" office:value="9.0">
            <text:p>9.0</text:p>
          </table:table-cell>
          <table:table-cell office:value-type="float" office:value="116.5">
            <text:p>116.5</text:p>
          </table:table-cell>
        </table:table-row>
        <table:table-row>
          <table:table-cell table:style-name="pd1" office:value-type="date" office:date-value="2015-04-05T18:00:00">
            <text:p>Sun Apr  5 18:00:00 2015</text:p>
          </table:table-cell>
          <table:table-cell office:value-type="float" office:value="215.6667">
            <text:p>215.6667</text:p>
          </table:table-cell>
          <table:table-cell office:value-type="float" office:value="10.5">
            <text:p>10.5</text:p>
          </table:table-cell>
          <table:table-cell office:value-type="float" office:value="112.8333">
            <text:p>112.8333</text:p>
          </table:table-cell>
        </table:table-row>
        <table:table-row>
          <table:table-cell table:style-name="pd1" office:value-type="date" office:date-value="2015-04-20T20:00:00">
            <text:p>Mon Apr 20 20:00:00 2015</text:p>
          </table:table-cell>
          <table:table-cell office:value-type="float" office:value="164.0">
            <text:p>164.0</text:p>
          </table:table-cell>
          <table:table-cell office:value-type="float" office:value="26.8333">
            <text:p>26.8333</text:p>
          </table:table-cell>
          <table:table-cell office:value-type="float" office:value="116.5">
            <text:p>116.5</text:p>
          </table:table-cell>
        </table:table-row>
        <table:table-row>
          <table:table-cell table:style-name="pd1" office:value-type="date" office:date-value="2015-04-20T21:00:00">
            <text:p>Mon Apr 20 21:00:00 2015</text:p>
          </table:table-cell>
          <table:table-cell office:value-type="float" office:value="176.0">
            <text:p>176.0</text:p>
          </table:table-cell>
          <table:table-cell office:value-type="float" office:value="39.3333">
            <text:p>39.3333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15-04-20T22:00:00">
            <text:p>Mon Apr 20 22:00:00 2015</text:p>
          </table:table-cell>
          <table:table-cell office:value-type="float" office:value="256.5">
            <text:p>256.5</text:p>
          </table:table-cell>
          <table:table-cell office:value-type="float" office:value="46.3333">
            <text:p>46.3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15-04-23T21:00:00">
            <text:p>Thu Apr 23 21:00:00 2015</text:p>
          </table:table-cell>
          <table:table-cell office:value-type="float" office:value="141.5">
            <text:p>141.5</text:p>
          </table:table-cell>
          <table:table-cell office:value-type="float" office:value="31.6667">
            <text:p>31.6667</text:p>
          </table:table-cell>
          <table:table-cell office:value-type="float" office:value="108.8333">
            <text:p>108.8333</text:p>
          </table:table-cell>
        </table:table-row>
        <table:table-row>
          <table:table-cell table:style-name="pd1" office:value-type="date" office:date-value="2015-04-28T21:00:00">
            <text:p>Tue Apr 28 21:00:00 2015</text:p>
          </table:table-cell>
          <table:table-cell office:value-type="float" office:value="137.3333">
            <text:p>137.3333</text:p>
          </table:table-cell>
          <table:table-cell office:value-type="float" office:value="24.0">
            <text:p>24.0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15-04-28T22:00:00">
            <text:p>Tue Apr 28 22:00:00 2015</text:p>
          </table:table-cell>
          <table:table-cell office:value-type="float" office:value="178.5">
            <text:p>178.5</text:p>
          </table:table-cell>
          <table:table-cell office:value-type="float" office:value="44.3333">
            <text:p>44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5-04-30T19:00:00">
            <text:p>Thu Apr 30 19:00:00 2015</text:p>
          </table:table-cell>
          <table:table-cell office:value-type="float" office:value="123.8333">
            <text:p>123.8333</text:p>
          </table:table-cell>
          <table:table-cell office:value-type="float" office:value="17.5">
            <text:p>17.5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15-04-30T20:00:00">
            <text:p>Thu Apr 30 20:00:00 2015</text:p>
          </table:table-cell>
          <table:table-cell office:value-type="float" office:value="123.8333">
            <text:p>123.8333</text:p>
          </table:table-cell>
          <table:table-cell office:value-type="float" office:value="26.8333">
            <text:p>26.8333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15-04-30T21:00:00">
            <text:p>Thu Apr 30 21:00:00 2015</text:p>
          </table:table-cell>
          <table:table-cell office:value-type="float" office:value="185.8333">
            <text:p>185.8333</text:p>
          </table:table-cell>
          <table:table-cell office:value-type="float" office:value="37.1667">
            <text:p>37.1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5-04-30T22:00:00">
            <text:p>Thu Apr 30 22:00:00 2015</text:p>
          </table:table-cell>
          <table:table-cell office:value-type="float" office:value="356.8333">
            <text:p>356.8333</text:p>
          </table:table-cell>
          <table:table-cell office:value-type="float" office:value="85.1667">
            <text:p>85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5-05-01T17:00:00">
            <text:p>Fri May  1 17:00:00 2015</text:p>
          </table:table-cell>
          <table:table-cell office:value-type="float" office:value="147.1667">
            <text:p>147.1667</text:p>
          </table:table-cell>
          <table:table-cell office:value-type="float" office:value="8.0">
            <text:p>8.0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15-05-01T18:00:00">
            <text:p>Fri May  1 18:00:00 2015</text:p>
          </table:table-cell>
          <table:table-cell office:value-type="float" office:value="112.8333">
            <text:p>112.8333</text:p>
          </table:table-cell>
          <table:table-cell office:value-type="float" office:value="8.5">
            <text:p>8.5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15-05-01T19:00:00">
            <text:p>Fri May  1 19:00:00 2015</text:p>
          </table:table-cell>
          <table:table-cell office:value-type="float" office:value="104.0">
            <text:p>104.0</text:p>
          </table:table-cell>
          <table:table-cell office:value-type="float" office:value="8.8333">
            <text:p>8.8333</text:p>
          </table:table-cell>
          <table:table-cell office:value-type="float" office:value="113.8333">
            <text:p>113.8333</text:p>
          </table:table-cell>
        </table:table-row>
        <table:table-row>
          <table:table-cell table:style-name="pd1" office:value-type="date" office:date-value="2015-05-01T20:00:00">
            <text:p>Fri May  1 20:00:00 2015</text:p>
          </table:table-cell>
          <table:table-cell office:value-type="float" office:value="107.1667">
            <text:p>107.1667</text:p>
          </table:table-cell>
          <table:table-cell office:value-type="float" office:value="11.5">
            <text:p>11.5</text:p>
          </table:table-cell>
          <table:table-cell office:value-type="float" office:value="109.3333">
            <text:p>109.3333</text:p>
          </table:table-cell>
        </table:table-row>
        <table:table-row>
          <table:table-cell table:style-name="pd1" office:value-type="date" office:date-value="2015-05-01T21:00:00">
            <text:p>Fri May  1 21:00:00 2015</text:p>
          </table:table-cell>
          <table:table-cell office:value-type="float" office:value="164.8333">
            <text:p>164.8333</text:p>
          </table:table-cell>
          <table:table-cell office:value-type="float" office:value="20.3333">
            <text:p>20.333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5-05-02T17:00:00">
            <text:p>Sat May  2 17:00:00 2015</text:p>
          </table:table-cell>
          <table:table-cell office:value-type="float" office:value="195.8333">
            <text:p>195.8333</text:p>
          </table:table-cell>
          <table:table-cell office:value-type="float" office:value="10.1667">
            <text:p>10.1667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15-05-02T18:00:00">
            <text:p>Sat May  2 18:00:00 2015</text:p>
          </table:table-cell>
          <table:table-cell office:value-type="float" office:value="205.5">
            <text:p>205.5</text:p>
          </table:table-cell>
          <table:table-cell office:value-type="float" office:value="12.0">
            <text:p>12.0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15-05-02T19:00:00">
            <text:p>Sat May  2 19:00:00 2015</text:p>
          </table:table-cell>
          <table:table-cell office:value-type="float" office:value="183.3333">
            <text:p>183.3333</text:p>
          </table:table-cell>
          <table:table-cell office:value-type="float" office:value="10.8333">
            <text:p>10.8333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15-05-02T20:00:00">
            <text:p>Sat May  2 20:00:00 2015</text:p>
          </table:table-cell>
          <table:table-cell office:value-type="float" office:value="144.5">
            <text:p>144.5</text:p>
          </table:table-cell>
          <table:table-cell office:value-type="float" office:value="11.5">
            <text:p>11.5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15-05-05T19:00:00">
            <text:p>Tue May  5 19:00:00 2015</text:p>
          </table:table-cell>
          <table:table-cell office:value-type="float" office:value="88.0">
            <text:p>88.0</text:p>
          </table:table-cell>
          <table:table-cell office:value-type="float" office:value="15.1667">
            <text:p>15.1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15-05-05T20:00:00">
            <text:p>Tue May  5 20:00:00 2015</text:p>
          </table:table-cell>
          <table:table-cell office:value-type="float" office:value="119.0">
            <text:p>119.0</text:p>
          </table:table-cell>
          <table:table-cell office:value-type="float" office:value="16.3333">
            <text:p>16.3333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15-05-05T21:00:00">
            <text:p>Tue May  5 21:00:00 2015</text:p>
          </table:table-cell>
          <table:table-cell office:value-type="float" office:value="108.6667">
            <text:p>108.6667</text:p>
          </table:table-cell>
          <table:table-cell office:value-type="float" office:value="23.0">
            <text:p>23.0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5-05T22:00:00">
            <text:p>Tue May  5 22:00:00 2015</text:p>
          </table:table-cell>
          <table:table-cell office:value-type="float" office:value="146.1667">
            <text:p>146.1667</text:p>
          </table:table-cell>
          <table:table-cell office:value-type="float" office:value="37.3333">
            <text:p>37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5-05-07T20:00:00">
            <text:p>Thu May  7 20:00:00 2015</text:p>
          </table:table-cell>
          <table:table-cell office:value-type="float" office:value="176.6667">
            <text:p>176.6667</text:p>
          </table:table-cell>
          <table:table-cell office:value-type="float" office:value="31.5">
            <text:p>31.5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15-05-07T21:00:00">
            <text:p>Thu May  7 21:00:00 2015</text:p>
          </table:table-cell>
          <table:table-cell office:value-type="float" office:value="127.0">
            <text:p>127.0</text:p>
          </table:table-cell>
          <table:table-cell office:value-type="float" office:value="36.3333">
            <text:p>36.3333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15-05-09T18:00:00">
            <text:p>Sat May  9 18:00:00 2015</text:p>
          </table:table-cell>
          <table:table-cell office:value-type="float" office:value="107.0">
            <text:p>107.0</text:p>
          </table:table-cell>
          <table:table-cell office:value-type="float" office:value="8.8333">
            <text:p>8.8333</text:p>
          </table:table-cell>
          <table:table-cell office:value-type="float" office:value="116.1667">
            <text:p>116.1667</text:p>
          </table:table-cell>
        </table:table-row>
        <table:table-row>
          <table:table-cell table:style-name="pd1" office:value-type="date" office:date-value="2015-05-14T17:00:00">
            <text:p>Thu May 14 17:00:00 2015</text:p>
          </table:table-cell>
          <table:table-cell office:value-type="float" office:value="68.5">
            <text:p>68.5</text:p>
          </table:table-cell>
          <table:table-cell office:value-type="float" office:value="16.6667">
            <text:p>16.6667</text:p>
          </table:table-cell>
          <table:table-cell office:value-type="float" office:value="112.8333">
            <text:p>112.8333</text:p>
          </table:table-cell>
        </table:table-row>
        <table:table-row>
          <table:table-cell table:style-name="pd1" office:value-type="date" office:date-value="2015-05-14T18:00:00">
            <text:p>Thu May 14 18:00:00 2015</text:p>
          </table:table-cell>
          <table:table-cell office:value-type="float" office:value="90.6667">
            <text:p>90.6667</text:p>
          </table:table-cell>
          <table:table-cell office:value-type="float" office:value="25.5">
            <text:p>25.5</text:p>
          </table:table-cell>
          <table:table-cell office:value-type="float" office:value="104.5">
            <text:p>104.5</text:p>
          </table:table-cell>
        </table:table-row>
        <table:table-row>
          <table:table-cell table:style-name="pd1" office:value-type="date" office:date-value="2015-05-14T19:00:00">
            <text:p>Thu May 14 19:00:00 2015</text:p>
          </table:table-cell>
          <table:table-cell office:value-type="float" office:value="90.6667">
            <text:p>90.6667</text:p>
          </table:table-cell>
          <table:table-cell office:value-type="float" office:value="28.5">
            <text:p>28.5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15-05-14T20:00:00">
            <text:p>Thu May 14 20:00:00 2015</text:p>
          </table:table-cell>
          <table:table-cell office:value-type="float" office:value="62.1667">
            <text:p>62.1667</text:p>
          </table:table-cell>
          <table:table-cell office:value-type="float" office:value="29.3333">
            <text:p>29.3333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5-05-14T21:00:00">
            <text:p>Thu May 14 21:00:00 2015</text:p>
          </table:table-cell>
          <table:table-cell office:value-type="float" office:value="85.0">
            <text:p>85.0</text:p>
          </table:table-cell>
          <table:table-cell office:value-type="float" office:value="39.6667">
            <text:p>39.6667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15-05-14T22:00:00">
            <text:p>Thu May 14 22:00:00 2015</text:p>
          </table:table-cell>
          <table:table-cell office:value-type="float" office:value="100.8333">
            <text:p>100.8333</text:p>
          </table:table-cell>
          <table:table-cell office:value-type="float" office:value="60.3333">
            <text:p>60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5-05-14T23:00:00">
            <text:p>Thu May 14 23:00:00 2015</text:p>
          </table:table-cell>
          <table:table-cell office:value-type="float" office:value="67.6667">
            <text:p>67.6667</text:p>
          </table:table-cell>
          <table:table-cell office:value-type="float" office:value="23.5">
            <text:p>23.5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15-06-17T22:00:00">
            <text:p>Wed Jun 17 22:00:00 2015</text:p>
          </table:table-cell>
          <table:table-cell office:value-type="float" office:value="222.3333">
            <text:p>222.3333</text:p>
          </table:table-cell>
          <table:table-cell office:value-type="float" office:value="41.5">
            <text:p>41.5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5-07-03T19:00:00">
            <text:p>Fri Jul  3 19:00:00 2015</text:p>
          </table:table-cell>
          <table:table-cell office:value-type="float" office:value="196.6667">
            <text:p>196.6667</text:p>
          </table:table-cell>
          <table:table-cell office:value-type="float" office:value="15.5">
            <text:p>15.5</text:p>
          </table:table-cell>
          <table:table-cell office:value-type="float" office:value="138.1667">
            <text:p>138.1667</text:p>
          </table:table-cell>
        </table:table-row>
        <table:table-row>
          <table:table-cell table:style-name="pd1" office:value-type="date" office:date-value="2015-07-03T20:00:00">
            <text:p>Fri Jul  3 20:00:00 2015</text:p>
          </table:table-cell>
          <table:table-cell office:value-type="float" office:value="171.8333">
            <text:p>171.8333</text:p>
          </table:table-cell>
          <table:table-cell office:value-type="float" office:value="17.8333">
            <text:p>17.8333</text:p>
          </table:table-cell>
          <table:table-cell office:value-type="float" office:value="136.6667">
            <text:p>136.6667</text:p>
          </table:table-cell>
        </table:table-row>
        <table:table-row>
          <table:table-cell table:style-name="pd1" office:value-type="date" office:date-value="2015-07-03T21:00:00">
            <text:p>Fri Jul  3 21:00:00 2015</text:p>
          </table:table-cell>
          <table:table-cell office:value-type="float" office:value="204.6667">
            <text:p>204.6667</text:p>
          </table:table-cell>
          <table:table-cell office:value-type="float" office:value="21.3333">
            <text:p>21.3333</text:p>
          </table:table-cell>
          <table:table-cell office:value-type="float" office:value="118.3333">
            <text:p>118.3333</text:p>
          </table:table-cell>
        </table:table-row>
        <table:table-row>
          <table:table-cell table:style-name="pd1" office:value-type="date" office:date-value="2015-07-07T20:00:00">
            <text:p>Tue Jul  7 20:00:00 2015</text:p>
          </table:table-cell>
          <table:table-cell office:value-type="float" office:value="327.3333">
            <text:p>327.3333</text:p>
          </table:table-cell>
          <table:table-cell office:value-type="float" office:value="23.3333">
            <text:p>23.3333</text:p>
          </table:table-cell>
          <table:table-cell office:value-type="float" office:value="122.8333">
            <text:p>122.8333</text:p>
          </table:table-cell>
        </table:table-row>
        <table:table-row>
          <table:table-cell table:style-name="pd1" office:value-type="date" office:date-value="2015-07-09T19:00:00">
            <text:p>Thu Jul  9 19:00:00 2015</text:p>
          </table:table-cell>
          <table:table-cell office:value-type="float" office:value="456.1667">
            <text:p>456.1667</text:p>
          </table:table-cell>
          <table:table-cell office:value-type="float" office:value="13.3333">
            <text:p>13.3333</text:p>
          </table:table-cell>
          <table:table-cell office:value-type="float" office:value="117.8333">
            <text:p>117.8333</text:p>
          </table:table-cell>
        </table:table-row>
        <table:table-row>
          <table:table-cell table:style-name="pd1" office:value-type="date" office:date-value="2015-07-09T20:00:00">
            <text:p>Thu Jul  9 20:00:00 2015</text:p>
          </table:table-cell>
          <table:table-cell office:value-type="float" office:value="399.8333">
            <text:p>399.8333</text:p>
          </table:table-cell>
          <table:table-cell office:value-type="float" office:value="16.3333">
            <text:p>16.3333</text:p>
          </table:table-cell>
          <table:table-cell office:value-type="float" office:value="111.5">
            <text:p>111.5</text:p>
          </table:table-cell>
        </table:table-row>
        <table:table-row>
          <table:table-cell table:style-name="pd1" office:value-type="date" office:date-value="2015-07-09T21:00:00">
            <text:p>Thu Jul  9 21:00:00 2015</text:p>
          </table:table-cell>
          <table:table-cell office:value-type="float" office:value="345.6667">
            <text:p>345.6667</text:p>
          </table:table-cell>
          <table:table-cell office:value-type="float" office:value="16.8333">
            <text:p>16.8333</text:p>
          </table:table-cell>
          <table:table-cell office:value-type="float" office:value="124.3333">
            <text:p>124.3333</text:p>
          </table:table-cell>
        </table:table-row>
        <table:table-row>
          <table:table-cell table:style-name="pd1" office:value-type="date" office:date-value="2015-07-23T20:00:00">
            <text:p>Thu Jul 23 20:00:00 2015</text:p>
          </table:table-cell>
          <table:table-cell office:value-type="float" office:value="95.8333">
            <text:p>95.8333</text:p>
          </table:table-cell>
          <table:table-cell office:value-type="float" office:value="17.0">
            <text:p>17.0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15-07-31T18:00:00">
            <text:p>Fri Jul 31 18:00:00 2015</text:p>
          </table:table-cell>
          <table:table-cell office:value-type="float" office:value="294.3333">
            <text:p>294.3333</text:p>
          </table:table-cell>
          <table:table-cell office:value-type="float" office:value="14.1667">
            <text:p>14.1667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15-07-31T19:00:00">
            <text:p>Fri Jul 31 19:00:00 2015</text:p>
          </table:table-cell>
          <table:table-cell office:value-type="float" office:value="307.6667">
            <text:p>307.6667</text:p>
          </table:table-cell>
          <table:table-cell office:value-type="float" office:value="14.0">
            <text:p>14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5-07-31T20:00:00">
            <text:p>Fri Jul 31 20:00:00 2015</text:p>
          </table:table-cell>
          <table:table-cell office:value-type="float" office:value="365.1667">
            <text:p>365.1667</text:p>
          </table:table-cell>
          <table:table-cell office:value-type="float" office:value="11.5">
            <text:p>11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5-07-31T21:00:00">
            <text:p>Fri Jul 31 21:00:00 2015</text:p>
          </table:table-cell>
          <table:table-cell office:value-type="float" office:value="396.5">
            <text:p>396.5</text:p>
          </table:table-cell>
          <table:table-cell office:value-type="float" office:value="16.6667">
            <text:p>16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07-31T22:00:00">
            <text:p>Fri Jul 31 22:00:00 2015</text:p>
          </table:table-cell>
          <table:table-cell office:value-type="float" office:value="314.5">
            <text:p>314.5</text:p>
          </table:table-cell>
          <table:table-cell office:value-type="float" office:value="19.1667">
            <text:p>19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08-01T18:00:00">
            <text:p>Sat Aug  1 18:00:00 2015</text:p>
          </table:table-cell>
          <table:table-cell office:value-type="float" office:value="213.8333">
            <text:p>213.8333</text:p>
          </table:table-cell>
          <table:table-cell office:value-type="float" office:value="7.0">
            <text:p>7.0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15-08-01T19:00:00">
            <text:p>Sat Aug  1 19:00:00 2015</text:p>
          </table:table-cell>
          <table:table-cell office:value-type="float" office:value="342.5">
            <text:p>342.5</text:p>
          </table:table-cell>
          <table:table-cell office:value-type="float" office:value="8.3333">
            <text:p>8.3333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15-08-01T20:00:00">
            <text:p>Sat Aug  1 20:00:00 2015</text:p>
          </table:table-cell>
          <table:table-cell office:value-type="float" office:value="239.1667">
            <text:p>239.1667</text:p>
          </table:table-cell>
          <table:table-cell office:value-type="float" office:value="10.8333">
            <text:p>10.8333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15-08-01T21:00:00">
            <text:p>Sat Aug  1 21:00:00 2015</text:p>
          </table:table-cell>
          <table:table-cell office:value-type="float" office:value="334.0">
            <text:p>334.0</text:p>
          </table:table-cell>
          <table:table-cell office:value-type="float" office:value="14.3333">
            <text:p>14.3333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15-08-01T22:00:00">
            <text:p>Sat Aug  1 22:00:00 2015</text:p>
          </table:table-cell>
          <table:table-cell office:value-type="float" office:value="376.6667">
            <text:p>376.6667</text:p>
          </table:table-cell>
          <table:table-cell office:value-type="float" office:value="35.3333">
            <text:p>35.3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08-06T17:00:00">
            <text:p>Thu Aug  6 17:00:00 2015</text:p>
          </table:table-cell>
          <table:table-cell office:value-type="float" office:value="247.8333">
            <text:p>247.8333</text:p>
          </table:table-cell>
          <table:table-cell office:value-type="float" office:value="14.1667">
            <text:p>14.1667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5-08-13T04:00:00">
            <text:p>Thu Aug 13 04:00:00 2015</text:p>
          </table:table-cell>
          <table:table-cell office:value-type="float" office:value="278.1667">
            <text:p>278.1667</text:p>
          </table:table-cell>
          <table:table-cell office:value-type="float" office:value="11.6667">
            <text:p>11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8-13T05:00:00">
            <text:p>Thu Aug 13 05:00:00 2015</text:p>
          </table:table-cell>
          <table:table-cell office:value-type="float" office:value="268.3333">
            <text:p>268.3333</text:p>
          </table:table-cell>
          <table:table-cell office:value-type="float" office:value="11.6667">
            <text:p>11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5-08-17T19:00:00">
            <text:p>Mon Aug 17 19:00:00 2015</text:p>
          </table:table-cell>
          <table:table-cell office:value-type="float" office:value="343.1667">
            <text:p>343.1667</text:p>
          </table:table-cell>
          <table:table-cell office:value-type="float" office:value="10.8333">
            <text:p>10.8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15-08-17T20:00:00">
            <text:p>Mon Aug 17 20:00:00 2015</text:p>
          </table:table-cell>
          <table:table-cell office:value-type="float" office:value="368.0">
            <text:p>368.0</text:p>
          </table:table-cell>
          <table:table-cell office:value-type="float" office:value="13.3333">
            <text:p>13.3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5-08-17T21:00:00">
            <text:p>Mon Aug 17 21:00:00 2015</text:p>
          </table:table-cell>
          <table:table-cell office:value-type="float" office:value="376.1667">
            <text:p>376.1667</text:p>
          </table:table-cell>
          <table:table-cell office:value-type="float" office:value="21.1667">
            <text:p>21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5-08-17T22:00:00">
            <text:p>Mon Aug 17 22:00:00 2015</text:p>
          </table:table-cell>
          <table:table-cell office:value-type="float" office:value="365.5">
            <text:p>365.5</text:p>
          </table:table-cell>
          <table:table-cell office:value-type="float" office:value="27.8333">
            <text:p>27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5-08-17T23:00:00">
            <text:p>Mon Aug 17 23:00:00 2015</text:p>
          </table:table-cell>
          <table:table-cell office:value-type="float" office:value="456.8333">
            <text:p>456.8333</text:p>
          </table:table-cell>
          <table:table-cell office:value-type="float" office:value="22.3333">
            <text:p>22.3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5-08-18T20:00:00">
            <text:p>Tue Aug 18 20:00:00 2015</text:p>
          </table:table-cell>
          <table:table-cell office:value-type="float" office:value="250.8333">
            <text:p>250.8333</text:p>
          </table:table-cell>
          <table:table-cell office:value-type="float" office:value="16.1667">
            <text:p>16.1667</text:p>
          </table:table-cell>
          <table:table-cell office:value-type="float" office:value="108.8333">
            <text:p>108.8333</text:p>
          </table:table-cell>
        </table:table-row>
        <table:table-row>
          <table:table-cell table:style-name="pd1" office:value-type="date" office:date-value="2015-08-18T21:00:00">
            <text:p>Tue Aug 18 21:00:00 2015</text:p>
          </table:table-cell>
          <table:table-cell office:value-type="float" office:value="298.8333">
            <text:p>298.8333</text:p>
          </table:table-cell>
          <table:table-cell office:value-type="float" office:value="24.5">
            <text:p>24.5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15-08-18T22:00:00">
            <text:p>Tue Aug 18 22:00:00 2015</text:p>
          </table:table-cell>
          <table:table-cell office:value-type="float" office:value="391.1667">
            <text:p>391.1667</text:p>
          </table:table-cell>
          <table:table-cell office:value-type="float" office:value="37.1667">
            <text:p>37.1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5-09-02T19:00:00">
            <text:p>Wed Sep  2 19:00:00 2015</text:p>
          </table:table-cell>
          <table:table-cell office:value-type="float" office:value="168.8333">
            <text:p>168.8333</text:p>
          </table:table-cell>
          <table:table-cell office:value-type="float" office:value="13.1667">
            <text:p>13.1667</text:p>
          </table:table-cell>
          <table:table-cell office:value-type="float" office:value="104.3333">
            <text:p>104.3333</text:p>
          </table:table-cell>
        </table:table-row>
        <table:table-row>
          <table:table-cell table:style-name="pd1" office:value-type="date" office:date-value="2015-09-02T20:00:00">
            <text:p>Wed Sep  2 20:00:00 2015</text:p>
          </table:table-cell>
          <table:table-cell office:value-type="float" office:value="233.0">
            <text:p>233.0</text:p>
          </table:table-cell>
          <table:table-cell office:value-type="float" office:value="14.6667">
            <text:p>14.6667</text:p>
          </table:table-cell>
          <table:table-cell office:value-type="float" office:value="102.6667">
            <text:p>102.6667</text:p>
          </table:table-cell>
        </table:table-row>
        <table:table-row>
          <table:table-cell table:style-name="pd1" office:value-type="date" office:date-value="2015-09-02T21:00:00">
            <text:p>Wed Sep  2 21:00:00 2015</text:p>
          </table:table-cell>
          <table:table-cell office:value-type="float" office:value="322.5">
            <text:p>322.5</text:p>
          </table:table-cell>
          <table:table-cell office:value-type="float" office:value="17.5">
            <text:p>17.5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15-09-02T22:00:00">
            <text:p>Wed Sep  2 22:00:00 2015</text:p>
          </table:table-cell>
          <table:table-cell office:value-type="float" office:value="406.8333">
            <text:p>406.8333</text:p>
          </table:table-cell>
          <table:table-cell office:value-type="float" office:value="21.3333">
            <text:p>21.3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15-09-08T20:00:00">
            <text:p>Tue Sep  8 20:00:00 2015</text:p>
          </table:table-cell>
          <table:table-cell office:value-type="float" office:value="292.6667">
            <text:p>292.6667</text:p>
          </table:table-cell>
          <table:table-cell office:value-type="float" office:value="25.6667">
            <text:p>25.6667</text:p>
          </table:table-cell>
          <table:table-cell office:value-type="float" office:value="118.6667">
            <text:p>118.6667</text:p>
          </table:table-cell>
        </table:table-row>
        <table:table-row>
          <table:table-cell table:style-name="pd1" office:value-type="date" office:date-value="2015-09-08T21:00:00">
            <text:p>Tue Sep  8 21:00:00 2015</text:p>
          </table:table-cell>
          <table:table-cell office:value-type="float" office:value="448.8333">
            <text:p>448.8333</text:p>
          </table:table-cell>
          <table:table-cell office:value-type="float" office:value="51.1667">
            <text:p>51.1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15-09-08T22:00:00">
            <text:p>Tue Sep  8 22:00:00 2015</text:p>
          </table:table-cell>
          <table:table-cell office:value-type="float" office:value="602.5">
            <text:p>602.5</text:p>
          </table:table-cell>
          <table:table-cell office:value-type="float" office:value="75.6667">
            <text:p>75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5-09-10T18:00:00">
            <text:p>Thu Sep 10 18:00:00 2015</text:p>
          </table:table-cell>
          <table:table-cell office:value-type="float" office:value="231.0">
            <text:p>231.0</text:p>
          </table:table-cell>
          <table:table-cell office:value-type="float" office:value="15.0">
            <text:p>15.0</text:p>
          </table:table-cell>
          <table:table-cell office:value-type="float" office:value="149.3333">
            <text:p>149.3333</text:p>
          </table:table-cell>
        </table:table-row>
        <table:table-row>
          <table:table-cell table:style-name="pd1" office:value-type="date" office:date-value="2015-09-10T19:00:00">
            <text:p>Thu Sep 10 19:00:00 2015</text:p>
          </table:table-cell>
          <table:table-cell office:value-type="float" office:value="214.0">
            <text:p>214.0</text:p>
          </table:table-cell>
          <table:table-cell office:value-type="float" office:value="18.0">
            <text:p>18.0</text:p>
          </table:table-cell>
          <table:table-cell office:value-type="float" office:value="142.8333">
            <text:p>142.8333</text:p>
          </table:table-cell>
        </table:table-row>
        <table:table-row>
          <table:table-cell table:style-name="pd1" office:value-type="date" office:date-value="2015-09-10T20:00:00">
            <text:p>Thu Sep 10 20:00:00 2015</text:p>
          </table:table-cell>
          <table:table-cell office:value-type="float" office:value="268.1667">
            <text:p>268.1667</text:p>
          </table:table-cell>
          <table:table-cell office:value-type="float" office:value="21.0">
            <text:p>21.0</text:p>
          </table:table-cell>
          <table:table-cell office:value-type="float" office:value="123.0">
            <text:p>123.0</text:p>
          </table:table-cell>
        </table:table-row>
        <table:table-row>
          <table:table-cell table:style-name="pd1" office:value-type="date" office:date-value="2015-09-10T21:00:00">
            <text:p>Thu Sep 10 21:00:00 2015</text:p>
          </table:table-cell>
          <table:table-cell office:value-type="float" office:value="366.0">
            <text:p>366.0</text:p>
          </table:table-cell>
          <table:table-cell office:value-type="float" office:value="39.6667">
            <text:p>39.6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5-09-12T18:00:00">
            <text:p>Sat Sep 12 18:00:00 2015</text:p>
          </table:table-cell>
          <table:table-cell office:value-type="float" office:value="153.1667">
            <text:p>153.1667</text:p>
          </table:table-cell>
          <table:table-cell office:value-type="float" office:value="11.6667">
            <text:p>11.6667</text:p>
          </table:table-cell>
          <table:table-cell office:value-type="float" office:value="116.0">
            <text:p>116.0</text:p>
          </table:table-cell>
        </table:table-row>
        <table:table-row>
          <table:table-cell table:style-name="pd1" office:value-type="date" office:date-value="2015-09-12T19:00:00">
            <text:p>Sat Sep 12 19:00:00 2015</text:p>
          </table:table-cell>
          <table:table-cell office:value-type="float" office:value="166.0">
            <text:p>166.0</text:p>
          </table:table-cell>
          <table:table-cell office:value-type="float" office:value="11.8333">
            <text:p>11.8333</text:p>
          </table:table-cell>
          <table:table-cell office:value-type="float" office:value="117.1667">
            <text:p>117.1667</text:p>
          </table:table-cell>
        </table:table-row>
        <table:table-row>
          <table:table-cell table:style-name="pd1" office:value-type="date" office:date-value="2015-09-12T20:00:00">
            <text:p>Sat Sep 12 20:00:00 2015</text:p>
          </table:table-cell>
          <table:table-cell office:value-type="float" office:value="173.8333">
            <text:p>173.8333</text:p>
          </table:table-cell>
          <table:table-cell office:value-type="float" office:value="12.6667">
            <text:p>12.6667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5-09-12T21:00:00">
            <text:p>Sat Sep 12 21:00:00 2015</text:p>
          </table:table-cell>
          <table:table-cell office:value-type="float" office:value="261.3333">
            <text:p>261.3333</text:p>
          </table:table-cell>
          <table:table-cell office:value-type="float" office:value="19.0">
            <text:p>19.0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15-09-15T18:00:00">
            <text:p>Tue Sep 15 18:00:00 2015</text:p>
          </table:table-cell>
          <table:table-cell office:value-type="float" office:value="230.5">
            <text:p>230.5</text:p>
          </table:table-cell>
          <table:table-cell office:value-type="float" office:value="12.1667">
            <text:p>12.1667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15-09-15T19:00:00">
            <text:p>Tue Sep 15 19:00:00 2015</text:p>
          </table:table-cell>
          <table:table-cell office:value-type="float" office:value="207.6667">
            <text:p>207.6667</text:p>
          </table:table-cell>
          <table:table-cell office:value-type="float" office:value="14.5">
            <text:p>14.5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15-09-15T20:00:00">
            <text:p>Tue Sep 15 20:00:00 2015</text:p>
          </table:table-cell>
          <table:table-cell office:value-type="float" office:value="209.0">
            <text:p>209.0</text:p>
          </table:table-cell>
          <table:table-cell office:value-type="float" office:value="18.6667">
            <text:p>18.6667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15-09-15T21:00:00">
            <text:p>Tue Sep 15 21:00:00 2015</text:p>
          </table:table-cell>
          <table:table-cell office:value-type="float" office:value="204.3333">
            <text:p>204.3333</text:p>
          </table:table-cell>
          <table:table-cell office:value-type="float" office:value="22.0">
            <text:p>22.0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5-09-15T22:00:00">
            <text:p>Tue Sep 15 22:00:00 2015</text:p>
          </table:table-cell>
          <table:table-cell office:value-type="float" office:value="195.5">
            <text:p>195.5</text:p>
          </table:table-cell>
          <table:table-cell office:value-type="float" office:value="16.6667">
            <text:p>16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5-09-17T18:00:00">
            <text:p>Thu Sep 17 18:00:00 2015</text:p>
          </table:table-cell>
          <table:table-cell office:value-type="float" office:value="264.3333">
            <text:p>264.3333</text:p>
          </table:table-cell>
          <table:table-cell office:value-type="float" office:value="15.3333">
            <text:p>15.3333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15-09-17T19:00:00">
            <text:p>Thu Sep 17 19:00:00 2015</text:p>
          </table:table-cell>
          <table:table-cell office:value-type="float" office:value="281.8333">
            <text:p>281.8333</text:p>
          </table:table-cell>
          <table:table-cell office:value-type="float" office:value="17.8333">
            <text:p>17.8333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5-09-17T20:00:00">
            <text:p>Thu Sep 17 20:00:00 2015</text:p>
          </table:table-cell>
          <table:table-cell office:value-type="float" office:value="253.5">
            <text:p>253.5</text:p>
          </table:table-cell>
          <table:table-cell office:value-type="float" office:value="22.5">
            <text:p>22.5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15-09-17T21:00:00">
            <text:p>Thu Sep 17 21:00:00 2015</text:p>
          </table:table-cell>
          <table:table-cell office:value-type="float" office:value="327.3333">
            <text:p>327.3333</text:p>
          </table:table-cell>
          <table:table-cell office:value-type="float" office:value="50.3333">
            <text:p>50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5-09-18T19:00:00">
            <text:p>Fri Sep 18 19:00:00 2015</text:p>
          </table:table-cell>
          <table:table-cell office:value-type="float" office:value="210.0">
            <text:p>210.0</text:p>
          </table:table-cell>
          <table:table-cell office:value-type="float" office:value="14.5">
            <text:p>14.5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15-09-18T20:00:00">
            <text:p>Fri Sep 18 20:00:00 2015</text:p>
          </table:table-cell>
          <table:table-cell office:value-type="float" office:value="220.8333">
            <text:p>220.8333</text:p>
          </table:table-cell>
          <table:table-cell office:value-type="float" office:value="30.1667">
            <text:p>30.166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5-09-18T21:00:00">
            <text:p>Fri Sep 18 21:00:00 2015</text:p>
          </table:table-cell>
          <table:table-cell office:value-type="float" office:value="270.6667">
            <text:p>270.6667</text:p>
          </table:table-cell>
          <table:table-cell office:value-type="float" office:value="58.0">
            <text:p>58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09-20T18:00:00">
            <text:p>Sun Sep 20 18:00:00 2015</text:p>
          </table:table-cell>
          <table:table-cell office:value-type="float" office:value="127.5">
            <text:p>127.5</text:p>
          </table:table-cell>
          <table:table-cell office:value-type="float" office:value="10.1667">
            <text:p>10.1667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5-09-20T19:00:00">
            <text:p>Sun Sep 20 19:00:00 2015</text:p>
          </table:table-cell>
          <table:table-cell office:value-type="float" office:value="176.1667">
            <text:p>176.1667</text:p>
          </table:table-cell>
          <table:table-cell office:value-type="float" office:value="12.8333">
            <text:p>12.8333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15-09-20T20:00:00">
            <text:p>Sun Sep 20 20:00:00 2015</text:p>
          </table:table-cell>
          <table:table-cell office:value-type="float" office:value="191.5">
            <text:p>191.5</text:p>
          </table:table-cell>
          <table:table-cell office:value-type="float" office:value="16.3333">
            <text:p>16.3333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5-09-20T21:00:00">
            <text:p>Sun Sep 20 21:00:00 2015</text:p>
          </table:table-cell>
          <table:table-cell office:value-type="float" office:value="211.5">
            <text:p>211.5</text:p>
          </table:table-cell>
          <table:table-cell office:value-type="float" office:value="23.1667">
            <text:p>23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5-09-21T21:00:00">
            <text:p>Mon Sep 21 21:00:00 2015</text:p>
          </table:table-cell>
          <table:table-cell office:value-type="float" office:value="359.5">
            <text:p>359.5</text:p>
          </table:table-cell>
          <table:table-cell office:value-type="float" office:value="41.5">
            <text:p>41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5-09-21T22:00:00">
            <text:p>Mon Sep 21 22:00:00 2015</text:p>
          </table:table-cell>
          <table:table-cell office:value-type="float" office:value="356.6667">
            <text:p>356.6667</text:p>
          </table:table-cell>
          <table:table-cell office:value-type="float" office:value="35.1667">
            <text:p>35.1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5-09-21T23:00:00">
            <text:p>Mon Sep 21 23:00:00 2015</text:p>
          </table:table-cell>
          <table:table-cell office:value-type="float" office:value="317.0">
            <text:p>317.0</text:p>
          </table:table-cell>
          <table:table-cell office:value-type="float" office:value="19.8333">
            <text:p>19.8333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5-09-22T00:00:00">
            <text:p>Tue Sep 22 00:00:00 2015</text:p>
          </table:table-cell>
          <table:table-cell office:value-type="float" office:value="300.1667">
            <text:p>300.1667</text:p>
          </table:table-cell>
          <table:table-cell office:value-type="float" office:value="15.1667">
            <text:p>15.1667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15-09-24T20:00:00">
            <text:p>Thu Sep 24 20:00:00 2015</text:p>
          </table:table-cell>
          <table:table-cell office:value-type="float" office:value="409.5">
            <text:p>409.5</text:p>
          </table:table-cell>
          <table:table-cell office:value-type="float" office:value="32.8333">
            <text:p>32.8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9-24T21:00:00">
            <text:p>Thu Sep 24 21:00:00 2015</text:p>
          </table:table-cell>
          <table:table-cell office:value-type="float" office:value="662.3333">
            <text:p>662.3333</text:p>
          </table:table-cell>
          <table:table-cell office:value-type="float" office:value="81.3333">
            <text:p>81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5-10-01T21:00:00">
            <text:p>Thu Oct  1 21:00:00 2015</text:p>
          </table:table-cell>
          <table:table-cell office:value-type="float" office:value="667.0">
            <text:p>667.0</text:p>
          </table:table-cell>
          <table:table-cell office:value-type="float" office:value="109.6667">
            <text:p>109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10-02T17:00:00">
            <text:p>Fri Oct  2 17:00:00 2015</text:p>
          </table:table-cell>
          <table:table-cell office:value-type="float" office:value="266.8333">
            <text:p>266.8333</text:p>
          </table:table-cell>
          <table:table-cell office:value-type="float" office:value="13.5">
            <text:p>13.5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15-10-02T18:00:00">
            <text:p>Fri Oct  2 18:00:00 2015</text:p>
          </table:table-cell>
          <table:table-cell office:value-type="float" office:value="166.1667">
            <text:p>166.1667</text:p>
          </table:table-cell>
          <table:table-cell office:value-type="float" office:value="15.6667">
            <text:p>15.6667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15-10-02T19:00:00">
            <text:p>Fri Oct  2 19:00:00 2015</text:p>
          </table:table-cell>
          <table:table-cell office:value-type="float" office:value="165.1667">
            <text:p>165.1667</text:p>
          </table:table-cell>
          <table:table-cell office:value-type="float" office:value="20.8333">
            <text:p>20.8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5-10-03T17:00:00">
            <text:p>Sat Oct  3 17:00:00 2015</text:p>
          </table:table-cell>
          <table:table-cell office:value-type="float" office:value="308.8333">
            <text:p>308.8333</text:p>
          </table:table-cell>
          <table:table-cell office:value-type="float" office:value="10.0">
            <text:p>10.0</text:p>
          </table:table-cell>
          <table:table-cell office:value-type="float" office:value="123.3333">
            <text:p>123.3333</text:p>
          </table:table-cell>
        </table:table-row>
        <table:table-row>
          <table:table-cell table:style-name="pd1" office:value-type="date" office:date-value="2015-10-03T18:00:00">
            <text:p>Sat Oct  3 18:00:00 2015</text:p>
          </table:table-cell>
          <table:table-cell office:value-type="float" office:value="271.3333">
            <text:p>271.3333</text:p>
          </table:table-cell>
          <table:table-cell office:value-type="float" office:value="11.0">
            <text:p>11.0</text:p>
          </table:table-cell>
          <table:table-cell office:value-type="float" office:value="116.5">
            <text:p>116.5</text:p>
          </table:table-cell>
        </table:table-row>
        <table:table-row>
          <table:table-cell table:style-name="pd1" office:value-type="date" office:date-value="2015-10-03T19:00:00">
            <text:p>Sat Oct  3 19:00:00 2015</text:p>
          </table:table-cell>
          <table:table-cell office:value-type="float" office:value="236.5">
            <text:p>236.5</text:p>
          </table:table-cell>
          <table:table-cell office:value-type="float" office:value="11.8333">
            <text:p>11.8333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15-10-03T20:00:00">
            <text:p>Sat Oct  3 20:00:00 2015</text:p>
          </table:table-cell>
          <table:table-cell office:value-type="float" office:value="303.1667">
            <text:p>303.1667</text:p>
          </table:table-cell>
          <table:table-cell office:value-type="float" office:value="16.0">
            <text:p>16.0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5-10-03T21:00:00">
            <text:p>Sat Oct  3 21:00:00 2015</text:p>
          </table:table-cell>
          <table:table-cell office:value-type="float" office:value="291.8333">
            <text:p>291.8333</text:p>
          </table:table-cell>
          <table:table-cell office:value-type="float" office:value="22.6667">
            <text:p>22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10-03T22:00:00">
            <text:p>Sat Oct  3 22:00:00 2015</text:p>
          </table:table-cell>
          <table:table-cell office:value-type="float" office:value="257.0">
            <text:p>257.0</text:p>
          </table:table-cell>
          <table:table-cell office:value-type="float" office:value="15.6667">
            <text:p>15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10-04T18:00:00">
            <text:p>Sun Oct  4 18:00:00 2015</text:p>
          </table:table-cell>
          <table:table-cell office:value-type="float" office:value="401.1667">
            <text:p>401.1667</text:p>
          </table:table-cell>
          <table:table-cell office:value-type="float" office:value="11.0">
            <text:p>11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10-04T19:00:00">
            <text:p>Sun Oct  4 19:00:00 2015</text:p>
          </table:table-cell>
          <table:table-cell office:value-type="float" office:value="432.6667">
            <text:p>432.6667</text:p>
          </table:table-cell>
          <table:table-cell office:value-type="float" office:value="12.1667">
            <text:p>12.1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5-10-04T20:00:00">
            <text:p>Sun Oct  4 20:00:00 2015</text:p>
          </table:table-cell>
          <table:table-cell office:value-type="float" office:value="365.5">
            <text:p>365.5</text:p>
          </table:table-cell>
          <table:table-cell office:value-type="float" office:value="16.1667">
            <text:p>16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5-10-04T21:00:00">
            <text:p>Sun Oct  4 21:00:00 2015</text:p>
          </table:table-cell>
          <table:table-cell office:value-type="float" office:value="403.1667">
            <text:p>403.1667</text:p>
          </table:table-cell>
          <table:table-cell office:value-type="float" office:value="26.6667">
            <text:p>26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10-04T22:00:00">
            <text:p>Sun Oct  4 22:00:00 2015</text:p>
          </table:table-cell>
          <table:table-cell office:value-type="float" office:value="407.1667">
            <text:p>407.1667</text:p>
          </table:table-cell>
          <table:table-cell office:value-type="float" office:value="38.3333">
            <text:p>38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5-10-05T17:00:00">
            <text:p>Mon Oct  5 17:00:00 2015</text:p>
          </table:table-cell>
          <table:table-cell office:value-type="float" office:value="331.5">
            <text:p>331.5</text:p>
          </table:table-cell>
          <table:table-cell office:value-type="float" office:value="13.1667">
            <text:p>13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10-06T08:00:00">
            <text:p>Tue Oct  6 08:00:00 2015</text:p>
          </table:table-cell>
          <table:table-cell office:value-type="float" office:value="376.6667">
            <text:p>376.6667</text:p>
          </table:table-cell>
          <table:table-cell office:value-type="float" office:value="12.5">
            <text:p>12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5-10-06T13:00:00">
            <text:p>Tue Oct  6 13:00:00 2015</text:p>
          </table:table-cell>
          <table:table-cell office:value-type="float" office:value="315.6667">
            <text:p>315.6667</text:p>
          </table:table-cell>
          <table:table-cell office:value-type="float" office:value="16.2">
            <text:p>16.2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10-06T14:00:00">
            <text:p>Tue Oct  6 14:00:00 2015</text:p>
          </table:table-cell>
          <table:table-cell office:value-type="float" office:value="202.5">
            <text:p>202.5</text:p>
          </table:table-cell>
          <table:table-cell office:value-type="float" office:value="16.5">
            <text:p>16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10-06T15:00:00">
            <text:p>Tue Oct  6 15:00:00 2015</text:p>
          </table:table-cell>
          <table:table-cell office:value-type="float" office:value="325.0">
            <text:p>325.0</text:p>
          </table:table-cell>
          <table:table-cell office:value-type="float" office:value="15.1667">
            <text:p>15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5-10-06T16:00:00">
            <text:p>Tue Oct  6 16:00:00 2015</text:p>
          </table:table-cell>
          <table:table-cell office:value-type="float" office:value="336.6667">
            <text:p>336.6667</text:p>
          </table:table-cell>
          <table:table-cell office:value-type="float" office:value="14.3333">
            <text:p>14.3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5-10-06T17:00:00">
            <text:p>Tue Oct  6 17:00:00 2015</text:p>
          </table:table-cell>
          <table:table-cell office:value-type="float" office:value="175.3333">
            <text:p>175.3333</text:p>
          </table:table-cell>
          <table:table-cell office:value-type="float" office:value="15.0">
            <text:p>15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5-10-06T18:00:00">
            <text:p>Tue Oct  6 18:00:00 2015</text:p>
          </table:table-cell>
          <table:table-cell office:value-type="float" office:value="179.5">
            <text:p>179.5</text:p>
          </table:table-cell>
          <table:table-cell office:value-type="float" office:value="17.0">
            <text:p>17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10-06T19:00:00">
            <text:p>Tue Oct  6 19:00:00 2015</text:p>
          </table:table-cell>
          <table:table-cell office:value-type="float" office:value="215.3333">
            <text:p>215.3333</text:p>
          </table:table-cell>
          <table:table-cell office:value-type="float" office:value="24.6667">
            <text:p>24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10-06T20:00:00">
            <text:p>Tue Oct  6 20:00:00 2015</text:p>
          </table:table-cell>
          <table:table-cell office:value-type="float" office:value="227.8333">
            <text:p>227.8333</text:p>
          </table:table-cell>
          <table:table-cell office:value-type="float" office:value="28.1667">
            <text:p>28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10-07T20:00:00">
            <text:p>Wed Oct  7 20:00:00 2015</text:p>
          </table:table-cell>
          <table:table-cell office:value-type="float" office:value="501.3333">
            <text:p>501.3333</text:p>
          </table:table-cell>
          <table:table-cell office:value-type="float" office:value="32.6667">
            <text:p>32.6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5-10-07T21:00:00">
            <text:p>Wed Oct  7 21:00:00 2015</text:p>
          </table:table-cell>
          <table:table-cell office:value-type="float" office:value="544.8333">
            <text:p>544.8333</text:p>
          </table:table-cell>
          <table:table-cell office:value-type="float" office:value="55.1667">
            <text:p>55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10-08T17:00:00">
            <text:p>Thu Oct  8 17:00:00 2015</text:p>
          </table:table-cell>
          <table:table-cell office:value-type="float" office:value="293.0">
            <text:p>293.0</text:p>
          </table:table-cell>
          <table:table-cell office:value-type="float" office:value="14.8333">
            <text:p>14.8333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5-10-08T18:00:00">
            <text:p>Thu Oct  8 18:00:00 2015</text:p>
          </table:table-cell>
          <table:table-cell office:value-type="float" office:value="367.0">
            <text:p>367.0</text:p>
          </table:table-cell>
          <table:table-cell office:value-type="float" office:value="17.1667">
            <text:p>17.1667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15-10-08T19:00:00">
            <text:p>Thu Oct  8 19:00:00 2015</text:p>
          </table:table-cell>
          <table:table-cell office:value-type="float" office:value="283.1667">
            <text:p>283.1667</text:p>
          </table:table-cell>
          <table:table-cell office:value-type="float" office:value="21.0">
            <text:p>21.0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5-10-08T20:00:00">
            <text:p>Thu Oct  8 20:00:00 2015</text:p>
          </table:table-cell>
          <table:table-cell office:value-type="float" office:value="347.8333">
            <text:p>347.8333</text:p>
          </table:table-cell>
          <table:table-cell office:value-type="float" office:value="51.8333">
            <text:p>51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10-08T21:00:00">
            <text:p>Thu Oct  8 21:00:00 2015</text:p>
          </table:table-cell>
          <table:table-cell office:value-type="float" office:value="422.5">
            <text:p>422.5</text:p>
          </table:table-cell>
          <table:table-cell office:value-type="float" office:value="90.3333">
            <text:p>90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10-09T18:00:00">
            <text:p>Fri Oct  9 18:00:00 2015</text:p>
          </table:table-cell>
          <table:table-cell office:value-type="float" office:value="224.3333">
            <text:p>224.3333</text:p>
          </table:table-cell>
          <table:table-cell office:value-type="float" office:value="17.0">
            <text:p>17.0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15-10-09T19:00:00">
            <text:p>Fri Oct  9 19:00:00 2015</text:p>
          </table:table-cell>
          <table:table-cell office:value-type="float" office:value="300.6667">
            <text:p>300.6667</text:p>
          </table:table-cell>
          <table:table-cell office:value-type="float" office:value="24.1667">
            <text:p>24.1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15-10-10T19:00:00">
            <text:p>Sat Oct 10 19:00:00 2015</text:p>
          </table:table-cell>
          <table:table-cell office:value-type="float" office:value="418.1667">
            <text:p>418.1667</text:p>
          </table:table-cell>
          <table:table-cell office:value-type="float" office:value="17.6667">
            <text:p>17.6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5-10-12T17:00:00">
            <text:p>Mon Oct 12 17:00:00 2015</text:p>
          </table:table-cell>
          <table:table-cell office:value-type="float" office:value="422.0">
            <text:p>422.0</text:p>
          </table:table-cell>
          <table:table-cell office:value-type="float" office:value="11.5">
            <text:p>11.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10-13T18:00:00">
            <text:p>Tue Oct 13 18:00:00 2015</text:p>
          </table:table-cell>
          <table:table-cell office:value-type="float" office:value="248.0">
            <text:p>248.0</text:p>
          </table:table-cell>
          <table:table-cell office:value-type="float" office:value="16.8333">
            <text:p>16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5-10-13T19:00:00">
            <text:p>Tue Oct 13 19:00:00 2015</text:p>
          </table:table-cell>
          <table:table-cell office:value-type="float" office:value="285.5">
            <text:p>285.5</text:p>
          </table:table-cell>
          <table:table-cell office:value-type="float" office:value="21.3333">
            <text:p>21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5-10-13T20:00:00">
            <text:p>Tue Oct 13 20:00:00 2015</text:p>
          </table:table-cell>
          <table:table-cell office:value-type="float" office:value="287.1667">
            <text:p>287.1667</text:p>
          </table:table-cell>
          <table:table-cell office:value-type="float" office:value="30.6667">
            <text:p>30.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10-13T21:00:00">
            <text:p>Tue Oct 13 21:00:00 2015</text:p>
          </table:table-cell>
          <table:table-cell office:value-type="float" office:value="303.3333">
            <text:p>303.3333</text:p>
          </table:table-cell>
          <table:table-cell office:value-type="float" office:value="25.5">
            <text:p>25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10-13T22:00:00">
            <text:p>Tue Oct 13 22:00:00 2015</text:p>
          </table:table-cell>
          <table:table-cell office:value-type="float" office:value="300.0">
            <text:p>300.0</text:p>
          </table:table-cell>
          <table:table-cell office:value-type="float" office:value="20.0">
            <text:p>20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5-10-13T23:00:00">
            <text:p>Tue Oct 13 23:00:00 2015</text:p>
          </table:table-cell>
          <table:table-cell office:value-type="float" office:value="294.8333">
            <text:p>294.8333</text:p>
          </table:table-cell>
          <table:table-cell office:value-type="float" office:value="12.3333">
            <text:p>12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5-10-14T19:00:00">
            <text:p>Wed Oct 14 19:00:00 2015</text:p>
          </table:table-cell>
          <table:table-cell office:value-type="float" office:value="352.6667">
            <text:p>352.6667</text:p>
          </table:table-cell>
          <table:table-cell office:value-type="float" office:value="19.0">
            <text:p>19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10-15T16:00:00">
            <text:p>Thu Oct 15 16:00:00 2015</text:p>
          </table:table-cell>
          <table:table-cell office:value-type="float" office:value="227.6667">
            <text:p>227.6667</text:p>
          </table:table-cell>
          <table:table-cell office:value-type="float" office:value="13.8333">
            <text:p>13.8333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15-10-15T17:00:00">
            <text:p>Thu Oct 15 17:00:00 2015</text:p>
          </table:table-cell>
          <table:table-cell office:value-type="float" office:value="270.8333">
            <text:p>270.8333</text:p>
          </table:table-cell>
          <table:table-cell office:value-type="float" office:value="15.1667">
            <text:p>15.1667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15-10-15T18:00:00">
            <text:p>Thu Oct 15 18:00:00 2015</text:p>
          </table:table-cell>
          <table:table-cell office:value-type="float" office:value="309.5">
            <text:p>309.5</text:p>
          </table:table-cell>
          <table:table-cell office:value-type="float" office:value="18.3333">
            <text:p>18.333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5-10-15T19:00:00">
            <text:p>Thu Oct 15 19:00:00 2015</text:p>
          </table:table-cell>
          <table:table-cell office:value-type="float" office:value="408.1667">
            <text:p>408.1667</text:p>
          </table:table-cell>
          <table:table-cell office:value-type="float" office:value="21.1667">
            <text:p>21.1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5-10-15T20:00:00">
            <text:p>Thu Oct 15 20:00:00 2015</text:p>
          </table:table-cell>
          <table:table-cell office:value-type="float" office:value="572.5">
            <text:p>572.5</text:p>
          </table:table-cell>
          <table:table-cell office:value-type="float" office:value="53.6667">
            <text:p>53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5-10-16T17:00:00">
            <text:p>Fri Oct 16 17:00:00 2015</text:p>
          </table:table-cell>
          <table:table-cell office:value-type="float" office:value="133.3333">
            <text:p>133.3333</text:p>
          </table:table-cell>
          <table:table-cell office:value-type="float" office:value="12.1667">
            <text:p>12.1667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15-10-16T18:00:00">
            <text:p>Fri Oct 16 18:00:00 2015</text:p>
          </table:table-cell>
          <table:table-cell office:value-type="float" office:value="106.3333">
            <text:p>106.3333</text:p>
          </table:table-cell>
          <table:table-cell office:value-type="float" office:value="15.3333">
            <text:p>15.3333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15-10-16T19:00:00">
            <text:p>Fri Oct 16 19:00:00 2015</text:p>
          </table:table-cell>
          <table:table-cell office:value-type="float" office:value="185.1667">
            <text:p>185.1667</text:p>
          </table:table-cell>
          <table:table-cell office:value-type="float" office:value="22.8333">
            <text:p>22.8333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15-10-16T20:00:00">
            <text:p>Fri Oct 16 20:00:00 2015</text:p>
          </table:table-cell>
          <table:table-cell office:value-type="float" office:value="297.1667">
            <text:p>297.1667</text:p>
          </table:table-cell>
          <table:table-cell office:value-type="float" office:value="63.1667">
            <text:p>63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5-10-17T16:00:00">
            <text:p>Sat Oct 17 16:00:00 2015</text:p>
          </table:table-cell>
          <table:table-cell office:value-type="float" office:value="187.6667">
            <text:p>187.6667</text:p>
          </table:table-cell>
          <table:table-cell office:value-type="float" office:value="12.5">
            <text:p>12.5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5-10-17T17:00:00">
            <text:p>Sat Oct 17 17:00:00 2015</text:p>
          </table:table-cell>
          <table:table-cell office:value-type="float" office:value="181.5">
            <text:p>181.5</text:p>
          </table:table-cell>
          <table:table-cell office:value-type="float" office:value="10.6667">
            <text:p>10.6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5-10-18T19:00:00">
            <text:p>Sun Oct 18 19:00:00 2015</text:p>
          </table:table-cell>
          <table:table-cell office:value-type="float" office:value="206.1667">
            <text:p>206.1667</text:p>
          </table:table-cell>
          <table:table-cell office:value-type="float" office:value="16.0">
            <text:p>16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5-10-18T20:00:00">
            <text:p>Sun Oct 18 20:00:00 2015</text:p>
          </table:table-cell>
          <table:table-cell office:value-type="float" office:value="363.1667">
            <text:p>363.1667</text:p>
          </table:table-cell>
          <table:table-cell office:value-type="float" office:value="25.8333">
            <text:p>25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5-10-18T21:00:00">
            <text:p>Sun Oct 18 21:00:00 2015</text:p>
          </table:table-cell>
          <table:table-cell office:value-type="float" office:value="334.6667">
            <text:p>334.6667</text:p>
          </table:table-cell>
          <table:table-cell office:value-type="float" office:value="30.1667">
            <text:p>30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10-18T22:00:00">
            <text:p>Sun Oct 18 22:00:00 2015</text:p>
          </table:table-cell>
          <table:table-cell office:value-type="float" office:value="363.8333">
            <text:p>363.8333</text:p>
          </table:table-cell>
          <table:table-cell office:value-type="float" office:value="31.3333">
            <text:p>31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10-20T15:00:00">
            <text:p>Tue Oct 20 15:00:00 2015</text:p>
          </table:table-cell>
          <table:table-cell office:value-type="float" office:value="377.6667">
            <text:p>377.6667</text:p>
          </table:table-cell>
          <table:table-cell office:value-type="float" office:value="11.6667">
            <text:p>11.6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5-10-20T16:00:00">
            <text:p>Tue Oct 20 16:00:00 2015</text:p>
          </table:table-cell>
          <table:table-cell office:value-type="float" office:value="353.6667">
            <text:p>353.6667</text:p>
          </table:table-cell>
          <table:table-cell office:value-type="float" office:value="11.5">
            <text:p>11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5-10-20T17:00:00">
            <text:p>Tue Oct 20 17:00:00 2015</text:p>
          </table:table-cell>
          <table:table-cell office:value-type="float" office:value="318.8333">
            <text:p>318.8333</text:p>
          </table:table-cell>
          <table:table-cell office:value-type="float" office:value="13.8333">
            <text:p>13.8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10-20T18:00:00">
            <text:p>Tue Oct 20 18:00:00 2015</text:p>
          </table:table-cell>
          <table:table-cell office:value-type="float" office:value="420.0">
            <text:p>420.0</text:p>
          </table:table-cell>
          <table:table-cell office:value-type="float" office:value="18.1667">
            <text:p>18.1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5-10-21T19:00:00">
            <text:p>Wed Oct 21 19:00:00 2015</text:p>
          </table:table-cell>
          <table:table-cell office:value-type="float" office:value="120.6667">
            <text:p>120.6667</text:p>
          </table:table-cell>
          <table:table-cell office:value-type="float" office:value="14.5">
            <text:p>14.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5-10-21T20:00:00">
            <text:p>Wed Oct 21 20:00:00 2015</text:p>
          </table:table-cell>
          <table:table-cell office:value-type="float" office:value="305.3333">
            <text:p>305.3333</text:p>
          </table:table-cell>
          <table:table-cell office:value-type="float" office:value="61.8333">
            <text:p>61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5-10-21T21:00:00">
            <text:p>Wed Oct 21 21:00:00 2015</text:p>
          </table:table-cell>
          <table:table-cell office:value-type="float" office:value="433.3333">
            <text:p>433.3333</text:p>
          </table:table-cell>
          <table:table-cell office:value-type="float" office:value="82.1667">
            <text:p>82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10-21T22:00:00">
            <text:p>Wed Oct 21 22:00:00 2015</text:p>
          </table:table-cell>
          <table:table-cell office:value-type="float" office:value="322.6667">
            <text:p>322.6667</text:p>
          </table:table-cell>
          <table:table-cell office:value-type="float" office:value="71.0">
            <text:p>71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10-22T18:00:00">
            <text:p>Thu Oct 22 18:00:00 2015</text:p>
          </table:table-cell>
          <table:table-cell office:value-type="float" office:value="129.0">
            <text:p>129.0</text:p>
          </table:table-cell>
          <table:table-cell office:value-type="float" office:value="15.5">
            <text:p>15.5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15-10-22T20:00:00">
            <text:p>Thu Oct 22 20:00:00 2015</text:p>
          </table:table-cell>
          <table:table-cell office:value-type="float" office:value="401.1667">
            <text:p>401.1667</text:p>
          </table:table-cell>
          <table:table-cell office:value-type="float" office:value="59.5">
            <text:p>59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10-23T17:00:00">
            <text:p>Fri Oct 23 17:00:00 2015</text:p>
          </table:table-cell>
          <table:table-cell office:value-type="float" office:value="157.3333">
            <text:p>157.3333</text:p>
          </table:table-cell>
          <table:table-cell office:value-type="float" office:value="12.6667">
            <text:p>12.6667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15-10-23T18:00:00">
            <text:p>Fri Oct 23 18:00:00 2015</text:p>
          </table:table-cell>
          <table:table-cell office:value-type="float" office:value="178.8333">
            <text:p>178.8333</text:p>
          </table:table-cell>
          <table:table-cell office:value-type="float" office:value="19.3333">
            <text:p>19.3333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15-10-23T19:00:00">
            <text:p>Fri Oct 23 19:00:00 2015</text:p>
          </table:table-cell>
          <table:table-cell office:value-type="float" office:value="180.3333">
            <text:p>180.3333</text:p>
          </table:table-cell>
          <table:table-cell office:value-type="float" office:value="24.3333">
            <text:p>24.3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5-10-23T20:00:00">
            <text:p>Fri Oct 23 20:00:00 2015</text:p>
          </table:table-cell>
          <table:table-cell office:value-type="float" office:value="339.5">
            <text:p>339.5</text:p>
          </table:table-cell>
          <table:table-cell office:value-type="float" office:value="80.1667">
            <text:p>80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10-23T21:00:00">
            <text:p>Fri Oct 23 21:00:00 2015</text:p>
          </table:table-cell>
          <table:table-cell office:value-type="float" office:value="392.0">
            <text:p>392.0</text:p>
          </table:table-cell>
          <table:table-cell office:value-type="float" office:value="70.6667">
            <text:p>70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5-10-24T20:00:00">
            <text:p>Sat Oct 24 20:00:00 2015</text:p>
          </table:table-cell>
          <table:table-cell office:value-type="float" office:value="394.1667">
            <text:p>394.1667</text:p>
          </table:table-cell>
          <table:table-cell office:value-type="float" office:value="32.0">
            <text:p>32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10-25T15:00:00">
            <text:p>Sun Oct 25 15:00:00 2015</text:p>
          </table:table-cell>
          <table:table-cell office:value-type="float" office:value="238.6667">
            <text:p>238.6667</text:p>
          </table:table-cell>
          <table:table-cell office:value-type="float" office:value="8.8333">
            <text:p>8.8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15-10-25T16:00:00">
            <text:p>Sun Oct 25 16:00:00 2015</text:p>
          </table:table-cell>
          <table:table-cell office:value-type="float" office:value="205.0">
            <text:p>205.0</text:p>
          </table:table-cell>
          <table:table-cell office:value-type="float" office:value="6.8333">
            <text:p>6.8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15-10-25T17:00:00">
            <text:p>Sun Oct 25 17:00:00 2015</text:p>
          </table:table-cell>
          <table:table-cell office:value-type="float" office:value="194.8333">
            <text:p>194.8333</text:p>
          </table:table-cell>
          <table:table-cell office:value-type="float" office:value="7.8333">
            <text:p>7.8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5-10-25T18:00:00">
            <text:p>Sun Oct 25 18:00:00 2015</text:p>
          </table:table-cell>
          <table:table-cell office:value-type="float" office:value="144.0">
            <text:p>144.0</text:p>
          </table:table-cell>
          <table:table-cell office:value-type="float" office:value="7.5">
            <text:p>7.5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5-10-27T09:00:00">
            <text:p>Tue Oct 27 09:00:00 2015</text:p>
          </table:table-cell>
          <table:table-cell office:value-type="float" office:value="88.1667">
            <text:p>88.1667</text:p>
          </table:table-cell>
          <table:table-cell office:value-type="float" office:value="33.8333">
            <text:p>33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10-27T10:00:00">
            <text:p>Tue Oct 27 10:00:00 2015</text:p>
          </table:table-cell>
          <table:table-cell office:value-type="float" office:value="87.6667">
            <text:p>87.6667</text:p>
          </table:table-cell>
          <table:table-cell office:value-type="float" office:value="21.8333">
            <text:p>21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5-10-27T11:00:00">
            <text:p>Tue Oct 27 11:00:00 2015</text:p>
          </table:table-cell>
          <table:table-cell office:value-type="float" office:value="97.0">
            <text:p>97.0</text:p>
          </table:table-cell>
          <table:table-cell office:value-type="float" office:value="26.8333">
            <text:p>26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5-10-27T12:00:00">
            <text:p>Tue Oct 27 12:00:00 2015</text:p>
          </table:table-cell>
          <table:table-cell office:value-type="float" office:value="72.6667">
            <text:p>72.6667</text:p>
          </table:table-cell>
          <table:table-cell office:value-type="float" office:value="17.0">
            <text:p>17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5-10-27T13:00:00">
            <text:p>Tue Oct 27 13:00:00 2015</text:p>
          </table:table-cell>
          <table:table-cell office:value-type="float" office:value="124.3333">
            <text:p>124.3333</text:p>
          </table:table-cell>
          <table:table-cell office:value-type="float" office:value="14.5">
            <text:p>14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5-10-27T14:00:00">
            <text:p>Tue Oct 27 14:00:00 2015</text:p>
          </table:table-cell>
          <table:table-cell office:value-type="float" office:value="127.8333">
            <text:p>127.8333</text:p>
          </table:table-cell>
          <table:table-cell office:value-type="float" office:value="15.1667">
            <text:p>15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5-10-27T15:00:00">
            <text:p>Tue Oct 27 15:00:00 2015</text:p>
          </table:table-cell>
          <table:table-cell office:value-type="float" office:value="90.3333">
            <text:p>90.3333</text:p>
          </table:table-cell>
          <table:table-cell office:value-type="float" office:value="18.8333">
            <text:p>18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5-10-27T16:00:00">
            <text:p>Tue Oct 27 16:00:00 2015</text:p>
          </table:table-cell>
          <table:table-cell office:value-type="float" office:value="75.0">
            <text:p>75.0</text:p>
          </table:table-cell>
          <table:table-cell office:value-type="float" office:value="12.5">
            <text:p>12.5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15-10-27T17:00:00">
            <text:p>Tue Oct 27 17:00:00 2015</text:p>
          </table:table-cell>
          <table:table-cell office:value-type="float" office:value="69.1667">
            <text:p>69.1667</text:p>
          </table:table-cell>
          <table:table-cell office:value-type="float" office:value="14.6667">
            <text:p>14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5-10-27T18:00:00">
            <text:p>Tue Oct 27 18:00:00 2015</text:p>
          </table:table-cell>
          <table:table-cell office:value-type="float" office:value="154.8333">
            <text:p>154.8333</text:p>
          </table:table-cell>
          <table:table-cell office:value-type="float" office:value="20.8333">
            <text:p>20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5-10-29T19:00:00">
            <text:p>Thu Oct 29 19:00:00 2015</text:p>
          </table:table-cell>
          <table:table-cell office:value-type="float" office:value="461.0">
            <text:p>461.0</text:p>
          </table:table-cell>
          <table:table-cell office:value-type="float" office:value="63.6667">
            <text:p>63.6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5-10-30T17:00:00">
            <text:p>Fri Oct 30 17:00:00 2015</text:p>
          </table:table-cell>
          <table:table-cell office:value-type="float" office:value="261.8333">
            <text:p>261.8333</text:p>
          </table:table-cell>
          <table:table-cell office:value-type="float" office:value="15.1667">
            <text:p>15.1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5-10-30T18:00:00">
            <text:p>Fri Oct 30 18:00:00 2015</text:p>
          </table:table-cell>
          <table:table-cell office:value-type="float" office:value="303.8333">
            <text:p>303.8333</text:p>
          </table:table-cell>
          <table:table-cell office:value-type="float" office:value="36.5">
            <text:p>36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10-30T19:00:00">
            <text:p>Fri Oct 30 19:00:00 2015</text:p>
          </table:table-cell>
          <table:table-cell office:value-type="float" office:value="696.3333">
            <text:p>696.3333</text:p>
          </table:table-cell>
          <table:table-cell office:value-type="float" office:value="95.5">
            <text:p>95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11-04T16:00:00">
            <text:p>Wed Nov  4 16:00:00 2015</text:p>
          </table:table-cell>
          <table:table-cell office:value-type="float" office:value="166.1667">
            <text:p>166.1667</text:p>
          </table:table-cell>
          <table:table-cell office:value-type="float" office:value="17.8333">
            <text:p>17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5-11-04T17:00:00">
            <text:p>Wed Nov  4 17:00:00 2015</text:p>
          </table:table-cell>
          <table:table-cell office:value-type="float" office:value="137.5">
            <text:p>137.5</text:p>
          </table:table-cell>
          <table:table-cell office:value-type="float" office:value="17.0">
            <text:p>17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11-04T18:00:00">
            <text:p>Wed Nov  4 18:00:00 2015</text:p>
          </table:table-cell>
          <table:table-cell office:value-type="float" office:value="149.6667">
            <text:p>149.6667</text:p>
          </table:table-cell>
          <table:table-cell office:value-type="float" office:value="23.3333">
            <text:p>23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5-11-04T19:00:00">
            <text:p>Wed Nov  4 19:00:00 2015</text:p>
          </table:table-cell>
          <table:table-cell office:value-type="float" office:value="195.6667">
            <text:p>195.6667</text:p>
          </table:table-cell>
          <table:table-cell office:value-type="float" office:value="44.8333">
            <text:p>44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5-11-04T20:00:00">
            <text:p>Wed Nov  4 20:00:00 2015</text:p>
          </table:table-cell>
          <table:table-cell office:value-type="float" office:value="177.5">
            <text:p>177.5</text:p>
          </table:table-cell>
          <table:table-cell office:value-type="float" office:value="43.1667">
            <text:p>43.1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5-11-04T21:00:00">
            <text:p>Wed Nov  4 21:00:00 2015</text:p>
          </table:table-cell>
          <table:table-cell office:value-type="float" office:value="266.6667">
            <text:p>266.6667</text:p>
          </table:table-cell>
          <table:table-cell office:value-type="float" office:value="53.1667">
            <text:p>53.1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5-11-04T22:00:00">
            <text:p>Wed Nov  4 22:00:00 2015</text:p>
          </table:table-cell>
          <table:table-cell office:value-type="float" office:value="246.8333">
            <text:p>246.8333</text:p>
          </table:table-cell>
          <table:table-cell office:value-type="float" office:value="62.5">
            <text:p>62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11-05T17:00:00">
            <text:p>Thu Nov  5 17:00:00 2015</text:p>
          </table:table-cell>
          <table:table-cell office:value-type="float" office:value="457.5">
            <text:p>457.5</text:p>
          </table:table-cell>
          <table:table-cell office:value-type="float" office:value="19.5">
            <text:p>19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5-11-05T18:00:00">
            <text:p>Thu Nov  5 18:00:00 2015</text:p>
          </table:table-cell>
          <table:table-cell office:value-type="float" office:value="478.6667">
            <text:p>478.6667</text:p>
          </table:table-cell>
          <table:table-cell office:value-type="float" office:value="31.1667">
            <text:p>31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5-11-05T19:00:00">
            <text:p>Thu Nov  5 19:00:00 2015</text:p>
          </table:table-cell>
          <table:table-cell office:value-type="float" office:value="519.0">
            <text:p>519.0</text:p>
          </table:table-cell>
          <table:table-cell office:value-type="float" office:value="45.8333">
            <text:p>45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11-06T17:00:00">
            <text:p>Fri Nov  6 17:00:00 2015</text:p>
          </table:table-cell>
          <table:table-cell office:value-type="float" office:value="342.8333">
            <text:p>342.8333</text:p>
          </table:table-cell>
          <table:table-cell office:value-type="float" office:value="11.3333">
            <text:p>11.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5-11-06T18:00:00">
            <text:p>Fri Nov  6 18:00:00 2015</text:p>
          </table:table-cell>
          <table:table-cell office:value-type="float" office:value="457.5">
            <text:p>457.5</text:p>
          </table:table-cell>
          <table:table-cell office:value-type="float" office:value="28.1667">
            <text:p>28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5-11-07T13:00:00">
            <text:p>Sat Nov  7 13:00:00 2015</text:p>
          </table:table-cell>
          <table:table-cell office:value-type="float" office:value="331.8333">
            <text:p>331.8333</text:p>
          </table:table-cell>
          <table:table-cell office:value-type="float" office:value="15.3333">
            <text:p>15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11-07T14:00:00">
            <text:p>Sat Nov  7 14:00:00 2015</text:p>
          </table:table-cell>
          <table:table-cell office:value-type="float" office:value="332.5">
            <text:p>332.5</text:p>
          </table:table-cell>
          <table:table-cell office:value-type="float" office:value="14.6667">
            <text:p>14.6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5-11-07T15:00:00">
            <text:p>Sat Nov  7 15:00:00 2015</text:p>
          </table:table-cell>
          <table:table-cell office:value-type="float" office:value="344.8333">
            <text:p>344.8333</text:p>
          </table:table-cell>
          <table:table-cell office:value-type="float" office:value="12.5">
            <text:p>12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5-11-07T16:00:00">
            <text:p>Sat Nov  7 16:00:00 2015</text:p>
          </table:table-cell>
          <table:table-cell office:value-type="float" office:value="253.5">
            <text:p>253.5</text:p>
          </table:table-cell>
          <table:table-cell office:value-type="float" office:value="10.5">
            <text:p>10.5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5-11-07T17:00:00">
            <text:p>Sat Nov  7 17:00:00 2015</text:p>
          </table:table-cell>
          <table:table-cell office:value-type="float" office:value="297.5">
            <text:p>297.5</text:p>
          </table:table-cell>
          <table:table-cell office:value-type="float" office:value="12.5">
            <text:p>12.5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5-11-07T18:00:00">
            <text:p>Sat Nov  7 18:00:00 2015</text:p>
          </table:table-cell>
          <table:table-cell office:value-type="float" office:value="428.3333">
            <text:p>428.3333</text:p>
          </table:table-cell>
          <table:table-cell office:value-type="float" office:value="51.1667">
            <text:p>51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5-11-10T18:00:00">
            <text:p>Tue Nov 10 18:00:00 2015</text:p>
          </table:table-cell>
          <table:table-cell office:value-type="float" office:value="312.3333">
            <text:p>312.3333</text:p>
          </table:table-cell>
          <table:table-cell office:value-type="float" office:value="62.8333">
            <text:p>62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5-11-11T15:00:00">
            <text:p>Wed Nov 11 15:00:00 2015</text:p>
          </table:table-cell>
          <table:table-cell office:value-type="float" office:value="310.3333">
            <text:p>310.3333</text:p>
          </table:table-cell>
          <table:table-cell office:value-type="float" office:value="19.6667">
            <text:p>19.6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5-11-11T16:00:00">
            <text:p>Wed Nov 11 16:00:00 2015</text:p>
          </table:table-cell>
          <table:table-cell office:value-type="float" office:value="272.1667">
            <text:p>272.1667</text:p>
          </table:table-cell>
          <table:table-cell office:value-type="float" office:value="21.8333">
            <text:p>21.8333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15-11-11T17:00:00">
            <text:p>Wed Nov 11 17:00:00 2015</text:p>
          </table:table-cell>
          <table:table-cell office:value-type="float" office:value="258.1667">
            <text:p>258.1667</text:p>
          </table:table-cell>
          <table:table-cell office:value-type="float" office:value="22.3333">
            <text:p>22.3333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15-11-11T18:00:00">
            <text:p>Wed Nov 11 18:00:00 2015</text:p>
          </table:table-cell>
          <table:table-cell office:value-type="float" office:value="365.8333">
            <text:p>365.8333</text:p>
          </table:table-cell>
          <table:table-cell office:value-type="float" office:value="42.5">
            <text:p>42.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5-11-12T15:00:00">
            <text:p>Thu Nov 12 15:00:00 2015</text:p>
          </table:table-cell>
          <table:table-cell office:value-type="float" office:value="170.5">
            <text:p>170.5</text:p>
          </table:table-cell>
          <table:table-cell office:value-type="float" office:value="27.0">
            <text:p>27.0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5-11-12T16:00:00">
            <text:p>Thu Nov 12 16:00:00 2015</text:p>
          </table:table-cell>
          <table:table-cell office:value-type="float" office:value="272.1667">
            <text:p>272.1667</text:p>
          </table:table-cell>
          <table:table-cell office:value-type="float" office:value="22.0">
            <text:p>22.0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15-11-12T17:00:00">
            <text:p>Thu Nov 12 17:00:00 2015</text:p>
          </table:table-cell>
          <table:table-cell office:value-type="float" office:value="209.1667">
            <text:p>209.1667</text:p>
          </table:table-cell>
          <table:table-cell office:value-type="float" office:value="23.0">
            <text:p>23.0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5-11-12T18:00:00">
            <text:p>Thu Nov 12 18:00:00 2015</text:p>
          </table:table-cell>
          <table:table-cell office:value-type="float" office:value="344.5">
            <text:p>344.5</text:p>
          </table:table-cell>
          <table:table-cell office:value-type="float" office:value="42.6667">
            <text:p>42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5-11-13T15:00:00">
            <text:p>Fri Nov 13 15:00:00 2015</text:p>
          </table:table-cell>
          <table:table-cell office:value-type="float" office:value="157.6667">
            <text:p>157.6667</text:p>
          </table:table-cell>
          <table:table-cell office:value-type="float" office:value="25.0">
            <text:p>25.0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5-11-13T16:00:00">
            <text:p>Fri Nov 13 16:00:00 2015</text:p>
          </table:table-cell>
          <table:table-cell office:value-type="float" office:value="159.3333">
            <text:p>159.3333</text:p>
          </table:table-cell>
          <table:table-cell office:value-type="float" office:value="19.6667">
            <text:p>19.6667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15-11-13T17:00:00">
            <text:p>Fri Nov 13 17:00:00 2015</text:p>
          </table:table-cell>
          <table:table-cell office:value-type="float" office:value="129.0">
            <text:p>129.0</text:p>
          </table:table-cell>
          <table:table-cell office:value-type="float" office:value="15.3333">
            <text:p>15.3333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15-11-13T18:00:00">
            <text:p>Fri Nov 13 18:00:00 2015</text:p>
          </table:table-cell>
          <table:table-cell office:value-type="float" office:value="237.8333">
            <text:p>237.8333</text:p>
          </table:table-cell>
          <table:table-cell office:value-type="float" office:value="33.1667">
            <text:p>33.1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5-11-13T19:00:00">
            <text:p>Fri Nov 13 19:00:00 2015</text:p>
          </table:table-cell>
          <table:table-cell office:value-type="float" office:value="293.6667">
            <text:p>293.6667</text:p>
          </table:table-cell>
          <table:table-cell office:value-type="float" office:value="86.8333">
            <text:p>86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11-14T14:00:00">
            <text:p>Sat Nov 14 14:00:00 2015</text:p>
          </table:table-cell>
          <table:table-cell office:value-type="float" office:value="208.6667">
            <text:p>208.6667</text:p>
          </table:table-cell>
          <table:table-cell office:value-type="float" office:value="14.8333">
            <text:p>14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5-11-14T15:00:00">
            <text:p>Sat Nov 14 15:00:00 2015</text:p>
          </table:table-cell>
          <table:table-cell office:value-type="float" office:value="216.3333">
            <text:p>216.3333</text:p>
          </table:table-cell>
          <table:table-cell office:value-type="float" office:value="13.6667">
            <text:p>13.6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5-11-14T17:00:00">
            <text:p>Sat Nov 14 17:00:00 2015</text:p>
          </table:table-cell>
          <table:table-cell office:value-type="float" office:value="335.6667">
            <text:p>335.6667</text:p>
          </table:table-cell>
          <table:table-cell office:value-type="float" office:value="12.5">
            <text:p>12.5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5-11-14T18:00:00">
            <text:p>Sat Nov 14 18:00:00 2015</text:p>
          </table:table-cell>
          <table:table-cell office:value-type="float" office:value="342.5">
            <text:p>342.5</text:p>
          </table:table-cell>
          <table:table-cell office:value-type="float" office:value="25.3333">
            <text:p>25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5-11-15T18:00:00">
            <text:p>Sun Nov 15 18:00:00 2015</text:p>
          </table:table-cell>
          <table:table-cell office:value-type="float" office:value="351.3333">
            <text:p>351.3333</text:p>
          </table:table-cell>
          <table:table-cell office:value-type="float" office:value="22.3333">
            <text:p>22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5-11-15T19:00:00">
            <text:p>Sun Nov 15 19:00:00 2015</text:p>
          </table:table-cell>
          <table:table-cell office:value-type="float" office:value="551.1667">
            <text:p>551.1667</text:p>
          </table:table-cell>
          <table:table-cell office:value-type="float" office:value="61.0">
            <text:p>61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5-11-16T15:00:00">
            <text:p>Mon Nov 16 15:00:00 2015</text:p>
          </table:table-cell>
          <table:table-cell office:value-type="float" office:value="315.1667">
            <text:p>315.1667</text:p>
          </table:table-cell>
          <table:table-cell office:value-type="float" office:value="18.0">
            <text:p>18.0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5-11-16T16:00:00">
            <text:p>Mon Nov 16 16:00:00 2015</text:p>
          </table:table-cell>
          <table:table-cell office:value-type="float" office:value="277.0">
            <text:p>277.0</text:p>
          </table:table-cell>
          <table:table-cell office:value-type="float" office:value="16.1667">
            <text:p>16.1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5-11-16T17:00:00">
            <text:p>Mon Nov 16 17:00:00 2015</text:p>
          </table:table-cell>
          <table:table-cell office:value-type="float" office:value="295.1667">
            <text:p>295.1667</text:p>
          </table:table-cell>
          <table:table-cell office:value-type="float" office:value="20.8333">
            <text:p>20.8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5-11-16T18:00:00">
            <text:p>Mon Nov 16 18:00:00 2015</text:p>
          </table:table-cell>
          <table:table-cell office:value-type="float" office:value="387.5">
            <text:p>387.5</text:p>
          </table:table-cell>
          <table:table-cell office:value-type="float" office:value="38.8333">
            <text:p>38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5-11-17T16:00:00">
            <text:p>Tue Nov 17 16:00:00 2015</text:p>
          </table:table-cell>
          <table:table-cell office:value-type="float" office:value="452.8333">
            <text:p>452.8333</text:p>
          </table:table-cell>
          <table:table-cell office:value-type="float" office:value="17.6667">
            <text:p>17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5-11-17T17:00:00">
            <text:p>Tue Nov 17 17:00:00 2015</text:p>
          </table:table-cell>
          <table:table-cell office:value-type="float" office:value="419.3333">
            <text:p>419.3333</text:p>
          </table:table-cell>
          <table:table-cell office:value-type="float" office:value="18.8333">
            <text:p>18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5-11-17T18:00:00">
            <text:p>Tue Nov 17 18:00:00 2015</text:p>
          </table:table-cell>
          <table:table-cell office:value-type="float" office:value="536.1667">
            <text:p>536.1667</text:p>
          </table:table-cell>
          <table:table-cell office:value-type="float" office:value="35.5">
            <text:p>35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5-11-18T07:00:00">
            <text:p>Wed Nov 18 07:00:00 2015</text:p>
          </table:table-cell>
          <table:table-cell office:value-type="float" office:value="168.6667">
            <text:p>168.6667</text:p>
          </table:table-cell>
          <table:table-cell office:value-type="float" office:value="20.3333">
            <text:p>20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5-11-18T14:00:00">
            <text:p>Wed Nov 18 14:00:00 2015</text:p>
          </table:table-cell>
          <table:table-cell office:value-type="float" office:value="295.8333">
            <text:p>295.8333</text:p>
          </table:table-cell>
          <table:table-cell office:value-type="float" office:value="32.8333">
            <text:p>32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5-11-18T15:00:00">
            <text:p>Wed Nov 18 15:00:00 2015</text:p>
          </table:table-cell>
          <table:table-cell office:value-type="float" office:value="320.3333">
            <text:p>320.3333</text:p>
          </table:table-cell>
          <table:table-cell office:value-type="float" office:value="28.0">
            <text:p>28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5-11-18T16:00:00">
            <text:p>Wed Nov 18 16:00:00 2015</text:p>
          </table:table-cell>
          <table:table-cell office:value-type="float" office:value="413.8333">
            <text:p>413.8333</text:p>
          </table:table-cell>
          <table:table-cell office:value-type="float" office:value="22.3333">
            <text:p>22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11-18T17:00:00">
            <text:p>Wed Nov 18 17:00:00 2015</text:p>
          </table:table-cell>
          <table:table-cell office:value-type="float" office:value="414.6667">
            <text:p>414.6667</text:p>
          </table:table-cell>
          <table:table-cell office:value-type="float" office:value="23.1667">
            <text:p>23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5-11-19T14:00:00">
            <text:p>Thu Nov 19 14:00:00 2015</text:p>
          </table:table-cell>
          <table:table-cell office:value-type="float" office:value="236.6667">
            <text:p>236.6667</text:p>
          </table:table-cell>
          <table:table-cell office:value-type="float" office:value="26.3333">
            <text:p>26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5-11-19T15:00:00">
            <text:p>Thu Nov 19 15:00:00 2015</text:p>
          </table:table-cell>
          <table:table-cell office:value-type="float" office:value="287.1667">
            <text:p>287.1667</text:p>
          </table:table-cell>
          <table:table-cell office:value-type="float" office:value="26.3333">
            <text:p>26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5-11-19T16:00:00">
            <text:p>Thu Nov 19 16:00:00 2015</text:p>
          </table:table-cell>
          <table:table-cell office:value-type="float" office:value="220.3333">
            <text:p>220.3333</text:p>
          </table:table-cell>
          <table:table-cell office:value-type="float" office:value="24.5">
            <text:p>24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5-11-19T17:00:00">
            <text:p>Thu Nov 19 17:00:00 2015</text:p>
          </table:table-cell>
          <table:table-cell office:value-type="float" office:value="225.0">
            <text:p>225.0</text:p>
          </table:table-cell>
          <table:table-cell office:value-type="float" office:value="35.6667">
            <text:p>35.6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5-11-21T07:00:00">
            <text:p>Sat Nov 21 07:00:00 2015</text:p>
          </table:table-cell>
          <table:table-cell office:value-type="float" office:value="311.1667">
            <text:p>311.1667</text:p>
          </table:table-cell>
          <table:table-cell office:value-type="float" office:value="12.3333">
            <text:p>12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5-11-21T08:00:00">
            <text:p>Sat Nov 21 08:00:00 2015</text:p>
          </table:table-cell>
          <table:table-cell office:value-type="float" office:value="186.1667">
            <text:p>186.1667</text:p>
          </table:table-cell>
          <table:table-cell office:value-type="float" office:value="10.6667">
            <text:p>10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5-11-21T09:00:00">
            <text:p>Sat Nov 21 09:00:00 2015</text:p>
          </table:table-cell>
          <table:table-cell office:value-type="float" office:value="116.0">
            <text:p>116.0</text:p>
          </table:table-cell>
          <table:table-cell office:value-type="float" office:value="11.3333">
            <text:p>11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5-11-21T10:00:00">
            <text:p>Sat Nov 21 10:00:00 2015</text:p>
          </table:table-cell>
          <table:table-cell office:value-type="float" office:value="164.3333">
            <text:p>164.3333</text:p>
          </table:table-cell>
          <table:table-cell office:value-type="float" office:value="11.3333">
            <text:p>11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5-11-21T11:00:00">
            <text:p>Sat Nov 21 11:00:00 2015</text:p>
          </table:table-cell>
          <table:table-cell office:value-type="float" office:value="138.1667">
            <text:p>138.1667</text:p>
          </table:table-cell>
          <table:table-cell office:value-type="float" office:value="11.0">
            <text:p>11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11-21T12:00:00">
            <text:p>Sat Nov 21 12:00:00 2015</text:p>
          </table:table-cell>
          <table:table-cell office:value-type="float" office:value="296.1667">
            <text:p>296.1667</text:p>
          </table:table-cell>
          <table:table-cell office:value-type="float" office:value="12.0">
            <text:p>12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11-21T13:00:00">
            <text:p>Sat Nov 21 13:00:00 2015</text:p>
          </table:table-cell>
          <table:table-cell office:value-type="float" office:value="206.5">
            <text:p>206.5</text:p>
          </table:table-cell>
          <table:table-cell office:value-type="float" office:value="14.0">
            <text:p>14.0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5-11-21T14:00:00">
            <text:p>Sat Nov 21 14:00:00 2015</text:p>
          </table:table-cell>
          <table:table-cell office:value-type="float" office:value="330.5">
            <text:p>330.5</text:p>
          </table:table-cell>
          <table:table-cell office:value-type="float" office:value="14.8333">
            <text:p>14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5-11-21T15:00:00">
            <text:p>Sat Nov 21 15:00:00 2015</text:p>
          </table:table-cell>
          <table:table-cell office:value-type="float" office:value="431.3333">
            <text:p>431.3333</text:p>
          </table:table-cell>
          <table:table-cell office:value-type="float" office:value="13.3333">
            <text:p>13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11-21T16:00:00">
            <text:p>Sat Nov 21 16:00:00 2015</text:p>
          </table:table-cell>
          <table:table-cell office:value-type="float" office:value="402.5">
            <text:p>402.5</text:p>
          </table:table-cell>
          <table:table-cell office:value-type="float" office:value="10.1667">
            <text:p>10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11-21T17:00:00">
            <text:p>Sat Nov 21 17:00:00 2015</text:p>
          </table:table-cell>
          <table:table-cell office:value-type="float" office:value="437.1667">
            <text:p>437.1667</text:p>
          </table:table-cell>
          <table:table-cell office:value-type="float" office:value="11.1667">
            <text:p>11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5-11-21T18:00:00">
            <text:p>Sat Nov 21 18:00:00 2015</text:p>
          </table:table-cell>
          <table:table-cell office:value-type="float" office:value="481.3333">
            <text:p>481.3333</text:p>
          </table:table-cell>
          <table:table-cell office:value-type="float" office:value="14.1667">
            <text:p>14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5-11-23T18:00:00">
            <text:p>Mon Nov 23 18:00:00 2015</text:p>
          </table:table-cell>
          <table:table-cell office:value-type="float" office:value="148.8333">
            <text:p>148.8333</text:p>
          </table:table-cell>
          <table:table-cell office:value-type="float" office:value="28.0">
            <text:p>28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5-11-23T19:00:00">
            <text:p>Mon Nov 23 19:00:00 2015</text:p>
          </table:table-cell>
          <table:table-cell office:value-type="float" office:value="182.5">
            <text:p>182.5</text:p>
          </table:table-cell>
          <table:table-cell office:value-type="float" office:value="63.6667">
            <text:p>63.6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11-23T20:00:00">
            <text:p>Mon Nov 23 20:00:00 2015</text:p>
          </table:table-cell>
          <table:table-cell office:value-type="float" office:value="139.6667">
            <text:p>139.6667</text:p>
          </table:table-cell>
          <table:table-cell office:value-type="float" office:value="70.1667">
            <text:p>70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11-23T21:00:00">
            <text:p>Mon Nov 23 21:00:00 2015</text:p>
          </table:table-cell>
          <table:table-cell office:value-type="float" office:value="153.6667">
            <text:p>153.6667</text:p>
          </table:table-cell>
          <table:table-cell office:value-type="float" office:value="58.0">
            <text:p>58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11-23T22:00:00">
            <text:p>Mon Nov 23 22:00:00 2015</text:p>
          </table:table-cell>
          <table:table-cell office:value-type="float" office:value="200.8333">
            <text:p>200.8333</text:p>
          </table:table-cell>
          <table:table-cell office:value-type="float" office:value="55.5">
            <text:p>55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5-11-23T23:00:00">
            <text:p>Mon Nov 23 23:00:00 2015</text:p>
          </table:table-cell>
          <table:table-cell office:value-type="float" office:value="126.8333">
            <text:p>126.8333</text:p>
          </table:table-cell>
          <table:table-cell office:value-type="float" office:value="56.3333">
            <text:p>56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11-24T00:00:00">
            <text:p>Tue Nov 24 00:00:00 2015</text:p>
          </table:table-cell>
          <table:table-cell office:value-type="float" office:value="237.1667">
            <text:p>237.1667</text:p>
          </table:table-cell>
          <table:table-cell office:value-type="float" office:value="56.5">
            <text:p>56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11-24T16:00:00">
            <text:p>Tue Nov 24 16:00:00 2015</text:p>
          </table:table-cell>
          <table:table-cell office:value-type="float" office:value="146.3333">
            <text:p>146.3333</text:p>
          </table:table-cell>
          <table:table-cell office:value-type="float" office:value="14.0">
            <text:p>14.0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5-11-24T17:00:00">
            <text:p>Tue Nov 24 17:00:00 2015</text:p>
          </table:table-cell>
          <table:table-cell office:value-type="float" office:value="202.1667">
            <text:p>202.1667</text:p>
          </table:table-cell>
          <table:table-cell office:value-type="float" office:value="11.6667">
            <text:p>11.6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5-11-24T18:00:00">
            <text:p>Tue Nov 24 18:00:00 2015</text:p>
          </table:table-cell>
          <table:table-cell office:value-type="float" office:value="254.1667">
            <text:p>254.1667</text:p>
          </table:table-cell>
          <table:table-cell office:value-type="float" office:value="23.6667">
            <text:p>23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11-25T15:00:00">
            <text:p>Wed Nov 25 15:00:00 2015</text:p>
          </table:table-cell>
          <table:table-cell office:value-type="float" office:value="416.8333">
            <text:p>416.8333</text:p>
          </table:table-cell>
          <table:table-cell office:value-type="float" office:value="12.3333">
            <text:p>12.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11-25T16:00:00">
            <text:p>Wed Nov 25 16:00:00 2015</text:p>
          </table:table-cell>
          <table:table-cell office:value-type="float" office:value="282.0">
            <text:p>282.0</text:p>
          </table:table-cell>
          <table:table-cell office:value-type="float" office:value="12.1667">
            <text:p>12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5-11-25T17:00:00">
            <text:p>Wed Nov 25 17:00:00 2015</text:p>
          </table:table-cell>
          <table:table-cell office:value-type="float" office:value="380.3333">
            <text:p>380.3333</text:p>
          </table:table-cell>
          <table:table-cell office:value-type="float" office:value="14.3333">
            <text:p>14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5-11-25T18:00:00">
            <text:p>Wed Nov 25 18:00:00 2015</text:p>
          </table:table-cell>
          <table:table-cell office:value-type="float" office:value="492.3333">
            <text:p>492.3333</text:p>
          </table:table-cell>
          <table:table-cell office:value-type="float" office:value="33.6667">
            <text:p>33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5-11-27T00:00:00">
            <text:p>Fri Nov 27 00:00:00 2015</text:p>
          </table:table-cell>
          <table:table-cell office:value-type="float" office:value="260.3333">
            <text:p>260.3333</text:p>
          </table:table-cell>
          <table:table-cell office:value-type="float" office:value="66.1667">
            <text:p>66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1-27T05:00:00">
            <text:p>Fri Nov 27 05:00:00 2015</text:p>
          </table:table-cell>
          <table:table-cell office:value-type="float" office:value="58.3333">
            <text:p>58.3333</text:p>
          </table:table-cell>
          <table:table-cell office:value-type="float" office:value="14.1667">
            <text:p>14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11-27T06:00:00">
            <text:p>Fri Nov 27 06:00:00 2015</text:p>
          </table:table-cell>
          <table:table-cell office:value-type="float" office:value="51.3333">
            <text:p>51.3333</text:p>
          </table:table-cell>
          <table:table-cell office:value-type="float" office:value="12.0">
            <text:p>12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5-11-27T07:00:00">
            <text:p>Fri Nov 27 07:00:00 2015</text:p>
          </table:table-cell>
          <table:table-cell office:value-type="float" office:value="90.5">
            <text:p>90.5</text:p>
          </table:table-cell>
          <table:table-cell office:value-type="float" office:value="20.6667">
            <text:p>20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11-27T08:00:00">
            <text:p>Fri Nov 27 08:00:00 2015</text:p>
          </table:table-cell>
          <table:table-cell office:value-type="float" office:value="208.6667">
            <text:p>208.6667</text:p>
          </table:table-cell>
          <table:table-cell office:value-type="float" office:value="41.5">
            <text:p>41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11-27T09:00:00">
            <text:p>Fri Nov 27 09:00:00 2015</text:p>
          </table:table-cell>
          <table:table-cell office:value-type="float" office:value="219.1667">
            <text:p>219.1667</text:p>
          </table:table-cell>
          <table:table-cell office:value-type="float" office:value="72.5">
            <text:p>72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11-27T10:00:00">
            <text:p>Fri Nov 27 10:00:00 2015</text:p>
          </table:table-cell>
          <table:table-cell office:value-type="float" office:value="137.1667">
            <text:p>137.1667</text:p>
          </table:table-cell>
          <table:table-cell office:value-type="float" office:value="37.3333">
            <text:p>37.3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5-11-27T11:00:00">
            <text:p>Fri Nov 27 11:00:00 2015</text:p>
          </table:table-cell>
          <table:table-cell office:value-type="float" office:value="217.8333">
            <text:p>217.8333</text:p>
          </table:table-cell>
          <table:table-cell office:value-type="float" office:value="21.1667">
            <text:p>21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11-27T12:00:00">
            <text:p>Fri Nov 27 12:00:00 2015</text:p>
          </table:table-cell>
          <table:table-cell office:value-type="float" office:value="106.1667">
            <text:p>106.1667</text:p>
          </table:table-cell>
          <table:table-cell office:value-type="float" office:value="28.0">
            <text:p>28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11-27T13:00:00">
            <text:p>Fri Nov 27 13:00:00 2015</text:p>
          </table:table-cell>
          <table:table-cell office:value-type="float" office:value="303.6667">
            <text:p>303.6667</text:p>
          </table:table-cell>
          <table:table-cell office:value-type="float" office:value="21.5">
            <text:p>21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11-27T14:00:00">
            <text:p>Fri Nov 27 14:00:00 2015</text:p>
          </table:table-cell>
          <table:table-cell office:value-type="float" office:value="299.6667">
            <text:p>299.6667</text:p>
          </table:table-cell>
          <table:table-cell office:value-type="float" office:value="16.8333">
            <text:p>16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5-11-27T16:00:00">
            <text:p>Fri Nov 27 16:00:00 2015</text:p>
          </table:table-cell>
          <table:table-cell office:value-type="float" office:value="261.6667">
            <text:p>261.6667</text:p>
          </table:table-cell>
          <table:table-cell office:value-type="float" office:value="12.8333">
            <text:p>12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5-11-27T18:00:00">
            <text:p>Fri Nov 27 18:00:00 2015</text:p>
          </table:table-cell>
          <table:table-cell office:value-type="float" office:value="417.3333">
            <text:p>417.3333</text:p>
          </table:table-cell>
          <table:table-cell office:value-type="float" office:value="37.5">
            <text:p>37.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11-28T17:00:00">
            <text:p>Sat Nov 28 17:00:00 2015</text:p>
          </table:table-cell>
          <table:table-cell office:value-type="float" office:value="333.1667">
            <text:p>333.1667</text:p>
          </table:table-cell>
          <table:table-cell office:value-type="float" office:value="9.6667">
            <text:p>9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5-11-28T18:00:00">
            <text:p>Sat Nov 28 18:00:00 2015</text:p>
          </table:table-cell>
          <table:table-cell office:value-type="float" office:value="440.0">
            <text:p>440.0</text:p>
          </table:table-cell>
          <table:table-cell office:value-type="float" office:value="32.3333">
            <text:p>32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11-29T14:00:00">
            <text:p>Sun Nov 29 14:00:00 2015</text:p>
          </table:table-cell>
          <table:table-cell office:value-type="float" office:value="198.6667">
            <text:p>198.6667</text:p>
          </table:table-cell>
          <table:table-cell office:value-type="float" office:value="13.8333">
            <text:p>13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5-11-29T15:00:00">
            <text:p>Sun Nov 29 15:00:00 2015</text:p>
          </table:table-cell>
          <table:table-cell office:value-type="float" office:value="255.8333">
            <text:p>255.8333</text:p>
          </table:table-cell>
          <table:table-cell office:value-type="float" office:value="11.3333">
            <text:p>11.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5-11-29T16:00:00">
            <text:p>Sun Nov 29 16:00:00 2015</text:p>
          </table:table-cell>
          <table:table-cell office:value-type="float" office:value="157.5">
            <text:p>157.5</text:p>
          </table:table-cell>
          <table:table-cell office:value-type="float" office:value="11.0">
            <text:p>11.0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5-11-29T17:00:00">
            <text:p>Sun Nov 29 17:00:00 2015</text:p>
          </table:table-cell>
          <table:table-cell office:value-type="float" office:value="163.3333">
            <text:p>163.3333</text:p>
          </table:table-cell>
          <table:table-cell office:value-type="float" office:value="17.5">
            <text:p>17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5-11-30T15:00:00">
            <text:p>Mon Nov 30 15:00:00 2015</text:p>
          </table:table-cell>
          <table:table-cell office:value-type="float" office:value="175.0">
            <text:p>175.0</text:p>
          </table:table-cell>
          <table:table-cell office:value-type="float" office:value="36.5">
            <text:p>36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5-11-30T16:00:00">
            <text:p>Mon Nov 30 16:00:00 2015</text:p>
          </table:table-cell>
          <table:table-cell office:value-type="float" office:value="293.5">
            <text:p>293.5</text:p>
          </table:table-cell>
          <table:table-cell office:value-type="float" office:value="29.0">
            <text:p>29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12-01T04:00:00">
            <text:p>Tue Dec  1 04:00:00 2015</text:p>
          </table:table-cell>
          <table:table-cell office:value-type="float" office:value="93.0">
            <text:p>93.0</text:p>
          </table:table-cell>
          <table:table-cell office:value-type="float" office:value="35.1667">
            <text:p>35.1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5-12-01T11:00:00">
            <text:p>Tue Dec  1 11:00:00 2015</text:p>
          </table:table-cell>
          <table:table-cell office:value-type="float" office:value="207.6667">
            <text:p>207.6667</text:p>
          </table:table-cell>
          <table:table-cell office:value-type="float" office:value="58.0">
            <text:p>58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12-01T14:00:00">
            <text:p>Tue Dec  1 14:00:00 2015</text:p>
          </table:table-cell>
          <table:table-cell office:value-type="float" office:value="149.5">
            <text:p>149.5</text:p>
          </table:table-cell>
          <table:table-cell office:value-type="float" office:value="33.0">
            <text:p>33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12-01T15:00:00">
            <text:p>Tue Dec  1 15:00:00 2015</text:p>
          </table:table-cell>
          <table:table-cell office:value-type="float" office:value="250.1667">
            <text:p>250.1667</text:p>
          </table:table-cell>
          <table:table-cell office:value-type="float" office:value="29.1667">
            <text:p>29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5-12-01T16:00:00">
            <text:p>Tue Dec  1 16:00:00 2015</text:p>
          </table:table-cell>
          <table:table-cell office:value-type="float" office:value="286.1667">
            <text:p>286.1667</text:p>
          </table:table-cell>
          <table:table-cell office:value-type="float" office:value="25.6667">
            <text:p>25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5-12-01T17:00:00">
            <text:p>Tue Dec  1 17:00:00 2015</text:p>
          </table:table-cell>
          <table:table-cell office:value-type="float" office:value="457.6667">
            <text:p>457.6667</text:p>
          </table:table-cell>
          <table:table-cell office:value-type="float" office:value="31.3333">
            <text:p>31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5-12-01T18:00:00">
            <text:p>Tue Dec  1 18:00:00 2015</text:p>
          </table:table-cell>
          <table:table-cell office:value-type="float" office:value="148.6667">
            <text:p>148.6667</text:p>
          </table:table-cell>
          <table:table-cell office:value-type="float" office:value="50.3333">
            <text:p>50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12-01T19:00:00">
            <text:p>Tue Dec  1 19:00:00 2015</text:p>
          </table:table-cell>
          <table:table-cell office:value-type="float" office:value="332.5">
            <text:p>332.5</text:p>
          </table:table-cell>
          <table:table-cell office:value-type="float" office:value="75.8333">
            <text:p>75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12-02T16:00:00">
            <text:p>Wed Dec  2 16:00:00 2015</text:p>
          </table:table-cell>
          <table:table-cell office:value-type="float" office:value="422.6667">
            <text:p>422.6667</text:p>
          </table:table-cell>
          <table:table-cell office:value-type="float" office:value="35.1667">
            <text:p>35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5-12-02T17:00:00">
            <text:p>Wed Dec  2 17:00:00 2015</text:p>
          </table:table-cell>
          <table:table-cell office:value-type="float" office:value="529.5">
            <text:p>529.5</text:p>
          </table:table-cell>
          <table:table-cell office:value-type="float" office:value="61.5">
            <text:p>61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5-12-02T18:00:00">
            <text:p>Wed Dec  2 18:00:00 2015</text:p>
          </table:table-cell>
          <table:table-cell office:value-type="float" office:value="539.8333">
            <text:p>539.8333</text:p>
          </table:table-cell>
          <table:table-cell office:value-type="float" office:value="83.5">
            <text:p>83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5-12-03T06:00:00">
            <text:p>Thu Dec  3 06:00:00 2015</text:p>
          </table:table-cell>
          <table:table-cell office:value-type="float" office:value="319.0">
            <text:p>319.0</text:p>
          </table:table-cell>
          <table:table-cell office:value-type="float" office:value="25.6667">
            <text:p>25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5-12-03T14:00:00">
            <text:p>Thu Dec  3 14:00:00 2015</text:p>
          </table:table-cell>
          <table:table-cell office:value-type="float" office:value="335.6667">
            <text:p>335.6667</text:p>
          </table:table-cell>
          <table:table-cell office:value-type="float" office:value="25.6667">
            <text:p>25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5-12-03T16:00:00">
            <text:p>Thu Dec  3 16:00:00 2015</text:p>
          </table:table-cell>
          <table:table-cell office:value-type="float" office:value="416.5">
            <text:p>416.5</text:p>
          </table:table-cell>
          <table:table-cell office:value-type="float" office:value="25.5">
            <text:p>25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12-03T17:00:00">
            <text:p>Thu Dec  3 17:00:00 2015</text:p>
          </table:table-cell>
          <table:table-cell office:value-type="float" office:value="245.1667">
            <text:p>245.1667</text:p>
          </table:table-cell>
          <table:table-cell office:value-type="float" office:value="26.3333">
            <text:p>26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5-12-04T14:00:00">
            <text:p>Fri Dec  4 14:00:00 2015</text:p>
          </table:table-cell>
          <table:table-cell office:value-type="float" office:value="198.6667">
            <text:p>198.6667</text:p>
          </table:table-cell>
          <table:table-cell office:value-type="float" office:value="25.6667">
            <text:p>25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5-12-04T15:00:00">
            <text:p>Fri Dec  4 15:00:00 2015</text:p>
          </table:table-cell>
          <table:table-cell office:value-type="float" office:value="208.6667">
            <text:p>208.6667</text:p>
          </table:table-cell>
          <table:table-cell office:value-type="float" office:value="26.5">
            <text:p>26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12-04T16:00:00">
            <text:p>Fri Dec  4 16:00:00 2015</text:p>
          </table:table-cell>
          <table:table-cell office:value-type="float" office:value="250.5">
            <text:p>250.5</text:p>
          </table:table-cell>
          <table:table-cell office:value-type="float" office:value="26.3333">
            <text:p>26.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5-12-04T17:00:00">
            <text:p>Fri Dec  4 17:00:00 2015</text:p>
          </table:table-cell>
          <table:table-cell office:value-type="float" office:value="298.3333">
            <text:p>298.3333</text:p>
          </table:table-cell>
          <table:table-cell office:value-type="float" office:value="37.3333">
            <text:p>37.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5-12-05T03:00:00">
            <text:p>Sat Dec  5 03:00:00 2015</text:p>
          </table:table-cell>
          <table:table-cell office:value-type="float" office:value="171.1667">
            <text:p>171.1667</text:p>
          </table:table-cell>
          <table:table-cell office:value-type="float" office:value="28.6667">
            <text:p>28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5-12-05T04:00:00">
            <text:p>Sat Dec  5 04:00:00 2015</text:p>
          </table:table-cell>
          <table:table-cell office:value-type="float" office:value="173.3333">
            <text:p>173.3333</text:p>
          </table:table-cell>
          <table:table-cell office:value-type="float" office:value="30.6667">
            <text:p>30.6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5-12-05T05:00:00">
            <text:p>Sat Dec  5 05:00:00 2015</text:p>
          </table:table-cell>
          <table:table-cell office:value-type="float" office:value="238.8333">
            <text:p>238.8333</text:p>
          </table:table-cell>
          <table:table-cell office:value-type="float" office:value="23.1667">
            <text:p>23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5-12-05T06:00:00">
            <text:p>Sat Dec  5 06:00:00 2015</text:p>
          </table:table-cell>
          <table:table-cell office:value-type="float" office:value="177.3333">
            <text:p>177.3333</text:p>
          </table:table-cell>
          <table:table-cell office:value-type="float" office:value="12.6667">
            <text:p>12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5-12-05T07:00:00">
            <text:p>Sat Dec  5 07:00:00 2015</text:p>
          </table:table-cell>
          <table:table-cell office:value-type="float" office:value="132.3333">
            <text:p>132.3333</text:p>
          </table:table-cell>
          <table:table-cell office:value-type="float" office:value="8.1667">
            <text:p>8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5-12-05T08:00:00">
            <text:p>Sat Dec  5 08:00:00 2015</text:p>
          </table:table-cell>
          <table:table-cell office:value-type="float" office:value="137.6667">
            <text:p>137.6667</text:p>
          </table:table-cell>
          <table:table-cell office:value-type="float" office:value="25.0">
            <text:p>25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12-05T09:00:00">
            <text:p>Sat Dec  5 09:00:00 2015</text:p>
          </table:table-cell>
          <table:table-cell office:value-type="float" office:value="174.0">
            <text:p>174.0</text:p>
          </table:table-cell>
          <table:table-cell office:value-type="float" office:value="42.8333">
            <text:p>42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12-05T10:00:00">
            <text:p>Sat Dec  5 10:00:00 2015</text:p>
          </table:table-cell>
          <table:table-cell office:value-type="float" office:value="285.1667">
            <text:p>285.1667</text:p>
          </table:table-cell>
          <table:table-cell office:value-type="float" office:value="48.5">
            <text:p>48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12-05T13:00:00">
            <text:p>Sat Dec  5 13:00:00 2015</text:p>
          </table:table-cell>
          <table:table-cell office:value-type="float" office:value="268.1667">
            <text:p>268.1667</text:p>
          </table:table-cell>
          <table:table-cell office:value-type="float" office:value="26.5">
            <text:p>26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12-05T15:00:00">
            <text:p>Sat Dec  5 15:00:00 2015</text:p>
          </table:table-cell>
          <table:table-cell office:value-type="float" office:value="319.5">
            <text:p>319.5</text:p>
          </table:table-cell>
          <table:table-cell office:value-type="float" office:value="17.8333">
            <text:p>17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5-12-06T14:00:00">
            <text:p>Sun Dec  6 14:00:00 2015</text:p>
          </table:table-cell>
          <table:table-cell office:value-type="float" office:value="357.5">
            <text:p>357.5</text:p>
          </table:table-cell>
          <table:table-cell office:value-type="float" office:value="13.3333">
            <text:p>13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5-12-06T15:00:00">
            <text:p>Sun Dec  6 15:00:00 2015</text:p>
          </table:table-cell>
          <table:table-cell office:value-type="float" office:value="303.3333">
            <text:p>303.3333</text:p>
          </table:table-cell>
          <table:table-cell office:value-type="float" office:value="11.5">
            <text:p>11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5-12-06T16:00:00">
            <text:p>Sun Dec  6 16:00:00 2015</text:p>
          </table:table-cell>
          <table:table-cell office:value-type="float" office:value="161.0">
            <text:p>161.0</text:p>
          </table:table-cell>
          <table:table-cell office:value-type="float" office:value="10.8333">
            <text:p>10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5-12-06T17:00:00">
            <text:p>Sun Dec  6 17:00:00 2015</text:p>
          </table:table-cell>
          <table:table-cell office:value-type="float" office:value="162.8333">
            <text:p>162.8333</text:p>
          </table:table-cell>
          <table:table-cell office:value-type="float" office:value="16.5">
            <text:p>16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5-12-06T18:00:00">
            <text:p>Sun Dec  6 18:00:00 2015</text:p>
          </table:table-cell>
          <table:table-cell office:value-type="float" office:value="396.0">
            <text:p>396.0</text:p>
          </table:table-cell>
          <table:table-cell office:value-type="float" office:value="49.0">
            <text:p>49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5-12-07T15:00:00">
            <text:p>Mon Dec  7 15:00:00 2015</text:p>
          </table:table-cell>
          <table:table-cell office:value-type="float" office:value="398.6667">
            <text:p>398.6667</text:p>
          </table:table-cell>
          <table:table-cell office:value-type="float" office:value="14.6667">
            <text:p>14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12-07T16:00:00">
            <text:p>Mon Dec  7 16:00:00 2015</text:p>
          </table:table-cell>
          <table:table-cell office:value-type="float" office:value="347.1667">
            <text:p>347.1667</text:p>
          </table:table-cell>
          <table:table-cell office:value-type="float" office:value="11.8333">
            <text:p>11.8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5-12-07T17:00:00">
            <text:p>Mon Dec  7 17:00:00 2015</text:p>
          </table:table-cell>
          <table:table-cell office:value-type="float" office:value="310.1667">
            <text:p>310.1667</text:p>
          </table:table-cell>
          <table:table-cell office:value-type="float" office:value="19.0">
            <text:p>19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5-12-07T18:00:00">
            <text:p>Mon Dec  7 18:00:00 2015</text:p>
          </table:table-cell>
          <table:table-cell office:value-type="float" office:value="344.1667">
            <text:p>344.1667</text:p>
          </table:table-cell>
          <table:table-cell office:value-type="float" office:value="34.1667">
            <text:p>34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5-12-07T19:00:00">
            <text:p>Mon Dec  7 19:00:00 2015</text:p>
          </table:table-cell>
          <table:table-cell office:value-type="float" office:value="389.3333">
            <text:p>389.3333</text:p>
          </table:table-cell>
          <table:table-cell office:value-type="float" office:value="58.0">
            <text:p>58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5-12-08T17:00:00">
            <text:p>Tue Dec  8 17:00:00 2015</text:p>
          </table:table-cell>
          <table:table-cell office:value-type="float" office:value="326.1667">
            <text:p>326.1667</text:p>
          </table:table-cell>
          <table:table-cell office:value-type="float" office:value="16.8333">
            <text:p>16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5-12-09T13:00:00">
            <text:p>Wed Dec  9 13:00:00 2015</text:p>
          </table:table-cell>
          <table:table-cell office:value-type="float" office:value="205.1667">
            <text:p>205.1667</text:p>
          </table:table-cell>
          <table:table-cell office:value-type="float" office:value="14.8333">
            <text:p>14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5-12-09T14:00:00">
            <text:p>Wed Dec  9 14:00:00 2015</text:p>
          </table:table-cell>
          <table:table-cell office:value-type="float" office:value="315.6667">
            <text:p>315.6667</text:p>
          </table:table-cell>
          <table:table-cell office:value-type="float" office:value="25.5">
            <text:p>25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5-12-09T15:00:00">
            <text:p>Wed Dec  9 15:00:00 2015</text:p>
          </table:table-cell>
          <table:table-cell office:value-type="float" office:value="248.3333">
            <text:p>248.3333</text:p>
          </table:table-cell>
          <table:table-cell office:value-type="float" office:value="22.5">
            <text:p>22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12-09T16:00:00">
            <text:p>Wed Dec  9 16:00:00 2015</text:p>
          </table:table-cell>
          <table:table-cell office:value-type="float" office:value="172.3333">
            <text:p>172.3333</text:p>
          </table:table-cell>
          <table:table-cell office:value-type="float" office:value="20.0">
            <text:p>20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5-12-09T17:00:00">
            <text:p>Wed Dec  9 17:00:00 2015</text:p>
          </table:table-cell>
          <table:table-cell office:value-type="float" office:value="260.5">
            <text:p>260.5</text:p>
          </table:table-cell>
          <table:table-cell office:value-type="float" office:value="29.8333">
            <text:p>29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5-12-09T18:00:00">
            <text:p>Wed Dec  9 18:00:00 2015</text:p>
          </table:table-cell>
          <table:table-cell office:value-type="float" office:value="342.3333">
            <text:p>342.3333</text:p>
          </table:table-cell>
          <table:table-cell office:value-type="float" office:value="61.8333">
            <text:p>61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5-12-09T20:00:00">
            <text:p>Wed Dec  9 20:00:00 2015</text:p>
          </table:table-cell>
          <table:table-cell office:value-type="float" office:value="322.8333">
            <text:p>322.8333</text:p>
          </table:table-cell>
          <table:table-cell office:value-type="float" office:value="16.3333">
            <text:p>16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5-12-09T21:00:00">
            <text:p>Wed Dec  9 21:00:00 2015</text:p>
          </table:table-cell>
          <table:table-cell office:value-type="float" office:value="274.0">
            <text:p>274.0</text:p>
          </table:table-cell>
          <table:table-cell office:value-type="float" office:value="13.3333">
            <text:p>13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5-12-09T22:00:00">
            <text:p>Wed Dec  9 22:00:00 2015</text:p>
          </table:table-cell>
          <table:table-cell office:value-type="float" office:value="273.6667">
            <text:p>273.6667</text:p>
          </table:table-cell>
          <table:table-cell office:value-type="float" office:value="11.8333">
            <text:p>11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5-12-09T23:00:00">
            <text:p>Wed Dec  9 23:00:00 2015</text:p>
          </table:table-cell>
          <table:table-cell office:value-type="float" office:value="279.5">
            <text:p>279.5</text:p>
          </table:table-cell>
          <table:table-cell office:value-type="float" office:value="8.1667">
            <text:p>8.1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5-12-10T00:00:00">
            <text:p>Thu Dec 10 00:00:00 2015</text:p>
          </table:table-cell>
          <table:table-cell office:value-type="float" office:value="299.1667">
            <text:p>299.1667</text:p>
          </table:table-cell>
          <table:table-cell office:value-type="float" office:value="8.1667">
            <text:p>8.1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5-12-13T20:00:00">
            <text:p>Sun Dec 13 20:00:00 2015</text:p>
          </table:table-cell>
          <table:table-cell office:value-type="float" office:value="430.5">
            <text:p>430.5</text:p>
          </table:table-cell>
          <table:table-cell office:value-type="float" office:value="31.8333">
            <text:p>31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5-12-15T07:00:00">
            <text:p>Tue Dec 15 07:00:00 2015</text:p>
          </table:table-cell>
          <table:table-cell office:value-type="float" office:value="182.6667">
            <text:p>182.6667</text:p>
          </table:table-cell>
          <table:table-cell office:value-type="float" office:value="30.3333">
            <text:p>30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12-15T08:00:00">
            <text:p>Tue Dec 15 08:00:00 2015</text:p>
          </table:table-cell>
          <table:table-cell office:value-type="float" office:value="272.3333">
            <text:p>272.3333</text:p>
          </table:table-cell>
          <table:table-cell office:value-type="float" office:value="45.3333">
            <text:p>45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2-15T17:00:00">
            <text:p>Tue Dec 15 17:00:00 2015</text:p>
          </table:table-cell>
          <table:table-cell office:value-type="float" office:value="189.5">
            <text:p>189.5</text:p>
          </table:table-cell>
          <table:table-cell office:value-type="float" office:value="29.6667">
            <text:p>29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5-12-16T03:00:00">
            <text:p>Wed Dec 16 03:00:00 2015</text:p>
          </table:table-cell>
          <table:table-cell office:value-type="float" office:value="144.0">
            <text:p>144.0</text:p>
          </table:table-cell>
          <table:table-cell office:value-type="float" office:value="14.1667">
            <text:p>14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5-12-16T04:00:00">
            <text:p>Wed Dec 16 04:00:00 2015</text:p>
          </table:table-cell>
          <table:table-cell office:value-type="float" office:value="137.1667">
            <text:p>137.1667</text:p>
          </table:table-cell>
          <table:table-cell office:value-type="float" office:value="18.6667">
            <text:p>18.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12-16T05:00:00">
            <text:p>Wed Dec 16 05:00:00 2015</text:p>
          </table:table-cell>
          <table:table-cell office:value-type="float" office:value="213.3333">
            <text:p>213.3333</text:p>
          </table:table-cell>
          <table:table-cell office:value-type="float" office:value="22.8333">
            <text:p>22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12-16T06:00:00">
            <text:p>Wed Dec 16 06:00:00 2015</text:p>
          </table:table-cell>
          <table:table-cell office:value-type="float" office:value="214.8333">
            <text:p>214.8333</text:p>
          </table:table-cell>
          <table:table-cell office:value-type="float" office:value="28.3333">
            <text:p>28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12-16T07:00:00">
            <text:p>Wed Dec 16 07:00:00 2015</text:p>
          </table:table-cell>
          <table:table-cell office:value-type="float" office:value="106.8333">
            <text:p>106.8333</text:p>
          </table:table-cell>
          <table:table-cell office:value-type="float" office:value="22.0">
            <text:p>22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12-16T08:00:00">
            <text:p>Wed Dec 16 08:00:00 2015</text:p>
          </table:table-cell>
          <table:table-cell office:value-type="float" office:value="243.0">
            <text:p>243.0</text:p>
          </table:table-cell>
          <table:table-cell office:value-type="float" office:value="49.0">
            <text:p>49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12-16T13:00:00">
            <text:p>Wed Dec 16 13:00:00 2015</text:p>
          </table:table-cell>
          <table:table-cell office:value-type="float" office:value="110.8333">
            <text:p>110.8333</text:p>
          </table:table-cell>
          <table:table-cell office:value-type="float" office:value="27.3333">
            <text:p>27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5-12-16T17:00:00">
            <text:p>Wed Dec 16 17:00:00 2015</text:p>
          </table:table-cell>
          <table:table-cell office:value-type="float" office:value="139.0">
            <text:p>139.0</text:p>
          </table:table-cell>
          <table:table-cell office:value-type="float" office:value="37.3333">
            <text:p>37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5-12-17T01:00:00">
            <text:p>Thu Dec 17 01:00:00 2015</text:p>
          </table:table-cell>
          <table:table-cell office:value-type="float" office:value="137.8333">
            <text:p>137.8333</text:p>
          </table:table-cell>
          <table:table-cell office:value-type="float" office:value="58.0">
            <text:p>58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5-12-17T02:00:00">
            <text:p>Thu Dec 17 02:00:00 2015</text:p>
          </table:table-cell>
          <table:table-cell office:value-type="float" office:value="136.5">
            <text:p>136.5</text:p>
          </table:table-cell>
          <table:table-cell office:value-type="float" office:value="46.8333">
            <text:p>46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17T03:00:00">
            <text:p>Thu Dec 17 03:00:00 2015</text:p>
          </table:table-cell>
          <table:table-cell office:value-type="float" office:value="65.6667">
            <text:p>65.6667</text:p>
          </table:table-cell>
          <table:table-cell office:value-type="float" office:value="42.3333">
            <text:p>42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12-17T04:00:00">
            <text:p>Thu Dec 17 04:00:00 2015</text:p>
          </table:table-cell>
          <table:table-cell office:value-type="float" office:value="84.5">
            <text:p>84.5</text:p>
          </table:table-cell>
          <table:table-cell office:value-type="float" office:value="34.0">
            <text:p>34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5-12-17T06:00:00">
            <text:p>Thu Dec 17 06:00:00 2015</text:p>
          </table:table-cell>
          <table:table-cell office:value-type="float" office:value="137.8333">
            <text:p>137.8333</text:p>
          </table:table-cell>
          <table:table-cell office:value-type="float" office:value="40.8333">
            <text:p>40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12-17T07:00:00">
            <text:p>Thu Dec 17 07:00:00 2015</text:p>
          </table:table-cell>
          <table:table-cell office:value-type="float" office:value="174.0">
            <text:p>174.0</text:p>
          </table:table-cell>
          <table:table-cell office:value-type="float" office:value="32.3333">
            <text:p>32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5-12-17T15:00:00">
            <text:p>Thu Dec 17 15:00:00 2015</text:p>
          </table:table-cell>
          <table:table-cell office:value-type="float" office:value="248.8333">
            <text:p>248.8333</text:p>
          </table:table-cell>
          <table:table-cell office:value-type="float" office:value="41.6667">
            <text:p>41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12-17T16:00:00">
            <text:p>Thu Dec 17 16:00:00 2015</text:p>
          </table:table-cell>
          <table:table-cell office:value-type="float" office:value="50.1667">
            <text:p>50.1667</text:p>
          </table:table-cell>
          <table:table-cell office:value-type="float" office:value="29.1667">
            <text:p>29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5-12-17T17:00:00">
            <text:p>Thu Dec 17 17:00:00 2015</text:p>
          </table:table-cell>
          <table:table-cell office:value-type="float" office:value="50.8333">
            <text:p>50.8333</text:p>
          </table:table-cell>
          <table:table-cell office:value-type="float" office:value="28.3333">
            <text:p>28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12-17T18:00:00">
            <text:p>Thu Dec 17 18:00:00 2015</text:p>
          </table:table-cell>
          <table:table-cell office:value-type="float" office:value="315.6667">
            <text:p>315.6667</text:p>
          </table:table-cell>
          <table:table-cell office:value-type="float" office:value="68.1667">
            <text:p>68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12-18T06:00:00">
            <text:p>Fri Dec 18 06:00:00 2015</text:p>
          </table:table-cell>
          <table:table-cell office:value-type="float" office:value="131.1667">
            <text:p>131.1667</text:p>
          </table:table-cell>
          <table:table-cell office:value-type="float" office:value="30.6667">
            <text:p>30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12-18T07:00:00">
            <text:p>Fri Dec 18 07:00:00 2015</text:p>
          </table:table-cell>
          <table:table-cell office:value-type="float" office:value="145.6667">
            <text:p>145.6667</text:p>
          </table:table-cell>
          <table:table-cell office:value-type="float" office:value="35.8333">
            <text:p>35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12-19T04:00:00">
            <text:p>Sat Dec 19 04:00:00 2015</text:p>
          </table:table-cell>
          <table:table-cell office:value-type="float" office:value="158.1667">
            <text:p>158.1667</text:p>
          </table:table-cell>
          <table:table-cell office:value-type="float" office:value="24.3333">
            <text:p>24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12-19T06:00:00">
            <text:p>Sat Dec 19 06:00:00 2015</text:p>
          </table:table-cell>
          <table:table-cell office:value-type="float" office:value="125.5">
            <text:p>125.5</text:p>
          </table:table-cell>
          <table:table-cell office:value-type="float" office:value="29.6667">
            <text:p>29.6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5-12-19T07:00:00">
            <text:p>Sat Dec 19 07:00:00 2015</text:p>
          </table:table-cell>
          <table:table-cell office:value-type="float" office:value="53.3333">
            <text:p>53.3333</text:p>
          </table:table-cell>
          <table:table-cell office:value-type="float" office:value="34.0">
            <text:p>34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12-19T08:00:00">
            <text:p>Sat Dec 19 08:00:00 2015</text:p>
          </table:table-cell>
          <table:table-cell office:value-type="float" office:value="155.8333">
            <text:p>155.8333</text:p>
          </table:table-cell>
          <table:table-cell office:value-type="float" office:value="48.8333">
            <text:p>48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5-12-19T09:00:00">
            <text:p>Sat Dec 19 09:00:00 2015</text:p>
          </table:table-cell>
          <table:table-cell office:value-type="float" office:value="224.3333">
            <text:p>224.3333</text:p>
          </table:table-cell>
          <table:table-cell office:value-type="float" office:value="49.8333">
            <text:p>49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5-12-19T12:00:00">
            <text:p>Sat Dec 19 12:00:00 2015</text:p>
          </table:table-cell>
          <table:table-cell office:value-type="float" office:value="121.0">
            <text:p>121.0</text:p>
          </table:table-cell>
          <table:table-cell office:value-type="float" office:value="46.8333">
            <text:p>46.8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12-19T16:00:00">
            <text:p>Sat Dec 19 16:00:00 2015</text:p>
          </table:table-cell>
          <table:table-cell office:value-type="float" office:value="374.3333">
            <text:p>374.3333</text:p>
          </table:table-cell>
          <table:table-cell office:value-type="float" office:value="19.8333">
            <text:p>19.8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5-12-19T17:00:00">
            <text:p>Sat Dec 19 17:00:00 2015</text:p>
          </table:table-cell>
          <table:table-cell office:value-type="float" office:value="363.8333">
            <text:p>363.8333</text:p>
          </table:table-cell>
          <table:table-cell office:value-type="float" office:value="31.5">
            <text:p>31.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5-12-19T18:00:00">
            <text:p>Sat Dec 19 18:00:00 2015</text:p>
          </table:table-cell>
          <table:table-cell office:value-type="float" office:value="614.0">
            <text:p>614.0</text:p>
          </table:table-cell>
          <table:table-cell office:value-type="float" office:value="75.3333">
            <text:p>75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12-20T15:00:00">
            <text:p>Sun Dec 20 15:00:00 2015</text:p>
          </table:table-cell>
          <table:table-cell office:value-type="float" office:value="560.6667">
            <text:p>560.6667</text:p>
          </table:table-cell>
          <table:table-cell office:value-type="float" office:value="14.8333">
            <text:p>14.8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5-12-20T16:00:00">
            <text:p>Sun Dec 20 16:00:00 2015</text:p>
          </table:table-cell>
          <table:table-cell office:value-type="float" office:value="529.3333">
            <text:p>529.3333</text:p>
          </table:table-cell>
          <table:table-cell office:value-type="float" office:value="12.5">
            <text:p>12.5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15-12-20T17:00:00">
            <text:p>Sun Dec 20 17:00:00 2015</text:p>
          </table:table-cell>
          <table:table-cell office:value-type="float" office:value="707.6667">
            <text:p>707.6667</text:p>
          </table:table-cell>
          <table:table-cell office:value-type="float" office:value="19.0">
            <text:p>19.0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5-12-21T16:00:00">
            <text:p>Mon Dec 21 16:00:00 2015</text:p>
          </table:table-cell>
          <table:table-cell office:value-type="float" office:value="162.6667">
            <text:p>162.6667</text:p>
          </table:table-cell>
          <table:table-cell office:value-type="float" office:value="21.3333">
            <text:p>21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5-12-21T17:00:00">
            <text:p>Mon Dec 21 17:00:00 2015</text:p>
          </table:table-cell>
          <table:table-cell office:value-type="float" office:value="228.6667">
            <text:p>228.6667</text:p>
          </table:table-cell>
          <table:table-cell office:value-type="float" office:value="21.0">
            <text:p>21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12-22T02:00:00">
            <text:p>Tue Dec 22 02:00:00 2015</text:p>
          </table:table-cell>
          <table:table-cell office:value-type="float" office:value="331.6667">
            <text:p>331.6667</text:p>
          </table:table-cell>
          <table:table-cell office:value-type="float" office:value="39.5">
            <text:p>39.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12-22T12:00:00">
            <text:p>Tue Dec 22 12:00:00 2015</text:p>
          </table:table-cell>
          <table:table-cell office:value-type="float" office:value="226.3333">
            <text:p>226.3333</text:p>
          </table:table-cell>
          <table:table-cell office:value-type="float" office:value="47.3333">
            <text:p>47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5-12-22T16:00:00">
            <text:p>Tue Dec 22 16:00:00 2015</text:p>
          </table:table-cell>
          <table:table-cell office:value-type="float" office:value="69.3333">
            <text:p>69.3333</text:p>
          </table:table-cell>
          <table:table-cell office:value-type="float" office:value="20.1667">
            <text:p>20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5-12-22T17:00:00">
            <text:p>Tue Dec 22 17:00:00 2015</text:p>
          </table:table-cell>
          <table:table-cell office:value-type="float" office:value="69.6667">
            <text:p>69.6667</text:p>
          </table:table-cell>
          <table:table-cell office:value-type="float" office:value="29.3333">
            <text:p>29.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5-12-22T18:00:00">
            <text:p>Tue Dec 22 18:00:00 2015</text:p>
          </table:table-cell>
          <table:table-cell office:value-type="float" office:value="173.8333">
            <text:p>173.8333</text:p>
          </table:table-cell>
          <table:table-cell office:value-type="float" office:value="81.8333">
            <text:p>81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12-23T14:00:00">
            <text:p>Wed Dec 23 14:00:00 2015</text:p>
          </table:table-cell>
          <table:table-cell office:value-type="float" office:value="242.3333">
            <text:p>242.3333</text:p>
          </table:table-cell>
          <table:table-cell office:value-type="float" office:value="30.3333">
            <text:p>30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5-12-23T15:00:00">
            <text:p>Wed Dec 23 15:00:00 2015</text:p>
          </table:table-cell>
          <table:table-cell office:value-type="float" office:value="248.3333">
            <text:p>248.3333</text:p>
          </table:table-cell>
          <table:table-cell office:value-type="float" office:value="21.8333">
            <text:p>21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12-23T16:00:00">
            <text:p>Wed Dec 23 16:00:00 2015</text:p>
          </table:table-cell>
          <table:table-cell office:value-type="float" office:value="216.8333">
            <text:p>216.8333</text:p>
          </table:table-cell>
          <table:table-cell office:value-type="float" office:value="21.6667">
            <text:p>21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5-12-23T17:00:00">
            <text:p>Wed Dec 23 17:00:00 2015</text:p>
          </table:table-cell>
          <table:table-cell office:value-type="float" office:value="241.5">
            <text:p>241.5</text:p>
          </table:table-cell>
          <table:table-cell office:value-type="float" office:value="27.3333">
            <text:p>27.3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5-12-23T18:00:00">
            <text:p>Wed Dec 23 18:00:00 2015</text:p>
          </table:table-cell>
          <table:table-cell office:value-type="float" office:value="360.3333">
            <text:p>360.3333</text:p>
          </table:table-cell>
          <table:table-cell office:value-type="float" office:value="55.6667">
            <text:p>55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5-12-24T15:00:00">
            <text:p>Thu Dec 24 15:00:00 2015</text:p>
          </table:table-cell>
          <table:table-cell office:value-type="float" office:value="328.1667">
            <text:p>328.1667</text:p>
          </table:table-cell>
          <table:table-cell office:value-type="float" office:value="19.3333">
            <text:p>19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5-12-24T16:00:00">
            <text:p>Thu Dec 24 16:00:00 2015</text:p>
          </table:table-cell>
          <table:table-cell office:value-type="float" office:value="336.0">
            <text:p>336.0</text:p>
          </table:table-cell>
          <table:table-cell office:value-type="float" office:value="12.5">
            <text:p>12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5-12-24T17:00:00">
            <text:p>Thu Dec 24 17:00:00 2015</text:p>
          </table:table-cell>
          <table:table-cell office:value-type="float" office:value="328.5">
            <text:p>328.5</text:p>
          </table:table-cell>
          <table:table-cell office:value-type="float" office:value="14.5">
            <text:p>14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5-12-24T18:00:00">
            <text:p>Thu Dec 24 18:00:00 2015</text:p>
          </table:table-cell>
          <table:table-cell office:value-type="float" office:value="346.5">
            <text:p>346.5</text:p>
          </table:table-cell>
          <table:table-cell office:value-type="float" office:value="28.6667">
            <text:p>28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12-24T19:00:00">
            <text:p>Thu Dec 24 19:00:00 2015</text:p>
          </table:table-cell>
          <table:table-cell office:value-type="float" office:value="521.8333">
            <text:p>521.8333</text:p>
          </table:table-cell>
          <table:table-cell office:value-type="float" office:value="70.3333">
            <text:p>70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12-25T16:00:00">
            <text:p>Fri Dec 25 16:00:00 2015</text:p>
          </table:table-cell>
          <table:table-cell office:value-type="float" office:value="424.8333">
            <text:p>424.8333</text:p>
          </table:table-cell>
          <table:table-cell office:value-type="float" office:value="11.8333">
            <text:p>11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12-25T17:00:00">
            <text:p>Fri Dec 25 17:00:00 2015</text:p>
          </table:table-cell>
          <table:table-cell office:value-type="float" office:value="388.0">
            <text:p>388.0</text:p>
          </table:table-cell>
          <table:table-cell office:value-type="float" office:value="12.3333">
            <text:p>12.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5-12-25T18:00:00">
            <text:p>Fri Dec 25 18:00:00 2015</text:p>
          </table:table-cell>
          <table:table-cell office:value-type="float" office:value="561.8333">
            <text:p>561.8333</text:p>
          </table:table-cell>
          <table:table-cell office:value-type="float" office:value="37.6667">
            <text:p>37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5-12-26T12:00:00">
            <text:p>Sat Dec 26 12:00:00 2015</text:p>
          </table:table-cell>
          <table:table-cell office:value-type="float" office:value="133.5">
            <text:p>133.5</text:p>
          </table:table-cell>
          <table:table-cell office:value-type="float" office:value="25.1667">
            <text:p>25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5-12-26T13:00:00">
            <text:p>Sat Dec 26 13:00:00 2015</text:p>
          </table:table-cell>
          <table:table-cell office:value-type="float" office:value="311.6667">
            <text:p>311.6667</text:p>
          </table:table-cell>
          <table:table-cell office:value-type="float" office:value="19.6667">
            <text:p>19.6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12-26T14:00:00">
            <text:p>Sat Dec 26 14:00:00 2015</text:p>
          </table:table-cell>
          <table:table-cell office:value-type="float" office:value="389.6667">
            <text:p>389.6667</text:p>
          </table:table-cell>
          <table:table-cell office:value-type="float" office:value="18.5">
            <text:p>18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5-12-26T15:00:00">
            <text:p>Sat Dec 26 15:00:00 2015</text:p>
          </table:table-cell>
          <table:table-cell office:value-type="float" office:value="366.5">
            <text:p>366.5</text:p>
          </table:table-cell>
          <table:table-cell office:value-type="float" office:value="16.0">
            <text:p>16.0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5-12-26T16:00:00">
            <text:p>Sat Dec 26 16:00:00 2015</text:p>
          </table:table-cell>
          <table:table-cell office:value-type="float" office:value="404.3333">
            <text:p>404.3333</text:p>
          </table:table-cell>
          <table:table-cell office:value-type="float" office:value="14.3333">
            <text:p>14.3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5-12-30T15:00:00">
            <text:p>Wed Dec 30 15:00:00 2015</text:p>
          </table:table-cell>
          <table:table-cell office:value-type="float" office:value="356.3333">
            <text:p>356.3333</text:p>
          </table:table-cell>
          <table:table-cell office:value-type="float" office:value="16.6667">
            <text:p>16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5-12-30T16:00:00">
            <text:p>Wed Dec 30 16:00:00 2015</text:p>
          </table:table-cell>
          <table:table-cell office:value-type="float" office:value="294.5">
            <text:p>294.5</text:p>
          </table:table-cell>
          <table:table-cell office:value-type="float" office:value="10.8333">
            <text:p>10.8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5-12-30T17:00:00">
            <text:p>Wed Dec 30 17:00:00 2015</text:p>
          </table:table-cell>
          <table:table-cell office:value-type="float" office:value="287.6667">
            <text:p>287.6667</text:p>
          </table:table-cell>
          <table:table-cell office:value-type="float" office:value="14.1667">
            <text:p>14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5-12-30T18:00:00">
            <text:p>Wed Dec 30 18:00:00 2015</text:p>
          </table:table-cell>
          <table:table-cell office:value-type="float" office:value="317.0">
            <text:p>317.0</text:p>
          </table:table-cell>
          <table:table-cell office:value-type="float" office:value="27.1667">
            <text:p>27.1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12-30T19:00:00">
            <text:p>Wed Dec 30 19:00:00 2015</text:p>
          </table:table-cell>
          <table:table-cell office:value-type="float" office:value="422.5">
            <text:p>422.5</text:p>
          </table:table-cell>
          <table:table-cell office:value-type="float" office:value="47.3333">
            <text:p>47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6-01-01T15:00:00">
            <text:p>Fri Jan  1 15:00:00 2016</text:p>
          </table:table-cell>
          <table:table-cell office:value-type="float" office:value="308.8333">
            <text:p>308.8333</text:p>
          </table:table-cell>
          <table:table-cell office:value-type="float" office:value="10.6667">
            <text:p>10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6-01-01T16:00:00">
            <text:p>Fri Jan  1 16:00:00 2016</text:p>
          </table:table-cell>
          <table:table-cell office:value-type="float" office:value="304.0">
            <text:p>304.0</text:p>
          </table:table-cell>
          <table:table-cell office:value-type="float" office:value="8.1667">
            <text:p>8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6-01-01T17:00:00">
            <text:p>Fri Jan  1 17:00:00 2016</text:p>
          </table:table-cell>
          <table:table-cell office:value-type="float" office:value="311.3333">
            <text:p>311.3333</text:p>
          </table:table-cell>
          <table:table-cell office:value-type="float" office:value="9.3333">
            <text:p>9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6-01-01T18:00:00">
            <text:p>Fri Jan  1 18:00:00 2016</text:p>
          </table:table-cell>
          <table:table-cell office:value-type="float" office:value="308.8333">
            <text:p>308.8333</text:p>
          </table:table-cell>
          <table:table-cell office:value-type="float" office:value="17.0">
            <text:p>17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6-01-01T19:00:00">
            <text:p>Fri Jan  1 19:00:00 2016</text:p>
          </table:table-cell>
          <table:table-cell office:value-type="float" office:value="351.8333">
            <text:p>351.8333</text:p>
          </table:table-cell>
          <table:table-cell office:value-type="float" office:value="23.3333">
            <text:p>23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6-01-01T20:00:00">
            <text:p>Fri Jan  1 20:00:00 2016</text:p>
          </table:table-cell>
          <table:table-cell office:value-type="float" office:value="350.0">
            <text:p>350.0</text:p>
          </table:table-cell>
          <table:table-cell office:value-type="float" office:value="24.6667">
            <text:p>24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6-01-01T21:00:00">
            <text:p>Fri Jan  1 21:00:00 2016</text:p>
          </table:table-cell>
          <table:table-cell office:value-type="float" office:value="348.1667">
            <text:p>348.1667</text:p>
          </table:table-cell>
          <table:table-cell office:value-type="float" office:value="20.6667">
            <text:p>20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6-01-01T22:00:00">
            <text:p>Fri Jan  1 22:00:00 2016</text:p>
          </table:table-cell>
          <table:table-cell office:value-type="float" office:value="369.8333">
            <text:p>369.8333</text:p>
          </table:table-cell>
          <table:table-cell office:value-type="float" office:value="22.3333">
            <text:p>22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6-01-01T23:00:00">
            <text:p>Fri Jan  1 23:00:00 2016</text:p>
          </table:table-cell>
          <table:table-cell office:value-type="float" office:value="322.5">
            <text:p>322.5</text:p>
          </table:table-cell>
          <table:table-cell office:value-type="float" office:value="11.1667">
            <text:p>11.1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6-01-02T00:00:00">
            <text:p>Sat Jan  2 00:00:00 2016</text:p>
          </table:table-cell>
          <table:table-cell office:value-type="float" office:value="231.5">
            <text:p>231.5</text:p>
          </table:table-cell>
          <table:table-cell office:value-type="float" office:value="8.0">
            <text:p>8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6-01-02T01:00:00">
            <text:p>Sat Jan  2 01:00:00 2016</text:p>
          </table:table-cell>
          <table:table-cell office:value-type="float" office:value="244.8333">
            <text:p>244.8333</text:p>
          </table:table-cell>
          <table:table-cell office:value-type="float" office:value="9.0">
            <text:p>9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6-01-02T02:00:00">
            <text:p>Sat Jan  2 02:00:00 2016</text:p>
          </table:table-cell>
          <table:table-cell office:value-type="float" office:value="253.8333">
            <text:p>253.8333</text:p>
          </table:table-cell>
          <table:table-cell office:value-type="float" office:value="6.8333">
            <text:p>6.8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6-01-02T03:00:00">
            <text:p>Sat Jan  2 03:00:00 2016</text:p>
          </table:table-cell>
          <table:table-cell office:value-type="float" office:value="273.1667">
            <text:p>273.1667</text:p>
          </table:table-cell>
          <table:table-cell office:value-type="float" office:value="6.0">
            <text:p>6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6-01-02T04:00:00">
            <text:p>Sat Jan  2 04:00:00 2016</text:p>
          </table:table-cell>
          <table:table-cell office:value-type="float" office:value="297.6667">
            <text:p>297.6667</text:p>
          </table:table-cell>
          <table:table-cell office:value-type="float" office:value="6.1667">
            <text:p>6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6-01-03T14:00:00">
            <text:p>Sun Jan  3 14:00:00 2016</text:p>
          </table:table-cell>
          <table:table-cell office:value-type="float" office:value="425.3333">
            <text:p>425.3333</text:p>
          </table:table-cell>
          <table:table-cell office:value-type="float" office:value="13.8333">
            <text:p>13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6-01-03T15:00:00">
            <text:p>Sun Jan  3 15:00:00 2016</text:p>
          </table:table-cell>
          <table:table-cell office:value-type="float" office:value="432.6667">
            <text:p>432.6667</text:p>
          </table:table-cell>
          <table:table-cell office:value-type="float" office:value="10.8333">
            <text:p>10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6-01-03T16:00:00">
            <text:p>Sun Jan  3 16:00:00 2016</text:p>
          </table:table-cell>
          <table:table-cell office:value-type="float" office:value="419.0">
            <text:p>419.0</text:p>
          </table:table-cell>
          <table:table-cell office:value-type="float" office:value="14.0">
            <text:p>14.0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6-01-03T17:00:00">
            <text:p>Sun Jan  3 17:00:00 2016</text:p>
          </table:table-cell>
          <table:table-cell office:value-type="float" office:value="440.1667">
            <text:p>440.1667</text:p>
          </table:table-cell>
          <table:table-cell office:value-type="float" office:value="14.8333">
            <text:p>14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6-01-03T18:00:00">
            <text:p>Sun Jan  3 18:00:00 2016</text:p>
          </table:table-cell>
          <table:table-cell office:value-type="float" office:value="433.0">
            <text:p>433.0</text:p>
          </table:table-cell>
          <table:table-cell office:value-type="float" office:value="15.5">
            <text:p>15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6-01-03T21:00:00">
            <text:p>Sun Jan  3 21:00:00 2016</text:p>
          </table:table-cell>
          <table:table-cell office:value-type="float" office:value="400.6667">
            <text:p>400.6667</text:p>
          </table:table-cell>
          <table:table-cell office:value-type="float" office:value="16.8333">
            <text:p>16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6-01-03T22:00:00">
            <text:p>Sun Jan  3 22:00:00 2016</text:p>
          </table:table-cell>
          <table:table-cell office:value-type="float" office:value="409.3333">
            <text:p>409.3333</text:p>
          </table:table-cell>
          <table:table-cell office:value-type="float" office:value="13.3333">
            <text:p>13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6-01-03T23:00:00">
            <text:p>Sun Jan  3 23:00:00 2016</text:p>
          </table:table-cell>
          <table:table-cell office:value-type="float" office:value="338.0">
            <text:p>338.0</text:p>
          </table:table-cell>
          <table:table-cell office:value-type="float" office:value="10.8333">
            <text:p>10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6-01-04T00:00:00">
            <text:p>Mon Jan  4 00:00:00 2016</text:p>
          </table:table-cell>
          <table:table-cell office:value-type="float" office:value="353.1667">
            <text:p>353.1667</text:p>
          </table:table-cell>
          <table:table-cell office:value-type="float" office:value="7.8333">
            <text:p>7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6-01-08T17:00:00">
            <text:p>Fri Jan  8 17:00:00 2016</text:p>
          </table:table-cell>
          <table:table-cell office:value-type="float" office:value="426.3333">
            <text:p>426.3333</text:p>
          </table:table-cell>
          <table:table-cell office:value-type="float" office:value="16.5">
            <text:p>16.5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6-01-08T18:00:00">
            <text:p>Fri Jan  8 18:00:00 2016</text:p>
          </table:table-cell>
          <table:table-cell office:value-type="float" office:value="471.0">
            <text:p>471.0</text:p>
          </table:table-cell>
          <table:table-cell office:value-type="float" office:value="25.8333">
            <text:p>25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6-01-08T19:00:00">
            <text:p>Fri Jan  8 19:00:00 2016</text:p>
          </table:table-cell>
          <table:table-cell office:value-type="float" office:value="496.8333">
            <text:p>496.8333</text:p>
          </table:table-cell>
          <table:table-cell office:value-type="float" office:value="35.1667">
            <text:p>35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6-01-08T20:00:00">
            <text:p>Fri Jan  8 20:00:00 2016</text:p>
          </table:table-cell>
          <table:table-cell office:value-type="float" office:value="444.0">
            <text:p>444.0</text:p>
          </table:table-cell>
          <table:table-cell office:value-type="float" office:value="22.0">
            <text:p>22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6-01-08T21:00:00">
            <text:p>Fri Jan  8 21:00:00 2016</text:p>
          </table:table-cell>
          <table:table-cell office:value-type="float" office:value="475.5">
            <text:p>475.5</text:p>
          </table:table-cell>
          <table:table-cell office:value-type="float" office:value="21.6667">
            <text:p>21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6-01-08T22:00:00">
            <text:p>Fri Jan  8 22:00:00 2016</text:p>
          </table:table-cell>
          <table:table-cell office:value-type="float" office:value="472.3333">
            <text:p>472.3333</text:p>
          </table:table-cell>
          <table:table-cell office:value-type="float" office:value="29.1667">
            <text:p>29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6-01-09T00:00:00">
            <text:p>Sat Jan  9 00:00:00 2016</text:p>
          </table:table-cell>
          <table:table-cell office:value-type="float" office:value="417.8333">
            <text:p>417.8333</text:p>
          </table:table-cell>
          <table:table-cell office:value-type="float" office:value="9.6667">
            <text:p>9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6-01-12T17:00:00">
            <text:p>Tue Jan 12 17:00:00 2016</text:p>
          </table:table-cell>
          <table:table-cell office:value-type="float" office:value="217.1667">
            <text:p>217.1667</text:p>
          </table:table-cell>
          <table:table-cell office:value-type="float" office:value="15.1667">
            <text:p>15.1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6-01-12T18:00:00">
            <text:p>Tue Jan 12 18:00:00 2016</text:p>
          </table:table-cell>
          <table:table-cell office:value-type="float" office:value="254.8333">
            <text:p>254.8333</text:p>
          </table:table-cell>
          <table:table-cell office:value-type="float" office:value="28.3333">
            <text:p>28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6-01-12T19:00:00">
            <text:p>Tue Jan 12 19:00:00 2016</text:p>
          </table:table-cell>
          <table:table-cell office:value-type="float" office:value="416.6667">
            <text:p>416.6667</text:p>
          </table:table-cell>
          <table:table-cell office:value-type="float" office:value="60.0">
            <text:p>60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6-01-13T17:00:00">
            <text:p>Wed Jan 13 17:00:00 2016</text:p>
          </table:table-cell>
          <table:table-cell office:value-type="float" office:value="191.5">
            <text:p>191.5</text:p>
          </table:table-cell>
          <table:table-cell office:value-type="float" office:value="25.1667">
            <text:p>25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6-01-13T18:00:00">
            <text:p>Wed Jan 13 18:00:00 2016</text:p>
          </table:table-cell>
          <table:table-cell office:value-type="float" office:value="199.6667">
            <text:p>199.6667</text:p>
          </table:table-cell>
          <table:table-cell office:value-type="float" office:value="26.8333">
            <text:p>26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6-01-13T19:00:00">
            <text:p>Wed Jan 13 19:00:00 2016</text:p>
          </table:table-cell>
          <table:table-cell office:value-type="float" office:value="348.5">
            <text:p>348.5</text:p>
          </table:table-cell>
          <table:table-cell office:value-type="float" office:value="47.1667">
            <text:p>47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6-01-14T17:00:00">
            <text:p>Thu Jan 14 17:00:00 2016</text:p>
          </table:table-cell>
          <table:table-cell office:value-type="float" office:value="355.8333">
            <text:p>355.8333</text:p>
          </table:table-cell>
          <table:table-cell office:value-type="float" office:value="20.8333">
            <text:p>20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6-01-14T18:00:00">
            <text:p>Thu Jan 14 18:00:00 2016</text:p>
          </table:table-cell>
          <table:table-cell office:value-type="float" office:value="376.5">
            <text:p>376.5</text:p>
          </table:table-cell>
          <table:table-cell office:value-type="float" office:value="24.6667">
            <text:p>24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6-01-15T12:00:00">
            <text:p>Fri Jan 15 12:00:00 2016</text:p>
          </table:table-cell>
          <table:table-cell office:value-type="float" office:value="414.1667">
            <text:p>414.1667</text:p>
          </table:table-cell>
          <table:table-cell office:value-type="float" office:value="19.0">
            <text:p>19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6-01-15T13:00:00">
            <text:p>Fri Jan 15 13:00:00 2016</text:p>
          </table:table-cell>
          <table:table-cell office:value-type="float" office:value="290.1667">
            <text:p>290.1667</text:p>
          </table:table-cell>
          <table:table-cell office:value-type="float" office:value="16.1667">
            <text:p>16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6-01-15T14:00:00">
            <text:p>Fri Jan 15 14:00:00 2016</text:p>
          </table:table-cell>
          <table:table-cell office:value-type="float" office:value="265.6667">
            <text:p>265.6667</text:p>
          </table:table-cell>
          <table:table-cell office:value-type="float" office:value="17.3333">
            <text:p>17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6-01-15T15:00:00">
            <text:p>Fri Jan 15 15:00:00 2016</text:p>
          </table:table-cell>
          <table:table-cell office:value-type="float" office:value="244.0">
            <text:p>244.0</text:p>
          </table:table-cell>
          <table:table-cell office:value-type="float" office:value="37.6667">
            <text:p>37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6-01-15T16:00:00">
            <text:p>Fri Jan 15 16:00:00 2016</text:p>
          </table:table-cell>
          <table:table-cell office:value-type="float" office:value="173.5">
            <text:p>173.5</text:p>
          </table:table-cell>
          <table:table-cell office:value-type="float" office:value="30.3333">
            <text:p>30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6-01-15T20:00:00">
            <text:p>Fri Jan 15 20:00:00 2016</text:p>
          </table:table-cell>
          <table:table-cell office:value-type="float" office:value="156.0">
            <text:p>156.0</text:p>
          </table:table-cell>
          <table:table-cell office:value-type="float" office:value="31.0">
            <text:p>31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6-01-15T21:00:00">
            <text:p>Fri Jan 15 21:00:00 2016</text:p>
          </table:table-cell>
          <table:table-cell office:value-type="float" office:value="193.3333">
            <text:p>193.3333</text:p>
          </table:table-cell>
          <table:table-cell office:value-type="float" office:value="32.1667">
            <text:p>32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6-01-15T22:00:00">
            <text:p>Fri Jan 15 22:00:00 2016</text:p>
          </table:table-cell>
          <table:table-cell office:value-type="float" office:value="232.0">
            <text:p>232.0</text:p>
          </table:table-cell>
          <table:table-cell office:value-type="float" office:value="36.1667">
            <text:p>36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6-01-15T23:00:00">
            <text:p>Fri Jan 15 23:00:00 2016</text:p>
          </table:table-cell>
          <table:table-cell office:value-type="float" office:value="254.3333">
            <text:p>254.3333</text:p>
          </table:table-cell>
          <table:table-cell office:value-type="float" office:value="40.1667">
            <text:p>40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6-01-16T00:00:00">
            <text:p>Sat Jan 16 00:00:00 2016</text:p>
          </table:table-cell>
          <table:table-cell office:value-type="float" office:value="335.1667">
            <text:p>335.1667</text:p>
          </table:table-cell>
          <table:table-cell office:value-type="float" office:value="32.3333">
            <text:p>32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6-01-16T01:00:00">
            <text:p>Sat Jan 16 01:00:00 2016</text:p>
          </table:table-cell>
          <table:table-cell office:value-type="float" office:value="287.1667">
            <text:p>287.1667</text:p>
          </table:table-cell>
          <table:table-cell office:value-type="float" office:value="48.8333">
            <text:p>48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6-01-16T19:00:00">
            <text:p>Sat Jan 16 19:00:00 2016</text:p>
          </table:table-cell>
          <table:table-cell office:value-type="float" office:value="195.1667">
            <text:p>195.1667</text:p>
          </table:table-cell>
          <table:table-cell office:value-type="float" office:value="27.3333">
            <text:p>27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6-01-17T18:00:00">
            <text:p>Sun Jan 17 18:00:00 2016</text:p>
          </table:table-cell>
          <table:table-cell office:value-type="float" office:value="259.3333">
            <text:p>259.3333</text:p>
          </table:table-cell>
          <table:table-cell office:value-type="float" office:value="22.5">
            <text:p>22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6-01-17T19:00:00">
            <text:p>Sun Jan 17 19:00:00 2016</text:p>
          </table:table-cell>
          <table:table-cell office:value-type="float" office:value="361.8333">
            <text:p>361.8333</text:p>
          </table:table-cell>
          <table:table-cell office:value-type="float" office:value="55.8333">
            <text:p>55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6-01-18T18:00:00">
            <text:p>Mon Jan 18 18:00:00 2016</text:p>
          </table:table-cell>
          <table:table-cell office:value-type="float" office:value="249.3333">
            <text:p>249.3333</text:p>
          </table:table-cell>
          <table:table-cell office:value-type="float" office:value="30.8333">
            <text:p>30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6-01-18T19:00:00">
            <text:p>Mon Jan 18 19:00:00 2016</text:p>
          </table:table-cell>
          <table:table-cell office:value-type="float" office:value="437.8333">
            <text:p>437.8333</text:p>
          </table:table-cell>
          <table:table-cell office:value-type="float" office:value="52.0">
            <text:p>52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6-01-18T20:00:00">
            <text:p>Mon Jan 18 20:00:00 2016</text:p>
          </table:table-cell>
          <table:table-cell office:value-type="float" office:value="384.6667">
            <text:p>384.6667</text:p>
          </table:table-cell>
          <table:table-cell office:value-type="float" office:value="42.3333">
            <text:p>42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6-01-18T21:00:00">
            <text:p>Mon Jan 18 21:00:00 2016</text:p>
          </table:table-cell>
          <table:table-cell office:value-type="float" office:value="343.8333">
            <text:p>343.8333</text:p>
          </table:table-cell>
          <table:table-cell office:value-type="float" office:value="46.0">
            <text:p>46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6-01-18T22:00:00">
            <text:p>Mon Jan 18 22:00:00 2016</text:p>
          </table:table-cell>
          <table:table-cell office:value-type="float" office:value="346.0">
            <text:p>346.0</text:p>
          </table:table-cell>
          <table:table-cell office:value-type="float" office:value="40.6667">
            <text:p>40.6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6-01-18T23:00:00">
            <text:p>Mon Jan 18 23:00:00 2016</text:p>
          </table:table-cell>
          <table:table-cell office:value-type="float" office:value="284.0">
            <text:p>284.0</text:p>
          </table:table-cell>
          <table:table-cell office:value-type="float" office:value="25.0">
            <text:p>25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6-01-19T00:00:00">
            <text:p>Tue Jan 19 00:00:00 2016</text:p>
          </table:table-cell>
          <table:table-cell office:value-type="float" office:value="252.6667">
            <text:p>252.6667</text:p>
          </table:table-cell>
          <table:table-cell office:value-type="float" office:value="22.6667">
            <text:p>22.6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6-01-20T15:00:00">
            <text:p>Wed Jan 20 15:00:00 2016</text:p>
          </table:table-cell>
          <table:table-cell office:value-type="float" office:value="409.3333">
            <text:p>409.3333</text:p>
          </table:table-cell>
          <table:table-cell office:value-type="float" office:value="23.5">
            <text:p>23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6-01-20T16:00:00">
            <text:p>Wed Jan 20 16:00:00 2016</text:p>
          </table:table-cell>
          <table:table-cell office:value-type="float" office:value="357.6667">
            <text:p>357.6667</text:p>
          </table:table-cell>
          <table:table-cell office:value-type="float" office:value="14.6667">
            <text:p>14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6-01-20T17:00:00">
            <text:p>Wed Jan 20 17:00:00 2016</text:p>
          </table:table-cell>
          <table:table-cell office:value-type="float" office:value="286.0">
            <text:p>286.0</text:p>
          </table:table-cell>
          <table:table-cell office:value-type="float" office:value="16.0">
            <text:p>16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6-01-20T18:00:00">
            <text:p>Wed Jan 20 18:00:00 2016</text:p>
          </table:table-cell>
          <table:table-cell office:value-type="float" office:value="320.1667">
            <text:p>320.1667</text:p>
          </table:table-cell>
          <table:table-cell office:value-type="float" office:value="27.5">
            <text:p>27.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6-01-20T19:00:00">
            <text:p>Wed Jan 20 19:00:00 2016</text:p>
          </table:table-cell>
          <table:table-cell office:value-type="float" office:value="416.1667">
            <text:p>416.1667</text:p>
          </table:table-cell>
          <table:table-cell office:value-type="float" office:value="37.0">
            <text:p>37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6-01-20T21:00:00">
            <text:p>Wed Jan 20 21:00:00 2016</text:p>
          </table:table-cell>
          <table:table-cell office:value-type="float" office:value="413.8333">
            <text:p>413.8333</text:p>
          </table:table-cell>
          <table:table-cell office:value-type="float" office:value="59.5">
            <text:p>59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6-01-21T12:00:00">
            <text:p>Thu Jan 21 12:00:00 2016</text:p>
          </table:table-cell>
          <table:table-cell office:value-type="float" office:value="301.1667">
            <text:p>301.1667</text:p>
          </table:table-cell>
          <table:table-cell office:value-type="float" office:value="33.1667">
            <text:p>33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6-01-21T17:00:00">
            <text:p>Thu Jan 21 17:00:00 2016</text:p>
          </table:table-cell>
          <table:table-cell office:value-type="float" office:value="230.6667">
            <text:p>230.6667</text:p>
          </table:table-cell>
          <table:table-cell office:value-type="float" office:value="21.3333">
            <text:p>21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6-01-21T18:00:00">
            <text:p>Thu Jan 21 18:00:00 2016</text:p>
          </table:table-cell>
          <table:table-cell office:value-type="float" office:value="329.6667">
            <text:p>329.6667</text:p>
          </table:table-cell>
          <table:table-cell office:value-type="float" office:value="26.1667">
            <text:p>26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6-01-22T16:00:00">
            <text:p>Fri Jan 22 16:00:00 2016</text:p>
          </table:table-cell>
          <table:table-cell office:value-type="float" office:value="314.5">
            <text:p>314.5</text:p>
          </table:table-cell>
          <table:table-cell office:value-type="float" office:value="15.0">
            <text:p>15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6-01-22T17:00:00">
            <text:p>Fri Jan 22 17:00:00 2016</text:p>
          </table:table-cell>
          <table:table-cell office:value-type="float" office:value="307.8333">
            <text:p>307.8333</text:p>
          </table:table-cell>
          <table:table-cell office:value-type="float" office:value="13.6667">
            <text:p>13.6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6-01-22T18:00:00">
            <text:p>Fri Jan 22 18:00:00 2016</text:p>
          </table:table-cell>
          <table:table-cell office:value-type="float" office:value="359.8333">
            <text:p>359.8333</text:p>
          </table:table-cell>
          <table:table-cell office:value-type="float" office:value="25.0">
            <text:p>25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6-01-22T19:00:00">
            <text:p>Fri Jan 22 19:00:00 2016</text:p>
          </table:table-cell>
          <table:table-cell office:value-type="float" office:value="597.0">
            <text:p>597.0</text:p>
          </table:table-cell>
          <table:table-cell office:value-type="float" office:value="75.1667">
            <text:p>75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6-01-23T16:00:00">
            <text:p>Sat Jan 23 16:00:00 2016</text:p>
          </table:table-cell>
          <table:table-cell office:value-type="float" office:value="340.8333">
            <text:p>340.8333</text:p>
          </table:table-cell>
          <table:table-cell office:value-type="float" office:value="12.1667">
            <text:p>12.1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6-01-23T17:00:00">
            <text:p>Sat Jan 23 17:00:00 2016</text:p>
          </table:table-cell>
          <table:table-cell office:value-type="float" office:value="328.6667">
            <text:p>328.6667</text:p>
          </table:table-cell>
          <table:table-cell office:value-type="float" office:value="14.1667">
            <text:p>14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6-01-23T18:00:00">
            <text:p>Sat Jan 23 18:00:00 2016</text:p>
          </table:table-cell>
          <table:table-cell office:value-type="float" office:value="532.6667">
            <text:p>532.6667</text:p>
          </table:table-cell>
          <table:table-cell office:value-type="float" office:value="44.8333">
            <text:p>44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6-01-24T15:00:00">
            <text:p>Sun Jan 24 15:00:00 2016</text:p>
          </table:table-cell>
          <table:table-cell office:value-type="float" office:value="389.8333">
            <text:p>389.8333</text:p>
          </table:table-cell>
          <table:table-cell office:value-type="float" office:value="13.8333">
            <text:p>13.8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6-01-24T16:00:00">
            <text:p>Sun Jan 24 16:00:00 2016</text:p>
          </table:table-cell>
          <table:table-cell office:value-type="float" office:value="299.6667">
            <text:p>299.6667</text:p>
          </table:table-cell>
          <table:table-cell office:value-type="float" office:value="10.8333">
            <text:p>10.8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16-01-24T17:00:00">
            <text:p>Sun Jan 24 17:00:00 2016</text:p>
          </table:table-cell>
          <table:table-cell office:value-type="float" office:value="321.5">
            <text:p>321.5</text:p>
          </table:table-cell>
          <table:table-cell office:value-type="float" office:value="11.5">
            <text:p>11.5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16-01-24T18:00:00">
            <text:p>Sun Jan 24 18:00:00 2016</text:p>
          </table:table-cell>
          <table:table-cell office:value-type="float" office:value="352.5">
            <text:p>352.5</text:p>
          </table:table-cell>
          <table:table-cell office:value-type="float" office:value="19.3333">
            <text:p>19.3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6-01-25T16:00:00">
            <text:p>Mon Jan 25 16:00:00 2016</text:p>
          </table:table-cell>
          <table:table-cell office:value-type="float" office:value="209.6667">
            <text:p>209.6667</text:p>
          </table:table-cell>
          <table:table-cell office:value-type="float" office:value="27.8333">
            <text:p>27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6-01-25T18:00:00">
            <text:p>Mon Jan 25 18:00:00 2016</text:p>
          </table:table-cell>
          <table:table-cell office:value-type="float" office:value="203.8333">
            <text:p>203.8333</text:p>
          </table:table-cell>
          <table:table-cell office:value-type="float" office:value="29.8333">
            <text:p>29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6-01-25T19:00:00">
            <text:p>Mon Jan 25 19:00:00 2016</text:p>
          </table:table-cell>
          <table:table-cell office:value-type="float" office:value="279.1667">
            <text:p>279.1667</text:p>
          </table:table-cell>
          <table:table-cell office:value-type="float" office:value="63.1667">
            <text:p>63.1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6-01-25T22:00:00">
            <text:p>Mon Jan 25 22:00:00 2016</text:p>
          </table:table-cell>
          <table:table-cell office:value-type="float" office:value="172.0">
            <text:p>172.0</text:p>
          </table:table-cell>
          <table:table-cell office:value-type="float" office:value="40.8333">
            <text:p>40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6-01-25T23:00:00">
            <text:p>Mon Jan 25 23:00:00 2016</text:p>
          </table:table-cell>
          <table:table-cell office:value-type="float" office:value="245.6667">
            <text:p>245.6667</text:p>
          </table:table-cell>
          <table:table-cell office:value-type="float" office:value="67.0">
            <text:p>67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6-01-26T14:00:00">
            <text:p>Tue Jan 26 14:00:00 2016</text:p>
          </table:table-cell>
          <table:table-cell office:value-type="float" office:value="254.6667">
            <text:p>254.6667</text:p>
          </table:table-cell>
          <table:table-cell office:value-type="float" office:value="19.5">
            <text:p>19.5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6-01-26T15:00:00">
            <text:p>Tue Jan 26 15:00:00 2016</text:p>
          </table:table-cell>
          <table:table-cell office:value-type="float" office:value="240.8333">
            <text:p>240.8333</text:p>
          </table:table-cell>
          <table:table-cell office:value-type="float" office:value="20.5">
            <text:p>20.5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16-01-26T16:00:00">
            <text:p>Tue Jan 26 16:00:00 2016</text:p>
          </table:table-cell>
          <table:table-cell office:value-type="float" office:value="237.8333">
            <text:p>237.8333</text:p>
          </table:table-cell>
          <table:table-cell office:value-type="float" office:value="14.6667">
            <text:p>14.6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6-01-26T17:00:00">
            <text:p>Tue Jan 26 17:00:00 2016</text:p>
          </table:table-cell>
          <table:table-cell office:value-type="float" office:value="227.6667">
            <text:p>227.6667</text:p>
          </table:table-cell>
          <table:table-cell office:value-type="float" office:value="15.8333">
            <text:p>15.8333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16-01-26T18:00:00">
            <text:p>Tue Jan 26 18:00:00 2016</text:p>
          </table:table-cell>
          <table:table-cell office:value-type="float" office:value="285.3333">
            <text:p>285.3333</text:p>
          </table:table-cell>
          <table:table-cell office:value-type="float" office:value="39.3333">
            <text:p>39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6-01-26T19:00:00">
            <text:p>Tue Jan 26 19:00:00 2016</text:p>
          </table:table-cell>
          <table:table-cell office:value-type="float" office:value="334.5">
            <text:p>334.5</text:p>
          </table:table-cell>
          <table:table-cell office:value-type="float" office:value="55.1667">
            <text:p>55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6-01-26T20:00:00">
            <text:p>Tue Jan 26 20:00:00 2016</text:p>
          </table:table-cell>
          <table:table-cell office:value-type="float" office:value="346.5">
            <text:p>346.5</text:p>
          </table:table-cell>
          <table:table-cell office:value-type="float" office:value="57.5">
            <text:p>57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6-01-26T21:00:00">
            <text:p>Tue Jan 26 21:00:00 2016</text:p>
          </table:table-cell>
          <table:table-cell office:value-type="float" office:value="297.0">
            <text:p>297.0</text:p>
          </table:table-cell>
          <table:table-cell office:value-type="float" office:value="52.5">
            <text:p>52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6-01-27T19:00:00">
            <text:p>Wed Jan 27 19:00:00 2016</text:p>
          </table:table-cell>
          <table:table-cell office:value-type="float" office:value="322.0">
            <text:p>322.0</text:p>
          </table:table-cell>
          <table:table-cell office:value-type="float" office:value="46.1667">
            <text:p>46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6-01-28T16:00:00">
            <text:p>Thu Jan 28 16:00:00 2016</text:p>
          </table:table-cell>
          <table:table-cell office:value-type="float" office:value="277.3333">
            <text:p>277.3333</text:p>
          </table:table-cell>
          <table:table-cell office:value-type="float" office:value="25.8333">
            <text:p>25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6-01-28T17:00:00">
            <text:p>Thu Jan 28 17:00:00 2016</text:p>
          </table:table-cell>
          <table:table-cell office:value-type="float" office:value="267.1667">
            <text:p>267.1667</text:p>
          </table:table-cell>
          <table:table-cell office:value-type="float" office:value="29.1667">
            <text:p>29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6-01-28T18:00:00">
            <text:p>Thu Jan 28 18:00:00 2016</text:p>
          </table:table-cell>
          <table:table-cell office:value-type="float" office:value="283.8333">
            <text:p>283.8333</text:p>
          </table:table-cell>
          <table:table-cell office:value-type="float" office:value="33.3333">
            <text:p>33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6-01-28T20:00:00">
            <text:p>Thu Jan 28 20:00:00 2016</text:p>
          </table:table-cell>
          <table:table-cell office:value-type="float" office:value="467.8333">
            <text:p>467.8333</text:p>
          </table:table-cell>
          <table:table-cell office:value-type="float" office:value="78.5">
            <text:p>78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6-01-29T14:00:00">
            <text:p>Fri Jan 29 14:00:00 2016</text:p>
          </table:table-cell>
          <table:table-cell office:value-type="float" office:value="357.8333">
            <text:p>357.8333</text:p>
          </table:table-cell>
          <table:table-cell office:value-type="float" office:value="24.3333">
            <text:p>24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6-01-29T15:00:00">
            <text:p>Fri Jan 29 15:00:00 2016</text:p>
          </table:table-cell>
          <table:table-cell office:value-type="float" office:value="406.8333">
            <text:p>406.8333</text:p>
          </table:table-cell>
          <table:table-cell office:value-type="float" office:value="28.6667">
            <text:p>28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6-01-29T16:00:00">
            <text:p>Fri Jan 29 16:00:00 2016</text:p>
          </table:table-cell>
          <table:table-cell office:value-type="float" office:value="307.5">
            <text:p>307.5</text:p>
          </table:table-cell>
          <table:table-cell office:value-type="float" office:value="26.0">
            <text:p>26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6-01-29T17:00:00">
            <text:p>Fri Jan 29 17:00:00 2016</text:p>
          </table:table-cell>
          <table:table-cell office:value-type="float" office:value="428.6667">
            <text:p>428.6667</text:p>
          </table:table-cell>
          <table:table-cell office:value-type="float" office:value="42.5">
            <text:p>42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6-01-29T18:00:00">
            <text:p>Fri Jan 29 18:00:00 2016</text:p>
          </table:table-cell>
          <table:table-cell office:value-type="float" office:value="362.0">
            <text:p>362.0</text:p>
          </table:table-cell>
          <table:table-cell office:value-type="float" office:value="28.6667">
            <text:p>28.6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6-01-29T19:00:00">
            <text:p>Fri Jan 29 19:00:00 2016</text:p>
          </table:table-cell>
          <table:table-cell office:value-type="float" office:value="306.3333">
            <text:p>306.3333</text:p>
          </table:table-cell>
          <table:table-cell office:value-type="float" office:value="39.1667">
            <text:p>39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6-01-29T23:00:00">
            <text:p>Fri Jan 29 23:00:00 2016</text:p>
          </table:table-cell>
          <table:table-cell office:value-type="float" office:value="245.6667">
            <text:p>245.6667</text:p>
          </table:table-cell>
          <table:table-cell office:value-type="float" office:value="36.5">
            <text:p>36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6-01-30T06:00:00">
            <text:p>Sat Jan 30 06:00:00 2016</text:p>
          </table:table-cell>
          <table:table-cell office:value-type="float" office:value="373.1667">
            <text:p>373.1667</text:p>
          </table:table-cell>
          <table:table-cell office:value-type="float" office:value="24.3333">
            <text:p>24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6-01-30T18:00:00">
            <text:p>Sat Jan 30 18:00:00 2016</text:p>
          </table:table-cell>
          <table:table-cell office:value-type="float" office:value="263.1667">
            <text:p>263.1667</text:p>
          </table:table-cell>
          <table:table-cell office:value-type="float" office:value="13.8333">
            <text:p>13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6-01-30T19:00:00">
            <text:p>Sat Jan 30 19:00:00 2016</text:p>
          </table:table-cell>
          <table:table-cell office:value-type="float" office:value="437.6667">
            <text:p>437.6667</text:p>
          </table:table-cell>
          <table:table-cell office:value-type="float" office:value="43.6667">
            <text:p>43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6-01-31T15:00:00">
            <text:p>Sun Jan 31 15:00:00 2016</text:p>
          </table:table-cell>
          <table:table-cell office:value-type="float" office:value="385.3333">
            <text:p>385.3333</text:p>
          </table:table-cell>
          <table:table-cell office:value-type="float" office:value="16.3333">
            <text:p>16.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6-01-31T16:00:00">
            <text:p>Sun Jan 31 16:00:00 2016</text:p>
          </table:table-cell>
          <table:table-cell office:value-type="float" office:value="424.6667">
            <text:p>424.6667</text:p>
          </table:table-cell>
          <table:table-cell office:value-type="float" office:value="13.5">
            <text:p>13.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6-01-31T17:00:00">
            <text:p>Sun Jan 31 17:00:00 2016</text:p>
          </table:table-cell>
          <table:table-cell office:value-type="float" office:value="415.1667">
            <text:p>415.1667</text:p>
          </table:table-cell>
          <table:table-cell office:value-type="float" office:value="16.0">
            <text:p>16.0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6-01-31T18:00:00">
            <text:p>Sun Jan 31 18:00:00 2016</text:p>
          </table:table-cell>
          <table:table-cell office:value-type="float" office:value="425.3333">
            <text:p>425.3333</text:p>
          </table:table-cell>
          <table:table-cell office:value-type="float" office:value="17.8333">
            <text:p>17.8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6-01-31T19:00:00">
            <text:p>Sun Jan 31 19:00:00 2016</text:p>
          </table:table-cell>
          <table:table-cell office:value-type="float" office:value="447.5">
            <text:p>447.5</text:p>
          </table:table-cell>
          <table:table-cell office:value-type="float" office:value="39.5">
            <text:p>39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6-02-01T18:00:00">
            <text:p>Mon Feb  1 18:00:00 2016</text:p>
          </table:table-cell>
          <table:table-cell office:value-type="float" office:value="551.5">
            <text:p>551.5</text:p>
          </table:table-cell>
          <table:table-cell office:value-type="float" office:value="32.5">
            <text:p>32.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6-02-02T15:00:00">
            <text:p>Tue Feb  2 15:00:00 2016</text:p>
          </table:table-cell>
          <table:table-cell office:value-type="float" office:value="306.0">
            <text:p>306.0</text:p>
          </table:table-cell>
          <table:table-cell office:value-type="float" office:value="24.1667">
            <text:p>24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6-02-02T16:00:00">
            <text:p>Tue Feb  2 16:00:00 2016</text:p>
          </table:table-cell>
          <table:table-cell office:value-type="float" office:value="344.1667">
            <text:p>344.1667</text:p>
          </table:table-cell>
          <table:table-cell office:value-type="float" office:value="19.1667">
            <text:p>19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6-02-02T17:00:00">
            <text:p>Tue Feb  2 17:00:00 2016</text:p>
          </table:table-cell>
          <table:table-cell office:value-type="float" office:value="290.8333">
            <text:p>290.8333</text:p>
          </table:table-cell>
          <table:table-cell office:value-type="float" office:value="17.8333">
            <text:p>17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6-02-02T18:00:00">
            <text:p>Tue Feb  2 18:00:00 2016</text:p>
          </table:table-cell>
          <table:table-cell office:value-type="float" office:value="321.8333">
            <text:p>321.8333</text:p>
          </table:table-cell>
          <table:table-cell office:value-type="float" office:value="24.3333">
            <text:p>24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6-02-02T19:00:00">
            <text:p>Tue Feb  2 19:00:00 2016</text:p>
          </table:table-cell>
          <table:table-cell office:value-type="float" office:value="525.6667">
            <text:p>525.6667</text:p>
          </table:table-cell>
          <table:table-cell office:value-type="float" office:value="50.1667">
            <text:p>50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6-02-03T16:00:00">
            <text:p>Wed Feb  3 16:00:00 2016</text:p>
          </table:table-cell>
          <table:table-cell office:value-type="float" office:value="368.8333">
            <text:p>368.8333</text:p>
          </table:table-cell>
          <table:table-cell office:value-type="float" office:value="15.6667">
            <text:p>15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6-02-03T17:00:00">
            <text:p>Wed Feb  3 17:00:00 2016</text:p>
          </table:table-cell>
          <table:table-cell office:value-type="float" office:value="353.1667">
            <text:p>353.1667</text:p>
          </table:table-cell>
          <table:table-cell office:value-type="float" office:value="18.8333">
            <text:p>18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6-02-03T18:00:00">
            <text:p>Wed Feb  3 18:00:00 2016</text:p>
          </table:table-cell>
          <table:table-cell office:value-type="float" office:value="257.3333">
            <text:p>257.3333</text:p>
          </table:table-cell>
          <table:table-cell office:value-type="float" office:value="24.5">
            <text:p>24.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6-02-03T19:00:00">
            <text:p>Wed Feb  3 19:00:00 2016</text:p>
          </table:table-cell>
          <table:table-cell office:value-type="float" office:value="390.5">
            <text:p>390.5</text:p>
          </table:table-cell>
          <table:table-cell office:value-type="float" office:value="61.5">
            <text:p>61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6-02-04T01:00:00">
            <text:p>Thu Feb  4 01:00:00 2016</text:p>
          </table:table-cell>
          <table:table-cell office:value-type="float" office:value="228.0">
            <text:p>228.0</text:p>
          </table:table-cell>
          <table:table-cell office:value-type="float" office:value="23.8333">
            <text:p>23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6-02-04T02:00:00">
            <text:p>Thu Feb  4 02:00:00 2016</text:p>
          </table:table-cell>
          <table:table-cell office:value-type="float" office:value="174.3333">
            <text:p>174.3333</text:p>
          </table:table-cell>
          <table:table-cell office:value-type="float" office:value="15.8333">
            <text:p>15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6-02-04T06:00:00">
            <text:p>Thu Feb  4 06:00:00 2016</text:p>
          </table:table-cell>
          <table:table-cell office:value-type="float" office:value="201.5">
            <text:p>201.5</text:p>
          </table:table-cell>
          <table:table-cell office:value-type="float" office:value="18.0">
            <text:p>18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6-02-04T19:00:00">
            <text:p>Thu Feb  4 19:00:00 2016</text:p>
          </table:table-cell>
          <table:table-cell office:value-type="float" office:value="321.5">
            <text:p>321.5</text:p>
          </table:table-cell>
          <table:table-cell office:value-type="float" office:value="39.0">
            <text:p>39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6-02-04T21:00:00">
            <text:p>Thu Feb  4 21:00:00 2016</text:p>
          </table:table-cell>
          <table:table-cell office:value-type="float" office:value="297.6667">
            <text:p>297.6667</text:p>
          </table:table-cell>
          <table:table-cell office:value-type="float" office:value="30.1667">
            <text:p>30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6-02-04T22:00:00">
            <text:p>Thu Feb  4 22:00:00 2016</text:p>
          </table:table-cell>
          <table:table-cell office:value-type="float" office:value="217.3333">
            <text:p>217.3333</text:p>
          </table:table-cell>
          <table:table-cell office:value-type="float" office:value="14.6667">
            <text:p>14.6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6-02-04T23:00:00">
            <text:p>Thu Feb  4 23:00:00 2016</text:p>
          </table:table-cell>
          <table:table-cell office:value-type="float" office:value="233.3333">
            <text:p>233.3333</text:p>
          </table:table-cell>
          <table:table-cell office:value-type="float" office:value="9.5">
            <text:p>9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6-02-05T00:00:00">
            <text:p>Fri Feb  5 00:00:00 2016</text:p>
          </table:table-cell>
          <table:table-cell office:value-type="float" office:value="120.0">
            <text:p>120.0</text:p>
          </table:table-cell>
          <table:table-cell office:value-type="float" office:value="8.8333">
            <text:p>8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6-02-05T01:00:00">
            <text:p>Fri Feb  5 01:00:00 2016</text:p>
          </table:table-cell>
          <table:table-cell office:value-type="float" office:value="242.8333">
            <text:p>242.8333</text:p>
          </table:table-cell>
          <table:table-cell office:value-type="float" office:value="8.5">
            <text:p>8.5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6-02-06T16:00:00">
            <text:p>Sat Feb  6 16:00:00 2016</text:p>
          </table:table-cell>
          <table:table-cell office:value-type="float" office:value="338.5">
            <text:p>338.5</text:p>
          </table:table-cell>
          <table:table-cell office:value-type="float" office:value="14.3333">
            <text:p>14.333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6-02-06T17:00:00">
            <text:p>Sat Feb  6 17:00:00 2016</text:p>
          </table:table-cell>
          <table:table-cell office:value-type="float" office:value="348.5">
            <text:p>348.5</text:p>
          </table:table-cell>
          <table:table-cell office:value-type="float" office:value="11.3333">
            <text:p>11.3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6-02-06T18:00:00">
            <text:p>Sat Feb  6 18:00:00 2016</text:p>
          </table:table-cell>
          <table:table-cell office:value-type="float" office:value="419.5">
            <text:p>419.5</text:p>
          </table:table-cell>
          <table:table-cell office:value-type="float" office:value="17.5">
            <text:p>17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6-02-06T19:00:00">
            <text:p>Sat Feb  6 19:00:00 2016</text:p>
          </table:table-cell>
          <table:table-cell office:value-type="float" office:value="258.5">
            <text:p>258.5</text:p>
          </table:table-cell>
          <table:table-cell office:value-type="float" office:value="19.8333">
            <text:p>19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6-02-06T20:00:00">
            <text:p>Sat Feb  6 20:00:00 2016</text:p>
          </table:table-cell>
          <table:table-cell office:value-type="float" office:value="347.1667">
            <text:p>347.1667</text:p>
          </table:table-cell>
          <table:table-cell office:value-type="float" office:value="21.8333">
            <text:p>21.8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6-02-06T21:00:00">
            <text:p>Sat Feb  6 21:00:00 2016</text:p>
          </table:table-cell>
          <table:table-cell office:value-type="float" office:value="320.6667">
            <text:p>320.6667</text:p>
          </table:table-cell>
          <table:table-cell office:value-type="float" office:value="20.3333">
            <text:p>20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6-02-06T22:00:00">
            <text:p>Sat Feb  6 22:00:00 2016</text:p>
          </table:table-cell>
          <table:table-cell office:value-type="float" office:value="350.6667">
            <text:p>350.6667</text:p>
          </table:table-cell>
          <table:table-cell office:value-type="float" office:value="16.8333">
            <text:p>16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6-02-06T23:00:00">
            <text:p>Sat Feb  6 23:00:00 2016</text:p>
          </table:table-cell>
          <table:table-cell office:value-type="float" office:value="313.5">
            <text:p>313.5</text:p>
          </table:table-cell>
          <table:table-cell office:value-type="float" office:value="12.1667">
            <text:p>12.1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6-02-07T00:00:00">
            <text:p>Sun Feb  7 00:00:00 2016</text:p>
          </table:table-cell>
          <table:table-cell office:value-type="float" office:value="314.6667">
            <text:p>314.6667</text:p>
          </table:table-cell>
          <table:table-cell office:value-type="float" office:value="11.3333">
            <text:p>11.3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6-02-07T01:00:00">
            <text:p>Sun Feb  7 01:00:00 2016</text:p>
          </table:table-cell>
          <table:table-cell office:value-type="float" office:value="206.6667">
            <text:p>206.6667</text:p>
          </table:table-cell>
          <table:table-cell office:value-type="float" office:value="10.8333">
            <text:p>10.8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6-02-07T02:00:00">
            <text:p>Sun Feb  7 02:00:00 2016</text:p>
          </table:table-cell>
          <table:table-cell office:value-type="float" office:value="232.5">
            <text:p>232.5</text:p>
          </table:table-cell>
          <table:table-cell office:value-type="float" office:value="8.3333">
            <text:p>8.3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16-02-07T03:00:00">
            <text:p>Sun Feb  7 03:00:00 2016</text:p>
          </table:table-cell>
          <table:table-cell office:value-type="float" office:value="200.1667">
            <text:p>200.1667</text:p>
          </table:table-cell>
          <table:table-cell office:value-type="float" office:value="7.3333">
            <text:p>7.3333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6-02-08T18:00:00">
            <text:p>Mon Feb  8 18:00:00 2016</text:p>
          </table:table-cell>
          <table:table-cell office:value-type="float" office:value="279.3333">
            <text:p>279.3333</text:p>
          </table:table-cell>
          <table:table-cell office:value-type="float" office:value="17.3333">
            <text:p>17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6-02-08T19:00:00">
            <text:p>Mon Feb  8 19:00:00 2016</text:p>
          </table:table-cell>
          <table:table-cell office:value-type="float" office:value="387.1667">
            <text:p>387.1667</text:p>
          </table:table-cell>
          <table:table-cell office:value-type="float" office:value="24.8333">
            <text:p>24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6-02-08T20:00:00">
            <text:p>Mon Feb  8 20:00:00 2016</text:p>
          </table:table-cell>
          <table:table-cell office:value-type="float" office:value="403.3333">
            <text:p>403.3333</text:p>
          </table:table-cell>
          <table:table-cell office:value-type="float" office:value="43.5">
            <text:p>43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6-02-09T13:00:00">
            <text:p>Tue Feb  9 13:00:00 2016</text:p>
          </table:table-cell>
          <table:table-cell office:value-type="float" office:value="297.6667">
            <text:p>297.6667</text:p>
          </table:table-cell>
          <table:table-cell office:value-type="float" office:value="17.3333">
            <text:p>17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6-02-09T14:00:00">
            <text:p>Tue Feb  9 14:00:00 2016</text:p>
          </table:table-cell>
          <table:table-cell office:value-type="float" office:value="422.6667">
            <text:p>422.6667</text:p>
          </table:table-cell>
          <table:table-cell office:value-type="float" office:value="19.5">
            <text:p>19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6-02-09T15:00:00">
            <text:p>Tue Feb  9 15:00:00 2016</text:p>
          </table:table-cell>
          <table:table-cell office:value-type="float" office:value="523.8333">
            <text:p>523.8333</text:p>
          </table:table-cell>
          <table:table-cell office:value-type="float" office:value="19.6667">
            <text:p>19.6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6-02-09T16:00:00">
            <text:p>Tue Feb  9 16:00:00 2016</text:p>
          </table:table-cell>
          <table:table-cell office:value-type="float" office:value="458.6667">
            <text:p>458.6667</text:p>
          </table:table-cell>
          <table:table-cell office:value-type="float" office:value="18.3333">
            <text:p>18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6-02-09T17:00:00">
            <text:p>Tue Feb  9 17:00:00 2016</text:p>
          </table:table-cell>
          <table:table-cell office:value-type="float" office:value="473.8333">
            <text:p>473.8333</text:p>
          </table:table-cell>
          <table:table-cell office:value-type="float" office:value="18.3333">
            <text:p>18.3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6-02-09T18:00:00">
            <text:p>Tue Feb  9 18:00:00 2016</text:p>
          </table:table-cell>
          <table:table-cell office:value-type="float" office:value="489.5">
            <text:p>489.5</text:p>
          </table:table-cell>
          <table:table-cell office:value-type="float" office:value="20.8333">
            <text:p>20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6-02-09T19:00:00">
            <text:p>Tue Feb  9 19:00:00 2016</text:p>
          </table:table-cell>
          <table:table-cell office:value-type="float" office:value="513.5">
            <text:p>513.5</text:p>
          </table:table-cell>
          <table:table-cell office:value-type="float" office:value="25.6667">
            <text:p>25.6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6-02-14T10:00:00">
            <text:p>Sun Feb 14 10:00:00 2016</text:p>
          </table:table-cell>
          <table:table-cell office:value-type="float" office:value="261.3333">
            <text:p>261.3333</text:p>
          </table:table-cell>
          <table:table-cell office:value-type="float" office:value="9.0">
            <text:p>9.0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6-02-14T11:00:00">
            <text:p>Sun Feb 14 11:00:00 2016</text:p>
          </table:table-cell>
          <table:table-cell office:value-type="float" office:value="161.6667">
            <text:p>161.6667</text:p>
          </table:table-cell>
          <table:table-cell office:value-type="float" office:value="8.1667">
            <text:p>8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6-02-17T17:00:00">
            <text:p>Wed Feb 17 17:00:00 2016</text:p>
          </table:table-cell>
          <table:table-cell office:value-type="float" office:value="195.8333">
            <text:p>195.8333</text:p>
          </table:table-cell>
          <table:table-cell office:value-type="float" office:value="15.5">
            <text:p>15.5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16-02-17T18:00:00">
            <text:p>Wed Feb 17 18:00:00 2016</text:p>
          </table:table-cell>
          <table:table-cell office:value-type="float" office:value="237.5">
            <text:p>237.5</text:p>
          </table:table-cell>
          <table:table-cell office:value-type="float" office:value="20.5">
            <text:p>20.5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16-02-17T19:00:00">
            <text:p>Wed Feb 17 19:00:00 2016</text:p>
          </table:table-cell>
          <table:table-cell office:value-type="float" office:value="258.5">
            <text:p>258.5</text:p>
          </table:table-cell>
          <table:table-cell office:value-type="float" office:value="37.3333">
            <text:p>37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6-02-17T20:00:00">
            <text:p>Wed Feb 17 20:00:00 2016</text:p>
          </table:table-cell>
          <table:table-cell office:value-type="float" office:value="272.1667">
            <text:p>272.1667</text:p>
          </table:table-cell>
          <table:table-cell office:value-type="float" office:value="46.6667">
            <text:p>46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6-02-17T21:00:00">
            <text:p>Wed Feb 17 21:00:00 2016</text:p>
          </table:table-cell>
          <table:table-cell office:value-type="float" office:value="225.5">
            <text:p>225.5</text:p>
          </table:table-cell>
          <table:table-cell office:value-type="float" office:value="40.6667">
            <text:p>40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6-02-17T22:00:00">
            <text:p>Wed Feb 17 22:00:00 2016</text:p>
          </table:table-cell>
          <table:table-cell office:value-type="float" office:value="207.3333">
            <text:p>207.3333</text:p>
          </table:table-cell>
          <table:table-cell office:value-type="float" office:value="28.1667">
            <text:p>28.1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6-02-22T20:00:00">
            <text:p>Mon Feb 22 20:00:00 2016</text:p>
          </table:table-cell>
          <table:table-cell office:value-type="float" office:value="189.1667">
            <text:p>189.1667</text:p>
          </table:table-cell>
          <table:table-cell office:value-type="float" office:value="54.6667">
            <text:p>54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6-02-23T17:00:00">
            <text:p>Tue Feb 23 17:00:00 2016</text:p>
          </table:table-cell>
          <table:table-cell office:value-type="float" office:value="79.8333">
            <text:p>79.8333</text:p>
          </table:table-cell>
          <table:table-cell office:value-type="float" office:value="16.3333">
            <text:p>16.3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6-02-23T18:00:00">
            <text:p>Tue Feb 23 18:00:00 2016</text:p>
          </table:table-cell>
          <table:table-cell office:value-type="float" office:value="87.5">
            <text:p>87.5</text:p>
          </table:table-cell>
          <table:table-cell office:value-type="float" office:value="17.8333">
            <text:p>17.8333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16-02-23T19:00:00">
            <text:p>Tue Feb 23 19:00:00 2016</text:p>
          </table:table-cell>
          <table:table-cell office:value-type="float" office:value="104.0">
            <text:p>104.0</text:p>
          </table:table-cell>
          <table:table-cell office:value-type="float" office:value="29.8333">
            <text:p>29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6-02-23T20:00:00">
            <text:p>Tue Feb 23 20:00:00 2016</text:p>
          </table:table-cell>
          <table:table-cell office:value-type="float" office:value="191.8333">
            <text:p>191.8333</text:p>
          </table:table-cell>
          <table:table-cell office:value-type="float" office:value="44.5">
            <text:p>44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6-02-23T21:00:00">
            <text:p>Tue Feb 23 21:00:00 2016</text:p>
          </table:table-cell>
          <table:table-cell office:value-type="float" office:value="331.8333">
            <text:p>331.8333</text:p>
          </table:table-cell>
          <table:table-cell office:value-type="float" office:value="49.8333">
            <text:p>49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6-02-24T16:00:00">
            <text:p>Wed Feb 24 16:00:00 2016</text:p>
          </table:table-cell>
          <table:table-cell office:value-type="float" office:value="229.3333">
            <text:p>229.3333</text:p>
          </table:table-cell>
          <table:table-cell office:value-type="float" office:value="13.1667">
            <text:p>13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6-02-24T17:00:00">
            <text:p>Wed Feb 24 17:00:00 2016</text:p>
          </table:table-cell>
          <table:table-cell office:value-type="float" office:value="269.6667">
            <text:p>269.6667</text:p>
          </table:table-cell>
          <table:table-cell office:value-type="float" office:value="14.3333">
            <text:p>14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6-02-24T18:00:00">
            <text:p>Wed Feb 24 18:00:00 2016</text:p>
          </table:table-cell>
          <table:table-cell office:value-type="float" office:value="283.1667">
            <text:p>283.1667</text:p>
          </table:table-cell>
          <table:table-cell office:value-type="float" office:value="16.8333">
            <text:p>16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6-02-24T19:00:00">
            <text:p>Wed Feb 24 19:00:00 2016</text:p>
          </table:table-cell>
          <table:table-cell office:value-type="float" office:value="283.1667">
            <text:p>283.1667</text:p>
          </table:table-cell>
          <table:table-cell office:value-type="float" office:value="29.1667">
            <text:p>29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6-02-24T20:00:00">
            <text:p>Wed Feb 24 20:00:00 2016</text:p>
          </table:table-cell>
          <table:table-cell office:value-type="float" office:value="239.6667">
            <text:p>239.6667</text:p>
          </table:table-cell>
          <table:table-cell office:value-type="float" office:value="22.3333">
            <text:p>22.3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6-02-24T23:00:00">
            <text:p>Wed Feb 24 23:00:00 2016</text:p>
          </table:table-cell>
          <table:table-cell office:value-type="float" office:value="268.3333">
            <text:p>268.3333</text:p>
          </table:table-cell>
          <table:table-cell office:value-type="float" office:value="19.0">
            <text:p>19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6-02-25T00:00:00">
            <text:p>Thu Feb 25 00:00:00 2016</text:p>
          </table:table-cell>
          <table:table-cell office:value-type="float" office:value="248.1667">
            <text:p>248.1667</text:p>
          </table:table-cell>
          <table:table-cell office:value-type="float" office:value="11.6667">
            <text:p>11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6-02-25T01:00:00">
            <text:p>Thu Feb 25 01:00:00 2016</text:p>
          </table:table-cell>
          <table:table-cell office:value-type="float" office:value="271.8333">
            <text:p>271.8333</text:p>
          </table:table-cell>
          <table:table-cell office:value-type="float" office:value="11.5">
            <text:p>11.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6-02-25T02:00:00">
            <text:p>Thu Feb 25 02:00:00 2016</text:p>
          </table:table-cell>
          <table:table-cell office:value-type="float" office:value="280.8333">
            <text:p>280.8333</text:p>
          </table:table-cell>
          <table:table-cell office:value-type="float" office:value="7.8333">
            <text:p>7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6-03-01T19:00:00">
            <text:p>Tue Mar  1 19:00:00 2016</text:p>
          </table:table-cell>
          <table:table-cell office:value-type="float" office:value="129.5">
            <text:p>129.5</text:p>
          </table:table-cell>
          <table:table-cell office:value-type="float" office:value="34.6667">
            <text:p>34.6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6-03-01T20:00:00">
            <text:p>Tue Mar  1 20:00:00 2016</text:p>
          </table:table-cell>
          <table:table-cell office:value-type="float" office:value="547.1667">
            <text:p>547.1667</text:p>
          </table:table-cell>
          <table:table-cell office:value-type="float" office:value="110.3333">
            <text:p>110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6-03-02T15:00:00">
            <text:p>Wed Mar  2 15:00:00 2016</text:p>
          </table:table-cell>
          <table:table-cell office:value-type="float" office:value="299.1667">
            <text:p>299.1667</text:p>
          </table:table-cell>
          <table:table-cell office:value-type="float" office:value="19.1667">
            <text:p>19.1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16-03-02T16:00:00">
            <text:p>Wed Mar  2 16:00:00 2016</text:p>
          </table:table-cell>
          <table:table-cell office:value-type="float" office:value="220.5">
            <text:p>220.5</text:p>
          </table:table-cell>
          <table:table-cell office:value-type="float" office:value="14.5">
            <text:p>14.5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16-03-02T17:00:00">
            <text:p>Wed Mar  2 17:00:00 2016</text:p>
          </table:table-cell>
          <table:table-cell office:value-type="float" office:value="113.6667">
            <text:p>113.6667</text:p>
          </table:table-cell>
          <table:table-cell office:value-type="float" office:value="16.1667">
            <text:p>16.1667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6-03-02T18:00:00">
            <text:p>Wed Mar  2 18:00:00 2016</text:p>
          </table:table-cell>
          <table:table-cell office:value-type="float" office:value="68.0">
            <text:p>68.0</text:p>
          </table:table-cell>
          <table:table-cell office:value-type="float" office:value="18.5">
            <text:p>18.5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6-03-02T19:00:00">
            <text:p>Wed Mar  2 19:00:00 2016</text:p>
          </table:table-cell>
          <table:table-cell office:value-type="float" office:value="90.0">
            <text:p>90.0</text:p>
          </table:table-cell>
          <table:table-cell office:value-type="float" office:value="28.6667">
            <text:p>28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6-03-02T20:00:00">
            <text:p>Wed Mar  2 20:00:00 2016</text:p>
          </table:table-cell>
          <table:table-cell office:value-type="float" office:value="196.3333">
            <text:p>196.3333</text:p>
          </table:table-cell>
          <table:table-cell office:value-type="float" office:value="40.3333">
            <text:p>40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6-03-02T21:00:00">
            <text:p>Wed Mar  2 21:00:00 2016</text:p>
          </table:table-cell>
          <table:table-cell office:value-type="float" office:value="314.0">
            <text:p>314.0</text:p>
          </table:table-cell>
          <table:table-cell office:value-type="float" office:value="46.0">
            <text:p>46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6-03-02T22:00:00">
            <text:p>Wed Mar  2 22:00:00 2016</text:p>
          </table:table-cell>
          <table:table-cell office:value-type="float" office:value="425.5">
            <text:p>425.5</text:p>
          </table:table-cell>
          <table:table-cell office:value-type="float" office:value="31.0">
            <text:p>31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6-03-02T23:00:00">
            <text:p>Wed Mar  2 23:00:00 2016</text:p>
          </table:table-cell>
          <table:table-cell office:value-type="float" office:value="390.0">
            <text:p>390.0</text:p>
          </table:table-cell>
          <table:table-cell office:value-type="float" office:value="19.3333">
            <text:p>19.3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6-03-03T19:00:00">
            <text:p>Thu Mar  3 19:00:00 2016</text:p>
          </table:table-cell>
          <table:table-cell office:value-type="float" office:value="259.3333">
            <text:p>259.3333</text:p>
          </table:table-cell>
          <table:table-cell office:value-type="float" office:value="31.3333">
            <text:p>31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6-03-03T20:00:00">
            <text:p>Thu Mar  3 20:00:00 2016</text:p>
          </table:table-cell>
          <table:table-cell office:value-type="float" office:value="454.3333">
            <text:p>454.3333</text:p>
          </table:table-cell>
          <table:table-cell office:value-type="float" office:value="55.0">
            <text:p>55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6-03-03T21:00:00">
            <text:p>Thu Mar  3 21:00:00 2016</text:p>
          </table:table-cell>
          <table:table-cell office:value-type="float" office:value="586.1667">
            <text:p>586.1667</text:p>
          </table:table-cell>
          <table:table-cell office:value-type="float" office:value="70.3333">
            <text:p>70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6-03-04T15:00:00">
            <text:p>Fri Mar  4 15:00:00 2016</text:p>
          </table:table-cell>
          <table:table-cell office:value-type="float" office:value="265.6667">
            <text:p>265.6667</text:p>
          </table:table-cell>
          <table:table-cell office:value-type="float" office:value="17.6667">
            <text:p>17.6667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16-03-04T16:00:00">
            <text:p>Fri Mar  4 16:00:00 2016</text:p>
          </table:table-cell>
          <table:table-cell office:value-type="float" office:value="167.8333">
            <text:p>167.8333</text:p>
          </table:table-cell>
          <table:table-cell office:value-type="float" office:value="15.1667">
            <text:p>15.1667</text:p>
          </table:table-cell>
          <table:table-cell office:value-type="float" office:value="106.5">
            <text:p>106.5</text:p>
          </table:table-cell>
        </table:table-row>
        <table:table-row>
          <table:table-cell table:style-name="pd1" office:value-type="date" office:date-value="2016-03-04T17:00:00">
            <text:p>Fri Mar  4 17:00:00 2016</text:p>
          </table:table-cell>
          <table:table-cell office:value-type="float" office:value="105.0">
            <text:p>105.0</text:p>
          </table:table-cell>
          <table:table-cell office:value-type="float" office:value="15.1667">
            <text:p>15.1667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16-03-04T18:00:00">
            <text:p>Fri Mar  4 18:00:00 2016</text:p>
          </table:table-cell>
          <table:table-cell office:value-type="float" office:value="58.8333">
            <text:p>58.8333</text:p>
          </table:table-cell>
          <table:table-cell office:value-type="float" office:value="20.5">
            <text:p>20.5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6-03-04T19:00:00">
            <text:p>Fri Mar  4 19:00:00 2016</text:p>
          </table:table-cell>
          <table:table-cell office:value-type="float" office:value="132.3333">
            <text:p>132.3333</text:p>
          </table:table-cell>
          <table:table-cell office:value-type="float" office:value="32.3333">
            <text:p>32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6-03-04T20:00:00">
            <text:p>Fri Mar  4 20:00:00 2016</text:p>
          </table:table-cell>
          <table:table-cell office:value-type="float" office:value="261.8333">
            <text:p>261.8333</text:p>
          </table:table-cell>
          <table:table-cell office:value-type="float" office:value="39.0">
            <text:p>39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6-03-04T21:00:00">
            <text:p>Fri Mar  4 21:00:00 2016</text:p>
          </table:table-cell>
          <table:table-cell office:value-type="float" office:value="338.6667">
            <text:p>338.6667</text:p>
          </table:table-cell>
          <table:table-cell office:value-type="float" office:value="32.6667">
            <text:p>32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6-03-04T22:00:00">
            <text:p>Fri Mar  4 22:00:00 2016</text:p>
          </table:table-cell>
          <table:table-cell office:value-type="float" office:value="341.5">
            <text:p>341.5</text:p>
          </table:table-cell>
          <table:table-cell office:value-type="float" office:value="19.1667">
            <text:p>19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6-03-04T23:00:00">
            <text:p>Fri Mar  4 23:00:00 2016</text:p>
          </table:table-cell>
          <table:table-cell office:value-type="float" office:value="281.5">
            <text:p>281.5</text:p>
          </table:table-cell>
          <table:table-cell office:value-type="float" office:value="16.0">
            <text:p>16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6-03-09T17:00:00">
            <text:p>Wed Mar  9 17:00:00 2016</text:p>
          </table:table-cell>
          <table:table-cell office:value-type="float" office:value="327.3333">
            <text:p>327.3333</text:p>
          </table:table-cell>
          <table:table-cell office:value-type="float" office:value="21.1667">
            <text:p>21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6-03-09T18:00:00">
            <text:p>Wed Mar  9 18:00:00 2016</text:p>
          </table:table-cell>
          <table:table-cell office:value-type="float" office:value="419.1667">
            <text:p>419.1667</text:p>
          </table:table-cell>
          <table:table-cell office:value-type="float" office:value="19.6667">
            <text:p>19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6-03-09T19:00:00">
            <text:p>Wed Mar  9 19:00:00 2016</text:p>
          </table:table-cell>
          <table:table-cell office:value-type="float" office:value="413.8333">
            <text:p>413.8333</text:p>
          </table:table-cell>
          <table:table-cell office:value-type="float" office:value="25.0">
            <text:p>25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6-03-09T20:00:00">
            <text:p>Wed Mar  9 20:00:00 2016</text:p>
          </table:table-cell>
          <table:table-cell office:value-type="float" office:value="354.3333">
            <text:p>354.3333</text:p>
          </table:table-cell>
          <table:table-cell office:value-type="float" office:value="26.3333">
            <text:p>26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6-03-09T21:00:00">
            <text:p>Wed Mar  9 21:00:00 2016</text:p>
          </table:table-cell>
          <table:table-cell office:value-type="float" office:value="359.5">
            <text:p>359.5</text:p>
          </table:table-cell>
          <table:table-cell office:value-type="float" office:value="22.1667">
            <text:p>22.1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6-03-09T22:00:00">
            <text:p>Wed Mar  9 22:00:00 2016</text:p>
          </table:table-cell>
          <table:table-cell office:value-type="float" office:value="368.5">
            <text:p>368.5</text:p>
          </table:table-cell>
          <table:table-cell office:value-type="float" office:value="18.8333">
            <text:p>18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6-03-09T23:00:00">
            <text:p>Wed Mar  9 23:00:00 2016</text:p>
          </table:table-cell>
          <table:table-cell office:value-type="float" office:value="289.6667">
            <text:p>289.6667</text:p>
          </table:table-cell>
          <table:table-cell office:value-type="float" office:value="12.8333">
            <text:p>12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6-03-10T00:00:00">
            <text:p>Thu Mar 10 00:00:00 2016</text:p>
          </table:table-cell>
          <table:table-cell office:value-type="float" office:value="290.8333">
            <text:p>290.8333</text:p>
          </table:table-cell>
          <table:table-cell office:value-type="float" office:value="9.0">
            <text:p>9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03-10T01:00:00">
            <text:p>Thu Mar 10 01:00:00 2016</text:p>
          </table:table-cell>
          <table:table-cell office:value-type="float" office:value="321.8333">
            <text:p>321.8333</text:p>
          </table:table-cell>
          <table:table-cell office:value-type="float" office:value="7.6667">
            <text:p>7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03-10T02:00:00">
            <text:p>Thu Mar 10 02:00:00 2016</text:p>
          </table:table-cell>
          <table:table-cell office:value-type="float" office:value="384.1667">
            <text:p>384.1667</text:p>
          </table:table-cell>
          <table:table-cell office:value-type="float" office:value="6.3333">
            <text:p>6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6-03-12T16:00:00">
            <text:p>Sat Mar 12 16:00:00 2016</text:p>
          </table:table-cell>
          <table:table-cell office:value-type="float" office:value="112.0">
            <text:p>112.0</text:p>
          </table:table-cell>
          <table:table-cell office:value-type="float" office:value="9.8333">
            <text:p>9.8333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16-03-12T17:00:00">
            <text:p>Sat Mar 12 17:00:00 2016</text:p>
          </table:table-cell>
          <table:table-cell office:value-type="float" office:value="69.1667">
            <text:p>69.1667</text:p>
          </table:table-cell>
          <table:table-cell office:value-type="float" office:value="9.3333">
            <text:p>9.3333</text:p>
          </table:table-cell>
          <table:table-cell office:value-type="float" office:value="111.5">
            <text:p>111.5</text:p>
          </table:table-cell>
        </table:table-row>
        <table:table-row>
          <table:table-cell table:style-name="pd1" office:value-type="date" office:date-value="2016-03-12T18:00:00">
            <text:p>Sat Mar 12 18:00:00 2016</text:p>
          </table:table-cell>
          <table:table-cell office:value-type="float" office:value="51.1667">
            <text:p>51.1667</text:p>
          </table:table-cell>
          <table:table-cell office:value-type="float" office:value="11.0">
            <text:p>11.0</text:p>
          </table:table-cell>
          <table:table-cell office:value-type="float" office:value="112.8333">
            <text:p>112.8333</text:p>
          </table:table-cell>
        </table:table-row>
        <table:table-row>
          <table:table-cell table:style-name="pd1" office:value-type="date" office:date-value="2016-03-12T19:00:00">
            <text:p>Sat Mar 12 19:00:00 2016</text:p>
          </table:table-cell>
          <table:table-cell office:value-type="float" office:value="55.0">
            <text:p>55.0</text:p>
          </table:table-cell>
          <table:table-cell office:value-type="float" office:value="18.5">
            <text:p>18.5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6-03-12T20:00:00">
            <text:p>Sat Mar 12 20:00:00 2016</text:p>
          </table:table-cell>
          <table:table-cell office:value-type="float" office:value="316.8333">
            <text:p>316.8333</text:p>
          </table:table-cell>
          <table:table-cell office:value-type="float" office:value="59.5">
            <text:p>59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6-03-13T16:00:00">
            <text:p>Sun Mar 13 16:00:00 2016</text:p>
          </table:table-cell>
          <table:table-cell office:value-type="float" office:value="79.5">
            <text:p>79.5</text:p>
          </table:table-cell>
          <table:table-cell office:value-type="float" office:value="8.8333">
            <text:p>8.8333</text:p>
          </table:table-cell>
          <table:table-cell office:value-type="float" office:value="112.0">
            <text:p>112.0</text:p>
          </table:table-cell>
        </table:table-row>
        <table:table-row>
          <table:table-cell table:style-name="pd1" office:value-type="date" office:date-value="2016-03-13T17:00:00">
            <text:p>Sun Mar 13 17:00:00 2016</text:p>
          </table:table-cell>
          <table:table-cell office:value-type="float" office:value="50.6667">
            <text:p>50.6667</text:p>
          </table:table-cell>
          <table:table-cell office:value-type="float" office:value="9.6667">
            <text:p>9.6667</text:p>
          </table:table-cell>
          <table:table-cell office:value-type="float" office:value="116.0">
            <text:p>116.0</text:p>
          </table:table-cell>
        </table:table-row>
        <table:table-row>
          <table:table-cell table:style-name="pd1" office:value-type="date" office:date-value="2016-03-13T18:00:00">
            <text:p>Sun Mar 13 18:00:00 2016</text:p>
          </table:table-cell>
          <table:table-cell office:value-type="float" office:value="50.0">
            <text:p>50.0</text:p>
          </table:table-cell>
          <table:table-cell office:value-type="float" office:value="12.1667">
            <text:p>12.1667</text:p>
          </table:table-cell>
          <table:table-cell office:value-type="float" office:value="116.6667">
            <text:p>116.6667</text:p>
          </table:table-cell>
        </table:table-row>
        <table:table-row>
          <table:table-cell table:style-name="pd1" office:value-type="date" office:date-value="2016-03-13T19:00:00">
            <text:p>Sun Mar 13 19:00:00 2016</text:p>
          </table:table-cell>
          <table:table-cell office:value-type="float" office:value="50.3333">
            <text:p>50.3333</text:p>
          </table:table-cell>
          <table:table-cell office:value-type="float" office:value="17.3333">
            <text:p>17.3333</text:p>
          </table:table-cell>
          <table:table-cell office:value-type="float" office:value="110.5">
            <text:p>110.5</text:p>
          </table:table-cell>
        </table:table-row>
        <table:table-row>
          <table:table-cell table:style-name="pd1" office:value-type="date" office:date-value="2016-03-13T20:00:00">
            <text:p>Sun Mar 13 20:00:00 2016</text:p>
          </table:table-cell>
          <table:table-cell office:value-type="float" office:value="200.3333">
            <text:p>200.3333</text:p>
          </table:table-cell>
          <table:table-cell office:value-type="float" office:value="51.0">
            <text:p>51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6-03-14T19:00:00">
            <text:p>Mon Mar 14 19:00:00 2016</text:p>
          </table:table-cell>
          <table:table-cell office:value-type="float" office:value="51.3333">
            <text:p>51.3333</text:p>
          </table:table-cell>
          <table:table-cell office:value-type="float" office:value="25.0">
            <text:p>25.0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16-03-14T20:00:00">
            <text:p>Mon Mar 14 20:00:00 2016</text:p>
          </table:table-cell>
          <table:table-cell office:value-type="float" office:value="144.6667">
            <text:p>144.6667</text:p>
          </table:table-cell>
          <table:table-cell office:value-type="float" office:value="58.0">
            <text:p>58.0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6-03-15T18:00:00">
            <text:p>Tue Mar 15 18:00:00 2016</text:p>
          </table:table-cell>
          <table:table-cell office:value-type="float" office:value="291.8333">
            <text:p>291.8333</text:p>
          </table:table-cell>
          <table:table-cell office:value-type="float" office:value="18.5">
            <text:p>18.5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16-03-15T19:00:00">
            <text:p>Tue Mar 15 19:00:00 2016</text:p>
          </table:table-cell>
          <table:table-cell office:value-type="float" office:value="340.0">
            <text:p>340.0</text:p>
          </table:table-cell>
          <table:table-cell office:value-type="float" office:value="24.6667">
            <text:p>24.6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6-03-15T20:00:00">
            <text:p>Tue Mar 15 20:00:00 2016</text:p>
          </table:table-cell>
          <table:table-cell office:value-type="float" office:value="408.1667">
            <text:p>408.1667</text:p>
          </table:table-cell>
          <table:table-cell office:value-type="float" office:value="38.0">
            <text:p>38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6-03-17T19:00:00">
            <text:p>Thu Mar 17 19:00:00 2016</text:p>
          </table:table-cell>
          <table:table-cell office:value-type="float" office:value="277.3333">
            <text:p>277.3333</text:p>
          </table:table-cell>
          <table:table-cell office:value-type="float" office:value="22.0">
            <text:p>22.0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16-03-17T20:00:00">
            <text:p>Thu Mar 17 20:00:00 2016</text:p>
          </table:table-cell>
          <table:table-cell office:value-type="float" office:value="374.3333">
            <text:p>374.3333</text:p>
          </table:table-cell>
          <table:table-cell office:value-type="float" office:value="49.0">
            <text:p>49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03-17T21:00:00">
            <text:p>Thu Mar 17 21:00:00 2016</text:p>
          </table:table-cell>
          <table:table-cell office:value-type="float" office:value="535.5">
            <text:p>535.5</text:p>
          </table:table-cell>
          <table:table-cell office:value-type="float" office:value="56.6667">
            <text:p>56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6-03-18T18:00:00">
            <text:p>Fri Mar 18 18:00:00 2016</text:p>
          </table:table-cell>
          <table:table-cell office:value-type="float" office:value="340.8333">
            <text:p>340.8333</text:p>
          </table:table-cell>
          <table:table-cell office:value-type="float" office:value="26.6667">
            <text:p>26.6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16-03-18T19:00:00">
            <text:p>Fri Mar 18 19:00:00 2016</text:p>
          </table:table-cell>
          <table:table-cell office:value-type="float" office:value="398.3333">
            <text:p>398.3333</text:p>
          </table:table-cell>
          <table:table-cell office:value-type="float" office:value="27.6667">
            <text:p>27.6667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6-03-18T20:00:00">
            <text:p>Fri Mar 18 20:00:00 2016</text:p>
          </table:table-cell>
          <table:table-cell office:value-type="float" office:value="369.5">
            <text:p>369.5</text:p>
          </table:table-cell>
          <table:table-cell office:value-type="float" office:value="40.1667">
            <text:p>40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6-03-18T21:00:00">
            <text:p>Fri Mar 18 21:00:00 2016</text:p>
          </table:table-cell>
          <table:table-cell office:value-type="float" office:value="405.0">
            <text:p>405.0</text:p>
          </table:table-cell>
          <table:table-cell office:value-type="float" office:value="52.1667">
            <text:p>52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6-03-21T20:00:00">
            <text:p>Mon Mar 21 20:00:00 2016</text:p>
          </table:table-cell>
          <table:table-cell office:value-type="float" office:value="285.6667">
            <text:p>285.6667</text:p>
          </table:table-cell>
          <table:table-cell office:value-type="float" office:value="24.3333">
            <text:p>24.3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6-03-21T21:00:00">
            <text:p>Mon Mar 21 21:00:00 2016</text:p>
          </table:table-cell>
          <table:table-cell office:value-type="float" office:value="355.0">
            <text:p>355.0</text:p>
          </table:table-cell>
          <table:table-cell office:value-type="float" office:value="37.5">
            <text:p>37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6-03-21T22:00:00">
            <text:p>Mon Mar 21 22:00:00 2016</text:p>
          </table:table-cell>
          <table:table-cell office:value-type="float" office:value="308.5">
            <text:p>308.5</text:p>
          </table:table-cell>
          <table:table-cell office:value-type="float" office:value="26.8333">
            <text:p>26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6-03-24T18:00:00">
            <text:p>Thu Mar 24 18:00:00 2016</text:p>
          </table:table-cell>
          <table:table-cell office:value-type="float" office:value="113.5">
            <text:p>113.5</text:p>
          </table:table-cell>
          <table:table-cell office:value-type="float" office:value="10.6667">
            <text:p>10.6667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16-03-24T19:00:00">
            <text:p>Thu Mar 24 19:00:00 2016</text:p>
          </table:table-cell>
          <table:table-cell office:value-type="float" office:value="205.1667">
            <text:p>205.1667</text:p>
          </table:table-cell>
          <table:table-cell office:value-type="float" office:value="11.5">
            <text:p>11.5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16-03-24T20:00:00">
            <text:p>Thu Mar 24 20:00:00 2016</text:p>
          </table:table-cell>
          <table:table-cell office:value-type="float" office:value="353.6667">
            <text:p>353.6667</text:p>
          </table:table-cell>
          <table:table-cell office:value-type="float" office:value="40.5">
            <text:p>40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6-03-25T16:00:00">
            <text:p>Fri Mar 25 16:00:00 2016</text:p>
          </table:table-cell>
          <table:table-cell office:value-type="float" office:value="153.5">
            <text:p>153.5</text:p>
          </table:table-cell>
          <table:table-cell office:value-type="float" office:value="9.0">
            <text:p>9.0</text:p>
          </table:table-cell>
          <table:table-cell office:value-type="float" office:value="113.5">
            <text:p>113.5</text:p>
          </table:table-cell>
        </table:table-row>
        <table:table-row>
          <table:table-cell table:style-name="pd1" office:value-type="date" office:date-value="2016-03-25T17:00:00">
            <text:p>Fri Mar 25 17:00:00 2016</text:p>
          </table:table-cell>
          <table:table-cell office:value-type="float" office:value="67.0">
            <text:p>67.0</text:p>
          </table:table-cell>
          <table:table-cell office:value-type="float" office:value="9.8333">
            <text:p>9.8333</text:p>
          </table:table-cell>
          <table:table-cell office:value-type="float" office:value="113.5">
            <text:p>113.5</text:p>
          </table:table-cell>
        </table:table-row>
        <table:table-row>
          <table:table-cell table:style-name="pd1" office:value-type="date" office:date-value="2016-03-25T18:00:00">
            <text:p>Fri Mar 25 18:00:00 2016</text:p>
          </table:table-cell>
          <table:table-cell office:value-type="float" office:value="66.3333">
            <text:p>66.3333</text:p>
          </table:table-cell>
          <table:table-cell office:value-type="float" office:value="12.1667">
            <text:p>12.1667</text:p>
          </table:table-cell>
          <table:table-cell office:value-type="float" office:value="110.8333">
            <text:p>110.8333</text:p>
          </table:table-cell>
        </table:table-row>
        <table:table-row>
          <table:table-cell table:style-name="pd1" office:value-type="date" office:date-value="2016-03-25T19:00:00">
            <text:p>Fri Mar 25 19:00:00 2016</text:p>
          </table:table-cell>
          <table:table-cell office:value-type="float" office:value="290.6667">
            <text:p>290.6667</text:p>
          </table:table-cell>
          <table:table-cell office:value-type="float" office:value="13.0">
            <text:p>13.0</text:p>
          </table:table-cell>
          <table:table-cell office:value-type="float" office:value="107.5">
            <text:p>107.5</text:p>
          </table:table-cell>
        </table:table-row>
        <table:table-row>
          <table:table-cell table:style-name="pd1" office:value-type="date" office:date-value="2016-03-25T20:00:00">
            <text:p>Fri Mar 25 20:00:00 2016</text:p>
          </table:table-cell>
          <table:table-cell office:value-type="float" office:value="430.8333">
            <text:p>430.8333</text:p>
          </table:table-cell>
          <table:table-cell office:value-type="float" office:value="20.0">
            <text:p>20.0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16-03-26T18:00:00">
            <text:p>Sat Mar 26 18:00:00 2016</text:p>
          </table:table-cell>
          <table:table-cell office:value-type="float" office:value="178.6667">
            <text:p>178.6667</text:p>
          </table:table-cell>
          <table:table-cell office:value-type="float" office:value="10.8333">
            <text:p>10.8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16-03-26T19:00:00">
            <text:p>Sat Mar 26 19:00:00 2016</text:p>
          </table:table-cell>
          <table:table-cell office:value-type="float" office:value="255.1667">
            <text:p>255.1667</text:p>
          </table:table-cell>
          <table:table-cell office:value-type="float" office:value="11.0">
            <text:p>11.0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16-03-29T17:00:00">
            <text:p>Tue Mar 29 17:00:00 2016</text:p>
          </table:table-cell>
          <table:table-cell office:value-type="float" office:value="107.6667">
            <text:p>107.6667</text:p>
          </table:table-cell>
          <table:table-cell office:value-type="float" office:value="12.0">
            <text:p>12.0</text:p>
          </table:table-cell>
          <table:table-cell office:value-type="float" office:value="113.0">
            <text:p>113.0</text:p>
          </table:table-cell>
        </table:table-row>
        <table:table-row>
          <table:table-cell table:style-name="pd1" office:value-type="date" office:date-value="2016-03-29T18:00:00">
            <text:p>Tue Mar 29 18:00:00 2016</text:p>
          </table:table-cell>
          <table:table-cell office:value-type="float" office:value="245.8333">
            <text:p>245.8333</text:p>
          </table:table-cell>
          <table:table-cell office:value-type="float" office:value="12.0">
            <text:p>12.0</text:p>
          </table:table-cell>
          <table:table-cell office:value-type="float" office:value="116.0">
            <text:p>116.0</text:p>
          </table:table-cell>
        </table:table-row>
        <table:table-row>
          <table:table-cell table:style-name="pd1" office:value-type="date" office:date-value="2016-03-29T19:00:00">
            <text:p>Tue Mar 29 19:00:00 2016</text:p>
          </table:table-cell>
          <table:table-cell office:value-type="float" office:value="248.8333">
            <text:p>248.8333</text:p>
          </table:table-cell>
          <table:table-cell office:value-type="float" office:value="14.8333">
            <text:p>14.8333</text:p>
          </table:table-cell>
          <table:table-cell office:value-type="float" office:value="118.5">
            <text:p>118.5</text:p>
          </table:table-cell>
        </table:table-row>
        <table:table-row>
          <table:table-cell table:style-name="pd1" office:value-type="date" office:date-value="2016-03-29T20:00:00">
            <text:p>Tue Mar 29 20:00:00 2016</text:p>
          </table:table-cell>
          <table:table-cell office:value-type="float" office:value="297.0">
            <text:p>297.0</text:p>
          </table:table-cell>
          <table:table-cell office:value-type="float" office:value="22.6667">
            <text:p>22.6667</text:p>
          </table:table-cell>
          <table:table-cell office:value-type="float" office:value="110.8333">
            <text:p>110.8333</text:p>
          </table:table-cell>
        </table:table-row>
        <table:table-row>
          <table:table-cell table:style-name="pd1" office:value-type="date" office:date-value="2016-03-29T21:00:00">
            <text:p>Tue Mar 29 21:00:00 2016</text:p>
          </table:table-cell>
          <table:table-cell office:value-type="float" office:value="174.0">
            <text:p>174.0</text:p>
          </table:table-cell>
          <table:table-cell office:value-type="float" office:value="49.1667">
            <text:p>49.1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6-03-29T22:00:00">
            <text:p>Tue Mar 29 22:00:00 2016</text:p>
          </table:table-cell>
          <table:table-cell office:value-type="float" office:value="358.3333">
            <text:p>358.3333</text:p>
          </table:table-cell>
          <table:table-cell office:value-type="float" office:value="101.8333">
            <text:p>101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6-03-30T18:00:00">
            <text:p>Wed Mar 30 18:00:00 2016</text:p>
          </table:table-cell>
          <table:table-cell office:value-type="float" office:value="653.5">
            <text:p>653.5</text:p>
          </table:table-cell>
          <table:table-cell office:value-type="float" office:value="19.3333">
            <text:p>19.3333</text:p>
          </table:table-cell>
          <table:table-cell office:value-type="float" office:value="132.0">
            <text:p>132.0</text:p>
          </table:table-cell>
        </table:table-row>
        <table:table-row>
          <table:table-cell table:style-name="pd1" office:value-type="date" office:date-value="2016-03-30T19:00:00">
            <text:p>Wed Mar 30 19:00:00 2016</text:p>
          </table:table-cell>
          <table:table-cell office:value-type="float" office:value="431.5">
            <text:p>431.5</text:p>
          </table:table-cell>
          <table:table-cell office:value-type="float" office:value="17.8333">
            <text:p>17.8333</text:p>
          </table:table-cell>
          <table:table-cell office:value-type="float" office:value="121.8333">
            <text:p>121.8333</text:p>
          </table:table-cell>
        </table:table-row>
        <table:table-row>
          <table:table-cell table:style-name="pd1" office:value-type="date" office:date-value="2016-03-30T20:00:00">
            <text:p>Wed Mar 30 20:00:00 2016</text:p>
          </table:table-cell>
          <table:table-cell office:value-type="float" office:value="335.6667">
            <text:p>335.6667</text:p>
          </table:table-cell>
          <table:table-cell office:value-type="float" office:value="20.1667">
            <text:p>20.1667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16-03-30T21:00:00">
            <text:p>Wed Mar 30 21:00:00 2016</text:p>
          </table:table-cell>
          <table:table-cell office:value-type="float" office:value="298.5">
            <text:p>298.5</text:p>
          </table:table-cell>
          <table:table-cell office:value-type="float" office:value="30.1667">
            <text:p>30.1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6-03-30T22:00:00">
            <text:p>Wed Mar 30 22:00:00 2016</text:p>
          </table:table-cell>
          <table:table-cell office:value-type="float" office:value="128.1667">
            <text:p>128.1667</text:p>
          </table:table-cell>
          <table:table-cell office:value-type="float" office:value="29.3333">
            <text:p>29.3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16-04-07T18:00:00">
            <text:p>Thu Apr  7 18:00:00 2016</text:p>
          </table:table-cell>
          <table:table-cell office:value-type="float" office:value="68.1667">
            <text:p>68.1667</text:p>
          </table:table-cell>
          <table:table-cell office:value-type="float" office:value="12.8333">
            <text:p>12.8333</text:p>
          </table:table-cell>
          <table:table-cell office:value-type="float" office:value="120.0">
            <text:p>120.0</text:p>
          </table:table-cell>
        </table:table-row>
        <table:table-row>
          <table:table-cell table:style-name="pd1" office:value-type="date" office:date-value="2016-04-07T19:00:00">
            <text:p>Thu Apr  7 19:00:00 2016</text:p>
          </table:table-cell>
          <table:table-cell office:value-type="float" office:value="143.0">
            <text:p>143.0</text:p>
          </table:table-cell>
          <table:table-cell office:value-type="float" office:value="11.6667">
            <text:p>11.6667</text:p>
          </table:table-cell>
          <table:table-cell office:value-type="float" office:value="118.6667">
            <text:p>118.6667</text:p>
          </table:table-cell>
        </table:table-row>
        <table:table-row>
          <table:table-cell table:style-name="pd1" office:value-type="date" office:date-value="2016-04-07T20:00:00">
            <text:p>Thu Apr  7 20:00:00 2016</text:p>
          </table:table-cell>
          <table:table-cell office:value-type="float" office:value="131.1667">
            <text:p>131.1667</text:p>
          </table:table-cell>
          <table:table-cell office:value-type="float" office:value="11.8333">
            <text:p>11.8333</text:p>
          </table:table-cell>
          <table:table-cell office:value-type="float" office:value="117.8333">
            <text:p>117.8333</text:p>
          </table:table-cell>
        </table:table-row>
        <table:table-row>
          <table:table-cell table:style-name="pd1" office:value-type="date" office:date-value="2016-04-07T21:00:00">
            <text:p>Thu Apr  7 21:00:00 2016</text:p>
          </table:table-cell>
          <table:table-cell office:value-type="float" office:value="63.8333">
            <text:p>63.8333</text:p>
          </table:table-cell>
          <table:table-cell office:value-type="float" office:value="47.5">
            <text:p>47.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6-04-07T22:00:00">
            <text:p>Thu Apr  7 22:00:00 2016</text:p>
          </table:table-cell>
          <table:table-cell office:value-type="float" office:value="337.1667">
            <text:p>337.1667</text:p>
          </table:table-cell>
          <table:table-cell office:value-type="float" office:value="97.5">
            <text:p>97.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6-04-07T23:00:00">
            <text:p>Thu Apr  7 23:00:00 2016</text:p>
          </table:table-cell>
          <table:table-cell office:value-type="float" office:value="220.3333">
            <text:p>220.3333</text:p>
          </table:table-cell>
          <table:table-cell office:value-type="float" office:value="37.8333">
            <text:p>37.8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6-04-09T17:00:00">
            <text:p>Sat Apr  9 17:00:00 2016</text:p>
          </table:table-cell>
          <table:table-cell office:value-type="float" office:value="54.1667">
            <text:p>54.1667</text:p>
          </table:table-cell>
          <table:table-cell office:value-type="float" office:value="8.1667">
            <text:p>8.1667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6-04-09T18:00:00">
            <text:p>Sat Apr  9 18:00:00 2016</text:p>
          </table:table-cell>
          <table:table-cell office:value-type="float" office:value="50.0">
            <text:p>50.0</text:p>
          </table:table-cell>
          <table:table-cell office:value-type="float" office:value="7.6667">
            <text:p>7.6667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16-04-09T19:00:00">
            <text:p>Sat Apr  9 19:00:00 2016</text:p>
          </table:table-cell>
          <table:table-cell office:value-type="float" office:value="178.5">
            <text:p>178.5</text:p>
          </table:table-cell>
          <table:table-cell office:value-type="float" office:value="10.8333">
            <text:p>10.8333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16-04-09T20:00:00">
            <text:p>Sat Apr  9 20:00:00 2016</text:p>
          </table:table-cell>
          <table:table-cell office:value-type="float" office:value="236.0">
            <text:p>236.0</text:p>
          </table:table-cell>
          <table:table-cell office:value-type="float" office:value="12.0">
            <text:p>12.0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16-04-14T19:00:00">
            <text:p>Thu Apr 14 19:00:00 2016</text:p>
          </table:table-cell>
          <table:table-cell office:value-type="float" office:value="221.0">
            <text:p>221.0</text:p>
          </table:table-cell>
          <table:table-cell office:value-type="float" office:value="14.5">
            <text:p>14.5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16-04-14T20:00:00">
            <text:p>Thu Apr 14 20:00:00 2016</text:p>
          </table:table-cell>
          <table:table-cell office:value-type="float" office:value="252.6667">
            <text:p>252.6667</text:p>
          </table:table-cell>
          <table:table-cell office:value-type="float" office:value="13.5">
            <text:p>13.5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16-04-14T21:00:00">
            <text:p>Thu Apr 14 21:00:00 2016</text:p>
          </table:table-cell>
          <table:table-cell office:value-type="float" office:value="328.6667">
            <text:p>328.6667</text:p>
          </table:table-cell>
          <table:table-cell office:value-type="float" office:value="22.5">
            <text:p>22.5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6-04-15T19:00:00">
            <text:p>Fri Apr 15 19:00:00 2016</text:p>
          </table:table-cell>
          <table:table-cell office:value-type="float" office:value="150.6667">
            <text:p>150.6667</text:p>
          </table:table-cell>
          <table:table-cell office:value-type="float" office:value="12.5">
            <text:p>12.5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16-04-15T20:00:00">
            <text:p>Fri Apr 15 20:00:00 2016</text:p>
          </table:table-cell>
          <table:table-cell office:value-type="float" office:value="165.5">
            <text:p>165.5</text:p>
          </table:table-cell>
          <table:table-cell office:value-type="float" office:value="17.0">
            <text:p>17.0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16-04-15T21:00:00">
            <text:p>Fri Apr 15 21:00:00 2016</text:p>
          </table:table-cell>
          <table:table-cell office:value-type="float" office:value="125.3333">
            <text:p>125.3333</text:p>
          </table:table-cell>
          <table:table-cell office:value-type="float" office:value="21.8333">
            <text:p>21.8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6-04-15T22:00:00">
            <text:p>Fri Apr 15 22:00:00 2016</text:p>
          </table:table-cell>
          <table:table-cell office:value-type="float" office:value="302.1667">
            <text:p>302.1667</text:p>
          </table:table-cell>
          <table:table-cell office:value-type="float" office:value="28.0">
            <text:p>28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6-04-23T19:00:00">
            <text:p>Sat Apr 23 19:00:00 2016</text:p>
          </table:table-cell>
          <table:table-cell office:value-type="float" office:value="171.6667">
            <text:p>171.6667</text:p>
          </table:table-cell>
          <table:table-cell office:value-type="float" office:value="10.3333">
            <text:p>10.3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6-04-23T20:00:00">
            <text:p>Sat Apr 23 20:00:00 2016</text:p>
          </table:table-cell>
          <table:table-cell office:value-type="float" office:value="198.3333">
            <text:p>198.3333</text:p>
          </table:table-cell>
          <table:table-cell office:value-type="float" office:value="15.3333">
            <text:p>15.3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6-04-23T21:00:00">
            <text:p>Sat Apr 23 21:00:00 2016</text:p>
          </table:table-cell>
          <table:table-cell office:value-type="float" office:value="202.3333">
            <text:p>202.3333</text:p>
          </table:table-cell>
          <table:table-cell office:value-type="float" office:value="19.5">
            <text:p>19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6-04-24T18:00:00">
            <text:p>Sun Apr 24 18:00:00 2016</text:p>
          </table:table-cell>
          <table:table-cell office:value-type="float" office:value="147.6667">
            <text:p>147.6667</text:p>
          </table:table-cell>
          <table:table-cell office:value-type="float" office:value="6.1667">
            <text:p>6.1667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16-04-24T19:00:00">
            <text:p>Sun Apr 24 19:00:00 2016</text:p>
          </table:table-cell>
          <table:table-cell office:value-type="float" office:value="193.5">
            <text:p>193.5</text:p>
          </table:table-cell>
          <table:table-cell office:value-type="float" office:value="6.6667">
            <text:p>6.6667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16-04-25T21:00:00">
            <text:p>Mon Apr 25 21:00:00 2016</text:p>
          </table:table-cell>
          <table:table-cell office:value-type="float" office:value="149.5">
            <text:p>149.5</text:p>
          </table:table-cell>
          <table:table-cell office:value-type="float" office:value="19.1667">
            <text:p>19.1667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16-04-29T20:00:00">
            <text:p>Fri Apr 29 20:00:00 2016</text:p>
          </table:table-cell>
          <table:table-cell office:value-type="float" office:value="390.1667">
            <text:p>390.1667</text:p>
          </table:table-cell>
          <table:table-cell office:value-type="float" office:value="17.0">
            <text:p>17.0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6-04-30T20:00:00">
            <text:p>Sat Apr 30 20:00:00 2016</text:p>
          </table:table-cell>
          <table:table-cell office:value-type="float" office:value="249.8333">
            <text:p>249.8333</text:p>
          </table:table-cell>
          <table:table-cell office:value-type="float" office:value="11.6667">
            <text:p>11.6667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16-05-10T20:00:00">
            <text:p>Tue May 10 20:00:00 2016</text:p>
          </table:table-cell>
          <table:table-cell office:value-type="float" office:value="366.3333">
            <text:p>366.3333</text:p>
          </table:table-cell>
          <table:table-cell office:value-type="float" office:value="22.1667">
            <text:p>22.166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6-05-10T21:00:00">
            <text:p>Tue May 10 21:00:00 2016</text:p>
          </table:table-cell>
          <table:table-cell office:value-type="float" office:value="386.3333">
            <text:p>386.3333</text:p>
          </table:table-cell>
          <table:table-cell office:value-type="float" office:value="14.0">
            <text:p>14.0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16-05-10T23:00:00">
            <text:p>Tue May 10 23:00:00 2016</text:p>
          </table:table-cell>
          <table:table-cell office:value-type="float" office:value="400.6667">
            <text:p>400.6667</text:p>
          </table:table-cell>
          <table:table-cell office:value-type="float" office:value="21.3333">
            <text:p>21.3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16-05-11T01:00:00">
            <text:p>Wed May 11 01:00:00 2016</text:p>
          </table:table-cell>
          <table:table-cell office:value-type="float" office:value="343.5">
            <text:p>343.5</text:p>
          </table:table-cell>
          <table:table-cell office:value-type="float" office:value="16.6667">
            <text:p>16.6667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16-05-11T02:00:00">
            <text:p>Wed May 11 02:00:00 2016</text:p>
          </table:table-cell>
          <table:table-cell office:value-type="float" office:value="292.6667">
            <text:p>292.6667</text:p>
          </table:table-cell>
          <table:table-cell office:value-type="float" office:value="10.6667">
            <text:p>10.6667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16-05-16T21:00:00">
            <text:p>Mon May 16 21:00:00 2016</text:p>
          </table:table-cell>
          <table:table-cell office:value-type="float" office:value="201.8333">
            <text:p>201.8333</text:p>
          </table:table-cell>
          <table:table-cell office:value-type="float" office:value="22.5">
            <text:p>22.5</text:p>
          </table:table-cell>
          <table:table-cell office:value-type="float" office:value="117.5">
            <text:p>117.5</text:p>
          </table:table-cell>
        </table:table-row>
        <table:table-row>
          <table:table-cell table:style-name="pd1" office:value-type="date" office:date-value="2016-05-16T22:00:00">
            <text:p>Mon May 16 22:00:00 2016</text:p>
          </table:table-cell>
          <table:table-cell office:value-type="float" office:value="365.3333">
            <text:p>365.3333</text:p>
          </table:table-cell>
          <table:table-cell office:value-type="float" office:value="73.6667">
            <text:p>73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6-05-20T18:00:00">
            <text:p>Fri May 20 18:00:00 2016</text:p>
          </table:table-cell>
          <table:table-cell office:value-type="float" office:value="188.1667">
            <text:p>188.1667</text:p>
          </table:table-cell>
          <table:table-cell office:value-type="float" office:value="13.3333">
            <text:p>13.3333</text:p>
          </table:table-cell>
          <table:table-cell office:value-type="float" office:value="135.1667">
            <text:p>135.1667</text:p>
          </table:table-cell>
        </table:table-row>
        <table:table-row>
          <table:table-cell table:style-name="pd1" office:value-type="date" office:date-value="2016-05-20T19:00:00">
            <text:p>Fri May 20 19:00:00 2016</text:p>
          </table:table-cell>
          <table:table-cell office:value-type="float" office:value="184.5">
            <text:p>184.5</text:p>
          </table:table-cell>
          <table:table-cell office:value-type="float" office:value="18.5">
            <text:p>18.5</text:p>
          </table:table-cell>
          <table:table-cell office:value-type="float" office:value="134.1667">
            <text:p>134.1667</text:p>
          </table:table-cell>
        </table:table-row>
        <table:table-row>
          <table:table-cell table:style-name="pd1" office:value-type="date" office:date-value="2016-05-20T20:00:00">
            <text:p>Fri May 20 20:00:00 2016</text:p>
          </table:table-cell>
          <table:table-cell office:value-type="float" office:value="187.8333">
            <text:p>187.8333</text:p>
          </table:table-cell>
          <table:table-cell office:value-type="float" office:value="19.3333">
            <text:p>19.3333</text:p>
          </table:table-cell>
          <table:table-cell office:value-type="float" office:value="136.8333">
            <text:p>136.8333</text:p>
          </table:table-cell>
        </table:table-row>
        <table:table-row>
          <table:table-cell table:style-name="pd1" office:value-type="date" office:date-value="2016-05-20T21:00:00">
            <text:p>Fri May 20 21:00:00 2016</text:p>
          </table:table-cell>
          <table:table-cell office:value-type="float" office:value="162.1667">
            <text:p>162.1667</text:p>
          </table:table-cell>
          <table:table-cell office:value-type="float" office:value="18.1667">
            <text:p>18.1667</text:p>
          </table:table-cell>
          <table:table-cell office:value-type="float" office:value="131.3333">
            <text:p>131.3333</text:p>
          </table:table-cell>
        </table:table-row>
        <table:table-row>
          <table:table-cell table:style-name="pd1" office:value-type="date" office:date-value="2016-05-20T22:00:00">
            <text:p>Fri May 20 22:00:00 2016</text:p>
          </table:table-cell>
          <table:table-cell office:value-type="float" office:value="131.6667">
            <text:p>131.6667</text:p>
          </table:table-cell>
          <table:table-cell office:value-type="float" office:value="24.0">
            <text:p>24.0</text:p>
          </table:table-cell>
          <table:table-cell office:value-type="float" office:value="111.6667">
            <text:p>111.6667</text:p>
          </table:table-cell>
        </table:table-row>
        <table:table-row>
          <table:table-cell table:style-name="pd1" office:value-type="date" office:date-value="2016-05-27T19:00:00">
            <text:p>Fri May 27 19:00:00 2016</text:p>
          </table:table-cell>
          <table:table-cell office:value-type="float" office:value="286.0">
            <text:p>286.0</text:p>
          </table:table-cell>
          <table:table-cell office:value-type="float" office:value="11.0">
            <text:p>11.0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16-05-27T20:00:00">
            <text:p>Fri May 27 20:00:00 2016</text:p>
          </table:table-cell>
          <table:table-cell office:value-type="float" office:value="417.1667">
            <text:p>417.1667</text:p>
          </table:table-cell>
          <table:table-cell office:value-type="float" office:value="10.6667">
            <text:p>10.6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16-05-27T21:00:00">
            <text:p>Fri May 27 21:00:00 2016</text:p>
          </table:table-cell>
          <table:table-cell office:value-type="float" office:value="690.8333">
            <text:p>690.8333</text:p>
          </table:table-cell>
          <table:table-cell office:value-type="float" office:value="11.3333">
            <text:p>11.3333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16-06-14T16:00:00">
            <text:p>Tue Jun 14 16:00:00 2016</text:p>
          </table:table-cell>
          <table:table-cell office:value-type="float" office:value="204.3333">
            <text:p>204.3333</text:p>
          </table:table-cell>
          <table:table-cell office:value-type="float" office:value="12.3333">
            <text:p>12.3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6-06-14T17:00:00">
            <text:p>Tue Jun 14 17:00:00 2016</text:p>
          </table:table-cell>
          <table:table-cell office:value-type="float" office:value="113.3333">
            <text:p>113.3333</text:p>
          </table:table-cell>
          <table:table-cell office:value-type="float" office:value="11.0">
            <text:p>11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6-06-14T18:00:00">
            <text:p>Tue Jun 14 18:00:00 2016</text:p>
          </table:table-cell>
          <table:table-cell office:value-type="float" office:value="81.3333">
            <text:p>81.3333</text:p>
          </table:table-cell>
          <table:table-cell office:value-type="float" office:value="12.0">
            <text:p>12.0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16-06-14T19:00:00">
            <text:p>Tue Jun 14 19:00:00 2016</text:p>
          </table:table-cell>
          <table:table-cell office:value-type="float" office:value="209.6667">
            <text:p>209.6667</text:p>
          </table:table-cell>
          <table:table-cell office:value-type="float" office:value="12.1667">
            <text:p>12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6-06-15T17:00:00">
            <text:p>Wed Jun 15 17:00:00 2016</text:p>
          </table:table-cell>
          <table:table-cell office:value-type="float" office:value="115.6667">
            <text:p>115.6667</text:p>
          </table:table-cell>
          <table:table-cell office:value-type="float" office:value="9.5">
            <text:p>9.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6-06-15T18:00:00">
            <text:p>Wed Jun 15 18:00:00 2016</text:p>
          </table:table-cell>
          <table:table-cell office:value-type="float" office:value="279.8333">
            <text:p>279.8333</text:p>
          </table:table-cell>
          <table:table-cell office:value-type="float" office:value="11.1667">
            <text:p>11.1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6-06-15T19:00:00">
            <text:p>Wed Jun 15 19:00:00 2016</text:p>
          </table:table-cell>
          <table:table-cell office:value-type="float" office:value="236.3333">
            <text:p>236.3333</text:p>
          </table:table-cell>
          <table:table-cell office:value-type="float" office:value="13.6667">
            <text:p>13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6-06-15T20:00:00">
            <text:p>Wed Jun 15 20:00:00 2016</text:p>
          </table:table-cell>
          <table:table-cell office:value-type="float" office:value="187.0">
            <text:p>187.0</text:p>
          </table:table-cell>
          <table:table-cell office:value-type="float" office:value="16.6667">
            <text:p>16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6-06-15T21:00:00">
            <text:p>Wed Jun 15 21:00:00 2016</text:p>
          </table:table-cell>
          <table:table-cell office:value-type="float" office:value="194.6667">
            <text:p>194.6667</text:p>
          </table:table-cell>
          <table:table-cell office:value-type="float" office:value="13.8333">
            <text:p>13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6-06-15T22:00:00">
            <text:p>Wed Jun 15 22:00:00 2016</text:p>
          </table:table-cell>
          <table:table-cell office:value-type="float" office:value="100.8333">
            <text:p>100.8333</text:p>
          </table:table-cell>
          <table:table-cell office:value-type="float" office:value="14.6667">
            <text:p>14.6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6-06-15T23:00:00">
            <text:p>Wed Jun 15 23:00:00 2016</text:p>
          </table:table-cell>
          <table:table-cell office:value-type="float" office:value="66.0">
            <text:p>66.0</text:p>
          </table:table-cell>
          <table:table-cell office:value-type="float" office:value="12.8333">
            <text:p>12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6-06-16T00:00:00">
            <text:p>Thu Jun 16 00:00:00 2016</text:p>
          </table:table-cell>
          <table:table-cell office:value-type="float" office:value="50.0">
            <text:p>50.0</text:p>
          </table:table-cell>
          <table:table-cell office:value-type="float" office:value="9.5">
            <text:p>9.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6-06-24T18:00:00">
            <text:p>Fri Jun 24 18:00:00 2016</text:p>
          </table:table-cell>
          <table:table-cell office:value-type="float" office:value="51.1667">
            <text:p>51.1667</text:p>
          </table:table-cell>
          <table:table-cell office:value-type="float" office:value="13.0">
            <text:p>13.0</text:p>
          </table:table-cell>
          <table:table-cell office:value-type="float" office:value="147.1667">
            <text:p>147.1667</text:p>
          </table:table-cell>
        </table:table-row>
        <table:table-row>
          <table:table-cell table:style-name="pd1" office:value-type="date" office:date-value="2016-06-24T19:00:00">
            <text:p>Fri Jun 24 19:00:00 2016</text:p>
          </table:table-cell>
          <table:table-cell office:value-type="float" office:value="84.8333">
            <text:p>84.8333</text:p>
          </table:table-cell>
          <table:table-cell office:value-type="float" office:value="21.5">
            <text:p>21.5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16-07-20T20:00:00">
            <text:p>Wed Jul 20 20:00:00 2016</text:p>
          </table:table-cell>
          <table:table-cell office:value-type="float" office:value="120.5">
            <text:p>120.5</text:p>
          </table:table-cell>
          <table:table-cell office:value-type="float" office:value="23.6667">
            <text:p>23.6667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16-07-31T20:00:00">
            <text:p>Sun Jul 31 20:00:00 2016</text:p>
          </table:table-cell>
          <table:table-cell office:value-type="float" office:value="177.8333">
            <text:p>177.8333</text:p>
          </table:table-cell>
          <table:table-cell office:value-type="float" office:value="15.1667">
            <text:p>15.1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6-08-01T17:00:00">
            <text:p>Mon Aug  1 17:00:00 2016</text:p>
          </table:table-cell>
          <table:table-cell office:value-type="float" office:value="206.8333">
            <text:p>206.8333</text:p>
          </table:table-cell>
          <table:table-cell office:value-type="float" office:value="8.0">
            <text:p>8.0</text:p>
          </table:table-cell>
          <table:table-cell office:value-type="float" office:value="140.6667">
            <text:p>140.6667</text:p>
          </table:table-cell>
        </table:table-row>
        <table:table-row>
          <table:table-cell table:style-name="pd1" office:value-type="date" office:date-value="2016-08-01T18:00:00">
            <text:p>Mon Aug  1 18:00:00 2016</text:p>
          </table:table-cell>
          <table:table-cell office:value-type="float" office:value="349.3333">
            <text:p>349.3333</text:p>
          </table:table-cell>
          <table:table-cell office:value-type="float" office:value="13.3333">
            <text:p>13.3333</text:p>
          </table:table-cell>
          <table:table-cell office:value-type="float" office:value="145.6667">
            <text:p>145.6667</text:p>
          </table:table-cell>
        </table:table-row>
        <table:table-row>
          <table:table-cell table:style-name="pd1" office:value-type="date" office:date-value="2016-08-01T19:00:00">
            <text:p>Mon Aug  1 19:00:00 2016</text:p>
          </table:table-cell>
          <table:table-cell office:value-type="float" office:value="393.3333">
            <text:p>393.3333</text:p>
          </table:table-cell>
          <table:table-cell office:value-type="float" office:value="12.3333">
            <text:p>12.3333</text:p>
          </table:table-cell>
          <table:table-cell office:value-type="float" office:value="146.1667">
            <text:p>146.1667</text:p>
          </table:table-cell>
        </table:table-row>
        <table:table-row>
          <table:table-cell table:style-name="pd1" office:value-type="date" office:date-value="2016-08-01T20:00:00">
            <text:p>Mon Aug  1 20:00:00 2016</text:p>
          </table:table-cell>
          <table:table-cell office:value-type="float" office:value="312.3333">
            <text:p>312.3333</text:p>
          </table:table-cell>
          <table:table-cell office:value-type="float" office:value="23.5">
            <text:p>23.5</text:p>
          </table:table-cell>
          <table:table-cell office:value-type="float" office:value="138.8333">
            <text:p>138.8333</text:p>
          </table:table-cell>
        </table:table-row>
        <table:table-row>
          <table:table-cell table:style-name="pd1" office:value-type="date" office:date-value="2016-08-05T20:00:00">
            <text:p>Fri Aug  5 20:00:00 2016</text:p>
          </table:table-cell>
          <table:table-cell office:value-type="float" office:value="253.5">
            <text:p>253.5</text:p>
          </table:table-cell>
          <table:table-cell office:value-type="float" office:value="13.3333">
            <text:p>13.3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6-08-05T21:00:00">
            <text:p>Fri Aug  5 21:00:00 2016</text:p>
          </table:table-cell>
          <table:table-cell office:value-type="float" office:value="352.1667">
            <text:p>352.1667</text:p>
          </table:table-cell>
          <table:table-cell office:value-type="float" office:value="19.8333">
            <text:p>19.8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6-08-05T22:00:00">
            <text:p>Fri Aug  5 22:00:00 2016</text:p>
          </table:table-cell>
          <table:table-cell office:value-type="float" office:value="514.5">
            <text:p>514.5</text:p>
          </table:table-cell>
          <table:table-cell office:value-type="float" office:value="30.1667">
            <text:p>30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6-08-18T21:00:00">
            <text:p>Thu Aug 18 21:00:00 2016</text:p>
          </table:table-cell>
          <table:table-cell office:value-type="float" office:value="65.8333">
            <text:p>65.8333</text:p>
          </table:table-cell>
          <table:table-cell office:value-type="float" office:value="19.8333">
            <text:p>19.83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16-08-21T17:00:00">
            <text:p>Sun Aug 21 17:00:00 2016</text:p>
          </table:table-cell>
          <table:table-cell office:value-type="float" office:value="242.8333">
            <text:p>242.8333</text:p>
          </table:table-cell>
          <table:table-cell office:value-type="float" office:value="5.8333">
            <text:p>5.8333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16-08-21T18:00:00">
            <text:p>Sun Aug 21 18:00:00 2016</text:p>
          </table:table-cell>
          <table:table-cell office:value-type="float" office:value="202.6667">
            <text:p>202.6667</text:p>
          </table:table-cell>
          <table:table-cell office:value-type="float" office:value="6.0">
            <text:p>6.0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16-08-21T19:00:00">
            <text:p>Sun Aug 21 19:00:00 2016</text:p>
          </table:table-cell>
          <table:table-cell office:value-type="float" office:value="194.5">
            <text:p>194.5</text:p>
          </table:table-cell>
          <table:table-cell office:value-type="float" office:value="6.1667">
            <text:p>6.1667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16-08-21T20:00:00">
            <text:p>Sun Aug 21 20:00:00 2016</text:p>
          </table:table-cell>
          <table:table-cell office:value-type="float" office:value="237.3333">
            <text:p>237.3333</text:p>
          </table:table-cell>
          <table:table-cell office:value-type="float" office:value="9.0">
            <text:p>9.0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16-08-30T19:00:00">
            <text:p>Tue Aug 30 19:00:00 2016</text:p>
          </table:table-cell>
          <table:table-cell office:value-type="float" office:value="279.6667">
            <text:p>279.6667</text:p>
          </table:table-cell>
          <table:table-cell office:value-type="float" office:value="11.0">
            <text:p>11.0</text:p>
          </table:table-cell>
          <table:table-cell office:value-type="float" office:value="127.1667">
            <text:p>127.1667</text:p>
          </table:table-cell>
        </table:table-row>
        <table:table-row>
          <table:table-cell table:style-name="pd1" office:value-type="date" office:date-value="2016-08-30T20:00:00">
            <text:p>Tue Aug 30 20:00:00 2016</text:p>
          </table:table-cell>
          <table:table-cell office:value-type="float" office:value="296.0">
            <text:p>296.0</text:p>
          </table:table-cell>
          <table:table-cell office:value-type="float" office:value="15.5">
            <text:p>15.5</text:p>
          </table:table-cell>
          <table:table-cell office:value-type="float" office:value="118.8333">
            <text:p>118.8333</text:p>
          </table:table-cell>
        </table:table-row>
        <table:table-row>
          <table:table-cell table:style-name="pd1" office:value-type="date" office:date-value="2016-08-30T21:00:00">
            <text:p>Tue Aug 30 21:00:00 2016</text:p>
          </table:table-cell>
          <table:table-cell office:value-type="float" office:value="416.8333">
            <text:p>416.8333</text:p>
          </table:table-cell>
          <table:table-cell office:value-type="float" office:value="21.6667">
            <text:p>21.6667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16-08-30T22:00:00">
            <text:p>Tue Aug 30 22:00:00 2016</text:p>
          </table:table-cell>
          <table:table-cell office:value-type="float" office:value="353.5">
            <text:p>353.5</text:p>
          </table:table-cell>
          <table:table-cell office:value-type="float" office:value="33.5">
            <text:p>33.5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6-09-04T20:00:00">
            <text:p>Sun Sep  4 20:00:00 2016</text:p>
          </table:table-cell>
          <table:table-cell office:value-type="float" office:value="340.3333">
            <text:p>340.3333</text:p>
          </table:table-cell>
          <table:table-cell office:value-type="float" office:value="14.6667">
            <text:p>14.6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6-09-04T21:00:00">
            <text:p>Sun Sep  4 21:00:00 2016</text:p>
          </table:table-cell>
          <table:table-cell office:value-type="float" office:value="407.1667">
            <text:p>407.1667</text:p>
          </table:table-cell>
          <table:table-cell office:value-type="float" office:value="28.8333">
            <text:p>28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6-09-04T22:00:00">
            <text:p>Sun Sep  4 22:00:00 2016</text:p>
          </table:table-cell>
          <table:table-cell office:value-type="float" office:value="568.3333">
            <text:p>568.3333</text:p>
          </table:table-cell>
          <table:table-cell office:value-type="float" office:value="73.5">
            <text:p>73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6-09-05T18:00:00">
            <text:p>Mon Sep  5 18:00:00 2016</text:p>
          </table:table-cell>
          <table:table-cell office:value-type="float" office:value="82.6667">
            <text:p>82.6667</text:p>
          </table:table-cell>
          <table:table-cell office:value-type="float" office:value="13.0">
            <text:p>13.0</text:p>
          </table:table-cell>
          <table:table-cell office:value-type="float" office:value="110.8333">
            <text:p>110.8333</text:p>
          </table:table-cell>
        </table:table-row>
        <table:table-row>
          <table:table-cell table:style-name="pd1" office:value-type="date" office:date-value="2016-09-06T18:00:00">
            <text:p>Tue Sep  6 18:00:00 2016</text:p>
          </table:table-cell>
          <table:table-cell office:value-type="float" office:value="140.8333">
            <text:p>140.8333</text:p>
          </table:table-cell>
          <table:table-cell office:value-type="float" office:value="11.1667">
            <text:p>11.1667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16-09-06T19:00:00">
            <text:p>Tue Sep  6 19:00:00 2016</text:p>
          </table:table-cell>
          <table:table-cell office:value-type="float" office:value="194.6667">
            <text:p>194.6667</text:p>
          </table:table-cell>
          <table:table-cell office:value-type="float" office:value="16.5">
            <text:p>16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16-09-06T20:00:00">
            <text:p>Tue Sep  6 20:00:00 2016</text:p>
          </table:table-cell>
          <table:table-cell office:value-type="float" office:value="312.6667">
            <text:p>312.6667</text:p>
          </table:table-cell>
          <table:table-cell office:value-type="float" office:value="28.1667">
            <text:p>28.1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6-09-06T21:00:00">
            <text:p>Tue Sep  6 21:00:00 2016</text:p>
          </table:table-cell>
          <table:table-cell office:value-type="float" office:value="517.1667">
            <text:p>517.1667</text:p>
          </table:table-cell>
          <table:table-cell office:value-type="float" office:value="93.1667">
            <text:p>93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6-09-06T22:00:00">
            <text:p>Tue Sep  6 22:00:00 2016</text:p>
          </table:table-cell>
          <table:table-cell office:value-type="float" office:value="319.6667">
            <text:p>319.6667</text:p>
          </table:table-cell>
          <table:table-cell office:value-type="float" office:value="65.0">
            <text:p>65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6-09-08T20:00:00">
            <text:p>Thu Sep  8 20:00:00 2016</text:p>
          </table:table-cell>
          <table:table-cell office:value-type="float" office:value="218.1667">
            <text:p>218.1667</text:p>
          </table:table-cell>
          <table:table-cell office:value-type="float" office:value="19.6667">
            <text:p>19.6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6-09-10T19:00:00">
            <text:p>Sat Sep 10 19:00:00 2016</text:p>
          </table:table-cell>
          <table:table-cell office:value-type="float" office:value="276.3333">
            <text:p>276.3333</text:p>
          </table:table-cell>
          <table:table-cell office:value-type="float" office:value="8.3333">
            <text:p>8.3333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16-09-10T20:00:00">
            <text:p>Sat Sep 10 20:00:00 2016</text:p>
          </table:table-cell>
          <table:table-cell office:value-type="float" office:value="139.8333">
            <text:p>139.8333</text:p>
          </table:table-cell>
          <table:table-cell office:value-type="float" office:value="23.6667">
            <text:p>23.6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6-09-10T21:00:00">
            <text:p>Sat Sep 10 21:00:00 2016</text:p>
          </table:table-cell>
          <table:table-cell office:value-type="float" office:value="89.0">
            <text:p>89.0</text:p>
          </table:table-cell>
          <table:table-cell office:value-type="float" office:value="69.6667">
            <text:p>69.6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6-09-12T19:00:00">
            <text:p>Mon Sep 12 19:00:00 2016</text:p>
          </table:table-cell>
          <table:table-cell office:value-type="float" office:value="309.8333">
            <text:p>309.8333</text:p>
          </table:table-cell>
          <table:table-cell office:value-type="float" office:value="19.6667">
            <text:p>19.6667</text:p>
          </table:table-cell>
          <table:table-cell office:value-type="float" office:value="118.8333">
            <text:p>118.8333</text:p>
          </table:table-cell>
        </table:table-row>
        <table:table-row>
          <table:table-cell table:style-name="pd1" office:value-type="date" office:date-value="2016-09-12T20:00:00">
            <text:p>Mon Sep 12 20:00:00 2016</text:p>
          </table:table-cell>
          <table:table-cell office:value-type="float" office:value="326.5">
            <text:p>326.5</text:p>
          </table:table-cell>
          <table:table-cell office:value-type="float" office:value="22.3333">
            <text:p>22.3333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16-09-14T12:00:00">
            <text:p>Wed Sep 14 12:00:00 2016</text:p>
          </table:table-cell>
          <table:table-cell office:value-type="float" office:value="226.0">
            <text:p>226.0</text:p>
          </table:table-cell>
          <table:table-cell office:value-type="float" office:value="13.3333">
            <text:p>13.3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6-09-14T13:00:00">
            <text:p>Wed Sep 14 13:00:00 2016</text:p>
          </table:table-cell>
          <table:table-cell office:value-type="float" office:value="214.8333">
            <text:p>214.8333</text:p>
          </table:table-cell>
          <table:table-cell office:value-type="float" office:value="12.6667">
            <text:p>12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6-09-14T14:00:00">
            <text:p>Wed Sep 14 14:00:00 2016</text:p>
          </table:table-cell>
          <table:table-cell office:value-type="float" office:value="343.3333">
            <text:p>343.3333</text:p>
          </table:table-cell>
          <table:table-cell office:value-type="float" office:value="12.3333">
            <text:p>12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6-09-14T15:00:00">
            <text:p>Wed Sep 14 15:00:00 2016</text:p>
          </table:table-cell>
          <table:table-cell office:value-type="float" office:value="309.6667">
            <text:p>309.6667</text:p>
          </table:table-cell>
          <table:table-cell office:value-type="float" office:value="11.8333">
            <text:p>11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6-09-14T16:00:00">
            <text:p>Wed Sep 14 16:00:00 2016</text:p>
          </table:table-cell>
          <table:table-cell office:value-type="float" office:value="299.8333">
            <text:p>299.8333</text:p>
          </table:table-cell>
          <table:table-cell office:value-type="float" office:value="10.0">
            <text:p>10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6-09-14T17:00:00">
            <text:p>Wed Sep 14 17:00:00 2016</text:p>
          </table:table-cell>
          <table:table-cell office:value-type="float" office:value="224.6667">
            <text:p>224.6667</text:p>
          </table:table-cell>
          <table:table-cell office:value-type="float" office:value="10.3333">
            <text:p>10.3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6-09-14T18:00:00">
            <text:p>Wed Sep 14 18:00:00 2016</text:p>
          </table:table-cell>
          <table:table-cell office:value-type="float" office:value="251.1667">
            <text:p>251.1667</text:p>
          </table:table-cell>
          <table:table-cell office:value-type="float" office:value="12.0">
            <text:p>12.0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16-09-14T19:00:00">
            <text:p>Wed Sep 14 19:00:00 2016</text:p>
          </table:table-cell>
          <table:table-cell office:value-type="float" office:value="237.1667">
            <text:p>237.1667</text:p>
          </table:table-cell>
          <table:table-cell office:value-type="float" office:value="15.8333">
            <text:p>15.8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6-09-14T20:00:00">
            <text:p>Wed Sep 14 20:00:00 2016</text:p>
          </table:table-cell>
          <table:table-cell office:value-type="float" office:value="273.5">
            <text:p>273.5</text:p>
          </table:table-cell>
          <table:table-cell office:value-type="float" office:value="24.5">
            <text:p>24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6-09-14T21:00:00">
            <text:p>Wed Sep 14 21:00:00 2016</text:p>
          </table:table-cell>
          <table:table-cell office:value-type="float" office:value="307.5">
            <text:p>307.5</text:p>
          </table:table-cell>
          <table:table-cell office:value-type="float" office:value="40.6667">
            <text:p>40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6-09-15T19:00:00">
            <text:p>Thu Sep 15 19:00:00 2016</text:p>
          </table:table-cell>
          <table:table-cell office:value-type="float" office:value="274.6667">
            <text:p>274.6667</text:p>
          </table:table-cell>
          <table:table-cell office:value-type="float" office:value="15.5">
            <text:p>15.5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6-09-15T20:00:00">
            <text:p>Thu Sep 15 20:00:00 2016</text:p>
          </table:table-cell>
          <table:table-cell office:value-type="float" office:value="379.6667">
            <text:p>379.6667</text:p>
          </table:table-cell>
          <table:table-cell office:value-type="float" office:value="17.5">
            <text:p>17.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6-09-15T21:00:00">
            <text:p>Thu Sep 15 21:00:00 2016</text:p>
          </table:table-cell>
          <table:table-cell office:value-type="float" office:value="146.1667">
            <text:p>146.1667</text:p>
          </table:table-cell>
          <table:table-cell office:value-type="float" office:value="18.3333">
            <text:p>18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6-09-15T22:00:00">
            <text:p>Thu Sep 15 22:00:00 2016</text:p>
          </table:table-cell>
          <table:table-cell office:value-type="float" office:value="112.3333">
            <text:p>112.3333</text:p>
          </table:table-cell>
          <table:table-cell office:value-type="float" office:value="26.6667">
            <text:p>26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6-09-15T23:00:00">
            <text:p>Thu Sep 15 23:00:00 2016</text:p>
          </table:table-cell>
          <table:table-cell office:value-type="float" office:value="60.0">
            <text:p>60.0</text:p>
          </table:table-cell>
          <table:table-cell office:value-type="float" office:value="18.6667">
            <text:p>18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6-09-17T21:00:00">
            <text:p>Sat Sep 17 21:00:00 2016</text:p>
          </table:table-cell>
          <table:table-cell office:value-type="float" office:value="159.0">
            <text:p>159.0</text:p>
          </table:table-cell>
          <table:table-cell office:value-type="float" office:value="62.0">
            <text:p>62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6-09-18T21:00:00">
            <text:p>Sun Sep 18 21:00:00 2016</text:p>
          </table:table-cell>
          <table:table-cell office:value-type="float" office:value="132.5">
            <text:p>132.5</text:p>
          </table:table-cell>
          <table:table-cell office:value-type="float" office:value="59.8333">
            <text:p>59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6-09-19T20:00:00">
            <text:p>Mon Sep 19 20:00:00 2016</text:p>
          </table:table-cell>
          <table:table-cell office:value-type="float" office:value="58.8333">
            <text:p>58.8333</text:p>
          </table:table-cell>
          <table:table-cell office:value-type="float" office:value="51.1667">
            <text:p>51.1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6-09-19T21:00:00">
            <text:p>Mon Sep 19 21:00:00 2016</text:p>
          </table:table-cell>
          <table:table-cell office:value-type="float" office:value="59.8333">
            <text:p>59.8333</text:p>
          </table:table-cell>
          <table:table-cell office:value-type="float" office:value="35.0">
            <text:p>35.0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6-09-19T22:00:00">
            <text:p>Mon Sep 19 22:00:00 2016</text:p>
          </table:table-cell>
          <table:table-cell office:value-type="float" office:value="56.6667">
            <text:p>56.6667</text:p>
          </table:table-cell>
          <table:table-cell office:value-type="float" office:value="38.5">
            <text:p>38.5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16-09-19T23:00:00">
            <text:p>Mon Sep 19 23:00:00 2016</text:p>
          </table:table-cell>
          <table:table-cell office:value-type="float" office:value="60.0">
            <text:p>60.0</text:p>
          </table:table-cell>
          <table:table-cell office:value-type="float" office:value="22.1667">
            <text:p>22.1667</text:p>
          </table:table-cell>
          <table:table-cell office:value-type="float" office:value="101.8333">
            <text:p>101.8333</text:p>
          </table:table-cell>
        </table:table-row>
        <table:table-row>
          <table:table-cell table:style-name="pd1" office:value-type="date" office:date-value="2016-09-23T20:00:00">
            <text:p>Fri Sep 23 20:00:00 2016</text:p>
          </table:table-cell>
          <table:table-cell office:value-type="float" office:value="405.6667">
            <text:p>405.6667</text:p>
          </table:table-cell>
          <table:table-cell office:value-type="float" office:value="22.0">
            <text:p>22.0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16-09-23T21:00:00">
            <text:p>Fri Sep 23 21:00:00 2016</text:p>
          </table:table-cell>
          <table:table-cell office:value-type="float" office:value="377.3333">
            <text:p>377.3333</text:p>
          </table:table-cell>
          <table:table-cell office:value-type="float" office:value="45.8333">
            <text:p>45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6-09-23T22:00:00">
            <text:p>Fri Sep 23 22:00:00 2016</text:p>
          </table:table-cell>
          <table:table-cell office:value-type="float" office:value="336.0">
            <text:p>336.0</text:p>
          </table:table-cell>
          <table:table-cell office:value-type="float" office:value="47.3333">
            <text:p>47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6-10-01T17:00:00">
            <text:p>Sat Oct  1 17:00:00 2016</text:p>
          </table:table-cell>
          <table:table-cell office:value-type="float" office:value="179.3333">
            <text:p>179.3333</text:p>
          </table:table-cell>
          <table:table-cell office:value-type="float" office:value="6.3333">
            <text:p>6.3333</text:p>
          </table:table-cell>
          <table:table-cell office:value-type="float" office:value="111.6667">
            <text:p>111.6667</text:p>
          </table:table-cell>
        </table:table-row>
        <table:table-row>
          <table:table-cell table:style-name="pd1" office:value-type="date" office:date-value="2016-10-01T19:00:00">
            <text:p>Sat Oct  1 19:00:00 2016</text:p>
          </table:table-cell>
          <table:table-cell office:value-type="float" office:value="294.1667">
            <text:p>294.1667</text:p>
          </table:table-cell>
          <table:table-cell office:value-type="float" office:value="11.5">
            <text:p>11.5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16-10-01T20:00:00">
            <text:p>Sat Oct  1 20:00:00 2016</text:p>
          </table:table-cell>
          <table:table-cell office:value-type="float" office:value="335.0">
            <text:p>335.0</text:p>
          </table:table-cell>
          <table:table-cell office:value-type="float" office:value="16.5">
            <text:p>16.5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16-10-03T20:00:00">
            <text:p>Mon Oct  3 20:00:00 2016</text:p>
          </table:table-cell>
          <table:table-cell office:value-type="float" office:value="375.1667">
            <text:p>375.1667</text:p>
          </table:table-cell>
          <table:table-cell office:value-type="float" office:value="71.1667">
            <text:p>71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6-10-03T21:00:00">
            <text:p>Mon Oct  3 21:00:00 2016</text:p>
          </table:table-cell>
          <table:table-cell office:value-type="float" office:value="536.5">
            <text:p>536.5</text:p>
          </table:table-cell>
          <table:table-cell office:value-type="float" office:value="105.3333">
            <text:p>105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6-10-05T17:00:00">
            <text:p>Wed Oct  5 17:00:00 2016</text:p>
          </table:table-cell>
          <table:table-cell office:value-type="float" office:value="141.1667">
            <text:p>141.1667</text:p>
          </table:table-cell>
          <table:table-cell office:value-type="float" office:value="16.1667">
            <text:p>16.1667</text:p>
          </table:table-cell>
          <table:table-cell office:value-type="float" office:value="122.5">
            <text:p>122.5</text:p>
          </table:table-cell>
        </table:table-row>
        <table:table-row>
          <table:table-cell table:style-name="pd1" office:value-type="date" office:date-value="2016-10-05T18:00:00">
            <text:p>Wed Oct  5 18:00:00 2016</text:p>
          </table:table-cell>
          <table:table-cell office:value-type="float" office:value="156.8333">
            <text:p>156.8333</text:p>
          </table:table-cell>
          <table:table-cell office:value-type="float" office:value="16.0">
            <text:p>16.0</text:p>
          </table:table-cell>
          <table:table-cell office:value-type="float" office:value="119.8333">
            <text:p>119.8333</text:p>
          </table:table-cell>
        </table:table-row>
        <table:table-row>
          <table:table-cell table:style-name="pd1" office:value-type="date" office:date-value="2016-10-05T19:00:00">
            <text:p>Wed Oct  5 19:00:00 2016</text:p>
          </table:table-cell>
          <table:table-cell office:value-type="float" office:value="210.0">
            <text:p>210.0</text:p>
          </table:table-cell>
          <table:table-cell office:value-type="float" office:value="23.0">
            <text:p>23.0</text:p>
          </table:table-cell>
          <table:table-cell office:value-type="float" office:value="110.6667">
            <text:p>110.6667</text:p>
          </table:table-cell>
        </table:table-row>
        <table:table-row>
          <table:table-cell table:style-name="pd1" office:value-type="date" office:date-value="2016-10-05T20:00:00">
            <text:p>Wed Oct  5 20:00:00 2016</text:p>
          </table:table-cell>
          <table:table-cell office:value-type="float" office:value="418.6667">
            <text:p>418.6667</text:p>
          </table:table-cell>
          <table:table-cell office:value-type="float" office:value="30.8333">
            <text:p>30.8333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16-10-06T19:00:00">
            <text:p>Thu Oct  6 19:00:00 2016</text:p>
          </table:table-cell>
          <table:table-cell office:value-type="float" office:value="292.5">
            <text:p>292.5</text:p>
          </table:table-cell>
          <table:table-cell office:value-type="float" office:value="15.6667">
            <text:p>15.6667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16-10-06T20:00:00">
            <text:p>Thu Oct  6 20:00:00 2016</text:p>
          </table:table-cell>
          <table:table-cell office:value-type="float" office:value="341.3333">
            <text:p>341.3333</text:p>
          </table:table-cell>
          <table:table-cell office:value-type="float" office:value="53.6667">
            <text:p>53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6-10-06T21:00:00">
            <text:p>Thu Oct  6 21:00:00 2016</text:p>
          </table:table-cell>
          <table:table-cell office:value-type="float" office:value="456.0">
            <text:p>456.0</text:p>
          </table:table-cell>
          <table:table-cell office:value-type="float" office:value="92.1667">
            <text:p>92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6-10-07T16:00:00">
            <text:p>Fri Oct  7 16:00:00 2016</text:p>
          </table:table-cell>
          <table:table-cell office:value-type="float" office:value="133.8333">
            <text:p>133.8333</text:p>
          </table:table-cell>
          <table:table-cell office:value-type="float" office:value="13.6667">
            <text:p>13.6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6-10-07T17:00:00">
            <text:p>Fri Oct  7 17:00:00 2016</text:p>
          </table:table-cell>
          <table:table-cell office:value-type="float" office:value="64.0">
            <text:p>64.0</text:p>
          </table:table-cell>
          <table:table-cell office:value-type="float" office:value="11.8333">
            <text:p>11.8333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16-10-07T18:00:00">
            <text:p>Fri Oct  7 18:00:00 2016</text:p>
          </table:table-cell>
          <table:table-cell office:value-type="float" office:value="70.0">
            <text:p>70.0</text:p>
          </table:table-cell>
          <table:table-cell office:value-type="float" office:value="15.8333">
            <text:p>15.8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6-10-07T19:00:00">
            <text:p>Fri Oct  7 19:00:00 2016</text:p>
          </table:table-cell>
          <table:table-cell office:value-type="float" office:value="120.3333">
            <text:p>120.3333</text:p>
          </table:table-cell>
          <table:table-cell office:value-type="float" office:value="21.3333">
            <text:p>21.3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6-10-07T20:00:00">
            <text:p>Fri Oct  7 20:00:00 2016</text:p>
          </table:table-cell>
          <table:table-cell office:value-type="float" office:value="186.6667">
            <text:p>186.6667</text:p>
          </table:table-cell>
          <table:table-cell office:value-type="float" office:value="47.1667">
            <text:p>47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6-10-08T16:00:00">
            <text:p>Sat Oct  8 16:00:00 2016</text:p>
          </table:table-cell>
          <table:table-cell office:value-type="float" office:value="124.0">
            <text:p>124.0</text:p>
          </table:table-cell>
          <table:table-cell office:value-type="float" office:value="8.8333">
            <text:p>8.8333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16-10-08T17:00:00">
            <text:p>Sat Oct  8 17:00:00 2016</text:p>
          </table:table-cell>
          <table:table-cell office:value-type="float" office:value="179.5">
            <text:p>179.5</text:p>
          </table:table-cell>
          <table:table-cell office:value-type="float" office:value="7.5">
            <text:p>7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6-10-08T18:00:00">
            <text:p>Sat Oct  8 18:00:00 2016</text:p>
          </table:table-cell>
          <table:table-cell office:value-type="float" office:value="164.6667">
            <text:p>164.6667</text:p>
          </table:table-cell>
          <table:table-cell office:value-type="float" office:value="9.6667">
            <text:p>9.6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6-10-08T19:00:00">
            <text:p>Sat Oct  8 19:00:00 2016</text:p>
          </table:table-cell>
          <table:table-cell office:value-type="float" office:value="236.6667">
            <text:p>236.6667</text:p>
          </table:table-cell>
          <table:table-cell office:value-type="float" office:value="21.3333">
            <text:p>21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6-10-08T20:00:00">
            <text:p>Sat Oct  8 20:00:00 2016</text:p>
          </table:table-cell>
          <table:table-cell office:value-type="float" office:value="367.1667">
            <text:p>367.1667</text:p>
          </table:table-cell>
          <table:table-cell office:value-type="float" office:value="36.5">
            <text:p>36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6-10-08T21:00:00">
            <text:p>Sat Oct  8 21:00:00 2016</text:p>
          </table:table-cell>
          <table:table-cell office:value-type="float" office:value="390.1667">
            <text:p>390.1667</text:p>
          </table:table-cell>
          <table:table-cell office:value-type="float" office:value="40.8333">
            <text:p>40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6-10-08T22:00:00">
            <text:p>Sat Oct  8 22:00:00 2016</text:p>
          </table:table-cell>
          <table:table-cell office:value-type="float" office:value="378.8333">
            <text:p>378.8333</text:p>
          </table:table-cell>
          <table:table-cell office:value-type="float" office:value="40.6667">
            <text:p>40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6-10-09T15:00:00">
            <text:p>Sun Oct  9 15:00:00 2016</text:p>
          </table:table-cell>
          <table:table-cell office:value-type="float" office:value="103.0">
            <text:p>103.0</text:p>
          </table:table-cell>
          <table:table-cell office:value-type="float" office:value="7.8333">
            <text:p>7.8333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16-10-09T16:00:00">
            <text:p>Sun Oct  9 16:00:00 2016</text:p>
          </table:table-cell>
          <table:table-cell office:value-type="float" office:value="93.6667">
            <text:p>93.6667</text:p>
          </table:table-cell>
          <table:table-cell office:value-type="float" office:value="7.1667">
            <text:p>7.1667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16-10-09T17:00:00">
            <text:p>Sun Oct  9 17:00:00 2016</text:p>
          </table:table-cell>
          <table:table-cell office:value-type="float" office:value="72.6667">
            <text:p>72.6667</text:p>
          </table:table-cell>
          <table:table-cell office:value-type="float" office:value="8.5">
            <text:p>8.5</text:p>
          </table:table-cell>
          <table:table-cell office:value-type="float" office:value="113.0">
            <text:p>113.0</text:p>
          </table:table-cell>
        </table:table-row>
        <table:table-row>
          <table:table-cell table:style-name="pd1" office:value-type="date" office:date-value="2016-10-09T18:00:00">
            <text:p>Sun Oct  9 18:00:00 2016</text:p>
          </table:table-cell>
          <table:table-cell office:value-type="float" office:value="62.6667">
            <text:p>62.6667</text:p>
          </table:table-cell>
          <table:table-cell office:value-type="float" office:value="8.3333">
            <text:p>8.3333</text:p>
          </table:table-cell>
          <table:table-cell office:value-type="float" office:value="114.6667">
            <text:p>114.6667</text:p>
          </table:table-cell>
        </table:table-row>
        <table:table-row>
          <table:table-cell table:style-name="pd1" office:value-type="date" office:date-value="2016-10-09T19:00:00">
            <text:p>Sun Oct  9 19:00:00 2016</text:p>
          </table:table-cell>
          <table:table-cell office:value-type="float" office:value="205.5">
            <text:p>205.5</text:p>
          </table:table-cell>
          <table:table-cell office:value-type="float" office:value="12.1667">
            <text:p>12.1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6-10-09T20:00:00">
            <text:p>Sun Oct  9 20:00:00 2016</text:p>
          </table:table-cell>
          <table:table-cell office:value-type="float" office:value="279.6667">
            <text:p>279.6667</text:p>
          </table:table-cell>
          <table:table-cell office:value-type="float" office:value="20.3333">
            <text:p>20.3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6-10-09T21:00:00">
            <text:p>Sun Oct  9 21:00:00 2016</text:p>
          </table:table-cell>
          <table:table-cell office:value-type="float" office:value="308.3333">
            <text:p>308.3333</text:p>
          </table:table-cell>
          <table:table-cell office:value-type="float" office:value="36.6667">
            <text:p>36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6-10-09T22:00:00">
            <text:p>Sun Oct  9 22:00:00 2016</text:p>
          </table:table-cell>
          <table:table-cell office:value-type="float" office:value="204.8333">
            <text:p>204.8333</text:p>
          </table:table-cell>
          <table:table-cell office:value-type="float" office:value="19.0">
            <text:p>19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6-10-10T19:00:00">
            <text:p>Mon Oct 10 19:00:00 2016</text:p>
          </table:table-cell>
          <table:table-cell office:value-type="float" office:value="269.1667">
            <text:p>269.1667</text:p>
          </table:table-cell>
          <table:table-cell office:value-type="float" office:value="15.6667">
            <text:p>15.6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6-10-10T20:00:00">
            <text:p>Mon Oct 10 20:00:00 2016</text:p>
          </table:table-cell>
          <table:table-cell office:value-type="float" office:value="393.6667">
            <text:p>393.6667</text:p>
          </table:table-cell>
          <table:table-cell office:value-type="float" office:value="25.1667">
            <text:p>25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6-10-10T21:00:00">
            <text:p>Mon Oct 10 21:00:00 2016</text:p>
          </table:table-cell>
          <table:table-cell office:value-type="float" office:value="239.0">
            <text:p>239.0</text:p>
          </table:table-cell>
          <table:table-cell office:value-type="float" office:value="37.1667">
            <text:p>37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6-10-11T17:00:00">
            <text:p>Tue Oct 11 17:00:00 2016</text:p>
          </table:table-cell>
          <table:table-cell office:value-type="float" office:value="397.5">
            <text:p>397.5</text:p>
          </table:table-cell>
          <table:table-cell office:value-type="float" office:value="12.1667">
            <text:p>12.1667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6-10-11T18:00:00">
            <text:p>Tue Oct 11 18:00:00 2016</text:p>
          </table:table-cell>
          <table:table-cell office:value-type="float" office:value="410.6667">
            <text:p>410.6667</text:p>
          </table:table-cell>
          <table:table-cell office:value-type="float" office:value="11.6667">
            <text:p>11.6667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16-10-11T19:00:00">
            <text:p>Tue Oct 11 19:00:00 2016</text:p>
          </table:table-cell>
          <table:table-cell office:value-type="float" office:value="250.8333">
            <text:p>250.8333</text:p>
          </table:table-cell>
          <table:table-cell office:value-type="float" office:value="17.3333">
            <text:p>17.3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16-10-11T20:00:00">
            <text:p>Tue Oct 11 20:00:00 2016</text:p>
          </table:table-cell>
          <table:table-cell office:value-type="float" office:value="181.5">
            <text:p>181.5</text:p>
          </table:table-cell>
          <table:table-cell office:value-type="float" office:value="23.1667">
            <text:p>23.1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16-10-11T21:00:00">
            <text:p>Tue Oct 11 21:00:00 2016</text:p>
          </table:table-cell>
          <table:table-cell office:value-type="float" office:value="211.0">
            <text:p>211.0</text:p>
          </table:table-cell>
          <table:table-cell office:value-type="float" office:value="30.1667">
            <text:p>30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6-10-11T22:00:00">
            <text:p>Tue Oct 11 22:00:00 2016</text:p>
          </table:table-cell>
          <table:table-cell office:value-type="float" office:value="153.3333">
            <text:p>153.3333</text:p>
          </table:table-cell>
          <table:table-cell office:value-type="float" office:value="29.1667">
            <text:p>29.1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6-10-13T15:00:00">
            <text:p>Thu Oct 13 15:00:00 2016</text:p>
          </table:table-cell>
          <table:table-cell office:value-type="float" office:value="273.5">
            <text:p>273.5</text:p>
          </table:table-cell>
          <table:table-cell office:value-type="float" office:value="20.3333">
            <text:p>20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6-10-13T16:00:00">
            <text:p>Thu Oct 13 16:00:00 2016</text:p>
          </table:table-cell>
          <table:table-cell office:value-type="float" office:value="214.3333">
            <text:p>214.3333</text:p>
          </table:table-cell>
          <table:table-cell office:value-type="float" office:value="11.0">
            <text:p>11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6-10-13T17:00:00">
            <text:p>Thu Oct 13 17:00:00 2016</text:p>
          </table:table-cell>
          <table:table-cell office:value-type="float" office:value="198.8333">
            <text:p>198.8333</text:p>
          </table:table-cell>
          <table:table-cell office:value-type="float" office:value="11.0">
            <text:p>11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6-10-13T18:00:00">
            <text:p>Thu Oct 13 18:00:00 2016</text:p>
          </table:table-cell>
          <table:table-cell office:value-type="float" office:value="249.3333">
            <text:p>249.3333</text:p>
          </table:table-cell>
          <table:table-cell office:value-type="float" office:value="13.0">
            <text:p>13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6-10-13T19:00:00">
            <text:p>Thu Oct 13 19:00:00 2016</text:p>
          </table:table-cell>
          <table:table-cell office:value-type="float" office:value="197.0">
            <text:p>197.0</text:p>
          </table:table-cell>
          <table:table-cell office:value-type="float" office:value="25.6667">
            <text:p>25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6-10-13T20:00:00">
            <text:p>Thu Oct 13 20:00:00 2016</text:p>
          </table:table-cell>
          <table:table-cell office:value-type="float" office:value="299.6667">
            <text:p>299.6667</text:p>
          </table:table-cell>
          <table:table-cell office:value-type="float" office:value="33.8333">
            <text:p>33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6-10-13T22:00:00">
            <text:p>Thu Oct 13 22:00:00 2016</text:p>
          </table:table-cell>
          <table:table-cell office:value-type="float" office:value="415.5">
            <text:p>415.5</text:p>
          </table:table-cell>
          <table:table-cell office:value-type="float" office:value="23.0">
            <text:p>23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6-10-14T20:00:00">
            <text:p>Fri Oct 14 20:00:00 2016</text:p>
          </table:table-cell>
          <table:table-cell office:value-type="float" office:value="84.8333">
            <text:p>84.8333</text:p>
          </table:table-cell>
          <table:table-cell office:value-type="float" office:value="34.6667">
            <text:p>34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6-10-15T17:00:00">
            <text:p>Sat Oct 15 17:00:00 2016</text:p>
          </table:table-cell>
          <table:table-cell office:value-type="float" office:value="132.8333">
            <text:p>132.8333</text:p>
          </table:table-cell>
          <table:table-cell office:value-type="float" office:value="9.0">
            <text:p>9.0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16-10-15T18:00:00">
            <text:p>Sat Oct 15 18:00:00 2016</text:p>
          </table:table-cell>
          <table:table-cell office:value-type="float" office:value="111.3333">
            <text:p>111.3333</text:p>
          </table:table-cell>
          <table:table-cell office:value-type="float" office:value="9.8333">
            <text:p>9.8333</text:p>
          </table:table-cell>
          <table:table-cell office:value-type="float" office:value="115.0">
            <text:p>115.0</text:p>
          </table:table-cell>
        </table:table-row>
        <table:table-row>
          <table:table-cell table:style-name="pd1" office:value-type="date" office:date-value="2016-10-15T19:00:00">
            <text:p>Sat Oct 15 19:00:00 2016</text:p>
          </table:table-cell>
          <table:table-cell office:value-type="float" office:value="112.3333">
            <text:p>112.3333</text:p>
          </table:table-cell>
          <table:table-cell office:value-type="float" office:value="18.1667">
            <text:p>18.1667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16-10-15T20:00:00">
            <text:p>Sat Oct 15 20:00:00 2016</text:p>
          </table:table-cell>
          <table:table-cell office:value-type="float" office:value="205.5">
            <text:p>205.5</text:p>
          </table:table-cell>
          <table:table-cell office:value-type="float" office:value="52.8333">
            <text:p>52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6-10-15T21:00:00">
            <text:p>Sat Oct 15 21:00:00 2016</text:p>
          </table:table-cell>
          <table:table-cell office:value-type="float" office:value="543.3333">
            <text:p>543.3333</text:p>
          </table:table-cell>
          <table:table-cell office:value-type="float" office:value="101.8333">
            <text:p>101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10-16T17:00:00">
            <text:p>Sun Oct 16 17:00:00 2016</text:p>
          </table:table-cell>
          <table:table-cell office:value-type="float" office:value="243.1667">
            <text:p>243.1667</text:p>
          </table:table-cell>
          <table:table-cell office:value-type="float" office:value="8.3333">
            <text:p>8.3333</text:p>
          </table:table-cell>
          <table:table-cell office:value-type="float" office:value="115.3333">
            <text:p>115.3333</text:p>
          </table:table-cell>
        </table:table-row>
        <table:table-row>
          <table:table-cell table:style-name="pd1" office:value-type="date" office:date-value="2016-10-16T18:00:00">
            <text:p>Sun Oct 16 18:00:00 2016</text:p>
          </table:table-cell>
          <table:table-cell office:value-type="float" office:value="463.0">
            <text:p>463.0</text:p>
          </table:table-cell>
          <table:table-cell office:value-type="float" office:value="10.8333">
            <text:p>10.8333</text:p>
          </table:table-cell>
          <table:table-cell office:value-type="float" office:value="119.3333">
            <text:p>119.3333</text:p>
          </table:table-cell>
        </table:table-row>
        <table:table-row>
          <table:table-cell table:style-name="pd1" office:value-type="date" office:date-value="2016-10-16T19:00:00">
            <text:p>Sun Oct 16 19:00:00 2016</text:p>
          </table:table-cell>
          <table:table-cell office:value-type="float" office:value="260.3333">
            <text:p>260.3333</text:p>
          </table:table-cell>
          <table:table-cell office:value-type="float" office:value="21.5">
            <text:p>21.5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16-10-16T20:00:00">
            <text:p>Sun Oct 16 20:00:00 2016</text:p>
          </table:table-cell>
          <table:table-cell office:value-type="float" office:value="239.6667">
            <text:p>239.6667</text:p>
          </table:table-cell>
          <table:table-cell office:value-type="float" office:value="43.5">
            <text:p>43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6-10-17T18:00:00">
            <text:p>Mon Oct 17 18:00:00 2016</text:p>
          </table:table-cell>
          <table:table-cell office:value-type="float" office:value="186.0">
            <text:p>186.0</text:p>
          </table:table-cell>
          <table:table-cell office:value-type="float" office:value="15.5">
            <text:p>15.5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16-10-17T19:00:00">
            <text:p>Mon Oct 17 19:00:00 2016</text:p>
          </table:table-cell>
          <table:table-cell office:value-type="float" office:value="168.1667">
            <text:p>168.1667</text:p>
          </table:table-cell>
          <table:table-cell office:value-type="float" office:value="24.8333">
            <text:p>24.8333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6-10-17T20:00:00">
            <text:p>Mon Oct 17 20:00:00 2016</text:p>
          </table:table-cell>
          <table:table-cell office:value-type="float" office:value="161.6667">
            <text:p>161.6667</text:p>
          </table:table-cell>
          <table:table-cell office:value-type="float" office:value="41.0">
            <text:p>41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6-10-17T21:00:00">
            <text:p>Mon Oct 17 21:00:00 2016</text:p>
          </table:table-cell>
          <table:table-cell office:value-type="float" office:value="115.3333">
            <text:p>115.3333</text:p>
          </table:table-cell>
          <table:table-cell office:value-type="float" office:value="45.1667">
            <text:p>45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6-10-17T23:00:00">
            <text:p>Mon Oct 17 23:00:00 2016</text:p>
          </table:table-cell>
          <table:table-cell office:value-type="float" office:value="240.1667">
            <text:p>240.1667</text:p>
          </table:table-cell>
          <table:table-cell office:value-type="float" office:value="76.3333">
            <text:p>76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6-10-18T17:00:00">
            <text:p>Tue Oct 18 17:00:00 2016</text:p>
          </table:table-cell>
          <table:table-cell office:value-type="float" office:value="433.8333">
            <text:p>433.8333</text:p>
          </table:table-cell>
          <table:table-cell office:value-type="float" office:value="11.6667">
            <text:p>11.6667</text:p>
          </table:table-cell>
          <table:table-cell office:value-type="float" office:value="120.0">
            <text:p>120.0</text:p>
          </table:table-cell>
        </table:table-row>
        <table:table-row>
          <table:table-cell table:style-name="pd1" office:value-type="date" office:date-value="2016-10-18T18:00:00">
            <text:p>Tue Oct 18 18:00:00 2016</text:p>
          </table:table-cell>
          <table:table-cell office:value-type="float" office:value="422.6667">
            <text:p>422.6667</text:p>
          </table:table-cell>
          <table:table-cell office:value-type="float" office:value="16.8333">
            <text:p>16.8333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16-10-18T19:00:00">
            <text:p>Tue Oct 18 19:00:00 2016</text:p>
          </table:table-cell>
          <table:table-cell office:value-type="float" office:value="210.5">
            <text:p>210.5</text:p>
          </table:table-cell>
          <table:table-cell office:value-type="float" office:value="21.3333">
            <text:p>21.3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16-10-18T20:00:00">
            <text:p>Tue Oct 18 20:00:00 2016</text:p>
          </table:table-cell>
          <table:table-cell office:value-type="float" office:value="126.8333">
            <text:p>126.8333</text:p>
          </table:table-cell>
          <table:table-cell office:value-type="float" office:value="28.5">
            <text:p>28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6-10-18T21:00:00">
            <text:p>Tue Oct 18 21:00:00 2016</text:p>
          </table:table-cell>
          <table:table-cell office:value-type="float" office:value="216.5">
            <text:p>216.5</text:p>
          </table:table-cell>
          <table:table-cell office:value-type="float" office:value="46.3333">
            <text:p>46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6-10-19T18:00:00">
            <text:p>Wed Oct 19 18:00:00 2016</text:p>
          </table:table-cell>
          <table:table-cell office:value-type="float" office:value="203.0">
            <text:p>203.0</text:p>
          </table:table-cell>
          <table:table-cell office:value-type="float" office:value="15.8333">
            <text:p>15.8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6-10-19T19:00:00">
            <text:p>Wed Oct 19 19:00:00 2016</text:p>
          </table:table-cell>
          <table:table-cell office:value-type="float" office:value="246.1667">
            <text:p>246.1667</text:p>
          </table:table-cell>
          <table:table-cell office:value-type="float" office:value="25.5">
            <text:p>25.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6-10-19T20:00:00">
            <text:p>Wed Oct 19 20:00:00 2016</text:p>
          </table:table-cell>
          <table:table-cell office:value-type="float" office:value="379.5">
            <text:p>379.5</text:p>
          </table:table-cell>
          <table:table-cell office:value-type="float" office:value="57.5">
            <text:p>57.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6-10-19T21:00:00">
            <text:p>Wed Oct 19 21:00:00 2016</text:p>
          </table:table-cell>
          <table:table-cell office:value-type="float" office:value="670.6667">
            <text:p>670.6667</text:p>
          </table:table-cell>
          <table:table-cell office:value-type="float" office:value="96.0">
            <text:p>96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10-20T17:00:00">
            <text:p>Thu Oct 20 17:00:00 2016</text:p>
          </table:table-cell>
          <table:table-cell office:value-type="float" office:value="285.0">
            <text:p>285.0</text:p>
          </table:table-cell>
          <table:table-cell office:value-type="float" office:value="13.0">
            <text:p>13.0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16-10-20T18:00:00">
            <text:p>Thu Oct 20 18:00:00 2016</text:p>
          </table:table-cell>
          <table:table-cell office:value-type="float" office:value="286.3333">
            <text:p>286.3333</text:p>
          </table:table-cell>
          <table:table-cell office:value-type="float" office:value="14.0">
            <text:p>14.0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16-10-20T19:00:00">
            <text:p>Thu Oct 20 19:00:00 2016</text:p>
          </table:table-cell>
          <table:table-cell office:value-type="float" office:value="225.1667">
            <text:p>225.1667</text:p>
          </table:table-cell>
          <table:table-cell office:value-type="float" office:value="16.8333">
            <text:p>16.833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16-10-20T20:00:00">
            <text:p>Thu Oct 20 20:00:00 2016</text:p>
          </table:table-cell>
          <table:table-cell office:value-type="float" office:value="350.5">
            <text:p>350.5</text:p>
          </table:table-cell>
          <table:table-cell office:value-type="float" office:value="47.5">
            <text:p>47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6-10-20T21:00:00">
            <text:p>Thu Oct 20 21:00:00 2016</text:p>
          </table:table-cell>
          <table:table-cell office:value-type="float" office:value="497.8333">
            <text:p>497.8333</text:p>
          </table:table-cell>
          <table:table-cell office:value-type="float" office:value="78.5">
            <text:p>78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6-10-20T22:00:00">
            <text:p>Thu Oct 20 22:00:00 2016</text:p>
          </table:table-cell>
          <table:table-cell office:value-type="float" office:value="308.3333">
            <text:p>308.3333</text:p>
          </table:table-cell>
          <table:table-cell office:value-type="float" office:value="42.5">
            <text:p>42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6-10-21T17:00:00">
            <text:p>Fri Oct 21 17:00:00 2016</text:p>
          </table:table-cell>
          <table:table-cell office:value-type="float" office:value="269.0">
            <text:p>269.0</text:p>
          </table:table-cell>
          <table:table-cell office:value-type="float" office:value="15.8333">
            <text:p>15.8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6-10-21T18:00:00">
            <text:p>Fri Oct 21 18:00:00 2016</text:p>
          </table:table-cell>
          <table:table-cell office:value-type="float" office:value="190.0">
            <text:p>190.0</text:p>
          </table:table-cell>
          <table:table-cell office:value-type="float" office:value="18.1667">
            <text:p>18.1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6-10-21T19:00:00">
            <text:p>Fri Oct 21 19:00:00 2016</text:p>
          </table:table-cell>
          <table:table-cell office:value-type="float" office:value="352.8333">
            <text:p>352.8333</text:p>
          </table:table-cell>
          <table:table-cell office:value-type="float" office:value="30.6667">
            <text:p>30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6-10-21T20:00:00">
            <text:p>Fri Oct 21 20:00:00 2016</text:p>
          </table:table-cell>
          <table:table-cell office:value-type="float" office:value="236.5">
            <text:p>236.5</text:p>
          </table:table-cell>
          <table:table-cell office:value-type="float" office:value="34.1667">
            <text:p>34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6-10-21T21:00:00">
            <text:p>Fri Oct 21 21:00:00 2016</text:p>
          </table:table-cell>
          <table:table-cell office:value-type="float" office:value="240.5">
            <text:p>240.5</text:p>
          </table:table-cell>
          <table:table-cell office:value-type="float" office:value="37.8333">
            <text:p>37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6-10-21T22:00:00">
            <text:p>Fri Oct 21 22:00:00 2016</text:p>
          </table:table-cell>
          <table:table-cell office:value-type="float" office:value="343.0">
            <text:p>343.0</text:p>
          </table:table-cell>
          <table:table-cell office:value-type="float" office:value="22.3333">
            <text:p>22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6-10-22T18:00:00">
            <text:p>Sat Oct 22 18:00:00 2016</text:p>
          </table:table-cell>
          <table:table-cell office:value-type="float" office:value="90.5">
            <text:p>90.5</text:p>
          </table:table-cell>
          <table:table-cell office:value-type="float" office:value="11.0">
            <text:p>11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6-10-22T20:00:00">
            <text:p>Sat Oct 22 20:00:00 2016</text:p>
          </table:table-cell>
          <table:table-cell office:value-type="float" office:value="314.5">
            <text:p>314.5</text:p>
          </table:table-cell>
          <table:table-cell office:value-type="float" office:value="20.0">
            <text:p>20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6-10-22T21:00:00">
            <text:p>Sat Oct 22 21:00:00 2016</text:p>
          </table:table-cell>
          <table:table-cell office:value-type="float" office:value="179.3333">
            <text:p>179.3333</text:p>
          </table:table-cell>
          <table:table-cell office:value-type="float" office:value="12.6667">
            <text:p>12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6-10-22T22:00:00">
            <text:p>Sat Oct 22 22:00:00 2016</text:p>
          </table:table-cell>
          <table:table-cell office:value-type="float" office:value="228.3333">
            <text:p>228.3333</text:p>
          </table:table-cell>
          <table:table-cell office:value-type="float" office:value="21.8333">
            <text:p>21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6-10-23T00:00:00">
            <text:p>Sun Oct 23 00:00:00 2016</text:p>
          </table:table-cell>
          <table:table-cell office:value-type="float" office:value="147.3333">
            <text:p>147.3333</text:p>
          </table:table-cell>
          <table:table-cell office:value-type="float" office:value="7.0">
            <text:p>7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6-10-23T01:00:00">
            <text:p>Sun Oct 23 01:00:00 2016</text:p>
          </table:table-cell>
          <table:table-cell office:value-type="float" office:value="170.0">
            <text:p>170.0</text:p>
          </table:table-cell>
          <table:table-cell office:value-type="float" office:value="7.0">
            <text:p>7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6-10-23T02:00:00">
            <text:p>Sun Oct 23 02:00:00 2016</text:p>
          </table:table-cell>
          <table:table-cell office:value-type="float" office:value="112.3333">
            <text:p>112.3333</text:p>
          </table:table-cell>
          <table:table-cell office:value-type="float" office:value="7.0">
            <text:p>7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6-10-23T03:00:00">
            <text:p>Sun Oct 23 03:00:00 2016</text:p>
          </table:table-cell>
          <table:table-cell office:value-type="float" office:value="126.8333">
            <text:p>126.8333</text:p>
          </table:table-cell>
          <table:table-cell office:value-type="float" office:value="6.8333">
            <text:p>6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6-10-23T04:00:00">
            <text:p>Sun Oct 23 04:00:00 2016</text:p>
          </table:table-cell>
          <table:table-cell office:value-type="float" office:value="122.8333">
            <text:p>122.8333</text:p>
          </table:table-cell>
          <table:table-cell office:value-type="float" office:value="5.8333">
            <text:p>5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6-10-23T05:00:00">
            <text:p>Sun Oct 23 05:00:00 2016</text:p>
          </table:table-cell>
          <table:table-cell office:value-type="float" office:value="189.6667">
            <text:p>189.6667</text:p>
          </table:table-cell>
          <table:table-cell office:value-type="float" office:value="5.8333">
            <text:p>5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6-10-23T06:00:00">
            <text:p>Sun Oct 23 06:00:00 2016</text:p>
          </table:table-cell>
          <table:table-cell office:value-type="float" office:value="257.3333">
            <text:p>257.3333</text:p>
          </table:table-cell>
          <table:table-cell office:value-type="float" office:value="5.5">
            <text:p>5.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6-10-23T07:00:00">
            <text:p>Sun Oct 23 07:00:00 2016</text:p>
          </table:table-cell>
          <table:table-cell office:value-type="float" office:value="132.5">
            <text:p>132.5</text:p>
          </table:table-cell>
          <table:table-cell office:value-type="float" office:value="5.3333">
            <text:p>5.3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6-10-23T08:00:00">
            <text:p>Sun Oct 23 08:00:00 2016</text:p>
          </table:table-cell>
          <table:table-cell office:value-type="float" office:value="192.5">
            <text:p>192.5</text:p>
          </table:table-cell>
          <table:table-cell office:value-type="float" office:value="6.5">
            <text:p>6.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6-10-23T09:00:00">
            <text:p>Sun Oct 23 09:00:00 2016</text:p>
          </table:table-cell>
          <table:table-cell office:value-type="float" office:value="129.1667">
            <text:p>129.1667</text:p>
          </table:table-cell>
          <table:table-cell office:value-type="float" office:value="7.5">
            <text:p>7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6-10-25T18:00:00">
            <text:p>Tue Oct 25 18:00:00 2016</text:p>
          </table:table-cell>
          <table:table-cell office:value-type="float" office:value="68.0">
            <text:p>68.0</text:p>
          </table:table-cell>
          <table:table-cell office:value-type="float" office:value="22.8333">
            <text:p>22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6-10-25T19:00:00">
            <text:p>Tue Oct 25 19:00:00 2016</text:p>
          </table:table-cell>
          <table:table-cell office:value-type="float" office:value="173.3333">
            <text:p>173.3333</text:p>
          </table:table-cell>
          <table:table-cell office:value-type="float" office:value="38.3333">
            <text:p>38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6-10-25T20:00:00">
            <text:p>Tue Oct 25 20:00:00 2016</text:p>
          </table:table-cell>
          <table:table-cell office:value-type="float" office:value="274.0">
            <text:p>274.0</text:p>
          </table:table-cell>
          <table:table-cell office:value-type="float" office:value="47.3333">
            <text:p>47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6-10-26T07:00:00">
            <text:p>Wed Oct 26 07:00:00 2016</text:p>
          </table:table-cell>
          <table:table-cell office:value-type="float" office:value="125.0">
            <text:p>125.0</text:p>
          </table:table-cell>
          <table:table-cell office:value-type="float" office:value="16.5">
            <text:p>16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6-10-26T08:00:00">
            <text:p>Wed Oct 26 08:00:00 2016</text:p>
          </table:table-cell>
          <table:table-cell office:value-type="float" office:value="224.6667">
            <text:p>224.6667</text:p>
          </table:table-cell>
          <table:table-cell office:value-type="float" office:value="28.8333">
            <text:p>28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6-10-26T14:00:00">
            <text:p>Wed Oct 26 14:00:00 2016</text:p>
          </table:table-cell>
          <table:table-cell office:value-type="float" office:value="63.8333">
            <text:p>63.8333</text:p>
          </table:table-cell>
          <table:table-cell office:value-type="float" office:value="16.5">
            <text:p>16.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6-10-26T15:00:00">
            <text:p>Wed Oct 26 15:00:00 2016</text:p>
          </table:table-cell>
          <table:table-cell office:value-type="float" office:value="151.3333">
            <text:p>151.3333</text:p>
          </table:table-cell>
          <table:table-cell office:value-type="float" office:value="19.6667">
            <text:p>19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6-10-26T16:00:00">
            <text:p>Wed Oct 26 16:00:00 2016</text:p>
          </table:table-cell>
          <table:table-cell office:value-type="float" office:value="82.8333">
            <text:p>82.8333</text:p>
          </table:table-cell>
          <table:table-cell office:value-type="float" office:value="18.6667">
            <text:p>18.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6-10-26T17:00:00">
            <text:p>Wed Oct 26 17:00:00 2016</text:p>
          </table:table-cell>
          <table:table-cell office:value-type="float" office:value="118.5">
            <text:p>118.5</text:p>
          </table:table-cell>
          <table:table-cell office:value-type="float" office:value="17.0">
            <text:p>17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6-10-26T18:00:00">
            <text:p>Wed Oct 26 18:00:00 2016</text:p>
          </table:table-cell>
          <table:table-cell office:value-type="float" office:value="138.3333">
            <text:p>138.3333</text:p>
          </table:table-cell>
          <table:table-cell office:value-type="float" office:value="22.3333">
            <text:p>22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6-10-26T19:00:00">
            <text:p>Wed Oct 26 19:00:00 2016</text:p>
          </table:table-cell>
          <table:table-cell office:value-type="float" office:value="269.5">
            <text:p>269.5</text:p>
          </table:table-cell>
          <table:table-cell office:value-type="float" office:value="44.8333">
            <text:p>44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6-10-27T07:00:00">
            <text:p>Thu Oct 27 07:00:00 2016</text:p>
          </table:table-cell>
          <table:table-cell office:value-type="float" office:value="108.8333">
            <text:p>108.8333</text:p>
          </table:table-cell>
          <table:table-cell office:value-type="float" office:value="28.5">
            <text:p>28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6-10-28T11:00:00">
            <text:p>Fri Oct 28 11:00:00 2016</text:p>
          </table:table-cell>
          <table:table-cell office:value-type="float" office:value="193.1667">
            <text:p>193.1667</text:p>
          </table:table-cell>
          <table:table-cell office:value-type="float" office:value="15.0">
            <text:p>15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6-10-28T12:00:00">
            <text:p>Fri Oct 28 12:00:00 2016</text:p>
          </table:table-cell>
          <table:table-cell office:value-type="float" office:value="173.3333">
            <text:p>173.3333</text:p>
          </table:table-cell>
          <table:table-cell office:value-type="float" office:value="11.1667">
            <text:p>11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6-10-28T13:00:00">
            <text:p>Fri Oct 28 13:00:00 2016</text:p>
          </table:table-cell>
          <table:table-cell office:value-type="float" office:value="209.5">
            <text:p>209.5</text:p>
          </table:table-cell>
          <table:table-cell office:value-type="float" office:value="11.1667">
            <text:p>11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6-10-28T14:00:00">
            <text:p>Fri Oct 28 14:00:00 2016</text:p>
          </table:table-cell>
          <table:table-cell office:value-type="float" office:value="408.3333">
            <text:p>408.3333</text:p>
          </table:table-cell>
          <table:table-cell office:value-type="float" office:value="12.5">
            <text:p>12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6-10-28T15:00:00">
            <text:p>Fri Oct 28 15:00:00 2016</text:p>
          </table:table-cell>
          <table:table-cell office:value-type="float" office:value="289.6667">
            <text:p>289.6667</text:p>
          </table:table-cell>
          <table:table-cell office:value-type="float" office:value="12.5">
            <text:p>12.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6-10-28T16:00:00">
            <text:p>Fri Oct 28 16:00:00 2016</text:p>
          </table:table-cell>
          <table:table-cell office:value-type="float" office:value="211.6667">
            <text:p>211.6667</text:p>
          </table:table-cell>
          <table:table-cell office:value-type="float" office:value="11.6667">
            <text:p>11.6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6-10-28T17:00:00">
            <text:p>Fri Oct 28 17:00:00 2016</text:p>
          </table:table-cell>
          <table:table-cell office:value-type="float" office:value="182.6667">
            <text:p>182.6667</text:p>
          </table:table-cell>
          <table:table-cell office:value-type="float" office:value="10.5">
            <text:p>10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16-10-28T18:00:00">
            <text:p>Fri Oct 28 18:00:00 2016</text:p>
          </table:table-cell>
          <table:table-cell office:value-type="float" office:value="319.0">
            <text:p>319.0</text:p>
          </table:table-cell>
          <table:table-cell office:value-type="float" office:value="12.5">
            <text:p>12.5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6-10-28T19:00:00">
            <text:p>Fri Oct 28 19:00:00 2016</text:p>
          </table:table-cell>
          <table:table-cell office:value-type="float" office:value="308.3333">
            <text:p>308.3333</text:p>
          </table:table-cell>
          <table:table-cell office:value-type="float" office:value="36.1667">
            <text:p>36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6-10-28T20:00:00">
            <text:p>Fri Oct 28 20:00:00 2016</text:p>
          </table:table-cell>
          <table:table-cell office:value-type="float" office:value="348.6667">
            <text:p>348.6667</text:p>
          </table:table-cell>
          <table:table-cell office:value-type="float" office:value="72.5">
            <text:p>72.5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6-10-28T21:00:00">
            <text:p>Fri Oct 28 21:00:00 2016</text:p>
          </table:table-cell>
          <table:table-cell office:value-type="float" office:value="235.6667">
            <text:p>235.6667</text:p>
          </table:table-cell>
          <table:table-cell office:value-type="float" office:value="49.6667">
            <text:p>49.6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6-10-31T15:00:00">
            <text:p>Mon Oct 31 15:00:00 2016</text:p>
          </table:table-cell>
          <table:table-cell office:value-type="float" office:value="102.1667">
            <text:p>102.1667</text:p>
          </table:table-cell>
          <table:table-cell office:value-type="float" office:value="18.0">
            <text:p>18.0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16-10-31T16:00:00">
            <text:p>Mon Oct 31 16:00:00 2016</text:p>
          </table:table-cell>
          <table:table-cell office:value-type="float" office:value="131.0">
            <text:p>131.0</text:p>
          </table:table-cell>
          <table:table-cell office:value-type="float" office:value="16.1667">
            <text:p>16.1667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16-10-31T17:00:00">
            <text:p>Mon Oct 31 17:00:00 2016</text:p>
          </table:table-cell>
          <table:table-cell office:value-type="float" office:value="89.6667">
            <text:p>89.6667</text:p>
          </table:table-cell>
          <table:table-cell office:value-type="float" office:value="17.6667">
            <text:p>17.6667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16-10-31T18:00:00">
            <text:p>Mon Oct 31 18:00:00 2016</text:p>
          </table:table-cell>
          <table:table-cell office:value-type="float" office:value="231.0">
            <text:p>231.0</text:p>
          </table:table-cell>
          <table:table-cell office:value-type="float" office:value="52.5">
            <text:p>52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6-10-31T19:00:00">
            <text:p>Mon Oct 31 19:00:00 2016</text:p>
          </table:table-cell>
          <table:table-cell office:value-type="float" office:value="376.0">
            <text:p>376.0</text:p>
          </table:table-cell>
          <table:table-cell office:value-type="float" office:value="108.5">
            <text:p>108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0-31T20:00:00">
            <text:p>Mon Oct 31 20:00:00 2016</text:p>
          </table:table-cell>
          <table:table-cell office:value-type="float" office:value="282.0">
            <text:p>282.0</text:p>
          </table:table-cell>
          <table:table-cell office:value-type="float" office:value="99.8333">
            <text:p>99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6-11-02T18:00:00">
            <text:p>Wed Nov  2 18:00:00 2016</text:p>
          </table:table-cell>
          <table:table-cell office:value-type="float" office:value="347.5">
            <text:p>347.5</text:p>
          </table:table-cell>
          <table:table-cell office:value-type="float" office:value="47.1667">
            <text:p>47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6-11-03T04:00:00">
            <text:p>Thu Nov  3 04:00:00 2016</text:p>
          </table:table-cell>
          <table:table-cell office:value-type="float" office:value="78.0">
            <text:p>78.0</text:p>
          </table:table-cell>
          <table:table-cell office:value-type="float" office:value="11.5">
            <text:p>11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6-11-03T07:00:00">
            <text:p>Thu Nov  3 07:00:00 2016</text:p>
          </table:table-cell>
          <table:table-cell office:value-type="float" office:value="152.6667">
            <text:p>152.6667</text:p>
          </table:table-cell>
          <table:table-cell office:value-type="float" office:value="30.3333">
            <text:p>30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6-11-03T08:00:00">
            <text:p>Thu Nov  3 08:00:00 2016</text:p>
          </table:table-cell>
          <table:table-cell office:value-type="float" office:value="301.3333">
            <text:p>301.3333</text:p>
          </table:table-cell>
          <table:table-cell office:value-type="float" office:value="51.1667">
            <text:p>51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6-11-03T15:00:00">
            <text:p>Thu Nov  3 15:00:00 2016</text:p>
          </table:table-cell>
          <table:table-cell office:value-type="float" office:value="150.5">
            <text:p>150.5</text:p>
          </table:table-cell>
          <table:table-cell office:value-type="float" office:value="27.6667">
            <text:p>27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6-11-03T16:00:00">
            <text:p>Thu Nov  3 16:00:00 2016</text:p>
          </table:table-cell>
          <table:table-cell office:value-type="float" office:value="209.3333">
            <text:p>209.3333</text:p>
          </table:table-cell>
          <table:table-cell office:value-type="float" office:value="24.1667">
            <text:p>24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6-11-03T17:00:00">
            <text:p>Thu Nov  3 17:00:00 2016</text:p>
          </table:table-cell>
          <table:table-cell office:value-type="float" office:value="166.0">
            <text:p>166.0</text:p>
          </table:table-cell>
          <table:table-cell office:value-type="float" office:value="32.5">
            <text:p>32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6-11-03T18:00:00">
            <text:p>Thu Nov  3 18:00:00 2016</text:p>
          </table:table-cell>
          <table:table-cell office:value-type="float" office:value="322.1667">
            <text:p>322.1667</text:p>
          </table:table-cell>
          <table:table-cell office:value-type="float" office:value="73.6667">
            <text:p>73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6-11-03T21:00:00">
            <text:p>Thu Nov  3 21:00:00 2016</text:p>
          </table:table-cell>
          <table:table-cell office:value-type="float" office:value="173.1667">
            <text:p>173.1667</text:p>
          </table:table-cell>
          <table:table-cell office:value-type="float" office:value="23.3333">
            <text:p>23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6-11-03T22:00:00">
            <text:p>Thu Nov  3 22:00:00 2016</text:p>
          </table:table-cell>
          <table:table-cell office:value-type="float" office:value="151.5">
            <text:p>151.5</text:p>
          </table:table-cell>
          <table:table-cell office:value-type="float" office:value="18.6667">
            <text:p>18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6-11-03T23:00:00">
            <text:p>Thu Nov  3 23:00:00 2016</text:p>
          </table:table-cell>
          <table:table-cell office:value-type="float" office:value="193.5">
            <text:p>193.5</text:p>
          </table:table-cell>
          <table:table-cell office:value-type="float" office:value="22.1667">
            <text:p>22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6-11-04T01:00:00">
            <text:p>Fri Nov  4 01:00:00 2016</text:p>
          </table:table-cell>
          <table:table-cell office:value-type="float" office:value="173.6667">
            <text:p>173.6667</text:p>
          </table:table-cell>
          <table:table-cell office:value-type="float" office:value="24.5">
            <text:p>24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6-11-04T02:00:00">
            <text:p>Fri Nov  4 02:00:00 2016</text:p>
          </table:table-cell>
          <table:table-cell office:value-type="float" office:value="223.5">
            <text:p>223.5</text:p>
          </table:table-cell>
          <table:table-cell office:value-type="float" office:value="12.6667">
            <text:p>12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6-11-04T03:00:00">
            <text:p>Fri Nov  4 03:00:00 2016</text:p>
          </table:table-cell>
          <table:table-cell office:value-type="float" office:value="197.3333">
            <text:p>197.3333</text:p>
          </table:table-cell>
          <table:table-cell office:value-type="float" office:value="7.6667">
            <text:p>7.6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6-11-04T04:00:00">
            <text:p>Fri Nov  4 04:00:00 2016</text:p>
          </table:table-cell>
          <table:table-cell office:value-type="float" office:value="137.1667">
            <text:p>137.1667</text:p>
          </table:table-cell>
          <table:table-cell office:value-type="float" office:value="7.1667">
            <text:p>7.1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6-11-04T08:00:00">
            <text:p>Fri Nov  4 08:00:00 2016</text:p>
          </table:table-cell>
          <table:table-cell office:value-type="float" office:value="221.6667">
            <text:p>221.6667</text:p>
          </table:table-cell>
          <table:table-cell office:value-type="float" office:value="21.0">
            <text:p>21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6-11-04T09:00:00">
            <text:p>Fri Nov  4 09:00:00 2016</text:p>
          </table:table-cell>
          <table:table-cell office:value-type="float" office:value="273.6667">
            <text:p>273.6667</text:p>
          </table:table-cell>
          <table:table-cell office:value-type="float" office:value="34.1667">
            <text:p>34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6-11-05T03:00:00">
            <text:p>Sat Nov  5 03:00:00 2016</text:p>
          </table:table-cell>
          <table:table-cell office:value-type="float" office:value="211.6667">
            <text:p>211.6667</text:p>
          </table:table-cell>
          <table:table-cell office:value-type="float" office:value="10.6667">
            <text:p>10.6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6-11-05T04:00:00">
            <text:p>Sat Nov  5 04:00:00 2016</text:p>
          </table:table-cell>
          <table:table-cell office:value-type="float" office:value="159.8333">
            <text:p>159.8333</text:p>
          </table:table-cell>
          <table:table-cell office:value-type="float" office:value="5.1667">
            <text:p>5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6-11-05T05:00:00">
            <text:p>Sat Nov  5 05:00:00 2016</text:p>
          </table:table-cell>
          <table:table-cell office:value-type="float" office:value="487.6667">
            <text:p>487.6667</text:p>
          </table:table-cell>
          <table:table-cell office:value-type="float" office:value="4.6667">
            <text:p>4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6-11-05T06:00:00">
            <text:p>Sat Nov  5 06:00:00 2016</text:p>
          </table:table-cell>
          <table:table-cell office:value-type="float" office:value="225.1667">
            <text:p>225.1667</text:p>
          </table:table-cell>
          <table:table-cell office:value-type="float" office:value="4.6667">
            <text:p>4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6-11-05T07:00:00">
            <text:p>Sat Nov  5 07:00:00 2016</text:p>
          </table:table-cell>
          <table:table-cell office:value-type="float" office:value="90.3333">
            <text:p>90.3333</text:p>
          </table:table-cell>
          <table:table-cell office:value-type="float" office:value="5.1667">
            <text:p>5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6-11-05T08:00:00">
            <text:p>Sat Nov  5 08:00:00 2016</text:p>
          </table:table-cell>
          <table:table-cell office:value-type="float" office:value="50.1667">
            <text:p>50.1667</text:p>
          </table:table-cell>
          <table:table-cell office:value-type="float" office:value="7.8333">
            <text:p>7.8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6-11-05T09:00:00">
            <text:p>Sat Nov  5 09:00:00 2016</text:p>
          </table:table-cell>
          <table:table-cell office:value-type="float" office:value="50.1667">
            <text:p>50.1667</text:p>
          </table:table-cell>
          <table:table-cell office:value-type="float" office:value="9.5">
            <text:p>9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6-11-05T10:00:00">
            <text:p>Sat Nov  5 10:00:00 2016</text:p>
          </table:table-cell>
          <table:table-cell office:value-type="float" office:value="71.1667">
            <text:p>71.1667</text:p>
          </table:table-cell>
          <table:table-cell office:value-type="float" office:value="15.0">
            <text:p>15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6-11-05T11:00:00">
            <text:p>Sat Nov  5 11:00:00 2016</text:p>
          </table:table-cell>
          <table:table-cell office:value-type="float" office:value="51.5">
            <text:p>51.5</text:p>
          </table:table-cell>
          <table:table-cell office:value-type="float" office:value="9.3333">
            <text:p>9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6-11-05T12:00:00">
            <text:p>Sat Nov  5 12:00:00 2016</text:p>
          </table:table-cell>
          <table:table-cell office:value-type="float" office:value="56.1667">
            <text:p>56.1667</text:p>
          </table:table-cell>
          <table:table-cell office:value-type="float" office:value="11.5">
            <text:p>11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6-11-05T13:00:00">
            <text:p>Sat Nov  5 13:00:00 2016</text:p>
          </table:table-cell>
          <table:table-cell office:value-type="float" office:value="171.6667">
            <text:p>171.6667</text:p>
          </table:table-cell>
          <table:table-cell office:value-type="float" office:value="12.1667">
            <text:p>12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6-11-05T14:00:00">
            <text:p>Sat Nov  5 14:00:00 2016</text:p>
          </table:table-cell>
          <table:table-cell office:value-type="float" office:value="177.1667">
            <text:p>177.1667</text:p>
          </table:table-cell>
          <table:table-cell office:value-type="float" office:value="11.1667">
            <text:p>11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6-11-05T15:00:00">
            <text:p>Sat Nov  5 15:00:00 2016</text:p>
          </table:table-cell>
          <table:table-cell office:value-type="float" office:value="173.3333">
            <text:p>173.3333</text:p>
          </table:table-cell>
          <table:table-cell office:value-type="float" office:value="8.8333">
            <text:p>8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6-11-07T17:00:00">
            <text:p>Mon Nov  7 17:00:00 2016</text:p>
          </table:table-cell>
          <table:table-cell office:value-type="float" office:value="248.5">
            <text:p>248.5</text:p>
          </table:table-cell>
          <table:table-cell office:value-type="float" office:value="11.1667">
            <text:p>11.1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6-11-07T18:00:00">
            <text:p>Mon Nov  7 18:00:00 2016</text:p>
          </table:table-cell>
          <table:table-cell office:value-type="float" office:value="288.1667">
            <text:p>288.1667</text:p>
          </table:table-cell>
          <table:table-cell office:value-type="float" office:value="16.0">
            <text:p>16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6-11-07T22:00:00">
            <text:p>Mon Nov  7 22:00:00 2016</text:p>
          </table:table-cell>
          <table:table-cell office:value-type="float" office:value="148.5">
            <text:p>148.5</text:p>
          </table:table-cell>
          <table:table-cell office:value-type="float" office:value="16.6667">
            <text:p>16.6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6-11-08T17:00:00">
            <text:p>Tue Nov  8 17:00:00 2016</text:p>
          </table:table-cell>
          <table:table-cell office:value-type="float" office:value="193.1667">
            <text:p>193.1667</text:p>
          </table:table-cell>
          <table:table-cell office:value-type="float" office:value="13.3333">
            <text:p>13.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6-11-08T18:00:00">
            <text:p>Tue Nov  8 18:00:00 2016</text:p>
          </table:table-cell>
          <table:table-cell office:value-type="float" office:value="246.5">
            <text:p>246.5</text:p>
          </table:table-cell>
          <table:table-cell office:value-type="float" office:value="35.1667">
            <text:p>35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6-11-08T19:00:00">
            <text:p>Tue Nov  8 19:00:00 2016</text:p>
          </table:table-cell>
          <table:table-cell office:value-type="float" office:value="376.0">
            <text:p>376.0</text:p>
          </table:table-cell>
          <table:table-cell office:value-type="float" office:value="65.5">
            <text:p>65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6-11-11T07:00:00">
            <text:p>Fri Nov 11 07:00:00 2016</text:p>
          </table:table-cell>
          <table:table-cell office:value-type="float" office:value="244.1667">
            <text:p>244.1667</text:p>
          </table:table-cell>
          <table:table-cell office:value-type="float" office:value="25.1667">
            <text:p>25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6-11-11T16:00:00">
            <text:p>Fri Nov 11 16:00:00 2016</text:p>
          </table:table-cell>
          <table:table-cell office:value-type="float" office:value="168.6667">
            <text:p>168.6667</text:p>
          </table:table-cell>
          <table:table-cell office:value-type="float" office:value="14.8333">
            <text:p>14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6-11-11T17:00:00">
            <text:p>Fri Nov 11 17:00:00 2016</text:p>
          </table:table-cell>
          <table:table-cell office:value-type="float" office:value="213.5">
            <text:p>213.5</text:p>
          </table:table-cell>
          <table:table-cell office:value-type="float" office:value="20.6667">
            <text:p>20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6-11-11T18:00:00">
            <text:p>Fri Nov 11 18:00:00 2016</text:p>
          </table:table-cell>
          <table:table-cell office:value-type="float" office:value="331.8333">
            <text:p>331.8333</text:p>
          </table:table-cell>
          <table:table-cell office:value-type="float" office:value="52.0">
            <text:p>52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6-11-11T19:00:00">
            <text:p>Fri Nov 11 19:00:00 2016</text:p>
          </table:table-cell>
          <table:table-cell office:value-type="float" office:value="301.0">
            <text:p>301.0</text:p>
          </table:table-cell>
          <table:table-cell office:value-type="float" office:value="70.0">
            <text:p>70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6-11-11T20:00:00">
            <text:p>Fri Nov 11 20:00:00 2016</text:p>
          </table:table-cell>
          <table:table-cell office:value-type="float" office:value="115.0">
            <text:p>115.0</text:p>
          </table:table-cell>
          <table:table-cell office:value-type="float" office:value="40.3333">
            <text:p>40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6-11-11T21:00:00">
            <text:p>Fri Nov 11 21:00:00 2016</text:p>
          </table:table-cell>
          <table:table-cell office:value-type="float" office:value="390.3333">
            <text:p>390.3333</text:p>
          </table:table-cell>
          <table:table-cell office:value-type="float" office:value="84.6667">
            <text:p>84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11-12T14:00:00">
            <text:p>Sat Nov 12 14:00:00 2016</text:p>
          </table:table-cell>
          <table:table-cell office:value-type="float" office:value="170.0">
            <text:p>170.0</text:p>
          </table:table-cell>
          <table:table-cell office:value-type="float" office:value="18.0">
            <text:p>18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6-11-12T15:00:00">
            <text:p>Sat Nov 12 15:00:00 2016</text:p>
          </table:table-cell>
          <table:table-cell office:value-type="float" office:value="154.8333">
            <text:p>154.8333</text:p>
          </table:table-cell>
          <table:table-cell office:value-type="float" office:value="11.8333">
            <text:p>11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6-11-12T16:00:00">
            <text:p>Sat Nov 12 16:00:00 2016</text:p>
          </table:table-cell>
          <table:table-cell office:value-type="float" office:value="119.8333">
            <text:p>119.8333</text:p>
          </table:table-cell>
          <table:table-cell office:value-type="float" office:value="11.8333">
            <text:p>11.8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16-11-12T17:00:00">
            <text:p>Sat Nov 12 17:00:00 2016</text:p>
          </table:table-cell>
          <table:table-cell office:value-type="float" office:value="102.0">
            <text:p>102.0</text:p>
          </table:table-cell>
          <table:table-cell office:value-type="float" office:value="14.3333">
            <text:p>14.3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6-11-12T18:00:00">
            <text:p>Sat Nov 12 18:00:00 2016</text:p>
          </table:table-cell>
          <table:table-cell office:value-type="float" office:value="217.8333">
            <text:p>217.8333</text:p>
          </table:table-cell>
          <table:table-cell office:value-type="float" office:value="33.8333">
            <text:p>33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6-11-13T15:00:00">
            <text:p>Sun Nov 13 15:00:00 2016</text:p>
          </table:table-cell>
          <table:table-cell office:value-type="float" office:value="188.0">
            <text:p>188.0</text:p>
          </table:table-cell>
          <table:table-cell office:value-type="float" office:value="9.8333">
            <text:p>9.8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6-11-13T16:00:00">
            <text:p>Sun Nov 13 16:00:00 2016</text:p>
          </table:table-cell>
          <table:table-cell office:value-type="float" office:value="256.8333">
            <text:p>256.8333</text:p>
          </table:table-cell>
          <table:table-cell office:value-type="float" office:value="9.1667">
            <text:p>9.1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6-11-13T17:00:00">
            <text:p>Sun Nov 13 17:00:00 2016</text:p>
          </table:table-cell>
          <table:table-cell office:value-type="float" office:value="233.3333">
            <text:p>233.3333</text:p>
          </table:table-cell>
          <table:table-cell office:value-type="float" office:value="13.5">
            <text:p>13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6-11-13T18:00:00">
            <text:p>Sun Nov 13 18:00:00 2016</text:p>
          </table:table-cell>
          <table:table-cell office:value-type="float" office:value="466.6667">
            <text:p>466.6667</text:p>
          </table:table-cell>
          <table:table-cell office:value-type="float" office:value="38.3333">
            <text:p>38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6-11-14T17:00:00">
            <text:p>Mon Nov 14 17:00:00 2016</text:p>
          </table:table-cell>
          <table:table-cell office:value-type="float" office:value="143.8333">
            <text:p>143.8333</text:p>
          </table:table-cell>
          <table:table-cell office:value-type="float" office:value="11.5">
            <text:p>11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6-11-14T18:00:00">
            <text:p>Mon Nov 14 18:00:00 2016</text:p>
          </table:table-cell>
          <table:table-cell office:value-type="float" office:value="158.1667">
            <text:p>158.1667</text:p>
          </table:table-cell>
          <table:table-cell office:value-type="float" office:value="18.8333">
            <text:p>18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6-11-14T19:00:00">
            <text:p>Mon Nov 14 19:00:00 2016</text:p>
          </table:table-cell>
          <table:table-cell office:value-type="float" office:value="415.0">
            <text:p>415.0</text:p>
          </table:table-cell>
          <table:table-cell office:value-type="float" office:value="44.5">
            <text:p>44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6-11-14T20:00:00">
            <text:p>Mon Nov 14 20:00:00 2016</text:p>
          </table:table-cell>
          <table:table-cell office:value-type="float" office:value="554.6667">
            <text:p>554.6667</text:p>
          </table:table-cell>
          <table:table-cell office:value-type="float" office:value="65.8333">
            <text:p>65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11-15T05:00:00">
            <text:p>Tue Nov 15 05:00:00 2016</text:p>
          </table:table-cell>
          <table:table-cell office:value-type="float" office:value="146.5">
            <text:p>146.5</text:p>
          </table:table-cell>
          <table:table-cell office:value-type="float" office:value="12.6667">
            <text:p>12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6-11-15T06:00:00">
            <text:p>Tue Nov 15 06:00:00 2016</text:p>
          </table:table-cell>
          <table:table-cell office:value-type="float" office:value="138.6667">
            <text:p>138.6667</text:p>
          </table:table-cell>
          <table:table-cell office:value-type="float" office:value="13.0">
            <text:p>13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6-11-15T19:00:00">
            <text:p>Tue Nov 15 19:00:00 2016</text:p>
          </table:table-cell>
          <table:table-cell office:value-type="float" office:value="455.1667">
            <text:p>455.1667</text:p>
          </table:table-cell>
          <table:table-cell office:value-type="float" office:value="65.5">
            <text:p>65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6-11-16T15:00:00">
            <text:p>Wed Nov 16 15:00:00 2016</text:p>
          </table:table-cell>
          <table:table-cell office:value-type="float" office:value="221.6667">
            <text:p>221.6667</text:p>
          </table:table-cell>
          <table:table-cell office:value-type="float" office:value="15.0">
            <text:p>15.0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6-11-16T16:00:00">
            <text:p>Wed Nov 16 16:00:00 2016</text:p>
          </table:table-cell>
          <table:table-cell office:value-type="float" office:value="184.5">
            <text:p>184.5</text:p>
          </table:table-cell>
          <table:table-cell office:value-type="float" office:value="11.8333">
            <text:p>11.8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6-11-16T17:00:00">
            <text:p>Wed Nov 16 17:00:00 2016</text:p>
          </table:table-cell>
          <table:table-cell office:value-type="float" office:value="181.8333">
            <text:p>181.8333</text:p>
          </table:table-cell>
          <table:table-cell office:value-type="float" office:value="16.0">
            <text:p>16.0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6-11-16T18:00:00">
            <text:p>Wed Nov 16 18:00:00 2016</text:p>
          </table:table-cell>
          <table:table-cell office:value-type="float" office:value="335.0">
            <text:p>335.0</text:p>
          </table:table-cell>
          <table:table-cell office:value-type="float" office:value="50.1667">
            <text:p>50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6-11-17T14:00:00">
            <text:p>Thu Nov 17 14:00:00 2016</text:p>
          </table:table-cell>
          <table:table-cell office:value-type="float" office:value="85.1667">
            <text:p>85.1667</text:p>
          </table:table-cell>
          <table:table-cell office:value-type="float" office:value="19.8333">
            <text:p>19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11-17T15:00:00">
            <text:p>Thu Nov 17 15:00:00 2016</text:p>
          </table:table-cell>
          <table:table-cell office:value-type="float" office:value="50.8333">
            <text:p>50.8333</text:p>
          </table:table-cell>
          <table:table-cell office:value-type="float" office:value="20.8333">
            <text:p>20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6-11-17T16:00:00">
            <text:p>Thu Nov 17 16:00:00 2016</text:p>
          </table:table-cell>
          <table:table-cell office:value-type="float" office:value="186.1667">
            <text:p>186.1667</text:p>
          </table:table-cell>
          <table:table-cell office:value-type="float" office:value="17.0">
            <text:p>17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6-11-17T17:00:00">
            <text:p>Thu Nov 17 17:00:00 2016</text:p>
          </table:table-cell>
          <table:table-cell office:value-type="float" office:value="176.6667">
            <text:p>176.6667</text:p>
          </table:table-cell>
          <table:table-cell office:value-type="float" office:value="26.5">
            <text:p>26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6-11-17T18:00:00">
            <text:p>Thu Nov 17 18:00:00 2016</text:p>
          </table:table-cell>
          <table:table-cell office:value-type="float" office:value="326.0">
            <text:p>326.0</text:p>
          </table:table-cell>
          <table:table-cell office:value-type="float" office:value="81.6667">
            <text:p>81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6-11-18T15:00:00">
            <text:p>Fri Nov 18 15:00:00 2016</text:p>
          </table:table-cell>
          <table:table-cell office:value-type="float" office:value="292.8333">
            <text:p>292.8333</text:p>
          </table:table-cell>
          <table:table-cell office:value-type="float" office:value="20.0">
            <text:p>20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6-11-18T16:00:00">
            <text:p>Fri Nov 18 16:00:00 2016</text:p>
          </table:table-cell>
          <table:table-cell office:value-type="float" office:value="222.3333">
            <text:p>222.3333</text:p>
          </table:table-cell>
          <table:table-cell office:value-type="float" office:value="16.6667">
            <text:p>16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6-11-18T17:00:00">
            <text:p>Fri Nov 18 17:00:00 2016</text:p>
          </table:table-cell>
          <table:table-cell office:value-type="float" office:value="313.6667">
            <text:p>313.6667</text:p>
          </table:table-cell>
          <table:table-cell office:value-type="float" office:value="20.1667">
            <text:p>20.1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6-11-18T18:00:00">
            <text:p>Fri Nov 18 18:00:00 2016</text:p>
          </table:table-cell>
          <table:table-cell office:value-type="float" office:value="520.0">
            <text:p>520.0</text:p>
          </table:table-cell>
          <table:table-cell office:value-type="float" office:value="49.8333">
            <text:p>49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6-11-19T15:00:00">
            <text:p>Sat Nov 19 15:00:00 2016</text:p>
          </table:table-cell>
          <table:table-cell office:value-type="float" office:value="353.5">
            <text:p>353.5</text:p>
          </table:table-cell>
          <table:table-cell office:value-type="float" office:value="11.6667">
            <text:p>11.6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6-11-19T16:00:00">
            <text:p>Sat Nov 19 16:00:00 2016</text:p>
          </table:table-cell>
          <table:table-cell office:value-type="float" office:value="246.8333">
            <text:p>246.8333</text:p>
          </table:table-cell>
          <table:table-cell office:value-type="float" office:value="10.3333">
            <text:p>10.3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6-11-19T17:00:00">
            <text:p>Sat Nov 19 17:00:00 2016</text:p>
          </table:table-cell>
          <table:table-cell office:value-type="float" office:value="229.8333">
            <text:p>229.8333</text:p>
          </table:table-cell>
          <table:table-cell office:value-type="float" office:value="11.1667">
            <text:p>11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6-11-19T18:00:00">
            <text:p>Sat Nov 19 18:00:00 2016</text:p>
          </table:table-cell>
          <table:table-cell office:value-type="float" office:value="242.3333">
            <text:p>242.3333</text:p>
          </table:table-cell>
          <table:table-cell office:value-type="float" office:value="15.3333">
            <text:p>15.3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6-11-19T19:00:00">
            <text:p>Sat Nov 19 19:00:00 2016</text:p>
          </table:table-cell>
          <table:table-cell office:value-type="float" office:value="222.5">
            <text:p>222.5</text:p>
          </table:table-cell>
          <table:table-cell office:value-type="float" office:value="27.5">
            <text:p>27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6-11-19T20:00:00">
            <text:p>Sat Nov 19 20:00:00 2016</text:p>
          </table:table-cell>
          <table:table-cell office:value-type="float" office:value="434.5">
            <text:p>434.5</text:p>
          </table:table-cell>
          <table:table-cell office:value-type="float" office:value="43.8333">
            <text:p>43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6-11-20T17:00:00">
            <text:p>Sun Nov 20 17:00:00 2016</text:p>
          </table:table-cell>
          <table:table-cell office:value-type="float" office:value="223.3333">
            <text:p>223.3333</text:p>
          </table:table-cell>
          <table:table-cell office:value-type="float" office:value="14.6667">
            <text:p>14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6-11-20T18:00:00">
            <text:p>Sun Nov 20 18:00:00 2016</text:p>
          </table:table-cell>
          <table:table-cell office:value-type="float" office:value="170.6667">
            <text:p>170.6667</text:p>
          </table:table-cell>
          <table:table-cell office:value-type="float" office:value="14.6667">
            <text:p>14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6-11-20T19:00:00">
            <text:p>Sun Nov 20 19:00:00 2016</text:p>
          </table:table-cell>
          <table:table-cell office:value-type="float" office:value="301.5">
            <text:p>301.5</text:p>
          </table:table-cell>
          <table:table-cell office:value-type="float" office:value="11.8333">
            <text:p>11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6-11-20T20:00:00">
            <text:p>Sun Nov 20 20:00:00 2016</text:p>
          </table:table-cell>
          <table:table-cell office:value-type="float" office:value="368.1667">
            <text:p>368.1667</text:p>
          </table:table-cell>
          <table:table-cell office:value-type="float" office:value="16.0">
            <text:p>16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6-11-20T22:00:00">
            <text:p>Sun Nov 20 22:00:00 2016</text:p>
          </table:table-cell>
          <table:table-cell office:value-type="float" office:value="333.5">
            <text:p>333.5</text:p>
          </table:table-cell>
          <table:table-cell office:value-type="float" office:value="9.6667">
            <text:p>9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6-11-20T23:00:00">
            <text:p>Sun Nov 20 23:00:00 2016</text:p>
          </table:table-cell>
          <table:table-cell office:value-type="float" office:value="331.6667">
            <text:p>331.6667</text:p>
          </table:table-cell>
          <table:table-cell office:value-type="float" office:value="7.8333">
            <text:p>7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6-11-21T00:00:00">
            <text:p>Mon Nov 21 00:00:00 2016</text:p>
          </table:table-cell>
          <table:table-cell office:value-type="float" office:value="301.6667">
            <text:p>301.6667</text:p>
          </table:table-cell>
          <table:table-cell office:value-type="float" office:value="7.5">
            <text:p>7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6-11-21T01:00:00">
            <text:p>Mon Nov 21 01:00:00 2016</text:p>
          </table:table-cell>
          <table:table-cell office:value-type="float" office:value="214.5">
            <text:p>214.5</text:p>
          </table:table-cell>
          <table:table-cell office:value-type="float" office:value="6.8333">
            <text:p>6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6-11-21T02:00:00">
            <text:p>Mon Nov 21 02:00:00 2016</text:p>
          </table:table-cell>
          <table:table-cell office:value-type="float" office:value="221.8333">
            <text:p>221.8333</text:p>
          </table:table-cell>
          <table:table-cell office:value-type="float" office:value="5.3333">
            <text:p>5.3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6-11-21T03:00:00">
            <text:p>Mon Nov 21 03:00:00 2016</text:p>
          </table:table-cell>
          <table:table-cell office:value-type="float" office:value="286.3333">
            <text:p>286.3333</text:p>
          </table:table-cell>
          <table:table-cell office:value-type="float" office:value="5.3333">
            <text:p>5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6-11-21T04:00:00">
            <text:p>Mon Nov 21 04:00:00 2016</text:p>
          </table:table-cell>
          <table:table-cell office:value-type="float" office:value="281.1667">
            <text:p>281.1667</text:p>
          </table:table-cell>
          <table:table-cell office:value-type="float" office:value="5.0">
            <text:p>5.0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6-11-22T16:00:00">
            <text:p>Tue Nov 22 16:00:00 2016</text:p>
          </table:table-cell>
          <table:table-cell office:value-type="float" office:value="477.5">
            <text:p>477.5</text:p>
          </table:table-cell>
          <table:table-cell office:value-type="float" office:value="21.0">
            <text:p>21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6-11-22T17:00:00">
            <text:p>Tue Nov 22 17:00:00 2016</text:p>
          </table:table-cell>
          <table:table-cell office:value-type="float" office:value="234.0">
            <text:p>234.0</text:p>
          </table:table-cell>
          <table:table-cell office:value-type="float" office:value="26.3333">
            <text:p>26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6-11-22T18:00:00">
            <text:p>Tue Nov 22 18:00:00 2016</text:p>
          </table:table-cell>
          <table:table-cell office:value-type="float" office:value="217.5">
            <text:p>217.5</text:p>
          </table:table-cell>
          <table:table-cell office:value-type="float" office:value="35.6667">
            <text:p>35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6-11-23T14:00:00">
            <text:p>Wed Nov 23 14:00:00 2016</text:p>
          </table:table-cell>
          <table:table-cell office:value-type="float" office:value="315.8333">
            <text:p>315.8333</text:p>
          </table:table-cell>
          <table:table-cell office:value-type="float" office:value="18.8333">
            <text:p>18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6-11-24T06:00:00">
            <text:p>Thu Nov 24 06:00:00 2016</text:p>
          </table:table-cell>
          <table:table-cell office:value-type="float" office:value="399.5">
            <text:p>399.5</text:p>
          </table:table-cell>
          <table:table-cell office:value-type="float" office:value="7.1667">
            <text:p>7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6-11-24T07:00:00">
            <text:p>Thu Nov 24 07:00:00 2016</text:p>
          </table:table-cell>
          <table:table-cell office:value-type="float" office:value="314.3333">
            <text:p>314.3333</text:p>
          </table:table-cell>
          <table:table-cell office:value-type="float" office:value="30.6667">
            <text:p>30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6-11-24T16:00:00">
            <text:p>Thu Nov 24 16:00:00 2016</text:p>
          </table:table-cell>
          <table:table-cell office:value-type="float" office:value="223.8333">
            <text:p>223.8333</text:p>
          </table:table-cell>
          <table:table-cell office:value-type="float" office:value="15.8333">
            <text:p>15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6-11-24T17:00:00">
            <text:p>Thu Nov 24 17:00:00 2016</text:p>
          </table:table-cell>
          <table:table-cell office:value-type="float" office:value="233.8333">
            <text:p>233.8333</text:p>
          </table:table-cell>
          <table:table-cell office:value-type="float" office:value="28.1667">
            <text:p>28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6-11-24T18:00:00">
            <text:p>Thu Nov 24 18:00:00 2016</text:p>
          </table:table-cell>
          <table:table-cell office:value-type="float" office:value="258.0">
            <text:p>258.0</text:p>
          </table:table-cell>
          <table:table-cell office:value-type="float" office:value="31.1667">
            <text:p>31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6-11-25T19:00:00">
            <text:p>Fri Nov 25 19:00:00 2016</text:p>
          </table:table-cell>
          <table:table-cell office:value-type="float" office:value="363.1667">
            <text:p>363.1667</text:p>
          </table:table-cell>
          <table:table-cell office:value-type="float" office:value="26.8333">
            <text:p>26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6-11-25T20:00:00">
            <text:p>Fri Nov 25 20:00:00 2016</text:p>
          </table:table-cell>
          <table:table-cell office:value-type="float" office:value="432.0">
            <text:p>432.0</text:p>
          </table:table-cell>
          <table:table-cell office:value-type="float" office:value="31.8333">
            <text:p>31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6-11-26T00:00:00">
            <text:p>Sat Nov 26 00:00:00 2016</text:p>
          </table:table-cell>
          <table:table-cell office:value-type="float" office:value="453.5">
            <text:p>453.5</text:p>
          </table:table-cell>
          <table:table-cell office:value-type="float" office:value="21.0">
            <text:p>21.0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6-11-26T01:00:00">
            <text:p>Sat Nov 26 01:00:00 2016</text:p>
          </table:table-cell>
          <table:table-cell office:value-type="float" office:value="290.6667">
            <text:p>290.6667</text:p>
          </table:table-cell>
          <table:table-cell office:value-type="float" office:value="14.6667">
            <text:p>14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6-11-26T02:00:00">
            <text:p>Sat Nov 26 02:00:00 2016</text:p>
          </table:table-cell>
          <table:table-cell office:value-type="float" office:value="269.3333">
            <text:p>269.3333</text:p>
          </table:table-cell>
          <table:table-cell office:value-type="float" office:value="11.1667">
            <text:p>11.1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6-11-26T03:00:00">
            <text:p>Sat Nov 26 03:00:00 2016</text:p>
          </table:table-cell>
          <table:table-cell office:value-type="float" office:value="286.8333">
            <text:p>286.8333</text:p>
          </table:table-cell>
          <table:table-cell office:value-type="float" office:value="9.8333">
            <text:p>9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6-11-27T14:00:00">
            <text:p>Sun Nov 27 14:00:00 2016</text:p>
          </table:table-cell>
          <table:table-cell office:value-type="float" office:value="287.3333">
            <text:p>287.3333</text:p>
          </table:table-cell>
          <table:table-cell office:value-type="float" office:value="13.1667">
            <text:p>13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6-11-27T15:00:00">
            <text:p>Sun Nov 27 15:00:00 2016</text:p>
          </table:table-cell>
          <table:table-cell office:value-type="float" office:value="238.5">
            <text:p>238.5</text:p>
          </table:table-cell>
          <table:table-cell office:value-type="float" office:value="11.8333">
            <text:p>11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6-11-27T17:00:00">
            <text:p>Sun Nov 27 17:00:00 2016</text:p>
          </table:table-cell>
          <table:table-cell office:value-type="float" office:value="277.8333">
            <text:p>277.8333</text:p>
          </table:table-cell>
          <table:table-cell office:value-type="float" office:value="15.6667">
            <text:p>15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6-11-27T18:00:00">
            <text:p>Sun Nov 27 18:00:00 2016</text:p>
          </table:table-cell>
          <table:table-cell office:value-type="float" office:value="292.0">
            <text:p>292.0</text:p>
          </table:table-cell>
          <table:table-cell office:value-type="float" office:value="36.0">
            <text:p>36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6-11-29T13:00:00">
            <text:p>Tue Nov 29 13:00:00 2016</text:p>
          </table:table-cell>
          <table:table-cell office:value-type="float" office:value="206.1667">
            <text:p>206.1667</text:p>
          </table:table-cell>
          <table:table-cell office:value-type="float" office:value="20.6667">
            <text:p>20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6-11-29T14:00:00">
            <text:p>Tue Nov 29 14:00:00 2016</text:p>
          </table:table-cell>
          <table:table-cell office:value-type="float" office:value="117.5">
            <text:p>117.5</text:p>
          </table:table-cell>
          <table:table-cell office:value-type="float" office:value="15.8333">
            <text:p>15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6-11-29T15:00:00">
            <text:p>Tue Nov 29 15:00:00 2016</text:p>
          </table:table-cell>
          <table:table-cell office:value-type="float" office:value="194.8333">
            <text:p>194.8333</text:p>
          </table:table-cell>
          <table:table-cell office:value-type="float" office:value="18.6667">
            <text:p>18.6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6-11-29T16:00:00">
            <text:p>Tue Nov 29 16:00:00 2016</text:p>
          </table:table-cell>
          <table:table-cell office:value-type="float" office:value="150.0">
            <text:p>150.0</text:p>
          </table:table-cell>
          <table:table-cell office:value-type="float" office:value="20.0">
            <text:p>20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11-29T17:00:00">
            <text:p>Tue Nov 29 17:00:00 2016</text:p>
          </table:table-cell>
          <table:table-cell office:value-type="float" office:value="154.6667">
            <text:p>154.6667</text:p>
          </table:table-cell>
          <table:table-cell office:value-type="float" office:value="26.5">
            <text:p>26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6-11-29T18:00:00">
            <text:p>Tue Nov 29 18:00:00 2016</text:p>
          </table:table-cell>
          <table:table-cell office:value-type="float" office:value="140.6667">
            <text:p>140.6667</text:p>
          </table:table-cell>
          <table:table-cell office:value-type="float" office:value="60.6667">
            <text:p>60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6-12-07T23:00:00">
            <text:p>Wed Dec  7 23:00:00 2016</text:p>
          </table:table-cell>
          <table:table-cell office:value-type="float" office:value="221.6667">
            <text:p>221.6667</text:p>
          </table:table-cell>
          <table:table-cell office:value-type="float" office:value="8.5">
            <text:p>8.5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16-12-08T00:00:00">
            <text:p>Thu Dec  8 00:00:00 2016</text:p>
          </table:table-cell>
          <table:table-cell office:value-type="float" office:value="238.3333">
            <text:p>238.3333</text:p>
          </table:table-cell>
          <table:table-cell office:value-type="float" office:value="7.5">
            <text:p>7.5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6-12-08T01:00:00">
            <text:p>Thu Dec  8 01:00:00 2016</text:p>
          </table:table-cell>
          <table:table-cell office:value-type="float" office:value="209.0">
            <text:p>209.0</text:p>
          </table:table-cell>
          <table:table-cell office:value-type="float" office:value="6.0">
            <text:p>6.0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16-12-08T02:00:00">
            <text:p>Thu Dec  8 02:00:00 2016</text:p>
          </table:table-cell>
          <table:table-cell office:value-type="float" office:value="442.6667">
            <text:p>442.6667</text:p>
          </table:table-cell>
          <table:table-cell office:value-type="float" office:value="4.8333">
            <text:p>4.8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6-12-08T03:00:00">
            <text:p>Thu Dec  8 03:00:00 2016</text:p>
          </table:table-cell>
          <table:table-cell office:value-type="float" office:value="265.8333">
            <text:p>265.8333</text:p>
          </table:table-cell>
          <table:table-cell office:value-type="float" office:value="4.8333">
            <text:p>4.8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6-12-08T04:00:00">
            <text:p>Thu Dec  8 04:00:00 2016</text:p>
          </table:table-cell>
          <table:table-cell office:value-type="float" office:value="320.3333">
            <text:p>320.3333</text:p>
          </table:table-cell>
          <table:table-cell office:value-type="float" office:value="4.6667">
            <text:p>4.6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16-12-08T05:00:00">
            <text:p>Thu Dec  8 05:00:00 2016</text:p>
          </table:table-cell>
          <table:table-cell office:value-type="float" office:value="357.5">
            <text:p>357.5</text:p>
          </table:table-cell>
          <table:table-cell office:value-type="float" office:value="5.6667">
            <text:p>5.6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6-12-08T06:00:00">
            <text:p>Thu Dec  8 06:00:00 2016</text:p>
          </table:table-cell>
          <table:table-cell office:value-type="float" office:value="320.3333">
            <text:p>320.3333</text:p>
          </table:table-cell>
          <table:table-cell office:value-type="float" office:value="8.5">
            <text:p>8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6-12-08T07:00:00">
            <text:p>Thu Dec  8 07:00:00 2016</text:p>
          </table:table-cell>
          <table:table-cell office:value-type="float" office:value="255.0">
            <text:p>255.0</text:p>
          </table:table-cell>
          <table:table-cell office:value-type="float" office:value="14.0">
            <text:p>14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6-12-12T16:00:00">
            <text:p>Mon Dec 12 16:00:00 2016</text:p>
          </table:table-cell>
          <table:table-cell office:value-type="float" office:value="154.1667">
            <text:p>154.1667</text:p>
          </table:table-cell>
          <table:table-cell office:value-type="float" office:value="13.1667">
            <text:p>13.1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6-12-12T17:00:00">
            <text:p>Mon Dec 12 17:00:00 2016</text:p>
          </table:table-cell>
          <table:table-cell office:value-type="float" office:value="136.1667">
            <text:p>136.1667</text:p>
          </table:table-cell>
          <table:table-cell office:value-type="float" office:value="17.0">
            <text:p>17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6-12-12T18:00:00">
            <text:p>Mon Dec 12 18:00:00 2016</text:p>
          </table:table-cell>
          <table:table-cell office:value-type="float" office:value="308.3333">
            <text:p>308.3333</text:p>
          </table:table-cell>
          <table:table-cell office:value-type="float" office:value="50.8333">
            <text:p>50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6-12-13T04:00:00">
            <text:p>Tue Dec 13 04:00:00 2016</text:p>
          </table:table-cell>
          <table:table-cell office:value-type="float" office:value="96.1667">
            <text:p>96.1667</text:p>
          </table:table-cell>
          <table:table-cell office:value-type="float" office:value="26.1667">
            <text:p>26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6-12-13T19:00:00">
            <text:p>Tue Dec 13 19:00:00 2016</text:p>
          </table:table-cell>
          <table:table-cell office:value-type="float" office:value="521.0">
            <text:p>521.0</text:p>
          </table:table-cell>
          <table:table-cell office:value-type="float" office:value="72.1667">
            <text:p>72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6-12-13T20:00:00">
            <text:p>Tue Dec 13 20:00:00 2016</text:p>
          </table:table-cell>
          <table:table-cell office:value-type="float" office:value="485.8333">
            <text:p>485.8333</text:p>
          </table:table-cell>
          <table:table-cell office:value-type="float" office:value="84.3333">
            <text:p>84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12-14T03:00:00">
            <text:p>Wed Dec 14 03:00:00 2016</text:p>
          </table:table-cell>
          <table:table-cell office:value-type="float" office:value="261.8333">
            <text:p>261.8333</text:p>
          </table:table-cell>
          <table:table-cell office:value-type="float" office:value="11.6667">
            <text:p>11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6-12-14T04:00:00">
            <text:p>Wed Dec 14 04:00:00 2016</text:p>
          </table:table-cell>
          <table:table-cell office:value-type="float" office:value="262.8333">
            <text:p>262.8333</text:p>
          </table:table-cell>
          <table:table-cell office:value-type="float" office:value="11.3333">
            <text:p>11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6-12-14T05:00:00">
            <text:p>Wed Dec 14 05:00:00 2016</text:p>
          </table:table-cell>
          <table:table-cell office:value-type="float" office:value="287.3333">
            <text:p>287.3333</text:p>
          </table:table-cell>
          <table:table-cell office:value-type="float" office:value="21.3333">
            <text:p>21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6-12-14T06:00:00">
            <text:p>Wed Dec 14 06:00:00 2016</text:p>
          </table:table-cell>
          <table:table-cell office:value-type="float" office:value="331.5">
            <text:p>331.5</text:p>
          </table:table-cell>
          <table:table-cell office:value-type="float" office:value="18.8333">
            <text:p>18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6-12-14T08:00:00">
            <text:p>Wed Dec 14 08:00:00 2016</text:p>
          </table:table-cell>
          <table:table-cell office:value-type="float" office:value="194.8333">
            <text:p>194.8333</text:p>
          </table:table-cell>
          <table:table-cell office:value-type="float" office:value="33.1667">
            <text:p>33.1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6-12-14T17:00:00">
            <text:p>Wed Dec 14 17:00:00 2016</text:p>
          </table:table-cell>
          <table:table-cell office:value-type="float" office:value="390.6667">
            <text:p>390.6667</text:p>
          </table:table-cell>
          <table:table-cell office:value-type="float" office:value="27.0">
            <text:p>27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6-12-14T18:00:00">
            <text:p>Wed Dec 14 18:00:00 2016</text:p>
          </table:table-cell>
          <table:table-cell office:value-type="float" office:value="366.6667">
            <text:p>366.6667</text:p>
          </table:table-cell>
          <table:table-cell office:value-type="float" office:value="34.6667">
            <text:p>34.6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6-12-14T21:00:00">
            <text:p>Wed Dec 14 21:00:00 2016</text:p>
          </table:table-cell>
          <table:table-cell office:value-type="float" office:value="367.5">
            <text:p>367.5</text:p>
          </table:table-cell>
          <table:table-cell office:value-type="float" office:value="51.1667">
            <text:p>51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6-12-14T22:00:00">
            <text:p>Wed Dec 14 22:00:00 2016</text:p>
          </table:table-cell>
          <table:table-cell office:value-type="float" office:value="395.0">
            <text:p>395.0</text:p>
          </table:table-cell>
          <table:table-cell office:value-type="float" office:value="21.6667">
            <text:p>21.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6-12-14T23:00:00">
            <text:p>Wed Dec 14 23:00:00 2016</text:p>
          </table:table-cell>
          <table:table-cell office:value-type="float" office:value="370.8333">
            <text:p>370.8333</text:p>
          </table:table-cell>
          <table:table-cell office:value-type="float" office:value="17.1667">
            <text:p>17.1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6-12-15T01:00:00">
            <text:p>Thu Dec 15 01:00:00 2016</text:p>
          </table:table-cell>
          <table:table-cell office:value-type="float" office:value="341.1667">
            <text:p>341.1667</text:p>
          </table:table-cell>
          <table:table-cell office:value-type="float" office:value="14.5">
            <text:p>14.5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6-12-15T02:00:00">
            <text:p>Thu Dec 15 02:00:00 2016</text:p>
          </table:table-cell>
          <table:table-cell office:value-type="float" office:value="259.8333">
            <text:p>259.8333</text:p>
          </table:table-cell>
          <table:table-cell office:value-type="float" office:value="8.8333">
            <text:p>8.8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6-12-15T03:00:00">
            <text:p>Thu Dec 15 03:00:00 2016</text:p>
          </table:table-cell>
          <table:table-cell office:value-type="float" office:value="80.5">
            <text:p>80.5</text:p>
          </table:table-cell>
          <table:table-cell office:value-type="float" office:value="9.0">
            <text:p>9.0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6-12-15T04:00:00">
            <text:p>Thu Dec 15 04:00:00 2016</text:p>
          </table:table-cell>
          <table:table-cell office:value-type="float" office:value="68.3333">
            <text:p>68.3333</text:p>
          </table:table-cell>
          <table:table-cell office:value-type="float" office:value="10.1667">
            <text:p>10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6-12-15T07:00:00">
            <text:p>Thu Dec 15 07:00:00 2016</text:p>
          </table:table-cell>
          <table:table-cell office:value-type="float" office:value="175.1667">
            <text:p>175.1667</text:p>
          </table:table-cell>
          <table:table-cell office:value-type="float" office:value="10.8333">
            <text:p>10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6-12-15T08:00:00">
            <text:p>Thu Dec 15 08:00:00 2016</text:p>
          </table:table-cell>
          <table:table-cell office:value-type="float" office:value="269.5">
            <text:p>269.5</text:p>
          </table:table-cell>
          <table:table-cell office:value-type="float" office:value="28.8333">
            <text:p>28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6-12-16T13:00:00">
            <text:p>Fri Dec 16 13:00:00 2016</text:p>
          </table:table-cell>
          <table:table-cell office:value-type="float" office:value="304.6667">
            <text:p>304.6667</text:p>
          </table:table-cell>
          <table:table-cell office:value-type="float" office:value="24.0">
            <text:p>24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6-12-16T14:00:00">
            <text:p>Fri Dec 16 14:00:00 2016</text:p>
          </table:table-cell>
          <table:table-cell office:value-type="float" office:value="152.3333">
            <text:p>152.3333</text:p>
          </table:table-cell>
          <table:table-cell office:value-type="float" office:value="34.1667">
            <text:p>34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6-12-17T15:00:00">
            <text:p>Sat Dec 17 15:00:00 2016</text:p>
          </table:table-cell>
          <table:table-cell office:value-type="float" office:value="238.0">
            <text:p>238.0</text:p>
          </table:table-cell>
          <table:table-cell office:value-type="float" office:value="12.1667">
            <text:p>12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6-12-17T16:00:00">
            <text:p>Sat Dec 17 16:00:00 2016</text:p>
          </table:table-cell>
          <table:table-cell office:value-type="float" office:value="297.6667">
            <text:p>297.6667</text:p>
          </table:table-cell>
          <table:table-cell office:value-type="float" office:value="8.1667">
            <text:p>8.1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6-12-17T17:00:00">
            <text:p>Sat Dec 17 17:00:00 2016</text:p>
          </table:table-cell>
          <table:table-cell office:value-type="float" office:value="221.5">
            <text:p>221.5</text:p>
          </table:table-cell>
          <table:table-cell office:value-type="float" office:value="8.0">
            <text:p>8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6-12-17T18:00:00">
            <text:p>Sat Dec 17 18:00:00 2016</text:p>
          </table:table-cell>
          <table:table-cell office:value-type="float" office:value="220.6667">
            <text:p>220.6667</text:p>
          </table:table-cell>
          <table:table-cell office:value-type="float" office:value="10.1667">
            <text:p>10.1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6-12-17T19:00:00">
            <text:p>Sat Dec 17 19:00:00 2016</text:p>
          </table:table-cell>
          <table:table-cell office:value-type="float" office:value="354.0">
            <text:p>354.0</text:p>
          </table:table-cell>
          <table:table-cell office:value-type="float" office:value="13.6667">
            <text:p>13.6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6-12-19T21:00:00">
            <text:p>Mon Dec 19 21:00:00 2016</text:p>
          </table:table-cell>
          <table:table-cell office:value-type="float" office:value="316.3333">
            <text:p>316.3333</text:p>
          </table:table-cell>
          <table:table-cell office:value-type="float" office:value="44.3333">
            <text:p>44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6-12-19T23:00:00">
            <text:p>Mon Dec 19 23:00:00 2016</text:p>
          </table:table-cell>
          <table:table-cell office:value-type="float" office:value="303.3333">
            <text:p>303.3333</text:p>
          </table:table-cell>
          <table:table-cell office:value-type="float" office:value="28.3333">
            <text:p>28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6-12-20T00:00:00">
            <text:p>Tue Dec 20 00:00:00 2016</text:p>
          </table:table-cell>
          <table:table-cell office:value-type="float" office:value="282.0">
            <text:p>282.0</text:p>
          </table:table-cell>
          <table:table-cell office:value-type="float" office:value="35.6667">
            <text:p>35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6-12-20T01:00:00">
            <text:p>Tue Dec 20 01:00:00 2016</text:p>
          </table:table-cell>
          <table:table-cell office:value-type="float" office:value="215.1667">
            <text:p>215.1667</text:p>
          </table:table-cell>
          <table:table-cell office:value-type="float" office:value="16.6667">
            <text:p>16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6-12-20T18:00:00">
            <text:p>Tue Dec 20 18:00:00 2016</text:p>
          </table:table-cell>
          <table:table-cell office:value-type="float" office:value="325.1667">
            <text:p>325.1667</text:p>
          </table:table-cell>
          <table:table-cell office:value-type="float" office:value="39.5">
            <text:p>39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6-12-20T19:00:00">
            <text:p>Tue Dec 20 19:00:00 2016</text:p>
          </table:table-cell>
          <table:table-cell office:value-type="float" office:value="548.5">
            <text:p>548.5</text:p>
          </table:table-cell>
          <table:table-cell office:value-type="float" office:value="80.3333">
            <text:p>80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6-12-20T20:00:00">
            <text:p>Tue Dec 20 20:00:00 2016</text:p>
          </table:table-cell>
          <table:table-cell office:value-type="float" office:value="256.0">
            <text:p>256.0</text:p>
          </table:table-cell>
          <table:table-cell office:value-type="float" office:value="84.1667">
            <text:p>84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6-12-21T16:00:00">
            <text:p>Wed Dec 21 16:00:00 2016</text:p>
          </table:table-cell>
          <table:table-cell office:value-type="float" office:value="485.1667">
            <text:p>485.1667</text:p>
          </table:table-cell>
          <table:table-cell office:value-type="float" office:value="15.8333">
            <text:p>15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6-12-21T17:00:00">
            <text:p>Wed Dec 21 17:00:00 2016</text:p>
          </table:table-cell>
          <table:table-cell office:value-type="float" office:value="279.5">
            <text:p>279.5</text:p>
          </table:table-cell>
          <table:table-cell office:value-type="float" office:value="18.5">
            <text:p>18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6-12-21T18:00:00">
            <text:p>Wed Dec 21 18:00:00 2016</text:p>
          </table:table-cell>
          <table:table-cell office:value-type="float" office:value="169.0">
            <text:p>169.0</text:p>
          </table:table-cell>
          <table:table-cell office:value-type="float" office:value="33.5">
            <text:p>33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6-12-21T19:00:00">
            <text:p>Wed Dec 21 19:00:00 2016</text:p>
          </table:table-cell>
          <table:table-cell office:value-type="float" office:value="492.0">
            <text:p>492.0</text:p>
          </table:table-cell>
          <table:table-cell office:value-type="float" office:value="47.6667">
            <text:p>47.6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6-12-22T16:00:00">
            <text:p>Thu Dec 22 16:00:00 2016</text:p>
          </table:table-cell>
          <table:table-cell office:value-type="float" office:value="300.3333">
            <text:p>300.3333</text:p>
          </table:table-cell>
          <table:table-cell office:value-type="float" office:value="14.5">
            <text:p>14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6-12-22T17:00:00">
            <text:p>Thu Dec 22 17:00:00 2016</text:p>
          </table:table-cell>
          <table:table-cell office:value-type="float" office:value="256.0">
            <text:p>256.0</text:p>
          </table:table-cell>
          <table:table-cell office:value-type="float" office:value="23.0">
            <text:p>23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6-12-22T18:00:00">
            <text:p>Thu Dec 22 18:00:00 2016</text:p>
          </table:table-cell>
          <table:table-cell office:value-type="float" office:value="510.5">
            <text:p>510.5</text:p>
          </table:table-cell>
          <table:table-cell office:value-type="float" office:value="66.1667">
            <text:p>66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6-12-23T04:00:00">
            <text:p>Fri Dec 23 04:00:00 2016</text:p>
          </table:table-cell>
          <table:table-cell office:value-type="float" office:value="346.0">
            <text:p>346.0</text:p>
          </table:table-cell>
          <table:table-cell office:value-type="float" office:value="28.0">
            <text:p>28.0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6-12-23T16:00:00">
            <text:p>Fri Dec 23 16:00:00 2016</text:p>
          </table:table-cell>
          <table:table-cell office:value-type="float" office:value="261.1667">
            <text:p>261.1667</text:p>
          </table:table-cell>
          <table:table-cell office:value-type="float" office:value="27.6667">
            <text:p>27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6-12-23T17:00:00">
            <text:p>Fri Dec 23 17:00:00 2016</text:p>
          </table:table-cell>
          <table:table-cell office:value-type="float" office:value="288.1667">
            <text:p>288.1667</text:p>
          </table:table-cell>
          <table:table-cell office:value-type="float" office:value="21.3333">
            <text:p>21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6-12-23T18:00:00">
            <text:p>Fri Dec 23 18:00:00 2016</text:p>
          </table:table-cell>
          <table:table-cell office:value-type="float" office:value="537.0">
            <text:p>537.0</text:p>
          </table:table-cell>
          <table:table-cell office:value-type="float" office:value="59.8333">
            <text:p>59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6-12-24T05:00:00">
            <text:p>Sat Dec 24 05:00:00 2016</text:p>
          </table:table-cell>
          <table:table-cell office:value-type="float" office:value="129.3333">
            <text:p>129.3333</text:p>
          </table:table-cell>
          <table:table-cell office:value-type="float" office:value="18.3333">
            <text:p>18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6-12-24T06:00:00">
            <text:p>Sat Dec 24 06:00:00 2016</text:p>
          </table:table-cell>
          <table:table-cell office:value-type="float" office:value="83.3333">
            <text:p>83.3333</text:p>
          </table:table-cell>
          <table:table-cell office:value-type="float" office:value="18.1667">
            <text:p>18.1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6-12-24T09:00:00">
            <text:p>Sat Dec 24 09:00:00 2016</text:p>
          </table:table-cell>
          <table:table-cell office:value-type="float" office:value="379.1667">
            <text:p>379.1667</text:p>
          </table:table-cell>
          <table:table-cell office:value-type="float" office:value="37.0">
            <text:p>37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6-12-24T14:00:00">
            <text:p>Sat Dec 24 14:00:00 2016</text:p>
          </table:table-cell>
          <table:table-cell office:value-type="float" office:value="68.5">
            <text:p>68.5</text:p>
          </table:table-cell>
          <table:table-cell office:value-type="float" office:value="19.1667">
            <text:p>19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6-12-24T15:00:00">
            <text:p>Sat Dec 24 15:00:00 2016</text:p>
          </table:table-cell>
          <table:table-cell office:value-type="float" office:value="50.1667">
            <text:p>50.1667</text:p>
          </table:table-cell>
          <table:table-cell office:value-type="float" office:value="17.6667">
            <text:p>17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6-12-24T16:00:00">
            <text:p>Sat Dec 24 16:00:00 2016</text:p>
          </table:table-cell>
          <table:table-cell office:value-type="float" office:value="50.5">
            <text:p>50.5</text:p>
          </table:table-cell>
          <table:table-cell office:value-type="float" office:value="16.1667">
            <text:p>16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6-12-24T17:00:00">
            <text:p>Sat Dec 24 17:00:00 2016</text:p>
          </table:table-cell>
          <table:table-cell office:value-type="float" office:value="65.6667">
            <text:p>65.6667</text:p>
          </table:table-cell>
          <table:table-cell office:value-type="float" office:value="29.3333">
            <text:p>29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6-12-24T18:00:00">
            <text:p>Sat Dec 24 18:00:00 2016</text:p>
          </table:table-cell>
          <table:table-cell office:value-type="float" office:value="185.1667">
            <text:p>185.1667</text:p>
          </table:table-cell>
          <table:table-cell office:value-type="float" office:value="73.6667">
            <text:p>73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6-12-25T02:00:00">
            <text:p>Sun Dec 25 02:00:00 2016</text:p>
          </table:table-cell>
          <table:table-cell office:value-type="float" office:value="207.0">
            <text:p>207.0</text:p>
          </table:table-cell>
          <table:table-cell office:value-type="float" office:value="22.6667">
            <text:p>22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6-12-25T14:00:00">
            <text:p>Sun Dec 25 14:00:00 2016</text:p>
          </table:table-cell>
          <table:table-cell office:value-type="float" office:value="361.5">
            <text:p>361.5</text:p>
          </table:table-cell>
          <table:table-cell office:value-type="float" office:value="11.3333">
            <text:p>11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6-12-25T15:00:00">
            <text:p>Sun Dec 25 15:00:00 2016</text:p>
          </table:table-cell>
          <table:table-cell office:value-type="float" office:value="294.1667">
            <text:p>294.1667</text:p>
          </table:table-cell>
          <table:table-cell office:value-type="float" office:value="10.8333">
            <text:p>10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6-12-25T16:00:00">
            <text:p>Sun Dec 25 16:00:00 2016</text:p>
          </table:table-cell>
          <table:table-cell office:value-type="float" office:value="229.1667">
            <text:p>229.1667</text:p>
          </table:table-cell>
          <table:table-cell office:value-type="float" office:value="7.1667">
            <text:p>7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6-12-25T17:00:00">
            <text:p>Sun Dec 25 17:00:00 2016</text:p>
          </table:table-cell>
          <table:table-cell office:value-type="float" office:value="289.1667">
            <text:p>289.1667</text:p>
          </table:table-cell>
          <table:table-cell office:value-type="float" office:value="9.3333">
            <text:p>9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6-12-26T14:00:00">
            <text:p>Mon Dec 26 14:00:00 2016</text:p>
          </table:table-cell>
          <table:table-cell office:value-type="float" office:value="208.5">
            <text:p>208.5</text:p>
          </table:table-cell>
          <table:table-cell office:value-type="float" office:value="20.0">
            <text:p>20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6-12-26T15:00:00">
            <text:p>Mon Dec 26 15:00:00 2016</text:p>
          </table:table-cell>
          <table:table-cell office:value-type="float" office:value="151.3333">
            <text:p>151.3333</text:p>
          </table:table-cell>
          <table:table-cell office:value-type="float" office:value="16.5">
            <text:p>16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6-12-26T16:00:00">
            <text:p>Mon Dec 26 16:00:00 2016</text:p>
          </table:table-cell>
          <table:table-cell office:value-type="float" office:value="232.1667">
            <text:p>232.1667</text:p>
          </table:table-cell>
          <table:table-cell office:value-type="float" office:value="13.6667">
            <text:p>13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6-12-26T17:00:00">
            <text:p>Mon Dec 26 17:00:00 2016</text:p>
          </table:table-cell>
          <table:table-cell office:value-type="float" office:value="292.8333">
            <text:p>292.8333</text:p>
          </table:table-cell>
          <table:table-cell office:value-type="float" office:value="25.8333">
            <text:p>25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6-12-27T16:00:00">
            <text:p>Tue Dec 27 16:00:00 2016</text:p>
          </table:table-cell>
          <table:table-cell office:value-type="float" office:value="357.6667">
            <text:p>357.6667</text:p>
          </table:table-cell>
          <table:table-cell office:value-type="float" office:value="16.1667">
            <text:p>16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6-12-27T17:00:00">
            <text:p>Tue Dec 27 17:00:00 2016</text:p>
          </table:table-cell>
          <table:table-cell office:value-type="float" office:value="384.0">
            <text:p>384.0</text:p>
          </table:table-cell>
          <table:table-cell office:value-type="float" office:value="30.3333">
            <text:p>30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6-12-27T18:00:00">
            <text:p>Tue Dec 27 18:00:00 2016</text:p>
          </table:table-cell>
          <table:table-cell office:value-type="float" office:value="606.6667">
            <text:p>606.6667</text:p>
          </table:table-cell>
          <table:table-cell office:value-type="float" office:value="58.8333">
            <text:p>58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6-12-28T06:00:00">
            <text:p>Wed Dec 28 06:00:00 2016</text:p>
          </table:table-cell>
          <table:table-cell office:value-type="float" office:value="288.1667">
            <text:p>288.1667</text:p>
          </table:table-cell>
          <table:table-cell office:value-type="float" office:value="31.8333">
            <text:p>31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6-12-28T07:00:00">
            <text:p>Wed Dec 28 07:00:00 2016</text:p>
          </table:table-cell>
          <table:table-cell office:value-type="float" office:value="199.6667">
            <text:p>199.6667</text:p>
          </table:table-cell>
          <table:table-cell office:value-type="float" office:value="36.8333">
            <text:p>36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6-12-28T08:00:00">
            <text:p>Wed Dec 28 08:00:00 2016</text:p>
          </table:table-cell>
          <table:table-cell office:value-type="float" office:value="209.1667">
            <text:p>209.1667</text:p>
          </table:table-cell>
          <table:table-cell office:value-type="float" office:value="48.8333">
            <text:p>48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6-12-28T12:00:00">
            <text:p>Wed Dec 28 12:00:00 2016</text:p>
          </table:table-cell>
          <table:table-cell office:value-type="float" office:value="161.1667">
            <text:p>161.1667</text:p>
          </table:table-cell>
          <table:table-cell office:value-type="float" office:value="31.5">
            <text:p>31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6-12-28T13:00:00">
            <text:p>Wed Dec 28 13:00:00 2016</text:p>
          </table:table-cell>
          <table:table-cell office:value-type="float" office:value="148.3333">
            <text:p>148.3333</text:p>
          </table:table-cell>
          <table:table-cell office:value-type="float" office:value="20.5">
            <text:p>20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6-12-28T14:00:00">
            <text:p>Wed Dec 28 14:00:00 2016</text:p>
          </table:table-cell>
          <table:table-cell office:value-type="float" office:value="202.1667">
            <text:p>202.1667</text:p>
          </table:table-cell>
          <table:table-cell office:value-type="float" office:value="20.8333">
            <text:p>20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6-12-28T15:00:00">
            <text:p>Wed Dec 28 15:00:00 2016</text:p>
          </table:table-cell>
          <table:table-cell office:value-type="float" office:value="443.8333">
            <text:p>443.8333</text:p>
          </table:table-cell>
          <table:table-cell office:value-type="float" office:value="19.0">
            <text:p>19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6-12-28T16:00:00">
            <text:p>Wed Dec 28 16:00:00 2016</text:p>
          </table:table-cell>
          <table:table-cell office:value-type="float" office:value="149.5">
            <text:p>149.5</text:p>
          </table:table-cell>
          <table:table-cell office:value-type="float" office:value="16.3333">
            <text:p>16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6-12-28T17:00:00">
            <text:p>Wed Dec 28 17:00:00 2016</text:p>
          </table:table-cell>
          <table:table-cell office:value-type="float" office:value="127.8333">
            <text:p>127.8333</text:p>
          </table:table-cell>
          <table:table-cell office:value-type="float" office:value="6.3333">
            <text:p>6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6-12-28T18:00:00">
            <text:p>Wed Dec 28 18:00:00 2016</text:p>
          </table:table-cell>
          <table:table-cell office:value-type="float" office:value="183.1667">
            <text:p>183.1667</text:p>
          </table:table-cell>
          <table:table-cell office:value-type="float" office:value="8.1667">
            <text:p>8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6-12-28T19:00:00">
            <text:p>Wed Dec 28 19:00:00 2016</text:p>
          </table:table-cell>
          <table:table-cell office:value-type="float" office:value="245.5">
            <text:p>245.5</text:p>
          </table:table-cell>
          <table:table-cell office:value-type="float" office:value="10.6667">
            <text:p>10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6-12-28T20:00:00">
            <text:p>Wed Dec 28 20:00:00 2016</text:p>
          </table:table-cell>
          <table:table-cell office:value-type="float" office:value="112.5">
            <text:p>112.5</text:p>
          </table:table-cell>
          <table:table-cell office:value-type="float" office:value="12.6667">
            <text:p>12.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6-12-28T21:00:00">
            <text:p>Wed Dec 28 21:00:00 2016</text:p>
          </table:table-cell>
          <table:table-cell office:value-type="float" office:value="271.0">
            <text:p>271.0</text:p>
          </table:table-cell>
          <table:table-cell office:value-type="float" office:value="10.3333">
            <text:p>10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6-12-28T22:00:00">
            <text:p>Wed Dec 28 22:00:00 2016</text:p>
          </table:table-cell>
          <table:table-cell office:value-type="float" office:value="196.3333">
            <text:p>196.3333</text:p>
          </table:table-cell>
          <table:table-cell office:value-type="float" office:value="8.8333">
            <text:p>8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6-12-28T23:00:00">
            <text:p>Wed Dec 28 23:00:00 2016</text:p>
          </table:table-cell>
          <table:table-cell office:value-type="float" office:value="237.3333">
            <text:p>237.3333</text:p>
          </table:table-cell>
          <table:table-cell office:value-type="float" office:value="6.3333">
            <text:p>6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6-12-29T00:00:00">
            <text:p>Thu Dec 29 00:00:00 2016</text:p>
          </table:table-cell>
          <table:table-cell office:value-type="float" office:value="380.6667">
            <text:p>380.6667</text:p>
          </table:table-cell>
          <table:table-cell office:value-type="float" office:value="22.6667">
            <text:p>22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6-12-29T01:00:00">
            <text:p>Thu Dec 29 01:00:00 2016</text:p>
          </table:table-cell>
          <table:table-cell office:value-type="float" office:value="177.6667">
            <text:p>177.6667</text:p>
          </table:table-cell>
          <table:table-cell office:value-type="float" office:value="23.8333">
            <text:p>23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6-12-30T14:00:00">
            <text:p>Fri Dec 30 14:00:00 2016</text:p>
          </table:table-cell>
          <table:table-cell office:value-type="float" office:value="219.1667">
            <text:p>219.1667</text:p>
          </table:table-cell>
          <table:table-cell office:value-type="float" office:value="21.3333">
            <text:p>21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6-12-30T15:00:00">
            <text:p>Fri Dec 30 15:00:00 2016</text:p>
          </table:table-cell>
          <table:table-cell office:value-type="float" office:value="317.0">
            <text:p>317.0</text:p>
          </table:table-cell>
          <table:table-cell office:value-type="float" office:value="17.3333">
            <text:p>17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6-12-30T16:00:00">
            <text:p>Fri Dec 30 16:00:00 2016</text:p>
          </table:table-cell>
          <table:table-cell office:value-type="float" office:value="289.3333">
            <text:p>289.3333</text:p>
          </table:table-cell>
          <table:table-cell office:value-type="float" office:value="12.8333">
            <text:p>12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6-12-30T17:00:00">
            <text:p>Fri Dec 30 17:00:00 2016</text:p>
          </table:table-cell>
          <table:table-cell office:value-type="float" office:value="385.5">
            <text:p>385.5</text:p>
          </table:table-cell>
          <table:table-cell office:value-type="float" office:value="19.5">
            <text:p>19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6-12-30T18:00:00">
            <text:p>Fri Dec 30 18:00:00 2016</text:p>
          </table:table-cell>
          <table:table-cell office:value-type="float" office:value="667.3333">
            <text:p>667.3333</text:p>
          </table:table-cell>
          <table:table-cell office:value-type="float" office:value="68.5">
            <text:p>68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6-12-31T14:00:00">
            <text:p>Sat Dec 31 14:00:00 2016</text:p>
          </table:table-cell>
          <table:table-cell office:value-type="float" office:value="281.0">
            <text:p>281.0</text:p>
          </table:table-cell>
          <table:table-cell office:value-type="float" office:value="16.0">
            <text:p>16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6-12-31T15:00:00">
            <text:p>Sat Dec 31 15:00:00 2016</text:p>
          </table:table-cell>
          <table:table-cell office:value-type="float" office:value="224.8333">
            <text:p>224.8333</text:p>
          </table:table-cell>
          <table:table-cell office:value-type="float" office:value="16.5">
            <text:p>16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6-12-31T17:00:00">
            <text:p>Sat Dec 31 17:00:00 2016</text:p>
          </table:table-cell>
          <table:table-cell office:value-type="float" office:value="361.6667">
            <text:p>361.6667</text:p>
          </table:table-cell>
          <table:table-cell office:value-type="float" office:value="14.1667">
            <text:p>14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6-12-31T18:00:00">
            <text:p>Sat Dec 31 18:00:00 2016</text:p>
          </table:table-cell>
          <table:table-cell office:value-type="float" office:value="461.1667">
            <text:p>461.1667</text:p>
          </table:table-cell>
          <table:table-cell office:value-type="float" office:value="33.6667">
            <text:p>33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6-12-31T19:00:00">
            <text:p>Sat Dec 31 19:00:00 2016</text:p>
          </table:table-cell>
          <table:table-cell office:value-type="float" office:value="481.8333">
            <text:p>481.8333</text:p>
          </table:table-cell>
          <table:table-cell office:value-type="float" office:value="63.1667">
            <text:p>63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7-01-01T15:00:00">
            <text:p>Sun Jan  1 15:00:00 2017</text:p>
          </table:table-cell>
          <table:table-cell office:value-type="float" office:value="131.8333">
            <text:p>131.8333</text:p>
          </table:table-cell>
          <table:table-cell office:value-type="float" office:value="9.3333">
            <text:p>9.3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7-01-01T16:00:00">
            <text:p>Sun Jan  1 16:00:00 2017</text:p>
          </table:table-cell>
          <table:table-cell office:value-type="float" office:value="176.3333">
            <text:p>176.3333</text:p>
          </table:table-cell>
          <table:table-cell office:value-type="float" office:value="8.0">
            <text:p>8.0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17-01-01T17:00:00">
            <text:p>Sun Jan  1 17:00:00 2017</text:p>
          </table:table-cell>
          <table:table-cell office:value-type="float" office:value="193.0">
            <text:p>193.0</text:p>
          </table:table-cell>
          <table:table-cell office:value-type="float" office:value="9.1667">
            <text:p>9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7-01-01T18:00:00">
            <text:p>Sun Jan  1 18:00:00 2017</text:p>
          </table:table-cell>
          <table:table-cell office:value-type="float" office:value="181.1667">
            <text:p>181.1667</text:p>
          </table:table-cell>
          <table:table-cell office:value-type="float" office:value="16.5">
            <text:p>16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7-01-01T19:00:00">
            <text:p>Sun Jan  1 19:00:00 2017</text:p>
          </table:table-cell>
          <table:table-cell office:value-type="float" office:value="295.5">
            <text:p>295.5</text:p>
          </table:table-cell>
          <table:table-cell office:value-type="float" office:value="35.0">
            <text:p>35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7-01-02T18:00:00">
            <text:p>Mon Jan  2 18:00:00 2017</text:p>
          </table:table-cell>
          <table:table-cell office:value-type="float" office:value="364.3333">
            <text:p>364.3333</text:p>
          </table:table-cell>
          <table:table-cell office:value-type="float" office:value="38.1667">
            <text:p>38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7-01-03T18:00:00">
            <text:p>Tue Jan  3 18:00:00 2017</text:p>
          </table:table-cell>
          <table:table-cell office:value-type="float" office:value="349.8333">
            <text:p>349.8333</text:p>
          </table:table-cell>
          <table:table-cell office:value-type="float" office:value="38.5">
            <text:p>38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7-01-04T16:00:00">
            <text:p>Wed Jan  4 16:00:00 2017</text:p>
          </table:table-cell>
          <table:table-cell office:value-type="float" office:value="235.0">
            <text:p>235.0</text:p>
          </table:table-cell>
          <table:table-cell office:value-type="float" office:value="29.6667">
            <text:p>29.6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7-01-04T17:00:00">
            <text:p>Wed Jan  4 17:00:00 2017</text:p>
          </table:table-cell>
          <table:table-cell office:value-type="float" office:value="181.5">
            <text:p>181.5</text:p>
          </table:table-cell>
          <table:table-cell office:value-type="float" office:value="24.0">
            <text:p>24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7-01-04T19:00:00">
            <text:p>Wed Jan  4 19:00:00 2017</text:p>
          </table:table-cell>
          <table:table-cell office:value-type="float" office:value="310.6667">
            <text:p>310.6667</text:p>
          </table:table-cell>
          <table:table-cell office:value-type="float" office:value="55.8333">
            <text:p>55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7-01-04T20:00:00">
            <text:p>Wed Jan  4 20:00:00 2017</text:p>
          </table:table-cell>
          <table:table-cell office:value-type="float" office:value="143.8333">
            <text:p>143.8333</text:p>
          </table:table-cell>
          <table:table-cell office:value-type="float" office:value="61.1667">
            <text:p>61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7-01-04T21:00:00">
            <text:p>Wed Jan  4 21:00:00 2017</text:p>
          </table:table-cell>
          <table:table-cell office:value-type="float" office:value="108.3333">
            <text:p>108.3333</text:p>
          </table:table-cell>
          <table:table-cell office:value-type="float" office:value="58.5">
            <text:p>58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7-01-04T23:00:00">
            <text:p>Wed Jan  4 23:00:00 2017</text:p>
          </table:table-cell>
          <table:table-cell office:value-type="float" office:value="296.0">
            <text:p>296.0</text:p>
          </table:table-cell>
          <table:table-cell office:value-type="float" office:value="68.6667">
            <text:p>68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01-05T16:00:00">
            <text:p>Thu Jan  5 16:00:00 2017</text:p>
          </table:table-cell>
          <table:table-cell office:value-type="float" office:value="431.6667">
            <text:p>431.6667</text:p>
          </table:table-cell>
          <table:table-cell office:value-type="float" office:value="11.1667">
            <text:p>11.1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7-01-05T17:00:00">
            <text:p>Thu Jan  5 17:00:00 2017</text:p>
          </table:table-cell>
          <table:table-cell office:value-type="float" office:value="371.3333">
            <text:p>371.3333</text:p>
          </table:table-cell>
          <table:table-cell office:value-type="float" office:value="11.3333">
            <text:p>11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7-01-05T18:00:00">
            <text:p>Thu Jan  5 18:00:00 2017</text:p>
          </table:table-cell>
          <table:table-cell office:value-type="float" office:value="353.8333">
            <text:p>353.8333</text:p>
          </table:table-cell>
          <table:table-cell office:value-type="float" office:value="24.3333">
            <text:p>24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7-01-05T19:00:00">
            <text:p>Thu Jan  5 19:00:00 2017</text:p>
          </table:table-cell>
          <table:table-cell office:value-type="float" office:value="643.8333">
            <text:p>643.8333</text:p>
          </table:table-cell>
          <table:table-cell office:value-type="float" office:value="53.6667">
            <text:p>53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7-01-06T06:00:00">
            <text:p>Fri Jan  6 06:00:00 2017</text:p>
          </table:table-cell>
          <table:table-cell office:value-type="float" office:value="280.3333">
            <text:p>280.3333</text:p>
          </table:table-cell>
          <table:table-cell office:value-type="float" office:value="17.3333">
            <text:p>17.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7-01-06T16:00:00">
            <text:p>Fri Jan  6 16:00:00 2017</text:p>
          </table:table-cell>
          <table:table-cell office:value-type="float" office:value="335.6667">
            <text:p>335.6667</text:p>
          </table:table-cell>
          <table:table-cell office:value-type="float" office:value="9.8333">
            <text:p>9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7-01-06T17:00:00">
            <text:p>Fri Jan  6 17:00:00 2017</text:p>
          </table:table-cell>
          <table:table-cell office:value-type="float" office:value="334.0">
            <text:p>334.0</text:p>
          </table:table-cell>
          <table:table-cell office:value-type="float" office:value="9.6667">
            <text:p>9.6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7-01-06T18:00:00">
            <text:p>Fri Jan  6 18:00:00 2017</text:p>
          </table:table-cell>
          <table:table-cell office:value-type="float" office:value="384.6667">
            <text:p>384.6667</text:p>
          </table:table-cell>
          <table:table-cell office:value-type="float" office:value="36.6667">
            <text:p>36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7-01-07T17:00:00">
            <text:p>Sat Jan  7 17:00:00 2017</text:p>
          </table:table-cell>
          <table:table-cell office:value-type="float" office:value="257.5">
            <text:p>257.5</text:p>
          </table:table-cell>
          <table:table-cell office:value-type="float" office:value="10.6667">
            <text:p>10.6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7-01-07T18:00:00">
            <text:p>Sat Jan  7 18:00:00 2017</text:p>
          </table:table-cell>
          <table:table-cell office:value-type="float" office:value="298.6667">
            <text:p>298.6667</text:p>
          </table:table-cell>
          <table:table-cell office:value-type="float" office:value="24.3333">
            <text:p>24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7-01-07T19:00:00">
            <text:p>Sat Jan  7 19:00:00 2017</text:p>
          </table:table-cell>
          <table:table-cell office:value-type="float" office:value="456.5">
            <text:p>456.5</text:p>
          </table:table-cell>
          <table:table-cell office:value-type="float" office:value="72.3333">
            <text:p>72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7-01-08T15:00:00">
            <text:p>Sun Jan  8 15:00:00 2017</text:p>
          </table:table-cell>
          <table:table-cell office:value-type="float" office:value="252.0">
            <text:p>252.0</text:p>
          </table:table-cell>
          <table:table-cell office:value-type="float" office:value="11.8333">
            <text:p>11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7-01-08T16:00:00">
            <text:p>Sun Jan  8 16:00:00 2017</text:p>
          </table:table-cell>
          <table:table-cell office:value-type="float" office:value="324.1667">
            <text:p>324.1667</text:p>
          </table:table-cell>
          <table:table-cell office:value-type="float" office:value="11.0">
            <text:p>11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7-01-08T17:00:00">
            <text:p>Sun Jan  8 17:00:00 2017</text:p>
          </table:table-cell>
          <table:table-cell office:value-type="float" office:value="191.0">
            <text:p>191.0</text:p>
          </table:table-cell>
          <table:table-cell office:value-type="float" office:value="12.6667">
            <text:p>12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7-01-08T18:00:00">
            <text:p>Sun Jan  8 18:00:00 2017</text:p>
          </table:table-cell>
          <table:table-cell office:value-type="float" office:value="404.5">
            <text:p>404.5</text:p>
          </table:table-cell>
          <table:table-cell office:value-type="float" office:value="45.3333">
            <text:p>45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7-01-09T17:00:00">
            <text:p>Mon Jan  9 17:00:00 2017</text:p>
          </table:table-cell>
          <table:table-cell office:value-type="float" office:value="335.1667">
            <text:p>335.1667</text:p>
          </table:table-cell>
          <table:table-cell office:value-type="float" office:value="12.1667">
            <text:p>12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7-01-09T18:00:00">
            <text:p>Mon Jan  9 18:00:00 2017</text:p>
          </table:table-cell>
          <table:table-cell office:value-type="float" office:value="423.1667">
            <text:p>423.1667</text:p>
          </table:table-cell>
          <table:table-cell office:value-type="float" office:value="33.0">
            <text:p>33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7-01-09T19:00:00">
            <text:p>Mon Jan  9 19:00:00 2017</text:p>
          </table:table-cell>
          <table:table-cell office:value-type="float" office:value="467.6667">
            <text:p>467.6667</text:p>
          </table:table-cell>
          <table:table-cell office:value-type="float" office:value="60.8333">
            <text:p>60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7-01-10T18:00:00">
            <text:p>Tue Jan 10 18:00:00 2017</text:p>
          </table:table-cell>
          <table:table-cell office:value-type="float" office:value="262.0">
            <text:p>262.0</text:p>
          </table:table-cell>
          <table:table-cell office:value-type="float" office:value="38.0">
            <text:p>38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7-01-10T19:00:00">
            <text:p>Tue Jan 10 19:00:00 2017</text:p>
          </table:table-cell>
          <table:table-cell office:value-type="float" office:value="342.5">
            <text:p>342.5</text:p>
          </table:table-cell>
          <table:table-cell office:value-type="float" office:value="61.6667">
            <text:p>61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7-01-11T07:00:00">
            <text:p>Wed Jan 11 07:00:00 2017</text:p>
          </table:table-cell>
          <table:table-cell office:value-type="float" office:value="304.8333">
            <text:p>304.8333</text:p>
          </table:table-cell>
          <table:table-cell office:value-type="float" office:value="28.0">
            <text:p>28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7-01-11T16:00:00">
            <text:p>Wed Jan 11 16:00:00 2017</text:p>
          </table:table-cell>
          <table:table-cell office:value-type="float" office:value="75.3333">
            <text:p>75.3333</text:p>
          </table:table-cell>
          <table:table-cell office:value-type="float" office:value="10.8333">
            <text:p>10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7-01-11T17:00:00">
            <text:p>Wed Jan 11 17:00:00 2017</text:p>
          </table:table-cell>
          <table:table-cell office:value-type="float" office:value="105.3333">
            <text:p>105.3333</text:p>
          </table:table-cell>
          <table:table-cell office:value-type="float" office:value="11.0">
            <text:p>11.0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7-01-11T18:00:00">
            <text:p>Wed Jan 11 18:00:00 2017</text:p>
          </table:table-cell>
          <table:table-cell office:value-type="float" office:value="165.0">
            <text:p>165.0</text:p>
          </table:table-cell>
          <table:table-cell office:value-type="float" office:value="27.8333">
            <text:p>27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7-01-11T19:00:00">
            <text:p>Wed Jan 11 19:00:00 2017</text:p>
          </table:table-cell>
          <table:table-cell office:value-type="float" office:value="580.1667">
            <text:p>580.1667</text:p>
          </table:table-cell>
          <table:table-cell office:value-type="float" office:value="72.8333">
            <text:p>72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7-01-12T15:00:00">
            <text:p>Thu Jan 12 15:00:00 2017</text:p>
          </table:table-cell>
          <table:table-cell office:value-type="float" office:value="143.6667">
            <text:p>143.6667</text:p>
          </table:table-cell>
          <table:table-cell office:value-type="float" office:value="26.0">
            <text:p>26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7-01-12T16:00:00">
            <text:p>Thu Jan 12 16:00:00 2017</text:p>
          </table:table-cell>
          <table:table-cell office:value-type="float" office:value="145.3333">
            <text:p>145.3333</text:p>
          </table:table-cell>
          <table:table-cell office:value-type="float" office:value="19.1667">
            <text:p>19.1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7-01-12T17:00:00">
            <text:p>Thu Jan 12 17:00:00 2017</text:p>
          </table:table-cell>
          <table:table-cell office:value-type="float" office:value="162.6667">
            <text:p>162.6667</text:p>
          </table:table-cell>
          <table:table-cell office:value-type="float" office:value="15.6667">
            <text:p>15.6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7-01-12T18:00:00">
            <text:p>Thu Jan 12 18:00:00 2017</text:p>
          </table:table-cell>
          <table:table-cell office:value-type="float" office:value="160.8333">
            <text:p>160.8333</text:p>
          </table:table-cell>
          <table:table-cell office:value-type="float" office:value="30.6667">
            <text:p>30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7-01-13T14:00:00">
            <text:p>Fri Jan 13 14:00:00 2017</text:p>
          </table:table-cell>
          <table:table-cell office:value-type="float" office:value="300.1667">
            <text:p>300.1667</text:p>
          </table:table-cell>
          <table:table-cell office:value-type="float" office:value="13.6667">
            <text:p>13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7-01-13T15:00:00">
            <text:p>Fri Jan 13 15:00:00 2017</text:p>
          </table:table-cell>
          <table:table-cell office:value-type="float" office:value="317.8333">
            <text:p>317.8333</text:p>
          </table:table-cell>
          <table:table-cell office:value-type="float" office:value="14.5">
            <text:p>14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7-01-13T16:00:00">
            <text:p>Fri Jan 13 16:00:00 2017</text:p>
          </table:table-cell>
          <table:table-cell office:value-type="float" office:value="415.1667">
            <text:p>415.1667</text:p>
          </table:table-cell>
          <table:table-cell office:value-type="float" office:value="13.5">
            <text:p>13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7-01-13T17:00:00">
            <text:p>Fri Jan 13 17:00:00 2017</text:p>
          </table:table-cell>
          <table:table-cell office:value-type="float" office:value="441.0">
            <text:p>441.0</text:p>
          </table:table-cell>
          <table:table-cell office:value-type="float" office:value="13.8333">
            <text:p>13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7-01-13T18:00:00">
            <text:p>Fri Jan 13 18:00:00 2017</text:p>
          </table:table-cell>
          <table:table-cell office:value-type="float" office:value="452.8333">
            <text:p>452.8333</text:p>
          </table:table-cell>
          <table:table-cell office:value-type="float" office:value="20.0">
            <text:p>20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7-01-13T19:00:00">
            <text:p>Fri Jan 13 19:00:00 2017</text:p>
          </table:table-cell>
          <table:table-cell office:value-type="float" office:value="375.5">
            <text:p>375.5</text:p>
          </table:table-cell>
          <table:table-cell office:value-type="float" office:value="26.6667">
            <text:p>26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7-01-13T20:00:00">
            <text:p>Fri Jan 13 20:00:00 2017</text:p>
          </table:table-cell>
          <table:table-cell office:value-type="float" office:value="433.8333">
            <text:p>433.8333</text:p>
          </table:table-cell>
          <table:table-cell office:value-type="float" office:value="32.1667">
            <text:p>32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7-01-16T17:00:00">
            <text:p>Mon Jan 16 17:00:00 2017</text:p>
          </table:table-cell>
          <table:table-cell office:value-type="float" office:value="92.3333">
            <text:p>92.3333</text:p>
          </table:table-cell>
          <table:table-cell office:value-type="float" office:value="14.0">
            <text:p>14.0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17-01-16T18:00:00">
            <text:p>Mon Jan 16 18:00:00 2017</text:p>
          </table:table-cell>
          <table:table-cell office:value-type="float" office:value="84.6667">
            <text:p>84.6667</text:p>
          </table:table-cell>
          <table:table-cell office:value-type="float" office:value="21.0">
            <text:p>21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7-01-16T19:00:00">
            <text:p>Mon Jan 16 19:00:00 2017</text:p>
          </table:table-cell>
          <table:table-cell office:value-type="float" office:value="427.6667">
            <text:p>427.6667</text:p>
          </table:table-cell>
          <table:table-cell office:value-type="float" office:value="69.0">
            <text:p>69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7-01-17T16:00:00">
            <text:p>Tue Jan 17 16:00:00 2017</text:p>
          </table:table-cell>
          <table:table-cell office:value-type="float" office:value="114.1667">
            <text:p>114.1667</text:p>
          </table:table-cell>
          <table:table-cell office:value-type="float" office:value="11.3333">
            <text:p>11.3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17-01-17T17:00:00">
            <text:p>Tue Jan 17 17:00:00 2017</text:p>
          </table:table-cell>
          <table:table-cell office:value-type="float" office:value="102.1667">
            <text:p>102.1667</text:p>
          </table:table-cell>
          <table:table-cell office:value-type="float" office:value="15.1667">
            <text:p>15.1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17-01-17T18:00:00">
            <text:p>Tue Jan 17 18:00:00 2017</text:p>
          </table:table-cell>
          <table:table-cell office:value-type="float" office:value="122.1667">
            <text:p>122.1667</text:p>
          </table:table-cell>
          <table:table-cell office:value-type="float" office:value="24.3333">
            <text:p>24.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7-01-17T19:00:00">
            <text:p>Tue Jan 17 19:00:00 2017</text:p>
          </table:table-cell>
          <table:table-cell office:value-type="float" office:value="184.1667">
            <text:p>184.1667</text:p>
          </table:table-cell>
          <table:table-cell office:value-type="float" office:value="37.1667">
            <text:p>37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7-01-17T20:00:00">
            <text:p>Tue Jan 17 20:00:00 2017</text:p>
          </table:table-cell>
          <table:table-cell office:value-type="float" office:value="262.0">
            <text:p>262.0</text:p>
          </table:table-cell>
          <table:table-cell office:value-type="float" office:value="28.8333">
            <text:p>28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7-01-17T21:00:00">
            <text:p>Tue Jan 17 21:00:00 2017</text:p>
          </table:table-cell>
          <table:table-cell office:value-type="float" office:value="235.3333">
            <text:p>235.3333</text:p>
          </table:table-cell>
          <table:table-cell office:value-type="float" office:value="26.1667">
            <text:p>26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7-01-17T22:00:00">
            <text:p>Tue Jan 17 22:00:00 2017</text:p>
          </table:table-cell>
          <table:table-cell office:value-type="float" office:value="154.8333">
            <text:p>154.8333</text:p>
          </table:table-cell>
          <table:table-cell office:value-type="float" office:value="14.8333">
            <text:p>14.8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7-01-17T23:00:00">
            <text:p>Tue Jan 17 23:00:00 2017</text:p>
          </table:table-cell>
          <table:table-cell office:value-type="float" office:value="269.6667">
            <text:p>269.6667</text:p>
          </table:table-cell>
          <table:table-cell office:value-type="float" office:value="16.1667">
            <text:p>16.1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7-01-21T15:00:00">
            <text:p>Sat Jan 21 15:00:00 2017</text:p>
          </table:table-cell>
          <table:table-cell office:value-type="float" office:value="51.0">
            <text:p>51.0</text:p>
          </table:table-cell>
          <table:table-cell office:value-type="float" office:value="11.1667">
            <text:p>11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7-01-21T16:00:00">
            <text:p>Sat Jan 21 16:00:00 2017</text:p>
          </table:table-cell>
          <table:table-cell office:value-type="float" office:value="51.8333">
            <text:p>51.8333</text:p>
          </table:table-cell>
          <table:table-cell office:value-type="float" office:value="11.6667">
            <text:p>11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7-01-21T17:00:00">
            <text:p>Sat Jan 21 17:00:00 2017</text:p>
          </table:table-cell>
          <table:table-cell office:value-type="float" office:value="56.5">
            <text:p>56.5</text:p>
          </table:table-cell>
          <table:table-cell office:value-type="float" office:value="12.8333">
            <text:p>12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7-01-21T18:00:00">
            <text:p>Sat Jan 21 18:00:00 2017</text:p>
          </table:table-cell>
          <table:table-cell office:value-type="float" office:value="53.5">
            <text:p>53.5</text:p>
          </table:table-cell>
          <table:table-cell office:value-type="float" office:value="18.6667">
            <text:p>18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7-01-21T19:00:00">
            <text:p>Sat Jan 21 19:00:00 2017</text:p>
          </table:table-cell>
          <table:table-cell office:value-type="float" office:value="250.3333">
            <text:p>250.3333</text:p>
          </table:table-cell>
          <table:table-cell office:value-type="float" office:value="36.5">
            <text:p>36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7-01-21T20:00:00">
            <text:p>Sat Jan 21 20:00:00 2017</text:p>
          </table:table-cell>
          <table:table-cell office:value-type="float" office:value="470.5">
            <text:p>470.5</text:p>
          </table:table-cell>
          <table:table-cell office:value-type="float" office:value="42.6667">
            <text:p>42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7-01-21T21:00:00">
            <text:p>Sat Jan 21 21:00:00 2017</text:p>
          </table:table-cell>
          <table:table-cell office:value-type="float" office:value="393.0">
            <text:p>393.0</text:p>
          </table:table-cell>
          <table:table-cell office:value-type="float" office:value="34.8333">
            <text:p>34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7-01-22T00:00:00">
            <text:p>Sun Jan 22 00:00:00 2017</text:p>
          </table:table-cell>
          <table:table-cell office:value-type="float" office:value="310.3333">
            <text:p>310.3333</text:p>
          </table:table-cell>
          <table:table-cell office:value-type="float" office:value="20.5">
            <text:p>20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7-01-22T01:00:00">
            <text:p>Sun Jan 22 01:00:00 2017</text:p>
          </table:table-cell>
          <table:table-cell office:value-type="float" office:value="334.6667">
            <text:p>334.6667</text:p>
          </table:table-cell>
          <table:table-cell office:value-type="float" office:value="13.5">
            <text:p>13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7-01-22T02:00:00">
            <text:p>Sun Jan 22 02:00:00 2017</text:p>
          </table:table-cell>
          <table:table-cell office:value-type="float" office:value="429.6667">
            <text:p>429.6667</text:p>
          </table:table-cell>
          <table:table-cell office:value-type="float" office:value="15.3333">
            <text:p>15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7-01-22T03:00:00">
            <text:p>Sun Jan 22 03:00:00 2017</text:p>
          </table:table-cell>
          <table:table-cell office:value-type="float" office:value="461.6667">
            <text:p>461.6667</text:p>
          </table:table-cell>
          <table:table-cell office:value-type="float" office:value="15.0">
            <text:p>15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7-01-22T16:00:00">
            <text:p>Sun Jan 22 16:00:00 2017</text:p>
          </table:table-cell>
          <table:table-cell office:value-type="float" office:value="256.3333">
            <text:p>256.3333</text:p>
          </table:table-cell>
          <table:table-cell office:value-type="float" office:value="9.5">
            <text:p>9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7-01-22T17:00:00">
            <text:p>Sun Jan 22 17:00:00 2017</text:p>
          </table:table-cell>
          <table:table-cell office:value-type="float" office:value="278.3333">
            <text:p>278.3333</text:p>
          </table:table-cell>
          <table:table-cell office:value-type="float" office:value="10.1667">
            <text:p>10.1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17-01-22T18:00:00">
            <text:p>Sun Jan 22 18:00:00 2017</text:p>
          </table:table-cell>
          <table:table-cell office:value-type="float" office:value="450.8333">
            <text:p>450.8333</text:p>
          </table:table-cell>
          <table:table-cell office:value-type="float" office:value="22.0">
            <text:p>22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7-01-22T19:00:00">
            <text:p>Sun Jan 22 19:00:00 2017</text:p>
          </table:table-cell>
          <table:table-cell office:value-type="float" office:value="322.3333">
            <text:p>322.3333</text:p>
          </table:table-cell>
          <table:table-cell office:value-type="float" office:value="38.0">
            <text:p>38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7-01-22T21:00:00">
            <text:p>Sun Jan 22 21:00:00 2017</text:p>
          </table:table-cell>
          <table:table-cell office:value-type="float" office:value="457.0">
            <text:p>457.0</text:p>
          </table:table-cell>
          <table:table-cell office:value-type="float" office:value="49.6667">
            <text:p>49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7-01-22T22:00:00">
            <text:p>Sun Jan 22 22:00:00 2017</text:p>
          </table:table-cell>
          <table:table-cell office:value-type="float" office:value="312.0">
            <text:p>312.0</text:p>
          </table:table-cell>
          <table:table-cell office:value-type="float" office:value="27.8333">
            <text:p>27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7-01-22T23:00:00">
            <text:p>Sun Jan 22 23:00:00 2017</text:p>
          </table:table-cell>
          <table:table-cell office:value-type="float" office:value="234.1667">
            <text:p>234.1667</text:p>
          </table:table-cell>
          <table:table-cell office:value-type="float" office:value="19.0">
            <text:p>19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7-01-24T15:00:00">
            <text:p>Tue Jan 24 15:00:00 2017</text:p>
          </table:table-cell>
          <table:table-cell office:value-type="float" office:value="221.6667">
            <text:p>221.6667</text:p>
          </table:table-cell>
          <table:table-cell office:value-type="float" office:value="18.1667">
            <text:p>18.1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7-01-24T16:00:00">
            <text:p>Tue Jan 24 16:00:00 2017</text:p>
          </table:table-cell>
          <table:table-cell office:value-type="float" office:value="225.6667">
            <text:p>225.6667</text:p>
          </table:table-cell>
          <table:table-cell office:value-type="float" office:value="16.1667">
            <text:p>16.1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7-01-24T17:00:00">
            <text:p>Tue Jan 24 17:00:00 2017</text:p>
          </table:table-cell>
          <table:table-cell office:value-type="float" office:value="232.0">
            <text:p>232.0</text:p>
          </table:table-cell>
          <table:table-cell office:value-type="float" office:value="14.5">
            <text:p>14.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7-01-24T18:00:00">
            <text:p>Tue Jan 24 18:00:00 2017</text:p>
          </table:table-cell>
          <table:table-cell office:value-type="float" office:value="298.5">
            <text:p>298.5</text:p>
          </table:table-cell>
          <table:table-cell office:value-type="float" office:value="29.5">
            <text:p>29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7-01-24T19:00:00">
            <text:p>Tue Jan 24 19:00:00 2017</text:p>
          </table:table-cell>
          <table:table-cell office:value-type="float" office:value="509.3333">
            <text:p>509.3333</text:p>
          </table:table-cell>
          <table:table-cell office:value-type="float" office:value="93.0">
            <text:p>93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7-01-25T16:00:00">
            <text:p>Wed Jan 25 16:00:00 2017</text:p>
          </table:table-cell>
          <table:table-cell office:value-type="float" office:value="78.6667">
            <text:p>78.6667</text:p>
          </table:table-cell>
          <table:table-cell office:value-type="float" office:value="13.8333">
            <text:p>13.8333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17-01-25T17:00:00">
            <text:p>Wed Jan 25 17:00:00 2017</text:p>
          </table:table-cell>
          <table:table-cell office:value-type="float" office:value="55.0">
            <text:p>55.0</text:p>
          </table:table-cell>
          <table:table-cell office:value-type="float" office:value="13.6667">
            <text:p>13.6667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17-01-25T18:00:00">
            <text:p>Wed Jan 25 18:00:00 2017</text:p>
          </table:table-cell>
          <table:table-cell office:value-type="float" office:value="57.3333">
            <text:p>57.3333</text:p>
          </table:table-cell>
          <table:table-cell office:value-type="float" office:value="21.6667">
            <text:p>21.6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7-01-25T19:00:00">
            <text:p>Wed Jan 25 19:00:00 2017</text:p>
          </table:table-cell>
          <table:table-cell office:value-type="float" office:value="341.8333">
            <text:p>341.8333</text:p>
          </table:table-cell>
          <table:table-cell office:value-type="float" office:value="66.5">
            <text:p>66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7-01-26T15:00:00">
            <text:p>Thu Jan 26 15:00:00 2017</text:p>
          </table:table-cell>
          <table:table-cell office:value-type="float" office:value="198.1667">
            <text:p>198.1667</text:p>
          </table:table-cell>
          <table:table-cell office:value-type="float" office:value="24.5">
            <text:p>24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7-01-26T17:00:00">
            <text:p>Thu Jan 26 17:00:00 2017</text:p>
          </table:table-cell>
          <table:table-cell office:value-type="float" office:value="500.8333">
            <text:p>500.8333</text:p>
          </table:table-cell>
          <table:table-cell office:value-type="float" office:value="18.5">
            <text:p>18.5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7-01-26T18:00:00">
            <text:p>Thu Jan 26 18:00:00 2017</text:p>
          </table:table-cell>
          <table:table-cell office:value-type="float" office:value="376.0">
            <text:p>376.0</text:p>
          </table:table-cell>
          <table:table-cell office:value-type="float" office:value="33.8333">
            <text:p>33.8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7-01-26T19:00:00">
            <text:p>Thu Jan 26 19:00:00 2017</text:p>
          </table:table-cell>
          <table:table-cell office:value-type="float" office:value="233.8333">
            <text:p>233.8333</text:p>
          </table:table-cell>
          <table:table-cell office:value-type="float" office:value="46.1667">
            <text:p>46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7-01-26T20:00:00">
            <text:p>Thu Jan 26 20:00:00 2017</text:p>
          </table:table-cell>
          <table:table-cell office:value-type="float" office:value="344.6667">
            <text:p>344.6667</text:p>
          </table:table-cell>
          <table:table-cell office:value-type="float" office:value="81.0">
            <text:p>81.0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7-01-29T16:00:00">
            <text:p>Sun Jan 29 16:00:00 2017</text:p>
          </table:table-cell>
          <table:table-cell office:value-type="float" office:value="115.5">
            <text:p>115.5</text:p>
          </table:table-cell>
          <table:table-cell office:value-type="float" office:value="7.6667">
            <text:p>7.6667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17-01-29T17:00:00">
            <text:p>Sun Jan 29 17:00:00 2017</text:p>
          </table:table-cell>
          <table:table-cell office:value-type="float" office:value="168.1667">
            <text:p>168.1667</text:p>
          </table:table-cell>
          <table:table-cell office:value-type="float" office:value="8.1667">
            <text:p>8.1667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17-01-29T18:00:00">
            <text:p>Sun Jan 29 18:00:00 2017</text:p>
          </table:table-cell>
          <table:table-cell office:value-type="float" office:value="326.5">
            <text:p>326.5</text:p>
          </table:table-cell>
          <table:table-cell office:value-type="float" office:value="10.6667">
            <text:p>10.6667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17-01-29T19:00:00">
            <text:p>Sun Jan 29 19:00:00 2017</text:p>
          </table:table-cell>
          <table:table-cell office:value-type="float" office:value="234.5">
            <text:p>234.5</text:p>
          </table:table-cell>
          <table:table-cell office:value-type="float" office:value="25.3333">
            <text:p>25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7-01-29T20:00:00">
            <text:p>Sun Jan 29 20:00:00 2017</text:p>
          </table:table-cell>
          <table:table-cell office:value-type="float" office:value="250.3333">
            <text:p>250.3333</text:p>
          </table:table-cell>
          <table:table-cell office:value-type="float" office:value="62.1667">
            <text:p>62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7-01-30T18:00:00">
            <text:p>Mon Jan 30 18:00:00 2017</text:p>
          </table:table-cell>
          <table:table-cell office:value-type="float" office:value="122.5">
            <text:p>122.5</text:p>
          </table:table-cell>
          <table:table-cell office:value-type="float" office:value="26.5">
            <text:p>26.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7-01-30T19:00:00">
            <text:p>Mon Jan 30 19:00:00 2017</text:p>
          </table:table-cell>
          <table:table-cell office:value-type="float" office:value="403.0">
            <text:p>403.0</text:p>
          </table:table-cell>
          <table:table-cell office:value-type="float" office:value="82.6667">
            <text:p>82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7-01-31T14:00:00">
            <text:p>Tue Jan 31 14:00:00 2017</text:p>
          </table:table-cell>
          <table:table-cell office:value-type="float" office:value="232.5">
            <text:p>232.5</text:p>
          </table:table-cell>
          <table:table-cell office:value-type="float" office:value="22.6667">
            <text:p>22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7-01-31T15:00:00">
            <text:p>Tue Jan 31 15:00:00 2017</text:p>
          </table:table-cell>
          <table:table-cell office:value-type="float" office:value="221.8333">
            <text:p>221.8333</text:p>
          </table:table-cell>
          <table:table-cell office:value-type="float" office:value="16.0">
            <text:p>16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7-01-31T16:00:00">
            <text:p>Tue Jan 31 16:00:00 2017</text:p>
          </table:table-cell>
          <table:table-cell office:value-type="float" office:value="163.0">
            <text:p>163.0</text:p>
          </table:table-cell>
          <table:table-cell office:value-type="float" office:value="17.5">
            <text:p>17.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7-01-31T17:00:00">
            <text:p>Tue Jan 31 17:00:00 2017</text:p>
          </table:table-cell>
          <table:table-cell office:value-type="float" office:value="193.3333">
            <text:p>193.3333</text:p>
          </table:table-cell>
          <table:table-cell office:value-type="float" office:value="23.8333">
            <text:p>23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7-01-31T18:00:00">
            <text:p>Tue Jan 31 18:00:00 2017</text:p>
          </table:table-cell>
          <table:table-cell office:value-type="float" office:value="151.3333">
            <text:p>151.3333</text:p>
          </table:table-cell>
          <table:table-cell office:value-type="float" office:value="29.0">
            <text:p>29.0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7-01-31T19:00:00">
            <text:p>Tue Jan 31 19:00:00 2017</text:p>
          </table:table-cell>
          <table:table-cell office:value-type="float" office:value="240.5">
            <text:p>240.5</text:p>
          </table:table-cell>
          <table:table-cell office:value-type="float" office:value="71.0">
            <text:p>71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7-01-31T20:00:00">
            <text:p>Tue Jan 31 20:00:00 2017</text:p>
          </table:table-cell>
          <table:table-cell office:value-type="float" office:value="313.8333">
            <text:p>313.8333</text:p>
          </table:table-cell>
          <table:table-cell office:value-type="float" office:value="88.8333">
            <text:p>88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02-01T15:00:00">
            <text:p>Wed Feb  1 15:00:00 2017</text:p>
          </table:table-cell>
          <table:table-cell office:value-type="float" office:value="79.3333">
            <text:p>79.3333</text:p>
          </table:table-cell>
          <table:table-cell office:value-type="float" office:value="17.8333">
            <text:p>17.8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7-02-01T16:00:00">
            <text:p>Wed Feb  1 16:00:00 2017</text:p>
          </table:table-cell>
          <table:table-cell office:value-type="float" office:value="50.3333">
            <text:p>50.3333</text:p>
          </table:table-cell>
          <table:table-cell office:value-type="float" office:value="13.3333">
            <text:p>13.3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7-02-01T17:00:00">
            <text:p>Wed Feb  1 17:00:00 2017</text:p>
          </table:table-cell>
          <table:table-cell office:value-type="float" office:value="52.3333">
            <text:p>52.3333</text:p>
          </table:table-cell>
          <table:table-cell office:value-type="float" office:value="15.3333">
            <text:p>15.3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7-02-01T18:00:00">
            <text:p>Wed Feb  1 18:00:00 2017</text:p>
          </table:table-cell>
          <table:table-cell office:value-type="float" office:value="52.0">
            <text:p>52.0</text:p>
          </table:table-cell>
          <table:table-cell office:value-type="float" office:value="17.6667">
            <text:p>17.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7-02-01T19:00:00">
            <text:p>Wed Feb  1 19:00:00 2017</text:p>
          </table:table-cell>
          <table:table-cell office:value-type="float" office:value="58.1667">
            <text:p>58.1667</text:p>
          </table:table-cell>
          <table:table-cell office:value-type="float" office:value="32.1667">
            <text:p>32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7-02-01T20:00:00">
            <text:p>Wed Feb  1 20:00:00 2017</text:p>
          </table:table-cell>
          <table:table-cell office:value-type="float" office:value="54.0">
            <text:p>54.0</text:p>
          </table:table-cell>
          <table:table-cell office:value-type="float" office:value="62.1667">
            <text:p>62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7-02-01T21:00:00">
            <text:p>Wed Feb  1 21:00:00 2017</text:p>
          </table:table-cell>
          <table:table-cell office:value-type="float" office:value="50.0">
            <text:p>50.0</text:p>
          </table:table-cell>
          <table:table-cell office:value-type="float" office:value="58.5">
            <text:p>58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7-02-01T22:00:00">
            <text:p>Wed Feb  1 22:00:00 2017</text:p>
          </table:table-cell>
          <table:table-cell office:value-type="float" office:value="50.0">
            <text:p>50.0</text:p>
          </table:table-cell>
          <table:table-cell office:value-type="float" office:value="50.3333">
            <text:p>50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7-02-01T23:00:00">
            <text:p>Wed Feb  1 23:00:00 2017</text:p>
          </table:table-cell>
          <table:table-cell office:value-type="float" office:value="50.0">
            <text:p>50.0</text:p>
          </table:table-cell>
          <table:table-cell office:value-type="float" office:value="67.1667">
            <text:p>67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02-02T16:00:00">
            <text:p>Thu Feb  2 16:00:00 2017</text:p>
          </table:table-cell>
          <table:table-cell office:value-type="float" office:value="201.0">
            <text:p>201.0</text:p>
          </table:table-cell>
          <table:table-cell office:value-type="float" office:value="12.6667">
            <text:p>12.6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7-02-02T17:00:00">
            <text:p>Thu Feb  2 17:00:00 2017</text:p>
          </table:table-cell>
          <table:table-cell office:value-type="float" office:value="188.0">
            <text:p>188.0</text:p>
          </table:table-cell>
          <table:table-cell office:value-type="float" office:value="18.3333">
            <text:p>18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7-02-02T18:00:00">
            <text:p>Thu Feb  2 18:00:00 2017</text:p>
          </table:table-cell>
          <table:table-cell office:value-type="float" office:value="156.5">
            <text:p>156.5</text:p>
          </table:table-cell>
          <table:table-cell office:value-type="float" office:value="17.6667">
            <text:p>17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7-02-02T19:00:00">
            <text:p>Thu Feb  2 19:00:00 2017</text:p>
          </table:table-cell>
          <table:table-cell office:value-type="float" office:value="124.6667">
            <text:p>124.6667</text:p>
          </table:table-cell>
          <table:table-cell office:value-type="float" office:value="18.8333">
            <text:p>18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7-02-02T20:00:00">
            <text:p>Thu Feb  2 20:00:00 2017</text:p>
          </table:table-cell>
          <table:table-cell office:value-type="float" office:value="148.3333">
            <text:p>148.3333</text:p>
          </table:table-cell>
          <table:table-cell office:value-type="float" office:value="31.8333">
            <text:p>31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7-02-02T21:00:00">
            <text:p>Thu Feb  2 21:00:00 2017</text:p>
          </table:table-cell>
          <table:table-cell office:value-type="float" office:value="203.6667">
            <text:p>203.6667</text:p>
          </table:table-cell>
          <table:table-cell office:value-type="float" office:value="39.3333">
            <text:p>39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7-02-02T23:00:00">
            <text:p>Thu Feb  2 23:00:00 2017</text:p>
          </table:table-cell>
          <table:table-cell office:value-type="float" office:value="270.8333">
            <text:p>270.8333</text:p>
          </table:table-cell>
          <table:table-cell office:value-type="float" office:value="25.3333">
            <text:p>25.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7-02-03T00:00:00">
            <text:p>Fri Feb  3 00:00:00 2017</text:p>
          </table:table-cell>
          <table:table-cell office:value-type="float" office:value="139.0">
            <text:p>139.0</text:p>
          </table:table-cell>
          <table:table-cell office:value-type="float" office:value="17.8333">
            <text:p>17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7-02-07T17:00:00">
            <text:p>Tue Feb  7 17:00:00 2017</text:p>
          </table:table-cell>
          <table:table-cell office:value-type="float" office:value="124.8333">
            <text:p>124.8333</text:p>
          </table:table-cell>
          <table:table-cell office:value-type="float" office:value="12.0">
            <text:p>12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7-02-07T18:00:00">
            <text:p>Tue Feb  7 18:00:00 2017</text:p>
          </table:table-cell>
          <table:table-cell office:value-type="float" office:value="80.0">
            <text:p>80.0</text:p>
          </table:table-cell>
          <table:table-cell office:value-type="float" office:value="15.3333">
            <text:p>15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7-02-08T01:00:00">
            <text:p>Wed Feb  8 01:00:00 2017</text:p>
          </table:table-cell>
          <table:table-cell office:value-type="float" office:value="77.6667">
            <text:p>77.6667</text:p>
          </table:table-cell>
          <table:table-cell office:value-type="float" office:value="16.6667">
            <text:p>16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7-02-08T02:00:00">
            <text:p>Wed Feb  8 02:00:00 2017</text:p>
          </table:table-cell>
          <table:table-cell office:value-type="float" office:value="85.3333">
            <text:p>85.3333</text:p>
          </table:table-cell>
          <table:table-cell office:value-type="float" office:value="8.5">
            <text:p>8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7-02-08T03:00:00">
            <text:p>Wed Feb  8 03:00:00 2017</text:p>
          </table:table-cell>
          <table:table-cell office:value-type="float" office:value="68.0">
            <text:p>68.0</text:p>
          </table:table-cell>
          <table:table-cell office:value-type="float" office:value="9.1667">
            <text:p>9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7-02-08T04:00:00">
            <text:p>Wed Feb  8 04:00:00 2017</text:p>
          </table:table-cell>
          <table:table-cell office:value-type="float" office:value="69.6667">
            <text:p>69.6667</text:p>
          </table:table-cell>
          <table:table-cell office:value-type="float" office:value="9.0">
            <text:p>9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7-02-08T05:00:00">
            <text:p>Wed Feb  8 05:00:00 2017</text:p>
          </table:table-cell>
          <table:table-cell office:value-type="float" office:value="137.5">
            <text:p>137.5</text:p>
          </table:table-cell>
          <table:table-cell office:value-type="float" office:value="6.0">
            <text:p>6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7-02-08T06:00:00">
            <text:p>Wed Feb  8 06:00:00 2017</text:p>
          </table:table-cell>
          <table:table-cell office:value-type="float" office:value="79.3333">
            <text:p>79.3333</text:p>
          </table:table-cell>
          <table:table-cell office:value-type="float" office:value="8.8333">
            <text:p>8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7-02-08T07:00:00">
            <text:p>Wed Feb  8 07:00:00 2017</text:p>
          </table:table-cell>
          <table:table-cell office:value-type="float" office:value="143.1667">
            <text:p>143.1667</text:p>
          </table:table-cell>
          <table:table-cell office:value-type="float" office:value="12.0">
            <text:p>12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7-02-10T15:00:00">
            <text:p>Fri Feb 10 15:00:00 2017</text:p>
          </table:table-cell>
          <table:table-cell office:value-type="float" office:value="59.0">
            <text:p>59.0</text:p>
          </table:table-cell>
          <table:table-cell office:value-type="float" office:value="31.5">
            <text:p>31.5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7-02-10T16:00:00">
            <text:p>Fri Feb 10 16:00:00 2017</text:p>
          </table:table-cell>
          <table:table-cell office:value-type="float" office:value="106.5">
            <text:p>106.5</text:p>
          </table:table-cell>
          <table:table-cell office:value-type="float" office:value="17.6667">
            <text:p>17.6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7-02-10T17:00:00">
            <text:p>Fri Feb 10 17:00:00 2017</text:p>
          </table:table-cell>
          <table:table-cell office:value-type="float" office:value="87.6667">
            <text:p>87.6667</text:p>
          </table:table-cell>
          <table:table-cell office:value-type="float" office:value="18.0">
            <text:p>18.0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7-02-10T18:00:00">
            <text:p>Fri Feb 10 18:00:00 2017</text:p>
          </table:table-cell>
          <table:table-cell office:value-type="float" office:value="50.0">
            <text:p>50.0</text:p>
          </table:table-cell>
          <table:table-cell office:value-type="float" office:value="18.3333">
            <text:p>18.3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7-02-10T19:00:00">
            <text:p>Fri Feb 10 19:00:00 2017</text:p>
          </table:table-cell>
          <table:table-cell office:value-type="float" office:value="74.3333">
            <text:p>74.3333</text:p>
          </table:table-cell>
          <table:table-cell office:value-type="float" office:value="21.3333">
            <text:p>21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7-02-17T15:00:00">
            <text:p>Fri Feb 17 15:00:00 2017</text:p>
          </table:table-cell>
          <table:table-cell office:value-type="float" office:value="431.1667">
            <text:p>431.1667</text:p>
          </table:table-cell>
          <table:table-cell office:value-type="float" office:value="16.6667">
            <text:p>16.6667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17-02-17T16:00:00">
            <text:p>Fri Feb 17 16:00:00 2017</text:p>
          </table:table-cell>
          <table:table-cell office:value-type="float" office:value="254.1667">
            <text:p>254.1667</text:p>
          </table:table-cell>
          <table:table-cell office:value-type="float" office:value="15.3333">
            <text:p>15.3333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17-02-17T17:00:00">
            <text:p>Fri Feb 17 17:00:00 2017</text:p>
          </table:table-cell>
          <table:table-cell office:value-type="float" office:value="313.5">
            <text:p>313.5</text:p>
          </table:table-cell>
          <table:table-cell office:value-type="float" office:value="14.6667">
            <text:p>14.6667</text:p>
          </table:table-cell>
          <table:table-cell office:value-type="float" office:value="102.3333">
            <text:p>102.3333</text:p>
          </table:table-cell>
        </table:table-row>
        <table:table-row>
          <table:table-cell table:style-name="pd1" office:value-type="date" office:date-value="2017-02-17T18:00:00">
            <text:p>Fri Feb 17 18:00:00 2017</text:p>
          </table:table-cell>
          <table:table-cell office:value-type="float" office:value="608.5">
            <text:p>608.5</text:p>
          </table:table-cell>
          <table:table-cell office:value-type="float" office:value="18.5">
            <text:p>18.5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17-02-17T19:00:00">
            <text:p>Fri Feb 17 19:00:00 2017</text:p>
          </table:table-cell>
          <table:table-cell office:value-type="float" office:value="494.0">
            <text:p>494.0</text:p>
          </table:table-cell>
          <table:table-cell office:value-type="float" office:value="41.1667">
            <text:p>41.1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7-02-17T20:00:00">
            <text:p>Fri Feb 17 20:00:00 2017</text:p>
          </table:table-cell>
          <table:table-cell office:value-type="float" office:value="92.3333">
            <text:p>92.3333</text:p>
          </table:table-cell>
          <table:table-cell office:value-type="float" office:value="78.0">
            <text:p>78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7-02-18T16:00:00">
            <text:p>Sat Feb 18 16:00:00 2017</text:p>
          </table:table-cell>
          <table:table-cell office:value-type="float" office:value="112.6667">
            <text:p>112.6667</text:p>
          </table:table-cell>
          <table:table-cell office:value-type="float" office:value="11.5">
            <text:p>11.5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17-02-18T17:00:00">
            <text:p>Sat Feb 18 17:00:00 2017</text:p>
          </table:table-cell>
          <table:table-cell office:value-type="float" office:value="104.6667">
            <text:p>104.6667</text:p>
          </table:table-cell>
          <table:table-cell office:value-type="float" office:value="11.6667">
            <text:p>11.6667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17-02-18T18:00:00">
            <text:p>Sat Feb 18 18:00:00 2017</text:p>
          </table:table-cell>
          <table:table-cell office:value-type="float" office:value="72.3333">
            <text:p>72.3333</text:p>
          </table:table-cell>
          <table:table-cell office:value-type="float" office:value="14.5">
            <text:p>14.5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17-02-18T19:00:00">
            <text:p>Sat Feb 18 19:00:00 2017</text:p>
          </table:table-cell>
          <table:table-cell office:value-type="float" office:value="161.5">
            <text:p>161.5</text:p>
          </table:table-cell>
          <table:table-cell office:value-type="float" office:value="30.0">
            <text:p>30.0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7-02-18T20:00:00">
            <text:p>Sat Feb 18 20:00:00 2017</text:p>
          </table:table-cell>
          <table:table-cell office:value-type="float" office:value="354.6667">
            <text:p>354.6667</text:p>
          </table:table-cell>
          <table:table-cell office:value-type="float" office:value="21.0">
            <text:p>21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7-02-24T20:00:00">
            <text:p>Fri Feb 24 20:00:00 2017</text:p>
          </table:table-cell>
          <table:table-cell office:value-type="float" office:value="292.5">
            <text:p>292.5</text:p>
          </table:table-cell>
          <table:table-cell office:value-type="float" office:value="51.6667">
            <text:p>51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7-02-25T15:00:00">
            <text:p>Sat Feb 25 15:00:00 2017</text:p>
          </table:table-cell>
          <table:table-cell office:value-type="float" office:value="403.6667">
            <text:p>403.6667</text:p>
          </table:table-cell>
          <table:table-cell office:value-type="float" office:value="11.5">
            <text:p>11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7-02-25T16:00:00">
            <text:p>Sat Feb 25 16:00:00 2017</text:p>
          </table:table-cell>
          <table:table-cell office:value-type="float" office:value="260.3333">
            <text:p>260.3333</text:p>
          </table:table-cell>
          <table:table-cell office:value-type="float" office:value="9.5">
            <text:p>9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7-02-25T17:00:00">
            <text:p>Sat Feb 25 17:00:00 2017</text:p>
          </table:table-cell>
          <table:table-cell office:value-type="float" office:value="167.5">
            <text:p>167.5</text:p>
          </table:table-cell>
          <table:table-cell office:value-type="float" office:value="10.0">
            <text:p>10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7-02-25T18:00:00">
            <text:p>Sat Feb 25 18:00:00 2017</text:p>
          </table:table-cell>
          <table:table-cell office:value-type="float" office:value="430.1667">
            <text:p>430.1667</text:p>
          </table:table-cell>
          <table:table-cell office:value-type="float" office:value="10.0">
            <text:p>10.0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7-02-25T19:00:00">
            <text:p>Sat Feb 25 19:00:00 2017</text:p>
          </table:table-cell>
          <table:table-cell office:value-type="float" office:value="266.8333">
            <text:p>266.8333</text:p>
          </table:table-cell>
          <table:table-cell office:value-type="float" office:value="15.1667">
            <text:p>15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7-02-25T20:00:00">
            <text:p>Sat Feb 25 20:00:00 2017</text:p>
          </table:table-cell>
          <table:table-cell office:value-type="float" office:value="310.0">
            <text:p>310.0</text:p>
          </table:table-cell>
          <table:table-cell office:value-type="float" office:value="18.0">
            <text:p>18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7-02-25T21:00:00">
            <text:p>Sat Feb 25 21:00:00 2017</text:p>
          </table:table-cell>
          <table:table-cell office:value-type="float" office:value="163.5">
            <text:p>163.5</text:p>
          </table:table-cell>
          <table:table-cell office:value-type="float" office:value="28.3333">
            <text:p>28.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7-02-25T22:00:00">
            <text:p>Sat Feb 25 22:00:00 2017</text:p>
          </table:table-cell>
          <table:table-cell office:value-type="float" office:value="167.1667">
            <text:p>167.1667</text:p>
          </table:table-cell>
          <table:table-cell office:value-type="float" office:value="41.0">
            <text:p>41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7-02-25T23:00:00">
            <text:p>Sat Feb 25 23:00:00 2017</text:p>
          </table:table-cell>
          <table:table-cell office:value-type="float" office:value="171.8333">
            <text:p>171.8333</text:p>
          </table:table-cell>
          <table:table-cell office:value-type="float" office:value="40.8333">
            <text:p>40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7-02-26T14:00:00">
            <text:p>Sun Feb 26 14:00:00 2017</text:p>
          </table:table-cell>
          <table:table-cell office:value-type="float" office:value="350.0">
            <text:p>350.0</text:p>
          </table:table-cell>
          <table:table-cell office:value-type="float" office:value="8.8333">
            <text:p>8.8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7-02-26T15:00:00">
            <text:p>Sun Feb 26 15:00:00 2017</text:p>
          </table:table-cell>
          <table:table-cell office:value-type="float" office:value="214.6667">
            <text:p>214.6667</text:p>
          </table:table-cell>
          <table:table-cell office:value-type="float" office:value="8.6667">
            <text:p>8.6667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7-02-26T16:00:00">
            <text:p>Sun Feb 26 16:00:00 2017</text:p>
          </table:table-cell>
          <table:table-cell office:value-type="float" office:value="300.5">
            <text:p>300.5</text:p>
          </table:table-cell>
          <table:table-cell office:value-type="float" office:value="8.8333">
            <text:p>8.8333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7-02-26T17:00:00">
            <text:p>Sun Feb 26 17:00:00 2017</text:p>
          </table:table-cell>
          <table:table-cell office:value-type="float" office:value="508.8333">
            <text:p>508.8333</text:p>
          </table:table-cell>
          <table:table-cell office:value-type="float" office:value="9.8333">
            <text:p>9.8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7-02-26T18:00:00">
            <text:p>Sun Feb 26 18:00:00 2017</text:p>
          </table:table-cell>
          <table:table-cell office:value-type="float" office:value="462.0">
            <text:p>462.0</text:p>
          </table:table-cell>
          <table:table-cell office:value-type="float" office:value="12.1667">
            <text:p>12.1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7-02-26T19:00:00">
            <text:p>Sun Feb 26 19:00:00 2017</text:p>
          </table:table-cell>
          <table:table-cell office:value-type="float" office:value="380.5">
            <text:p>380.5</text:p>
          </table:table-cell>
          <table:table-cell office:value-type="float" office:value="14.6667">
            <text:p>14.6667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7-02-26T20:00:00">
            <text:p>Sun Feb 26 20:00:00 2017</text:p>
          </table:table-cell>
          <table:table-cell office:value-type="float" office:value="119.5">
            <text:p>119.5</text:p>
          </table:table-cell>
          <table:table-cell office:value-type="float" office:value="22.3333">
            <text:p>22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7-02-26T21:00:00">
            <text:p>Sun Feb 26 21:00:00 2017</text:p>
          </table:table-cell>
          <table:table-cell office:value-type="float" office:value="81.3333">
            <text:p>81.3333</text:p>
          </table:table-cell>
          <table:table-cell office:value-type="float" office:value="27.8333">
            <text:p>27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7-03-01T18:00:00">
            <text:p>Wed Mar  1 18:00:00 2017</text:p>
          </table:table-cell>
          <table:table-cell office:value-type="float" office:value="359.8333">
            <text:p>359.8333</text:p>
          </table:table-cell>
          <table:table-cell office:value-type="float" office:value="19.5">
            <text:p>19.5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17-03-01T19:00:00">
            <text:p>Wed Mar  1 19:00:00 2017</text:p>
          </table:table-cell>
          <table:table-cell office:value-type="float" office:value="292.6667">
            <text:p>292.6667</text:p>
          </table:table-cell>
          <table:table-cell office:value-type="float" office:value="26.6667">
            <text:p>26.6667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7-03-01T20:00:00">
            <text:p>Wed Mar  1 20:00:00 2017</text:p>
          </table:table-cell>
          <table:table-cell office:value-type="float" office:value="424.1667">
            <text:p>424.1667</text:p>
          </table:table-cell>
          <table:table-cell office:value-type="float" office:value="55.0">
            <text:p>55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7-03-02T16:00:00">
            <text:p>Thu Mar  2 16:00:00 2017</text:p>
          </table:table-cell>
          <table:table-cell office:value-type="float" office:value="357.0">
            <text:p>357.0</text:p>
          </table:table-cell>
          <table:table-cell office:value-type="float" office:value="16.3333">
            <text:p>16.3333</text:p>
          </table:table-cell>
          <table:table-cell office:value-type="float" office:value="125.3333">
            <text:p>125.3333</text:p>
          </table:table-cell>
        </table:table-row>
        <table:table-row>
          <table:table-cell table:style-name="pd1" office:value-type="date" office:date-value="2017-03-02T17:00:00">
            <text:p>Thu Mar  2 17:00:00 2017</text:p>
          </table:table-cell>
          <table:table-cell office:value-type="float" office:value="325.6667">
            <text:p>325.6667</text:p>
          </table:table-cell>
          <table:table-cell office:value-type="float" office:value="15.0">
            <text:p>15.0</text:p>
          </table:table-cell>
          <table:table-cell office:value-type="float" office:value="132.6667">
            <text:p>132.6667</text:p>
          </table:table-cell>
        </table:table-row>
        <table:table-row>
          <table:table-cell table:style-name="pd1" office:value-type="date" office:date-value="2017-03-02T18:00:00">
            <text:p>Thu Mar  2 18:00:00 2017</text:p>
          </table:table-cell>
          <table:table-cell office:value-type="float" office:value="412.3333">
            <text:p>412.3333</text:p>
          </table:table-cell>
          <table:table-cell office:value-type="float" office:value="19.3333">
            <text:p>19.3333</text:p>
          </table:table-cell>
          <table:table-cell office:value-type="float" office:value="139.3333">
            <text:p>139.3333</text:p>
          </table:table-cell>
        </table:table-row>
        <table:table-row>
          <table:table-cell table:style-name="pd1" office:value-type="date" office:date-value="2017-03-02T19:00:00">
            <text:p>Thu Mar  2 19:00:00 2017</text:p>
          </table:table-cell>
          <table:table-cell office:value-type="float" office:value="398.8333">
            <text:p>398.8333</text:p>
          </table:table-cell>
          <table:table-cell office:value-type="float" office:value="27.5">
            <text:p>27.5</text:p>
          </table:table-cell>
          <table:table-cell office:value-type="float" office:value="122.6667">
            <text:p>122.6667</text:p>
          </table:table-cell>
        </table:table-row>
        <table:table-row>
          <table:table-cell table:style-name="pd1" office:value-type="date" office:date-value="2017-03-02T20:00:00">
            <text:p>Thu Mar  2 20:00:00 2017</text:p>
          </table:table-cell>
          <table:table-cell office:value-type="float" office:value="749.6667">
            <text:p>749.6667</text:p>
          </table:table-cell>
          <table:table-cell office:value-type="float" office:value="86.8333">
            <text:p>86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7-03-03T16:00:00">
            <text:p>Fri Mar  3 16:00:00 2017</text:p>
          </table:table-cell>
          <table:table-cell office:value-type="float" office:value="432.3333">
            <text:p>432.3333</text:p>
          </table:table-cell>
          <table:table-cell office:value-type="float" office:value="18.5">
            <text:p>18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7-03-03T17:00:00">
            <text:p>Fri Mar  3 17:00:00 2017</text:p>
          </table:table-cell>
          <table:table-cell office:value-type="float" office:value="318.1667">
            <text:p>318.1667</text:p>
          </table:table-cell>
          <table:table-cell office:value-type="float" office:value="13.8333">
            <text:p>13.8333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7-03-03T18:00:00">
            <text:p>Fri Mar  3 18:00:00 2017</text:p>
          </table:table-cell>
          <table:table-cell office:value-type="float" office:value="281.0">
            <text:p>281.0</text:p>
          </table:table-cell>
          <table:table-cell office:value-type="float" office:value="17.5">
            <text:p>17.5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17-03-03T19:00:00">
            <text:p>Fri Mar  3 19:00:00 2017</text:p>
          </table:table-cell>
          <table:table-cell office:value-type="float" office:value="334.5">
            <text:p>334.5</text:p>
          </table:table-cell>
          <table:table-cell office:value-type="float" office:value="22.1667">
            <text:p>22.1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7-03-03T20:00:00">
            <text:p>Fri Mar  3 20:00:00 2017</text:p>
          </table:table-cell>
          <table:table-cell office:value-type="float" office:value="332.3333">
            <text:p>332.3333</text:p>
          </table:table-cell>
          <table:table-cell office:value-type="float" office:value="22.5">
            <text:p>22.5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17-03-03T21:00:00">
            <text:p>Fri Mar  3 21:00:00 2017</text:p>
          </table:table-cell>
          <table:table-cell office:value-type="float" office:value="343.1667">
            <text:p>343.1667</text:p>
          </table:table-cell>
          <table:table-cell office:value-type="float" office:value="19.8333">
            <text:p>19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7-03-07T17:00:00">
            <text:p>Tue Mar  7 17:00:00 2017</text:p>
          </table:table-cell>
          <table:table-cell office:value-type="float" office:value="512.8333">
            <text:p>512.8333</text:p>
          </table:table-cell>
          <table:table-cell office:value-type="float" office:value="11.8333">
            <text:p>11.8333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17-03-07T18:00:00">
            <text:p>Tue Mar  7 18:00:00 2017</text:p>
          </table:table-cell>
          <table:table-cell office:value-type="float" office:value="477.0">
            <text:p>477.0</text:p>
          </table:table-cell>
          <table:table-cell office:value-type="float" office:value="19.5">
            <text:p>19.5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17-03-07T19:00:00">
            <text:p>Tue Mar  7 19:00:00 2017</text:p>
          </table:table-cell>
          <table:table-cell office:value-type="float" office:value="436.1667">
            <text:p>436.1667</text:p>
          </table:table-cell>
          <table:table-cell office:value-type="float" office:value="39.5">
            <text:p>39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7-03-08T16:00:00">
            <text:p>Wed Mar  8 16:00:00 2017</text:p>
          </table:table-cell>
          <table:table-cell office:value-type="float" office:value="438.0">
            <text:p>438.0</text:p>
          </table:table-cell>
          <table:table-cell office:value-type="float" office:value="15.0">
            <text:p>15.0</text:p>
          </table:table-cell>
          <table:table-cell office:value-type="float" office:value="123.5">
            <text:p>123.5</text:p>
          </table:table-cell>
        </table:table-row>
        <table:table-row>
          <table:table-cell table:style-name="pd1" office:value-type="date" office:date-value="2017-03-08T17:00:00">
            <text:p>Wed Mar  8 17:00:00 2017</text:p>
          </table:table-cell>
          <table:table-cell office:value-type="float" office:value="372.0">
            <text:p>372.0</text:p>
          </table:table-cell>
          <table:table-cell office:value-type="float" office:value="14.0">
            <text:p>14.0</text:p>
          </table:table-cell>
          <table:table-cell office:value-type="float" office:value="126.3333">
            <text:p>126.3333</text:p>
          </table:table-cell>
        </table:table-row>
        <table:table-row>
          <table:table-cell table:style-name="pd1" office:value-type="date" office:date-value="2017-03-09T01:00:00">
            <text:p>Thu Mar  9 01:00:00 2017</text:p>
          </table:table-cell>
          <table:table-cell office:value-type="float" office:value="291.5">
            <text:p>291.5</text:p>
          </table:table-cell>
          <table:table-cell office:value-type="float" office:value="13.5">
            <text:p>13.5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7-03-09T02:00:00">
            <text:p>Thu Mar  9 02:00:00 2017</text:p>
          </table:table-cell>
          <table:table-cell office:value-type="float" office:value="417.6667">
            <text:p>417.6667</text:p>
          </table:table-cell>
          <table:table-cell office:value-type="float" office:value="25.1667">
            <text:p>25.1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7-03-09T03:00:00">
            <text:p>Thu Mar  9 03:00:00 2017</text:p>
          </table:table-cell>
          <table:table-cell office:value-type="float" office:value="441.6667">
            <text:p>441.6667</text:p>
          </table:table-cell>
          <table:table-cell office:value-type="float" office:value="32.5">
            <text:p>32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7-03-09T20:00:00">
            <text:p>Thu Mar  9 20:00:00 2017</text:p>
          </table:table-cell>
          <table:table-cell office:value-type="float" office:value="738.3333">
            <text:p>738.3333</text:p>
          </table:table-cell>
          <table:table-cell office:value-type="float" office:value="111.0">
            <text:p>111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7-03-10T20:00:00">
            <text:p>Fri Mar 10 20:00:00 2017</text:p>
          </table:table-cell>
          <table:table-cell office:value-type="float" office:value="649.1667">
            <text:p>649.1667</text:p>
          </table:table-cell>
          <table:table-cell office:value-type="float" office:value="114.5">
            <text:p>114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7-03-11T15:00:00">
            <text:p>Sat Mar 11 15:00:00 2017</text:p>
          </table:table-cell>
          <table:table-cell office:value-type="float" office:value="464.8333">
            <text:p>464.8333</text:p>
          </table:table-cell>
          <table:table-cell office:value-type="float" office:value="22.3333">
            <text:p>22.3333</text:p>
          </table:table-cell>
          <table:table-cell office:value-type="float" office:value="173.3333">
            <text:p>173.3333</text:p>
          </table:table-cell>
        </table:table-row>
        <table:table-row>
          <table:table-cell table:style-name="pd1" office:value-type="date" office:date-value="2017-03-11T16:00:00">
            <text:p>Sat Mar 11 16:00:00 2017</text:p>
          </table:table-cell>
          <table:table-cell office:value-type="float" office:value="379.6667">
            <text:p>379.6667</text:p>
          </table:table-cell>
          <table:table-cell office:value-type="float" office:value="15.5">
            <text:p>15.5</text:p>
          </table:table-cell>
          <table:table-cell office:value-type="float" office:value="174.5">
            <text:p>174.5</text:p>
          </table:table-cell>
        </table:table-row>
        <table:table-row>
          <table:table-cell table:style-name="pd1" office:value-type="date" office:date-value="2017-03-11T17:00:00">
            <text:p>Sat Mar 11 17:00:00 2017</text:p>
          </table:table-cell>
          <table:table-cell office:value-type="float" office:value="346.6667">
            <text:p>346.6667</text:p>
          </table:table-cell>
          <table:table-cell office:value-type="float" office:value="15.6667">
            <text:p>15.6667</text:p>
          </table:table-cell>
          <table:table-cell office:value-type="float" office:value="148.3333">
            <text:p>148.3333</text:p>
          </table:table-cell>
        </table:table-row>
        <table:table-row>
          <table:table-cell table:style-name="pd1" office:value-type="date" office:date-value="2017-03-11T18:00:00">
            <text:p>Sat Mar 11 18:00:00 2017</text:p>
          </table:table-cell>
          <table:table-cell office:value-type="float" office:value="308.6667">
            <text:p>308.6667</text:p>
          </table:table-cell>
          <table:table-cell office:value-type="float" office:value="14.8333">
            <text:p>14.8333</text:p>
          </table:table-cell>
          <table:table-cell office:value-type="float" office:value="121.8333">
            <text:p>121.8333</text:p>
          </table:table-cell>
        </table:table-row>
        <table:table-row>
          <table:table-cell table:style-name="pd1" office:value-type="date" office:date-value="2017-03-11T19:00:00">
            <text:p>Sat Mar 11 19:00:00 2017</text:p>
          </table:table-cell>
          <table:table-cell office:value-type="float" office:value="256.5">
            <text:p>256.5</text:p>
          </table:table-cell>
          <table:table-cell office:value-type="float" office:value="21.1667">
            <text:p>21.1667</text:p>
          </table:table-cell>
          <table:table-cell office:value-type="float" office:value="116.3333">
            <text:p>116.3333</text:p>
          </table:table-cell>
        </table:table-row>
        <table:table-row>
          <table:table-cell table:style-name="pd1" office:value-type="date" office:date-value="2017-03-11T20:00:00">
            <text:p>Sat Mar 11 20:00:00 2017</text:p>
          </table:table-cell>
          <table:table-cell office:value-type="float" office:value="351.3333">
            <text:p>351.3333</text:p>
          </table:table-cell>
          <table:table-cell office:value-type="float" office:value="45.8333">
            <text:p>45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7-03-12T17:00:00">
            <text:p>Sun Mar 12 17:00:00 2017</text:p>
          </table:table-cell>
          <table:table-cell office:value-type="float" office:value="335.1667">
            <text:p>335.1667</text:p>
          </table:table-cell>
          <table:table-cell office:value-type="float" office:value="10.1667">
            <text:p>10.1667</text:p>
          </table:table-cell>
          <table:table-cell office:value-type="float" office:value="107.5">
            <text:p>107.5</text:p>
          </table:table-cell>
        </table:table-row>
        <table:table-row>
          <table:table-cell table:style-name="pd1" office:value-type="date" office:date-value="2017-03-12T18:00:00">
            <text:p>Sun Mar 12 18:00:00 2017</text:p>
          </table:table-cell>
          <table:table-cell office:value-type="float" office:value="296.8333">
            <text:p>296.8333</text:p>
          </table:table-cell>
          <table:table-cell office:value-type="float" office:value="10.6667">
            <text:p>10.6667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17-03-12T19:00:00">
            <text:p>Sun Mar 12 19:00:00 2017</text:p>
          </table:table-cell>
          <table:table-cell office:value-type="float" office:value="241.6667">
            <text:p>241.6667</text:p>
          </table:table-cell>
          <table:table-cell office:value-type="float" office:value="10.5">
            <text:p>10.5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17-03-12T20:00:00">
            <text:p>Sun Mar 12 20:00:00 2017</text:p>
          </table:table-cell>
          <table:table-cell office:value-type="float" office:value="317.3333">
            <text:p>317.3333</text:p>
          </table:table-cell>
          <table:table-cell office:value-type="float" office:value="11.1667">
            <text:p>11.1667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17-03-12T21:00:00">
            <text:p>Sun Mar 12 21:00:00 2017</text:p>
          </table:table-cell>
          <table:table-cell office:value-type="float" office:value="339.1667">
            <text:p>339.1667</text:p>
          </table:table-cell>
          <table:table-cell office:value-type="float" office:value="13.3333">
            <text:p>13.3333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17-03-26T19:00:00">
            <text:p>Sun Mar 26 19:00:00 2017</text:p>
          </table:table-cell>
          <table:table-cell office:value-type="float" office:value="198.0">
            <text:p>198.0</text:p>
          </table:table-cell>
          <table:table-cell office:value-type="float" office:value="14.8333">
            <text:p>14.8333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17-03-26T20:00:00">
            <text:p>Sun Mar 26 20:00:00 2017</text:p>
          </table:table-cell>
          <table:table-cell office:value-type="float" office:value="237.0">
            <text:p>237.0</text:p>
          </table:table-cell>
          <table:table-cell office:value-type="float" office:value="18.1667">
            <text:p>18.1667</text:p>
          </table:table-cell>
          <table:table-cell office:value-type="float" office:value="104.3333">
            <text:p>104.3333</text:p>
          </table:table-cell>
        </table:table-row>
        <table:table-row>
          <table:table-cell table:style-name="pd1" office:value-type="date" office:date-value="2017-03-28T19:00:00">
            <text:p>Tue Mar 28 19:00:00 2017</text:p>
          </table:table-cell>
          <table:table-cell office:value-type="float" office:value="313.5">
            <text:p>313.5</text:p>
          </table:table-cell>
          <table:table-cell office:value-type="float" office:value="15.3333">
            <text:p>15.3333</text:p>
          </table:table-cell>
          <table:table-cell office:value-type="float" office:value="113.8333">
            <text:p>113.8333</text:p>
          </table:table-cell>
        </table:table-row>
        <table:table-row>
          <table:table-cell table:style-name="pd1" office:value-type="date" office:date-value="2017-03-28T20:00:00">
            <text:p>Tue Mar 28 20:00:00 2017</text:p>
          </table:table-cell>
          <table:table-cell office:value-type="float" office:value="285.5">
            <text:p>285.5</text:p>
          </table:table-cell>
          <table:table-cell office:value-type="float" office:value="23.1667">
            <text:p>23.1667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17-03-28T21:00:00">
            <text:p>Tue Mar 28 21:00:00 2017</text:p>
          </table:table-cell>
          <table:table-cell office:value-type="float" office:value="362.5">
            <text:p>362.5</text:p>
          </table:table-cell>
          <table:table-cell office:value-type="float" office:value="50.0">
            <text:p>50.0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7-03-28T22:00:00">
            <text:p>Tue Mar 28 22:00:00 2017</text:p>
          </table:table-cell>
          <table:table-cell office:value-type="float" office:value="445.3333">
            <text:p>445.3333</text:p>
          </table:table-cell>
          <table:table-cell office:value-type="float" office:value="56.3333">
            <text:p>56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7-03-29T20:00:00">
            <text:p>Wed Mar 29 20:00:00 2017</text:p>
          </table:table-cell>
          <table:table-cell office:value-type="float" office:value="255.1667">
            <text:p>255.1667</text:p>
          </table:table-cell>
          <table:table-cell office:value-type="float" office:value="23.6667">
            <text:p>23.6667</text:p>
          </table:table-cell>
          <table:table-cell office:value-type="float" office:value="130.6667">
            <text:p>130.6667</text:p>
          </table:table-cell>
        </table:table-row>
        <table:table-row>
          <table:table-cell table:style-name="pd1" office:value-type="date" office:date-value="2017-03-29T21:00:00">
            <text:p>Wed Mar 29 21:00:00 2017</text:p>
          </table:table-cell>
          <table:table-cell office:value-type="float" office:value="373.0">
            <text:p>373.0</text:p>
          </table:table-cell>
          <table:table-cell office:value-type="float" office:value="53.3333">
            <text:p>53.3333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7-03-29T22:00:00">
            <text:p>Wed Mar 29 22:00:00 2017</text:p>
          </table:table-cell>
          <table:table-cell office:value-type="float" office:value="505.8333">
            <text:p>505.8333</text:p>
          </table:table-cell>
          <table:table-cell office:value-type="float" office:value="104.0">
            <text:p>104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7-03-30T19:00:00">
            <text:p>Thu Mar 30 19:00:00 2017</text:p>
          </table:table-cell>
          <table:table-cell office:value-type="float" office:value="348.8333">
            <text:p>348.8333</text:p>
          </table:table-cell>
          <table:table-cell office:value-type="float" office:value="20.6667">
            <text:p>20.6667</text:p>
          </table:table-cell>
          <table:table-cell office:value-type="float" office:value="127.3333">
            <text:p>127.3333</text:p>
          </table:table-cell>
        </table:table-row>
        <table:table-row>
          <table:table-cell table:style-name="pd1" office:value-type="date" office:date-value="2017-03-31T18:00:00">
            <text:p>Fri Mar 31 18:00:00 2017</text:p>
          </table:table-cell>
          <table:table-cell office:value-type="float" office:value="141.3333">
            <text:p>141.3333</text:p>
          </table:table-cell>
          <table:table-cell office:value-type="float" office:value="11.8333">
            <text:p>11.8333</text:p>
          </table:table-cell>
          <table:table-cell office:value-type="float" office:value="109.3333">
            <text:p>109.3333</text:p>
          </table:table-cell>
        </table:table-row>
        <table:table-row>
          <table:table-cell table:style-name="pd1" office:value-type="date" office:date-value="2017-03-31T19:00:00">
            <text:p>Fri Mar 31 19:00:00 2017</text:p>
          </table:table-cell>
          <table:table-cell office:value-type="float" office:value="132.0">
            <text:p>132.0</text:p>
          </table:table-cell>
          <table:table-cell office:value-type="float" office:value="15.1667">
            <text:p>15.1667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17-03-31T20:00:00">
            <text:p>Fri Mar 31 20:00:00 2017</text:p>
          </table:table-cell>
          <table:table-cell office:value-type="float" office:value="268.6667">
            <text:p>268.6667</text:p>
          </table:table-cell>
          <table:table-cell office:value-type="float" office:value="17.3333">
            <text:p>17.3333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17-03-31T21:00:00">
            <text:p>Fri Mar 31 21:00:00 2017</text:p>
          </table:table-cell>
          <table:table-cell office:value-type="float" office:value="455.6667">
            <text:p>455.6667</text:p>
          </table:table-cell>
          <table:table-cell office:value-type="float" office:value="27.5">
            <text:p>27.5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7-04-03T21:00:00">
            <text:p>Mon Apr  3 21:00:00 2017</text:p>
          </table:table-cell>
          <table:table-cell office:value-type="float" office:value="75.8333">
            <text:p>75.8333</text:p>
          </table:table-cell>
          <table:table-cell office:value-type="float" office:value="40.1667">
            <text:p>40.1667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17-04-03T22:00:00">
            <text:p>Mon Apr  3 22:00:00 2017</text:p>
          </table:table-cell>
          <table:table-cell office:value-type="float" office:value="155.0">
            <text:p>155.0</text:p>
          </table:table-cell>
          <table:table-cell office:value-type="float" office:value="59.6667">
            <text:p>59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7-04-04T21:00:00">
            <text:p>Tue Apr  4 21:00:00 2017</text:p>
          </table:table-cell>
          <table:table-cell office:value-type="float" office:value="260.3333">
            <text:p>260.3333</text:p>
          </table:table-cell>
          <table:table-cell office:value-type="float" office:value="57.0">
            <text:p>57.0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7-04-04T22:00:00">
            <text:p>Tue Apr  4 22:00:00 2017</text:p>
          </table:table-cell>
          <table:table-cell office:value-type="float" office:value="362.3333">
            <text:p>362.3333</text:p>
          </table:table-cell>
          <table:table-cell office:value-type="float" office:value="63.1667">
            <text:p>63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7-04-16T18:00:00">
            <text:p>Sun Apr 16 18:00:00 2017</text:p>
          </table:table-cell>
          <table:table-cell office:value-type="float" office:value="333.8333">
            <text:p>333.8333</text:p>
          </table:table-cell>
          <table:table-cell office:value-type="float" office:value="10.0">
            <text:p>10.0</text:p>
          </table:table-cell>
          <table:table-cell office:value-type="float" office:value="134.5">
            <text:p>134.5</text:p>
          </table:table-cell>
        </table:table-row>
        <table:table-row>
          <table:table-cell table:style-name="pd1" office:value-type="date" office:date-value="2017-04-16T19:00:00">
            <text:p>Sun Apr 16 19:00:00 2017</text:p>
          </table:table-cell>
          <table:table-cell office:value-type="float" office:value="202.5">
            <text:p>202.5</text:p>
          </table:table-cell>
          <table:table-cell office:value-type="float" office:value="11.5">
            <text:p>11.5</text:p>
          </table:table-cell>
          <table:table-cell office:value-type="float" office:value="143.8333">
            <text:p>143.8333</text:p>
          </table:table-cell>
        </table:table-row>
        <table:table-row>
          <table:table-cell table:style-name="pd1" office:value-type="date" office:date-value="2017-04-16T20:00:00">
            <text:p>Sun Apr 16 20:00:00 2017</text:p>
          </table:table-cell>
          <table:table-cell office:value-type="float" office:value="220.0">
            <text:p>220.0</text:p>
          </table:table-cell>
          <table:table-cell office:value-type="float" office:value="10.8333">
            <text:p>10.8333</text:p>
          </table:table-cell>
          <table:table-cell office:value-type="float" office:value="132.8333">
            <text:p>132.8333</text:p>
          </table:table-cell>
        </table:table-row>
        <table:table-row>
          <table:table-cell table:style-name="pd1" office:value-type="date" office:date-value="2017-04-16T21:00:00">
            <text:p>Sun Apr 16 21:00:00 2017</text:p>
          </table:table-cell>
          <table:table-cell office:value-type="float" office:value="188.6667">
            <text:p>188.6667</text:p>
          </table:table-cell>
          <table:table-cell office:value-type="float" office:value="20.6667">
            <text:p>20.6667</text:p>
          </table:table-cell>
          <table:table-cell office:value-type="float" office:value="111.5">
            <text:p>111.5</text:p>
          </table:table-cell>
        </table:table-row>
        <table:table-row>
          <table:table-cell table:style-name="pd1" office:value-type="date" office:date-value="2017-04-25T19:00:00">
            <text:p>Tue Apr 25 19:00:00 2017</text:p>
          </table:table-cell>
          <table:table-cell office:value-type="float" office:value="165.8333">
            <text:p>165.8333</text:p>
          </table:table-cell>
          <table:table-cell office:value-type="float" office:value="12.5">
            <text:p>12.5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17-04-25T20:00:00">
            <text:p>Tue Apr 25 20:00:00 2017</text:p>
          </table:table-cell>
          <table:table-cell office:value-type="float" office:value="167.6667">
            <text:p>167.6667</text:p>
          </table:table-cell>
          <table:table-cell office:value-type="float" office:value="11.8333">
            <text:p>11.8333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17-04-25T21:00:00">
            <text:p>Tue Apr 25 21:00:00 2017</text:p>
          </table:table-cell>
          <table:table-cell office:value-type="float" office:value="178.3333">
            <text:p>178.3333</text:p>
          </table:table-cell>
          <table:table-cell office:value-type="float" office:value="14.6667">
            <text:p>14.6667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17-04-25T22:00:00">
            <text:p>Tue Apr 25 22:00:00 2017</text:p>
          </table:table-cell>
          <table:table-cell office:value-type="float" office:value="189.5">
            <text:p>189.5</text:p>
          </table:table-cell>
          <table:table-cell office:value-type="float" office:value="19.5">
            <text:p>19.5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7-05-02T18:00:00">
            <text:p>Tue May  2 18:00:00 2017</text:p>
          </table:table-cell>
          <table:table-cell office:value-type="float" office:value="340.6667">
            <text:p>340.6667</text:p>
          </table:table-cell>
          <table:table-cell office:value-type="float" office:value="13.8333">
            <text:p>13.8333</text:p>
          </table:table-cell>
          <table:table-cell office:value-type="float" office:value="137.5">
            <text:p>137.5</text:p>
          </table:table-cell>
        </table:table-row>
        <table:table-row>
          <table:table-cell table:style-name="pd1" office:value-type="date" office:date-value="2017-05-02T19:00:00">
            <text:p>Tue May  2 19:00:00 2017</text:p>
          </table:table-cell>
          <table:table-cell office:value-type="float" office:value="328.5">
            <text:p>328.5</text:p>
          </table:table-cell>
          <table:table-cell office:value-type="float" office:value="15.5">
            <text:p>15.5</text:p>
          </table:table-cell>
          <table:table-cell office:value-type="float" office:value="133.8333">
            <text:p>133.8333</text:p>
          </table:table-cell>
        </table:table-row>
        <table:table-row>
          <table:table-cell table:style-name="pd1" office:value-type="date" office:date-value="2017-05-02T20:00:00">
            <text:p>Tue May  2 20:00:00 2017</text:p>
          </table:table-cell>
          <table:table-cell office:value-type="float" office:value="461.5">
            <text:p>461.5</text:p>
          </table:table-cell>
          <table:table-cell office:value-type="float" office:value="18.8333">
            <text:p>18.8333</text:p>
          </table:table-cell>
          <table:table-cell office:value-type="float" office:value="123.0">
            <text:p>123.0</text:p>
          </table:table-cell>
        </table:table-row>
        <table:table-row>
          <table:table-cell table:style-name="pd1" office:value-type="date" office:date-value="2017-05-02T21:00:00">
            <text:p>Tue May  2 21:00:00 2017</text:p>
          </table:table-cell>
          <table:table-cell office:value-type="float" office:value="372.1667">
            <text:p>372.1667</text:p>
          </table:table-cell>
          <table:table-cell office:value-type="float" office:value="34.8333">
            <text:p>34.8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17-05-02T22:00:00">
            <text:p>Tue May  2 22:00:00 2017</text:p>
          </table:table-cell>
          <table:table-cell office:value-type="float" office:value="412.5">
            <text:p>412.5</text:p>
          </table:table-cell>
          <table:table-cell office:value-type="float" office:value="57.8333">
            <text:p>57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7-05-07T18:00:00">
            <text:p>Sun May  7 18:00:00 2017</text:p>
          </table:table-cell>
          <table:table-cell office:value-type="float" office:value="342.0">
            <text:p>342.0</text:p>
          </table:table-cell>
          <table:table-cell office:value-type="float" office:value="7.1667">
            <text:p>7.1667</text:p>
          </table:table-cell>
          <table:table-cell office:value-type="float" office:value="132.1667">
            <text:p>132.1667</text:p>
          </table:table-cell>
        </table:table-row>
        <table:table-row>
          <table:table-cell table:style-name="pd1" office:value-type="date" office:date-value="2017-05-07T19:00:00">
            <text:p>Sun May  7 19:00:00 2017</text:p>
          </table:table-cell>
          <table:table-cell office:value-type="float" office:value="237.6667">
            <text:p>237.6667</text:p>
          </table:table-cell>
          <table:table-cell office:value-type="float" office:value="8.3333">
            <text:p>8.3333</text:p>
          </table:table-cell>
          <table:table-cell office:value-type="float" office:value="132.8333">
            <text:p>132.8333</text:p>
          </table:table-cell>
        </table:table-row>
        <table:table-row>
          <table:table-cell table:style-name="pd1" office:value-type="date" office:date-value="2017-05-07T20:00:00">
            <text:p>Sun May  7 20:00:00 2017</text:p>
          </table:table-cell>
          <table:table-cell office:value-type="float" office:value="241.6667">
            <text:p>241.6667</text:p>
          </table:table-cell>
          <table:table-cell office:value-type="float" office:value="10.1667">
            <text:p>10.1667</text:p>
          </table:table-cell>
          <table:table-cell office:value-type="float" office:value="132.3333">
            <text:p>132.3333</text:p>
          </table:table-cell>
        </table:table-row>
        <table:table-row>
          <table:table-cell table:style-name="pd1" office:value-type="date" office:date-value="2017-05-07T21:00:00">
            <text:p>Sun May  7 21:00:00 2017</text:p>
          </table:table-cell>
          <table:table-cell office:value-type="float" office:value="257.0">
            <text:p>257.0</text:p>
          </table:table-cell>
          <table:table-cell office:value-type="float" office:value="13.0">
            <text:p>13.0</text:p>
          </table:table-cell>
          <table:table-cell office:value-type="float" office:value="127.8333">
            <text:p>127.8333</text:p>
          </table:table-cell>
        </table:table-row>
        <table:table-row>
          <table:table-cell table:style-name="pd1" office:value-type="date" office:date-value="2017-05-14T18:00:00">
            <text:p>Sun May 14 18:00:00 2017</text:p>
          </table:table-cell>
          <table:table-cell office:value-type="float" office:value="411.6667">
            <text:p>411.6667</text:p>
          </table:table-cell>
          <table:table-cell office:value-type="float" office:value="6.5">
            <text:p>6.5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17-05-14T19:00:00">
            <text:p>Sun May 14 19:00:00 2017</text:p>
          </table:table-cell>
          <table:table-cell office:value-type="float" office:value="172.8333">
            <text:p>172.8333</text:p>
          </table:table-cell>
          <table:table-cell office:value-type="float" office:value="7.5">
            <text:p>7.5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7-05-14T20:00:00">
            <text:p>Sun May 14 20:00:00 2017</text:p>
          </table:table-cell>
          <table:table-cell office:value-type="float" office:value="174.0">
            <text:p>174.0</text:p>
          </table:table-cell>
          <table:table-cell office:value-type="float" office:value="10.3333">
            <text:p>10.3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7-05-14T21:00:00">
            <text:p>Sun May 14 21:00:00 2017</text:p>
          </table:table-cell>
          <table:table-cell office:value-type="float" office:value="257.8333">
            <text:p>257.8333</text:p>
          </table:table-cell>
          <table:table-cell office:value-type="float" office:value="15.5">
            <text:p>15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7-05-14T22:00:00">
            <text:p>Sun May 14 22:00:00 2017</text:p>
          </table:table-cell>
          <table:table-cell office:value-type="float" office:value="244.1667">
            <text:p>244.1667</text:p>
          </table:table-cell>
          <table:table-cell office:value-type="float" office:value="36.8333">
            <text:p>36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7-06-07T19:00:00">
            <text:p>Wed Jun  7 19:00:00 2017</text:p>
          </table:table-cell>
          <table:table-cell office:value-type="float" office:value="259.1667">
            <text:p>259.1667</text:p>
          </table:table-cell>
          <table:table-cell office:value-type="float" office:value="15.1667">
            <text:p>15.1667</text:p>
          </table:table-cell>
          <table:table-cell office:value-type="float" office:value="140.3333">
            <text:p>140.3333</text:p>
          </table:table-cell>
        </table:table-row>
        <table:table-row>
          <table:table-cell table:style-name="pd1" office:value-type="date" office:date-value="2017-06-07T20:00:00">
            <text:p>Wed Jun  7 20:00:00 2017</text:p>
          </table:table-cell>
          <table:table-cell office:value-type="float" office:value="52.0">
            <text:p>52.0</text:p>
          </table:table-cell>
          <table:table-cell office:value-type="float" office:value="16.6667">
            <text:p>16.6667</text:p>
          </table:table-cell>
          <table:table-cell office:value-type="float" office:value="150.0">
            <text:p>150.0</text:p>
          </table:table-cell>
        </table:table-row>
        <table:table-row>
          <table:table-cell table:style-name="pd1" office:value-type="date" office:date-value="2017-06-07T21:00:00">
            <text:p>Wed Jun  7 21:00:00 2017</text:p>
          </table:table-cell>
          <table:table-cell office:value-type="float" office:value="53.6667">
            <text:p>53.6667</text:p>
          </table:table-cell>
          <table:table-cell office:value-type="float" office:value="27.1667">
            <text:p>27.1667</text:p>
          </table:table-cell>
          <table:table-cell office:value-type="float" office:value="130.1667">
            <text:p>130.1667</text:p>
          </table:table-cell>
        </table:table-row>
        <table:table-row>
          <table:table-cell table:style-name="pd1" office:value-type="date" office:date-value="2017-06-07T22:00:00">
            <text:p>Wed Jun  7 22:00:00 2017</text:p>
          </table:table-cell>
          <table:table-cell office:value-type="float" office:value="56.6667">
            <text:p>56.6667</text:p>
          </table:table-cell>
          <table:table-cell office:value-type="float" office:value="23.6667">
            <text:p>23.6667</text:p>
          </table:table-cell>
          <table:table-cell office:value-type="float" office:value="123.3333">
            <text:p>123.3333</text:p>
          </table:table-cell>
        </table:table-row>
        <table:table-row>
          <table:table-cell table:style-name="pd1" office:value-type="date" office:date-value="2017-06-25T21:00:00">
            <text:p>Sun Jun 25 21:00:00 2017</text:p>
          </table:table-cell>
          <table:table-cell office:value-type="float" office:value="302.1667">
            <text:p>302.1667</text:p>
          </table:table-cell>
          <table:table-cell office:value-type="float" office:value="20.0">
            <text:p>20.0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7-06-28T21:00:00">
            <text:p>Wed Jun 28 21:00:00 2017</text:p>
          </table:table-cell>
          <table:table-cell office:value-type="float" office:value="84.3333">
            <text:p>84.3333</text:p>
          </table:table-cell>
          <table:table-cell office:value-type="float" office:value="15.8333">
            <text:p>15.8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7-06-28T22:00:00">
            <text:p>Wed Jun 28 22:00:00 2017</text:p>
          </table:table-cell>
          <table:table-cell office:value-type="float" office:value="68.0">
            <text:p>68.0</text:p>
          </table:table-cell>
          <table:table-cell office:value-type="float" office:value="15.8333">
            <text:p>15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7-06-28T23:00:00">
            <text:p>Wed Jun 28 23:00:00 2017</text:p>
          </table:table-cell>
          <table:table-cell office:value-type="float" office:value="65.3333">
            <text:p>65.3333</text:p>
          </table:table-cell>
          <table:table-cell office:value-type="float" office:value="12.8333">
            <text:p>12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7-07-07T19:00:00">
            <text:p>Fri Jul  7 19:00:00 2017</text:p>
          </table:table-cell>
          <table:table-cell office:value-type="float" office:value="77.0">
            <text:p>77.0</text:p>
          </table:table-cell>
          <table:table-cell office:value-type="float" office:value="12.0">
            <text:p>12.0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7-07-07T20:00:00">
            <text:p>Fri Jul  7 20:00:00 2017</text:p>
          </table:table-cell>
          <table:table-cell office:value-type="float" office:value="55.6667">
            <text:p>55.6667</text:p>
          </table:table-cell>
          <table:table-cell office:value-type="float" office:value="14.0">
            <text:p>14.0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17-07-07T21:00:00">
            <text:p>Fri Jul  7 21:00:00 2017</text:p>
          </table:table-cell>
          <table:table-cell office:value-type="float" office:value="78.0">
            <text:p>78.0</text:p>
          </table:table-cell>
          <table:table-cell office:value-type="float" office:value="16.6667">
            <text:p>16.6667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17-07-07T22:00:00">
            <text:p>Fri Jul  7 22:00:00 2017</text:p>
          </table:table-cell>
          <table:table-cell office:value-type="float" office:value="63.1667">
            <text:p>63.1667</text:p>
          </table:table-cell>
          <table:table-cell office:value-type="float" office:value="23.6667">
            <text:p>23.6667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17-07-07T23:00:00">
            <text:p>Fri Jul  7 23:00:00 2017</text:p>
          </table:table-cell>
          <table:table-cell office:value-type="float" office:value="81.5">
            <text:p>81.5</text:p>
          </table:table-cell>
          <table:table-cell office:value-type="float" office:value="28.6667">
            <text:p>28.6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17-07-14T03:00:00">
            <text:p>Fri Jul 14 03:00:00 2017</text:p>
          </table:table-cell>
          <table:table-cell office:value-type="float" office:value="100.6667">
            <text:p>100.6667</text:p>
          </table:table-cell>
          <table:table-cell office:value-type="float" office:value="8.3333">
            <text:p>8.3333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17-07-14T04:00:00">
            <text:p>Fri Jul 14 04:00:00 2017</text:p>
          </table:table-cell>
          <table:table-cell office:value-type="float" office:value="78.1667">
            <text:p>78.1667</text:p>
          </table:table-cell>
          <table:table-cell office:value-type="float" office:value="13.8333">
            <text:p>13.8333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17-07-14T05:00:00">
            <text:p>Fri Jul 14 05:00:00 2017</text:p>
          </table:table-cell>
          <table:table-cell office:value-type="float" office:value="174.1667">
            <text:p>174.1667</text:p>
          </table:table-cell>
          <table:table-cell office:value-type="float" office:value="20.5">
            <text:p>20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7-07-27T17:00:00">
            <text:p>Thu Jul 27 17:00:00 2017</text:p>
          </table:table-cell>
          <table:table-cell office:value-type="float" office:value="91.0">
            <text:p>91.0</text:p>
          </table:table-cell>
          <table:table-cell office:value-type="float" office:value="9.6667">
            <text:p>9.6667</text:p>
          </table:table-cell>
          <table:table-cell office:value-type="float" office:value="154.1667">
            <text:p>154.1667</text:p>
          </table:table-cell>
        </table:table-row>
        <table:table-row>
          <table:table-cell table:style-name="pd1" office:value-type="date" office:date-value="2017-07-27T18:00:00">
            <text:p>Thu Jul 27 18:00:00 2017</text:p>
          </table:table-cell>
          <table:table-cell office:value-type="float" office:value="98.0">
            <text:p>98.0</text:p>
          </table:table-cell>
          <table:table-cell office:value-type="float" office:value="12.0">
            <text:p>12.0</text:p>
          </table:table-cell>
          <table:table-cell office:value-type="float" office:value="160.6667">
            <text:p>160.6667</text:p>
          </table:table-cell>
        </table:table-row>
        <table:table-row>
          <table:table-cell table:style-name="pd1" office:value-type="date" office:date-value="2017-07-27T19:00:00">
            <text:p>Thu Jul 27 19:00:00 2017</text:p>
          </table:table-cell>
          <table:table-cell office:value-type="float" office:value="80.3333">
            <text:p>80.3333</text:p>
          </table:table-cell>
          <table:table-cell office:value-type="float" office:value="12.5">
            <text:p>12.5</text:p>
          </table:table-cell>
          <table:table-cell office:value-type="float" office:value="164.3333">
            <text:p>164.3333</text:p>
          </table:table-cell>
        </table:table-row>
        <table:table-row>
          <table:table-cell table:style-name="pd1" office:value-type="date" office:date-value="2017-07-27T20:00:00">
            <text:p>Thu Jul 27 20:00:00 2017</text:p>
          </table:table-cell>
          <table:table-cell office:value-type="float" office:value="188.1667">
            <text:p>188.1667</text:p>
          </table:table-cell>
          <table:table-cell office:value-type="float" office:value="14.3333">
            <text:p>14.3333</text:p>
          </table:table-cell>
          <table:table-cell office:value-type="float" office:value="157.0">
            <text:p>157.0</text:p>
          </table:table-cell>
        </table:table-row>
        <table:table-row>
          <table:table-cell table:style-name="pd1" office:value-type="date" office:date-value="2017-07-27T21:00:00">
            <text:p>Thu Jul 27 21:00:00 2017</text:p>
          </table:table-cell>
          <table:table-cell office:value-type="float" office:value="154.5">
            <text:p>154.5</text:p>
          </table:table-cell>
          <table:table-cell office:value-type="float" office:value="18.3333">
            <text:p>18.3333</text:p>
          </table:table-cell>
          <table:table-cell office:value-type="float" office:value="151.5">
            <text:p>151.5</text:p>
          </table:table-cell>
        </table:table-row>
        <table:table-row>
          <table:table-cell table:style-name="pd1" office:value-type="date" office:date-value="2017-08-05T17:00:00">
            <text:p>Sat Aug  5 17:00:00 2017</text:p>
          </table:table-cell>
          <table:table-cell office:value-type="float" office:value="83.6667">
            <text:p>83.6667</text:p>
          </table:table-cell>
          <table:table-cell office:value-type="float" office:value="7.3333">
            <text:p>7.3333</text:p>
          </table:table-cell>
          <table:table-cell office:value-type="float" office:value="145.8333">
            <text:p>145.8333</text:p>
          </table:table-cell>
        </table:table-row>
        <table:table-row>
          <table:table-cell table:style-name="pd1" office:value-type="date" office:date-value="2017-08-05T18:00:00">
            <text:p>Sat Aug  5 18:00:00 2017</text:p>
          </table:table-cell>
          <table:table-cell office:value-type="float" office:value="97.5">
            <text:p>97.5</text:p>
          </table:table-cell>
          <table:table-cell office:value-type="float" office:value="6.8333">
            <text:p>6.8333</text:p>
          </table:table-cell>
          <table:table-cell office:value-type="float" office:value="139.0">
            <text:p>139.0</text:p>
          </table:table-cell>
        </table:table-row>
        <table:table-row>
          <table:table-cell table:style-name="pd1" office:value-type="date" office:date-value="2017-08-05T19:00:00">
            <text:p>Sat Aug  5 19:00:00 2017</text:p>
          </table:table-cell>
          <table:table-cell office:value-type="float" office:value="96.8333">
            <text:p>96.8333</text:p>
          </table:table-cell>
          <table:table-cell office:value-type="float" office:value="8.5">
            <text:p>8.5</text:p>
          </table:table-cell>
          <table:table-cell office:value-type="float" office:value="118.8333">
            <text:p>118.8333</text:p>
          </table:table-cell>
        </table:table-row>
        <table:table-row>
          <table:table-cell table:style-name="pd1" office:value-type="date" office:date-value="2017-08-17T19:00:00">
            <text:p>Thu Aug 17 19:00:00 2017</text:p>
          </table:table-cell>
          <table:table-cell office:value-type="float" office:value="204.1667">
            <text:p>204.1667</text:p>
          </table:table-cell>
          <table:table-cell office:value-type="float" office:value="16.0">
            <text:p>16.0</text:p>
          </table:table-cell>
          <table:table-cell office:value-type="float" office:value="110.6667">
            <text:p>110.6667</text:p>
          </table:table-cell>
        </table:table-row>
        <table:table-row>
          <table:table-cell table:style-name="pd1" office:value-type="date" office:date-value="2017-08-17T20:00:00">
            <text:p>Thu Aug 17 20:00:00 2017</text:p>
          </table:table-cell>
          <table:table-cell office:value-type="float" office:value="138.3333">
            <text:p>138.3333</text:p>
          </table:table-cell>
          <table:table-cell office:value-type="float" office:value="19.5">
            <text:p>19.5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17-08-17T21:00:00">
            <text:p>Thu Aug 17 21:00:00 2017</text:p>
          </table:table-cell>
          <table:table-cell office:value-type="float" office:value="74.8333">
            <text:p>74.8333</text:p>
          </table:table-cell>
          <table:table-cell office:value-type="float" office:value="23.1667">
            <text:p>23.1667</text:p>
          </table:table-cell>
          <table:table-cell office:value-type="float" office:value="106.8333">
            <text:p>106.8333</text:p>
          </table:table-cell>
        </table:table-row>
        <table:table-row>
          <table:table-cell table:style-name="pd1" office:value-type="date" office:date-value="2017-08-17T22:00:00">
            <text:p>Thu Aug 17 22:00:00 2017</text:p>
          </table:table-cell>
          <table:table-cell office:value-type="float" office:value="85.3333">
            <text:p>85.3333</text:p>
          </table:table-cell>
          <table:table-cell office:value-type="float" office:value="34.0">
            <text:p>34.0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7-08-17T23:00:00">
            <text:p>Thu Aug 17 23:00:00 2017</text:p>
          </table:table-cell>
          <table:table-cell office:value-type="float" office:value="121.8333">
            <text:p>121.8333</text:p>
          </table:table-cell>
          <table:table-cell office:value-type="float" office:value="22.6667">
            <text:p>22.6667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17-08-26T17:00:00">
            <text:p>Sat Aug 26 17:00:00 2017</text:p>
          </table:table-cell>
          <table:table-cell office:value-type="float" office:value="100.8333">
            <text:p>100.8333</text:p>
          </table:table-cell>
          <table:table-cell office:value-type="float" office:value="7.0">
            <text:p>7.0</text:p>
          </table:table-cell>
          <table:table-cell office:value-type="float" office:value="113.3333">
            <text:p>113.3333</text:p>
          </table:table-cell>
        </table:table-row>
        <table:table-row>
          <table:table-cell table:style-name="pd1" office:value-type="date" office:date-value="2017-08-26T18:00:00">
            <text:p>Sat Aug 26 18:00:00 2017</text:p>
          </table:table-cell>
          <table:table-cell office:value-type="float" office:value="112.6667">
            <text:p>112.6667</text:p>
          </table:table-cell>
          <table:table-cell office:value-type="float" office:value="7.6667">
            <text:p>7.6667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17-08-29T16:00:00">
            <text:p>Tue Aug 29 16:00:00 2017</text:p>
          </table:table-cell>
          <table:table-cell office:value-type="float" office:value="196.3333">
            <text:p>196.3333</text:p>
          </table:table-cell>
          <table:table-cell office:value-type="float" office:value="10.5">
            <text:p>10.5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7-08-29T17:00:00">
            <text:p>Tue Aug 29 17:00:00 2017</text:p>
          </table:table-cell>
          <table:table-cell office:value-type="float" office:value="192.8333">
            <text:p>192.8333</text:p>
          </table:table-cell>
          <table:table-cell office:value-type="float" office:value="13.5">
            <text:p>13.5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17-08-29T18:00:00">
            <text:p>Tue Aug 29 18:00:00 2017</text:p>
          </table:table-cell>
          <table:table-cell office:value-type="float" office:value="311.6667">
            <text:p>311.6667</text:p>
          </table:table-cell>
          <table:table-cell office:value-type="float" office:value="13.3333">
            <text:p>13.3333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17-08-29T19:00:00">
            <text:p>Tue Aug 29 19:00:00 2017</text:p>
          </table:table-cell>
          <table:table-cell office:value-type="float" office:value="170.3333">
            <text:p>170.3333</text:p>
          </table:table-cell>
          <table:table-cell office:value-type="float" office:value="14.5">
            <text:p>14.5</text:p>
          </table:table-cell>
          <table:table-cell office:value-type="float" office:value="109.5">
            <text:p>109.5</text:p>
          </table:table-cell>
        </table:table-row>
        <table:table-row>
          <table:table-cell table:style-name="pd1" office:value-type="date" office:date-value="2017-08-29T20:00:00">
            <text:p>Tue Aug 29 20:00:00 2017</text:p>
          </table:table-cell>
          <table:table-cell office:value-type="float" office:value="149.0">
            <text:p>149.0</text:p>
          </table:table-cell>
          <table:table-cell office:value-type="float" office:value="16.6667">
            <text:p>16.6667</text:p>
          </table:table-cell>
          <table:table-cell office:value-type="float" office:value="102.6667">
            <text:p>102.6667</text:p>
          </table:table-cell>
        </table:table-row>
        <table:table-row>
          <table:table-cell table:style-name="pd1" office:value-type="date" office:date-value="2017-08-29T21:00:00">
            <text:p>Tue Aug 29 21:00:00 2017</text:p>
          </table:table-cell>
          <table:table-cell office:value-type="float" office:value="154.0">
            <text:p>154.0</text:p>
          </table:table-cell>
          <table:table-cell office:value-type="float" office:value="22.0">
            <text:p>22.0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17-08-29T22:00:00">
            <text:p>Tue Aug 29 22:00:00 2017</text:p>
          </table:table-cell>
          <table:table-cell office:value-type="float" office:value="134.5">
            <text:p>134.5</text:p>
          </table:table-cell>
          <table:table-cell office:value-type="float" office:value="19.6667">
            <text:p>19.6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17-08-30T20:00:00">
            <text:p>Wed Aug 30 20:00:00 2017</text:p>
          </table:table-cell>
          <table:table-cell office:value-type="float" office:value="114.0">
            <text:p>114.0</text:p>
          </table:table-cell>
          <table:table-cell office:value-type="float" office:value="21.1667">
            <text:p>21.1667</text:p>
          </table:table-cell>
          <table:table-cell office:value-type="float" office:value="105.6667">
            <text:p>105.6667</text:p>
          </table:table-cell>
        </table:table-row>
        <table:table-row>
          <table:table-cell table:style-name="pd1" office:value-type="date" office:date-value="2017-08-30T21:00:00">
            <text:p>Wed Aug 30 21:00:00 2017</text:p>
          </table:table-cell>
          <table:table-cell office:value-type="float" office:value="171.6667">
            <text:p>171.6667</text:p>
          </table:table-cell>
          <table:table-cell office:value-type="float" office:value="18.3333">
            <text:p>18.3333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17-08-30T22:00:00">
            <text:p>Wed Aug 30 22:00:00 2017</text:p>
          </table:table-cell>
          <table:table-cell office:value-type="float" office:value="134.3333">
            <text:p>134.3333</text:p>
          </table:table-cell>
          <table:table-cell office:value-type="float" office:value="23.6667">
            <text:p>23.6667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17-08-30T23:00:00">
            <text:p>Wed Aug 30 23:00:00 2017</text:p>
          </table:table-cell>
          <table:table-cell office:value-type="float" office:value="162.1667">
            <text:p>162.1667</text:p>
          </table:table-cell>
          <table:table-cell office:value-type="float" office:value="25.6667">
            <text:p>25.6667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17-08-31T00:00:00">
            <text:p>Thu Aug 31 00:00:00 2017</text:p>
          </table:table-cell>
          <table:table-cell office:value-type="float" office:value="176.1667">
            <text:p>176.1667</text:p>
          </table:table-cell>
          <table:table-cell office:value-type="float" office:value="25.8333">
            <text:p>25.8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17-09-03T20:00:00">
            <text:p>Sun Sep  3 20:00:00 2017</text:p>
          </table:table-cell>
          <table:table-cell office:value-type="float" office:value="101.1667">
            <text:p>101.1667</text:p>
          </table:table-cell>
          <table:table-cell office:value-type="float" office:value="12.3333">
            <text:p>12.3333</text:p>
          </table:table-cell>
          <table:table-cell office:value-type="float" office:value="113.8333">
            <text:p>113.8333</text:p>
          </table:table-cell>
        </table:table-row>
        <table:table-row>
          <table:table-cell table:style-name="pd1" office:value-type="date" office:date-value="2017-09-03T21:00:00">
            <text:p>Sun Sep  3 21:00:00 2017</text:p>
          </table:table-cell>
          <table:table-cell office:value-type="float" office:value="94.0">
            <text:p>94.0</text:p>
          </table:table-cell>
          <table:table-cell office:value-type="float" office:value="19.1667">
            <text:p>19.1667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17-09-05T18:00:00">
            <text:p>Tue Sep  5 18:00:00 2017</text:p>
          </table:table-cell>
          <table:table-cell office:value-type="float" office:value="227.0">
            <text:p>227.0</text:p>
          </table:table-cell>
          <table:table-cell office:value-type="float" office:value="10.5">
            <text:p>10.5</text:p>
          </table:table-cell>
          <table:table-cell office:value-type="float" office:value="127.8333">
            <text:p>127.8333</text:p>
          </table:table-cell>
        </table:table-row>
        <table:table-row>
          <table:table-cell table:style-name="pd1" office:value-type="date" office:date-value="2017-09-05T19:00:00">
            <text:p>Tue Sep  5 19:00:00 2017</text:p>
          </table:table-cell>
          <table:table-cell office:value-type="float" office:value="168.6667">
            <text:p>168.6667</text:p>
          </table:table-cell>
          <table:table-cell office:value-type="float" office:value="12.8333">
            <text:p>12.8333</text:p>
          </table:table-cell>
          <table:table-cell office:value-type="float" office:value="126.3333">
            <text:p>126.3333</text:p>
          </table:table-cell>
        </table:table-row>
        <table:table-row>
          <table:table-cell table:style-name="pd1" office:value-type="date" office:date-value="2017-09-05T20:00:00">
            <text:p>Tue Sep  5 20:00:00 2017</text:p>
          </table:table-cell>
          <table:table-cell office:value-type="float" office:value="97.8333">
            <text:p>97.8333</text:p>
          </table:table-cell>
          <table:table-cell office:value-type="float" office:value="23.6667">
            <text:p>23.6667</text:p>
          </table:table-cell>
          <table:table-cell office:value-type="float" office:value="115.1667">
            <text:p>115.1667</text:p>
          </table:table-cell>
        </table:table-row>
        <table:table-row>
          <table:table-cell table:style-name="pd1" office:value-type="date" office:date-value="2017-09-05T21:00:00">
            <text:p>Tue Sep  5 21:00:00 2017</text:p>
          </table:table-cell>
          <table:table-cell office:value-type="float" office:value="71.5">
            <text:p>71.5</text:p>
          </table:table-cell>
          <table:table-cell office:value-type="float" office:value="36.5">
            <text:p>36.5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17-09-05T22:00:00">
            <text:p>Tue Sep  5 22:00:00 2017</text:p>
          </table:table-cell>
          <table:table-cell office:value-type="float" office:value="86.1667">
            <text:p>86.1667</text:p>
          </table:table-cell>
          <table:table-cell office:value-type="float" office:value="37.3333">
            <text:p>37.3333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17-09-11T19:00:00">
            <text:p>Mon Sep 11 19:00:00 2017</text:p>
          </table:table-cell>
          <table:table-cell office:value-type="float" office:value="208.1667">
            <text:p>208.1667</text:p>
          </table:table-cell>
          <table:table-cell office:value-type="float" office:value="14.0">
            <text:p>14.0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7-09-11T20:00:00">
            <text:p>Mon Sep 11 20:00:00 2017</text:p>
          </table:table-cell>
          <table:table-cell office:value-type="float" office:value="95.8333">
            <text:p>95.8333</text:p>
          </table:table-cell>
          <table:table-cell office:value-type="float" office:value="28.3333">
            <text:p>28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7-09-12T16:00:00">
            <text:p>Tue Sep 12 16:00:00 2017</text:p>
          </table:table-cell>
          <table:table-cell office:value-type="float" office:value="85.0">
            <text:p>85.0</text:p>
          </table:table-cell>
          <table:table-cell office:value-type="float" office:value="10.5">
            <text:p>10.5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7-09-12T17:00:00">
            <text:p>Tue Sep 12 17:00:00 2017</text:p>
          </table:table-cell>
          <table:table-cell office:value-type="float" office:value="97.5">
            <text:p>97.5</text:p>
          </table:table-cell>
          <table:table-cell office:value-type="float" office:value="10.0">
            <text:p>10.0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17-09-12T18:00:00">
            <text:p>Tue Sep 12 18:00:00 2017</text:p>
          </table:table-cell>
          <table:table-cell office:value-type="float" office:value="118.0">
            <text:p>118.0</text:p>
          </table:table-cell>
          <table:table-cell office:value-type="float" office:value="12.6667">
            <text:p>12.6667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17-09-12T19:00:00">
            <text:p>Tue Sep 12 19:00:00 2017</text:p>
          </table:table-cell>
          <table:table-cell office:value-type="float" office:value="89.5">
            <text:p>89.5</text:p>
          </table:table-cell>
          <table:table-cell office:value-type="float" office:value="16.6667">
            <text:p>16.6667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17-09-12T20:00:00">
            <text:p>Tue Sep 12 20:00:00 2017</text:p>
          </table:table-cell>
          <table:table-cell office:value-type="float" office:value="65.8333">
            <text:p>65.8333</text:p>
          </table:table-cell>
          <table:table-cell office:value-type="float" office:value="23.5">
            <text:p>23.5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7-09-12T21:00:00">
            <text:p>Tue Sep 12 21:00:00 2017</text:p>
          </table:table-cell>
          <table:table-cell office:value-type="float" office:value="108.0">
            <text:p>108.0</text:p>
          </table:table-cell>
          <table:table-cell office:value-type="float" office:value="56.3333">
            <text:p>56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7-09-12T22:00:00">
            <text:p>Tue Sep 12 22:00:00 2017</text:p>
          </table:table-cell>
          <table:table-cell office:value-type="float" office:value="63.6667">
            <text:p>63.6667</text:p>
          </table:table-cell>
          <table:table-cell office:value-type="float" office:value="54.1667">
            <text:p>54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7-09-13T18:00:00">
            <text:p>Wed Sep 13 18:00:00 2017</text:p>
          </table:table-cell>
          <table:table-cell office:value-type="float" office:value="211.8333">
            <text:p>211.8333</text:p>
          </table:table-cell>
          <table:table-cell office:value-type="float" office:value="13.8333">
            <text:p>13.8333</text:p>
          </table:table-cell>
          <table:table-cell office:value-type="float" office:value="127.3333">
            <text:p>127.3333</text:p>
          </table:table-cell>
        </table:table-row>
        <table:table-row>
          <table:table-cell table:style-name="pd1" office:value-type="date" office:date-value="2017-09-13T19:00:00">
            <text:p>Wed Sep 13 19:00:00 2017</text:p>
          </table:table-cell>
          <table:table-cell office:value-type="float" office:value="131.6667">
            <text:p>131.6667</text:p>
          </table:table-cell>
          <table:table-cell office:value-type="float" office:value="17.5">
            <text:p>17.5</text:p>
          </table:table-cell>
          <table:table-cell office:value-type="float" office:value="128.5">
            <text:p>128.5</text:p>
          </table:table-cell>
        </table:table-row>
        <table:table-row>
          <table:table-cell table:style-name="pd1" office:value-type="date" office:date-value="2017-09-13T20:00:00">
            <text:p>Wed Sep 13 20:00:00 2017</text:p>
          </table:table-cell>
          <table:table-cell office:value-type="float" office:value="88.3333">
            <text:p>88.3333</text:p>
          </table:table-cell>
          <table:table-cell office:value-type="float" office:value="23.1667">
            <text:p>23.1667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17-09-13T21:00:00">
            <text:p>Wed Sep 13 21:00:00 2017</text:p>
          </table:table-cell>
          <table:table-cell office:value-type="float" office:value="74.6667">
            <text:p>74.6667</text:p>
          </table:table-cell>
          <table:table-cell office:value-type="float" office:value="32.3333">
            <text:p>32.3333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17-09-19T21:00:00">
            <text:p>Tue Sep 19 21:00:00 2017</text:p>
          </table:table-cell>
          <table:table-cell office:value-type="float" office:value="224.0">
            <text:p>224.0</text:p>
          </table:table-cell>
          <table:table-cell office:value-type="float" office:value="77.0">
            <text:p>77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7-09-20T18:00:00">
            <text:p>Wed Sep 20 18:00:00 2017</text:p>
          </table:table-cell>
          <table:table-cell office:value-type="float" office:value="230.5">
            <text:p>230.5</text:p>
          </table:table-cell>
          <table:table-cell office:value-type="float" office:value="14.1667">
            <text:p>14.1667</text:p>
          </table:table-cell>
          <table:table-cell office:value-type="float" office:value="128.6667">
            <text:p>128.6667</text:p>
          </table:table-cell>
        </table:table-row>
        <table:table-row>
          <table:table-cell table:style-name="pd1" office:value-type="date" office:date-value="2017-09-20T19:00:00">
            <text:p>Wed Sep 20 19:00:00 2017</text:p>
          </table:table-cell>
          <table:table-cell office:value-type="float" office:value="218.6667">
            <text:p>218.6667</text:p>
          </table:table-cell>
          <table:table-cell office:value-type="float" office:value="18.5">
            <text:p>18.5</text:p>
          </table:table-cell>
          <table:table-cell office:value-type="float" office:value="122.1667">
            <text:p>122.1667</text:p>
          </table:table-cell>
        </table:table-row>
        <table:table-row>
          <table:table-cell table:style-name="pd1" office:value-type="date" office:date-value="2017-09-20T20:00:00">
            <text:p>Wed Sep 20 20:00:00 2017</text:p>
          </table:table-cell>
          <table:table-cell office:value-type="float" office:value="169.1667">
            <text:p>169.1667</text:p>
          </table:table-cell>
          <table:table-cell office:value-type="float" office:value="22.1667">
            <text:p>22.1667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17-09-20T21:00:00">
            <text:p>Wed Sep 20 21:00:00 2017</text:p>
          </table:table-cell>
          <table:table-cell office:value-type="float" office:value="200.1667">
            <text:p>200.1667</text:p>
          </table:table-cell>
          <table:table-cell office:value-type="float" office:value="45.0">
            <text:p>45.0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17-09-21T20:00:00">
            <text:p>Thu Sep 21 20:00:00 2017</text:p>
          </table:table-cell>
          <table:table-cell office:value-type="float" office:value="131.3333">
            <text:p>131.3333</text:p>
          </table:table-cell>
          <table:table-cell office:value-type="float" office:value="20.5">
            <text:p>20.5</text:p>
          </table:table-cell>
          <table:table-cell office:value-type="float" office:value="129.3333">
            <text:p>129.3333</text:p>
          </table:table-cell>
        </table:table-row>
        <table:table-row>
          <table:table-cell table:style-name="pd1" office:value-type="date" office:date-value="2017-09-22T20:00:00">
            <text:p>Fri Sep 22 20:00:00 2017</text:p>
          </table:table-cell>
          <table:table-cell office:value-type="float" office:value="162.1667">
            <text:p>162.1667</text:p>
          </table:table-cell>
          <table:table-cell office:value-type="float" office:value="36.3333">
            <text:p>36.3333</text:p>
          </table:table-cell>
          <table:table-cell office:value-type="float" office:value="111.5">
            <text:p>111.5</text:p>
          </table:table-cell>
        </table:table-row>
        <table:table-row>
          <table:table-cell table:style-name="pd1" office:value-type="date" office:date-value="2017-09-22T21:00:00">
            <text:p>Fri Sep 22 21:00:00 2017</text:p>
          </table:table-cell>
          <table:table-cell office:value-type="float" office:value="227.3333">
            <text:p>227.3333</text:p>
          </table:table-cell>
          <table:table-cell office:value-type="float" office:value="73.6667">
            <text:p>73.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7-09-27T20:00:00">
            <text:p>Wed Sep 27 20:00:00 2017</text:p>
          </table:table-cell>
          <table:table-cell office:value-type="float" office:value="404.3333">
            <text:p>404.3333</text:p>
          </table:table-cell>
          <table:table-cell office:value-type="float" office:value="41.0">
            <text:p>41.0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7-09-27T21:00:00">
            <text:p>Wed Sep 27 21:00:00 2017</text:p>
          </table:table-cell>
          <table:table-cell office:value-type="float" office:value="536.3333">
            <text:p>536.3333</text:p>
          </table:table-cell>
          <table:table-cell office:value-type="float" office:value="60.1667">
            <text:p>60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7-10-03T07:00:00">
            <text:p>Tue Oct  3 07:00:00 2017</text:p>
          </table:table-cell>
          <table:table-cell office:value-type="float" office:value="411.6667">
            <text:p>411.6667</text:p>
          </table:table-cell>
          <table:table-cell office:value-type="float" office:value="15.3333">
            <text:p>15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7-10-04T18:00:00">
            <text:p>Wed Oct  4 18:00:00 2017</text:p>
          </table:table-cell>
          <table:table-cell office:value-type="float" office:value="145.1667">
            <text:p>145.1667</text:p>
          </table:table-cell>
          <table:table-cell office:value-type="float" office:value="10.6667">
            <text:p>10.6667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17-10-06T16:00:00">
            <text:p>Fri Oct  6 16:00:00 2017</text:p>
          </table:table-cell>
          <table:table-cell office:value-type="float" office:value="86.3333">
            <text:p>86.3333</text:p>
          </table:table-cell>
          <table:table-cell office:value-type="float" office:value="13.1667">
            <text:p>13.1667</text:p>
          </table:table-cell>
          <table:table-cell office:value-type="float" office:value="107.0">
            <text:p>107.0</text:p>
          </table:table-cell>
        </table:table-row>
        <table:table-row>
          <table:table-cell table:style-name="pd1" office:value-type="date" office:date-value="2017-10-06T17:00:00">
            <text:p>Fri Oct  6 17:00:00 2017</text:p>
          </table:table-cell>
          <table:table-cell office:value-type="float" office:value="64.5">
            <text:p>64.5</text:p>
          </table:table-cell>
          <table:table-cell office:value-type="float" office:value="10.6667">
            <text:p>10.6667</text:p>
          </table:table-cell>
          <table:table-cell office:value-type="float" office:value="118.5">
            <text:p>118.5</text:p>
          </table:table-cell>
        </table:table-row>
        <table:table-row>
          <table:table-cell table:style-name="pd1" office:value-type="date" office:date-value="2017-10-06T18:00:00">
            <text:p>Fri Oct  6 18:00:00 2017</text:p>
          </table:table-cell>
          <table:table-cell office:value-type="float" office:value="95.5">
            <text:p>95.5</text:p>
          </table:table-cell>
          <table:table-cell office:value-type="float" office:value="9.8333">
            <text:p>9.8333</text:p>
          </table:table-cell>
          <table:table-cell office:value-type="float" office:value="124.6667">
            <text:p>124.6667</text:p>
          </table:table-cell>
        </table:table-row>
        <table:table-row>
          <table:table-cell table:style-name="pd1" office:value-type="date" office:date-value="2017-10-06T19:00:00">
            <text:p>Fri Oct  6 19:00:00 2017</text:p>
          </table:table-cell>
          <table:table-cell office:value-type="float" office:value="216.5">
            <text:p>216.5</text:p>
          </table:table-cell>
          <table:table-cell office:value-type="float" office:value="32.6667">
            <text:p>32.6667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17-10-06T20:00:00">
            <text:p>Fri Oct  6 20:00:00 2017</text:p>
          </table:table-cell>
          <table:table-cell office:value-type="float" office:value="636.5">
            <text:p>636.5</text:p>
          </table:table-cell>
          <table:table-cell office:value-type="float" office:value="128.3333">
            <text:p>128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7-10-07T16:00:00">
            <text:p>Sat Oct  7 16:00:00 2017</text:p>
          </table:table-cell>
          <table:table-cell office:value-type="float" office:value="86.3333">
            <text:p>86.3333</text:p>
          </table:table-cell>
          <table:table-cell office:value-type="float" office:value="7.8333">
            <text:p>7.8333</text:p>
          </table:table-cell>
          <table:table-cell office:value-type="float" office:value="110.6667">
            <text:p>110.6667</text:p>
          </table:table-cell>
        </table:table-row>
        <table:table-row>
          <table:table-cell table:style-name="pd1" office:value-type="date" office:date-value="2017-10-07T17:00:00">
            <text:p>Sat Oct  7 17:00:00 2017</text:p>
          </table:table-cell>
          <table:table-cell office:value-type="float" office:value="77.8333">
            <text:p>77.8333</text:p>
          </table:table-cell>
          <table:table-cell office:value-type="float" office:value="7.6667">
            <text:p>7.6667</text:p>
          </table:table-cell>
          <table:table-cell office:value-type="float" office:value="116.0">
            <text:p>116.0</text:p>
          </table:table-cell>
        </table:table-row>
        <table:table-row>
          <table:table-cell table:style-name="pd1" office:value-type="date" office:date-value="2017-10-07T18:00:00">
            <text:p>Sat Oct  7 18:00:00 2017</text:p>
          </table:table-cell>
          <table:table-cell office:value-type="float" office:value="107.6667">
            <text:p>107.6667</text:p>
          </table:table-cell>
          <table:table-cell office:value-type="float" office:value="9.0">
            <text:p>9.0</text:p>
          </table:table-cell>
          <table:table-cell office:value-type="float" office:value="115.8333">
            <text:p>115.8333</text:p>
          </table:table-cell>
        </table:table-row>
        <table:table-row>
          <table:table-cell table:style-name="pd1" office:value-type="date" office:date-value="2017-10-07T19:00:00">
            <text:p>Sat Oct  7 19:00:00 2017</text:p>
          </table:table-cell>
          <table:table-cell office:value-type="float" office:value="113.0">
            <text:p>113.0</text:p>
          </table:table-cell>
          <table:table-cell office:value-type="float" office:value="13.1667">
            <text:p>13.1667</text:p>
          </table:table-cell>
          <table:table-cell office:value-type="float" office:value="111.3333">
            <text:p>111.3333</text:p>
          </table:table-cell>
        </table:table-row>
        <table:table-row>
          <table:table-cell table:style-name="pd1" office:value-type="date" office:date-value="2017-10-07T20:00:00">
            <text:p>Sat Oct  7 20:00:00 2017</text:p>
          </table:table-cell>
          <table:table-cell office:value-type="float" office:value="239.8333">
            <text:p>239.8333</text:p>
          </table:table-cell>
          <table:table-cell office:value-type="float" office:value="34.8333">
            <text:p>34.8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7-10-07T21:00:00">
            <text:p>Sat Oct  7 21:00:00 2017</text:p>
          </table:table-cell>
          <table:table-cell office:value-type="float" office:value="344.1667">
            <text:p>344.1667</text:p>
          </table:table-cell>
          <table:table-cell office:value-type="float" office:value="28.6667">
            <text:p>28.6667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17-10-09T19:00:00">
            <text:p>Mon Oct  9 19:00:00 2017</text:p>
          </table:table-cell>
          <table:table-cell office:value-type="float" office:value="492.0">
            <text:p>492.0</text:p>
          </table:table-cell>
          <table:table-cell office:value-type="float" office:value="19.6667">
            <text:p>19.6667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17-10-09T20:00:00">
            <text:p>Mon Oct  9 20:00:00 2017</text:p>
          </table:table-cell>
          <table:table-cell office:value-type="float" office:value="365.8333">
            <text:p>365.8333</text:p>
          </table:table-cell>
          <table:table-cell office:value-type="float" office:value="72.5">
            <text:p>72.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7-10-10T18:00:00">
            <text:p>Tue Oct 10 18:00:00 2017</text:p>
          </table:table-cell>
          <table:table-cell office:value-type="float" office:value="126.6667">
            <text:p>126.6667</text:p>
          </table:table-cell>
          <table:table-cell office:value-type="float" office:value="15.0">
            <text:p>15.0</text:p>
          </table:table-cell>
          <table:table-cell office:value-type="float" office:value="120.8333">
            <text:p>120.8333</text:p>
          </table:table-cell>
        </table:table-row>
        <table:table-row>
          <table:table-cell table:style-name="pd1" office:value-type="date" office:date-value="2017-10-10T20:00:00">
            <text:p>Tue Oct 10 20:00:00 2017</text:p>
          </table:table-cell>
          <table:table-cell office:value-type="float" office:value="247.1667">
            <text:p>247.1667</text:p>
          </table:table-cell>
          <table:table-cell office:value-type="float" office:value="60.5">
            <text:p>60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7-10-11T19:00:00">
            <text:p>Wed Oct 11 19:00:00 2017</text:p>
          </table:table-cell>
          <table:table-cell office:value-type="float" office:value="91.6667">
            <text:p>91.6667</text:p>
          </table:table-cell>
          <table:table-cell office:value-type="float" office:value="28.1667">
            <text:p>28.1667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17-10-13T17:00:00">
            <text:p>Fri Oct 13 17:00:00 2017</text:p>
          </table:table-cell>
          <table:table-cell office:value-type="float" office:value="130.8333">
            <text:p>130.8333</text:p>
          </table:table-cell>
          <table:table-cell office:value-type="float" office:value="12.3333">
            <text:p>12.3333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17-10-13T18:00:00">
            <text:p>Fri Oct 13 18:00:00 2017</text:p>
          </table:table-cell>
          <table:table-cell office:value-type="float" office:value="154.3333">
            <text:p>154.3333</text:p>
          </table:table-cell>
          <table:table-cell office:value-type="float" office:value="18.3333">
            <text:p>18.3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7-10-13T19:00:00">
            <text:p>Fri Oct 13 19:00:00 2017</text:p>
          </table:table-cell>
          <table:table-cell office:value-type="float" office:value="176.5">
            <text:p>176.5</text:p>
          </table:table-cell>
          <table:table-cell office:value-type="float" office:value="35.0">
            <text:p>35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7-10-13T20:00:00">
            <text:p>Fri Oct 13 20:00:00 2017</text:p>
          </table:table-cell>
          <table:table-cell office:value-type="float" office:value="394.0">
            <text:p>394.0</text:p>
          </table:table-cell>
          <table:table-cell office:value-type="float" office:value="56.0">
            <text:p>56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7-10-14T16:00:00">
            <text:p>Sat Oct 14 16:00:00 2017</text:p>
          </table:table-cell>
          <table:table-cell office:value-type="float" office:value="330.8333">
            <text:p>330.8333</text:p>
          </table:table-cell>
          <table:table-cell office:value-type="float" office:value="10.1667">
            <text:p>10.1667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17-10-14T17:00:00">
            <text:p>Sat Oct 14 17:00:00 2017</text:p>
          </table:table-cell>
          <table:table-cell office:value-type="float" office:value="325.5">
            <text:p>325.5</text:p>
          </table:table-cell>
          <table:table-cell office:value-type="float" office:value="11.6667">
            <text:p>11.6667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17-10-14T18:00:00">
            <text:p>Sat Oct 14 18:00:00 2017</text:p>
          </table:table-cell>
          <table:table-cell office:value-type="float" office:value="324.1667">
            <text:p>324.1667</text:p>
          </table:table-cell>
          <table:table-cell office:value-type="float" office:value="18.0">
            <text:p>18.0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17-10-14T19:00:00">
            <text:p>Sat Oct 14 19:00:00 2017</text:p>
          </table:table-cell>
          <table:table-cell office:value-type="float" office:value="377.3333">
            <text:p>377.3333</text:p>
          </table:table-cell>
          <table:table-cell office:value-type="float" office:value="15.0">
            <text:p>15.0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17-10-14T20:00:00">
            <text:p>Sat Oct 14 20:00:00 2017</text:p>
          </table:table-cell>
          <table:table-cell office:value-type="float" office:value="429.1667">
            <text:p>429.1667</text:p>
          </table:table-cell>
          <table:table-cell office:value-type="float" office:value="65.5">
            <text:p>65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7-10-15T15:00:00">
            <text:p>Sun Oct 15 15:00:00 2017</text:p>
          </table:table-cell>
          <table:table-cell office:value-type="float" office:value="247.0">
            <text:p>247.0</text:p>
          </table:table-cell>
          <table:table-cell office:value-type="float" office:value="10.8333">
            <text:p>10.8333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17-10-15T16:00:00">
            <text:p>Sun Oct 15 16:00:00 2017</text:p>
          </table:table-cell>
          <table:table-cell office:value-type="float" office:value="116.5">
            <text:p>116.5</text:p>
          </table:table-cell>
          <table:table-cell office:value-type="float" office:value="8.5">
            <text:p>8.5</text:p>
          </table:table-cell>
          <table:table-cell office:value-type="float" office:value="118.1667">
            <text:p>118.1667</text:p>
          </table:table-cell>
        </table:table-row>
        <table:table-row>
          <table:table-cell table:style-name="pd1" office:value-type="date" office:date-value="2017-10-15T17:00:00">
            <text:p>Sun Oct 15 17:00:00 2017</text:p>
          </table:table-cell>
          <table:table-cell office:value-type="float" office:value="110.1667">
            <text:p>110.1667</text:p>
          </table:table-cell>
          <table:table-cell office:value-type="float" office:value="8.8333">
            <text:p>8.8333</text:p>
          </table:table-cell>
          <table:table-cell office:value-type="float" office:value="117.0">
            <text:p>117.0</text:p>
          </table:table-cell>
        </table:table-row>
        <table:table-row>
          <table:table-cell table:style-name="pd1" office:value-type="date" office:date-value="2017-10-15T18:00:00">
            <text:p>Sun Oct 15 18:00:00 2017</text:p>
          </table:table-cell>
          <table:table-cell office:value-type="float" office:value="111.6667">
            <text:p>111.6667</text:p>
          </table:table-cell>
          <table:table-cell office:value-type="float" office:value="9.8333">
            <text:p>9.8333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17-10-15T19:00:00">
            <text:p>Sun Oct 15 19:00:00 2017</text:p>
          </table:table-cell>
          <table:table-cell office:value-type="float" office:value="217.6667">
            <text:p>217.6667</text:p>
          </table:table-cell>
          <table:table-cell office:value-type="float" office:value="31.1667">
            <text:p>31.1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7-10-15T20:00:00">
            <text:p>Sun Oct 15 20:00:00 2017</text:p>
          </table:table-cell>
          <table:table-cell office:value-type="float" office:value="433.6667">
            <text:p>433.6667</text:p>
          </table:table-cell>
          <table:table-cell office:value-type="float" office:value="80.3333">
            <text:p>80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7-10-17T23:00:00">
            <text:p>Tue Oct 17 23:00:00 2017</text:p>
          </table:table-cell>
          <table:table-cell office:value-type="float" office:value="259.3333">
            <text:p>259.3333</text:p>
          </table:table-cell>
          <table:table-cell office:value-type="float" office:value="25.6667">
            <text:p>25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7-10-21T16:00:00">
            <text:p>Sat Oct 21 16:00:00 2017</text:p>
          </table:table-cell>
          <table:table-cell office:value-type="float" office:value="350.6">
            <text:p>350.6</text:p>
          </table:table-cell>
          <table:table-cell office:value-type="float" office:value="7.6">
            <text:p>7.6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7-10-30T12:00:00">
            <text:p>Mon Oct 30 12:00:00 2017</text:p>
          </table:table-cell>
          <table:table-cell office:value-type="float" office:value="740.8333">
            <text:p>740.8333</text:p>
          </table:table-cell>
          <table:table-cell office:value-type="float" office:value="27.1667">
            <text:p>27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7-10-30T13:00:00">
            <text:p>Mon Oct 30 13:00:00 2017</text:p>
          </table:table-cell>
          <table:table-cell office:value-type="float" office:value="212.1667">
            <text:p>212.1667</text:p>
          </table:table-cell>
          <table:table-cell office:value-type="float" office:value="23.3333">
            <text:p>23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7-10-30T14:00:00">
            <text:p>Mon Oct 30 14:00:00 2017</text:p>
          </table:table-cell>
          <table:table-cell office:value-type="float" office:value="142.5">
            <text:p>142.5</text:p>
          </table:table-cell>
          <table:table-cell office:value-type="float" office:value="19.8333">
            <text:p>19.8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7-10-30T15:00:00">
            <text:p>Mon Oct 30 15:00:00 2017</text:p>
          </table:table-cell>
          <table:table-cell office:value-type="float" office:value="66.3333">
            <text:p>66.3333</text:p>
          </table:table-cell>
          <table:table-cell office:value-type="float" office:value="13.0">
            <text:p>13.0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17-10-30T16:00:00">
            <text:p>Mon Oct 30 16:00:00 2017</text:p>
          </table:table-cell>
          <table:table-cell office:value-type="float" office:value="70.0">
            <text:p>70.0</text:p>
          </table:table-cell>
          <table:table-cell office:value-type="float" office:value="13.5">
            <text:p>13.5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17-10-30T18:00:00">
            <text:p>Mon Oct 30 18:00:00 2017</text:p>
          </table:table-cell>
          <table:table-cell office:value-type="float" office:value="173.5">
            <text:p>173.5</text:p>
          </table:table-cell>
          <table:table-cell office:value-type="float" office:value="44.0">
            <text:p>44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7-10-30T19:00:00">
            <text:p>Mon Oct 30 19:00:00 2017</text:p>
          </table:table-cell>
          <table:table-cell office:value-type="float" office:value="402.6667">
            <text:p>402.6667</text:p>
          </table:table-cell>
          <table:table-cell office:value-type="float" office:value="106.0">
            <text:p>106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10-31T15:00:00">
            <text:p>Tue Oct 31 15:00:00 2017</text:p>
          </table:table-cell>
          <table:table-cell office:value-type="float" office:value="77.8333">
            <text:p>77.8333</text:p>
          </table:table-cell>
          <table:table-cell office:value-type="float" office:value="16.3333">
            <text:p>16.3333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17-10-31T16:00:00">
            <text:p>Tue Oct 31 16:00:00 2017</text:p>
          </table:table-cell>
          <table:table-cell office:value-type="float" office:value="180.3333">
            <text:p>180.3333</text:p>
          </table:table-cell>
          <table:table-cell office:value-type="float" office:value="15.5">
            <text:p>15.5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17-11-03T15:00:00">
            <text:p>Fri Nov  3 15:00:00 2017</text:p>
          </table:table-cell>
          <table:table-cell office:value-type="float" office:value="554.3333">
            <text:p>554.3333</text:p>
          </table:table-cell>
          <table:table-cell office:value-type="float" office:value="18.1667">
            <text:p>18.1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7-11-03T16:00:00">
            <text:p>Fri Nov  3 16:00:00 2017</text:p>
          </table:table-cell>
          <table:table-cell office:value-type="float" office:value="521.8333">
            <text:p>521.8333</text:p>
          </table:table-cell>
          <table:table-cell office:value-type="float" office:value="19.0">
            <text:p>19.0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7-11-03T17:00:00">
            <text:p>Fri Nov  3 17:00:00 2017</text:p>
          </table:table-cell>
          <table:table-cell office:value-type="float" office:value="484.1667">
            <text:p>484.1667</text:p>
          </table:table-cell>
          <table:table-cell office:value-type="float" office:value="18.0">
            <text:p>18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7-11-08T18:00:00">
            <text:p>Wed Nov  8 18:00:00 2017</text:p>
          </table:table-cell>
          <table:table-cell office:value-type="float" office:value="267.6667">
            <text:p>267.6667</text:p>
          </table:table-cell>
          <table:table-cell office:value-type="float" office:value="50.5">
            <text:p>50.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7-11-08T19:00:00">
            <text:p>Wed Nov  8 19:00:00 2017</text:p>
          </table:table-cell>
          <table:table-cell office:value-type="float" office:value="608.8333">
            <text:p>608.8333</text:p>
          </table:table-cell>
          <table:table-cell office:value-type="float" office:value="110.0">
            <text:p>110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11-08T21:00:00">
            <text:p>Wed Nov  8 21:00:00 2017</text:p>
          </table:table-cell>
          <table:table-cell office:value-type="float" office:value="270.0">
            <text:p>270.0</text:p>
          </table:table-cell>
          <table:table-cell office:value-type="float" office:value="84.5">
            <text:p>84.5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7-11-08T22:00:00">
            <text:p>Wed Nov  8 22:00:00 2017</text:p>
          </table:table-cell>
          <table:table-cell office:value-type="float" office:value="156.3333">
            <text:p>156.3333</text:p>
          </table:table-cell>
          <table:table-cell office:value-type="float" office:value="64.5">
            <text:p>64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7-11-09T06:00:00">
            <text:p>Thu Nov  9 06:00:00 2017</text:p>
          </table:table-cell>
          <table:table-cell office:value-type="float" office:value="50.0">
            <text:p>50.0</text:p>
          </table:table-cell>
          <table:table-cell office:value-type="float" office:value="11.0">
            <text:p>11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7-11-09T07:00:00">
            <text:p>Thu Nov  9 07:00:00 2017</text:p>
          </table:table-cell>
          <table:table-cell office:value-type="float" office:value="64.6667">
            <text:p>64.6667</text:p>
          </table:table-cell>
          <table:table-cell office:value-type="float" office:value="10.3333">
            <text:p>10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7-11-09T08:00:00">
            <text:p>Thu Nov  9 08:00:00 2017</text:p>
          </table:table-cell>
          <table:table-cell office:value-type="float" office:value="175.0">
            <text:p>175.0</text:p>
          </table:table-cell>
          <table:table-cell office:value-type="float" office:value="29.8333">
            <text:p>29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7-11-11T15:00:00">
            <text:p>Sat Nov 11 15:00:00 2017</text:p>
          </table:table-cell>
          <table:table-cell office:value-type="float" office:value="254.3333">
            <text:p>254.3333</text:p>
          </table:table-cell>
          <table:table-cell office:value-type="float" office:value="5.8333">
            <text:p>5.8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7-11-11T16:00:00">
            <text:p>Sat Nov 11 16:00:00 2017</text:p>
          </table:table-cell>
          <table:table-cell office:value-type="float" office:value="113.0">
            <text:p>113.0</text:p>
          </table:table-cell>
          <table:table-cell office:value-type="float" office:value="6.5">
            <text:p>6.5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7-11-11T17:00:00">
            <text:p>Sat Nov 11 17:00:00 2017</text:p>
          </table:table-cell>
          <table:table-cell office:value-type="float" office:value="291.3333">
            <text:p>291.3333</text:p>
          </table:table-cell>
          <table:table-cell office:value-type="float" office:value="6.8333">
            <text:p>6.8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7-11-11T18:00:00">
            <text:p>Sat Nov 11 18:00:00 2017</text:p>
          </table:table-cell>
          <table:table-cell office:value-type="float" office:value="273.6667">
            <text:p>273.6667</text:p>
          </table:table-cell>
          <table:table-cell office:value-type="float" office:value="16.0">
            <text:p>16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7-11-11T19:00:00">
            <text:p>Sat Nov 11 19:00:00 2017</text:p>
          </table:table-cell>
          <table:table-cell office:value-type="float" office:value="189.5">
            <text:p>189.5</text:p>
          </table:table-cell>
          <table:table-cell office:value-type="float" office:value="34.0">
            <text:p>34.0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7-11-11T21:00:00">
            <text:p>Sat Nov 11 21:00:00 2017</text:p>
          </table:table-cell>
          <table:table-cell office:value-type="float" office:value="349.8333">
            <text:p>349.8333</text:p>
          </table:table-cell>
          <table:table-cell office:value-type="float" office:value="59.0">
            <text:p>59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7-11-12T15:00:00">
            <text:p>Sun Nov 12 15:00:00 2017</text:p>
          </table:table-cell>
          <table:table-cell office:value-type="float" office:value="53.5">
            <text:p>53.5</text:p>
          </table:table-cell>
          <table:table-cell office:value-type="float" office:value="8.8333">
            <text:p>8.8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7-11-12T16:00:00">
            <text:p>Sun Nov 12 16:00:00 2017</text:p>
          </table:table-cell>
          <table:table-cell office:value-type="float" office:value="52.5">
            <text:p>52.5</text:p>
          </table:table-cell>
          <table:table-cell office:value-type="float" office:value="6.3333">
            <text:p>6.3333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7-11-12T17:00:00">
            <text:p>Sun Nov 12 17:00:00 2017</text:p>
          </table:table-cell>
          <table:table-cell office:value-type="float" office:value="50.1667">
            <text:p>50.1667</text:p>
          </table:table-cell>
          <table:table-cell office:value-type="float" office:value="9.3333">
            <text:p>9.3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7-11-12T18:00:00">
            <text:p>Sun Nov 12 18:00:00 2017</text:p>
          </table:table-cell>
          <table:table-cell office:value-type="float" office:value="324.1667">
            <text:p>324.1667</text:p>
          </table:table-cell>
          <table:table-cell office:value-type="float" office:value="54.8333">
            <text:p>54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7-11-12T19:00:00">
            <text:p>Sun Nov 12 19:00:00 2017</text:p>
          </table:table-cell>
          <table:table-cell office:value-type="float" office:value="252.3333">
            <text:p>252.3333</text:p>
          </table:table-cell>
          <table:table-cell office:value-type="float" office:value="61.8333">
            <text:p>61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7-11-13T18:00:00">
            <text:p>Mon Nov 13 18:00:00 2017</text:p>
          </table:table-cell>
          <table:table-cell office:value-type="float" office:value="453.0">
            <text:p>453.0</text:p>
          </table:table-cell>
          <table:table-cell office:value-type="float" office:value="15.5">
            <text:p>15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7-11-13T19:00:00">
            <text:p>Mon Nov 13 19:00:00 2017</text:p>
          </table:table-cell>
          <table:table-cell office:value-type="float" office:value="129.8333">
            <text:p>129.8333</text:p>
          </table:table-cell>
          <table:table-cell office:value-type="float" office:value="26.1667">
            <text:p>26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7-11-13T20:00:00">
            <text:p>Mon Nov 13 20:00:00 2017</text:p>
          </table:table-cell>
          <table:table-cell office:value-type="float" office:value="212.1667">
            <text:p>212.1667</text:p>
          </table:table-cell>
          <table:table-cell office:value-type="float" office:value="44.0">
            <text:p>44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7-11-13T21:00:00">
            <text:p>Mon Nov 13 21:00:00 2017</text:p>
          </table:table-cell>
          <table:table-cell office:value-type="float" office:value="145.1667">
            <text:p>145.1667</text:p>
          </table:table-cell>
          <table:table-cell office:value-type="float" office:value="40.6667">
            <text:p>40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7-11-13T22:00:00">
            <text:p>Mon Nov 13 22:00:00 2017</text:p>
          </table:table-cell>
          <table:table-cell office:value-type="float" office:value="94.1667">
            <text:p>94.1667</text:p>
          </table:table-cell>
          <table:table-cell office:value-type="float" office:value="29.0">
            <text:p>29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7-11-13T23:00:00">
            <text:p>Mon Nov 13 23:00:00 2017</text:p>
          </table:table-cell>
          <table:table-cell office:value-type="float" office:value="121.5">
            <text:p>121.5</text:p>
          </table:table-cell>
          <table:table-cell office:value-type="float" office:value="30.8333">
            <text:p>30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7-11-14T01:00:00">
            <text:p>Tue Nov 14 01:00:00 2017</text:p>
          </table:table-cell>
          <table:table-cell office:value-type="float" office:value="75.3333">
            <text:p>75.3333</text:p>
          </table:table-cell>
          <table:table-cell office:value-type="float" office:value="17.6667">
            <text:p>17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7-11-15T16:00:00">
            <text:p>Wed Nov 15 16:00:00 2017</text:p>
          </table:table-cell>
          <table:table-cell office:value-type="float" office:value="63.1667">
            <text:p>63.1667</text:p>
          </table:table-cell>
          <table:table-cell office:value-type="float" office:value="14.0">
            <text:p>14.0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17-11-15T17:00:00">
            <text:p>Wed Nov 15 17:00:00 2017</text:p>
          </table:table-cell>
          <table:table-cell office:value-type="float" office:value="54.8333">
            <text:p>54.8333</text:p>
          </table:table-cell>
          <table:table-cell office:value-type="float" office:value="14.0">
            <text:p>14.0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17-11-15T18:00:00">
            <text:p>Wed Nov 15 18:00:00 2017</text:p>
          </table:table-cell>
          <table:table-cell office:value-type="float" office:value="67.0">
            <text:p>67.0</text:p>
          </table:table-cell>
          <table:table-cell office:value-type="float" office:value="52.0">
            <text:p>52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7-11-15T20:00:00">
            <text:p>Wed Nov 15 20:00:00 2017</text:p>
          </table:table-cell>
          <table:table-cell office:value-type="float" office:value="411.5">
            <text:p>411.5</text:p>
          </table:table-cell>
          <table:table-cell office:value-type="float" office:value="59.3333">
            <text:p>59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7-11-16T17:00:00">
            <text:p>Thu Nov 16 17:00:00 2017</text:p>
          </table:table-cell>
          <table:table-cell office:value-type="float" office:value="97.3333">
            <text:p>97.3333</text:p>
          </table:table-cell>
          <table:table-cell office:value-type="float" office:value="30.1667">
            <text:p>30.1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17-11-16T18:00:00">
            <text:p>Thu Nov 16 18:00:00 2017</text:p>
          </table:table-cell>
          <table:table-cell office:value-type="float" office:value="418.1667">
            <text:p>418.1667</text:p>
          </table:table-cell>
          <table:table-cell office:value-type="float" office:value="88.1667">
            <text:p>88.1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7-11-17T14:00:00">
            <text:p>Fri Nov 17 14:00:00 2017</text:p>
          </table:table-cell>
          <table:table-cell office:value-type="float" office:value="58.3333">
            <text:p>58.3333</text:p>
          </table:table-cell>
          <table:table-cell office:value-type="float" office:value="25.0">
            <text:p>25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7-11-17T15:00:00">
            <text:p>Fri Nov 17 15:00:00 2017</text:p>
          </table:table-cell>
          <table:table-cell office:value-type="float" office:value="65.8333">
            <text:p>65.8333</text:p>
          </table:table-cell>
          <table:table-cell office:value-type="float" office:value="26.5">
            <text:p>26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7-11-17T16:00:00">
            <text:p>Fri Nov 17 16:00:00 2017</text:p>
          </table:table-cell>
          <table:table-cell office:value-type="float" office:value="54.0">
            <text:p>54.0</text:p>
          </table:table-cell>
          <table:table-cell office:value-type="float" office:value="19.8333">
            <text:p>19.8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17-11-17T17:00:00">
            <text:p>Fri Nov 17 17:00:00 2017</text:p>
          </table:table-cell>
          <table:table-cell office:value-type="float" office:value="65.3333">
            <text:p>65.3333</text:p>
          </table:table-cell>
          <table:table-cell office:value-type="float" office:value="27.0">
            <text:p>27.0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7-11-17T18:00:00">
            <text:p>Fri Nov 17 18:00:00 2017</text:p>
          </table:table-cell>
          <table:table-cell office:value-type="float" office:value="381.8333">
            <text:p>381.8333</text:p>
          </table:table-cell>
          <table:table-cell office:value-type="float" office:value="97.3333">
            <text:p>97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7-11-18T15:00:00">
            <text:p>Sat Nov 18 15:00:00 2017</text:p>
          </table:table-cell>
          <table:table-cell office:value-type="float" office:value="176.1667">
            <text:p>176.1667</text:p>
          </table:table-cell>
          <table:table-cell office:value-type="float" office:value="13.8333">
            <text:p>13.8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7-11-18T16:00:00">
            <text:p>Sat Nov 18 16:00:00 2017</text:p>
          </table:table-cell>
          <table:table-cell office:value-type="float" office:value="242.1667">
            <text:p>242.1667</text:p>
          </table:table-cell>
          <table:table-cell office:value-type="float" office:value="10.3333">
            <text:p>10.3333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17-11-18T17:00:00">
            <text:p>Sat Nov 18 17:00:00 2017</text:p>
          </table:table-cell>
          <table:table-cell office:value-type="float" office:value="173.6667">
            <text:p>173.6667</text:p>
          </table:table-cell>
          <table:table-cell office:value-type="float" office:value="12.8333">
            <text:p>12.8333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17-11-18T18:00:00">
            <text:p>Sat Nov 18 18:00:00 2017</text:p>
          </table:table-cell>
          <table:table-cell office:value-type="float" office:value="301.0">
            <text:p>301.0</text:p>
          </table:table-cell>
          <table:table-cell office:value-type="float" office:value="63.8333">
            <text:p>63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7-11-19T15:00:00">
            <text:p>Sun Nov 19 15:00:00 2017</text:p>
          </table:table-cell>
          <table:table-cell office:value-type="float" office:value="111.3333">
            <text:p>111.3333</text:p>
          </table:table-cell>
          <table:table-cell office:value-type="float" office:value="10.1667">
            <text:p>10.1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7-11-19T16:00:00">
            <text:p>Sun Nov 19 16:00:00 2017</text:p>
          </table:table-cell>
          <table:table-cell office:value-type="float" office:value="214.3333">
            <text:p>214.3333</text:p>
          </table:table-cell>
          <table:table-cell office:value-type="float" office:value="8.0">
            <text:p>8.0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7-11-19T17:00:00">
            <text:p>Sun Nov 19 17:00:00 2017</text:p>
          </table:table-cell>
          <table:table-cell office:value-type="float" office:value="138.8333">
            <text:p>138.8333</text:p>
          </table:table-cell>
          <table:table-cell office:value-type="float" office:value="25.3333">
            <text:p>25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7-11-19T18:00:00">
            <text:p>Sun Nov 19 18:00:00 2017</text:p>
          </table:table-cell>
          <table:table-cell office:value-type="float" office:value="461.1667">
            <text:p>461.1667</text:p>
          </table:table-cell>
          <table:table-cell office:value-type="float" office:value="68.6667">
            <text:p>68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7-11-19T22:00:00">
            <text:p>Sun Nov 19 22:00:00 2017</text:p>
          </table:table-cell>
          <table:table-cell office:value-type="float" office:value="184.3333">
            <text:p>184.3333</text:p>
          </table:table-cell>
          <table:table-cell office:value-type="float" office:value="68.3333">
            <text:p>68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7-11-20T14:00:00">
            <text:p>Mon Nov 20 14:00:00 2017</text:p>
          </table:table-cell>
          <table:table-cell office:value-type="float" office:value="65.0">
            <text:p>65.0</text:p>
          </table:table-cell>
          <table:table-cell office:value-type="float" office:value="24.1667">
            <text:p>24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7-11-20T15:00:00">
            <text:p>Mon Nov 20 15:00:00 2017</text:p>
          </table:table-cell>
          <table:table-cell office:value-type="float" office:value="76.0">
            <text:p>76.0</text:p>
          </table:table-cell>
          <table:table-cell office:value-type="float" office:value="25.8333">
            <text:p>25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7-11-20T16:00:00">
            <text:p>Mon Nov 20 16:00:00 2017</text:p>
          </table:table-cell>
          <table:table-cell office:value-type="float" office:value="58.5">
            <text:p>58.5</text:p>
          </table:table-cell>
          <table:table-cell office:value-type="float" office:value="26.8333">
            <text:p>26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7-11-20T17:00:00">
            <text:p>Mon Nov 20 17:00:00 2017</text:p>
          </table:table-cell>
          <table:table-cell office:value-type="float" office:value="113.6667">
            <text:p>113.6667</text:p>
          </table:table-cell>
          <table:table-cell office:value-type="float" office:value="29.6667">
            <text:p>29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7-11-20T21:00:00">
            <text:p>Mon Nov 20 21:00:00 2017</text:p>
          </table:table-cell>
          <table:table-cell office:value-type="float" office:value="287.0">
            <text:p>287.0</text:p>
          </table:table-cell>
          <table:table-cell office:value-type="float" office:value="52.3333">
            <text:p>52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7-11-21T00:00:00">
            <text:p>Tue Nov 21 00:00:00 2017</text:p>
          </table:table-cell>
          <table:table-cell office:value-type="float" office:value="149.3333">
            <text:p>149.3333</text:p>
          </table:table-cell>
          <table:table-cell office:value-type="float" office:value="54.0">
            <text:p>54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7-11-21T03:00:00">
            <text:p>Tue Nov 21 03:00:00 2017</text:p>
          </table:table-cell>
          <table:table-cell office:value-type="float" office:value="91.0">
            <text:p>91.0</text:p>
          </table:table-cell>
          <table:table-cell office:value-type="float" office:value="19.1667">
            <text:p>19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7-11-21T04:00:00">
            <text:p>Tue Nov 21 04:00:00 2017</text:p>
          </table:table-cell>
          <table:table-cell office:value-type="float" office:value="88.6667">
            <text:p>88.6667</text:p>
          </table:table-cell>
          <table:table-cell office:value-type="float" office:value="24.5">
            <text:p>24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7-11-21T05:00:00">
            <text:p>Tue Nov 21 05:00:00 2017</text:p>
          </table:table-cell>
          <table:table-cell office:value-type="float" office:value="80.0">
            <text:p>80.0</text:p>
          </table:table-cell>
          <table:table-cell office:value-type="float" office:value="30.8333">
            <text:p>30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7-11-21T17:00:00">
            <text:p>Tue Nov 21 17:00:00 2017</text:p>
          </table:table-cell>
          <table:table-cell office:value-type="float" office:value="227.6667">
            <text:p>227.6667</text:p>
          </table:table-cell>
          <table:table-cell office:value-type="float" office:value="41.1667">
            <text:p>41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7-11-22T05:00:00">
            <text:p>Wed Nov 22 05:00:00 2017</text:p>
          </table:table-cell>
          <table:table-cell office:value-type="float" office:value="125.5">
            <text:p>125.5</text:p>
          </table:table-cell>
          <table:table-cell office:value-type="float" office:value="19.6667">
            <text:p>19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7-11-22T15:00:00">
            <text:p>Wed Nov 22 15:00:00 2017</text:p>
          </table:table-cell>
          <table:table-cell office:value-type="float" office:value="329.0">
            <text:p>329.0</text:p>
          </table:table-cell>
          <table:table-cell office:value-type="float" office:value="25.5">
            <text:p>25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7-11-22T16:00:00">
            <text:p>Wed Nov 22 16:00:00 2017</text:p>
          </table:table-cell>
          <table:table-cell office:value-type="float" office:value="281.0">
            <text:p>281.0</text:p>
          </table:table-cell>
          <table:table-cell office:value-type="float" office:value="26.3333">
            <text:p>26.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7-11-22T17:00:00">
            <text:p>Wed Nov 22 17:00:00 2017</text:p>
          </table:table-cell>
          <table:table-cell office:value-type="float" office:value="346.1667">
            <text:p>346.1667</text:p>
          </table:table-cell>
          <table:table-cell office:value-type="float" office:value="29.3333">
            <text:p>29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7-11-23T15:00:00">
            <text:p>Thu Nov 23 15:00:00 2017</text:p>
          </table:table-cell>
          <table:table-cell office:value-type="float" office:value="146.6667">
            <text:p>146.6667</text:p>
          </table:table-cell>
          <table:table-cell office:value-type="float" office:value="31.8333">
            <text:p>31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7-11-23T16:00:00">
            <text:p>Thu Nov 23 16:00:00 2017</text:p>
          </table:table-cell>
          <table:table-cell office:value-type="float" office:value="74.5">
            <text:p>74.5</text:p>
          </table:table-cell>
          <table:table-cell office:value-type="float" office:value="22.8333">
            <text:p>22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7-11-23T17:00:00">
            <text:p>Thu Nov 23 17:00:00 2017</text:p>
          </table:table-cell>
          <table:table-cell office:value-type="float" office:value="94.3333">
            <text:p>94.3333</text:p>
          </table:table-cell>
          <table:table-cell office:value-type="float" office:value="24.8333">
            <text:p>24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7-11-23T18:00:00">
            <text:p>Thu Nov 23 18:00:00 2017</text:p>
          </table:table-cell>
          <table:table-cell office:value-type="float" office:value="408.6667">
            <text:p>408.6667</text:p>
          </table:table-cell>
          <table:table-cell office:value-type="float" office:value="71.8333">
            <text:p>71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7-11-24T04:00:00">
            <text:p>Fri Nov 24 04:00:00 2017</text:p>
          </table:table-cell>
          <table:table-cell office:value-type="float" office:value="200.0">
            <text:p>200.0</text:p>
          </table:table-cell>
          <table:table-cell office:value-type="float" office:value="34.0">
            <text:p>34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7-11-24T13:00:00">
            <text:p>Fri Nov 24 13:00:00 2017</text:p>
          </table:table-cell>
          <table:table-cell office:value-type="float" office:value="297.1667">
            <text:p>297.1667</text:p>
          </table:table-cell>
          <table:table-cell office:value-type="float" office:value="49.8333">
            <text:p>49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7-11-24T14:00:00">
            <text:p>Fri Nov 24 14:00:00 2017</text:p>
          </table:table-cell>
          <table:table-cell office:value-type="float" office:value="138.6667">
            <text:p>138.6667</text:p>
          </table:table-cell>
          <table:table-cell office:value-type="float" office:value="30.8333">
            <text:p>30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7-11-24T15:00:00">
            <text:p>Fri Nov 24 15:00:00 2017</text:p>
          </table:table-cell>
          <table:table-cell office:value-type="float" office:value="95.8333">
            <text:p>95.8333</text:p>
          </table:table-cell>
          <table:table-cell office:value-type="float" office:value="21.5">
            <text:p>21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7-11-24T16:00:00">
            <text:p>Fri Nov 24 16:00:00 2017</text:p>
          </table:table-cell>
          <table:table-cell office:value-type="float" office:value="173.6667">
            <text:p>173.6667</text:p>
          </table:table-cell>
          <table:table-cell office:value-type="float" office:value="19.0">
            <text:p>19.0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7-11-24T17:00:00">
            <text:p>Fri Nov 24 17:00:00 2017</text:p>
          </table:table-cell>
          <table:table-cell office:value-type="float" office:value="142.8333">
            <text:p>142.8333</text:p>
          </table:table-cell>
          <table:table-cell office:value-type="float" office:value="21.1667">
            <text:p>21.1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7-11-24T18:00:00">
            <text:p>Fri Nov 24 18:00:00 2017</text:p>
          </table:table-cell>
          <table:table-cell office:value-type="float" office:value="504.5">
            <text:p>504.5</text:p>
          </table:table-cell>
          <table:table-cell office:value-type="float" office:value="71.0">
            <text:p>71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7-11-25T00:00:00">
            <text:p>Sat Nov 25 00:00:00 2017</text:p>
          </table:table-cell>
          <table:table-cell office:value-type="float" office:value="144.5">
            <text:p>144.5</text:p>
          </table:table-cell>
          <table:table-cell office:value-type="float" office:value="49.0">
            <text:p>49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7-11-25T01:00:00">
            <text:p>Sat Nov 25 01:00:00 2017</text:p>
          </table:table-cell>
          <table:table-cell office:value-type="float" office:value="242.1667">
            <text:p>242.1667</text:p>
          </table:table-cell>
          <table:table-cell office:value-type="float" office:value="59.6667">
            <text:p>59.6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7-11-25T03:00:00">
            <text:p>Sat Nov 25 03:00:00 2017</text:p>
          </table:table-cell>
          <table:table-cell office:value-type="float" office:value="213.8333">
            <text:p>213.8333</text:p>
          </table:table-cell>
          <table:table-cell office:value-type="float" office:value="71.6667">
            <text:p>71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1-25T04:00:00">
            <text:p>Sat Nov 25 04:00:00 2017</text:p>
          </table:table-cell>
          <table:table-cell office:value-type="float" office:value="202.5">
            <text:p>202.5</text:p>
          </table:table-cell>
          <table:table-cell office:value-type="float" office:value="47.8333">
            <text:p>47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7-11-25T05:00:00">
            <text:p>Sat Nov 25 05:00:00 2017</text:p>
          </table:table-cell>
          <table:table-cell office:value-type="float" office:value="223.5">
            <text:p>223.5</text:p>
          </table:table-cell>
          <table:table-cell office:value-type="float" office:value="44.1667">
            <text:p>44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7-11-25T06:00:00">
            <text:p>Sat Nov 25 06:00:00 2017</text:p>
          </table:table-cell>
          <table:table-cell office:value-type="float" office:value="139.8333">
            <text:p>139.8333</text:p>
          </table:table-cell>
          <table:table-cell office:value-type="float" office:value="50.8333">
            <text:p>50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7-11-25T14:00:00">
            <text:p>Sat Nov 25 14:00:00 2017</text:p>
          </table:table-cell>
          <table:table-cell office:value-type="float" office:value="132.0">
            <text:p>132.0</text:p>
          </table:table-cell>
          <table:table-cell office:value-type="float" office:value="27.6667">
            <text:p>27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7-11-25T15:00:00">
            <text:p>Sat Nov 25 15:00:00 2017</text:p>
          </table:table-cell>
          <table:table-cell office:value-type="float" office:value="226.0">
            <text:p>226.0</text:p>
          </table:table-cell>
          <table:table-cell office:value-type="float" office:value="19.0">
            <text:p>19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7-11-25T16:00:00">
            <text:p>Sat Nov 25 16:00:00 2017</text:p>
          </table:table-cell>
          <table:table-cell office:value-type="float" office:value="150.1667">
            <text:p>150.1667</text:p>
          </table:table-cell>
          <table:table-cell office:value-type="float" office:value="17.5">
            <text:p>17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7-11-25T18:00:00">
            <text:p>Sat Nov 25 18:00:00 2017</text:p>
          </table:table-cell>
          <table:table-cell office:value-type="float" office:value="416.1667">
            <text:p>416.1667</text:p>
          </table:table-cell>
          <table:table-cell office:value-type="float" office:value="40.1667">
            <text:p>40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7-11-25T19:00:00">
            <text:p>Sat Nov 25 19:00:00 2017</text:p>
          </table:table-cell>
          <table:table-cell office:value-type="float" office:value="366.6667">
            <text:p>366.6667</text:p>
          </table:table-cell>
          <table:table-cell office:value-type="float" office:value="46.6667">
            <text:p>46.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7-11-25T20:00:00">
            <text:p>Sat Nov 25 20:00:00 2017</text:p>
          </table:table-cell>
          <table:table-cell office:value-type="float" office:value="298.5">
            <text:p>298.5</text:p>
          </table:table-cell>
          <table:table-cell office:value-type="float" office:value="36.5">
            <text:p>36.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7-11-25T21:00:00">
            <text:p>Sat Nov 25 21:00:00 2017</text:p>
          </table:table-cell>
          <table:table-cell office:value-type="float" office:value="397.0">
            <text:p>397.0</text:p>
          </table:table-cell>
          <table:table-cell office:value-type="float" office:value="53.1667">
            <text:p>53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7-11-25T22:00:00">
            <text:p>Sat Nov 25 22:00:00 2017</text:p>
          </table:table-cell>
          <table:table-cell office:value-type="float" office:value="351.1667">
            <text:p>351.1667</text:p>
          </table:table-cell>
          <table:table-cell office:value-type="float" office:value="56.0">
            <text:p>56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1-26T00:00:00">
            <text:p>Sun Nov 26 00:00:00 2017</text:p>
          </table:table-cell>
          <table:table-cell office:value-type="float" office:value="149.5">
            <text:p>149.5</text:p>
          </table:table-cell>
          <table:table-cell office:value-type="float" office:value="39.8333">
            <text:p>39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7-11-26T03:00:00">
            <text:p>Sun Nov 26 03:00:00 2017</text:p>
          </table:table-cell>
          <table:table-cell office:value-type="float" office:value="248.8333">
            <text:p>248.8333</text:p>
          </table:table-cell>
          <table:table-cell office:value-type="float" office:value="36.0">
            <text:p>36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11-26T05:00:00">
            <text:p>Sun Nov 26 05:00:00 2017</text:p>
          </table:table-cell>
          <table:table-cell office:value-type="float" office:value="200.5">
            <text:p>200.5</text:p>
          </table:table-cell>
          <table:table-cell office:value-type="float" office:value="29.5">
            <text:p>29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7-11-26T07:00:00">
            <text:p>Sun Nov 26 07:00:00 2017</text:p>
          </table:table-cell>
          <table:table-cell office:value-type="float" office:value="135.0">
            <text:p>135.0</text:p>
          </table:table-cell>
          <table:table-cell office:value-type="float" office:value="20.5">
            <text:p>20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7-11-26T08:00:00">
            <text:p>Sun Nov 26 08:00:00 2017</text:p>
          </table:table-cell>
          <table:table-cell office:value-type="float" office:value="252.8333">
            <text:p>252.8333</text:p>
          </table:table-cell>
          <table:table-cell office:value-type="float" office:value="26.8333">
            <text:p>26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7-11-29T21:00:00">
            <text:p>Wed Nov 29 21:00:00 2017</text:p>
          </table:table-cell>
          <table:table-cell office:value-type="float" office:value="207.1667">
            <text:p>207.1667</text:p>
          </table:table-cell>
          <table:table-cell office:value-type="float" office:value="46.1667">
            <text:p>46.1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7-11-29T22:00:00">
            <text:p>Wed Nov 29 22:00:00 2017</text:p>
          </table:table-cell>
          <table:table-cell office:value-type="float" office:value="163.0">
            <text:p>163.0</text:p>
          </table:table-cell>
          <table:table-cell office:value-type="float" office:value="30.3333">
            <text:p>30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7-11-29T23:00:00">
            <text:p>Wed Nov 29 23:00:00 2017</text:p>
          </table:table-cell>
          <table:table-cell office:value-type="float" office:value="68.1667">
            <text:p>68.1667</text:p>
          </table:table-cell>
          <table:table-cell office:value-type="float" office:value="23.5">
            <text:p>23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7-11-30T00:00:00">
            <text:p>Thu Nov 30 00:00:00 2017</text:p>
          </table:table-cell>
          <table:table-cell office:value-type="float" office:value="98.6667">
            <text:p>98.6667</text:p>
          </table:table-cell>
          <table:table-cell office:value-type="float" office:value="23.0">
            <text:p>23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7-11-30T01:00:00">
            <text:p>Thu Nov 30 01:00:00 2017</text:p>
          </table:table-cell>
          <table:table-cell office:value-type="float" office:value="166.1667">
            <text:p>166.1667</text:p>
          </table:table-cell>
          <table:table-cell office:value-type="float" office:value="20.3333">
            <text:p>20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7-11-30T02:00:00">
            <text:p>Thu Nov 30 02:00:00 2017</text:p>
          </table:table-cell>
          <table:table-cell office:value-type="float" office:value="106.6667">
            <text:p>106.6667</text:p>
          </table:table-cell>
          <table:table-cell office:value-type="float" office:value="15.5">
            <text:p>15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7-11-30T03:00:00">
            <text:p>Thu Nov 30 03:00:00 2017</text:p>
          </table:table-cell>
          <table:table-cell office:value-type="float" office:value="98.0">
            <text:p>98.0</text:p>
          </table:table-cell>
          <table:table-cell office:value-type="float" office:value="14.3333">
            <text:p>14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7-11-30T04:00:00">
            <text:p>Thu Nov 30 04:00:00 2017</text:p>
          </table:table-cell>
          <table:table-cell office:value-type="float" office:value="77.6667">
            <text:p>77.6667</text:p>
          </table:table-cell>
          <table:table-cell office:value-type="float" office:value="13.8333">
            <text:p>13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7-11-30T05:00:00">
            <text:p>Thu Nov 30 05:00:00 2017</text:p>
          </table:table-cell>
          <table:table-cell office:value-type="float" office:value="80.1667">
            <text:p>80.1667</text:p>
          </table:table-cell>
          <table:table-cell office:value-type="float" office:value="10.1667">
            <text:p>10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7-11-30T06:00:00">
            <text:p>Thu Nov 30 06:00:00 2017</text:p>
          </table:table-cell>
          <table:table-cell office:value-type="float" office:value="59.6667">
            <text:p>59.6667</text:p>
          </table:table-cell>
          <table:table-cell office:value-type="float" office:value="10.1667">
            <text:p>10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7-11-30T07:00:00">
            <text:p>Thu Nov 30 07:00:00 2017</text:p>
          </table:table-cell>
          <table:table-cell office:value-type="float" office:value="101.8333">
            <text:p>101.8333</text:p>
          </table:table-cell>
          <table:table-cell office:value-type="float" office:value="17.3333">
            <text:p>17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7-11-30T08:00:00">
            <text:p>Thu Nov 30 08:00:00 2017</text:p>
          </table:table-cell>
          <table:table-cell office:value-type="float" office:value="109.6667">
            <text:p>109.6667</text:p>
          </table:table-cell>
          <table:table-cell office:value-type="float" office:value="21.8333">
            <text:p>21.8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7-11-30T09:00:00">
            <text:p>Thu Nov 30 09:00:00 2017</text:p>
          </table:table-cell>
          <table:table-cell office:value-type="float" office:value="148.6667">
            <text:p>148.6667</text:p>
          </table:table-cell>
          <table:table-cell office:value-type="float" office:value="39.3333">
            <text:p>39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7-11-30T10:00:00">
            <text:p>Thu Nov 30 10:00:00 2017</text:p>
          </table:table-cell>
          <table:table-cell office:value-type="float" office:value="84.6667">
            <text:p>84.6667</text:p>
          </table:table-cell>
          <table:table-cell office:value-type="float" office:value="26.6667">
            <text:p>26.6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7-12-01T14:00:00">
            <text:p>Fri Dec  1 14:00:00 2017</text:p>
          </table:table-cell>
          <table:table-cell office:value-type="float" office:value="75.1667">
            <text:p>75.1667</text:p>
          </table:table-cell>
          <table:table-cell office:value-type="float" office:value="14.8333">
            <text:p>14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7-12-01T15:00:00">
            <text:p>Fri Dec  1 15:00:00 2017</text:p>
          </table:table-cell>
          <table:table-cell office:value-type="float" office:value="91.6667">
            <text:p>91.6667</text:p>
          </table:table-cell>
          <table:table-cell office:value-type="float" office:value="18.5">
            <text:p>18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7-12-01T16:00:00">
            <text:p>Fri Dec  1 16:00:00 2017</text:p>
          </table:table-cell>
          <table:table-cell office:value-type="float" office:value="104.8333">
            <text:p>104.8333</text:p>
          </table:table-cell>
          <table:table-cell office:value-type="float" office:value="14.5">
            <text:p>14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7-12-01T17:00:00">
            <text:p>Fri Dec  1 17:00:00 2017</text:p>
          </table:table-cell>
          <table:table-cell office:value-type="float" office:value="106.0">
            <text:p>106.0</text:p>
          </table:table-cell>
          <table:table-cell office:value-type="float" office:value="15.6667">
            <text:p>15.6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7-12-01T18:00:00">
            <text:p>Fri Dec  1 18:00:00 2017</text:p>
          </table:table-cell>
          <table:table-cell office:value-type="float" office:value="112.3333">
            <text:p>112.3333</text:p>
          </table:table-cell>
          <table:table-cell office:value-type="float" office:value="23.3333">
            <text:p>23.3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7-12-01T19:00:00">
            <text:p>Fri Dec  1 19:00:00 2017</text:p>
          </table:table-cell>
          <table:table-cell office:value-type="float" office:value="79.8333">
            <text:p>79.8333</text:p>
          </table:table-cell>
          <table:table-cell office:value-type="float" office:value="24.0">
            <text:p>24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7-12-01T20:00:00">
            <text:p>Fri Dec  1 20:00:00 2017</text:p>
          </table:table-cell>
          <table:table-cell office:value-type="float" office:value="58.6667">
            <text:p>58.6667</text:p>
          </table:table-cell>
          <table:table-cell office:value-type="float" office:value="23.3333">
            <text:p>23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7-12-01T21:00:00">
            <text:p>Fri Dec  1 21:00:00 2017</text:p>
          </table:table-cell>
          <table:table-cell office:value-type="float" office:value="69.1667">
            <text:p>69.1667</text:p>
          </table:table-cell>
          <table:table-cell office:value-type="float" office:value="23.1667">
            <text:p>23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7-12-01T22:00:00">
            <text:p>Fri Dec  1 22:00:00 2017</text:p>
          </table:table-cell>
          <table:table-cell office:value-type="float" office:value="104.1667">
            <text:p>104.1667</text:p>
          </table:table-cell>
          <table:table-cell office:value-type="float" office:value="22.5">
            <text:p>22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7-12-02T00:00:00">
            <text:p>Sat Dec  2 00:00:00 2017</text:p>
          </table:table-cell>
          <table:table-cell office:value-type="float" office:value="57.1667">
            <text:p>57.1667</text:p>
          </table:table-cell>
          <table:table-cell office:value-type="float" office:value="17.1667">
            <text:p>17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7-12-02T01:00:00">
            <text:p>Sat Dec  2 01:00:00 2017</text:p>
          </table:table-cell>
          <table:table-cell office:value-type="float" office:value="100.3333">
            <text:p>100.3333</text:p>
          </table:table-cell>
          <table:table-cell office:value-type="float" office:value="22.8333">
            <text:p>22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7-12-02T02:00:00">
            <text:p>Sat Dec  2 02:00:00 2017</text:p>
          </table:table-cell>
          <table:table-cell office:value-type="float" office:value="70.5">
            <text:p>70.5</text:p>
          </table:table-cell>
          <table:table-cell office:value-type="float" office:value="23.5">
            <text:p>23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7-12-03T14:00:00">
            <text:p>Sun Dec  3 14:00:00 2017</text:p>
          </table:table-cell>
          <table:table-cell office:value-type="float" office:value="91.5">
            <text:p>91.5</text:p>
          </table:table-cell>
          <table:table-cell office:value-type="float" office:value="6.0">
            <text:p>6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7-12-03T15:00:00">
            <text:p>Sun Dec  3 15:00:00 2017</text:p>
          </table:table-cell>
          <table:table-cell office:value-type="float" office:value="145.1667">
            <text:p>145.1667</text:p>
          </table:table-cell>
          <table:table-cell office:value-type="float" office:value="5.3333">
            <text:p>5.3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7-12-03T16:00:00">
            <text:p>Sun Dec  3 16:00:00 2017</text:p>
          </table:table-cell>
          <table:table-cell office:value-type="float" office:value="115.3333">
            <text:p>115.3333</text:p>
          </table:table-cell>
          <table:table-cell office:value-type="float" office:value="6.3333">
            <text:p>6.3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7-12-03T18:00:00">
            <text:p>Sun Dec  3 18:00:00 2017</text:p>
          </table:table-cell>
          <table:table-cell office:value-type="float" office:value="161.0">
            <text:p>161.0</text:p>
          </table:table-cell>
          <table:table-cell office:value-type="float" office:value="19.6667">
            <text:p>19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7-12-04T15:00:00">
            <text:p>Mon Dec  4 15:00:00 2017</text:p>
          </table:table-cell>
          <table:table-cell office:value-type="float" office:value="301.0">
            <text:p>301.0</text:p>
          </table:table-cell>
          <table:table-cell office:value-type="float" office:value="21.0">
            <text:p>21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7-12-04T16:00:00">
            <text:p>Mon Dec  4 16:00:00 2017</text:p>
          </table:table-cell>
          <table:table-cell office:value-type="float" office:value="279.3333">
            <text:p>279.3333</text:p>
          </table:table-cell>
          <table:table-cell office:value-type="float" office:value="17.6667">
            <text:p>17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7-12-04T17:00:00">
            <text:p>Mon Dec  4 17:00:00 2017</text:p>
          </table:table-cell>
          <table:table-cell office:value-type="float" office:value="297.3333">
            <text:p>297.3333</text:p>
          </table:table-cell>
          <table:table-cell office:value-type="float" office:value="28.6667">
            <text:p>28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7-12-04T18:00:00">
            <text:p>Mon Dec  4 18:00:00 2017</text:p>
          </table:table-cell>
          <table:table-cell office:value-type="float" office:value="489.3333">
            <text:p>489.3333</text:p>
          </table:table-cell>
          <table:table-cell office:value-type="float" office:value="77.1667">
            <text:p>77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7-12-05T05:00:00">
            <text:p>Tue Dec  5 05:00:00 2017</text:p>
          </table:table-cell>
          <table:table-cell office:value-type="float" office:value="74.6667">
            <text:p>74.6667</text:p>
          </table:table-cell>
          <table:table-cell office:value-type="float" office:value="18.5">
            <text:p>18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7-12-06T04:00:00">
            <text:p>Wed Dec  6 04:00:00 2017</text:p>
          </table:table-cell>
          <table:table-cell office:value-type="float" office:value="153.6667">
            <text:p>153.6667</text:p>
          </table:table-cell>
          <table:table-cell office:value-type="float" office:value="53.5">
            <text:p>53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06T05:00:00">
            <text:p>Wed Dec  6 05:00:00 2017</text:p>
          </table:table-cell>
          <table:table-cell office:value-type="float" office:value="160.8333">
            <text:p>160.8333</text:p>
          </table:table-cell>
          <table:table-cell office:value-type="float" office:value="46.5">
            <text:p>46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7-12-06T14:00:00">
            <text:p>Wed Dec  6 14:00:00 2017</text:p>
          </table:table-cell>
          <table:table-cell office:value-type="float" office:value="79.1667">
            <text:p>79.1667</text:p>
          </table:table-cell>
          <table:table-cell office:value-type="float" office:value="20.6667">
            <text:p>20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7-12-06T15:00:00">
            <text:p>Wed Dec  6 15:00:00 2017</text:p>
          </table:table-cell>
          <table:table-cell office:value-type="float" office:value="74.5">
            <text:p>74.5</text:p>
          </table:table-cell>
          <table:table-cell office:value-type="float" office:value="16.3333">
            <text:p>16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7-12-06T16:00:00">
            <text:p>Wed Dec  6 16:00:00 2017</text:p>
          </table:table-cell>
          <table:table-cell office:value-type="float" office:value="70.8333">
            <text:p>70.8333</text:p>
          </table:table-cell>
          <table:table-cell office:value-type="float" office:value="14.6667">
            <text:p>14.6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7-12-06T17:00:00">
            <text:p>Wed Dec  6 17:00:00 2017</text:p>
          </table:table-cell>
          <table:table-cell office:value-type="float" office:value="123.6667">
            <text:p>123.6667</text:p>
          </table:table-cell>
          <table:table-cell office:value-type="float" office:value="23.0">
            <text:p>23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7-12-06T18:00:00">
            <text:p>Wed Dec  6 18:00:00 2017</text:p>
          </table:table-cell>
          <table:table-cell office:value-type="float" office:value="261.5">
            <text:p>261.5</text:p>
          </table:table-cell>
          <table:table-cell office:value-type="float" office:value="59.8333">
            <text:p>59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7-12-07T15:00:00">
            <text:p>Thu Dec  7 15:00:00 2017</text:p>
          </table:table-cell>
          <table:table-cell office:value-type="float" office:value="236.3333">
            <text:p>236.3333</text:p>
          </table:table-cell>
          <table:table-cell office:value-type="float" office:value="23.5">
            <text:p>23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7-12-07T16:00:00">
            <text:p>Thu Dec  7 16:00:00 2017</text:p>
          </table:table-cell>
          <table:table-cell office:value-type="float" office:value="188.0">
            <text:p>188.0</text:p>
          </table:table-cell>
          <table:table-cell office:value-type="float" office:value="26.6667">
            <text:p>26.6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7-12-07T17:00:00">
            <text:p>Thu Dec  7 17:00:00 2017</text:p>
          </table:table-cell>
          <table:table-cell office:value-type="float" office:value="253.0">
            <text:p>253.0</text:p>
          </table:table-cell>
          <table:table-cell office:value-type="float" office:value="33.5">
            <text:p>33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7-12-07T18:00:00">
            <text:p>Thu Dec  7 18:00:00 2017</text:p>
          </table:table-cell>
          <table:table-cell office:value-type="float" office:value="372.8333">
            <text:p>372.8333</text:p>
          </table:table-cell>
          <table:table-cell office:value-type="float" office:value="68.6667">
            <text:p>68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7-12-08T07:00:00">
            <text:p>Fri Dec  8 07:00:00 2017</text:p>
          </table:table-cell>
          <table:table-cell office:value-type="float" office:value="181.6667">
            <text:p>181.6667</text:p>
          </table:table-cell>
          <table:table-cell office:value-type="float" office:value="32.5">
            <text:p>32.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7-12-08T13:00:00">
            <text:p>Fri Dec  8 13:00:00 2017</text:p>
          </table:table-cell>
          <table:table-cell office:value-type="float" office:value="175.5">
            <text:p>175.5</text:p>
          </table:table-cell>
          <table:table-cell office:value-type="float" office:value="23.0">
            <text:p>23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7-12-08T14:00:00">
            <text:p>Fri Dec  8 14:00:00 2017</text:p>
          </table:table-cell>
          <table:table-cell office:value-type="float" office:value="177.6667">
            <text:p>177.6667</text:p>
          </table:table-cell>
          <table:table-cell office:value-type="float" office:value="16.6667">
            <text:p>16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7-12-08T15:00:00">
            <text:p>Fri Dec  8 15:00:00 2017</text:p>
          </table:table-cell>
          <table:table-cell office:value-type="float" office:value="293.3333">
            <text:p>293.3333</text:p>
          </table:table-cell>
          <table:table-cell office:value-type="float" office:value="22.5">
            <text:p>22.5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17-12-08T16:00:00">
            <text:p>Fri Dec  8 16:00:00 2017</text:p>
          </table:table-cell>
          <table:table-cell office:value-type="float" office:value="318.0">
            <text:p>318.0</text:p>
          </table:table-cell>
          <table:table-cell office:value-type="float" office:value="18.6667">
            <text:p>18.6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7-12-08T17:00:00">
            <text:p>Fri Dec  8 17:00:00 2017</text:p>
          </table:table-cell>
          <table:table-cell office:value-type="float" office:value="342.8333">
            <text:p>342.8333</text:p>
          </table:table-cell>
          <table:table-cell office:value-type="float" office:value="17.5">
            <text:p>17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7-12-08T18:00:00">
            <text:p>Fri Dec  8 18:00:00 2017</text:p>
          </table:table-cell>
          <table:table-cell office:value-type="float" office:value="475.1667">
            <text:p>475.1667</text:p>
          </table:table-cell>
          <table:table-cell office:value-type="float" office:value="41.3333">
            <text:p>41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7-12-09T20:00:00">
            <text:p>Sat Dec  9 20:00:00 2017</text:p>
          </table:table-cell>
          <table:table-cell office:value-type="float" office:value="239.3333">
            <text:p>239.3333</text:p>
          </table:table-cell>
          <table:table-cell office:value-type="float" office:value="55.6667">
            <text:p>55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7-12-10T06:00:00">
            <text:p>Sun Dec 10 06:00:00 2017</text:p>
          </table:table-cell>
          <table:table-cell office:value-type="float" office:value="273.3333">
            <text:p>273.3333</text:p>
          </table:table-cell>
          <table:table-cell office:value-type="float" office:value="13.1667">
            <text:p>13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7-12-10T07:00:00">
            <text:p>Sun Dec 10 07:00:00 2017</text:p>
          </table:table-cell>
          <table:table-cell office:value-type="float" office:value="122.0">
            <text:p>122.0</text:p>
          </table:table-cell>
          <table:table-cell office:value-type="float" office:value="7.6667">
            <text:p>7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7-12-10T08:00:00">
            <text:p>Sun Dec 10 08:00:00 2017</text:p>
          </table:table-cell>
          <table:table-cell office:value-type="float" office:value="185.6667">
            <text:p>185.6667</text:p>
          </table:table-cell>
          <table:table-cell office:value-type="float" office:value="9.6667">
            <text:p>9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7-12-10T09:00:00">
            <text:p>Sun Dec 10 09:00:00 2017</text:p>
          </table:table-cell>
          <table:table-cell office:value-type="float" office:value="308.1667">
            <text:p>308.1667</text:p>
          </table:table-cell>
          <table:table-cell office:value-type="float" office:value="10.8333">
            <text:p>10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7-12-10T10:00:00">
            <text:p>Sun Dec 10 10:00:00 2017</text:p>
          </table:table-cell>
          <table:table-cell office:value-type="float" office:value="297.0">
            <text:p>297.0</text:p>
          </table:table-cell>
          <table:table-cell office:value-type="float" office:value="10.0">
            <text:p>10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7-12-10T11:00:00">
            <text:p>Sun Dec 10 11:00:00 2017</text:p>
          </table:table-cell>
          <table:table-cell office:value-type="float" office:value="173.0">
            <text:p>173.0</text:p>
          </table:table-cell>
          <table:table-cell office:value-type="float" office:value="8.8333">
            <text:p>8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7-12-10T12:00:00">
            <text:p>Sun Dec 10 12:00:00 2017</text:p>
          </table:table-cell>
          <table:table-cell office:value-type="float" office:value="300.6667">
            <text:p>300.6667</text:p>
          </table:table-cell>
          <table:table-cell office:value-type="float" office:value="9.5">
            <text:p>9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7-12-10T13:00:00">
            <text:p>Sun Dec 10 13:00:00 2017</text:p>
          </table:table-cell>
          <table:table-cell office:value-type="float" office:value="199.0">
            <text:p>199.0</text:p>
          </table:table-cell>
          <table:table-cell office:value-type="float" office:value="9.5">
            <text:p>9.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7-12-10T14:00:00">
            <text:p>Sun Dec 10 14:00:00 2017</text:p>
          </table:table-cell>
          <table:table-cell office:value-type="float" office:value="129.1667">
            <text:p>129.1667</text:p>
          </table:table-cell>
          <table:table-cell office:value-type="float" office:value="9.8333">
            <text:p>9.8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7-12-10T15:00:00">
            <text:p>Sun Dec 10 15:00:00 2017</text:p>
          </table:table-cell>
          <table:table-cell office:value-type="float" office:value="73.3333">
            <text:p>73.3333</text:p>
          </table:table-cell>
          <table:table-cell office:value-type="float" office:value="11.1667">
            <text:p>11.1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7-12-10T16:00:00">
            <text:p>Sun Dec 10 16:00:00 2017</text:p>
          </table:table-cell>
          <table:table-cell office:value-type="float" office:value="162.5">
            <text:p>162.5</text:p>
          </table:table-cell>
          <table:table-cell office:value-type="float" office:value="11.8333">
            <text:p>11.8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7-12-10T17:00:00">
            <text:p>Sun Dec 10 17:00:00 2017</text:p>
          </table:table-cell>
          <table:table-cell office:value-type="float" office:value="154.6667">
            <text:p>154.6667</text:p>
          </table:table-cell>
          <table:table-cell office:value-type="float" office:value="12.5">
            <text:p>12.5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7-12-10T18:00:00">
            <text:p>Sun Dec 10 18:00:00 2017</text:p>
          </table:table-cell>
          <table:table-cell office:value-type="float" office:value="89.8333">
            <text:p>89.8333</text:p>
          </table:table-cell>
          <table:table-cell office:value-type="float" office:value="14.8333">
            <text:p>14.8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7-12-10T19:00:00">
            <text:p>Sun Dec 10 19:00:00 2017</text:p>
          </table:table-cell>
          <table:table-cell office:value-type="float" office:value="118.8333">
            <text:p>118.8333</text:p>
          </table:table-cell>
          <table:table-cell office:value-type="float" office:value="16.6667">
            <text:p>16.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7-12-10T20:00:00">
            <text:p>Sun Dec 10 20:00:00 2017</text:p>
          </table:table-cell>
          <table:table-cell office:value-type="float" office:value="135.5">
            <text:p>135.5</text:p>
          </table:table-cell>
          <table:table-cell office:value-type="float" office:value="15.1667">
            <text:p>15.1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7-12-10T21:00:00">
            <text:p>Sun Dec 10 21:00:00 2017</text:p>
          </table:table-cell>
          <table:table-cell office:value-type="float" office:value="176.8333">
            <text:p>176.8333</text:p>
          </table:table-cell>
          <table:table-cell office:value-type="float" office:value="15.1667">
            <text:p>15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7-12-10T22:00:00">
            <text:p>Sun Dec 10 22:00:00 2017</text:p>
          </table:table-cell>
          <table:table-cell office:value-type="float" office:value="93.0">
            <text:p>93.0</text:p>
          </table:table-cell>
          <table:table-cell office:value-type="float" office:value="11.6667">
            <text:p>11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7-12-13T16:00:00">
            <text:p>Wed Dec 13 16:00:00 2017</text:p>
          </table:table-cell>
          <table:table-cell office:value-type="float" office:value="225.3333">
            <text:p>225.3333</text:p>
          </table:table-cell>
          <table:table-cell office:value-type="float" office:value="26.8333">
            <text:p>26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7-12-13T17:00:00">
            <text:p>Wed Dec 13 17:00:00 2017</text:p>
          </table:table-cell>
          <table:table-cell office:value-type="float" office:value="189.5">
            <text:p>189.5</text:p>
          </table:table-cell>
          <table:table-cell office:value-type="float" office:value="23.0">
            <text:p>23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7-12-13T18:00:00">
            <text:p>Wed Dec 13 18:00:00 2017</text:p>
          </table:table-cell>
          <table:table-cell office:value-type="float" office:value="313.3333">
            <text:p>313.3333</text:p>
          </table:table-cell>
          <table:table-cell office:value-type="float" office:value="58.6667">
            <text:p>58.6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7-12-14T03:00:00">
            <text:p>Thu Dec 14 03:00:00 2017</text:p>
          </table:table-cell>
          <table:table-cell office:value-type="float" office:value="123.8333">
            <text:p>123.8333</text:p>
          </table:table-cell>
          <table:table-cell office:value-type="float" office:value="29.5">
            <text:p>29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7-12-14T04:00:00">
            <text:p>Thu Dec 14 04:00:00 2017</text:p>
          </table:table-cell>
          <table:table-cell office:value-type="float" office:value="60.3333">
            <text:p>60.3333</text:p>
          </table:table-cell>
          <table:table-cell office:value-type="float" office:value="26.6667">
            <text:p>26.6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7-12-14T06:00:00">
            <text:p>Thu Dec 14 06:00:00 2017</text:p>
          </table:table-cell>
          <table:table-cell office:value-type="float" office:value="90.1667">
            <text:p>90.1667</text:p>
          </table:table-cell>
          <table:table-cell office:value-type="float" office:value="24.8333">
            <text:p>24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7-12-14T07:00:00">
            <text:p>Thu Dec 14 07:00:00 2017</text:p>
          </table:table-cell>
          <table:table-cell office:value-type="float" office:value="239.3333">
            <text:p>239.3333</text:p>
          </table:table-cell>
          <table:table-cell office:value-type="float" office:value="41.3333">
            <text:p>41.3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7-12-14T14:00:00">
            <text:p>Thu Dec 14 14:00:00 2017</text:p>
          </table:table-cell>
          <table:table-cell office:value-type="float" office:value="122.3333">
            <text:p>122.3333</text:p>
          </table:table-cell>
          <table:table-cell office:value-type="float" office:value="29.3333">
            <text:p>29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7-12-14T15:00:00">
            <text:p>Thu Dec 14 15:00:00 2017</text:p>
          </table:table-cell>
          <table:table-cell office:value-type="float" office:value="94.0">
            <text:p>94.0</text:p>
          </table:table-cell>
          <table:table-cell office:value-type="float" office:value="31.1667">
            <text:p>31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7-12-14T16:00:00">
            <text:p>Thu Dec 14 16:00:00 2017</text:p>
          </table:table-cell>
          <table:table-cell office:value-type="float" office:value="92.0">
            <text:p>92.0</text:p>
          </table:table-cell>
          <table:table-cell office:value-type="float" office:value="29.6667">
            <text:p>29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7-12-14T17:00:00">
            <text:p>Thu Dec 14 17:00:00 2017</text:p>
          </table:table-cell>
          <table:table-cell office:value-type="float" office:value="220.8333">
            <text:p>220.8333</text:p>
          </table:table-cell>
          <table:table-cell office:value-type="float" office:value="40.5">
            <text:p>40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7-12-14T19:00:00">
            <text:p>Thu Dec 14 19:00:00 2017</text:p>
          </table:table-cell>
          <table:table-cell office:value-type="float" office:value="205.0">
            <text:p>205.0</text:p>
          </table:table-cell>
          <table:table-cell office:value-type="float" office:value="55.8333">
            <text:p>55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7-12-14T20:00:00">
            <text:p>Thu Dec 14 20:00:00 2017</text:p>
          </table:table-cell>
          <table:table-cell office:value-type="float" office:value="163.5">
            <text:p>163.5</text:p>
          </table:table-cell>
          <table:table-cell office:value-type="float" office:value="41.6667">
            <text:p>41.6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7-12-14T21:00:00">
            <text:p>Thu Dec 14 21:00:00 2017</text:p>
          </table:table-cell>
          <table:table-cell office:value-type="float" office:value="275.5">
            <text:p>275.5</text:p>
          </table:table-cell>
          <table:table-cell office:value-type="float" office:value="62.1667">
            <text:p>62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2-15T05:00:00">
            <text:p>Fri Dec 15 05:00:00 2017</text:p>
          </table:table-cell>
          <table:table-cell office:value-type="float" office:value="65.6667">
            <text:p>65.6667</text:p>
          </table:table-cell>
          <table:table-cell office:value-type="float" office:value="5.1667">
            <text:p>5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7-12-15T06:00:00">
            <text:p>Fri Dec 15 06:00:00 2017</text:p>
          </table:table-cell>
          <table:table-cell office:value-type="float" office:value="50.5">
            <text:p>50.5</text:p>
          </table:table-cell>
          <table:table-cell office:value-type="float" office:value="5.0">
            <text:p>5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7-12-15T07:00:00">
            <text:p>Fri Dec 15 07:00:00 2017</text:p>
          </table:table-cell>
          <table:table-cell office:value-type="float" office:value="90.3333">
            <text:p>90.3333</text:p>
          </table:table-cell>
          <table:table-cell office:value-type="float" office:value="7.5">
            <text:p>7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7-12-15T08:00:00">
            <text:p>Fri Dec 15 08:00:00 2017</text:p>
          </table:table-cell>
          <table:table-cell office:value-type="float" office:value="61.5">
            <text:p>61.5</text:p>
          </table:table-cell>
          <table:table-cell office:value-type="float" office:value="17.3333">
            <text:p>17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7-12-15T09:00:00">
            <text:p>Fri Dec 15 09:00:00 2017</text:p>
          </table:table-cell>
          <table:table-cell office:value-type="float" office:value="184.8333">
            <text:p>184.8333</text:p>
          </table:table-cell>
          <table:table-cell office:value-type="float" office:value="31.8333">
            <text:p>31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7-12-15T13:00:00">
            <text:p>Fri Dec 15 13:00:00 2017</text:p>
          </table:table-cell>
          <table:table-cell office:value-type="float" office:value="193.6667">
            <text:p>193.6667</text:p>
          </table:table-cell>
          <table:table-cell office:value-type="float" office:value="11.5">
            <text:p>11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7-12-15T14:00:00">
            <text:p>Fri Dec 15 14:00:00 2017</text:p>
          </table:table-cell>
          <table:table-cell office:value-type="float" office:value="125.3333">
            <text:p>125.3333</text:p>
          </table:table-cell>
          <table:table-cell office:value-type="float" office:value="12.6667">
            <text:p>12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7-12-15T15:00:00">
            <text:p>Fri Dec 15 15:00:00 2017</text:p>
          </table:table-cell>
          <table:table-cell office:value-type="float" office:value="60.5">
            <text:p>60.5</text:p>
          </table:table-cell>
          <table:table-cell office:value-type="float" office:value="15.0">
            <text:p>15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7-12-15T16:00:00">
            <text:p>Fri Dec 15 16:00:00 2017</text:p>
          </table:table-cell>
          <table:table-cell office:value-type="float" office:value="101.8333">
            <text:p>101.8333</text:p>
          </table:table-cell>
          <table:table-cell office:value-type="float" office:value="12.1667">
            <text:p>12.1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7-12-15T17:00:00">
            <text:p>Fri Dec 15 17:00:00 2017</text:p>
          </table:table-cell>
          <table:table-cell office:value-type="float" office:value="94.8333">
            <text:p>94.8333</text:p>
          </table:table-cell>
          <table:table-cell office:value-type="float" office:value="14.3333">
            <text:p>14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7-12-15T18:00:00">
            <text:p>Fri Dec 15 18:00:00 2017</text:p>
          </table:table-cell>
          <table:table-cell office:value-type="float" office:value="64.3333">
            <text:p>64.3333</text:p>
          </table:table-cell>
          <table:table-cell office:value-type="float" office:value="17.3333">
            <text:p>17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7-12-15T19:00:00">
            <text:p>Fri Dec 15 19:00:00 2017</text:p>
          </table:table-cell>
          <table:table-cell office:value-type="float" office:value="198.1667">
            <text:p>198.1667</text:p>
          </table:table-cell>
          <table:table-cell office:value-type="float" office:value="18.3333">
            <text:p>18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7-12-15T20:00:00">
            <text:p>Fri Dec 15 20:00:00 2017</text:p>
          </table:table-cell>
          <table:table-cell office:value-type="float" office:value="293.0">
            <text:p>293.0</text:p>
          </table:table-cell>
          <table:table-cell office:value-type="float" office:value="19.1667">
            <text:p>19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7-12-15T21:00:00">
            <text:p>Fri Dec 15 21:00:00 2017</text:p>
          </table:table-cell>
          <table:table-cell office:value-type="float" office:value="391.6667">
            <text:p>391.6667</text:p>
          </table:table-cell>
          <table:table-cell office:value-type="float" office:value="19.6667">
            <text:p>19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7-12-17T18:00:00">
            <text:p>Sun Dec 17 18:00:00 2017</text:p>
          </table:table-cell>
          <table:table-cell office:value-type="float" office:value="122.5">
            <text:p>122.5</text:p>
          </table:table-cell>
          <table:table-cell office:value-type="float" office:value="14.8333">
            <text:p>14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7-12-17T19:00:00">
            <text:p>Sun Dec 17 19:00:00 2017</text:p>
          </table:table-cell>
          <table:table-cell office:value-type="float" office:value="344.3333">
            <text:p>344.3333</text:p>
          </table:table-cell>
          <table:table-cell office:value-type="float" office:value="45.3333">
            <text:p>45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7-12-17T20:00:00">
            <text:p>Sun Dec 17 20:00:00 2017</text:p>
          </table:table-cell>
          <table:table-cell office:value-type="float" office:value="242.0">
            <text:p>242.0</text:p>
          </table:table-cell>
          <table:table-cell office:value-type="float" office:value="35.5">
            <text:p>35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7-12-17T21:00:00">
            <text:p>Sun Dec 17 21:00:00 2017</text:p>
          </table:table-cell>
          <table:table-cell office:value-type="float" office:value="377.8333">
            <text:p>377.8333</text:p>
          </table:table-cell>
          <table:table-cell office:value-type="float" office:value="56.6667">
            <text:p>56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7-12-18T16:00:00">
            <text:p>Mon Dec 18 16:00:00 2017</text:p>
          </table:table-cell>
          <table:table-cell office:value-type="float" office:value="305.5">
            <text:p>305.5</text:p>
          </table:table-cell>
          <table:table-cell office:value-type="float" office:value="13.5">
            <text:p>13.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7-12-18T17:00:00">
            <text:p>Mon Dec 18 17:00:00 2017</text:p>
          </table:table-cell>
          <table:table-cell office:value-type="float" office:value="269.3333">
            <text:p>269.3333</text:p>
          </table:table-cell>
          <table:table-cell office:value-type="float" office:value="20.8333">
            <text:p>20.8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7-12-18T18:00:00">
            <text:p>Mon Dec 18 18:00:00 2017</text:p>
          </table:table-cell>
          <table:table-cell office:value-type="float" office:value="420.0">
            <text:p>420.0</text:p>
          </table:table-cell>
          <table:table-cell office:value-type="float" office:value="63.6667">
            <text:p>63.6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7-12-18T19:00:00">
            <text:p>Mon Dec 18 19:00:00 2017</text:p>
          </table:table-cell>
          <table:table-cell office:value-type="float" office:value="407.3333">
            <text:p>407.3333</text:p>
          </table:table-cell>
          <table:table-cell office:value-type="float" office:value="86.8333">
            <text:p>86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7-12-19T14:00:00">
            <text:p>Tue Dec 19 14:00:00 2017</text:p>
          </table:table-cell>
          <table:table-cell office:value-type="float" office:value="69.5">
            <text:p>69.5</text:p>
          </table:table-cell>
          <table:table-cell office:value-type="float" office:value="22.3333">
            <text:p>22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7-12-19T15:00:00">
            <text:p>Tue Dec 19 15:00:00 2017</text:p>
          </table:table-cell>
          <table:table-cell office:value-type="float" office:value="89.6667">
            <text:p>89.6667</text:p>
          </table:table-cell>
          <table:table-cell office:value-type="float" office:value="18.6667">
            <text:p>18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7-12-19T16:00:00">
            <text:p>Tue Dec 19 16:00:00 2017</text:p>
          </table:table-cell>
          <table:table-cell office:value-type="float" office:value="57.1667">
            <text:p>57.1667</text:p>
          </table:table-cell>
          <table:table-cell office:value-type="float" office:value="15.1667">
            <text:p>15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7-12-19T17:00:00">
            <text:p>Tue Dec 19 17:00:00 2017</text:p>
          </table:table-cell>
          <table:table-cell office:value-type="float" office:value="102.0">
            <text:p>102.0</text:p>
          </table:table-cell>
          <table:table-cell office:value-type="float" office:value="15.1667">
            <text:p>15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7-12-19T18:00:00">
            <text:p>Tue Dec 19 18:00:00 2017</text:p>
          </table:table-cell>
          <table:table-cell office:value-type="float" office:value="147.8333">
            <text:p>147.8333</text:p>
          </table:table-cell>
          <table:table-cell office:value-type="float" office:value="40.6667">
            <text:p>40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7-12-20T02:00:00">
            <text:p>Wed Dec 20 02:00:00 2017</text:p>
          </table:table-cell>
          <table:table-cell office:value-type="float" office:value="202.8333">
            <text:p>202.8333</text:p>
          </table:table-cell>
          <table:table-cell office:value-type="float" office:value="26.1667">
            <text:p>26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7-12-20T17:00:00">
            <text:p>Wed Dec 20 17:00:00 2017</text:p>
          </table:table-cell>
          <table:table-cell office:value-type="float" office:value="127.1667">
            <text:p>127.1667</text:p>
          </table:table-cell>
          <table:table-cell office:value-type="float" office:value="20.6667">
            <text:p>20.6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7-12-20T18:00:00">
            <text:p>Wed Dec 20 18:00:00 2017</text:p>
          </table:table-cell>
          <table:table-cell office:value-type="float" office:value="183.8333">
            <text:p>183.8333</text:p>
          </table:table-cell>
          <table:table-cell office:value-type="float" office:value="40.6667">
            <text:p>40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7-12-21T15:00:00">
            <text:p>Thu Dec 21 15:00:00 2017</text:p>
          </table:table-cell>
          <table:table-cell office:value-type="float" office:value="352.6667">
            <text:p>352.6667</text:p>
          </table:table-cell>
          <table:table-cell office:value-type="float" office:value="25.3333">
            <text:p>25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7-12-21T16:00:00">
            <text:p>Thu Dec 21 16:00:00 2017</text:p>
          </table:table-cell>
          <table:table-cell office:value-type="float" office:value="269.1667">
            <text:p>269.1667</text:p>
          </table:table-cell>
          <table:table-cell office:value-type="float" office:value="23.5">
            <text:p>23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7-12-21T17:00:00">
            <text:p>Thu Dec 21 17:00:00 2017</text:p>
          </table:table-cell>
          <table:table-cell office:value-type="float" office:value="353.3333">
            <text:p>353.3333</text:p>
          </table:table-cell>
          <table:table-cell office:value-type="float" office:value="35.1667">
            <text:p>35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7-12-22T04:00:00">
            <text:p>Fri Dec 22 04:00:00 2017</text:p>
          </table:table-cell>
          <table:table-cell office:value-type="float" office:value="166.6667">
            <text:p>166.6667</text:p>
          </table:table-cell>
          <table:table-cell office:value-type="float" office:value="45.5">
            <text:p>45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7-12-22T07:00:00">
            <text:p>Fri Dec 22 07:00:00 2017</text:p>
          </table:table-cell>
          <table:table-cell office:value-type="float" office:value="68.3333">
            <text:p>68.3333</text:p>
          </table:table-cell>
          <table:table-cell office:value-type="float" office:value="30.3333">
            <text:p>30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7-12-22T15:00:00">
            <text:p>Fri Dec 22 15:00:00 2017</text:p>
          </table:table-cell>
          <table:table-cell office:value-type="float" office:value="222.1667">
            <text:p>222.1667</text:p>
          </table:table-cell>
          <table:table-cell office:value-type="float" office:value="23.8333">
            <text:p>23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7-12-22T16:00:00">
            <text:p>Fri Dec 22 16:00:00 2017</text:p>
          </table:table-cell>
          <table:table-cell office:value-type="float" office:value="225.6667">
            <text:p>225.6667</text:p>
          </table:table-cell>
          <table:table-cell office:value-type="float" office:value="22.3333">
            <text:p>22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7-12-22T17:00:00">
            <text:p>Fri Dec 22 17:00:00 2017</text:p>
          </table:table-cell>
          <table:table-cell office:value-type="float" office:value="236.6667">
            <text:p>236.6667</text:p>
          </table:table-cell>
          <table:table-cell office:value-type="float" office:value="24.5">
            <text:p>24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7-12-22T18:00:00">
            <text:p>Fri Dec 22 18:00:00 2017</text:p>
          </table:table-cell>
          <table:table-cell office:value-type="float" office:value="461.6667">
            <text:p>461.6667</text:p>
          </table:table-cell>
          <table:table-cell office:value-type="float" office:value="65.6667">
            <text:p>65.6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7-12-23T10:00:00">
            <text:p>Sat Dec 23 10:00:00 2017</text:p>
          </table:table-cell>
          <table:table-cell office:value-type="float" office:value="370.8333">
            <text:p>370.8333</text:p>
          </table:table-cell>
          <table:table-cell office:value-type="float" office:value="35.3333">
            <text:p>35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7-12-23T13:00:00">
            <text:p>Sat Dec 23 13:00:00 2017</text:p>
          </table:table-cell>
          <table:table-cell office:value-type="float" office:value="362.8333">
            <text:p>362.8333</text:p>
          </table:table-cell>
          <table:table-cell office:value-type="float" office:value="28.8333">
            <text:p>28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7-12-23T14:00:00">
            <text:p>Sat Dec 23 14:00:00 2017</text:p>
          </table:table-cell>
          <table:table-cell office:value-type="float" office:value="278.0">
            <text:p>278.0</text:p>
          </table:table-cell>
          <table:table-cell office:value-type="float" office:value="23.6667">
            <text:p>23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7-12-23T15:00:00">
            <text:p>Sat Dec 23 15:00:00 2017</text:p>
          </table:table-cell>
          <table:table-cell office:value-type="float" office:value="286.6667">
            <text:p>286.6667</text:p>
          </table:table-cell>
          <table:table-cell office:value-type="float" office:value="19.0">
            <text:p>19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7-12-23T16:00:00">
            <text:p>Sat Dec 23 16:00:00 2017</text:p>
          </table:table-cell>
          <table:table-cell office:value-type="float" office:value="355.5">
            <text:p>355.5</text:p>
          </table:table-cell>
          <table:table-cell office:value-type="float" office:value="15.0">
            <text:p>15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7-12-23T17:00:00">
            <text:p>Sat Dec 23 17:00:00 2017</text:p>
          </table:table-cell>
          <table:table-cell office:value-type="float" office:value="362.5">
            <text:p>362.5</text:p>
          </table:table-cell>
          <table:table-cell office:value-type="float" office:value="23.1667">
            <text:p>23.1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7-12-23T18:00:00">
            <text:p>Sat Dec 23 18:00:00 2017</text:p>
          </table:table-cell>
          <table:table-cell office:value-type="float" office:value="402.1667">
            <text:p>402.1667</text:p>
          </table:table-cell>
          <table:table-cell office:value-type="float" office:value="57.0">
            <text:p>57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7-12-23T21:00:00">
            <text:p>Sat Dec 23 21:00:00 2017</text:p>
          </table:table-cell>
          <table:table-cell office:value-type="float" office:value="175.8333">
            <text:p>175.8333</text:p>
          </table:table-cell>
          <table:table-cell office:value-type="float" office:value="50.0">
            <text:p>50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7-12-23T22:00:00">
            <text:p>Sat Dec 23 22:00:00 2017</text:p>
          </table:table-cell>
          <table:table-cell office:value-type="float" office:value="54.5">
            <text:p>54.5</text:p>
          </table:table-cell>
          <table:table-cell office:value-type="float" office:value="13.8333">
            <text:p>13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7-12-23T23:00:00">
            <text:p>Sat Dec 23 23:00:00 2017</text:p>
          </table:table-cell>
          <table:table-cell office:value-type="float" office:value="65.8333">
            <text:p>65.8333</text:p>
          </table:table-cell>
          <table:table-cell office:value-type="float" office:value="9.3333">
            <text:p>9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7-12-24T00:00:00">
            <text:p>Sun Dec 24 00:00:00 2017</text:p>
          </table:table-cell>
          <table:table-cell office:value-type="float" office:value="67.8333">
            <text:p>67.8333</text:p>
          </table:table-cell>
          <table:table-cell office:value-type="float" office:value="10.0">
            <text:p>10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7-12-24T01:00:00">
            <text:p>Sun Dec 24 01:00:00 2017</text:p>
          </table:table-cell>
          <table:table-cell office:value-type="float" office:value="335.8333">
            <text:p>335.8333</text:p>
          </table:table-cell>
          <table:table-cell office:value-type="float" office:value="10.3333">
            <text:p>10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7-12-24T05:00:00">
            <text:p>Sun Dec 24 05:00:00 2017</text:p>
          </table:table-cell>
          <table:table-cell office:value-type="float" office:value="431.8333">
            <text:p>431.8333</text:p>
          </table:table-cell>
          <table:table-cell office:value-type="float" office:value="6.0">
            <text:p>6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7-12-24T06:00:00">
            <text:p>Sun Dec 24 06:00:00 2017</text:p>
          </table:table-cell>
          <table:table-cell office:value-type="float" office:value="373.6667">
            <text:p>373.6667</text:p>
          </table:table-cell>
          <table:table-cell office:value-type="float" office:value="5.3333">
            <text:p>5.3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7-12-24T07:00:00">
            <text:p>Sun Dec 24 07:00:00 2017</text:p>
          </table:table-cell>
          <table:table-cell office:value-type="float" office:value="198.5">
            <text:p>198.5</text:p>
          </table:table-cell>
          <table:table-cell office:value-type="float" office:value="5.6667">
            <text:p>5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7-12-25T16:00:00">
            <text:p>Mon Dec 25 16:00:00 2017</text:p>
          </table:table-cell>
          <table:table-cell office:value-type="float" office:value="52.1667">
            <text:p>52.1667</text:p>
          </table:table-cell>
          <table:table-cell office:value-type="float" office:value="12.5">
            <text:p>12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7-12-25T17:00:00">
            <text:p>Mon Dec 25 17:00:00 2017</text:p>
          </table:table-cell>
          <table:table-cell office:value-type="float" office:value="59.0">
            <text:p>59.0</text:p>
          </table:table-cell>
          <table:table-cell office:value-type="float" office:value="13.8333">
            <text:p>13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7-12-25T18:00:00">
            <text:p>Mon Dec 25 18:00:00 2017</text:p>
          </table:table-cell>
          <table:table-cell office:value-type="float" office:value="78.1667">
            <text:p>78.1667</text:p>
          </table:table-cell>
          <table:table-cell office:value-type="float" office:value="18.5">
            <text:p>18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7-12-25T19:00:00">
            <text:p>Mon Dec 25 19:00:00 2017</text:p>
          </table:table-cell>
          <table:table-cell office:value-type="float" office:value="297.3333">
            <text:p>297.3333</text:p>
          </table:table-cell>
          <table:table-cell office:value-type="float" office:value="21.1667">
            <text:p>21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7-12-25T23:00:00">
            <text:p>Mon Dec 25 23:00:00 2017</text:p>
          </table:table-cell>
          <table:table-cell office:value-type="float" office:value="440.3333">
            <text:p>440.3333</text:p>
          </table:table-cell>
          <table:table-cell office:value-type="float" office:value="35.0">
            <text:p>35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7-12-26T00:00:00">
            <text:p>Tue Dec 26 00:00:00 2017</text:p>
          </table:table-cell>
          <table:table-cell office:value-type="float" office:value="261.3333">
            <text:p>261.3333</text:p>
          </table:table-cell>
          <table:table-cell office:value-type="float" office:value="14.3333">
            <text:p>14.3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7-12-26T01:00:00">
            <text:p>Tue Dec 26 01:00:00 2017</text:p>
          </table:table-cell>
          <table:table-cell office:value-type="float" office:value="146.5">
            <text:p>146.5</text:p>
          </table:table-cell>
          <table:table-cell office:value-type="float" office:value="8.6667">
            <text:p>8.6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7-12-26T02:00:00">
            <text:p>Tue Dec 26 02:00:00 2017</text:p>
          </table:table-cell>
          <table:table-cell office:value-type="float" office:value="80.0">
            <text:p>80.0</text:p>
          </table:table-cell>
          <table:table-cell office:value-type="float" office:value="6.5">
            <text:p>6.5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17-12-26T03:00:00">
            <text:p>Tue Dec 26 03:00:00 2017</text:p>
          </table:table-cell>
          <table:table-cell office:value-type="float" office:value="75.8333">
            <text:p>75.8333</text:p>
          </table:table-cell>
          <table:table-cell office:value-type="float" office:value="5.5">
            <text:p>5.5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7-12-26T04:00:00">
            <text:p>Tue Dec 26 04:00:00 2017</text:p>
          </table:table-cell>
          <table:table-cell office:value-type="float" office:value="53.5">
            <text:p>53.5</text:p>
          </table:table-cell>
          <table:table-cell office:value-type="float" office:value="4.6667">
            <text:p>4.6667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17-12-26T05:00:00">
            <text:p>Tue Dec 26 05:00:00 2017</text:p>
          </table:table-cell>
          <table:table-cell office:value-type="float" office:value="66.5">
            <text:p>66.5</text:p>
          </table:table-cell>
          <table:table-cell office:value-type="float" office:value="4.1667">
            <text:p>4.1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7-12-26T06:00:00">
            <text:p>Tue Dec 26 06:00:00 2017</text:p>
          </table:table-cell>
          <table:table-cell office:value-type="float" office:value="52.6667">
            <text:p>52.6667</text:p>
          </table:table-cell>
          <table:table-cell office:value-type="float" office:value="5.5">
            <text:p>5.5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7-12-26T07:00:00">
            <text:p>Tue Dec 26 07:00:00 2017</text:p>
          </table:table-cell>
          <table:table-cell office:value-type="float" office:value="159.3333">
            <text:p>159.3333</text:p>
          </table:table-cell>
          <table:table-cell office:value-type="float" office:value="6.5">
            <text:p>6.5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7-12-26T08:00:00">
            <text:p>Tue Dec 26 08:00:00 2017</text:p>
          </table:table-cell>
          <table:table-cell office:value-type="float" office:value="177.3333">
            <text:p>177.3333</text:p>
          </table:table-cell>
          <table:table-cell office:value-type="float" office:value="12.0">
            <text:p>12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7-12-26T09:00:00">
            <text:p>Tue Dec 26 09:00:00 2017</text:p>
          </table:table-cell>
          <table:table-cell office:value-type="float" office:value="99.6">
            <text:p>99.6</text:p>
          </table:table-cell>
          <table:table-cell office:value-type="float" office:value="14.1667">
            <text:p>14.1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7-12-26T12:00:00">
            <text:p>Tue Dec 26 12:00:00 2017</text:p>
          </table:table-cell>
          <table:table-cell office:value-type="float" office:value="451.8333">
            <text:p>451.8333</text:p>
          </table:table-cell>
          <table:table-cell office:value-type="float" office:value="12.6667">
            <text:p>12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7-12-26T13:00:00">
            <text:p>Tue Dec 26 13:00:00 2017</text:p>
          </table:table-cell>
          <table:table-cell office:value-type="float" office:value="157.8333">
            <text:p>157.8333</text:p>
          </table:table-cell>
          <table:table-cell office:value-type="float" office:value="12.3333">
            <text:p>12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7-12-30T16:00:00">
            <text:p>Sat Dec 30 16:00:00 2017</text:p>
          </table:table-cell>
          <table:table-cell office:value-type="float" office:value="163.0">
            <text:p>163.0</text:p>
          </table:table-cell>
          <table:table-cell office:value-type="float" office:value="5.3333">
            <text:p>5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7-12-30T17:00:00">
            <text:p>Sat Dec 30 17:00:00 2017</text:p>
          </table:table-cell>
          <table:table-cell office:value-type="float" office:value="52.3333">
            <text:p>52.3333</text:p>
          </table:table-cell>
          <table:table-cell office:value-type="float" office:value="7.8333">
            <text:p>7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7-12-30T18:00:00">
            <text:p>Sat Dec 30 18:00:00 2017</text:p>
          </table:table-cell>
          <table:table-cell office:value-type="float" office:value="201.8333">
            <text:p>201.8333</text:p>
          </table:table-cell>
          <table:table-cell office:value-type="float" office:value="30.5">
            <text:p>30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7-12-30T19:00:00">
            <text:p>Sat Dec 30 19:00:00 2017</text:p>
          </table:table-cell>
          <table:table-cell office:value-type="float" office:value="542.1667">
            <text:p>542.1667</text:p>
          </table:table-cell>
          <table:table-cell office:value-type="float" office:value="62.1667">
            <text:p>62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7-12-31T14:00:00">
            <text:p>Sun Dec 31 14:00:00 2017</text:p>
          </table:table-cell>
          <table:table-cell office:value-type="float" office:value="247.8333">
            <text:p>247.8333</text:p>
          </table:table-cell>
          <table:table-cell office:value-type="float" office:value="12.5">
            <text:p>12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7-12-31T15:00:00">
            <text:p>Sun Dec 31 15:00:00 2017</text:p>
          </table:table-cell>
          <table:table-cell office:value-type="float" office:value="271.0">
            <text:p>271.0</text:p>
          </table:table-cell>
          <table:table-cell office:value-type="float" office:value="12.0">
            <text:p>12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7-12-31T16:00:00">
            <text:p>Sun Dec 31 16:00:00 2017</text:p>
          </table:table-cell>
          <table:table-cell office:value-type="float" office:value="232.1667">
            <text:p>232.1667</text:p>
          </table:table-cell>
          <table:table-cell office:value-type="float" office:value="7.8333">
            <text:p>7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7-12-31T17:00:00">
            <text:p>Sun Dec 31 17:00:00 2017</text:p>
          </table:table-cell>
          <table:table-cell office:value-type="float" office:value="311.0">
            <text:p>311.0</text:p>
          </table:table-cell>
          <table:table-cell office:value-type="float" office:value="9.3333">
            <text:p>9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7-12-31T18:00:00">
            <text:p>Sun Dec 31 18:00:00 2017</text:p>
          </table:table-cell>
          <table:table-cell office:value-type="float" office:value="292.6667">
            <text:p>292.6667</text:p>
          </table:table-cell>
          <table:table-cell office:value-type="float" office:value="18.3333">
            <text:p>18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7-12-31T19:00:00">
            <text:p>Sun Dec 31 19:00:00 2017</text:p>
          </table:table-cell>
          <table:table-cell office:value-type="float" office:value="209.0">
            <text:p>209.0</text:p>
          </table:table-cell>
          <table:table-cell office:value-type="float" office:value="15.1667">
            <text:p>15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7-12-31T20:00:00">
            <text:p>Sun Dec 31 20:00:00 2017</text:p>
          </table:table-cell>
          <table:table-cell office:value-type="float" office:value="148.6667">
            <text:p>148.6667</text:p>
          </table:table-cell>
          <table:table-cell office:value-type="float" office:value="14.6667">
            <text:p>14.6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7-12-31T21:00:00">
            <text:p>Sun Dec 31 21:00:00 2017</text:p>
          </table:table-cell>
          <table:table-cell office:value-type="float" office:value="92.8333">
            <text:p>92.8333</text:p>
          </table:table-cell>
          <table:table-cell office:value-type="float" office:value="15.8333">
            <text:p>15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7-12-31T22:00:00">
            <text:p>Sun Dec 31 22:00:00 2017</text:p>
          </table:table-cell>
          <table:table-cell office:value-type="float" office:value="56.1667">
            <text:p>56.1667</text:p>
          </table:table-cell>
          <table:table-cell office:value-type="float" office:value="9.0">
            <text:p>9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7-12-31T23:00:00">
            <text:p>Sun Dec 31 23:00:00 2017</text:p>
          </table:table-cell>
          <table:table-cell office:value-type="float" office:value="64.8333">
            <text:p>64.8333</text:p>
          </table:table-cell>
          <table:table-cell office:value-type="float" office:value="6.3333">
            <text:p>6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8-01-01T00:00:00">
            <text:p>Mon Jan  1 00:00:00 2018</text:p>
          </table:table-cell>
          <table:table-cell office:value-type="float" office:value="83.3333">
            <text:p>83.3333</text:p>
          </table:table-cell>
          <table:table-cell office:value-type="float" office:value="5.8333">
            <text:p>5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8-01-01T01:00:00">
            <text:p>Mon Jan  1 01:00:00 2018</text:p>
          </table:table-cell>
          <table:table-cell office:value-type="float" office:value="129.3333">
            <text:p>129.3333</text:p>
          </table:table-cell>
          <table:table-cell office:value-type="float" office:value="11.5">
            <text:p>11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8-01-01T02:00:00">
            <text:p>Mon Jan  1 02:00:00 2018</text:p>
          </table:table-cell>
          <table:table-cell office:value-type="float" office:value="84.5">
            <text:p>84.5</text:p>
          </table:table-cell>
          <table:table-cell office:value-type="float" office:value="21.8333">
            <text:p>21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8-01-02T17:00:00">
            <text:p>Tue Jan  2 17:00:00 2018</text:p>
          </table:table-cell>
          <table:table-cell office:value-type="float" office:value="423.3333">
            <text:p>423.3333</text:p>
          </table:table-cell>
          <table:table-cell office:value-type="float" office:value="11.0">
            <text:p>11.0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8-01-02T18:00:00">
            <text:p>Tue Jan  2 18:00:00 2018</text:p>
          </table:table-cell>
          <table:table-cell office:value-type="float" office:value="417.6667">
            <text:p>417.6667</text:p>
          </table:table-cell>
          <table:table-cell office:value-type="float" office:value="34.1667">
            <text:p>34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8-01-02T19:00:00">
            <text:p>Tue Jan  2 19:00:00 2018</text:p>
          </table:table-cell>
          <table:table-cell office:value-type="float" office:value="257.6667">
            <text:p>257.6667</text:p>
          </table:table-cell>
          <table:table-cell office:value-type="float" office:value="61.5">
            <text:p>61.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8-01-03T17:00:00">
            <text:p>Wed Jan  3 17:00:00 2018</text:p>
          </table:table-cell>
          <table:table-cell office:value-type="float" office:value="218.3333">
            <text:p>218.3333</text:p>
          </table:table-cell>
          <table:table-cell office:value-type="float" office:value="17.3333">
            <text:p>17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8-01-03T18:00:00">
            <text:p>Wed Jan  3 18:00:00 2018</text:p>
          </table:table-cell>
          <table:table-cell office:value-type="float" office:value="222.5">
            <text:p>222.5</text:p>
          </table:table-cell>
          <table:table-cell office:value-type="float" office:value="19.5">
            <text:p>19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8-01-03T19:00:00">
            <text:p>Wed Jan  3 19:00:00 2018</text:p>
          </table:table-cell>
          <table:table-cell office:value-type="float" office:value="202.8333">
            <text:p>202.8333</text:p>
          </table:table-cell>
          <table:table-cell office:value-type="float" office:value="24.8333">
            <text:p>24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8-01-03T20:00:00">
            <text:p>Wed Jan  3 20:00:00 2018</text:p>
          </table:table-cell>
          <table:table-cell office:value-type="float" office:value="161.0">
            <text:p>161.0</text:p>
          </table:table-cell>
          <table:table-cell office:value-type="float" office:value="27.0">
            <text:p>27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8-01-03T21:00:00">
            <text:p>Wed Jan  3 21:00:00 2018</text:p>
          </table:table-cell>
          <table:table-cell office:value-type="float" office:value="103.5">
            <text:p>103.5</text:p>
          </table:table-cell>
          <table:table-cell office:value-type="float" office:value="20.6667">
            <text:p>20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8-01-03T22:00:00">
            <text:p>Wed Jan  3 22:00:00 2018</text:p>
          </table:table-cell>
          <table:table-cell office:value-type="float" office:value="173.5">
            <text:p>173.5</text:p>
          </table:table-cell>
          <table:table-cell office:value-type="float" office:value="22.5">
            <text:p>22.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8-01-03T23:00:00">
            <text:p>Wed Jan  3 23:00:00 2018</text:p>
          </table:table-cell>
          <table:table-cell office:value-type="float" office:value="164.6667">
            <text:p>164.6667</text:p>
          </table:table-cell>
          <table:table-cell office:value-type="float" office:value="26.8333">
            <text:p>26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8-01-05T01:00:00">
            <text:p>Fri Jan  5 01:00:00 2018</text:p>
          </table:table-cell>
          <table:table-cell office:value-type="float" office:value="236.5">
            <text:p>236.5</text:p>
          </table:table-cell>
          <table:table-cell office:value-type="float" office:value="29.8333">
            <text:p>29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8-01-05T09:00:00">
            <text:p>Fri Jan  5 09:00:00 2018</text:p>
          </table:table-cell>
          <table:table-cell office:value-type="float" office:value="68.6667">
            <text:p>68.6667</text:p>
          </table:table-cell>
          <table:table-cell office:value-type="float" office:value="29.5">
            <text:p>29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8-01-05T10:00:00">
            <text:p>Fri Jan  5 10:00:00 2018</text:p>
          </table:table-cell>
          <table:table-cell office:value-type="float" office:value="50.3333">
            <text:p>50.3333</text:p>
          </table:table-cell>
          <table:table-cell office:value-type="float" office:value="19.3333">
            <text:p>19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8-01-05T11:00:00">
            <text:p>Fri Jan  5 11:00:00 2018</text:p>
          </table:table-cell>
          <table:table-cell office:value-type="float" office:value="50.0">
            <text:p>50.0</text:p>
          </table:table-cell>
          <table:table-cell office:value-type="float" office:value="14.6667">
            <text:p>14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8-01-05T13:00:00">
            <text:p>Fri Jan  5 13:00:00 2018</text:p>
          </table:table-cell>
          <table:table-cell office:value-type="float" office:value="56.1667">
            <text:p>56.1667</text:p>
          </table:table-cell>
          <table:table-cell office:value-type="float" office:value="15.5">
            <text:p>15.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8-01-05T14:00:00">
            <text:p>Fri Jan  5 14:00:00 2018</text:p>
          </table:table-cell>
          <table:table-cell office:value-type="float" office:value="75.0">
            <text:p>75.0</text:p>
          </table:table-cell>
          <table:table-cell office:value-type="float" office:value="17.5">
            <text:p>17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8-01-05T15:00:00">
            <text:p>Fri Jan  5 15:00:00 2018</text:p>
          </table:table-cell>
          <table:table-cell office:value-type="float" office:value="81.3333">
            <text:p>81.3333</text:p>
          </table:table-cell>
          <table:table-cell office:value-type="float" office:value="14.3333">
            <text:p>14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8-01-05T16:00:00">
            <text:p>Fri Jan  5 16:00:00 2018</text:p>
          </table:table-cell>
          <table:table-cell office:value-type="float" office:value="74.0">
            <text:p>74.0</text:p>
          </table:table-cell>
          <table:table-cell office:value-type="float" office:value="8.3333">
            <text:p>8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8-01-05T17:00:00">
            <text:p>Fri Jan  5 17:00:00 2018</text:p>
          </table:table-cell>
          <table:table-cell office:value-type="float" office:value="56.3333">
            <text:p>56.3333</text:p>
          </table:table-cell>
          <table:table-cell office:value-type="float" office:value="11.6667">
            <text:p>11.6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8-01-05T18:00:00">
            <text:p>Fri Jan  5 18:00:00 2018</text:p>
          </table:table-cell>
          <table:table-cell office:value-type="float" office:value="71.0">
            <text:p>71.0</text:p>
          </table:table-cell>
          <table:table-cell office:value-type="float" office:value="13.3333">
            <text:p>13.3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8-01-05T19:00:00">
            <text:p>Fri Jan  5 19:00:00 2018</text:p>
          </table:table-cell>
          <table:table-cell office:value-type="float" office:value="70.3333">
            <text:p>70.3333</text:p>
          </table:table-cell>
          <table:table-cell office:value-type="float" office:value="21.3333">
            <text:p>21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8-01-05T20:00:00">
            <text:p>Fri Jan  5 20:00:00 2018</text:p>
          </table:table-cell>
          <table:table-cell office:value-type="float" office:value="57.3333">
            <text:p>57.3333</text:p>
          </table:table-cell>
          <table:table-cell office:value-type="float" office:value="21.6667">
            <text:p>21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8-01-05T21:00:00">
            <text:p>Fri Jan  5 21:00:00 2018</text:p>
          </table:table-cell>
          <table:table-cell office:value-type="float" office:value="187.1667">
            <text:p>187.1667</text:p>
          </table:table-cell>
          <table:table-cell office:value-type="float" office:value="16.6667">
            <text:p>16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8-01-05T22:00:00">
            <text:p>Fri Jan  5 22:00:00 2018</text:p>
          </table:table-cell>
          <table:table-cell office:value-type="float" office:value="135.5">
            <text:p>135.5</text:p>
          </table:table-cell>
          <table:table-cell office:value-type="float" office:value="12.0">
            <text:p>12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8-01-05T23:00:00">
            <text:p>Fri Jan  5 23:00:00 2018</text:p>
          </table:table-cell>
          <table:table-cell office:value-type="float" office:value="78.8333">
            <text:p>78.8333</text:p>
          </table:table-cell>
          <table:table-cell office:value-type="float" office:value="6.6667">
            <text:p>6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8-01-08T18:00:00">
            <text:p>Mon Jan  8 18:00:00 2018</text:p>
          </table:table-cell>
          <table:table-cell office:value-type="float" office:value="51.1667">
            <text:p>51.1667</text:p>
          </table:table-cell>
          <table:table-cell office:value-type="float" office:value="26.5">
            <text:p>26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8-01-08T19:00:00">
            <text:p>Mon Jan  8 19:00:00 2018</text:p>
          </table:table-cell>
          <table:table-cell office:value-type="float" office:value="224.3333">
            <text:p>224.3333</text:p>
          </table:table-cell>
          <table:table-cell office:value-type="float" office:value="52.3333">
            <text:p>52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8-01-08T20:00:00">
            <text:p>Mon Jan  8 20:00:00 2018</text:p>
          </table:table-cell>
          <table:table-cell office:value-type="float" office:value="258.8333">
            <text:p>258.8333</text:p>
          </table:table-cell>
          <table:table-cell office:value-type="float" office:value="66.6667">
            <text:p>66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8-01-08T21:00:00">
            <text:p>Mon Jan  8 21:00:00 2018</text:p>
          </table:table-cell>
          <table:table-cell office:value-type="float" office:value="333.1667">
            <text:p>333.1667</text:p>
          </table:table-cell>
          <table:table-cell office:value-type="float" office:value="44.3333">
            <text:p>44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8-01-09T16:00:00">
            <text:p>Tue Jan  9 16:00:00 2018</text:p>
          </table:table-cell>
          <table:table-cell office:value-type="float" office:value="188.5">
            <text:p>188.5</text:p>
          </table:table-cell>
          <table:table-cell office:value-type="float" office:value="35.0">
            <text:p>35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8-01-09T17:00:00">
            <text:p>Tue Jan  9 17:00:00 2018</text:p>
          </table:table-cell>
          <table:table-cell office:value-type="float" office:value="112.0">
            <text:p>112.0</text:p>
          </table:table-cell>
          <table:table-cell office:value-type="float" office:value="34.8333">
            <text:p>34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8-01-09T18:00:00">
            <text:p>Tue Jan  9 18:00:00 2018</text:p>
          </table:table-cell>
          <table:table-cell office:value-type="float" office:value="215.5">
            <text:p>215.5</text:p>
          </table:table-cell>
          <table:table-cell office:value-type="float" office:value="50.5">
            <text:p>50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01-09T19:00:00">
            <text:p>Tue Jan  9 19:00:00 2018</text:p>
          </table:table-cell>
          <table:table-cell office:value-type="float" office:value="286.0">
            <text:p>286.0</text:p>
          </table:table-cell>
          <table:table-cell office:value-type="float" office:value="55.0">
            <text:p>55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01-09T21:00:00">
            <text:p>Tue Jan  9 21:00:00 2018</text:p>
          </table:table-cell>
          <table:table-cell office:value-type="float" office:value="256.6667">
            <text:p>256.6667</text:p>
          </table:table-cell>
          <table:table-cell office:value-type="float" office:value="57.1667">
            <text:p>57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01-09T22:00:00">
            <text:p>Tue Jan  9 22:00:00 2018</text:p>
          </table:table-cell>
          <table:table-cell office:value-type="float" office:value="166.1667">
            <text:p>166.1667</text:p>
          </table:table-cell>
          <table:table-cell office:value-type="float" office:value="47.6667">
            <text:p>47.6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8-01-09T23:00:00">
            <text:p>Tue Jan  9 23:00:00 2018</text:p>
          </table:table-cell>
          <table:table-cell office:value-type="float" office:value="149.0">
            <text:p>149.0</text:p>
          </table:table-cell>
          <table:table-cell office:value-type="float" office:value="34.8333">
            <text:p>34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8-01-10T00:00:00">
            <text:p>Wed Jan 10 00:00:00 2018</text:p>
          </table:table-cell>
          <table:table-cell office:value-type="float" office:value="152.6667">
            <text:p>152.6667</text:p>
          </table:table-cell>
          <table:table-cell office:value-type="float" office:value="31.6667">
            <text:p>31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8-01-10T01:00:00">
            <text:p>Wed Jan 10 01:00:00 2018</text:p>
          </table:table-cell>
          <table:table-cell office:value-type="float" office:value="160.1667">
            <text:p>160.1667</text:p>
          </table:table-cell>
          <table:table-cell office:value-type="float" office:value="22.3333">
            <text:p>22.3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8-01-10T02:00:00">
            <text:p>Wed Jan 10 02:00:00 2018</text:p>
          </table:table-cell>
          <table:table-cell office:value-type="float" office:value="116.1667">
            <text:p>116.1667</text:p>
          </table:table-cell>
          <table:table-cell office:value-type="float" office:value="12.8333">
            <text:p>12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8-01-10T03:00:00">
            <text:p>Wed Jan 10 03:00:00 2018</text:p>
          </table:table-cell>
          <table:table-cell office:value-type="float" office:value="98.8333">
            <text:p>98.8333</text:p>
          </table:table-cell>
          <table:table-cell office:value-type="float" office:value="9.8333">
            <text:p>9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8-01-10T04:00:00">
            <text:p>Wed Jan 10 04:00:00 2018</text:p>
          </table:table-cell>
          <table:table-cell office:value-type="float" office:value="147.5">
            <text:p>147.5</text:p>
          </table:table-cell>
          <table:table-cell office:value-type="float" office:value="10.6667">
            <text:p>10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8-01-10T05:00:00">
            <text:p>Wed Jan 10 05:00:00 2018</text:p>
          </table:table-cell>
          <table:table-cell office:value-type="float" office:value="162.3333">
            <text:p>162.3333</text:p>
          </table:table-cell>
          <table:table-cell office:value-type="float" office:value="12.6667">
            <text:p>12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8-01-10T06:00:00">
            <text:p>Wed Jan 10 06:00:00 2018</text:p>
          </table:table-cell>
          <table:table-cell office:value-type="float" office:value="141.5">
            <text:p>141.5</text:p>
          </table:table-cell>
          <table:table-cell office:value-type="float" office:value="10.3333">
            <text:p>10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8-01-10T07:00:00">
            <text:p>Wed Jan 10 07:00:00 2018</text:p>
          </table:table-cell>
          <table:table-cell office:value-type="float" office:value="95.6667">
            <text:p>95.6667</text:p>
          </table:table-cell>
          <table:table-cell office:value-type="float" office:value="15.3333">
            <text:p>15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8-01-10T08:00:00">
            <text:p>Wed Jan 10 08:00:00 2018</text:p>
          </table:table-cell>
          <table:table-cell office:value-type="float" office:value="96.3333">
            <text:p>96.3333</text:p>
          </table:table-cell>
          <table:table-cell office:value-type="float" office:value="21.8333">
            <text:p>21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8-01-10T15:00:00">
            <text:p>Wed Jan 10 15:00:00 2018</text:p>
          </table:table-cell>
          <table:table-cell office:value-type="float" office:value="67.6667">
            <text:p>67.6667</text:p>
          </table:table-cell>
          <table:table-cell office:value-type="float" office:value="16.0">
            <text:p>16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8-01-10T16:00:00">
            <text:p>Wed Jan 10 16:00:00 2018</text:p>
          </table:table-cell>
          <table:table-cell office:value-type="float" office:value="51.3333">
            <text:p>51.3333</text:p>
          </table:table-cell>
          <table:table-cell office:value-type="float" office:value="15.6667">
            <text:p>15.6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8-01-10T17:00:00">
            <text:p>Wed Jan 10 17:00:00 2018</text:p>
          </table:table-cell>
          <table:table-cell office:value-type="float" office:value="52.3333">
            <text:p>52.3333</text:p>
          </table:table-cell>
          <table:table-cell office:value-type="float" office:value="18.8333">
            <text:p>18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8-01-10T18:00:00">
            <text:p>Wed Jan 10 18:00:00 2018</text:p>
          </table:table-cell>
          <table:table-cell office:value-type="float" office:value="59.0">
            <text:p>59.0</text:p>
          </table:table-cell>
          <table:table-cell office:value-type="float" office:value="29.1667">
            <text:p>29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8-01-10T19:00:00">
            <text:p>Wed Jan 10 19:00:00 2018</text:p>
          </table:table-cell>
          <table:table-cell office:value-type="float" office:value="99.0">
            <text:p>99.0</text:p>
          </table:table-cell>
          <table:table-cell office:value-type="float" office:value="25.8333">
            <text:p>25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8-01-10T20:00:00">
            <text:p>Wed Jan 10 20:00:00 2018</text:p>
          </table:table-cell>
          <table:table-cell office:value-type="float" office:value="104.8333">
            <text:p>104.8333</text:p>
          </table:table-cell>
          <table:table-cell office:value-type="float" office:value="20.5">
            <text:p>20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8-01-10T21:00:00">
            <text:p>Wed Jan 10 21:00:00 2018</text:p>
          </table:table-cell>
          <table:table-cell office:value-type="float" office:value="103.8333">
            <text:p>103.8333</text:p>
          </table:table-cell>
          <table:table-cell office:value-type="float" office:value="18.6667">
            <text:p>18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8-01-10T22:00:00">
            <text:p>Wed Jan 10 22:00:00 2018</text:p>
          </table:table-cell>
          <table:table-cell office:value-type="float" office:value="69.3333">
            <text:p>69.3333</text:p>
          </table:table-cell>
          <table:table-cell office:value-type="float" office:value="11.3333">
            <text:p>11.3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8-01-10T23:00:00">
            <text:p>Wed Jan 10 23:00:00 2018</text:p>
          </table:table-cell>
          <table:table-cell office:value-type="float" office:value="66.8333">
            <text:p>66.8333</text:p>
          </table:table-cell>
          <table:table-cell office:value-type="float" office:value="7.3333">
            <text:p>7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8-01-11T00:00:00">
            <text:p>Thu Jan 11 00:00:00 2018</text:p>
          </table:table-cell>
          <table:table-cell office:value-type="float" office:value="58.5">
            <text:p>58.5</text:p>
          </table:table-cell>
          <table:table-cell office:value-type="float" office:value="6.5">
            <text:p>6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8-01-11T01:00:00">
            <text:p>Thu Jan 11 01:00:00 2018</text:p>
          </table:table-cell>
          <table:table-cell office:value-type="float" office:value="101.6667">
            <text:p>101.6667</text:p>
          </table:table-cell>
          <table:table-cell office:value-type="float" office:value="7.3333">
            <text:p>7.3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8-01-11T02:00:00">
            <text:p>Thu Jan 11 02:00:00 2018</text:p>
          </table:table-cell>
          <table:table-cell office:value-type="float" office:value="149.8333">
            <text:p>149.8333</text:p>
          </table:table-cell>
          <table:table-cell office:value-type="float" office:value="5.1667">
            <text:p>5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8-01-11T03:00:00">
            <text:p>Thu Jan 11 03:00:00 2018</text:p>
          </table:table-cell>
          <table:table-cell office:value-type="float" office:value="102.8333">
            <text:p>102.8333</text:p>
          </table:table-cell>
          <table:table-cell office:value-type="float" office:value="4.3333">
            <text:p>4.3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8-01-11T04:00:00">
            <text:p>Thu Jan 11 04:00:00 2018</text:p>
          </table:table-cell>
          <table:table-cell office:value-type="float" office:value="72.3333">
            <text:p>72.3333</text:p>
          </table:table-cell>
          <table:table-cell office:value-type="float" office:value="4.1667">
            <text:p>4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8-01-11T05:00:00">
            <text:p>Thu Jan 11 05:00:00 2018</text:p>
          </table:table-cell>
          <table:table-cell office:value-type="float" office:value="66.6667">
            <text:p>66.6667</text:p>
          </table:table-cell>
          <table:table-cell office:value-type="float" office:value="4.3333">
            <text:p>4.3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8-01-12T18:00:00">
            <text:p>Fri Jan 12 18:00:00 2018</text:p>
          </table:table-cell>
          <table:table-cell office:value-type="float" office:value="277.6667">
            <text:p>277.6667</text:p>
          </table:table-cell>
          <table:table-cell office:value-type="float" office:value="39.5">
            <text:p>39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8-01-12T19:00:00">
            <text:p>Fri Jan 12 19:00:00 2018</text:p>
          </table:table-cell>
          <table:table-cell office:value-type="float" office:value="170.1667">
            <text:p>170.1667</text:p>
          </table:table-cell>
          <table:table-cell office:value-type="float" office:value="51.0">
            <text:p>51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8-01-12T20:00:00">
            <text:p>Fri Jan 12 20:00:00 2018</text:p>
          </table:table-cell>
          <table:table-cell office:value-type="float" office:value="437.3333">
            <text:p>437.3333</text:p>
          </table:table-cell>
          <table:table-cell office:value-type="float" office:value="80.1667">
            <text:p>80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01-13T16:00:00">
            <text:p>Sat Jan 13 16:00:00 2018</text:p>
          </table:table-cell>
          <table:table-cell office:value-type="float" office:value="243.6667">
            <text:p>243.6667</text:p>
          </table:table-cell>
          <table:table-cell office:value-type="float" office:value="22.3333">
            <text:p>22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8-01-13T17:00:00">
            <text:p>Sat Jan 13 17:00:00 2018</text:p>
          </table:table-cell>
          <table:table-cell office:value-type="float" office:value="272.0">
            <text:p>272.0</text:p>
          </table:table-cell>
          <table:table-cell office:value-type="float" office:value="21.5">
            <text:p>21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8-01-13T18:00:00">
            <text:p>Sat Jan 13 18:00:00 2018</text:p>
          </table:table-cell>
          <table:table-cell office:value-type="float" office:value="147.5">
            <text:p>147.5</text:p>
          </table:table-cell>
          <table:table-cell office:value-type="float" office:value="10.8333">
            <text:p>10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8-01-13T19:00:00">
            <text:p>Sat Jan 13 19:00:00 2018</text:p>
          </table:table-cell>
          <table:table-cell office:value-type="float" office:value="254.3333">
            <text:p>254.3333</text:p>
          </table:table-cell>
          <table:table-cell office:value-type="float" office:value="34.1667">
            <text:p>34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8-01-13T20:00:00">
            <text:p>Sat Jan 13 20:00:00 2018</text:p>
          </table:table-cell>
          <table:table-cell office:value-type="float" office:value="296.5">
            <text:p>296.5</text:p>
          </table:table-cell>
          <table:table-cell office:value-type="float" office:value="26.6667">
            <text:p>26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8-01-14T01:00:00">
            <text:p>Sun Jan 14 01:00:00 2018</text:p>
          </table:table-cell>
          <table:table-cell office:value-type="float" office:value="167.3333">
            <text:p>167.3333</text:p>
          </table:table-cell>
          <table:table-cell office:value-type="float" office:value="29.5">
            <text:p>29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8-01-14T18:00:00">
            <text:p>Sun Jan 14 18:00:00 2018</text:p>
          </table:table-cell>
          <table:table-cell office:value-type="float" office:value="186.0">
            <text:p>186.0</text:p>
          </table:table-cell>
          <table:table-cell office:value-type="float" office:value="13.6667">
            <text:p>13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8-01-16T03:00:00">
            <text:p>Tue Jan 16 03:00:00 2018</text:p>
          </table:table-cell>
          <table:table-cell office:value-type="float" office:value="67.0">
            <text:p>67.0</text:p>
          </table:table-cell>
          <table:table-cell office:value-type="float" office:value="13.0">
            <text:p>13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8-01-16T04:00:00">
            <text:p>Tue Jan 16 04:00:00 2018</text:p>
          </table:table-cell>
          <table:table-cell office:value-type="float" office:value="160.5">
            <text:p>160.5</text:p>
          </table:table-cell>
          <table:table-cell office:value-type="float" office:value="15.8333">
            <text:p>15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8-01-16T05:00:00">
            <text:p>Tue Jan 16 05:00:00 2018</text:p>
          </table:table-cell>
          <table:table-cell office:value-type="float" office:value="140.8333">
            <text:p>140.8333</text:p>
          </table:table-cell>
          <table:table-cell office:value-type="float" office:value="23.8333">
            <text:p>23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8-01-16T18:00:00">
            <text:p>Tue Jan 16 18:00:00 2018</text:p>
          </table:table-cell>
          <table:table-cell office:value-type="float" office:value="186.1667">
            <text:p>186.1667</text:p>
          </table:table-cell>
          <table:table-cell office:value-type="float" office:value="31.6667">
            <text:p>31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8-01-16T19:00:00">
            <text:p>Tue Jan 16 19:00:00 2018</text:p>
          </table:table-cell>
          <table:table-cell office:value-type="float" office:value="332.6667">
            <text:p>332.6667</text:p>
          </table:table-cell>
          <table:table-cell office:value-type="float" office:value="70.1667">
            <text:p>70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8-01-17T01:00:00">
            <text:p>Wed Jan 17 01:00:00 2018</text:p>
          </table:table-cell>
          <table:table-cell office:value-type="float" office:value="311.3333">
            <text:p>311.3333</text:p>
          </table:table-cell>
          <table:table-cell office:value-type="float" office:value="29.3333">
            <text:p>29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8-01-17T08:00:00">
            <text:p>Wed Jan 17 08:00:00 2018</text:p>
          </table:table-cell>
          <table:table-cell office:value-type="float" office:value="163.0">
            <text:p>163.0</text:p>
          </table:table-cell>
          <table:table-cell office:value-type="float" office:value="32.1667">
            <text:p>32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01-17T17:00:00">
            <text:p>Wed Jan 17 17:00:00 2018</text:p>
          </table:table-cell>
          <table:table-cell office:value-type="float" office:value="465.1667">
            <text:p>465.1667</text:p>
          </table:table-cell>
          <table:table-cell office:value-type="float" office:value="17.6667">
            <text:p>17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8-01-17T18:00:00">
            <text:p>Wed Jan 17 18:00:00 2018</text:p>
          </table:table-cell>
          <table:table-cell office:value-type="float" office:value="745.1667">
            <text:p>745.1667</text:p>
          </table:table-cell>
          <table:table-cell office:value-type="float" office:value="72.8333">
            <text:p>72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8-01-18T01:00:00">
            <text:p>Thu Jan 18 01:00:00 2018</text:p>
          </table:table-cell>
          <table:table-cell office:value-type="float" office:value="130.5">
            <text:p>130.5</text:p>
          </table:table-cell>
          <table:table-cell office:value-type="float" office:value="35.5">
            <text:p>35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8-01-18T02:00:00">
            <text:p>Thu Jan 18 02:00:00 2018</text:p>
          </table:table-cell>
          <table:table-cell office:value-type="float" office:value="176.5">
            <text:p>176.5</text:p>
          </table:table-cell>
          <table:table-cell office:value-type="float" office:value="25.5">
            <text:p>25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8-01-18T03:00:00">
            <text:p>Thu Jan 18 03:00:00 2018</text:p>
          </table:table-cell>
          <table:table-cell office:value-type="float" office:value="142.0">
            <text:p>142.0</text:p>
          </table:table-cell>
          <table:table-cell office:value-type="float" office:value="18.5">
            <text:p>18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8-01-18T04:00:00">
            <text:p>Thu Jan 18 04:00:00 2018</text:p>
          </table:table-cell>
          <table:table-cell office:value-type="float" office:value="111.1667">
            <text:p>111.1667</text:p>
          </table:table-cell>
          <table:table-cell office:value-type="float" office:value="16.3333">
            <text:p>16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8-01-18T05:00:00">
            <text:p>Thu Jan 18 05:00:00 2018</text:p>
          </table:table-cell>
          <table:table-cell office:value-type="float" office:value="131.3333">
            <text:p>131.3333</text:p>
          </table:table-cell>
          <table:table-cell office:value-type="float" office:value="13.8333">
            <text:p>13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8-01-18T06:00:00">
            <text:p>Thu Jan 18 06:00:00 2018</text:p>
          </table:table-cell>
          <table:table-cell office:value-type="float" office:value="99.5">
            <text:p>99.5</text:p>
          </table:table-cell>
          <table:table-cell office:value-type="float" office:value="19.0">
            <text:p>19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8-01-18T13:00:00">
            <text:p>Thu Jan 18 13:00:00 2018</text:p>
          </table:table-cell>
          <table:table-cell office:value-type="float" office:value="116.5">
            <text:p>116.5</text:p>
          </table:table-cell>
          <table:table-cell office:value-type="float" office:value="20.3333">
            <text:p>20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8-01-18T14:00:00">
            <text:p>Thu Jan 18 14:00:00 2018</text:p>
          </table:table-cell>
          <table:table-cell office:value-type="float" office:value="97.8333">
            <text:p>97.8333</text:p>
          </table:table-cell>
          <table:table-cell office:value-type="float" office:value="24.1667">
            <text:p>24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8-01-18T15:00:00">
            <text:p>Thu Jan 18 15:00:00 2018</text:p>
          </table:table-cell>
          <table:table-cell office:value-type="float" office:value="191.3333">
            <text:p>191.3333</text:p>
          </table:table-cell>
          <table:table-cell office:value-type="float" office:value="23.6667">
            <text:p>23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8-01-18T16:00:00">
            <text:p>Thu Jan 18 16:00:00 2018</text:p>
          </table:table-cell>
          <table:table-cell office:value-type="float" office:value="153.8333">
            <text:p>153.8333</text:p>
          </table:table-cell>
          <table:table-cell office:value-type="float" office:value="18.8333">
            <text:p>18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8-01-18T17:00:00">
            <text:p>Thu Jan 18 17:00:00 2018</text:p>
          </table:table-cell>
          <table:table-cell office:value-type="float" office:value="169.0">
            <text:p>169.0</text:p>
          </table:table-cell>
          <table:table-cell office:value-type="float" office:value="29.3333">
            <text:p>29.3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8-01-18T18:00:00">
            <text:p>Thu Jan 18 18:00:00 2018</text:p>
          </table:table-cell>
          <table:table-cell office:value-type="float" office:value="298.6667">
            <text:p>298.6667</text:p>
          </table:table-cell>
          <table:table-cell office:value-type="float" office:value="50.6667">
            <text:p>50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8-01-18T19:00:00">
            <text:p>Thu Jan 18 19:00:00 2018</text:p>
          </table:table-cell>
          <table:table-cell office:value-type="float" office:value="345.5">
            <text:p>345.5</text:p>
          </table:table-cell>
          <table:table-cell office:value-type="float" office:value="75.5">
            <text:p>75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8-01-19T15:00:00">
            <text:p>Fri Jan 19 15:00:00 2018</text:p>
          </table:table-cell>
          <table:table-cell office:value-type="float" office:value="404.5">
            <text:p>404.5</text:p>
          </table:table-cell>
          <table:table-cell office:value-type="float" office:value="19.6667">
            <text:p>19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8-01-19T16:00:00">
            <text:p>Fri Jan 19 16:00:00 2018</text:p>
          </table:table-cell>
          <table:table-cell office:value-type="float" office:value="344.8333">
            <text:p>344.8333</text:p>
          </table:table-cell>
          <table:table-cell office:value-type="float" office:value="17.3333">
            <text:p>17.3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8-01-19T18:00:00">
            <text:p>Fri Jan 19 18:00:00 2018</text:p>
          </table:table-cell>
          <table:table-cell office:value-type="float" office:value="390.1667">
            <text:p>390.1667</text:p>
          </table:table-cell>
          <table:table-cell office:value-type="float" office:value="34.6667">
            <text:p>34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8-01-19T19:00:00">
            <text:p>Fri Jan 19 19:00:00 2018</text:p>
          </table:table-cell>
          <table:table-cell office:value-type="float" office:value="339.1667">
            <text:p>339.1667</text:p>
          </table:table-cell>
          <table:table-cell office:value-type="float" office:value="63.0">
            <text:p>63.0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8-01-22T18:00:00">
            <text:p>Mon Jan 22 18:00:00 2018</text:p>
          </table:table-cell>
          <table:table-cell office:value-type="float" office:value="108.1667">
            <text:p>108.1667</text:p>
          </table:table-cell>
          <table:table-cell office:value-type="float" office:value="50.0">
            <text:p>50.0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8-01-23T06:00:00">
            <text:p>Tue Jan 23 06:00:00 2018</text:p>
          </table:table-cell>
          <table:table-cell office:value-type="float" office:value="132.5">
            <text:p>132.5</text:p>
          </table:table-cell>
          <table:table-cell office:value-type="float" office:value="26.5">
            <text:p>26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8-01-23T12:00:00">
            <text:p>Tue Jan 23 12:00:00 2018</text:p>
          </table:table-cell>
          <table:table-cell office:value-type="float" office:value="103.3333">
            <text:p>103.3333</text:p>
          </table:table-cell>
          <table:table-cell office:value-type="float" office:value="54.3333">
            <text:p>54.3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8-01-23T14:00:00">
            <text:p>Tue Jan 23 14:00:00 2018</text:p>
          </table:table-cell>
          <table:table-cell office:value-type="float" office:value="62.6667">
            <text:p>62.6667</text:p>
          </table:table-cell>
          <table:table-cell office:value-type="float" office:value="51.1667">
            <text:p>51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8-01-24T15:00:00">
            <text:p>Wed Jan 24 15:00:00 2018</text:p>
          </table:table-cell>
          <table:table-cell office:value-type="float" office:value="220.8333">
            <text:p>220.8333</text:p>
          </table:table-cell>
          <table:table-cell office:value-type="float" office:value="24.3333">
            <text:p>24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8-01-24T16:00:00">
            <text:p>Wed Jan 24 16:00:00 2018</text:p>
          </table:table-cell>
          <table:table-cell office:value-type="float" office:value="97.5">
            <text:p>97.5</text:p>
          </table:table-cell>
          <table:table-cell office:value-type="float" office:value="20.1667">
            <text:p>20.1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8-01-24T17:00:00">
            <text:p>Wed Jan 24 17:00:00 2018</text:p>
          </table:table-cell>
          <table:table-cell office:value-type="float" office:value="138.0">
            <text:p>138.0</text:p>
          </table:table-cell>
          <table:table-cell office:value-type="float" office:value="20.5">
            <text:p>20.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8-01-24T18:00:00">
            <text:p>Wed Jan 24 18:00:00 2018</text:p>
          </table:table-cell>
          <table:table-cell office:value-type="float" office:value="135.1667">
            <text:p>135.1667</text:p>
          </table:table-cell>
          <table:table-cell office:value-type="float" office:value="23.3333">
            <text:p>23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8-01-25T16:00:00">
            <text:p>Thu Jan 25 16:00:00 2018</text:p>
          </table:table-cell>
          <table:table-cell office:value-type="float" office:value="126.6667">
            <text:p>126.6667</text:p>
          </table:table-cell>
          <table:table-cell office:value-type="float" office:value="12.3333">
            <text:p>12.3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8-01-25T17:00:00">
            <text:p>Thu Jan 25 17:00:00 2018</text:p>
          </table:table-cell>
          <table:table-cell office:value-type="float" office:value="182.6667">
            <text:p>182.6667</text:p>
          </table:table-cell>
          <table:table-cell office:value-type="float" office:value="12.8333">
            <text:p>12.8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8-01-25T18:00:00">
            <text:p>Thu Jan 25 18:00:00 2018</text:p>
          </table:table-cell>
          <table:table-cell office:value-type="float" office:value="139.3333">
            <text:p>139.3333</text:p>
          </table:table-cell>
          <table:table-cell office:value-type="float" office:value="17.5">
            <text:p>17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8-01-25T19:00:00">
            <text:p>Thu Jan 25 19:00:00 2018</text:p>
          </table:table-cell>
          <table:table-cell office:value-type="float" office:value="147.8333">
            <text:p>147.8333</text:p>
          </table:table-cell>
          <table:table-cell office:value-type="float" office:value="24.6667">
            <text:p>24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8-01-25T20:00:00">
            <text:p>Thu Jan 25 20:00:00 2018</text:p>
          </table:table-cell>
          <table:table-cell office:value-type="float" office:value="141.3333">
            <text:p>141.3333</text:p>
          </table:table-cell>
          <table:table-cell office:value-type="float" office:value="29.1667">
            <text:p>29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8-01-25T21:00:00">
            <text:p>Thu Jan 25 21:00:00 2018</text:p>
          </table:table-cell>
          <table:table-cell office:value-type="float" office:value="142.0">
            <text:p>142.0</text:p>
          </table:table-cell>
          <table:table-cell office:value-type="float" office:value="23.8333">
            <text:p>23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8-01-25T22:00:00">
            <text:p>Thu Jan 25 22:00:00 2018</text:p>
          </table:table-cell>
          <table:table-cell office:value-type="float" office:value="111.5">
            <text:p>111.5</text:p>
          </table:table-cell>
          <table:table-cell office:value-type="float" office:value="12.6667">
            <text:p>12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8-01-25T23:00:00">
            <text:p>Thu Jan 25 23:00:00 2018</text:p>
          </table:table-cell>
          <table:table-cell office:value-type="float" office:value="217.6667">
            <text:p>217.6667</text:p>
          </table:table-cell>
          <table:table-cell office:value-type="float" office:value="12.0">
            <text:p>12.0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18-01-26T00:00:00">
            <text:p>Fri Jan 26 00:00:00 2018</text:p>
          </table:table-cell>
          <table:table-cell office:value-type="float" office:value="157.5">
            <text:p>157.5</text:p>
          </table:table-cell>
          <table:table-cell office:value-type="float" office:value="9.1667">
            <text:p>9.1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8-01-26T01:00:00">
            <text:p>Fri Jan 26 01:00:00 2018</text:p>
          </table:table-cell>
          <table:table-cell office:value-type="float" office:value="177.6667">
            <text:p>177.6667</text:p>
          </table:table-cell>
          <table:table-cell office:value-type="float" office:value="7.3333">
            <text:p>7.3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8-01-26T02:00:00">
            <text:p>Fri Jan 26 02:00:00 2018</text:p>
          </table:table-cell>
          <table:table-cell office:value-type="float" office:value="113.3333">
            <text:p>113.3333</text:p>
          </table:table-cell>
          <table:table-cell office:value-type="float" office:value="6.6667">
            <text:p>6.6667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18-01-26T03:00:00">
            <text:p>Fri Jan 26 03:00:00 2018</text:p>
          </table:table-cell>
          <table:table-cell office:value-type="float" office:value="155.8333">
            <text:p>155.8333</text:p>
          </table:table-cell>
          <table:table-cell office:value-type="float" office:value="5.8333">
            <text:p>5.8333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18-01-26T04:00:00">
            <text:p>Fri Jan 26 04:00:00 2018</text:p>
          </table:table-cell>
          <table:table-cell office:value-type="float" office:value="97.3333">
            <text:p>97.3333</text:p>
          </table:table-cell>
          <table:table-cell office:value-type="float" office:value="5.8333">
            <text:p>5.8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8-01-26T05:00:00">
            <text:p>Fri Jan 26 05:00:00 2018</text:p>
          </table:table-cell>
          <table:table-cell office:value-type="float" office:value="73.6667">
            <text:p>73.6667</text:p>
          </table:table-cell>
          <table:table-cell office:value-type="float" office:value="5.8333">
            <text:p>5.8333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8-01-26T06:00:00">
            <text:p>Fri Jan 26 06:00:00 2018</text:p>
          </table:table-cell>
          <table:table-cell office:value-type="float" office:value="133.3333">
            <text:p>133.3333</text:p>
          </table:table-cell>
          <table:table-cell office:value-type="float" office:value="5.3333">
            <text:p>5.3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8-02-01T02:00:00">
            <text:p>Thu Feb  1 02:00:00 2018</text:p>
          </table:table-cell>
          <table:table-cell office:value-type="float" office:value="307.5">
            <text:p>307.5</text:p>
          </table:table-cell>
          <table:table-cell office:value-type="float" office:value="41.5">
            <text:p>41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8-02-01T12:00:00">
            <text:p>Thu Feb  1 12:00:00 2018</text:p>
          </table:table-cell>
          <table:table-cell office:value-type="float" office:value="151.8333">
            <text:p>151.8333</text:p>
          </table:table-cell>
          <table:table-cell office:value-type="float" office:value="18.0">
            <text:p>18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8-02-01T13:00:00">
            <text:p>Thu Feb  1 13:00:00 2018</text:p>
          </table:table-cell>
          <table:table-cell office:value-type="float" office:value="191.0">
            <text:p>191.0</text:p>
          </table:table-cell>
          <table:table-cell office:value-type="float" office:value="15.5">
            <text:p>15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8-02-01T14:00:00">
            <text:p>Thu Feb  1 14:00:00 2018</text:p>
          </table:table-cell>
          <table:table-cell office:value-type="float" office:value="327.6667">
            <text:p>327.6667</text:p>
          </table:table-cell>
          <table:table-cell office:value-type="float" office:value="15.1667">
            <text:p>15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8-02-01T15:00:00">
            <text:p>Thu Feb  1 15:00:00 2018</text:p>
          </table:table-cell>
          <table:table-cell office:value-type="float" office:value="162.3333">
            <text:p>162.3333</text:p>
          </table:table-cell>
          <table:table-cell office:value-type="float" office:value="19.0">
            <text:p>19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8-02-01T16:00:00">
            <text:p>Thu Feb  1 16:00:00 2018</text:p>
          </table:table-cell>
          <table:table-cell office:value-type="float" office:value="145.5">
            <text:p>145.5</text:p>
          </table:table-cell>
          <table:table-cell office:value-type="float" office:value="15.3333">
            <text:p>15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8-02-01T17:00:00">
            <text:p>Thu Feb  1 17:00:00 2018</text:p>
          </table:table-cell>
          <table:table-cell office:value-type="float" office:value="179.5">
            <text:p>179.5</text:p>
          </table:table-cell>
          <table:table-cell office:value-type="float" office:value="17.5">
            <text:p>17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8-02-01T18:00:00">
            <text:p>Thu Feb  1 18:00:00 2018</text:p>
          </table:table-cell>
          <table:table-cell office:value-type="float" office:value="197.3333">
            <text:p>197.3333</text:p>
          </table:table-cell>
          <table:table-cell office:value-type="float" office:value="22.3333">
            <text:p>22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8-02-01T19:00:00">
            <text:p>Thu Feb  1 19:00:00 2018</text:p>
          </table:table-cell>
          <table:table-cell office:value-type="float" office:value="80.3333">
            <text:p>80.3333</text:p>
          </table:table-cell>
          <table:table-cell office:value-type="float" office:value="25.0">
            <text:p>25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8-02-01T20:00:00">
            <text:p>Thu Feb  1 20:00:00 2018</text:p>
          </table:table-cell>
          <table:table-cell office:value-type="float" office:value="64.1667">
            <text:p>64.1667</text:p>
          </table:table-cell>
          <table:table-cell office:value-type="float" office:value="26.8333">
            <text:p>26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8-02-01T21:00:00">
            <text:p>Thu Feb  1 21:00:00 2018</text:p>
          </table:table-cell>
          <table:table-cell office:value-type="float" office:value="67.5">
            <text:p>67.5</text:p>
          </table:table-cell>
          <table:table-cell office:value-type="float" office:value="24.8333">
            <text:p>24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8-02-01T22:00:00">
            <text:p>Thu Feb  1 22:00:00 2018</text:p>
          </table:table-cell>
          <table:table-cell office:value-type="float" office:value="58.5">
            <text:p>58.5</text:p>
          </table:table-cell>
          <table:table-cell office:value-type="float" office:value="20.0">
            <text:p>20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8-02-01T23:00:00">
            <text:p>Thu Feb  1 23:00:00 2018</text:p>
          </table:table-cell>
          <table:table-cell office:value-type="float" office:value="61.6667">
            <text:p>61.6667</text:p>
          </table:table-cell>
          <table:table-cell office:value-type="float" office:value="13.3333">
            <text:p>13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8-02-02T00:00:00">
            <text:p>Fri Feb  2 00:00:00 2018</text:p>
          </table:table-cell>
          <table:table-cell office:value-type="float" office:value="54.6667">
            <text:p>54.6667</text:p>
          </table:table-cell>
          <table:table-cell office:value-type="float" office:value="9.0">
            <text:p>9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8-02-03T15:00:00">
            <text:p>Sat Feb  3 15:00:00 2018</text:p>
          </table:table-cell>
          <table:table-cell office:value-type="float" office:value="291.3333">
            <text:p>291.3333</text:p>
          </table:table-cell>
          <table:table-cell office:value-type="float" office:value="8.3333">
            <text:p>8.3333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8-02-03T16:00:00">
            <text:p>Sat Feb  3 16:00:00 2018</text:p>
          </table:table-cell>
          <table:table-cell office:value-type="float" office:value="213.8333">
            <text:p>213.8333</text:p>
          </table:table-cell>
          <table:table-cell office:value-type="float" office:value="7.3333">
            <text:p>7.3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8-02-03T17:00:00">
            <text:p>Sat Feb  3 17:00:00 2018</text:p>
          </table:table-cell>
          <table:table-cell office:value-type="float" office:value="143.3333">
            <text:p>143.3333</text:p>
          </table:table-cell>
          <table:table-cell office:value-type="float" office:value="8.0">
            <text:p>8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8-02-03T18:00:00">
            <text:p>Sat Feb  3 18:00:00 2018</text:p>
          </table:table-cell>
          <table:table-cell office:value-type="float" office:value="190.8333">
            <text:p>190.8333</text:p>
          </table:table-cell>
          <table:table-cell office:value-type="float" office:value="12.1667">
            <text:p>12.1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8-02-03T19:00:00">
            <text:p>Sat Feb  3 19:00:00 2018</text:p>
          </table:table-cell>
          <table:table-cell office:value-type="float" office:value="223.5">
            <text:p>223.5</text:p>
          </table:table-cell>
          <table:table-cell office:value-type="float" office:value="34.8333">
            <text:p>34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8-02-03T20:00:00">
            <text:p>Sat Feb  3 20:00:00 2018</text:p>
          </table:table-cell>
          <table:table-cell office:value-type="float" office:value="381.1667">
            <text:p>381.1667</text:p>
          </table:table-cell>
          <table:table-cell office:value-type="float" office:value="60.8333">
            <text:p>60.8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8-02-04T14:00:00">
            <text:p>Sun Feb  4 14:00:00 2018</text:p>
          </table:table-cell>
          <table:table-cell office:value-type="float" office:value="260.0">
            <text:p>260.0</text:p>
          </table:table-cell>
          <table:table-cell office:value-type="float" office:value="11.5">
            <text:p>11.5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8-02-06T19:00:00">
            <text:p>Tue Feb  6 19:00:00 2018</text:p>
          </table:table-cell>
          <table:table-cell office:value-type="float" office:value="251.3333">
            <text:p>251.3333</text:p>
          </table:table-cell>
          <table:table-cell office:value-type="float" office:value="13.1667">
            <text:p>13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8-02-06T20:00:00">
            <text:p>Tue Feb  6 20:00:00 2018</text:p>
          </table:table-cell>
          <table:table-cell office:value-type="float" office:value="298.5">
            <text:p>298.5</text:p>
          </table:table-cell>
          <table:table-cell office:value-type="float" office:value="22.6667">
            <text:p>22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8-02-06T21:00:00">
            <text:p>Tue Feb  6 21:00:00 2018</text:p>
          </table:table-cell>
          <table:table-cell office:value-type="float" office:value="340.1667">
            <text:p>340.1667</text:p>
          </table:table-cell>
          <table:table-cell office:value-type="float" office:value="29.5">
            <text:p>29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8-02-06T22:00:00">
            <text:p>Tue Feb  6 22:00:00 2018</text:p>
          </table:table-cell>
          <table:table-cell office:value-type="float" office:value="374.1667">
            <text:p>374.1667</text:p>
          </table:table-cell>
          <table:table-cell office:value-type="float" office:value="30.0">
            <text:p>30.0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8-02-07T01:00:00">
            <text:p>Wed Feb  7 01:00:00 2018</text:p>
          </table:table-cell>
          <table:table-cell office:value-type="float" office:value="179.5">
            <text:p>179.5</text:p>
          </table:table-cell>
          <table:table-cell office:value-type="float" office:value="21.5">
            <text:p>21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8-02-07T02:00:00">
            <text:p>Wed Feb  7 02:00:00 2018</text:p>
          </table:table-cell>
          <table:table-cell office:value-type="float" office:value="96.8333">
            <text:p>96.8333</text:p>
          </table:table-cell>
          <table:table-cell office:value-type="float" office:value="10.5">
            <text:p>10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8-02-07T20:00:00">
            <text:p>Wed Feb  7 20:00:00 2018</text:p>
          </table:table-cell>
          <table:table-cell office:value-type="float" office:value="428.8333">
            <text:p>428.8333</text:p>
          </table:table-cell>
          <table:table-cell office:value-type="float" office:value="64.6667">
            <text:p>64.6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8-02-20T16:00:00">
            <text:p>Tue Feb 20 16:00:00 2018</text:p>
          </table:table-cell>
          <table:table-cell office:value-type="float" office:value="459.3333">
            <text:p>459.3333</text:p>
          </table:table-cell>
          <table:table-cell office:value-type="float" office:value="8.0">
            <text:p>8.0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8-02-20T17:00:00">
            <text:p>Tue Feb 20 17:00:00 2018</text:p>
          </table:table-cell>
          <table:table-cell office:value-type="float" office:value="371.3333">
            <text:p>371.3333</text:p>
          </table:table-cell>
          <table:table-cell office:value-type="float" office:value="10.6667">
            <text:p>10.6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18-02-20T18:00:00">
            <text:p>Tue Feb 20 18:00:00 2018</text:p>
          </table:table-cell>
          <table:table-cell office:value-type="float" office:value="472.1667">
            <text:p>472.1667</text:p>
          </table:table-cell>
          <table:table-cell office:value-type="float" office:value="10.5">
            <text:p>10.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8-02-20T19:00:00">
            <text:p>Tue Feb 20 19:00:00 2018</text:p>
          </table:table-cell>
          <table:table-cell office:value-type="float" office:value="493.8333">
            <text:p>493.8333</text:p>
          </table:table-cell>
          <table:table-cell office:value-type="float" office:value="25.5">
            <text:p>25.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8-02-20T20:00:00">
            <text:p>Tue Feb 20 20:00:00 2018</text:p>
          </table:table-cell>
          <table:table-cell office:value-type="float" office:value="618.3333">
            <text:p>618.3333</text:p>
          </table:table-cell>
          <table:table-cell office:value-type="float" office:value="76.3333">
            <text:p>76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8-02-21T20:00:00">
            <text:p>Wed Feb 21 20:00:00 2018</text:p>
          </table:table-cell>
          <table:table-cell office:value-type="float" office:value="486.8333">
            <text:p>486.8333</text:p>
          </table:table-cell>
          <table:table-cell office:value-type="float" office:value="65.0">
            <text:p>65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8-02-21T21:00:00">
            <text:p>Wed Feb 21 21:00:00 2018</text:p>
          </table:table-cell>
          <table:table-cell office:value-type="float" office:value="393.8333">
            <text:p>393.8333</text:p>
          </table:table-cell>
          <table:table-cell office:value-type="float" office:value="37.3333">
            <text:p>37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8-02-21T22:00:00">
            <text:p>Wed Feb 21 22:00:00 2018</text:p>
          </table:table-cell>
          <table:table-cell office:value-type="float" office:value="381.5">
            <text:p>381.5</text:p>
          </table:table-cell>
          <table:table-cell office:value-type="float" office:value="24.6667">
            <text:p>24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8-02-22T19:00:00">
            <text:p>Thu Feb 22 19:00:00 2018</text:p>
          </table:table-cell>
          <table:table-cell office:value-type="float" office:value="543.5">
            <text:p>543.5</text:p>
          </table:table-cell>
          <table:table-cell office:value-type="float" office:value="26.8333">
            <text:p>26.8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8-02-22T20:00:00">
            <text:p>Thu Feb 22 20:00:00 2018</text:p>
          </table:table-cell>
          <table:table-cell office:value-type="float" office:value="723.8333">
            <text:p>723.8333</text:p>
          </table:table-cell>
          <table:table-cell office:value-type="float" office:value="84.8333">
            <text:p>84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8-02-23T18:00:00">
            <text:p>Fri Feb 23 18:00:00 2018</text:p>
          </table:table-cell>
          <table:table-cell office:value-type="float" office:value="485.8333">
            <text:p>485.8333</text:p>
          </table:table-cell>
          <table:table-cell office:value-type="float" office:value="17.6667">
            <text:p>17.6667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18-02-23T19:00:00">
            <text:p>Fri Feb 23 19:00:00 2018</text:p>
          </table:table-cell>
          <table:table-cell office:value-type="float" office:value="525.3333">
            <text:p>525.3333</text:p>
          </table:table-cell>
          <table:table-cell office:value-type="float" office:value="30.5">
            <text:p>30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8-02-23T20:00:00">
            <text:p>Fri Feb 23 20:00:00 2018</text:p>
          </table:table-cell>
          <table:table-cell office:value-type="float" office:value="506.1667">
            <text:p>506.1667</text:p>
          </table:table-cell>
          <table:table-cell office:value-type="float" office:value="81.8333">
            <text:p>81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8-02-24T17:00:00">
            <text:p>Sat Feb 24 17:00:00 2018</text:p>
          </table:table-cell>
          <table:table-cell office:value-type="float" office:value="211.1667">
            <text:p>211.1667</text:p>
          </table:table-cell>
          <table:table-cell office:value-type="float" office:value="11.6667">
            <text:p>11.6667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18-02-24T18:00:00">
            <text:p>Sat Feb 24 18:00:00 2018</text:p>
          </table:table-cell>
          <table:table-cell office:value-type="float" office:value="442.6667">
            <text:p>442.6667</text:p>
          </table:table-cell>
          <table:table-cell office:value-type="float" office:value="13.6667">
            <text:p>13.6667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8-02-24T19:00:00">
            <text:p>Sat Feb 24 19:00:00 2018</text:p>
          </table:table-cell>
          <table:table-cell office:value-type="float" office:value="500.3333">
            <text:p>500.3333</text:p>
          </table:table-cell>
          <table:table-cell office:value-type="float" office:value="27.6667">
            <text:p>27.6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18-02-25T17:00:00">
            <text:p>Sun Feb 25 17:00:00 2018</text:p>
          </table:table-cell>
          <table:table-cell office:value-type="float" office:value="336.0">
            <text:p>336.0</text:p>
          </table:table-cell>
          <table:table-cell office:value-type="float" office:value="8.5">
            <text:p>8.5</text:p>
          </table:table-cell>
          <table:table-cell office:value-type="float" office:value="108.1667">
            <text:p>108.1667</text:p>
          </table:table-cell>
        </table:table-row>
        <table:table-row>
          <table:table-cell table:style-name="pd1" office:value-type="date" office:date-value="2018-02-26T17:00:00">
            <text:p>Mon Feb 26 17:00:00 2018</text:p>
          </table:table-cell>
          <table:table-cell office:value-type="float" office:value="283.6667">
            <text:p>283.6667</text:p>
          </table:table-cell>
          <table:table-cell office:value-type="float" office:value="19.5">
            <text:p>19.5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18-02-26T18:00:00">
            <text:p>Mon Feb 26 18:00:00 2018</text:p>
          </table:table-cell>
          <table:table-cell office:value-type="float" office:value="136.0">
            <text:p>136.0</text:p>
          </table:table-cell>
          <table:table-cell office:value-type="float" office:value="21.1667">
            <text:p>21.1667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18-02-26T19:00:00">
            <text:p>Mon Feb 26 19:00:00 2018</text:p>
          </table:table-cell>
          <table:table-cell office:value-type="float" office:value="398.6667">
            <text:p>398.6667</text:p>
          </table:table-cell>
          <table:table-cell office:value-type="float" office:value="41.5">
            <text:p>41.5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8-02-26T20:00:00">
            <text:p>Mon Feb 26 20:00:00 2018</text:p>
          </table:table-cell>
          <table:table-cell office:value-type="float" office:value="561.0">
            <text:p>561.0</text:p>
          </table:table-cell>
          <table:table-cell office:value-type="float" office:value="83.5">
            <text:p>83.5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8-03-14T17:00:00">
            <text:p>Wed Mar 14 17:00:00 2018</text:p>
          </table:table-cell>
          <table:table-cell office:value-type="float" office:value="57.1667">
            <text:p>57.1667</text:p>
          </table:table-cell>
          <table:table-cell office:value-type="float" office:value="10.1667">
            <text:p>10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8-03-14T18:00:00">
            <text:p>Wed Mar 14 18:00:00 2018</text:p>
          </table:table-cell>
          <table:table-cell office:value-type="float" office:value="119.3333">
            <text:p>119.3333</text:p>
          </table:table-cell>
          <table:table-cell office:value-type="float" office:value="12.8333">
            <text:p>12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8-03-14T19:00:00">
            <text:p>Wed Mar 14 19:00:00 2018</text:p>
          </table:table-cell>
          <table:table-cell office:value-type="float" office:value="236.3333">
            <text:p>236.3333</text:p>
          </table:table-cell>
          <table:table-cell office:value-type="float" office:value="11.5">
            <text:p>11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8-03-28T16:00:00">
            <text:p>Wed Mar 28 16:00:00 2018</text:p>
          </table:table-cell>
          <table:table-cell office:value-type="float" office:value="136.0">
            <text:p>136.0</text:p>
          </table:table-cell>
          <table:table-cell office:value-type="float" office:value="9.0">
            <text:p>9.0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18-03-28T17:00:00">
            <text:p>Wed Mar 28 17:00:00 2018</text:p>
          </table:table-cell>
          <table:table-cell office:value-type="float" office:value="146.1667">
            <text:p>146.1667</text:p>
          </table:table-cell>
          <table:table-cell office:value-type="float" office:value="7.8333">
            <text:p>7.83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18-03-28T18:00:00">
            <text:p>Wed Mar 28 18:00:00 2018</text:p>
          </table:table-cell>
          <table:table-cell office:value-type="float" office:value="111.5">
            <text:p>111.5</text:p>
          </table:table-cell>
          <table:table-cell office:value-type="float" office:value="10.3333">
            <text:p>10.3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8-03-28T19:00:00">
            <text:p>Wed Mar 28 19:00:00 2018</text:p>
          </table:table-cell>
          <table:table-cell office:value-type="float" office:value="83.5">
            <text:p>83.5</text:p>
          </table:table-cell>
          <table:table-cell office:value-type="float" office:value="11.3333">
            <text:p>11.3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8-03-28T20:00:00">
            <text:p>Wed Mar 28 20:00:00 2018</text:p>
          </table:table-cell>
          <table:table-cell office:value-type="float" office:value="114.5">
            <text:p>114.5</text:p>
          </table:table-cell>
          <table:table-cell office:value-type="float" office:value="15.0">
            <text:p>15.0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8-03-28T21:00:00">
            <text:p>Wed Mar 28 21:00:00 2018</text:p>
          </table:table-cell>
          <table:table-cell office:value-type="float" office:value="50.1667">
            <text:p>50.1667</text:p>
          </table:table-cell>
          <table:table-cell office:value-type="float" office:value="38.0">
            <text:p>38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8-03-28T22:00:00">
            <text:p>Wed Mar 28 22:00:00 2018</text:p>
          </table:table-cell>
          <table:table-cell office:value-type="float" office:value="51.8333">
            <text:p>51.8333</text:p>
          </table:table-cell>
          <table:table-cell office:value-type="float" office:value="47.3333">
            <text:p>47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8-03-28T23:00:00">
            <text:p>Wed Mar 28 23:00:00 2018</text:p>
          </table:table-cell>
          <table:table-cell office:value-type="float" office:value="131.5">
            <text:p>131.5</text:p>
          </table:table-cell>
          <table:table-cell office:value-type="float" office:value="46.1667">
            <text:p>46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8-03-29T00:00:00">
            <text:p>Thu Mar 29 00:00:00 2018</text:p>
          </table:table-cell>
          <table:table-cell office:value-type="float" office:value="61.3333">
            <text:p>61.3333</text:p>
          </table:table-cell>
          <table:table-cell office:value-type="float" office:value="15.1667">
            <text:p>15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8-03-29T20:00:00">
            <text:p>Thu Mar 29 20:00:00 2018</text:p>
          </table:table-cell>
          <table:table-cell office:value-type="float" office:value="270.3333">
            <text:p>270.3333</text:p>
          </table:table-cell>
          <table:table-cell office:value-type="float" office:value="10.3333">
            <text:p>10.3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8-03-29T21:00:00">
            <text:p>Thu Mar 29 21:00:00 2018</text:p>
          </table:table-cell>
          <table:table-cell office:value-type="float" office:value="511.5">
            <text:p>511.5</text:p>
          </table:table-cell>
          <table:table-cell office:value-type="float" office:value="11.8333">
            <text:p>11.8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8-03-29T22:00:00">
            <text:p>Thu Mar 29 22:00:00 2018</text:p>
          </table:table-cell>
          <table:table-cell office:value-type="float" office:value="346.3333">
            <text:p>346.3333</text:p>
          </table:table-cell>
          <table:table-cell office:value-type="float" office:value="16.5">
            <text:p>16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8-03-29T23:00:00">
            <text:p>Thu Mar 29 23:00:00 2018</text:p>
          </table:table-cell>
          <table:table-cell office:value-type="float" office:value="364.1667">
            <text:p>364.1667</text:p>
          </table:table-cell>
          <table:table-cell office:value-type="float" office:value="13.0">
            <text:p>13.0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18-03-30T00:00:00">
            <text:p>Fri Mar 30 00:00:00 2018</text:p>
          </table:table-cell>
          <table:table-cell office:value-type="float" office:value="275.6667">
            <text:p>275.6667</text:p>
          </table:table-cell>
          <table:table-cell office:value-type="float" office:value="10.5">
            <text:p>10.5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18-03-30T01:00:00">
            <text:p>Fri Mar 30 01:00:00 2018</text:p>
          </table:table-cell>
          <table:table-cell office:value-type="float" office:value="298.1667">
            <text:p>298.1667</text:p>
          </table:table-cell>
          <table:table-cell office:value-type="float" office:value="7.1667">
            <text:p>7.1667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18-04-05T20:00:00">
            <text:p>Thu Apr  5 20:00:00 2018</text:p>
          </table:table-cell>
          <table:table-cell office:value-type="float" office:value="318.5">
            <text:p>318.5</text:p>
          </table:table-cell>
          <table:table-cell office:value-type="float" office:value="28.0">
            <text:p>28.0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18-04-05T21:00:00">
            <text:p>Thu Apr  5 21:00:00 2018</text:p>
          </table:table-cell>
          <table:table-cell office:value-type="float" office:value="487.8333">
            <text:p>487.8333</text:p>
          </table:table-cell>
          <table:table-cell office:value-type="float" office:value="60.8333">
            <text:p>60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8-04-06T18:00:00">
            <text:p>Fri Apr  6 18:00:00 2018</text:p>
          </table:table-cell>
          <table:table-cell office:value-type="float" office:value="287.6667">
            <text:p>287.6667</text:p>
          </table:table-cell>
          <table:table-cell office:value-type="float" office:value="15.0">
            <text:p>15.0</text:p>
          </table:table-cell>
          <table:table-cell office:value-type="float" office:value="114.5">
            <text:p>114.5</text:p>
          </table:table-cell>
        </table:table-row>
        <table:table-row>
          <table:table-cell table:style-name="pd1" office:value-type="date" office:date-value="2018-04-06T19:00:00">
            <text:p>Fri Apr  6 19:00:00 2018</text:p>
          </table:table-cell>
          <table:table-cell office:value-type="float" office:value="323.0">
            <text:p>323.0</text:p>
          </table:table-cell>
          <table:table-cell office:value-type="float" office:value="15.6667">
            <text:p>15.6667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18-04-06T20:00:00">
            <text:p>Fri Apr  6 20:00:00 2018</text:p>
          </table:table-cell>
          <table:table-cell office:value-type="float" office:value="261.3333">
            <text:p>261.3333</text:p>
          </table:table-cell>
          <table:table-cell office:value-type="float" office:value="15.3333">
            <text:p>15.3333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18-04-14T19:00:00">
            <text:p>Sat Apr 14 19:00:00 2018</text:p>
          </table:table-cell>
          <table:table-cell office:value-type="float" office:value="183.8333">
            <text:p>183.8333</text:p>
          </table:table-cell>
          <table:table-cell office:value-type="float" office:value="6.6667">
            <text:p>6.6667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18-04-14T20:00:00">
            <text:p>Sat Apr 14 20:00:00 2018</text:p>
          </table:table-cell>
          <table:table-cell office:value-type="float" office:value="251.5">
            <text:p>251.5</text:p>
          </table:table-cell>
          <table:table-cell office:value-type="float" office:value="10.6667">
            <text:p>10.6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8-04-14T21:00:00">
            <text:p>Sat Apr 14 21:00:00 2018</text:p>
          </table:table-cell>
          <table:table-cell office:value-type="float" office:value="193.1667">
            <text:p>193.1667</text:p>
          </table:table-cell>
          <table:table-cell office:value-type="float" office:value="20.6667">
            <text:p>20.6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8-04-14T22:00:00">
            <text:p>Sat Apr 14 22:00:00 2018</text:p>
          </table:table-cell>
          <table:table-cell office:value-type="float" office:value="231.3333">
            <text:p>231.3333</text:p>
          </table:table-cell>
          <table:table-cell office:value-type="float" office:value="24.3333">
            <text:p>24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8-04-17T18:00:00">
            <text:p>Tue Apr 17 18:00:00 2018</text:p>
          </table:table-cell>
          <table:table-cell office:value-type="float" office:value="206.5">
            <text:p>206.5</text:p>
          </table:table-cell>
          <table:table-cell office:value-type="float" office:value="11.1667">
            <text:p>11.1667</text:p>
          </table:table-cell>
          <table:table-cell office:value-type="float" office:value="119.6667">
            <text:p>119.6667</text:p>
          </table:table-cell>
        </table:table-row>
        <table:table-row>
          <table:table-cell table:style-name="pd1" office:value-type="date" office:date-value="2018-04-17T19:00:00">
            <text:p>Tue Apr 17 19:00:00 2018</text:p>
          </table:table-cell>
          <table:table-cell office:value-type="float" office:value="382.8333">
            <text:p>382.8333</text:p>
          </table:table-cell>
          <table:table-cell office:value-type="float" office:value="14.3333">
            <text:p>14.3333</text:p>
          </table:table-cell>
          <table:table-cell office:value-type="float" office:value="119.3333">
            <text:p>119.3333</text:p>
          </table:table-cell>
        </table:table-row>
        <table:table-row>
          <table:table-cell table:style-name="pd1" office:value-type="date" office:date-value="2018-04-17T21:00:00">
            <text:p>Tue Apr 17 21:00:00 2018</text:p>
          </table:table-cell>
          <table:table-cell office:value-type="float" office:value="143.0">
            <text:p>143.0</text:p>
          </table:table-cell>
          <table:table-cell office:value-type="float" office:value="65.6667">
            <text:p>65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8-05-02T19:00:00">
            <text:p>Wed May  2 19:00:00 2018</text:p>
          </table:table-cell>
          <table:table-cell office:value-type="float" office:value="335.0">
            <text:p>335.0</text:p>
          </table:table-cell>
          <table:table-cell office:value-type="float" office:value="10.6667">
            <text:p>10.6667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18-05-02T20:00:00">
            <text:p>Wed May  2 20:00:00 2018</text:p>
          </table:table-cell>
          <table:table-cell office:value-type="float" office:value="379.8333">
            <text:p>379.8333</text:p>
          </table:table-cell>
          <table:table-cell office:value-type="float" office:value="13.5">
            <text:p>13.5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18-05-02T21:00:00">
            <text:p>Wed May  2 21:00:00 2018</text:p>
          </table:table-cell>
          <table:table-cell office:value-type="float" office:value="307.3333">
            <text:p>307.3333</text:p>
          </table:table-cell>
          <table:table-cell office:value-type="float" office:value="17.0">
            <text:p>17.0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8-05-02T22:00:00">
            <text:p>Wed May  2 22:00:00 2018</text:p>
          </table:table-cell>
          <table:table-cell office:value-type="float" office:value="521.6667">
            <text:p>521.6667</text:p>
          </table:table-cell>
          <table:table-cell office:value-type="float" office:value="30.3333">
            <text:p>30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8-05-04T20:00:00">
            <text:p>Fri May  4 20:00:00 2018</text:p>
          </table:table-cell>
          <table:table-cell office:value-type="float" office:value="440.8333">
            <text:p>440.8333</text:p>
          </table:table-cell>
          <table:table-cell office:value-type="float" office:value="14.1667">
            <text:p>14.1667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18-05-04T21:00:00">
            <text:p>Fri May  4 21:00:00 2018</text:p>
          </table:table-cell>
          <table:table-cell office:value-type="float" office:value="337.6667">
            <text:p>337.6667</text:p>
          </table:table-cell>
          <table:table-cell office:value-type="float" office:value="24.6667">
            <text:p>24.6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8-05-04T22:00:00">
            <text:p>Fri May  4 22:00:00 2018</text:p>
          </table:table-cell>
          <table:table-cell office:value-type="float" office:value="586.1667">
            <text:p>586.1667</text:p>
          </table:table-cell>
          <table:table-cell office:value-type="float" office:value="44.1667">
            <text:p>44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8-05-11T18:00:00">
            <text:p>Fri May 11 18:00:00 2018</text:p>
          </table:table-cell>
          <table:table-cell office:value-type="float" office:value="11.6667">
            <text:p>11.6667</text:p>
          </table:table-cell>
          <table:table-cell office:value-type="float" office:value="12.5">
            <text:p>12.5</text:p>
          </table:table-cell>
          <table:table-cell office:value-type="float" office:value="118.3333">
            <text:p>118.3333</text:p>
          </table:table-cell>
        </table:table-row>
        <table:table-row>
          <table:table-cell table:style-name="pd1" office:value-type="date" office:date-value="2018-05-11T19:00:00">
            <text:p>Fri May 11 19:00:00 2018</text:p>
          </table:table-cell>
          <table:table-cell office:value-type="float" office:value="165.0">
            <text:p>165.0</text:p>
          </table:table-cell>
          <table:table-cell office:value-type="float" office:value="11.3333">
            <text:p>11.3333</text:p>
          </table:table-cell>
          <table:table-cell office:value-type="float" office:value="114.3333">
            <text:p>114.3333</text:p>
          </table:table-cell>
        </table:table-row>
        <table:table-row>
          <table:table-cell table:style-name="pd1" office:value-type="date" office:date-value="2018-05-11T20:00:00">
            <text:p>Fri May 11 20:00:00 2018</text:p>
          </table:table-cell>
          <table:table-cell office:value-type="float" office:value="56.5">
            <text:p>56.5</text:p>
          </table:table-cell>
          <table:table-cell office:value-type="float" office:value="11.8333">
            <text:p>11.8333</text:p>
          </table:table-cell>
          <table:table-cell office:value-type="float" office:value="110.0">
            <text:p>110.0</text:p>
          </table:table-cell>
        </table:table-row>
        <table:table-row>
          <table:table-cell table:style-name="pd1" office:value-type="date" office:date-value="2018-05-11T21:00:00">
            <text:p>Fri May 11 21:00:00 2018</text:p>
          </table:table-cell>
          <table:table-cell office:value-type="float" office:value="57.1667">
            <text:p>57.1667</text:p>
          </table:table-cell>
          <table:table-cell office:value-type="float" office:value="13.8333">
            <text:p>13.8333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18-05-11T22:00:00">
            <text:p>Fri May 11 22:00:00 2018</text:p>
          </table:table-cell>
          <table:table-cell office:value-type="float" office:value="71.3333">
            <text:p>71.3333</text:p>
          </table:table-cell>
          <table:table-cell office:value-type="float" office:value="17.8333">
            <text:p>17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8-05-11T23:00:00">
            <text:p>Fri May 11 23:00:00 2018</text:p>
          </table:table-cell>
          <table:table-cell office:value-type="float" office:value="160.0">
            <text:p>160.0</text:p>
          </table:table-cell>
          <table:table-cell office:value-type="float" office:value="14.8333">
            <text:p>14.8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8-05-12T00:00:00">
            <text:p>Sat May 12 00:00:00 2018</text:p>
          </table:table-cell>
          <table:table-cell office:value-type="float" office:value="279.5">
            <text:p>279.5</text:p>
          </table:table-cell>
          <table:table-cell office:value-type="float" office:value="11.1667">
            <text:p>11.1667</text:p>
          </table:table-cell>
          <table:table-cell office:value-type="float" office:value="101.8333">
            <text:p>101.8333</text:p>
          </table:table-cell>
        </table:table-row>
        <table:table-row>
          <table:table-cell table:style-name="pd1" office:value-type="date" office:date-value="2018-05-22T20:00:00">
            <text:p>Tue May 22 20:00:00 2018</text:p>
          </table:table-cell>
          <table:table-cell office:value-type="float" office:value="270.5">
            <text:p>270.5</text:p>
          </table:table-cell>
          <table:table-cell office:value-type="float" office:value="17.5">
            <text:p>17.5</text:p>
          </table:table-cell>
          <table:table-cell office:value-type="float" office:value="127.1667">
            <text:p>127.1667</text:p>
          </table:table-cell>
        </table:table-row>
        <table:table-row>
          <table:table-cell table:style-name="pd1" office:value-type="date" office:date-value="2018-05-22T21:00:00">
            <text:p>Tue May 22 21:00:00 2018</text:p>
          </table:table-cell>
          <table:table-cell office:value-type="float" office:value="326.0">
            <text:p>326.0</text:p>
          </table:table-cell>
          <table:table-cell office:value-type="float" office:value="16.0">
            <text:p>16.0</text:p>
          </table:table-cell>
          <table:table-cell office:value-type="float" office:value="120.8333">
            <text:p>120.8333</text:p>
          </table:table-cell>
        </table:table-row>
        <table:table-row>
          <table:table-cell table:style-name="pd1" office:value-type="date" office:date-value="2018-05-22T22:00:00">
            <text:p>Tue May 22 22:00:00 2018</text:p>
          </table:table-cell>
          <table:table-cell office:value-type="float" office:value="315.6667">
            <text:p>315.6667</text:p>
          </table:table-cell>
          <table:table-cell office:value-type="float" office:value="21.5">
            <text:p>21.5</text:p>
          </table:table-cell>
          <table:table-cell office:value-type="float" office:value="110.8333">
            <text:p>110.8333</text:p>
          </table:table-cell>
        </table:table-row>
        <table:table-row>
          <table:table-cell table:style-name="pd1" office:value-type="date" office:date-value="2018-06-01T20:00:00">
            <text:p>Fri Jun  1 20:00:00 2018</text:p>
          </table:table-cell>
          <table:table-cell office:value-type="float" office:value="417.3333">
            <text:p>417.3333</text:p>
          </table:table-cell>
          <table:table-cell office:value-type="float" office:value="11.6667">
            <text:p>11.6667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18-06-01T21:00:00">
            <text:p>Fri Jun  1 21:00:00 2018</text:p>
          </table:table-cell>
          <table:table-cell office:value-type="float" office:value="460.0">
            <text:p>460.0</text:p>
          </table:table-cell>
          <table:table-cell office:value-type="float" office:value="15.5">
            <text:p>15.5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18-06-03T18:00:00">
            <text:p>Sun Jun  3 18:00:00 2018</text:p>
          </table:table-cell>
          <table:table-cell office:value-type="float" office:value="361.5">
            <text:p>361.5</text:p>
          </table:table-cell>
          <table:table-cell office:value-type="float" office:value="5.0">
            <text:p>5.0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18-06-03T19:00:00">
            <text:p>Sun Jun  3 19:00:00 2018</text:p>
          </table:table-cell>
          <table:table-cell office:value-type="float" office:value="254.1667">
            <text:p>254.1667</text:p>
          </table:table-cell>
          <table:table-cell office:value-type="float" office:value="6.3333">
            <text:p>6.3333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18-06-03T20:00:00">
            <text:p>Sun Jun  3 20:00:00 2018</text:p>
          </table:table-cell>
          <table:table-cell office:value-type="float" office:value="187.8333">
            <text:p>187.8333</text:p>
          </table:table-cell>
          <table:table-cell office:value-type="float" office:value="8.3333">
            <text:p>8.3333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18-06-04T20:00:00">
            <text:p>Mon Jun  4 20:00:00 2018</text:p>
          </table:table-cell>
          <table:table-cell office:value-type="float" office:value="274.8333">
            <text:p>274.8333</text:p>
          </table:table-cell>
          <table:table-cell office:value-type="float" office:value="14.6667">
            <text:p>14.6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8-06-04T21:00:00">
            <text:p>Mon Jun  4 21:00:00 2018</text:p>
          </table:table-cell>
          <table:table-cell office:value-type="float" office:value="725.8333">
            <text:p>725.8333</text:p>
          </table:table-cell>
          <table:table-cell office:value-type="float" office:value="15.6667">
            <text:p>15.6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8-06-04T22:00:00">
            <text:p>Mon Jun  4 22:00:00 2018</text:p>
          </table:table-cell>
          <table:table-cell office:value-type="float" office:value="310.8333">
            <text:p>310.8333</text:p>
          </table:table-cell>
          <table:table-cell office:value-type="float" office:value="12.5">
            <text:p>12.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8-06-04T23:00:00">
            <text:p>Mon Jun  4 23:00:00 2018</text:p>
          </table:table-cell>
          <table:table-cell office:value-type="float" office:value="301.5">
            <text:p>301.5</text:p>
          </table:table-cell>
          <table:table-cell office:value-type="float" office:value="8.1667">
            <text:p>8.1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8-06-07T18:00:00">
            <text:p>Thu Jun  7 18:00:00 2018</text:p>
          </table:table-cell>
          <table:table-cell office:value-type="float" office:value="256.5">
            <text:p>256.5</text:p>
          </table:table-cell>
          <table:table-cell office:value-type="float" office:value="9.3333">
            <text:p>9.3333</text:p>
          </table:table-cell>
          <table:table-cell office:value-type="float" office:value="111.0">
            <text:p>111.0</text:p>
          </table:table-cell>
        </table:table-row>
        <table:table-row>
          <table:table-cell table:style-name="pd1" office:value-type="date" office:date-value="2018-06-07T19:00:00">
            <text:p>Thu Jun  7 19:00:00 2018</text:p>
          </table:table-cell>
          <table:table-cell office:value-type="float" office:value="69.5">
            <text:p>69.5</text:p>
          </table:table-cell>
          <table:table-cell office:value-type="float" office:value="12.5">
            <text:p>12.5</text:p>
          </table:table-cell>
          <table:table-cell office:value-type="float" office:value="104.5">
            <text:p>104.5</text:p>
          </table:table-cell>
        </table:table-row>
        <table:table-row>
          <table:table-cell table:style-name="pd1" office:value-type="date" office:date-value="2018-06-07T20:00:00">
            <text:p>Thu Jun  7 20:00:00 2018</text:p>
          </table:table-cell>
          <table:table-cell office:value-type="float" office:value="102.3333">
            <text:p>102.3333</text:p>
          </table:table-cell>
          <table:table-cell office:value-type="float" office:value="12.5">
            <text:p>12.5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18-06-07T21:00:00">
            <text:p>Thu Jun  7 21:00:00 2018</text:p>
          </table:table-cell>
          <table:table-cell office:value-type="float" office:value="58.3333">
            <text:p>58.3333</text:p>
          </table:table-cell>
          <table:table-cell office:value-type="float" office:value="15.1667">
            <text:p>15.1667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18-06-07T22:00:00">
            <text:p>Thu Jun  7 22:00:00 2018</text:p>
          </table:table-cell>
          <table:table-cell office:value-type="float" office:value="49.5">
            <text:p>49.5</text:p>
          </table:table-cell>
          <table:table-cell office:value-type="float" office:value="27.6667">
            <text:p>27.6667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18-07-01T18:00:00">
            <text:p>Sun Jul  1 18:00:00 2018</text:p>
          </table:table-cell>
          <table:table-cell office:value-type="float" office:value="316.3333">
            <text:p>316.3333</text:p>
          </table:table-cell>
          <table:table-cell office:value-type="float" office:value="3.1667">
            <text:p>3.1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8-07-01T19:00:00">
            <text:p>Sun Jul  1 19:00:00 2018</text:p>
          </table:table-cell>
          <table:table-cell office:value-type="float" office:value="253.3333">
            <text:p>253.3333</text:p>
          </table:table-cell>
          <table:table-cell office:value-type="float" office:value="3.8333">
            <text:p>3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8-07-01T20:00:00">
            <text:p>Sun Jul  1 20:00:00 2018</text:p>
          </table:table-cell>
          <table:table-cell office:value-type="float" office:value="371.5">
            <text:p>371.5</text:p>
          </table:table-cell>
          <table:table-cell office:value-type="float" office:value="6.3333">
            <text:p>6.3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8-07-01T21:00:00">
            <text:p>Sun Jul  1 21:00:00 2018</text:p>
          </table:table-cell>
          <table:table-cell office:value-type="float" office:value="346.1667">
            <text:p>346.1667</text:p>
          </table:table-cell>
          <table:table-cell office:value-type="float" office:value="7.6667">
            <text:p>7.6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18-07-30T19:00:00">
            <text:p>Mon Jul 30 19:00:00 2018</text:p>
          </table:table-cell>
          <table:table-cell office:value-type="float" office:value="10.5">
            <text:p>10.5</text:p>
          </table:table-cell>
          <table:table-cell office:value-type="float" office:value="9.8333">
            <text:p>9.8333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18-07-30T20:00:00">
            <text:p>Mon Jul 30 20:00:00 2018</text:p>
          </table:table-cell>
          <table:table-cell office:value-type="float" office:value="32.5">
            <text:p>32.5</text:p>
          </table:table-cell>
          <table:table-cell office:value-type="float" office:value="13.3333">
            <text:p>13.3333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18-07-31T21:00:00">
            <text:p>Tue Jul 31 21:00:00 2018</text:p>
          </table:table-cell>
          <table:table-cell office:value-type="float" office:value="200.1667">
            <text:p>200.1667</text:p>
          </table:table-cell>
          <table:table-cell office:value-type="float" office:value="19.3333">
            <text:p>19.3333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18-08-10T18:00:00">
            <text:p>Fri Aug 10 18:00:00 2018</text:p>
          </table:table-cell>
          <table:table-cell office:value-type="float" office:value="600.8333">
            <text:p>600.8333</text:p>
          </table:table-cell>
          <table:table-cell office:value-type="float" office:value="8.1667">
            <text:p>8.1667</text:p>
          </table:table-cell>
          <table:table-cell office:value-type="float" office:value="136.8333">
            <text:p>136.8333</text:p>
          </table:table-cell>
        </table:table-row>
        <table:table-row>
          <table:table-cell table:style-name="pd1" office:value-type="date" office:date-value="2018-08-10T19:00:00">
            <text:p>Fri Aug 10 19:00:00 2018</text:p>
          </table:table-cell>
          <table:table-cell office:value-type="float" office:value="128.3333">
            <text:p>128.3333</text:p>
          </table:table-cell>
          <table:table-cell office:value-type="float" office:value="9.6667">
            <text:p>9.6667</text:p>
          </table:table-cell>
          <table:table-cell office:value-type="float" office:value="128.8333">
            <text:p>128.8333</text:p>
          </table:table-cell>
        </table:table-row>
        <table:table-row>
          <table:table-cell table:style-name="pd1" office:value-type="date" office:date-value="2018-08-10T20:00:00">
            <text:p>Fri Aug 10 20:00:00 2018</text:p>
          </table:table-cell>
          <table:table-cell office:value-type="float" office:value="149.1667">
            <text:p>149.1667</text:p>
          </table:table-cell>
          <table:table-cell office:value-type="float" office:value="13.5">
            <text:p>13.5</text:p>
          </table:table-cell>
          <table:table-cell office:value-type="float" office:value="138.6667">
            <text:p>138.6667</text:p>
          </table:table-cell>
        </table:table-row>
        <table:table-row>
          <table:table-cell table:style-name="pd1" office:value-type="date" office:date-value="2018-08-10T21:00:00">
            <text:p>Fri Aug 10 21:00:00 2018</text:p>
          </table:table-cell>
          <table:table-cell office:value-type="float" office:value="75.0">
            <text:p>75.0</text:p>
          </table:table-cell>
          <table:table-cell office:value-type="float" office:value="14.1667">
            <text:p>14.1667</text:p>
          </table:table-cell>
          <table:table-cell office:value-type="float" office:value="133.8333">
            <text:p>133.8333</text:p>
          </table:table-cell>
        </table:table-row>
        <table:table-row>
          <table:table-cell table:style-name="pd1" office:value-type="date" office:date-value="2018-08-10T22:00:00">
            <text:p>Fri Aug 10 22:00:00 2018</text:p>
          </table:table-cell>
          <table:table-cell office:value-type="float" office:value="118.8333">
            <text:p>118.8333</text:p>
          </table:table-cell>
          <table:table-cell office:value-type="float" office:value="19.6667">
            <text:p>19.6667</text:p>
          </table:table-cell>
          <table:table-cell office:value-type="float" office:value="115.0">
            <text:p>115.0</text:p>
          </table:table-cell>
        </table:table-row>
        <table:table-row>
          <table:table-cell table:style-name="pd1" office:value-type="date" office:date-value="2018-08-14T19:00:00">
            <text:p>Tue Aug 14 19:00:00 2018</text:p>
          </table:table-cell>
          <table:table-cell office:value-type="float" office:value="54.1667">
            <text:p>54.1667</text:p>
          </table:table-cell>
          <table:table-cell office:value-type="float" office:value="10.6667">
            <text:p>10.6667</text:p>
          </table:table-cell>
          <table:table-cell office:value-type="float" office:value="104.3333">
            <text:p>104.3333</text:p>
          </table:table-cell>
        </table:table-row>
        <table:table-row>
          <table:table-cell table:style-name="pd1" office:value-type="date" office:date-value="2018-08-14T20:00:00">
            <text:p>Tue Aug 14 20:00:00 2018</text:p>
          </table:table-cell>
          <table:table-cell office:value-type="float" office:value="21.3333">
            <text:p>21.3333</text:p>
          </table:table-cell>
          <table:table-cell office:value-type="float" office:value="12.8333">
            <text:p>12.8333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18-08-14T21:00:00">
            <text:p>Tue Aug 14 21:00:00 2018</text:p>
          </table:table-cell>
          <table:table-cell office:value-type="float" office:value="10.0">
            <text:p>10.0</text:p>
          </table:table-cell>
          <table:table-cell office:value-type="float" office:value="13.6667">
            <text:p>13.6667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18-08-14T22:00:00">
            <text:p>Tue Aug 14 22:00:00 2018</text:p>
          </table:table-cell>
          <table:table-cell office:value-type="float" office:value="34.8333">
            <text:p>34.8333</text:p>
          </table:table-cell>
          <table:table-cell office:value-type="float" office:value="20.0">
            <text:p>20.0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18-09-03T19:00:00">
            <text:p>Mon Sep  3 19:00:00 2018</text:p>
          </table:table-cell>
          <table:table-cell office:value-type="float" office:value="211.5">
            <text:p>211.5</text:p>
          </table:table-cell>
          <table:table-cell office:value-type="float" office:value="10.8333">
            <text:p>10.8333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18-09-03T20:00:00">
            <text:p>Mon Sep  3 20:00:00 2018</text:p>
          </table:table-cell>
          <table:table-cell office:value-type="float" office:value="213.8333">
            <text:p>213.8333</text:p>
          </table:table-cell>
          <table:table-cell office:value-type="float" office:value="11.0">
            <text:p>11.0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18-09-03T21:00:00">
            <text:p>Mon Sep  3 21:00:00 2018</text:p>
          </table:table-cell>
          <table:table-cell office:value-type="float" office:value="118.0">
            <text:p>118.0</text:p>
          </table:table-cell>
          <table:table-cell office:value-type="float" office:value="12.8333">
            <text:p>12.8333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18-09-03T22:00:00">
            <text:p>Mon Sep  3 22:00:00 2018</text:p>
          </table:table-cell>
          <table:table-cell office:value-type="float" office:value="92.3333">
            <text:p>92.3333</text:p>
          </table:table-cell>
          <table:table-cell office:value-type="float" office:value="10.6667">
            <text:p>10.6667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18-09-04T20:00:00">
            <text:p>Tue Sep  4 20:00:00 2018</text:p>
          </table:table-cell>
          <table:table-cell office:value-type="float" office:value="217.6667">
            <text:p>217.6667</text:p>
          </table:table-cell>
          <table:table-cell office:value-type="float" office:value="10.3333">
            <text:p>10.3333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18-09-04T21:00:00">
            <text:p>Tue Sep  4 21:00:00 2018</text:p>
          </table:table-cell>
          <table:table-cell office:value-type="float" office:value="237.3333">
            <text:p>237.3333</text:p>
          </table:table-cell>
          <table:table-cell office:value-type="float" office:value="14.5">
            <text:p>14.5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8-09-05T20:00:00">
            <text:p>Wed Sep  5 20:00:00 2018</text:p>
          </table:table-cell>
          <table:table-cell office:value-type="float" office:value="17.1667">
            <text:p>17.1667</text:p>
          </table:table-cell>
          <table:table-cell office:value-type="float" office:value="13.6667">
            <text:p>13.6667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18-09-05T21:00:00">
            <text:p>Wed Sep  5 21:00:00 2018</text:p>
          </table:table-cell>
          <table:table-cell office:value-type="float" office:value="10.8333">
            <text:p>10.8333</text:p>
          </table:table-cell>
          <table:table-cell office:value-type="float" office:value="21.8333">
            <text:p>21.8333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18-09-05T22:00:00">
            <text:p>Wed Sep  5 22:00:00 2018</text:p>
          </table:table-cell>
          <table:table-cell office:value-type="float" office:value="24.3333">
            <text:p>24.3333</text:p>
          </table:table-cell>
          <table:table-cell office:value-type="float" office:value="25.1667">
            <text:p>25.1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8-09-09T19:00:00">
            <text:p>Sun Sep  9 19:00:00 2018</text:p>
          </table:table-cell>
          <table:table-cell office:value-type="float" office:value="83.8333">
            <text:p>83.8333</text:p>
          </table:table-cell>
          <table:table-cell office:value-type="float" office:value="3.6667">
            <text:p>3.6667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18-09-09T20:00:00">
            <text:p>Sun Sep  9 20:00:00 2018</text:p>
          </table:table-cell>
          <table:table-cell office:value-type="float" office:value="153.6667">
            <text:p>153.6667</text:p>
          </table:table-cell>
          <table:table-cell office:value-type="float" office:value="8.3333">
            <text:p>8.3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8-09-09T21:00:00">
            <text:p>Sun Sep  9 21:00:00 2018</text:p>
          </table:table-cell>
          <table:table-cell office:value-type="float" office:value="54.5">
            <text:p>54.5</text:p>
          </table:table-cell>
          <table:table-cell office:value-type="float" office:value="13.3333">
            <text:p>13.3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8-09-09T22:00:00">
            <text:p>Sun Sep  9 22:00:00 2018</text:p>
          </table:table-cell>
          <table:table-cell office:value-type="float" office:value="56.5">
            <text:p>56.5</text:p>
          </table:table-cell>
          <table:table-cell office:value-type="float" office:value="11.5">
            <text:p>11.5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18-09-09T23:00:00">
            <text:p>Sun Sep  9 23:00:00 2018</text:p>
          </table:table-cell>
          <table:table-cell office:value-type="float" office:value="88.1667">
            <text:p>88.1667</text:p>
          </table:table-cell>
          <table:table-cell office:value-type="float" office:value="13.1667">
            <text:p>13.1667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18-09-15T16:00:00">
            <text:p>Sat Sep 15 16:00:00 2018</text:p>
          </table:table-cell>
          <table:table-cell office:value-type="float" office:value="331.1667">
            <text:p>331.1667</text:p>
          </table:table-cell>
          <table:table-cell office:value-type="float" office:value="7.3333">
            <text:p>7.3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8-09-15T17:00:00">
            <text:p>Sat Sep 15 17:00:00 2018</text:p>
          </table:table-cell>
          <table:table-cell office:value-type="float" office:value="193.6667">
            <text:p>193.6667</text:p>
          </table:table-cell>
          <table:table-cell office:value-type="float" office:value="6.5">
            <text:p>6.5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8-09-15T18:00:00">
            <text:p>Sat Sep 15 18:00:00 2018</text:p>
          </table:table-cell>
          <table:table-cell office:value-type="float" office:value="463.3333">
            <text:p>463.3333</text:p>
          </table:table-cell>
          <table:table-cell office:value-type="float" office:value="5.3333">
            <text:p>5.3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18-09-15T19:00:00">
            <text:p>Sat Sep 15 19:00:00 2018</text:p>
          </table:table-cell>
          <table:table-cell office:value-type="float" office:value="180.6667">
            <text:p>180.6667</text:p>
          </table:table-cell>
          <table:table-cell office:value-type="float" office:value="6.8333">
            <text:p>6.8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8-09-15T20:00:00">
            <text:p>Sat Sep 15 20:00:00 2018</text:p>
          </table:table-cell>
          <table:table-cell office:value-type="float" office:value="234.1667">
            <text:p>234.1667</text:p>
          </table:table-cell>
          <table:table-cell office:value-type="float" office:value="6.5">
            <text:p>6.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8-09-15T21:00:00">
            <text:p>Sat Sep 15 21:00:00 2018</text:p>
          </table:table-cell>
          <table:table-cell office:value-type="float" office:value="288.3333">
            <text:p>288.3333</text:p>
          </table:table-cell>
          <table:table-cell office:value-type="float" office:value="10.3333">
            <text:p>10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8-09-18T18:00:00">
            <text:p>Tue Sep 18 18:00:00 2018</text:p>
          </table:table-cell>
          <table:table-cell office:value-type="float" office:value="350.1667">
            <text:p>350.1667</text:p>
          </table:table-cell>
          <table:table-cell office:value-type="float" office:value="13.3333">
            <text:p>13.3333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18-09-18T19:00:00">
            <text:p>Tue Sep 18 19:00:00 2018</text:p>
          </table:table-cell>
          <table:table-cell office:value-type="float" office:value="232.1667">
            <text:p>232.1667</text:p>
          </table:table-cell>
          <table:table-cell office:value-type="float" office:value="16.1667">
            <text:p>16.1667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18-09-18T20:00:00">
            <text:p>Tue Sep 18 20:00:00 2018</text:p>
          </table:table-cell>
          <table:table-cell office:value-type="float" office:value="382.5">
            <text:p>382.5</text:p>
          </table:table-cell>
          <table:table-cell office:value-type="float" office:value="37.1667">
            <text:p>37.1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8-09-18T21:00:00">
            <text:p>Tue Sep 18 21:00:00 2018</text:p>
          </table:table-cell>
          <table:table-cell office:value-type="float" office:value="380.1667">
            <text:p>380.1667</text:p>
          </table:table-cell>
          <table:table-cell office:value-type="float" office:value="39.5">
            <text:p>39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8-09-20T18:00:00">
            <text:p>Thu Sep 20 18:00:00 2018</text:p>
          </table:table-cell>
          <table:table-cell office:value-type="float" office:value="149.5">
            <text:p>149.5</text:p>
          </table:table-cell>
          <table:table-cell office:value-type="float" office:value="36.6667">
            <text:p>36.6667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18-09-20T19:00:00">
            <text:p>Thu Sep 20 19:00:00 2018</text:p>
          </table:table-cell>
          <table:table-cell office:value-type="float" office:value="114.0">
            <text:p>114.0</text:p>
          </table:table-cell>
          <table:table-cell office:value-type="float" office:value="40.5">
            <text:p>40.5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8-09-20T20:00:00">
            <text:p>Thu Sep 20 20:00:00 2018</text:p>
          </table:table-cell>
          <table:table-cell office:value-type="float" office:value="20.5">
            <text:p>20.5</text:p>
          </table:table-cell>
          <table:table-cell office:value-type="float" office:value="43.1667">
            <text:p>43.1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8-09-21T20:00:00">
            <text:p>Fri Sep 21 20:00:00 2018</text:p>
          </table:table-cell>
          <table:table-cell office:value-type="float" office:value="342.0">
            <text:p>342.0</text:p>
          </table:table-cell>
          <table:table-cell office:value-type="float" office:value="37.8333">
            <text:p>37.8333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18-09-21T21:00:00">
            <text:p>Fri Sep 21 21:00:00 2018</text:p>
          </table:table-cell>
          <table:table-cell office:value-type="float" office:value="605.6667">
            <text:p>605.6667</text:p>
          </table:table-cell>
          <table:table-cell office:value-type="float" office:value="96.1667">
            <text:p>96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8-09-25T17:00:00">
            <text:p>Tue Sep 25 17:00:00 2018</text:p>
          </table:table-cell>
          <table:table-cell office:value-type="float" office:value="21.6667">
            <text:p>21.6667</text:p>
          </table:table-cell>
          <table:table-cell office:value-type="float" office:value="11.1667">
            <text:p>11.1667</text:p>
          </table:table-cell>
          <table:table-cell office:value-type="float" office:value="122.6667">
            <text:p>122.6667</text:p>
          </table:table-cell>
        </table:table-row>
        <table:table-row>
          <table:table-cell table:style-name="pd1" office:value-type="date" office:date-value="2018-09-25T20:00:00">
            <text:p>Tue Sep 25 20:00:00 2018</text:p>
          </table:table-cell>
          <table:table-cell office:value-type="float" office:value="464.8333">
            <text:p>464.8333</text:p>
          </table:table-cell>
          <table:table-cell office:value-type="float" office:value="48.1667">
            <text:p>48.1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8-10-02T18:00:00">
            <text:p>Tue Oct  2 18:00:00 2018</text:p>
          </table:table-cell>
          <table:table-cell office:value-type="float" office:value="100.6667">
            <text:p>100.6667</text:p>
          </table:table-cell>
          <table:table-cell office:value-type="float" office:value="14.3333">
            <text:p>14.3333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18-10-02T19:00:00">
            <text:p>Tue Oct  2 19:00:00 2018</text:p>
          </table:table-cell>
          <table:table-cell office:value-type="float" office:value="120.0">
            <text:p>120.0</text:p>
          </table:table-cell>
          <table:table-cell office:value-type="float" office:value="23.5">
            <text:p>23.5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18-10-02T20:00:00">
            <text:p>Tue Oct  2 20:00:00 2018</text:p>
          </table:table-cell>
          <table:table-cell office:value-type="float" office:value="559.3333">
            <text:p>559.3333</text:p>
          </table:table-cell>
          <table:table-cell office:value-type="float" office:value="71.1667">
            <text:p>71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8-10-03T16:00:00">
            <text:p>Wed Oct  3 16:00:00 2018</text:p>
          </table:table-cell>
          <table:table-cell office:value-type="float" office:value="136.6667">
            <text:p>136.6667</text:p>
          </table:table-cell>
          <table:table-cell office:value-type="float" office:value="12.8333">
            <text:p>12.8333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18-10-03T17:00:00">
            <text:p>Wed Oct  3 17:00:00 2018</text:p>
          </table:table-cell>
          <table:table-cell office:value-type="float" office:value="31.5">
            <text:p>31.5</text:p>
          </table:table-cell>
          <table:table-cell office:value-type="float" office:value="11.1667">
            <text:p>11.1667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18-10-03T18:00:00">
            <text:p>Wed Oct  3 18:00:00 2018</text:p>
          </table:table-cell>
          <table:table-cell office:value-type="float" office:value="50.1667">
            <text:p>50.1667</text:p>
          </table:table-cell>
          <table:table-cell office:value-type="float" office:value="11.5">
            <text:p>11.5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18-10-03T19:00:00">
            <text:p>Wed Oct  3 19:00:00 2018</text:p>
          </table:table-cell>
          <table:table-cell office:value-type="float" office:value="312.0">
            <text:p>312.0</text:p>
          </table:table-cell>
          <table:table-cell office:value-type="float" office:value="17.0">
            <text:p>17.0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8-10-03T20:00:00">
            <text:p>Wed Oct  3 20:00:00 2018</text:p>
          </table:table-cell>
          <table:table-cell office:value-type="float" office:value="549.1667">
            <text:p>549.1667</text:p>
          </table:table-cell>
          <table:table-cell office:value-type="float" office:value="66.6667">
            <text:p>66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8-10-04T19:00:00">
            <text:p>Thu Oct  4 19:00:00 2018</text:p>
          </table:table-cell>
          <table:table-cell office:value-type="float" office:value="333.8333">
            <text:p>333.8333</text:p>
          </table:table-cell>
          <table:table-cell office:value-type="float" office:value="23.0">
            <text:p>23.0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8-10-05T19:00:00">
            <text:p>Fri Oct  5 19:00:00 2018</text:p>
          </table:table-cell>
          <table:table-cell office:value-type="float" office:value="143.3333">
            <text:p>143.3333</text:p>
          </table:table-cell>
          <table:table-cell office:value-type="float" office:value="21.6667">
            <text:p>21.6667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18-10-05T20:00:00">
            <text:p>Fri Oct  5 20:00:00 2018</text:p>
          </table:table-cell>
          <table:table-cell office:value-type="float" office:value="81.3333">
            <text:p>81.3333</text:p>
          </table:table-cell>
          <table:table-cell office:value-type="float" office:value="28.6667">
            <text:p>28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8-10-06T17:00:00">
            <text:p>Sat Oct  6 17:00:00 2018</text:p>
          </table:table-cell>
          <table:table-cell office:value-type="float" office:value="297.6667">
            <text:p>297.6667</text:p>
          </table:table-cell>
          <table:table-cell office:value-type="float" office:value="17.0">
            <text:p>17.0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18-10-06T18:00:00">
            <text:p>Sat Oct  6 18:00:00 2018</text:p>
          </table:table-cell>
          <table:table-cell office:value-type="float" office:value="344.3333">
            <text:p>344.3333</text:p>
          </table:table-cell>
          <table:table-cell office:value-type="float" office:value="18.3333">
            <text:p>18.3333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18-10-06T19:00:00">
            <text:p>Sat Oct  6 19:00:00 2018</text:p>
          </table:table-cell>
          <table:table-cell office:value-type="float" office:value="94.8333">
            <text:p>94.8333</text:p>
          </table:table-cell>
          <table:table-cell office:value-type="float" office:value="19.0">
            <text:p>19.0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18-10-10T20:00:00">
            <text:p>Wed Oct 10 20:00:00 2018</text:p>
          </table:table-cell>
          <table:table-cell office:value-type="float" office:value="472.8333">
            <text:p>472.8333</text:p>
          </table:table-cell>
          <table:table-cell office:value-type="float" office:value="62.5">
            <text:p>62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8-10-10T21:00:00">
            <text:p>Wed Oct 10 21:00:00 2018</text:p>
          </table:table-cell>
          <table:table-cell office:value-type="float" office:value="590.0">
            <text:p>590.0</text:p>
          </table:table-cell>
          <table:table-cell office:value-type="float" office:value="86.6667">
            <text:p>86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8-10-11T17:00:00">
            <text:p>Thu Oct 11 17:00:00 2018</text:p>
          </table:table-cell>
          <table:table-cell office:value-type="float" office:value="435.8333">
            <text:p>435.8333</text:p>
          </table:table-cell>
          <table:table-cell office:value-type="float" office:value="18.0">
            <text:p>18.0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8-10-11T18:00:00">
            <text:p>Thu Oct 11 18:00:00 2018</text:p>
          </table:table-cell>
          <table:table-cell office:value-type="float" office:value="345.3333">
            <text:p>345.3333</text:p>
          </table:table-cell>
          <table:table-cell office:value-type="float" office:value="13.5">
            <text:p>13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8-10-11T19:00:00">
            <text:p>Thu Oct 11 19:00:00 2018</text:p>
          </table:table-cell>
          <table:table-cell office:value-type="float" office:value="319.3333">
            <text:p>319.3333</text:p>
          </table:table-cell>
          <table:table-cell office:value-type="float" office:value="22.5">
            <text:p>22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8-10-11T20:00:00">
            <text:p>Thu Oct 11 20:00:00 2018</text:p>
          </table:table-cell>
          <table:table-cell office:value-type="float" office:value="476.1667">
            <text:p>476.1667</text:p>
          </table:table-cell>
          <table:table-cell office:value-type="float" office:value="30.8333">
            <text:p>30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8-10-11T21:00:00">
            <text:p>Thu Oct 11 21:00:00 2018</text:p>
          </table:table-cell>
          <table:table-cell office:value-type="float" office:value="417.5">
            <text:p>417.5</text:p>
          </table:table-cell>
          <table:table-cell office:value-type="float" office:value="47.5">
            <text:p>47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8-10-11T22:00:00">
            <text:p>Thu Oct 11 22:00:00 2018</text:p>
          </table:table-cell>
          <table:table-cell office:value-type="float" office:value="494.3333">
            <text:p>494.3333</text:p>
          </table:table-cell>
          <table:table-cell office:value-type="float" office:value="36.8333">
            <text:p>36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8-10-12T02:00:00">
            <text:p>Fri Oct 12 02:00:00 2018</text:p>
          </table:table-cell>
          <table:table-cell office:value-type="float" office:value="283.6667">
            <text:p>283.6667</text:p>
          </table:table-cell>
          <table:table-cell office:value-type="float" office:value="23.0">
            <text:p>23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8-10-12T18:00:00">
            <text:p>Fri Oct 12 18:00:00 2018</text:p>
          </table:table-cell>
          <table:table-cell office:value-type="float" office:value="563.5">
            <text:p>563.5</text:p>
          </table:table-cell>
          <table:table-cell office:value-type="float" office:value="5.3333">
            <text:p>5.3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8-10-12T19:00:00">
            <text:p>Fri Oct 12 19:00:00 2018</text:p>
          </table:table-cell>
          <table:table-cell office:value-type="float" office:value="357.8333">
            <text:p>357.8333</text:p>
          </table:table-cell>
          <table:table-cell office:value-type="float" office:value="9.1667">
            <text:p>9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8-10-12T20:00:00">
            <text:p>Fri Oct 12 20:00:00 2018</text:p>
          </table:table-cell>
          <table:table-cell office:value-type="float" office:value="676.5">
            <text:p>676.5</text:p>
          </table:table-cell>
          <table:table-cell office:value-type="float" office:value="29.8333">
            <text:p>29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8-10-13T16:00:00">
            <text:p>Sat Oct 13 16:00:00 2018</text:p>
          </table:table-cell>
          <table:table-cell office:value-type="float" office:value="134.1667">
            <text:p>134.1667</text:p>
          </table:table-cell>
          <table:table-cell office:value-type="float" office:value="6.8333">
            <text:p>6.8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8-10-13T17:00:00">
            <text:p>Sat Oct 13 17:00:00 2018</text:p>
          </table:table-cell>
          <table:table-cell office:value-type="float" office:value="14.8333">
            <text:p>14.8333</text:p>
          </table:table-cell>
          <table:table-cell office:value-type="float" office:value="6.5">
            <text:p>6.5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18-10-13T18:00:00">
            <text:p>Sat Oct 13 18:00:00 2018</text:p>
          </table:table-cell>
          <table:table-cell office:value-type="float" office:value="58.6667">
            <text:p>58.6667</text:p>
          </table:table-cell>
          <table:table-cell office:value-type="float" office:value="8.8333">
            <text:p>8.8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8-10-13T19:00:00">
            <text:p>Sat Oct 13 19:00:00 2018</text:p>
          </table:table-cell>
          <table:table-cell office:value-type="float" office:value="399.5">
            <text:p>399.5</text:p>
          </table:table-cell>
          <table:table-cell office:value-type="float" office:value="14.3333">
            <text:p>14.3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8-10-14T15:00:00">
            <text:p>Sun Oct 14 15:00:00 2018</text:p>
          </table:table-cell>
          <table:table-cell office:value-type="float" office:value="349.0">
            <text:p>349.0</text:p>
          </table:table-cell>
          <table:table-cell office:value-type="float" office:value="6.8333">
            <text:p>6.8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8-10-14T16:00:00">
            <text:p>Sun Oct 14 16:00:00 2018</text:p>
          </table:table-cell>
          <table:table-cell office:value-type="float" office:value="185.6667">
            <text:p>185.6667</text:p>
          </table:table-cell>
          <table:table-cell office:value-type="float" office:value="4.6667">
            <text:p>4.6667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8-10-14T17:00:00">
            <text:p>Sun Oct 14 17:00:00 2018</text:p>
          </table:table-cell>
          <table:table-cell office:value-type="float" office:value="412.0">
            <text:p>412.0</text:p>
          </table:table-cell>
          <table:table-cell office:value-type="float" office:value="6.6667">
            <text:p>6.6667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18-10-14T18:00:00">
            <text:p>Sun Oct 14 18:00:00 2018</text:p>
          </table:table-cell>
          <table:table-cell office:value-type="float" office:value="220.1667">
            <text:p>220.1667</text:p>
          </table:table-cell>
          <table:table-cell office:value-type="float" office:value="8.3333">
            <text:p>8.3333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18-10-14T19:00:00">
            <text:p>Sun Oct 14 19:00:00 2018</text:p>
          </table:table-cell>
          <table:table-cell office:value-type="float" office:value="109.0">
            <text:p>109.0</text:p>
          </table:table-cell>
          <table:table-cell office:value-type="float" office:value="10.8333">
            <text:p>10.8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8-10-16T19:00:00">
            <text:p>Tue Oct 16 19:00:00 2018</text:p>
          </table:table-cell>
          <table:table-cell office:value-type="float" office:value="143.0">
            <text:p>143.0</text:p>
          </table:table-cell>
          <table:table-cell office:value-type="float" office:value="26.5">
            <text:p>26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8-10-16T20:00:00">
            <text:p>Tue Oct 16 20:00:00 2018</text:p>
          </table:table-cell>
          <table:table-cell office:value-type="float" office:value="141.5">
            <text:p>141.5</text:p>
          </table:table-cell>
          <table:table-cell office:value-type="float" office:value="55.8333">
            <text:p>55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8-10-16T21:00:00">
            <text:p>Tue Oct 16 21:00:00 2018</text:p>
          </table:table-cell>
          <table:table-cell office:value-type="float" office:value="258.8333">
            <text:p>258.8333</text:p>
          </table:table-cell>
          <table:table-cell office:value-type="float" office:value="79.5">
            <text:p>79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8-10-17T16:00:00">
            <text:p>Wed Oct 17 16:00:00 2018</text:p>
          </table:table-cell>
          <table:table-cell office:value-type="float" office:value="78.0">
            <text:p>78.0</text:p>
          </table:table-cell>
          <table:table-cell office:value-type="float" office:value="10.3333">
            <text:p>10.3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18-10-17T17:00:00">
            <text:p>Wed Oct 17 17:00:00 2018</text:p>
          </table:table-cell>
          <table:table-cell office:value-type="float" office:value="93.8333">
            <text:p>93.8333</text:p>
          </table:table-cell>
          <table:table-cell office:value-type="float" office:value="9.5">
            <text:p>9.5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18-10-17T18:00:00">
            <text:p>Wed Oct 17 18:00:00 2018</text:p>
          </table:table-cell>
          <table:table-cell office:value-type="float" office:value="31.6667">
            <text:p>31.6667</text:p>
          </table:table-cell>
          <table:table-cell office:value-type="float" office:value="12.0">
            <text:p>12.0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8-10-17T19:00:00">
            <text:p>Wed Oct 17 19:00:00 2018</text:p>
          </table:table-cell>
          <table:table-cell office:value-type="float" office:value="274.0">
            <text:p>274.0</text:p>
          </table:table-cell>
          <table:table-cell office:value-type="float" office:value="27.6667">
            <text:p>27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8-10-17T20:00:00">
            <text:p>Wed Oct 17 20:00:00 2018</text:p>
          </table:table-cell>
          <table:table-cell office:value-type="float" office:value="604.0">
            <text:p>604.0</text:p>
          </table:table-cell>
          <table:table-cell office:value-type="float" office:value="80.3333">
            <text:p>80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8-10-18T17:00:00">
            <text:p>Thu Oct 18 17:00:00 2018</text:p>
          </table:table-cell>
          <table:table-cell office:value-type="float" office:value="294.6667">
            <text:p>294.6667</text:p>
          </table:table-cell>
          <table:table-cell office:value-type="float" office:value="8.1667">
            <text:p>8.1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8-10-18T18:00:00">
            <text:p>Thu Oct 18 18:00:00 2018</text:p>
          </table:table-cell>
          <table:table-cell office:value-type="float" office:value="370.1667">
            <text:p>370.1667</text:p>
          </table:table-cell>
          <table:table-cell office:value-type="float" office:value="13.5">
            <text:p>13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8-10-18T19:00:00">
            <text:p>Thu Oct 18 19:00:00 2018</text:p>
          </table:table-cell>
          <table:table-cell office:value-type="float" office:value="134.5">
            <text:p>134.5</text:p>
          </table:table-cell>
          <table:table-cell office:value-type="float" office:value="15.1667">
            <text:p>15.1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8-10-19T18:00:00">
            <text:p>Fri Oct 19 18:00:00 2018</text:p>
          </table:table-cell>
          <table:table-cell office:value-type="float" office:value="80.8333">
            <text:p>80.8333</text:p>
          </table:table-cell>
          <table:table-cell office:value-type="float" office:value="14.1667">
            <text:p>14.1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8-10-19T19:00:00">
            <text:p>Fri Oct 19 19:00:00 2018</text:p>
          </table:table-cell>
          <table:table-cell office:value-type="float" office:value="182.0">
            <text:p>182.0</text:p>
          </table:table-cell>
          <table:table-cell office:value-type="float" office:value="19.0">
            <text:p>19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8-10-19T20:00:00">
            <text:p>Fri Oct 19 20:00:00 2018</text:p>
          </table:table-cell>
          <table:table-cell office:value-type="float" office:value="387.8333">
            <text:p>387.8333</text:p>
          </table:table-cell>
          <table:table-cell office:value-type="float" office:value="58.8333">
            <text:p>58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8-10-22T19:00:00">
            <text:p>Mon Oct 22 19:00:00 2018</text:p>
          </table:table-cell>
          <table:table-cell office:value-type="float" office:value="468.3333">
            <text:p>468.3333</text:p>
          </table:table-cell>
          <table:table-cell office:value-type="float" office:value="60.5">
            <text:p>60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8-10-24T17:00:00">
            <text:p>Wed Oct 24 17:00:00 2018</text:p>
          </table:table-cell>
          <table:table-cell office:value-type="float" office:value="211.1667">
            <text:p>211.1667</text:p>
          </table:table-cell>
          <table:table-cell office:value-type="float" office:value="11.1667">
            <text:p>11.1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18-10-24T18:00:00">
            <text:p>Wed Oct 24 18:00:00 2018</text:p>
          </table:table-cell>
          <table:table-cell office:value-type="float" office:value="243.3333">
            <text:p>243.3333</text:p>
          </table:table-cell>
          <table:table-cell office:value-type="float" office:value="12.3333">
            <text:p>12.3333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8-10-24T19:00:00">
            <text:p>Wed Oct 24 19:00:00 2018</text:p>
          </table:table-cell>
          <table:table-cell office:value-type="float" office:value="400.3333">
            <text:p>400.3333</text:p>
          </table:table-cell>
          <table:table-cell office:value-type="float" office:value="27.5">
            <text:p>27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8-10-25T15:00:00">
            <text:p>Thu Oct 25 15:00:00 2018</text:p>
          </table:table-cell>
          <table:table-cell office:value-type="float" office:value="181.8333">
            <text:p>181.8333</text:p>
          </table:table-cell>
          <table:table-cell office:value-type="float" office:value="16.0">
            <text:p>16.0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18-10-25T16:00:00">
            <text:p>Thu Oct 25 16:00:00 2018</text:p>
          </table:table-cell>
          <table:table-cell office:value-type="float" office:value="329.0">
            <text:p>329.0</text:p>
          </table:table-cell>
          <table:table-cell office:value-type="float" office:value="14.3333">
            <text:p>14.3333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18-10-25T17:00:00">
            <text:p>Thu Oct 25 17:00:00 2018</text:p>
          </table:table-cell>
          <table:table-cell office:value-type="float" office:value="423.8333">
            <text:p>423.8333</text:p>
          </table:table-cell>
          <table:table-cell office:value-type="float" office:value="10.5">
            <text:p>10.5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18-10-25T18:00:00">
            <text:p>Thu Oct 25 18:00:00 2018</text:p>
          </table:table-cell>
          <table:table-cell office:value-type="float" office:value="222.3333">
            <text:p>222.3333</text:p>
          </table:table-cell>
          <table:table-cell office:value-type="float" office:value="18.8333">
            <text:p>18.8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8-10-25T19:00:00">
            <text:p>Thu Oct 25 19:00:00 2018</text:p>
          </table:table-cell>
          <table:table-cell office:value-type="float" office:value="327.1667">
            <text:p>327.1667</text:p>
          </table:table-cell>
          <table:table-cell office:value-type="float" office:value="40.5">
            <text:p>40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8-10-27T02:00:00">
            <text:p>Sat Oct 27 02:00:00 2018</text:p>
          </table:table-cell>
          <table:table-cell office:value-type="float" office:value="85.6667">
            <text:p>85.6667</text:p>
          </table:table-cell>
          <table:table-cell office:value-type="float" office:value="17.6667">
            <text:p>17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8-10-27T03:00:00">
            <text:p>Sat Oct 27 03:00:00 2018</text:p>
          </table:table-cell>
          <table:table-cell office:value-type="float" office:value="126.0">
            <text:p>126.0</text:p>
          </table:table-cell>
          <table:table-cell office:value-type="float" office:value="15.8333">
            <text:p>15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8-10-27T04:00:00">
            <text:p>Sat Oct 27 04:00:00 2018</text:p>
          </table:table-cell>
          <table:table-cell office:value-type="float" office:value="149.1667">
            <text:p>149.1667</text:p>
          </table:table-cell>
          <table:table-cell office:value-type="float" office:value="13.6667">
            <text:p>13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8-10-27T05:00:00">
            <text:p>Sat Oct 27 05:00:00 2018</text:p>
          </table:table-cell>
          <table:table-cell office:value-type="float" office:value="45.8333">
            <text:p>45.8333</text:p>
          </table:table-cell>
          <table:table-cell office:value-type="float" office:value="5.5">
            <text:p>5.5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8-10-27T06:00:00">
            <text:p>Sat Oct 27 06:00:00 2018</text:p>
          </table:table-cell>
          <table:table-cell office:value-type="float" office:value="126.1667">
            <text:p>126.1667</text:p>
          </table:table-cell>
          <table:table-cell office:value-type="float" office:value="5.5">
            <text:p>5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8-10-27T07:00:00">
            <text:p>Sat Oct 27 07:00:00 2018</text:p>
          </table:table-cell>
          <table:table-cell office:value-type="float" office:value="264.3333">
            <text:p>264.3333</text:p>
          </table:table-cell>
          <table:table-cell office:value-type="float" office:value="7.5">
            <text:p>7.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8-10-27T08:00:00">
            <text:p>Sat Oct 27 08:00:00 2018</text:p>
          </table:table-cell>
          <table:table-cell office:value-type="float" office:value="268.5">
            <text:p>268.5</text:p>
          </table:table-cell>
          <table:table-cell office:value-type="float" office:value="8.5">
            <text:p>8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8-10-27T09:00:00">
            <text:p>Sat Oct 27 09:00:00 2018</text:p>
          </table:table-cell>
          <table:table-cell office:value-type="float" office:value="237.8333">
            <text:p>237.8333</text:p>
          </table:table-cell>
          <table:table-cell office:value-type="float" office:value="10.1667">
            <text:p>10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8-10-27T10:00:00">
            <text:p>Sat Oct 27 10:00:00 2018</text:p>
          </table:table-cell>
          <table:table-cell office:value-type="float" office:value="247.6667">
            <text:p>247.6667</text:p>
          </table:table-cell>
          <table:table-cell office:value-type="float" office:value="10.6667">
            <text:p>10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8-10-27T11:00:00">
            <text:p>Sat Oct 27 11:00:00 2018</text:p>
          </table:table-cell>
          <table:table-cell office:value-type="float" office:value="324.6667">
            <text:p>324.6667</text:p>
          </table:table-cell>
          <table:table-cell office:value-type="float" office:value="11.6667">
            <text:p>11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8-10-27T12:00:00">
            <text:p>Sat Oct 27 12:00:00 2018</text:p>
          </table:table-cell>
          <table:table-cell office:value-type="float" office:value="325.8333">
            <text:p>325.8333</text:p>
          </table:table-cell>
          <table:table-cell office:value-type="float" office:value="16.8333">
            <text:p>16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8-10-27T13:00:00">
            <text:p>Sat Oct 27 13:00:00 2018</text:p>
          </table:table-cell>
          <table:table-cell office:value-type="float" office:value="286.6667">
            <text:p>286.6667</text:p>
          </table:table-cell>
          <table:table-cell office:value-type="float" office:value="12.5">
            <text:p>12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8-10-27T14:00:00">
            <text:p>Sat Oct 27 14:00:00 2018</text:p>
          </table:table-cell>
          <table:table-cell office:value-type="float" office:value="195.5">
            <text:p>195.5</text:p>
          </table:table-cell>
          <table:table-cell office:value-type="float" office:value="8.6667">
            <text:p>8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8-10-27T15:00:00">
            <text:p>Sat Oct 27 15:00:00 2018</text:p>
          </table:table-cell>
          <table:table-cell office:value-type="float" office:value="222.5">
            <text:p>222.5</text:p>
          </table:table-cell>
          <table:table-cell office:value-type="float" office:value="10.5">
            <text:p>10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8-10-27T16:00:00">
            <text:p>Sat Oct 27 16:00:00 2018</text:p>
          </table:table-cell>
          <table:table-cell office:value-type="float" office:value="636.1667">
            <text:p>636.1667</text:p>
          </table:table-cell>
          <table:table-cell office:value-type="float" office:value="7.1667">
            <text:p>7.1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8-10-27T17:00:00">
            <text:p>Sat Oct 27 17:00:00 2018</text:p>
          </table:table-cell>
          <table:table-cell office:value-type="float" office:value="326.3333">
            <text:p>326.3333</text:p>
          </table:table-cell>
          <table:table-cell office:value-type="float" office:value="8.8333">
            <text:p>8.8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8-10-27T18:00:00">
            <text:p>Sat Oct 27 18:00:00 2018</text:p>
          </table:table-cell>
          <table:table-cell office:value-type="float" office:value="310.1667">
            <text:p>310.1667</text:p>
          </table:table-cell>
          <table:table-cell office:value-type="float" office:value="10.5">
            <text:p>10.5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18-10-27T19:00:00">
            <text:p>Sat Oct 27 19:00:00 2018</text:p>
          </table:table-cell>
          <table:table-cell office:value-type="float" office:value="185.3333">
            <text:p>185.3333</text:p>
          </table:table-cell>
          <table:table-cell office:value-type="float" office:value="11.8333">
            <text:p>11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8-10-27T20:00:00">
            <text:p>Sat Oct 27 20:00:00 2018</text:p>
          </table:table-cell>
          <table:table-cell office:value-type="float" office:value="109.6667">
            <text:p>109.6667</text:p>
          </table:table-cell>
          <table:table-cell office:value-type="float" office:value="14.5">
            <text:p>14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8-10-27T21:00:00">
            <text:p>Sat Oct 27 21:00:00 2018</text:p>
          </table:table-cell>
          <table:table-cell office:value-type="float" office:value="115.3333">
            <text:p>115.3333</text:p>
          </table:table-cell>
          <table:table-cell office:value-type="float" office:value="12.8333">
            <text:p>12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8-10-27T22:00:00">
            <text:p>Sat Oct 27 22:00:00 2018</text:p>
          </table:table-cell>
          <table:table-cell office:value-type="float" office:value="201.3333">
            <text:p>201.3333</text:p>
          </table:table-cell>
          <table:table-cell office:value-type="float" office:value="9.8333">
            <text:p>9.8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8-11-01T18:00:00">
            <text:p>Thu Nov  1 18:00:00 2018</text:p>
          </table:table-cell>
          <table:table-cell office:value-type="float" office:value="291.3333">
            <text:p>291.3333</text:p>
          </table:table-cell>
          <table:table-cell office:value-type="float" office:value="16.3333">
            <text:p>16.3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8-11-01T19:00:00">
            <text:p>Thu Nov  1 19:00:00 2018</text:p>
          </table:table-cell>
          <table:table-cell office:value-type="float" office:value="452.5">
            <text:p>452.5</text:p>
          </table:table-cell>
          <table:table-cell office:value-type="float" office:value="55.0">
            <text:p>55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8-11-03T14:00:00">
            <text:p>Sat Nov  3 14:00:00 2018</text:p>
          </table:table-cell>
          <table:table-cell office:value-type="float" office:value="264.8333">
            <text:p>264.8333</text:p>
          </table:table-cell>
          <table:table-cell office:value-type="float" office:value="8.6667">
            <text:p>8.6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8-11-03T15:00:00">
            <text:p>Sat Nov  3 15:00:00 2018</text:p>
          </table:table-cell>
          <table:table-cell office:value-type="float" office:value="304.8333">
            <text:p>304.8333</text:p>
          </table:table-cell>
          <table:table-cell office:value-type="float" office:value="6.8333">
            <text:p>6.8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8-11-03T17:00:00">
            <text:p>Sat Nov  3 17:00:00 2018</text:p>
          </table:table-cell>
          <table:table-cell office:value-type="float" office:value="298.3333">
            <text:p>298.3333</text:p>
          </table:table-cell>
          <table:table-cell office:value-type="float" office:value="8.3333">
            <text:p>8.3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8-11-03T18:00:00">
            <text:p>Sat Nov  3 18:00:00 2018</text:p>
          </table:table-cell>
          <table:table-cell office:value-type="float" office:value="258.5">
            <text:p>258.5</text:p>
          </table:table-cell>
          <table:table-cell office:value-type="float" office:value="11.5">
            <text:p>11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8-11-03T19:00:00">
            <text:p>Sat Nov  3 19:00:00 2018</text:p>
          </table:table-cell>
          <table:table-cell office:value-type="float" office:value="388.3333">
            <text:p>388.3333</text:p>
          </table:table-cell>
          <table:table-cell office:value-type="float" office:value="42.6667">
            <text:p>42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8-11-04T15:00:00">
            <text:p>Sun Nov  4 15:00:00 2018</text:p>
          </table:table-cell>
          <table:table-cell office:value-type="float" office:value="333.1667">
            <text:p>333.1667</text:p>
          </table:table-cell>
          <table:table-cell office:value-type="float" office:value="8.0">
            <text:p>8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8-11-04T16:00:00">
            <text:p>Sun Nov  4 16:00:00 2018</text:p>
          </table:table-cell>
          <table:table-cell office:value-type="float" office:value="198.1667">
            <text:p>198.1667</text:p>
          </table:table-cell>
          <table:table-cell office:value-type="float" office:value="6.5">
            <text:p>6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8-11-04T17:00:00">
            <text:p>Sun Nov  4 17:00:00 2018</text:p>
          </table:table-cell>
          <table:table-cell office:value-type="float" office:value="402.5">
            <text:p>402.5</text:p>
          </table:table-cell>
          <table:table-cell office:value-type="float" office:value="10.5">
            <text:p>10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8-11-04T18:00:00">
            <text:p>Sun Nov  4 18:00:00 2018</text:p>
          </table:table-cell>
          <table:table-cell office:value-type="float" office:value="264.3333">
            <text:p>264.3333</text:p>
          </table:table-cell>
          <table:table-cell office:value-type="float" office:value="13.8333">
            <text:p>13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8-11-04T19:00:00">
            <text:p>Sun Nov  4 19:00:00 2018</text:p>
          </table:table-cell>
          <table:table-cell office:value-type="float" office:value="193.3333">
            <text:p>193.3333</text:p>
          </table:table-cell>
          <table:table-cell office:value-type="float" office:value="17.8333">
            <text:p>17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8-11-04T20:00:00">
            <text:p>Sun Nov  4 20:00:00 2018</text:p>
          </table:table-cell>
          <table:table-cell office:value-type="float" office:value="157.3333">
            <text:p>157.3333</text:p>
          </table:table-cell>
          <table:table-cell office:value-type="float" office:value="21.8333">
            <text:p>21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8-11-04T21:00:00">
            <text:p>Sun Nov  4 21:00:00 2018</text:p>
          </table:table-cell>
          <table:table-cell office:value-type="float" office:value="244.0">
            <text:p>244.0</text:p>
          </table:table-cell>
          <table:table-cell office:value-type="float" office:value="28.0">
            <text:p>28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8-11-04T22:00:00">
            <text:p>Sun Nov  4 22:00:00 2018</text:p>
          </table:table-cell>
          <table:table-cell office:value-type="float" office:value="322.8333">
            <text:p>322.8333</text:p>
          </table:table-cell>
          <table:table-cell office:value-type="float" office:value="29.0">
            <text:p>29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8-11-05T13:00:00">
            <text:p>Mon Nov  5 13:00:00 2018</text:p>
          </table:table-cell>
          <table:table-cell office:value-type="float" office:value="269.3333">
            <text:p>269.3333</text:p>
          </table:table-cell>
          <table:table-cell office:value-type="float" office:value="16.6667">
            <text:p>16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8-11-05T14:00:00">
            <text:p>Mon Nov  5 14:00:00 2018</text:p>
          </table:table-cell>
          <table:table-cell office:value-type="float" office:value="255.0">
            <text:p>255.0</text:p>
          </table:table-cell>
          <table:table-cell office:value-type="float" office:value="17.3333">
            <text:p>17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8-11-05T15:00:00">
            <text:p>Mon Nov  5 15:00:00 2018</text:p>
          </table:table-cell>
          <table:table-cell office:value-type="float" office:value="348.5">
            <text:p>348.5</text:p>
          </table:table-cell>
          <table:table-cell office:value-type="float" office:value="16.0">
            <text:p>16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8-11-05T16:00:00">
            <text:p>Mon Nov  5 16:00:00 2018</text:p>
          </table:table-cell>
          <table:table-cell office:value-type="float" office:value="193.0">
            <text:p>193.0</text:p>
          </table:table-cell>
          <table:table-cell office:value-type="float" office:value="18.5">
            <text:p>18.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8-11-05T17:00:00">
            <text:p>Mon Nov  5 17:00:00 2018</text:p>
          </table:table-cell>
          <table:table-cell office:value-type="float" office:value="269.8333">
            <text:p>269.8333</text:p>
          </table:table-cell>
          <table:table-cell office:value-type="float" office:value="20.0">
            <text:p>20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8-11-05T18:00:00">
            <text:p>Mon Nov  5 18:00:00 2018</text:p>
          </table:table-cell>
          <table:table-cell office:value-type="float" office:value="319.8333">
            <text:p>319.8333</text:p>
          </table:table-cell>
          <table:table-cell office:value-type="float" office:value="27.1667">
            <text:p>27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8-11-07T15:00:00">
            <text:p>Wed Nov  7 15:00:00 2018</text:p>
          </table:table-cell>
          <table:table-cell office:value-type="float" office:value="311.8333">
            <text:p>311.8333</text:p>
          </table:table-cell>
          <table:table-cell office:value-type="float" office:value="20.8333">
            <text:p>20.8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8-11-07T16:00:00">
            <text:p>Wed Nov  7 16:00:00 2018</text:p>
          </table:table-cell>
          <table:table-cell office:value-type="float" office:value="240.6667">
            <text:p>240.6667</text:p>
          </table:table-cell>
          <table:table-cell office:value-type="float" office:value="25.6667">
            <text:p>25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8-11-07T17:00:00">
            <text:p>Wed Nov  7 17:00:00 2018</text:p>
          </table:table-cell>
          <table:table-cell office:value-type="float" office:value="299.6667">
            <text:p>299.6667</text:p>
          </table:table-cell>
          <table:table-cell office:value-type="float" office:value="24.5">
            <text:p>24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8-11-08T19:00:00">
            <text:p>Thu Nov  8 19:00:00 2018</text:p>
          </table:table-cell>
          <table:table-cell office:value-type="float" office:value="302.8333">
            <text:p>302.8333</text:p>
          </table:table-cell>
          <table:table-cell office:value-type="float" office:value="25.3333">
            <text:p>25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8-11-08T20:00:00">
            <text:p>Thu Nov  8 20:00:00 2018</text:p>
          </table:table-cell>
          <table:table-cell office:value-type="float" office:value="149.5">
            <text:p>149.5</text:p>
          </table:table-cell>
          <table:table-cell office:value-type="float" office:value="19.3333">
            <text:p>19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8-11-08T21:00:00">
            <text:p>Thu Nov  8 21:00:00 2018</text:p>
          </table:table-cell>
          <table:table-cell office:value-type="float" office:value="231.1667">
            <text:p>231.1667</text:p>
          </table:table-cell>
          <table:table-cell office:value-type="float" office:value="28.3333">
            <text:p>28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8-11-08T22:00:00">
            <text:p>Thu Nov  8 22:00:00 2018</text:p>
          </table:table-cell>
          <table:table-cell office:value-type="float" office:value="344.0">
            <text:p>344.0</text:p>
          </table:table-cell>
          <table:table-cell office:value-type="float" office:value="17.5">
            <text:p>17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8-11-08T23:00:00">
            <text:p>Thu Nov  8 23:00:00 2018</text:p>
          </table:table-cell>
          <table:table-cell office:value-type="float" office:value="454.8333">
            <text:p>454.8333</text:p>
          </table:table-cell>
          <table:table-cell office:value-type="float" office:value="10.5">
            <text:p>10.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8-11-09T00:00:00">
            <text:p>Fri Nov  9 00:00:00 2018</text:p>
          </table:table-cell>
          <table:table-cell office:value-type="float" office:value="258.3333">
            <text:p>258.3333</text:p>
          </table:table-cell>
          <table:table-cell office:value-type="float" office:value="4.5">
            <text:p>4.5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8-11-09T01:00:00">
            <text:p>Fri Nov  9 01:00:00 2018</text:p>
          </table:table-cell>
          <table:table-cell office:value-type="float" office:value="106.6667">
            <text:p>106.6667</text:p>
          </table:table-cell>
          <table:table-cell office:value-type="float" office:value="5.6667">
            <text:p>5.6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8-11-09T02:00:00">
            <text:p>Fri Nov  9 02:00:00 2018</text:p>
          </table:table-cell>
          <table:table-cell office:value-type="float" office:value="88.6667">
            <text:p>88.6667</text:p>
          </table:table-cell>
          <table:table-cell office:value-type="float" office:value="4.3333">
            <text:p>4.3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8-11-09T03:00:00">
            <text:p>Fri Nov  9 03:00:00 2018</text:p>
          </table:table-cell>
          <table:table-cell office:value-type="float" office:value="123.5">
            <text:p>123.5</text:p>
          </table:table-cell>
          <table:table-cell office:value-type="float" office:value="3.8333">
            <text:p>3.8333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8-11-09T04:00:00">
            <text:p>Fri Nov  9 04:00:00 2018</text:p>
          </table:table-cell>
          <table:table-cell office:value-type="float" office:value="37.6667">
            <text:p>37.6667</text:p>
          </table:table-cell>
          <table:table-cell office:value-type="float" office:value="3.5">
            <text:p>3.5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8-11-09T05:00:00">
            <text:p>Fri Nov  9 05:00:00 2018</text:p>
          </table:table-cell>
          <table:table-cell office:value-type="float" office:value="49.6667">
            <text:p>49.6667</text:p>
          </table:table-cell>
          <table:table-cell office:value-type="float" office:value="3.5">
            <text:p>3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8-11-09T06:00:00">
            <text:p>Fri Nov  9 06:00:00 2018</text:p>
          </table:table-cell>
          <table:table-cell office:value-type="float" office:value="143.5">
            <text:p>143.5</text:p>
          </table:table-cell>
          <table:table-cell office:value-type="float" office:value="4.1667">
            <text:p>4.1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8-11-09T07:00:00">
            <text:p>Fri Nov  9 07:00:00 2018</text:p>
          </table:table-cell>
          <table:table-cell office:value-type="float" office:value="470.6667">
            <text:p>470.6667</text:p>
          </table:table-cell>
          <table:table-cell office:value-type="float" office:value="7.8333">
            <text:p>7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8-11-09T08:00:00">
            <text:p>Fri Nov  9 08:00:00 2018</text:p>
          </table:table-cell>
          <table:table-cell office:value-type="float" office:value="506.6667">
            <text:p>506.6667</text:p>
          </table:table-cell>
          <table:table-cell office:value-type="float" office:value="20.1667">
            <text:p>20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8-11-10T15:00:00">
            <text:p>Sat Nov 10 15:00:00 2018</text:p>
          </table:table-cell>
          <table:table-cell office:value-type="float" office:value="306.6667">
            <text:p>306.6667</text:p>
          </table:table-cell>
          <table:table-cell office:value-type="float" office:value="7.5">
            <text:p>7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8-11-10T16:00:00">
            <text:p>Sat Nov 10 16:00:00 2018</text:p>
          </table:table-cell>
          <table:table-cell office:value-type="float" office:value="317.8333">
            <text:p>317.8333</text:p>
          </table:table-cell>
          <table:table-cell office:value-type="float" office:value="6.3333">
            <text:p>6.3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8-11-10T17:00:00">
            <text:p>Sat Nov 10 17:00:00 2018</text:p>
          </table:table-cell>
          <table:table-cell office:value-type="float" office:value="252.0">
            <text:p>252.0</text:p>
          </table:table-cell>
          <table:table-cell office:value-type="float" office:value="7.3333">
            <text:p>7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8-11-10T18:00:00">
            <text:p>Sat Nov 10 18:00:00 2018</text:p>
          </table:table-cell>
          <table:table-cell office:value-type="float" office:value="140.5">
            <text:p>140.5</text:p>
          </table:table-cell>
          <table:table-cell office:value-type="float" office:value="12.6667">
            <text:p>12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8-11-10T19:00:00">
            <text:p>Sat Nov 10 19:00:00 2018</text:p>
          </table:table-cell>
          <table:table-cell office:value-type="float" office:value="202.0">
            <text:p>202.0</text:p>
          </table:table-cell>
          <table:table-cell office:value-type="float" office:value="19.6667">
            <text:p>19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8-11-11T15:00:00">
            <text:p>Sun Nov 11 15:00:00 2018</text:p>
          </table:table-cell>
          <table:table-cell office:value-type="float" office:value="218.3333">
            <text:p>218.3333</text:p>
          </table:table-cell>
          <table:table-cell office:value-type="float" office:value="5.1667">
            <text:p>5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8-11-11T16:00:00">
            <text:p>Sun Nov 11 16:00:00 2018</text:p>
          </table:table-cell>
          <table:table-cell office:value-type="float" office:value="333.3333">
            <text:p>333.3333</text:p>
          </table:table-cell>
          <table:table-cell office:value-type="float" office:value="5.3333">
            <text:p>5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8-11-11T17:00:00">
            <text:p>Sun Nov 11 17:00:00 2018</text:p>
          </table:table-cell>
          <table:table-cell office:value-type="float" office:value="208.8333">
            <text:p>208.8333</text:p>
          </table:table-cell>
          <table:table-cell office:value-type="float" office:value="5.5">
            <text:p>5.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8-11-11T18:00:00">
            <text:p>Sun Nov 11 18:00:00 2018</text:p>
          </table:table-cell>
          <table:table-cell office:value-type="float" office:value="309.5">
            <text:p>309.5</text:p>
          </table:table-cell>
          <table:table-cell office:value-type="float" office:value="26.3333">
            <text:p>26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8-11-11T19:00:00">
            <text:p>Sun Nov 11 19:00:00 2018</text:p>
          </table:table-cell>
          <table:table-cell office:value-type="float" office:value="524.6667">
            <text:p>524.6667</text:p>
          </table:table-cell>
          <table:table-cell office:value-type="float" office:value="60.6667">
            <text:p>60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8-11-12T14:00:00">
            <text:p>Mon Nov 12 14:00:00 2018</text:p>
          </table:table-cell>
          <table:table-cell office:value-type="float" office:value="252.5">
            <text:p>252.5</text:p>
          </table:table-cell>
          <table:table-cell office:value-type="float" office:value="14.5">
            <text:p>14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8-11-12T15:00:00">
            <text:p>Mon Nov 12 15:00:00 2018</text:p>
          </table:table-cell>
          <table:table-cell office:value-type="float" office:value="358.6667">
            <text:p>358.6667</text:p>
          </table:table-cell>
          <table:table-cell office:value-type="float" office:value="16.3333">
            <text:p>16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8-11-12T17:00:00">
            <text:p>Mon Nov 12 17:00:00 2018</text:p>
          </table:table-cell>
          <table:table-cell office:value-type="float" office:value="400.3333">
            <text:p>400.3333</text:p>
          </table:table-cell>
          <table:table-cell office:value-type="float" office:value="19.6667">
            <text:p>19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8-11-12T18:00:00">
            <text:p>Mon Nov 12 18:00:00 2018</text:p>
          </table:table-cell>
          <table:table-cell office:value-type="float" office:value="530.3333">
            <text:p>530.3333</text:p>
          </table:table-cell>
          <table:table-cell office:value-type="float" office:value="41.3333">
            <text:p>41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8-11-12T19:00:00">
            <text:p>Mon Nov 12 19:00:00 2018</text:p>
          </table:table-cell>
          <table:table-cell office:value-type="float" office:value="168.5">
            <text:p>168.5</text:p>
          </table:table-cell>
          <table:table-cell office:value-type="float" office:value="54.0">
            <text:p>54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8-11-12T20:00:00">
            <text:p>Mon Nov 12 20:00:00 2018</text:p>
          </table:table-cell>
          <table:table-cell office:value-type="float" office:value="276.5">
            <text:p>276.5</text:p>
          </table:table-cell>
          <table:table-cell office:value-type="float" office:value="57.0">
            <text:p>57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8-11-13T17:00:00">
            <text:p>Tue Nov 13 17:00:00 2018</text:p>
          </table:table-cell>
          <table:table-cell office:value-type="float" office:value="220.8333">
            <text:p>220.8333</text:p>
          </table:table-cell>
          <table:table-cell office:value-type="float" office:value="27.8333">
            <text:p>27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8-11-13T18:00:00">
            <text:p>Tue Nov 13 18:00:00 2018</text:p>
          </table:table-cell>
          <table:table-cell office:value-type="float" office:value="489.3333">
            <text:p>489.3333</text:p>
          </table:table-cell>
          <table:table-cell office:value-type="float" office:value="38.5">
            <text:p>38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8-11-13T19:00:00">
            <text:p>Tue Nov 13 19:00:00 2018</text:p>
          </table:table-cell>
          <table:table-cell office:value-type="float" office:value="318.1667">
            <text:p>318.1667</text:p>
          </table:table-cell>
          <table:table-cell office:value-type="float" office:value="32.3333">
            <text:p>32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8-11-13T20:00:00">
            <text:p>Tue Nov 13 20:00:00 2018</text:p>
          </table:table-cell>
          <table:table-cell office:value-type="float" office:value="147.1667">
            <text:p>147.1667</text:p>
          </table:table-cell>
          <table:table-cell office:value-type="float" office:value="13.3333">
            <text:p>13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8-11-13T21:00:00">
            <text:p>Tue Nov 13 21:00:00 2018</text:p>
          </table:table-cell>
          <table:table-cell office:value-type="float" office:value="219.8333">
            <text:p>219.8333</text:p>
          </table:table-cell>
          <table:table-cell office:value-type="float" office:value="12.3333">
            <text:p>12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8-11-13T22:00:00">
            <text:p>Tue Nov 13 22:00:00 2018</text:p>
          </table:table-cell>
          <table:table-cell office:value-type="float" office:value="92.5">
            <text:p>92.5</text:p>
          </table:table-cell>
          <table:table-cell office:value-type="float" office:value="11.6667">
            <text:p>11.6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8-11-13T23:00:00">
            <text:p>Tue Nov 13 23:00:00 2018</text:p>
          </table:table-cell>
          <table:table-cell office:value-type="float" office:value="127.1667">
            <text:p>127.1667</text:p>
          </table:table-cell>
          <table:table-cell office:value-type="float" office:value="9.5">
            <text:p>9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8-11-14T00:00:00">
            <text:p>Wed Nov 14 00:00:00 2018</text:p>
          </table:table-cell>
          <table:table-cell office:value-type="float" office:value="162.6667">
            <text:p>162.6667</text:p>
          </table:table-cell>
          <table:table-cell office:value-type="float" office:value="6.1667">
            <text:p>6.1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8-11-14T01:00:00">
            <text:p>Wed Nov 14 01:00:00 2018</text:p>
          </table:table-cell>
          <table:table-cell office:value-type="float" office:value="220.0">
            <text:p>220.0</text:p>
          </table:table-cell>
          <table:table-cell office:value-type="float" office:value="4.1667">
            <text:p>4.1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8-11-14T04:00:00">
            <text:p>Wed Nov 14 04:00:00 2018</text:p>
          </table:table-cell>
          <table:table-cell office:value-type="float" office:value="446.1667">
            <text:p>446.1667</text:p>
          </table:table-cell>
          <table:table-cell office:value-type="float" office:value="3.8333">
            <text:p>3.8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8-11-19T17:00:00">
            <text:p>Mon Nov 19 17:00:00 2018</text:p>
          </table:table-cell>
          <table:table-cell office:value-type="float" office:value="257.6667">
            <text:p>257.6667</text:p>
          </table:table-cell>
          <table:table-cell office:value-type="float" office:value="23.3333">
            <text:p>23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8-11-24T15:00:00">
            <text:p>Sat Nov 24 15:00:00 2018</text:p>
          </table:table-cell>
          <table:table-cell office:value-type="float" office:value="162.3333">
            <text:p>162.3333</text:p>
          </table:table-cell>
          <table:table-cell office:value-type="float" office:value="10.3333">
            <text:p>10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8-11-24T16:00:00">
            <text:p>Sat Nov 24 16:00:00 2018</text:p>
          </table:table-cell>
          <table:table-cell office:value-type="float" office:value="492.6667">
            <text:p>492.6667</text:p>
          </table:table-cell>
          <table:table-cell office:value-type="float" office:value="7.8333">
            <text:p>7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8-11-25T03:00:00">
            <text:p>Sun Nov 25 03:00:00 2018</text:p>
          </table:table-cell>
          <table:table-cell office:value-type="float" office:value="257.8333">
            <text:p>257.8333</text:p>
          </table:table-cell>
          <table:table-cell office:value-type="float" office:value="3.0">
            <text:p>3.0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8-11-25T04:00:00">
            <text:p>Sun Nov 25 04:00:00 2018</text:p>
          </table:table-cell>
          <table:table-cell office:value-type="float" office:value="397.6667">
            <text:p>397.6667</text:p>
          </table:table-cell>
          <table:table-cell office:value-type="float" office:value="3.0">
            <text:p>3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8-11-25T05:00:00">
            <text:p>Sun Nov 25 05:00:00 2018</text:p>
          </table:table-cell>
          <table:table-cell office:value-type="float" office:value="318.3333">
            <text:p>318.3333</text:p>
          </table:table-cell>
          <table:table-cell office:value-type="float" office:value="3.0">
            <text:p>3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8-11-25T06:00:00">
            <text:p>Sun Nov 25 06:00:00 2018</text:p>
          </table:table-cell>
          <table:table-cell office:value-type="float" office:value="424.6667">
            <text:p>424.6667</text:p>
          </table:table-cell>
          <table:table-cell office:value-type="float" office:value="2.8333">
            <text:p>2.8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8-11-30T11:00:00">
            <text:p>Fri Nov 30 11:00:00 2018</text:p>
          </table:table-cell>
          <table:table-cell office:value-type="float" office:value="235.6667">
            <text:p>235.6667</text:p>
          </table:table-cell>
          <table:table-cell office:value-type="float" office:value="33.8333">
            <text:p>33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8-11-30T12:00:00">
            <text:p>Fri Nov 30 12:00:00 2018</text:p>
          </table:table-cell>
          <table:table-cell office:value-type="float" office:value="139.5">
            <text:p>139.5</text:p>
          </table:table-cell>
          <table:table-cell office:value-type="float" office:value="21.6667">
            <text:p>21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8-11-30T13:00:00">
            <text:p>Fri Nov 30 13:00:00 2018</text:p>
          </table:table-cell>
          <table:table-cell office:value-type="float" office:value="172.3333">
            <text:p>172.3333</text:p>
          </table:table-cell>
          <table:table-cell office:value-type="float" office:value="17.0">
            <text:p>17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8-11-30T14:00:00">
            <text:p>Fri Nov 30 14:00:00 2018</text:p>
          </table:table-cell>
          <table:table-cell office:value-type="float" office:value="138.1667">
            <text:p>138.1667</text:p>
          </table:table-cell>
          <table:table-cell office:value-type="float" office:value="17.6667">
            <text:p>17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8-11-30T15:00:00">
            <text:p>Fri Nov 30 15:00:00 2018</text:p>
          </table:table-cell>
          <table:table-cell office:value-type="float" office:value="204.5">
            <text:p>204.5</text:p>
          </table:table-cell>
          <table:table-cell office:value-type="float" office:value="19.1667">
            <text:p>19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8-11-30T16:00:00">
            <text:p>Fri Nov 30 16:00:00 2018</text:p>
          </table:table-cell>
          <table:table-cell office:value-type="float" office:value="203.8333">
            <text:p>203.8333</text:p>
          </table:table-cell>
          <table:table-cell office:value-type="float" office:value="15.6667">
            <text:p>15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8-11-30T17:00:00">
            <text:p>Fri Nov 30 17:00:00 2018</text:p>
          </table:table-cell>
          <table:table-cell office:value-type="float" office:value="84.5">
            <text:p>84.5</text:p>
          </table:table-cell>
          <table:table-cell office:value-type="float" office:value="20.3333">
            <text:p>20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8-11-30T18:00:00">
            <text:p>Fri Nov 30 18:00:00 2018</text:p>
          </table:table-cell>
          <table:table-cell office:value-type="float" office:value="266.0">
            <text:p>266.0</text:p>
          </table:table-cell>
          <table:table-cell office:value-type="float" office:value="49.8333">
            <text:p>49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8-12-01T14:00:00">
            <text:p>Sat Dec  1 14:00:00 2018</text:p>
          </table:table-cell>
          <table:table-cell office:value-type="float" office:value="36.0">
            <text:p>36.0</text:p>
          </table:table-cell>
          <table:table-cell office:value-type="float" office:value="17.6667">
            <text:p>17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8-12-01T15:00:00">
            <text:p>Sat Dec  1 15:00:00 2018</text:p>
          </table:table-cell>
          <table:table-cell office:value-type="float" office:value="15.1667">
            <text:p>15.1667</text:p>
          </table:table-cell>
          <table:table-cell office:value-type="float" office:value="15.8333">
            <text:p>15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8-12-01T16:00:00">
            <text:p>Sat Dec  1 16:00:00 2018</text:p>
          </table:table-cell>
          <table:table-cell office:value-type="float" office:value="20.3333">
            <text:p>20.3333</text:p>
          </table:table-cell>
          <table:table-cell office:value-type="float" office:value="15.8333">
            <text:p>15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8-12-01T17:00:00">
            <text:p>Sat Dec  1 17:00:00 2018</text:p>
          </table:table-cell>
          <table:table-cell office:value-type="float" office:value="26.0">
            <text:p>26.0</text:p>
          </table:table-cell>
          <table:table-cell office:value-type="float" office:value="16.8333">
            <text:p>16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8-12-01T18:00:00">
            <text:p>Sat Dec  1 18:00:00 2018</text:p>
          </table:table-cell>
          <table:table-cell office:value-type="float" office:value="68.3333">
            <text:p>68.3333</text:p>
          </table:table-cell>
          <table:table-cell office:value-type="float" office:value="38.3333">
            <text:p>38.3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8-12-01T19:00:00">
            <text:p>Sat Dec  1 19:00:00 2018</text:p>
          </table:table-cell>
          <table:table-cell office:value-type="float" office:value="478.8333">
            <text:p>478.8333</text:p>
          </table:table-cell>
          <table:table-cell office:value-type="float" office:value="67.8333">
            <text:p>67.8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2-02T14:00:00">
            <text:p>Sun Dec  2 14:00:00 2018</text:p>
          </table:table-cell>
          <table:table-cell office:value-type="float" office:value="231.5">
            <text:p>231.5</text:p>
          </table:table-cell>
          <table:table-cell office:value-type="float" office:value="19.6667">
            <text:p>19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8-12-02T15:00:00">
            <text:p>Sun Dec  2 15:00:00 2018</text:p>
          </table:table-cell>
          <table:table-cell office:value-type="float" office:value="224.5">
            <text:p>224.5</text:p>
          </table:table-cell>
          <table:table-cell office:value-type="float" office:value="20.3333">
            <text:p>20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8-12-02T16:00:00">
            <text:p>Sun Dec  2 16:00:00 2018</text:p>
          </table:table-cell>
          <table:table-cell office:value-type="float" office:value="204.0">
            <text:p>204.0</text:p>
          </table:table-cell>
          <table:table-cell office:value-type="float" office:value="17.5">
            <text:p>17.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8-12-02T17:00:00">
            <text:p>Sun Dec  2 17:00:00 2018</text:p>
          </table:table-cell>
          <table:table-cell office:value-type="float" office:value="314.8333">
            <text:p>314.8333</text:p>
          </table:table-cell>
          <table:table-cell office:value-type="float" office:value="16.5">
            <text:p>16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8-12-02T18:00:00">
            <text:p>Sun Dec  2 18:00:00 2018</text:p>
          </table:table-cell>
          <table:table-cell office:value-type="float" office:value="379.8333">
            <text:p>379.8333</text:p>
          </table:table-cell>
          <table:table-cell office:value-type="float" office:value="41.0">
            <text:p>41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8-12-03T16:00:00">
            <text:p>Mon Dec  3 16:00:00 2018</text:p>
          </table:table-cell>
          <table:table-cell office:value-type="float" office:value="391.5">
            <text:p>391.5</text:p>
          </table:table-cell>
          <table:table-cell office:value-type="float" office:value="27.1667">
            <text:p>27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8-12-03T19:00:00">
            <text:p>Mon Dec  3 19:00:00 2018</text:p>
          </table:table-cell>
          <table:table-cell office:value-type="float" office:value="322.6667">
            <text:p>322.6667</text:p>
          </table:table-cell>
          <table:table-cell office:value-type="float" office:value="59.5">
            <text:p>59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8-12-03T20:00:00">
            <text:p>Mon Dec  3 20:00:00 2018</text:p>
          </table:table-cell>
          <table:table-cell office:value-type="float" office:value="81.0">
            <text:p>81.0</text:p>
          </table:table-cell>
          <table:table-cell office:value-type="float" office:value="50.5">
            <text:p>50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8-12-03T22:00:00">
            <text:p>Mon Dec  3 22:00:00 2018</text:p>
          </table:table-cell>
          <table:table-cell office:value-type="float" office:value="157.5">
            <text:p>157.5</text:p>
          </table:table-cell>
          <table:table-cell office:value-type="float" office:value="67.8333">
            <text:p>67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03T23:00:00">
            <text:p>Mon Dec  3 23:00:00 2018</text:p>
          </table:table-cell>
          <table:table-cell office:value-type="float" office:value="74.6667">
            <text:p>74.6667</text:p>
          </table:table-cell>
          <table:table-cell office:value-type="float" office:value="51.0">
            <text:p>51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8-12-04T00:00:00">
            <text:p>Tue Dec  4 00:00:00 2018</text:p>
          </table:table-cell>
          <table:table-cell office:value-type="float" office:value="31.1667">
            <text:p>31.1667</text:p>
          </table:table-cell>
          <table:table-cell office:value-type="float" office:value="29.0">
            <text:p>29.0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8-12-04T07:00:00">
            <text:p>Tue Dec  4 07:00:00 2018</text:p>
          </table:table-cell>
          <table:table-cell office:value-type="float" office:value="250.8333">
            <text:p>250.8333</text:p>
          </table:table-cell>
          <table:table-cell office:value-type="float" office:value="32.0">
            <text:p>32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8-12-04T13:00:00">
            <text:p>Tue Dec  4 13:00:00 2018</text:p>
          </table:table-cell>
          <table:table-cell office:value-type="float" office:value="289.6667">
            <text:p>289.6667</text:p>
          </table:table-cell>
          <table:table-cell office:value-type="float" office:value="46.0">
            <text:p>46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8-12-04T15:00:00">
            <text:p>Tue Dec  4 15:00:00 2018</text:p>
          </table:table-cell>
          <table:table-cell office:value-type="float" office:value="327.1667">
            <text:p>327.1667</text:p>
          </table:table-cell>
          <table:table-cell office:value-type="float" office:value="39.6667">
            <text:p>39.6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8-12-04T16:00:00">
            <text:p>Tue Dec  4 16:00:00 2018</text:p>
          </table:table-cell>
          <table:table-cell office:value-type="float" office:value="30.3333">
            <text:p>30.3333</text:p>
          </table:table-cell>
          <table:table-cell office:value-type="float" office:value="31.0">
            <text:p>31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8-12-04T17:00:00">
            <text:p>Tue Dec  4 17:00:00 2018</text:p>
          </table:table-cell>
          <table:table-cell office:value-type="float" office:value="235.5">
            <text:p>235.5</text:p>
          </table:table-cell>
          <table:table-cell office:value-type="float" office:value="31.0">
            <text:p>31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8-12-05T16:00:00">
            <text:p>Wed Dec  5 16:00:00 2018</text:p>
          </table:table-cell>
          <table:table-cell office:value-type="float" office:value="373.6667">
            <text:p>373.6667</text:p>
          </table:table-cell>
          <table:table-cell office:value-type="float" office:value="41.3333">
            <text:p>41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8-12-06T02:00:00">
            <text:p>Thu Dec  6 02:00:00 2018</text:p>
          </table:table-cell>
          <table:table-cell office:value-type="float" office:value="156.5">
            <text:p>156.5</text:p>
          </table:table-cell>
          <table:table-cell office:value-type="float" office:value="45.5">
            <text:p>45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06T03:00:00">
            <text:p>Thu Dec  6 03:00:00 2018</text:p>
          </table:table-cell>
          <table:table-cell office:value-type="float" office:value="35.0">
            <text:p>35.0</text:p>
          </table:table-cell>
          <table:table-cell office:value-type="float" office:value="40.5">
            <text:p>40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8-12-06T04:00:00">
            <text:p>Thu Dec  6 04:00:00 2018</text:p>
          </table:table-cell>
          <table:table-cell office:value-type="float" office:value="28.6667">
            <text:p>28.6667</text:p>
          </table:table-cell>
          <table:table-cell office:value-type="float" office:value="32.3333">
            <text:p>32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8-12-06T05:00:00">
            <text:p>Thu Dec  6 05:00:00 2018</text:p>
          </table:table-cell>
          <table:table-cell office:value-type="float" office:value="55.0">
            <text:p>55.0</text:p>
          </table:table-cell>
          <table:table-cell office:value-type="float" office:value="19.0">
            <text:p>19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8-12-06T06:00:00">
            <text:p>Thu Dec  6 06:00:00 2018</text:p>
          </table:table-cell>
          <table:table-cell office:value-type="float" office:value="16.5">
            <text:p>16.5</text:p>
          </table:table-cell>
          <table:table-cell office:value-type="float" office:value="22.6667">
            <text:p>22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8-12-06T07:00:00">
            <text:p>Thu Dec  6 07:00:00 2018</text:p>
          </table:table-cell>
          <table:table-cell office:value-type="float" office:value="182.5">
            <text:p>182.5</text:p>
          </table:table-cell>
          <table:table-cell office:value-type="float" office:value="23.5">
            <text:p>23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8-12-06T12:00:00">
            <text:p>Thu Dec  6 12:00:00 2018</text:p>
          </table:table-cell>
          <table:table-cell office:value-type="float" office:value="321.3333">
            <text:p>321.3333</text:p>
          </table:table-cell>
          <table:table-cell office:value-type="float" office:value="25.8333">
            <text:p>25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8-12-06T13:00:00">
            <text:p>Thu Dec  6 13:00:00 2018</text:p>
          </table:table-cell>
          <table:table-cell office:value-type="float" office:value="167.1667">
            <text:p>167.1667</text:p>
          </table:table-cell>
          <table:table-cell office:value-type="float" office:value="19.3333">
            <text:p>19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8-12-06T14:00:00">
            <text:p>Thu Dec  6 14:00:00 2018</text:p>
          </table:table-cell>
          <table:table-cell office:value-type="float" office:value="339.5">
            <text:p>339.5</text:p>
          </table:table-cell>
          <table:table-cell office:value-type="float" office:value="19.5">
            <text:p>19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8-12-06T16:00:00">
            <text:p>Thu Dec  6 16:00:00 2018</text:p>
          </table:table-cell>
          <table:table-cell office:value-type="float" office:value="447.6667">
            <text:p>447.6667</text:p>
          </table:table-cell>
          <table:table-cell office:value-type="float" office:value="18.5">
            <text:p>18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8-12-06T17:00:00">
            <text:p>Thu Dec  6 17:00:00 2018</text:p>
          </table:table-cell>
          <table:table-cell office:value-type="float" office:value="377.3333">
            <text:p>377.3333</text:p>
          </table:table-cell>
          <table:table-cell office:value-type="float" office:value="26.5">
            <text:p>26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8-12-06T18:00:00">
            <text:p>Thu Dec  6 18:00:00 2018</text:p>
          </table:table-cell>
          <table:table-cell office:value-type="float" office:value="519.3333">
            <text:p>519.3333</text:p>
          </table:table-cell>
          <table:table-cell office:value-type="float" office:value="48.3333">
            <text:p>48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8-12-07T04:00:00">
            <text:p>Fri Dec  7 04:00:00 2018</text:p>
          </table:table-cell>
          <table:table-cell office:value-type="float" office:value="93.0">
            <text:p>93.0</text:p>
          </table:table-cell>
          <table:table-cell office:value-type="float" office:value="25.8333">
            <text:p>25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8-12-07T05:00:00">
            <text:p>Fri Dec  7 05:00:00 2018</text:p>
          </table:table-cell>
          <table:table-cell office:value-type="float" office:value="154.5">
            <text:p>154.5</text:p>
          </table:table-cell>
          <table:table-cell office:value-type="float" office:value="21.1667">
            <text:p>21.1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8-12-07T08:00:00">
            <text:p>Fri Dec  7 08:00:00 2018</text:p>
          </table:table-cell>
          <table:table-cell office:value-type="float" office:value="141.6667">
            <text:p>141.6667</text:p>
          </table:table-cell>
          <table:table-cell office:value-type="float" office:value="30.6667">
            <text:p>30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8-12-07T16:00:00">
            <text:p>Fri Dec  7 16:00:00 2018</text:p>
          </table:table-cell>
          <table:table-cell office:value-type="float" office:value="370.3333">
            <text:p>370.3333</text:p>
          </table:table-cell>
          <table:table-cell office:value-type="float" office:value="23.3333">
            <text:p>23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8-12-07T17:00:00">
            <text:p>Fri Dec  7 17:00:00 2018</text:p>
          </table:table-cell>
          <table:table-cell office:value-type="float" office:value="344.0">
            <text:p>344.0</text:p>
          </table:table-cell>
          <table:table-cell office:value-type="float" office:value="25.1667">
            <text:p>25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8-12-07T18:00:00">
            <text:p>Fri Dec  7 18:00:00 2018</text:p>
          </table:table-cell>
          <table:table-cell office:value-type="float" office:value="499.1667">
            <text:p>499.1667</text:p>
          </table:table-cell>
          <table:table-cell office:value-type="float" office:value="49.1667">
            <text:p>49.1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8-12-08T09:00:00">
            <text:p>Sat Dec  8 09:00:00 2018</text:p>
          </table:table-cell>
          <table:table-cell office:value-type="float" office:value="43.0">
            <text:p>43.0</text:p>
          </table:table-cell>
          <table:table-cell office:value-type="float" office:value="36.0">
            <text:p>36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12-08T15:00:00">
            <text:p>Sat Dec  8 15:00:00 2018</text:p>
          </table:table-cell>
          <table:table-cell office:value-type="float" office:value="338.6667">
            <text:p>338.6667</text:p>
          </table:table-cell>
          <table:table-cell office:value-type="float" office:value="17.6667">
            <text:p>17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8-12-08T16:00:00">
            <text:p>Sat Dec  8 16:00:00 2018</text:p>
          </table:table-cell>
          <table:table-cell office:value-type="float" office:value="257.3333">
            <text:p>257.3333</text:p>
          </table:table-cell>
          <table:table-cell office:value-type="float" office:value="16.5">
            <text:p>16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8-12-08T17:00:00">
            <text:p>Sat Dec  8 17:00:00 2018</text:p>
          </table:table-cell>
          <table:table-cell office:value-type="float" office:value="306.1667">
            <text:p>306.1667</text:p>
          </table:table-cell>
          <table:table-cell office:value-type="float" office:value="19.0">
            <text:p>19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8-12-08T18:00:00">
            <text:p>Sat Dec  8 18:00:00 2018</text:p>
          </table:table-cell>
          <table:table-cell office:value-type="float" office:value="521.3333">
            <text:p>521.3333</text:p>
          </table:table-cell>
          <table:table-cell office:value-type="float" office:value="39.3333">
            <text:p>39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8-12-08T19:00:00">
            <text:p>Sat Dec  8 19:00:00 2018</text:p>
          </table:table-cell>
          <table:table-cell office:value-type="float" office:value="318.8333">
            <text:p>318.8333</text:p>
          </table:table-cell>
          <table:table-cell office:value-type="float" office:value="66.6667">
            <text:p>66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08T20:00:00">
            <text:p>Sat Dec  8 20:00:00 2018</text:p>
          </table:table-cell>
          <table:table-cell office:value-type="float" office:value="412.8333">
            <text:p>412.8333</text:p>
          </table:table-cell>
          <table:table-cell office:value-type="float" office:value="65.6667">
            <text:p>65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09T16:00:00">
            <text:p>Sun Dec  9 16:00:00 2018</text:p>
          </table:table-cell>
          <table:table-cell office:value-type="float" office:value="384.8333">
            <text:p>384.8333</text:p>
          </table:table-cell>
          <table:table-cell office:value-type="float" office:value="22.5">
            <text:p>22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8-12-09T17:00:00">
            <text:p>Sun Dec  9 17:00:00 2018</text:p>
          </table:table-cell>
          <table:table-cell office:value-type="float" office:value="286.5">
            <text:p>286.5</text:p>
          </table:table-cell>
          <table:table-cell office:value-type="float" office:value="25.1667">
            <text:p>25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8-12-10T09:00:00">
            <text:p>Mon Dec 10 09:00:00 2018</text:p>
          </table:table-cell>
          <table:table-cell office:value-type="float" office:value="288.3333">
            <text:p>288.3333</text:p>
          </table:table-cell>
          <table:table-cell office:value-type="float" office:value="53.0">
            <text:p>53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10T14:00:00">
            <text:p>Mon Dec 10 14:00:00 2018</text:p>
          </table:table-cell>
          <table:table-cell office:value-type="float" office:value="455.8333">
            <text:p>455.8333</text:p>
          </table:table-cell>
          <table:table-cell office:value-type="float" office:value="39.0">
            <text:p>39.0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8-12-10T16:00:00">
            <text:p>Mon Dec 10 16:00:00 2018</text:p>
          </table:table-cell>
          <table:table-cell office:value-type="float" office:value="538.5">
            <text:p>538.5</text:p>
          </table:table-cell>
          <table:table-cell office:value-type="float" office:value="28.3333">
            <text:p>28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8-12-13T10:00:00">
            <text:p>Thu Dec 13 10:00:00 2018</text:p>
          </table:table-cell>
          <table:table-cell office:value-type="float" office:value="405.6667">
            <text:p>405.6667</text:p>
          </table:table-cell>
          <table:table-cell office:value-type="float" office:value="14.8333">
            <text:p>14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8-12-13T11:00:00">
            <text:p>Thu Dec 13 11:00:00 2018</text:p>
          </table:table-cell>
          <table:table-cell office:value-type="float" office:value="353.3333">
            <text:p>353.3333</text:p>
          </table:table-cell>
          <table:table-cell office:value-type="float" office:value="10.5">
            <text:p>10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8-12-13T12:00:00">
            <text:p>Thu Dec 13 12:00:00 2018</text:p>
          </table:table-cell>
          <table:table-cell office:value-type="float" office:value="326.3333">
            <text:p>326.3333</text:p>
          </table:table-cell>
          <table:table-cell office:value-type="float" office:value="15.6667">
            <text:p>15.6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8-12-13T13:00:00">
            <text:p>Thu Dec 13 13:00:00 2018</text:p>
          </table:table-cell>
          <table:table-cell office:value-type="float" office:value="310.1667">
            <text:p>310.1667</text:p>
          </table:table-cell>
          <table:table-cell office:value-type="float" office:value="16.1667">
            <text:p>16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8-12-13T14:00:00">
            <text:p>Thu Dec 13 14:00:00 2018</text:p>
          </table:table-cell>
          <table:table-cell office:value-type="float" office:value="328.8333">
            <text:p>328.8333</text:p>
          </table:table-cell>
          <table:table-cell office:value-type="float" office:value="13.1667">
            <text:p>13.1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8-12-13T15:00:00">
            <text:p>Thu Dec 13 15:00:00 2018</text:p>
          </table:table-cell>
          <table:table-cell office:value-type="float" office:value="345.6667">
            <text:p>345.6667</text:p>
          </table:table-cell>
          <table:table-cell office:value-type="float" office:value="14.1667">
            <text:p>14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8-12-13T16:00:00">
            <text:p>Thu Dec 13 16:00:00 2018</text:p>
          </table:table-cell>
          <table:table-cell office:value-type="float" office:value="307.6667">
            <text:p>307.6667</text:p>
          </table:table-cell>
          <table:table-cell office:value-type="float" office:value="11.3333">
            <text:p>11.3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8-12-13T17:00:00">
            <text:p>Thu Dec 13 17:00:00 2018</text:p>
          </table:table-cell>
          <table:table-cell office:value-type="float" office:value="288.3333">
            <text:p>288.3333</text:p>
          </table:table-cell>
          <table:table-cell office:value-type="float" office:value="12.3333">
            <text:p>12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8-12-13T18:00:00">
            <text:p>Thu Dec 13 18:00:00 2018</text:p>
          </table:table-cell>
          <table:table-cell office:value-type="float" office:value="294.3333">
            <text:p>294.3333</text:p>
          </table:table-cell>
          <table:table-cell office:value-type="float" office:value="14.8333">
            <text:p>14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8-12-13T19:00:00">
            <text:p>Thu Dec 13 19:00:00 2018</text:p>
          </table:table-cell>
          <table:table-cell office:value-type="float" office:value="265.3333">
            <text:p>265.3333</text:p>
          </table:table-cell>
          <table:table-cell office:value-type="float" office:value="13.6667">
            <text:p>13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8-12-13T20:00:00">
            <text:p>Thu Dec 13 20:00:00 2018</text:p>
          </table:table-cell>
          <table:table-cell office:value-type="float" office:value="268.8333">
            <text:p>268.8333</text:p>
          </table:table-cell>
          <table:table-cell office:value-type="float" office:value="15.8333">
            <text:p>15.8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8-12-15T15:00:00">
            <text:p>Sat Dec 15 15:00:00 2018</text:p>
          </table:table-cell>
          <table:table-cell office:value-type="float" office:value="263.8333">
            <text:p>263.8333</text:p>
          </table:table-cell>
          <table:table-cell office:value-type="float" office:value="17.0">
            <text:p>17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8-12-15T16:00:00">
            <text:p>Sat Dec 15 16:00:00 2018</text:p>
          </table:table-cell>
          <table:table-cell office:value-type="float" office:value="275.6667">
            <text:p>275.6667</text:p>
          </table:table-cell>
          <table:table-cell office:value-type="float" office:value="16.6667">
            <text:p>16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8-12-15T17:00:00">
            <text:p>Sat Dec 15 17:00:00 2018</text:p>
          </table:table-cell>
          <table:table-cell office:value-type="float" office:value="254.0">
            <text:p>254.0</text:p>
          </table:table-cell>
          <table:table-cell office:value-type="float" office:value="12.3333">
            <text:p>12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8-12-15T18:00:00">
            <text:p>Sat Dec 15 18:00:00 2018</text:p>
          </table:table-cell>
          <table:table-cell office:value-type="float" office:value="269.5">
            <text:p>269.5</text:p>
          </table:table-cell>
          <table:table-cell office:value-type="float" office:value="24.6667">
            <text:p>24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8-12-15T19:00:00">
            <text:p>Sat Dec 15 19:00:00 2018</text:p>
          </table:table-cell>
          <table:table-cell office:value-type="float" office:value="334.5">
            <text:p>334.5</text:p>
          </table:table-cell>
          <table:table-cell office:value-type="float" office:value="47.8333">
            <text:p>47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8-12-15T20:00:00">
            <text:p>Sat Dec 15 20:00:00 2018</text:p>
          </table:table-cell>
          <table:table-cell office:value-type="float" office:value="406.3333">
            <text:p>406.3333</text:p>
          </table:table-cell>
          <table:table-cell office:value-type="float" office:value="49.1667">
            <text:p>49.1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8-12-15T21:00:00">
            <text:p>Sat Dec 15 21:00:00 2018</text:p>
          </table:table-cell>
          <table:table-cell office:value-type="float" office:value="444.6667">
            <text:p>444.6667</text:p>
          </table:table-cell>
          <table:table-cell office:value-type="float" office:value="49.6667">
            <text:p>49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8-12-16T15:00:00">
            <text:p>Sun Dec 16 15:00:00 2018</text:p>
          </table:table-cell>
          <table:table-cell office:value-type="float" office:value="315.6667">
            <text:p>315.6667</text:p>
          </table:table-cell>
          <table:table-cell office:value-type="float" office:value="18.3333">
            <text:p>18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8-12-16T16:00:00">
            <text:p>Sun Dec 16 16:00:00 2018</text:p>
          </table:table-cell>
          <table:table-cell office:value-type="float" office:value="347.8333">
            <text:p>347.8333</text:p>
          </table:table-cell>
          <table:table-cell office:value-type="float" office:value="17.5">
            <text:p>17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8-12-16T17:00:00">
            <text:p>Sun Dec 16 17:00:00 2018</text:p>
          </table:table-cell>
          <table:table-cell office:value-type="float" office:value="373.3333">
            <text:p>373.3333</text:p>
          </table:table-cell>
          <table:table-cell office:value-type="float" office:value="24.0">
            <text:p>24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8-12-16T19:00:00">
            <text:p>Sun Dec 16 19:00:00 2018</text:p>
          </table:table-cell>
          <table:table-cell office:value-type="float" office:value="295.8333">
            <text:p>295.8333</text:p>
          </table:table-cell>
          <table:table-cell office:value-type="float" office:value="29.5">
            <text:p>29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8-12-16T20:00:00">
            <text:p>Sun Dec 16 20:00:00 2018</text:p>
          </table:table-cell>
          <table:table-cell office:value-type="float" office:value="344.3333">
            <text:p>344.3333</text:p>
          </table:table-cell>
          <table:table-cell office:value-type="float" office:value="36.0">
            <text:p>36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12-17T06:00:00">
            <text:p>Mon Dec 17 06:00:00 2018</text:p>
          </table:table-cell>
          <table:table-cell office:value-type="float" office:value="118.0">
            <text:p>118.0</text:p>
          </table:table-cell>
          <table:table-cell office:value-type="float" office:value="8.0">
            <text:p>8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8-12-17T08:00:00">
            <text:p>Mon Dec 17 08:00:00 2018</text:p>
          </table:table-cell>
          <table:table-cell office:value-type="float" office:value="177.5">
            <text:p>177.5</text:p>
          </table:table-cell>
          <table:table-cell office:value-type="float" office:value="25.3333">
            <text:p>25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8-12-17T09:00:00">
            <text:p>Mon Dec 17 09:00:00 2018</text:p>
          </table:table-cell>
          <table:table-cell office:value-type="float" office:value="169.5">
            <text:p>169.5</text:p>
          </table:table-cell>
          <table:table-cell office:value-type="float" office:value="26.8333">
            <text:p>26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8-12-17T10:00:00">
            <text:p>Mon Dec 17 10:00:00 2018</text:p>
          </table:table-cell>
          <table:table-cell office:value-type="float" office:value="231.8333">
            <text:p>231.8333</text:p>
          </table:table-cell>
          <table:table-cell office:value-type="float" office:value="26.1667">
            <text:p>26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8-12-17T11:00:00">
            <text:p>Mon Dec 17 11:00:00 2018</text:p>
          </table:table-cell>
          <table:table-cell office:value-type="float" office:value="73.3333">
            <text:p>73.3333</text:p>
          </table:table-cell>
          <table:table-cell office:value-type="float" office:value="8.8333">
            <text:p>8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8-12-17T12:00:00">
            <text:p>Mon Dec 17 12:00:00 2018</text:p>
          </table:table-cell>
          <table:table-cell office:value-type="float" office:value="62.5">
            <text:p>62.5</text:p>
          </table:table-cell>
          <table:table-cell office:value-type="float" office:value="6.3333">
            <text:p>6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8-12-17T13:00:00">
            <text:p>Mon Dec 17 13:00:00 2018</text:p>
          </table:table-cell>
          <table:table-cell office:value-type="float" office:value="113.1667">
            <text:p>113.1667</text:p>
          </table:table-cell>
          <table:table-cell office:value-type="float" office:value="10.0">
            <text:p>10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8-12-17T14:00:00">
            <text:p>Mon Dec 17 14:00:00 2018</text:p>
          </table:table-cell>
          <table:table-cell office:value-type="float" office:value="199.1667">
            <text:p>199.1667</text:p>
          </table:table-cell>
          <table:table-cell office:value-type="float" office:value="15.0">
            <text:p>15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8-12-17T15:00:00">
            <text:p>Mon Dec 17 15:00:00 2018</text:p>
          </table:table-cell>
          <table:table-cell office:value-type="float" office:value="190.5">
            <text:p>190.5</text:p>
          </table:table-cell>
          <table:table-cell office:value-type="float" office:value="10.1667">
            <text:p>10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8-12-17T16:00:00">
            <text:p>Mon Dec 17 16:00:00 2018</text:p>
          </table:table-cell>
          <table:table-cell office:value-type="float" office:value="196.6667">
            <text:p>196.6667</text:p>
          </table:table-cell>
          <table:table-cell office:value-type="float" office:value="12.0">
            <text:p>12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8-12-17T17:00:00">
            <text:p>Mon Dec 17 17:00:00 2018</text:p>
          </table:table-cell>
          <table:table-cell office:value-type="float" office:value="188.1667">
            <text:p>188.1667</text:p>
          </table:table-cell>
          <table:table-cell office:value-type="float" office:value="15.5">
            <text:p>15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8-12-17T18:00:00">
            <text:p>Mon Dec 17 18:00:00 2018</text:p>
          </table:table-cell>
          <table:table-cell office:value-type="float" office:value="179.0">
            <text:p>179.0</text:p>
          </table:table-cell>
          <table:table-cell office:value-type="float" office:value="40.5">
            <text:p>40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8-12-18T15:00:00">
            <text:p>Tue Dec 18 15:00:00 2018</text:p>
          </table:table-cell>
          <table:table-cell office:value-type="float" office:value="150.1667">
            <text:p>150.1667</text:p>
          </table:table-cell>
          <table:table-cell office:value-type="float" office:value="26.1667">
            <text:p>26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8-12-18T16:00:00">
            <text:p>Tue Dec 18 16:00:00 2018</text:p>
          </table:table-cell>
          <table:table-cell office:value-type="float" office:value="106.6667">
            <text:p>106.6667</text:p>
          </table:table-cell>
          <table:table-cell office:value-type="float" office:value="17.1667">
            <text:p>17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8-12-18T17:00:00">
            <text:p>Tue Dec 18 17:00:00 2018</text:p>
          </table:table-cell>
          <table:table-cell office:value-type="float" office:value="131.3333">
            <text:p>131.3333</text:p>
          </table:table-cell>
          <table:table-cell office:value-type="float" office:value="25.3333">
            <text:p>25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8-12-18T18:00:00">
            <text:p>Tue Dec 18 18:00:00 2018</text:p>
          </table:table-cell>
          <table:table-cell office:value-type="float" office:value="231.3333">
            <text:p>231.3333</text:p>
          </table:table-cell>
          <table:table-cell office:value-type="float" office:value="48.3333">
            <text:p>48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8-12-19T02:00:00">
            <text:p>Wed Dec 19 02:00:00 2018</text:p>
          </table:table-cell>
          <table:table-cell office:value-type="float" office:value="187.1667">
            <text:p>187.1667</text:p>
          </table:table-cell>
          <table:table-cell office:value-type="float" office:value="31.5">
            <text:p>31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8-12-19T03:00:00">
            <text:p>Wed Dec 19 03:00:00 2018</text:p>
          </table:table-cell>
          <table:table-cell office:value-type="float" office:value="199.5">
            <text:p>199.5</text:p>
          </table:table-cell>
          <table:table-cell office:value-type="float" office:value="32.3333">
            <text:p>32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8-12-19T06:00:00">
            <text:p>Wed Dec 19 06:00:00 2018</text:p>
          </table:table-cell>
          <table:table-cell office:value-type="float" office:value="67.5">
            <text:p>67.5</text:p>
          </table:table-cell>
          <table:table-cell office:value-type="float" office:value="13.0">
            <text:p>13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8-12-19T08:00:00">
            <text:p>Wed Dec 19 08:00:00 2018</text:p>
          </table:table-cell>
          <table:table-cell office:value-type="float" office:value="210.5">
            <text:p>210.5</text:p>
          </table:table-cell>
          <table:table-cell office:value-type="float" office:value="36.3333">
            <text:p>36.3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8-12-19T13:00:00">
            <text:p>Wed Dec 19 13:00:00 2018</text:p>
          </table:table-cell>
          <table:table-cell office:value-type="float" office:value="93.8333">
            <text:p>93.8333</text:p>
          </table:table-cell>
          <table:table-cell office:value-type="float" office:value="23.1667">
            <text:p>23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8-12-19T14:00:00">
            <text:p>Wed Dec 19 14:00:00 2018</text:p>
          </table:table-cell>
          <table:table-cell office:value-type="float" office:value="84.8333">
            <text:p>84.8333</text:p>
          </table:table-cell>
          <table:table-cell office:value-type="float" office:value="16.6667">
            <text:p>16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8-12-19T15:00:00">
            <text:p>Wed Dec 19 15:00:00 2018</text:p>
          </table:table-cell>
          <table:table-cell office:value-type="float" office:value="106.6667">
            <text:p>106.6667</text:p>
          </table:table-cell>
          <table:table-cell office:value-type="float" office:value="20.5">
            <text:p>20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8-12-19T16:00:00">
            <text:p>Wed Dec 19 16:00:00 2018</text:p>
          </table:table-cell>
          <table:table-cell office:value-type="float" office:value="76.3333">
            <text:p>76.3333</text:p>
          </table:table-cell>
          <table:table-cell office:value-type="float" office:value="14.6667">
            <text:p>14.6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8-12-19T17:00:00">
            <text:p>Wed Dec 19 17:00:00 2018</text:p>
          </table:table-cell>
          <table:table-cell office:value-type="float" office:value="70.8333">
            <text:p>70.8333</text:p>
          </table:table-cell>
          <table:table-cell office:value-type="float" office:value="16.5">
            <text:p>16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8-12-19T18:00:00">
            <text:p>Wed Dec 19 18:00:00 2018</text:p>
          </table:table-cell>
          <table:table-cell office:value-type="float" office:value="148.8333">
            <text:p>148.8333</text:p>
          </table:table-cell>
          <table:table-cell office:value-type="float" office:value="42.0">
            <text:p>42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8-12-19T19:00:00">
            <text:p>Wed Dec 19 19:00:00 2018</text:p>
          </table:table-cell>
          <table:table-cell office:value-type="float" office:value="220.1667">
            <text:p>220.1667</text:p>
          </table:table-cell>
          <table:table-cell office:value-type="float" office:value="65.8333">
            <text:p>65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8-12-19T20:00:00">
            <text:p>Wed Dec 19 20:00:00 2018</text:p>
          </table:table-cell>
          <table:table-cell office:value-type="float" office:value="353.6667">
            <text:p>353.6667</text:p>
          </table:table-cell>
          <table:table-cell office:value-type="float" office:value="67.3333">
            <text:p>67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8-12-20T06:00:00">
            <text:p>Thu Dec 20 06:00:00 2018</text:p>
          </table:table-cell>
          <table:table-cell office:value-type="float" office:value="50.8333">
            <text:p>50.8333</text:p>
          </table:table-cell>
          <table:table-cell office:value-type="float" office:value="15.6667">
            <text:p>15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8-12-20T08:00:00">
            <text:p>Thu Dec 20 08:00:00 2018</text:p>
          </table:table-cell>
          <table:table-cell office:value-type="float" office:value="125.6667">
            <text:p>125.6667</text:p>
          </table:table-cell>
          <table:table-cell office:value-type="float" office:value="33.1667">
            <text:p>33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20T15:00:00">
            <text:p>Thu Dec 20 15:00:00 2018</text:p>
          </table:table-cell>
          <table:table-cell office:value-type="float" office:value="92.8333">
            <text:p>92.8333</text:p>
          </table:table-cell>
          <table:table-cell office:value-type="float" office:value="13.3333">
            <text:p>13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8-12-20T16:00:00">
            <text:p>Thu Dec 20 16:00:00 2018</text:p>
          </table:table-cell>
          <table:table-cell office:value-type="float" office:value="62.1667">
            <text:p>62.1667</text:p>
          </table:table-cell>
          <table:table-cell office:value-type="float" office:value="15.3333">
            <text:p>15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8-12-20T17:00:00">
            <text:p>Thu Dec 20 17:00:00 2018</text:p>
          </table:table-cell>
          <table:table-cell office:value-type="float" office:value="51.6667">
            <text:p>51.6667</text:p>
          </table:table-cell>
          <table:table-cell office:value-type="float" office:value="15.8333">
            <text:p>15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8-12-20T18:00:00">
            <text:p>Thu Dec 20 18:00:00 2018</text:p>
          </table:table-cell>
          <table:table-cell office:value-type="float" office:value="100.5">
            <text:p>100.5</text:p>
          </table:table-cell>
          <table:table-cell office:value-type="float" office:value="38.1667">
            <text:p>38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8-12-20T19:00:00">
            <text:p>Thu Dec 20 19:00:00 2018</text:p>
          </table:table-cell>
          <table:table-cell office:value-type="float" office:value="188.0">
            <text:p>188.0</text:p>
          </table:table-cell>
          <table:table-cell office:value-type="float" office:value="69.6667">
            <text:p>69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8-12-20T20:00:00">
            <text:p>Thu Dec 20 20:00:00 2018</text:p>
          </table:table-cell>
          <table:table-cell office:value-type="float" office:value="251.5">
            <text:p>251.5</text:p>
          </table:table-cell>
          <table:table-cell office:value-type="float" office:value="61.6667">
            <text:p>61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8-12-21T01:00:00">
            <text:p>Fri Dec 21 01:00:00 2018</text:p>
          </table:table-cell>
          <table:table-cell office:value-type="float" office:value="163.5">
            <text:p>163.5</text:p>
          </table:table-cell>
          <table:table-cell office:value-type="float" office:value="47.3333">
            <text:p>47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8-12-21T07:00:00">
            <text:p>Fri Dec 21 07:00:00 2018</text:p>
          </table:table-cell>
          <table:table-cell office:value-type="float" office:value="13.1667">
            <text:p>13.1667</text:p>
          </table:table-cell>
          <table:table-cell office:value-type="float" office:value="21.6667">
            <text:p>21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8-12-21T09:00:00">
            <text:p>Fri Dec 21 09:00:00 2018</text:p>
          </table:table-cell>
          <table:table-cell office:value-type="float" office:value="224.0">
            <text:p>224.0</text:p>
          </table:table-cell>
          <table:table-cell office:value-type="float" office:value="48.5">
            <text:p>48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12-21T17:00:00">
            <text:p>Fri Dec 21 17:00:00 2018</text:p>
          </table:table-cell>
          <table:table-cell office:value-type="float" office:value="58.0">
            <text:p>58.0</text:p>
          </table:table-cell>
          <table:table-cell office:value-type="float" office:value="24.0">
            <text:p>24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8-12-21T18:00:00">
            <text:p>Fri Dec 21 18:00:00 2018</text:p>
          </table:table-cell>
          <table:table-cell office:value-type="float" office:value="202.8333">
            <text:p>202.8333</text:p>
          </table:table-cell>
          <table:table-cell office:value-type="float" office:value="60.6667">
            <text:p>60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8-12-22T04:00:00">
            <text:p>Sat Dec 22 04:00:00 2018</text:p>
          </table:table-cell>
          <table:table-cell office:value-type="float" office:value="82.1667">
            <text:p>82.1667</text:p>
          </table:table-cell>
          <table:table-cell office:value-type="float" office:value="26.1667">
            <text:p>26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8-12-22T05:00:00">
            <text:p>Sat Dec 22 05:00:00 2018</text:p>
          </table:table-cell>
          <table:table-cell office:value-type="float" office:value="62.3333">
            <text:p>62.3333</text:p>
          </table:table-cell>
          <table:table-cell office:value-type="float" office:value="26.1667">
            <text:p>26.1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8-12-22T07:00:00">
            <text:p>Sat Dec 22 07:00:00 2018</text:p>
          </table:table-cell>
          <table:table-cell office:value-type="float" office:value="46.8333">
            <text:p>46.8333</text:p>
          </table:table-cell>
          <table:table-cell office:value-type="float" office:value="32.3333">
            <text:p>32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8-12-22T08:00:00">
            <text:p>Sat Dec 22 08:00:00 2018</text:p>
          </table:table-cell>
          <table:table-cell office:value-type="float" office:value="47.8333">
            <text:p>47.8333</text:p>
          </table:table-cell>
          <table:table-cell office:value-type="float" office:value="37.8333">
            <text:p>37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12-22T09:00:00">
            <text:p>Sat Dec 22 09:00:00 2018</text:p>
          </table:table-cell>
          <table:table-cell office:value-type="float" office:value="71.8333">
            <text:p>71.8333</text:p>
          </table:table-cell>
          <table:table-cell office:value-type="float" office:value="41.0">
            <text:p>41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12-22T14:00:00">
            <text:p>Sat Dec 22 14:00:00 2018</text:p>
          </table:table-cell>
          <table:table-cell office:value-type="float" office:value="33.6667">
            <text:p>33.6667</text:p>
          </table:table-cell>
          <table:table-cell office:value-type="float" office:value="21.3333">
            <text:p>21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8-12-22T15:00:00">
            <text:p>Sat Dec 22 15:00:00 2018</text:p>
          </table:table-cell>
          <table:table-cell office:value-type="float" office:value="34.1667">
            <text:p>34.1667</text:p>
          </table:table-cell>
          <table:table-cell office:value-type="float" office:value="18.3333">
            <text:p>18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8-12-22T16:00:00">
            <text:p>Sat Dec 22 16:00:00 2018</text:p>
          </table:table-cell>
          <table:table-cell office:value-type="float" office:value="22.6667">
            <text:p>22.6667</text:p>
          </table:table-cell>
          <table:table-cell office:value-type="float" office:value="11.8333">
            <text:p>11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8-12-22T17:00:00">
            <text:p>Sat Dec 22 17:00:00 2018</text:p>
          </table:table-cell>
          <table:table-cell office:value-type="float" office:value="48.8333">
            <text:p>48.8333</text:p>
          </table:table-cell>
          <table:table-cell office:value-type="float" office:value="14.3333">
            <text:p>14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8-12-22T18:00:00">
            <text:p>Sat Dec 22 18:00:00 2018</text:p>
          </table:table-cell>
          <table:table-cell office:value-type="float" office:value="172.0">
            <text:p>172.0</text:p>
          </table:table-cell>
          <table:table-cell office:value-type="float" office:value="38.3333">
            <text:p>38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8-12-22T19:00:00">
            <text:p>Sat Dec 22 19:00:00 2018</text:p>
          </table:table-cell>
          <table:table-cell office:value-type="float" office:value="507.0">
            <text:p>507.0</text:p>
          </table:table-cell>
          <table:table-cell office:value-type="float" office:value="69.5">
            <text:p>69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23T00:00:00">
            <text:p>Sun Dec 23 00:00:00 2018</text:p>
          </table:table-cell>
          <table:table-cell office:value-type="float" office:value="138.5">
            <text:p>138.5</text:p>
          </table:table-cell>
          <table:table-cell office:value-type="float" office:value="36.1667">
            <text:p>36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8-12-23T01:00:00">
            <text:p>Sun Dec 23 01:00:00 2018</text:p>
          </table:table-cell>
          <table:table-cell office:value-type="float" office:value="126.5">
            <text:p>126.5</text:p>
          </table:table-cell>
          <table:table-cell office:value-type="float" office:value="38.0">
            <text:p>38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8-12-23T02:00:00">
            <text:p>Sun Dec 23 02:00:00 2018</text:p>
          </table:table-cell>
          <table:table-cell office:value-type="float" office:value="264.8333">
            <text:p>264.8333</text:p>
          </table:table-cell>
          <table:table-cell office:value-type="float" office:value="48.6667">
            <text:p>48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23T03:00:00">
            <text:p>Sun Dec 23 03:00:00 2018</text:p>
          </table:table-cell>
          <table:table-cell office:value-type="float" office:value="254.3333">
            <text:p>254.3333</text:p>
          </table:table-cell>
          <table:table-cell office:value-type="float" office:value="46.8333">
            <text:p>46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23T04:00:00">
            <text:p>Sun Dec 23 04:00:00 2018</text:p>
          </table:table-cell>
          <table:table-cell office:value-type="float" office:value="95.5">
            <text:p>95.5</text:p>
          </table:table-cell>
          <table:table-cell office:value-type="float" office:value="34.1667">
            <text:p>34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8-12-23T06:00:00">
            <text:p>Sun Dec 23 06:00:00 2018</text:p>
          </table:table-cell>
          <table:table-cell office:value-type="float" office:value="73.6667">
            <text:p>73.6667</text:p>
          </table:table-cell>
          <table:table-cell office:value-type="float" office:value="27.6667">
            <text:p>27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8-12-23T15:00:00">
            <text:p>Sun Dec 23 15:00:00 2018</text:p>
          </table:table-cell>
          <table:table-cell office:value-type="float" office:value="18.5">
            <text:p>18.5</text:p>
          </table:table-cell>
          <table:table-cell office:value-type="float" office:value="19.8333">
            <text:p>19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8-12-23T16:00:00">
            <text:p>Sun Dec 23 16:00:00 2018</text:p>
          </table:table-cell>
          <table:table-cell office:value-type="float" office:value="10.1667">
            <text:p>10.1667</text:p>
          </table:table-cell>
          <table:table-cell office:value-type="float" office:value="13.0">
            <text:p>13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8-12-23T17:00:00">
            <text:p>Sun Dec 23 17:00:00 2018</text:p>
          </table:table-cell>
          <table:table-cell office:value-type="float" office:value="44.6667">
            <text:p>44.6667</text:p>
          </table:table-cell>
          <table:table-cell office:value-type="float" office:value="27.5">
            <text:p>27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8-12-23T18:00:00">
            <text:p>Sun Dec 23 18:00:00 2018</text:p>
          </table:table-cell>
          <table:table-cell office:value-type="float" office:value="342.5">
            <text:p>342.5</text:p>
          </table:table-cell>
          <table:table-cell office:value-type="float" office:value="68.1667">
            <text:p>68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8-12-24T02:00:00">
            <text:p>Mon Dec 24 02:00:00 2018</text:p>
          </table:table-cell>
          <table:table-cell office:value-type="float" office:value="94.6667">
            <text:p>94.6667</text:p>
          </table:table-cell>
          <table:table-cell office:value-type="float" office:value="39.1667">
            <text:p>39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8-12-24T03:00:00">
            <text:p>Mon Dec 24 03:00:00 2018</text:p>
          </table:table-cell>
          <table:table-cell office:value-type="float" office:value="77.1667">
            <text:p>77.1667</text:p>
          </table:table-cell>
          <table:table-cell office:value-type="float" office:value="34.8333">
            <text:p>34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8-12-24T04:00:00">
            <text:p>Mon Dec 24 04:00:00 2018</text:p>
          </table:table-cell>
          <table:table-cell office:value-type="float" office:value="71.1667">
            <text:p>71.1667</text:p>
          </table:table-cell>
          <table:table-cell office:value-type="float" office:value="36.6667">
            <text:p>36.6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8-12-24T05:00:00">
            <text:p>Mon Dec 24 05:00:00 2018</text:p>
          </table:table-cell>
          <table:table-cell office:value-type="float" office:value="34.5">
            <text:p>34.5</text:p>
          </table:table-cell>
          <table:table-cell office:value-type="float" office:value="25.3333">
            <text:p>25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8-12-24T06:00:00">
            <text:p>Mon Dec 24 06:00:00 2018</text:p>
          </table:table-cell>
          <table:table-cell office:value-type="float" office:value="101.3333">
            <text:p>101.3333</text:p>
          </table:table-cell>
          <table:table-cell office:value-type="float" office:value="32.8333">
            <text:p>32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8-12-24T13:00:00">
            <text:p>Mon Dec 24 13:00:00 2018</text:p>
          </table:table-cell>
          <table:table-cell office:value-type="float" office:value="39.1667">
            <text:p>39.1667</text:p>
          </table:table-cell>
          <table:table-cell office:value-type="float" office:value="40.3333">
            <text:p>40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8-12-24T14:00:00">
            <text:p>Mon Dec 24 14:00:00 2018</text:p>
          </table:table-cell>
          <table:table-cell office:value-type="float" office:value="71.6667">
            <text:p>71.6667</text:p>
          </table:table-cell>
          <table:table-cell office:value-type="float" office:value="40.5">
            <text:p>40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8-12-24T15:00:00">
            <text:p>Mon Dec 24 15:00:00 2018</text:p>
          </table:table-cell>
          <table:table-cell office:value-type="float" office:value="15.8333">
            <text:p>15.8333</text:p>
          </table:table-cell>
          <table:table-cell office:value-type="float" office:value="26.3333">
            <text:p>26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8-12-24T16:00:00">
            <text:p>Mon Dec 24 16:00:00 2018</text:p>
          </table:table-cell>
          <table:table-cell office:value-type="float" office:value="10.1667">
            <text:p>10.1667</text:p>
          </table:table-cell>
          <table:table-cell office:value-type="float" office:value="27.0">
            <text:p>27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8-12-24T17:00:00">
            <text:p>Mon Dec 24 17:00:00 2018</text:p>
          </table:table-cell>
          <table:table-cell office:value-type="float" office:value="21.3333">
            <text:p>21.3333</text:p>
          </table:table-cell>
          <table:table-cell office:value-type="float" office:value="26.1667">
            <text:p>26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8-12-24T18:00:00">
            <text:p>Mon Dec 24 18:00:00 2018</text:p>
          </table:table-cell>
          <table:table-cell office:value-type="float" office:value="164.8333">
            <text:p>164.8333</text:p>
          </table:table-cell>
          <table:table-cell office:value-type="float" office:value="48.8333">
            <text:p>48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8-12-25T06:00:00">
            <text:p>Tue Dec 25 06:00:00 2018</text:p>
          </table:table-cell>
          <table:table-cell office:value-type="float" office:value="135.0">
            <text:p>135.0</text:p>
          </table:table-cell>
          <table:table-cell office:value-type="float" office:value="43.8333">
            <text:p>43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12-25T07:00:00">
            <text:p>Tue Dec 25 07:00:00 2018</text:p>
          </table:table-cell>
          <table:table-cell office:value-type="float" office:value="42.3333">
            <text:p>42.3333</text:p>
          </table:table-cell>
          <table:table-cell office:value-type="float" office:value="31.5">
            <text:p>31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8-12-25T10:00:00">
            <text:p>Tue Dec 25 10:00:00 2018</text:p>
          </table:table-cell>
          <table:table-cell office:value-type="float" office:value="20.5">
            <text:p>20.5</text:p>
          </table:table-cell>
          <table:table-cell office:value-type="float" office:value="34.1667">
            <text:p>34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8-12-25T13:00:00">
            <text:p>Tue Dec 25 13:00:00 2018</text:p>
          </table:table-cell>
          <table:table-cell office:value-type="float" office:value="43.1667">
            <text:p>43.1667</text:p>
          </table:table-cell>
          <table:table-cell office:value-type="float" office:value="23.3333">
            <text:p>23.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8-12-25T14:00:00">
            <text:p>Tue Dec 25 14:00:00 2018</text:p>
          </table:table-cell>
          <table:table-cell office:value-type="float" office:value="17.6667">
            <text:p>17.6667</text:p>
          </table:table-cell>
          <table:table-cell office:value-type="float" office:value="17.6667">
            <text:p>17.6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8-12-25T15:00:00">
            <text:p>Tue Dec 25 15:00:00 2018</text:p>
          </table:table-cell>
          <table:table-cell office:value-type="float" office:value="10.0">
            <text:p>10.0</text:p>
          </table:table-cell>
          <table:table-cell office:value-type="float" office:value="11.1667">
            <text:p>11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8-12-25T16:00:00">
            <text:p>Tue Dec 25 16:00:00 2018</text:p>
          </table:table-cell>
          <table:table-cell office:value-type="float" office:value="13.3333">
            <text:p>13.3333</text:p>
          </table:table-cell>
          <table:table-cell office:value-type="float" office:value="7.6667">
            <text:p>7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8-12-25T17:00:00">
            <text:p>Tue Dec 25 17:00:00 2018</text:p>
          </table:table-cell>
          <table:table-cell office:value-type="float" office:value="16.3333">
            <text:p>16.3333</text:p>
          </table:table-cell>
          <table:table-cell office:value-type="float" office:value="9.6667">
            <text:p>9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8-12-25T18:00:00">
            <text:p>Tue Dec 25 18:00:00 2018</text:p>
          </table:table-cell>
          <table:table-cell office:value-type="float" office:value="68.5">
            <text:p>68.5</text:p>
          </table:table-cell>
          <table:table-cell office:value-type="float" office:value="29.5">
            <text:p>29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8-12-25T19:00:00">
            <text:p>Tue Dec 25 19:00:00 2018</text:p>
          </table:table-cell>
          <table:table-cell office:value-type="float" office:value="388.3333">
            <text:p>388.3333</text:p>
          </table:table-cell>
          <table:table-cell office:value-type="float" office:value="54.8333">
            <text:p>54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8-12-26T02:00:00">
            <text:p>Wed Dec 26 02:00:00 2018</text:p>
          </table:table-cell>
          <table:table-cell office:value-type="float" office:value="135.8333">
            <text:p>135.8333</text:p>
          </table:table-cell>
          <table:table-cell office:value-type="float" office:value="42.6667">
            <text:p>42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8-12-26T03:00:00">
            <text:p>Wed Dec 26 03:00:00 2018</text:p>
          </table:table-cell>
          <table:table-cell office:value-type="float" office:value="10.0">
            <text:p>10.0</text:p>
          </table:table-cell>
          <table:table-cell office:value-type="float" office:value="25.1667">
            <text:p>25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8-12-26T04:00:00">
            <text:p>Wed Dec 26 04:00:00 2018</text:p>
          </table:table-cell>
          <table:table-cell office:value-type="float" office:value="12.0">
            <text:p>12.0</text:p>
          </table:table-cell>
          <table:table-cell office:value-type="float" office:value="22.6667">
            <text:p>22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8-12-26T05:00:00">
            <text:p>Wed Dec 26 05:00:00 2018</text:p>
          </table:table-cell>
          <table:table-cell office:value-type="float" office:value="22.0">
            <text:p>22.0</text:p>
          </table:table-cell>
          <table:table-cell office:value-type="float" office:value="22.6667">
            <text:p>22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8-12-26T06:00:00">
            <text:p>Wed Dec 26 06:00:00 2018</text:p>
          </table:table-cell>
          <table:table-cell office:value-type="float" office:value="39.3333">
            <text:p>39.3333</text:p>
          </table:table-cell>
          <table:table-cell office:value-type="float" office:value="30.3333">
            <text:p>30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8-12-26T07:00:00">
            <text:p>Wed Dec 26 07:00:00 2018</text:p>
          </table:table-cell>
          <table:table-cell office:value-type="float" office:value="58.5">
            <text:p>58.5</text:p>
          </table:table-cell>
          <table:table-cell office:value-type="float" office:value="32.3333">
            <text:p>32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8-12-26T08:00:00">
            <text:p>Wed Dec 26 08:00:00 2018</text:p>
          </table:table-cell>
          <table:table-cell office:value-type="float" office:value="159.0">
            <text:p>159.0</text:p>
          </table:table-cell>
          <table:table-cell office:value-type="float" office:value="59.0">
            <text:p>59.0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26T09:00:00">
            <text:p>Wed Dec 26 09:00:00 2018</text:p>
          </table:table-cell>
          <table:table-cell office:value-type="float" office:value="182.1667">
            <text:p>182.1667</text:p>
          </table:table-cell>
          <table:table-cell office:value-type="float" office:value="57.3333">
            <text:p>57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8-12-26T10:00:00">
            <text:p>Wed Dec 26 10:00:00 2018</text:p>
          </table:table-cell>
          <table:table-cell office:value-type="float" office:value="202.0">
            <text:p>202.0</text:p>
          </table:table-cell>
          <table:table-cell office:value-type="float" office:value="58.5">
            <text:p>58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8-12-26T13:00:00">
            <text:p>Wed Dec 26 13:00:00 2018</text:p>
          </table:table-cell>
          <table:table-cell office:value-type="float" office:value="17.3333">
            <text:p>17.3333</text:p>
          </table:table-cell>
          <table:table-cell office:value-type="float" office:value="40.3333">
            <text:p>40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8-12-26T14:00:00">
            <text:p>Wed Dec 26 14:00:00 2018</text:p>
          </table:table-cell>
          <table:table-cell office:value-type="float" office:value="14.1667">
            <text:p>14.1667</text:p>
          </table:table-cell>
          <table:table-cell office:value-type="float" office:value="30.6667">
            <text:p>30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8-12-26T15:00:00">
            <text:p>Wed Dec 26 15:00:00 2018</text:p>
          </table:table-cell>
          <table:table-cell office:value-type="float" office:value="10.1667">
            <text:p>10.1667</text:p>
          </table:table-cell>
          <table:table-cell office:value-type="float" office:value="24.6667">
            <text:p>24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8-12-26T16:00:00">
            <text:p>Wed Dec 26 16:00:00 2018</text:p>
          </table:table-cell>
          <table:table-cell office:value-type="float" office:value="10.0">
            <text:p>10.0</text:p>
          </table:table-cell>
          <table:table-cell office:value-type="float" office:value="19.5">
            <text:p>19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8-12-26T17:00:00">
            <text:p>Wed Dec 26 17:00:00 2018</text:p>
          </table:table-cell>
          <table:table-cell office:value-type="float" office:value="19.3333">
            <text:p>19.3333</text:p>
          </table:table-cell>
          <table:table-cell office:value-type="float" office:value="18.5">
            <text:p>18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8-12-26T18:00:00">
            <text:p>Wed Dec 26 18:00:00 2018</text:p>
          </table:table-cell>
          <table:table-cell office:value-type="float" office:value="139.5">
            <text:p>139.5</text:p>
          </table:table-cell>
          <table:table-cell office:value-type="float" office:value="51.6667">
            <text:p>51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8-12-26T19:00:00">
            <text:p>Wed Dec 26 19:00:00 2018</text:p>
          </table:table-cell>
          <table:table-cell office:value-type="float" office:value="148.1667">
            <text:p>148.1667</text:p>
          </table:table-cell>
          <table:table-cell office:value-type="float" office:value="56.0">
            <text:p>56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8-12-27T05:00:00">
            <text:p>Thu Dec 27 05:00:00 2018</text:p>
          </table:table-cell>
          <table:table-cell office:value-type="float" office:value="16.8333">
            <text:p>16.8333</text:p>
          </table:table-cell>
          <table:table-cell office:value-type="float" office:value="27.3333">
            <text:p>27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8-12-27T06:00:00">
            <text:p>Thu Dec 27 06:00:00 2018</text:p>
          </table:table-cell>
          <table:table-cell office:value-type="float" office:value="11.6667">
            <text:p>11.6667</text:p>
          </table:table-cell>
          <table:table-cell office:value-type="float" office:value="28.1667">
            <text:p>28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8-12-27T07:00:00">
            <text:p>Thu Dec 27 07:00:00 2018</text:p>
          </table:table-cell>
          <table:table-cell office:value-type="float" office:value="12.8333">
            <text:p>12.8333</text:p>
          </table:table-cell>
          <table:table-cell office:value-type="float" office:value="31.0">
            <text:p>31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12-27T08:00:00">
            <text:p>Thu Dec 27 08:00:00 2018</text:p>
          </table:table-cell>
          <table:table-cell office:value-type="float" office:value="23.5">
            <text:p>23.5</text:p>
          </table:table-cell>
          <table:table-cell office:value-type="float" office:value="33.8333">
            <text:p>33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12-27T13:00:00">
            <text:p>Thu Dec 27 13:00:00 2018</text:p>
          </table:table-cell>
          <table:table-cell office:value-type="float" office:value="95.1667">
            <text:p>95.1667</text:p>
          </table:table-cell>
          <table:table-cell office:value-type="float" office:value="47.0">
            <text:p>47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8-12-27T15:00:00">
            <text:p>Thu Dec 27 15:00:00 2018</text:p>
          </table:table-cell>
          <table:table-cell office:value-type="float" office:value="10.8333">
            <text:p>10.8333</text:p>
          </table:table-cell>
          <table:table-cell office:value-type="float" office:value="18.5">
            <text:p>18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8-12-27T16:00:00">
            <text:p>Thu Dec 27 16:00:00 2018</text:p>
          </table:table-cell>
          <table:table-cell office:value-type="float" office:value="12.3333">
            <text:p>12.3333</text:p>
          </table:table-cell>
          <table:table-cell office:value-type="float" office:value="19.5">
            <text:p>19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8-12-27T17:00:00">
            <text:p>Thu Dec 27 17:00:00 2018</text:p>
          </table:table-cell>
          <table:table-cell office:value-type="float" office:value="19.6667">
            <text:p>19.6667</text:p>
          </table:table-cell>
          <table:table-cell office:value-type="float" office:value="27.0">
            <text:p>27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8-12-27T18:00:00">
            <text:p>Thu Dec 27 18:00:00 2018</text:p>
          </table:table-cell>
          <table:table-cell office:value-type="float" office:value="69.5">
            <text:p>69.5</text:p>
          </table:table-cell>
          <table:table-cell office:value-type="float" office:value="47.5">
            <text:p>47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8-12-27T19:00:00">
            <text:p>Thu Dec 27 19:00:00 2018</text:p>
          </table:table-cell>
          <table:table-cell office:value-type="float" office:value="451.6667">
            <text:p>451.6667</text:p>
          </table:table-cell>
          <table:table-cell office:value-type="float" office:value="70.8333">
            <text:p>70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8-12-28T03:00:00">
            <text:p>Fri Dec 28 03:00:00 2018</text:p>
          </table:table-cell>
          <table:table-cell office:value-type="float" office:value="32.5">
            <text:p>32.5</text:p>
          </table:table-cell>
          <table:table-cell office:value-type="float" office:value="29.1667">
            <text:p>29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8-12-28T04:00:00">
            <text:p>Fri Dec 28 04:00:00 2018</text:p>
          </table:table-cell>
          <table:table-cell office:value-type="float" office:value="17.5">
            <text:p>17.5</text:p>
          </table:table-cell>
          <table:table-cell office:value-type="float" office:value="22.0">
            <text:p>22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8-12-28T05:00:00">
            <text:p>Fri Dec 28 05:00:00 2018</text:p>
          </table:table-cell>
          <table:table-cell office:value-type="float" office:value="31.6667">
            <text:p>31.6667</text:p>
          </table:table-cell>
          <table:table-cell office:value-type="float" office:value="25.1667">
            <text:p>25.1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8-12-28T06:00:00">
            <text:p>Fri Dec 28 06:00:00 2018</text:p>
          </table:table-cell>
          <table:table-cell office:value-type="float" office:value="10.0">
            <text:p>10.0</text:p>
          </table:table-cell>
          <table:table-cell office:value-type="float" office:value="10.1667">
            <text:p>10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8-12-28T07:00:00">
            <text:p>Fri Dec 28 07:00:00 2018</text:p>
          </table:table-cell>
          <table:table-cell office:value-type="float" office:value="10.8333">
            <text:p>10.8333</text:p>
          </table:table-cell>
          <table:table-cell office:value-type="float" office:value="30.5">
            <text:p>30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8-12-28T08:00:00">
            <text:p>Fri Dec 28 08:00:00 2018</text:p>
          </table:table-cell>
          <table:table-cell office:value-type="float" office:value="11.1667">
            <text:p>11.1667</text:p>
          </table:table-cell>
          <table:table-cell office:value-type="float" office:value="32.0">
            <text:p>32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12-28T09:00:00">
            <text:p>Fri Dec 28 09:00:00 2018</text:p>
          </table:table-cell>
          <table:table-cell office:value-type="float" office:value="23.8333">
            <text:p>23.8333</text:p>
          </table:table-cell>
          <table:table-cell office:value-type="float" office:value="41.6667">
            <text:p>41.6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2-28T13:00:00">
            <text:p>Fri Dec 28 13:00:00 2018</text:p>
          </table:table-cell>
          <table:table-cell office:value-type="float" office:value="10.5">
            <text:p>10.5</text:p>
          </table:table-cell>
          <table:table-cell office:value-type="float" office:value="32.6667">
            <text:p>32.6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8-12-28T14:00:00">
            <text:p>Fri Dec 28 14:00:00 2018</text:p>
          </table:table-cell>
          <table:table-cell office:value-type="float" office:value="10.1667">
            <text:p>10.1667</text:p>
          </table:table-cell>
          <table:table-cell office:value-type="float" office:value="25.5">
            <text:p>25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8-12-28T15:00:00">
            <text:p>Fri Dec 28 15:00:00 2018</text:p>
          </table:table-cell>
          <table:table-cell office:value-type="float" office:value="10.0">
            <text:p>10.0</text:p>
          </table:table-cell>
          <table:table-cell office:value-type="float" office:value="17.6667">
            <text:p>17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8-12-28T16:00:00">
            <text:p>Fri Dec 28 16:00:00 2018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8-12-28T17:00:00">
            <text:p>Fri Dec 28 17:00:00 2018</text:p>
          </table:table-cell>
          <table:table-cell office:value-type="float" office:value="15.0">
            <text:p>15.0</text:p>
          </table:table-cell>
          <table:table-cell office:value-type="float" office:value="19.0">
            <text:p>19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8-12-28T18:00:00">
            <text:p>Fri Dec 28 18:00:00 2018</text:p>
          </table:table-cell>
          <table:table-cell office:value-type="float" office:value="116.1667">
            <text:p>116.1667</text:p>
          </table:table-cell>
          <table:table-cell office:value-type="float" office:value="53.8333">
            <text:p>53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8-12-28T19:00:00">
            <text:p>Fri Dec 28 19:00:00 2018</text:p>
          </table:table-cell>
          <table:table-cell office:value-type="float" office:value="303.8333">
            <text:p>303.8333</text:p>
          </table:table-cell>
          <table:table-cell office:value-type="float" office:value="81.0">
            <text:p>81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2-29T00:00:00">
            <text:p>Sat Dec 29 00:00:00 2018</text:p>
          </table:table-cell>
          <table:table-cell office:value-type="float" office:value="84.1667">
            <text:p>84.1667</text:p>
          </table:table-cell>
          <table:table-cell office:value-type="float" office:value="51.5">
            <text:p>51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8-12-29T01:00:00">
            <text:p>Sat Dec 29 01:00:00 2018</text:p>
          </table:table-cell>
          <table:table-cell office:value-type="float" office:value="10.0">
            <text:p>10.0</text:p>
          </table:table-cell>
          <table:table-cell office:value-type="float" office:value="32.6667">
            <text:p>32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8-12-29T06:00:00">
            <text:p>Sat Dec 29 06:00:00 2018</text:p>
          </table:table-cell>
          <table:table-cell office:value-type="float" office:value="10.3333">
            <text:p>10.3333</text:p>
          </table:table-cell>
          <table:table-cell office:value-type="float" office:value="28.5">
            <text:p>28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12-29T14:00:00">
            <text:p>Sat Dec 29 14:00:00 2018</text:p>
          </table:table-cell>
          <table:table-cell office:value-type="float" office:value="10.1667">
            <text:p>10.1667</text:p>
          </table:table-cell>
          <table:table-cell office:value-type="float" office:value="27.8333">
            <text:p>27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8-12-29T15:00:00">
            <text:p>Sat Dec 29 15:00:00 2018</text:p>
          </table:table-cell>
          <table:table-cell office:value-type="float" office:value="10.3333">
            <text:p>10.3333</text:p>
          </table:table-cell>
          <table:table-cell office:value-type="float" office:value="19.6667">
            <text:p>19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8-12-29T16:00:00">
            <text:p>Sat Dec 29 16:00:00 2018</text:p>
          </table:table-cell>
          <table:table-cell office:value-type="float" office:value="13.6667">
            <text:p>13.6667</text:p>
          </table:table-cell>
          <table:table-cell office:value-type="float" office:value="18.3333">
            <text:p>18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8-12-29T17:00:00">
            <text:p>Sat Dec 29 17:00:00 2018</text:p>
          </table:table-cell>
          <table:table-cell office:value-type="float" office:value="10.8333">
            <text:p>10.8333</text:p>
          </table:table-cell>
          <table:table-cell office:value-type="float" office:value="11.3333">
            <text:p>11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8-12-29T18:00:00">
            <text:p>Sat Dec 29 18:00:00 2018</text:p>
          </table:table-cell>
          <table:table-cell office:value-type="float" office:value="28.0">
            <text:p>28.0</text:p>
          </table:table-cell>
          <table:table-cell office:value-type="float" office:value="32.5">
            <text:p>32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8-12-29T19:00:00">
            <text:p>Sat Dec 29 19:00:00 2018</text:p>
          </table:table-cell>
          <table:table-cell office:value-type="float" office:value="92.3333">
            <text:p>92.3333</text:p>
          </table:table-cell>
          <table:table-cell office:value-type="float" office:value="49.1667">
            <text:p>49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8-12-29T20:00:00">
            <text:p>Sat Dec 29 20:00:00 2018</text:p>
          </table:table-cell>
          <table:table-cell office:value-type="float" office:value="32.3333">
            <text:p>32.3333</text:p>
          </table:table-cell>
          <table:table-cell office:value-type="float" office:value="48.3333">
            <text:p>48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8-12-29T21:00:00">
            <text:p>Sat Dec 29 21:00:00 2018</text:p>
          </table:table-cell>
          <table:table-cell office:value-type="float" office:value="20.5">
            <text:p>20.5</text:p>
          </table:table-cell>
          <table:table-cell office:value-type="float" office:value="24.1667">
            <text:p>24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8-12-29T22:00:00">
            <text:p>Sat Dec 29 22:00:00 2018</text:p>
          </table:table-cell>
          <table:table-cell office:value-type="float" office:value="10.1667">
            <text:p>10.1667</text:p>
          </table:table-cell>
          <table:table-cell office:value-type="float" office:value="21.0">
            <text:p>21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8-12-29T23:00:00">
            <text:p>Sat Dec 29 23:00:00 2018</text:p>
          </table:table-cell>
          <table:table-cell office:value-type="float" office:value="14.1667">
            <text:p>14.1667</text:p>
          </table:table-cell>
          <table:table-cell office:value-type="float" office:value="24.5">
            <text:p>24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8-12-30T00:00:00">
            <text:p>Sun Dec 30 00:00:00 2018</text:p>
          </table:table-cell>
          <table:table-cell office:value-type="float" office:value="18.8333">
            <text:p>18.8333</text:p>
          </table:table-cell>
          <table:table-cell office:value-type="float" office:value="25.1667">
            <text:p>25.1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8-12-30T01:00:00">
            <text:p>Sun Dec 30 01:00:00 2018</text:p>
          </table:table-cell>
          <table:table-cell office:value-type="float" office:value="25.1667">
            <text:p>25.1667</text:p>
          </table:table-cell>
          <table:table-cell office:value-type="float" office:value="15.6667">
            <text:p>15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8-12-30T02:00:00">
            <text:p>Sun Dec 30 02:00:00 2018</text:p>
          </table:table-cell>
          <table:table-cell office:value-type="float" office:value="10.0">
            <text:p>10.0</text:p>
          </table:table-cell>
          <table:table-cell office:value-type="float" office:value="11.5">
            <text:p>11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8-12-30T03:00:00">
            <text:p>Sun Dec 30 03:00:00 2018</text:p>
          </table:table-cell>
          <table:table-cell office:value-type="float" office:value="10.0">
            <text:p>10.0</text:p>
          </table:table-cell>
          <table:table-cell office:value-type="float" office:value="4.1667">
            <text:p>4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8-12-30T04:00:00">
            <text:p>Sun Dec 30 04:00:00 2018</text:p>
          </table:table-cell>
          <table:table-cell office:value-type="float" office:value="10.0">
            <text:p>10.0</text:p>
          </table:table-cell>
          <table:table-cell office:value-type="float" office:value="3.3333">
            <text:p>3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8-12-30T05:00:00">
            <text:p>Sun Dec 30 05:00:00 2018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8-12-30T06:00:00">
            <text:p>Sun Dec 30 06:00:00 2018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8-12-30T07:00:00">
            <text:p>Sun Dec 30 07:00:00 2018</text:p>
          </table:table-cell>
          <table:table-cell office:value-type="float" office:value="10.0">
            <text:p>10.0</text:p>
          </table:table-cell>
          <table:table-cell office:value-type="float" office:value="3.0">
            <text:p>3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8-12-30T09:00:00">
            <text:p>Sun Dec 30 09:00:00 2018</text:p>
          </table:table-cell>
          <table:table-cell office:value-type="float" office:value="60.0">
            <text:p>60.0</text:p>
          </table:table-cell>
          <table:table-cell office:value-type="float" office:value="15.0">
            <text:p>15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8-12-31T19:00:00">
            <text:p>Mon Dec 31 19:00:00 2018</text:p>
          </table:table-cell>
          <table:table-cell office:value-type="float" office:value="333.3333">
            <text:p>333.3333</text:p>
          </table:table-cell>
          <table:table-cell office:value-type="float" office:value="76.6667">
            <text:p>76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8-12-31T21:00:00">
            <text:p>Mon Dec 31 21:00:00 2018</text:p>
          </table:table-cell>
          <table:table-cell office:value-type="float" office:value="253.5">
            <text:p>253.5</text:p>
          </table:table-cell>
          <table:table-cell office:value-type="float" office:value="66.1667">
            <text:p>66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9-01-01T04:00:00">
            <text:p>Tue Jan  1 04:00:00 2019</text:p>
          </table:table-cell>
          <table:table-cell office:value-type="float" office:value="10.0">
            <text:p>10.0</text:p>
          </table:table-cell>
          <table:table-cell office:value-type="float" office:value="46.0">
            <text:p>46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9-01-01T05:00:00">
            <text:p>Tue Jan  1 05:00:00 2019</text:p>
          </table:table-cell>
          <table:table-cell office:value-type="float" office:value="37.1667">
            <text:p>37.1667</text:p>
          </table:table-cell>
          <table:table-cell office:value-type="float" office:value="47.1667">
            <text:p>47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9-01-01T06:00:00">
            <text:p>Tue Jan  1 06:00:00 2019</text:p>
          </table:table-cell>
          <table:table-cell office:value-type="float" office:value="40.6667">
            <text:p>40.6667</text:p>
          </table:table-cell>
          <table:table-cell office:value-type="float" office:value="48.5">
            <text:p>48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01-01T07:00:00">
            <text:p>Tue Jan  1 07:00:00 2019</text:p>
          </table:table-cell>
          <table:table-cell office:value-type="float" office:value="22.1667">
            <text:p>22.1667</text:p>
          </table:table-cell>
          <table:table-cell office:value-type="float" office:value="48.0">
            <text:p>48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01-01T08:00:00">
            <text:p>Tue Jan  1 08:00:00 2019</text:p>
          </table:table-cell>
          <table:table-cell office:value-type="float" office:value="45.0">
            <text:p>45.0</text:p>
          </table:table-cell>
          <table:table-cell office:value-type="float" office:value="51.1667">
            <text:p>51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9-01-01T16:00:00">
            <text:p>Tue Jan  1 16:00:00 2019</text:p>
          </table:table-cell>
          <table:table-cell office:value-type="float" office:value="10.0">
            <text:p>10.0</text:p>
          </table:table-cell>
          <table:table-cell office:value-type="float" office:value="17.0">
            <text:p>17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9-01-01T17:00:00">
            <text:p>Tue Jan  1 17:00:00 2019</text:p>
          </table:table-cell>
          <table:table-cell office:value-type="float" office:value="10.0">
            <text:p>10.0</text:p>
          </table:table-cell>
          <table:table-cell office:value-type="float" office:value="12.1667">
            <text:p>12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9-01-01T18:00:00">
            <text:p>Tue Jan  1 18:00:00 2019</text:p>
          </table:table-cell>
          <table:table-cell office:value-type="float" office:value="33.6667">
            <text:p>33.6667</text:p>
          </table:table-cell>
          <table:table-cell office:value-type="float" office:value="40.3333">
            <text:p>40.3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9-01-02T15:00:00">
            <text:p>Wed Jan  2 15:00:00 2019</text:p>
          </table:table-cell>
          <table:table-cell office:value-type="float" office:value="10.0">
            <text:p>10.0</text:p>
          </table:table-cell>
          <table:table-cell office:value-type="float" office:value="19.5">
            <text:p>19.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9-01-02T16:00:00">
            <text:p>Wed Jan  2 16:00:00 2019</text:p>
          </table:table-cell>
          <table:table-cell office:value-type="float" office:value="10.0">
            <text:p>10.0</text:p>
          </table:table-cell>
          <table:table-cell office:value-type="float" office:value="16.1667">
            <text:p>16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9-01-02T17:00:00">
            <text:p>Wed Jan  2 17:00:00 2019</text:p>
          </table:table-cell>
          <table:table-cell office:value-type="float" office:value="10.3333">
            <text:p>10.3333</text:p>
          </table:table-cell>
          <table:table-cell office:value-type="float" office:value="20.3333">
            <text:p>20.3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9-01-02T18:00:00">
            <text:p>Wed Jan  2 18:00:00 2019</text:p>
          </table:table-cell>
          <table:table-cell office:value-type="float" office:value="12.0">
            <text:p>12.0</text:p>
          </table:table-cell>
          <table:table-cell office:value-type="float" office:value="42.6667">
            <text:p>42.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9-01-02T19:00:00">
            <text:p>Wed Jan  2 19:00:00 2019</text:p>
          </table:table-cell>
          <table:table-cell office:value-type="float" office:value="135.8333">
            <text:p>135.8333</text:p>
          </table:table-cell>
          <table:table-cell office:value-type="float" office:value="79.8333">
            <text:p>79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01-03T01:00:00">
            <text:p>Thu Jan  3 01:00:00 2019</text:p>
          </table:table-cell>
          <table:table-cell office:value-type="float" office:value="10.0">
            <text:p>10.0</text:p>
          </table:table-cell>
          <table:table-cell office:value-type="float" office:value="34.3333">
            <text:p>34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9-01-03T03:00:00">
            <text:p>Thu Jan  3 03:00:00 2019</text:p>
          </table:table-cell>
          <table:table-cell office:value-type="float" office:value="10.0">
            <text:p>10.0</text:p>
          </table:table-cell>
          <table:table-cell office:value-type="float" office:value="17.5">
            <text:p>17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9-01-03T04:00:00">
            <text:p>Thu Jan  3 04:00:00 2019</text:p>
          </table:table-cell>
          <table:table-cell office:value-type="float" office:value="10.0">
            <text:p>10.0</text:p>
          </table:table-cell>
          <table:table-cell office:value-type="float" office:value="16.1667">
            <text:p>16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9-01-03T05:00:00">
            <text:p>Thu Jan  3 05:00:00 2019</text:p>
          </table:table-cell>
          <table:table-cell office:value-type="float" office:value="10.0">
            <text:p>10.0</text:p>
          </table:table-cell>
          <table:table-cell office:value-type="float" office:value="23.3333">
            <text:p>23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9-01-03T06:00:00">
            <text:p>Thu Jan  3 06:00:00 2019</text:p>
          </table:table-cell>
          <table:table-cell office:value-type="float" office:value="10.0">
            <text:p>10.0</text:p>
          </table:table-cell>
          <table:table-cell office:value-type="float" office:value="29.5">
            <text:p>29.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9-01-03T07:00:00">
            <text:p>Thu Jan  3 07:00:00 2019</text:p>
          </table:table-cell>
          <table:table-cell office:value-type="float" office:value="10.0">
            <text:p>10.0</text:p>
          </table:table-cell>
          <table:table-cell office:value-type="float" office:value="31.6667">
            <text:p>31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9-01-03T08:00:00">
            <text:p>Thu Jan  3 08:00:00 2019</text:p>
          </table:table-cell>
          <table:table-cell office:value-type="float" office:value="87.0">
            <text:p>87.0</text:p>
          </table:table-cell>
          <table:table-cell office:value-type="float" office:value="47.8333">
            <text:p>47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01-03T09:00:00">
            <text:p>Thu Jan  3 09:00:00 2019</text:p>
          </table:table-cell>
          <table:table-cell office:value-type="float" office:value="52.6667">
            <text:p>52.6667</text:p>
          </table:table-cell>
          <table:table-cell office:value-type="float" office:value="60.1667">
            <text:p>60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03T14:00:00">
            <text:p>Thu Jan  3 14:00:00 2019</text:p>
          </table:table-cell>
          <table:table-cell office:value-type="float" office:value="10.0">
            <text:p>10.0</text:p>
          </table:table-cell>
          <table:table-cell office:value-type="float" office:value="29.5">
            <text:p>29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9-01-03T15:00:00">
            <text:p>Thu Jan  3 15:00:00 2019</text:p>
          </table:table-cell>
          <table:table-cell office:value-type="float" office:value="26.1667">
            <text:p>26.1667</text:p>
          </table:table-cell>
          <table:table-cell office:value-type="float" office:value="18.8333">
            <text:p>18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9-01-03T16:00:00">
            <text:p>Thu Jan  3 16:00:00 2019</text:p>
          </table:table-cell>
          <table:table-cell office:value-type="float" office:value="10.0">
            <text:p>10.0</text:p>
          </table:table-cell>
          <table:table-cell office:value-type="float" office:value="14.0">
            <text:p>14.0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9-01-03T17:00:00">
            <text:p>Thu Jan  3 17:00:00 2019</text:p>
          </table:table-cell>
          <table:table-cell office:value-type="float" office:value="10.0">
            <text:p>10.0</text:p>
          </table:table-cell>
          <table:table-cell office:value-type="float" office:value="19.1667">
            <text:p>19.1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9-01-03T18:00:00">
            <text:p>Thu Jan  3 18:00:00 2019</text:p>
          </table:table-cell>
          <table:table-cell office:value-type="float" office:value="73.6667">
            <text:p>73.6667</text:p>
          </table:table-cell>
          <table:table-cell office:value-type="float" office:value="60.8333">
            <text:p>60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9-01-03T19:00:00">
            <text:p>Thu Jan  3 19:00:00 2019</text:p>
          </table:table-cell>
          <table:table-cell office:value-type="float" office:value="394.6667">
            <text:p>394.6667</text:p>
          </table:table-cell>
          <table:table-cell office:value-type="float" office:value="100.0">
            <text:p>100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01-03T20:00:00">
            <text:p>Thu Jan  3 20:00:00 2019</text:p>
          </table:table-cell>
          <table:table-cell office:value-type="float" office:value="372.5">
            <text:p>372.5</text:p>
          </table:table-cell>
          <table:table-cell office:value-type="float" office:value="91.1667">
            <text:p>91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01-03T22:00:00">
            <text:p>Thu Jan  3 22:00:00 2019</text:p>
          </table:table-cell>
          <table:table-cell office:value-type="float" office:value="69.5">
            <text:p>69.5</text:p>
          </table:table-cell>
          <table:table-cell office:value-type="float" office:value="37.6667">
            <text:p>37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9-01-03T23:00:00">
            <text:p>Thu Jan  3 23:00:00 2019</text:p>
          </table:table-cell>
          <table:table-cell office:value-type="float" office:value="10.0">
            <text:p>10.0</text:p>
          </table:table-cell>
          <table:table-cell office:value-type="float" office:value="25.1667">
            <text:p>25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9-01-04T00:00:00">
            <text:p>Fri Jan  4 00:00:00 2019</text:p>
          </table:table-cell>
          <table:table-cell office:value-type="float" office:value="10.0">
            <text:p>10.0</text:p>
          </table:table-cell>
          <table:table-cell office:value-type="float" office:value="13.1667">
            <text:p>13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9-01-04T01:00:00">
            <text:p>Fri Jan  4 01:00:00 2019</text:p>
          </table:table-cell>
          <table:table-cell office:value-type="float" office:value="10.0">
            <text:p>10.0</text:p>
          </table:table-cell>
          <table:table-cell office:value-type="float" office:value="23.1667">
            <text:p>23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9-01-04T02:00:00">
            <text:p>Fri Jan  4 02:00:00 2019</text:p>
          </table:table-cell>
          <table:table-cell office:value-type="float" office:value="10.0">
            <text:p>10.0</text:p>
          </table:table-cell>
          <table:table-cell office:value-type="float" office:value="24.5">
            <text:p>24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9-01-04T03:00:00">
            <text:p>Fri Jan  4 03:00:00 2019</text:p>
          </table:table-cell>
          <table:table-cell office:value-type="float" office:value="10.0">
            <text:p>10.0</text:p>
          </table:table-cell>
          <table:table-cell office:value-type="float" office:value="16.8333">
            <text:p>16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9-01-04T04:00:00">
            <text:p>Fri Jan  4 04:00:00 2019</text:p>
          </table:table-cell>
          <table:table-cell office:value-type="float" office:value="10.0">
            <text:p>10.0</text:p>
          </table:table-cell>
          <table:table-cell office:value-type="float" office:value="24.6667">
            <text:p>24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9-01-04T18:00:00">
            <text:p>Fri Jan  4 18:00:00 2019</text:p>
          </table:table-cell>
          <table:table-cell office:value-type="float" office:value="205.3333">
            <text:p>205.3333</text:p>
          </table:table-cell>
          <table:table-cell office:value-type="float" office:value="50.8333">
            <text:p>50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9-01-05T00:00:00">
            <text:p>Sat Jan  5 00:00:00 2019</text:p>
          </table:table-cell>
          <table:table-cell office:value-type="float" office:value="181.6667">
            <text:p>181.6667</text:p>
          </table:table-cell>
          <table:table-cell office:value-type="float" office:value="39.8333">
            <text:p>39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9-01-05T02:00:00">
            <text:p>Sat Jan  5 02:00:00 2019</text:p>
          </table:table-cell>
          <table:table-cell office:value-type="float" office:value="24.3333">
            <text:p>24.3333</text:p>
          </table:table-cell>
          <table:table-cell office:value-type="float" office:value="16.3333">
            <text:p>16.3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01-05T04:00:00">
            <text:p>Sat Jan  5 04:00:00 2019</text:p>
          </table:table-cell>
          <table:table-cell office:value-type="float" office:value="10.3333">
            <text:p>10.3333</text:p>
          </table:table-cell>
          <table:table-cell office:value-type="float" office:value="11.8333">
            <text:p>11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01-05T05:00:00">
            <text:p>Sat Jan  5 05:00:00 2019</text:p>
          </table:table-cell>
          <table:table-cell office:value-type="float" office:value="69.0">
            <text:p>69.0</text:p>
          </table:table-cell>
          <table:table-cell office:value-type="float" office:value="24.1667">
            <text:p>24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9-01-05T07:00:00">
            <text:p>Sat Jan  5 07:00:00 2019</text:p>
          </table:table-cell>
          <table:table-cell office:value-type="float" office:value="35.8333">
            <text:p>35.8333</text:p>
          </table:table-cell>
          <table:table-cell office:value-type="float" office:value="27.6667">
            <text:p>27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9-01-05T15:00:00">
            <text:p>Sat Jan  5 15:00:00 2019</text:p>
          </table:table-cell>
          <table:table-cell office:value-type="float" office:value="27.6667">
            <text:p>27.6667</text:p>
          </table:table-cell>
          <table:table-cell office:value-type="float" office:value="17.8333">
            <text:p>17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9-01-05T17:00:00">
            <text:p>Sat Jan  5 17:00:00 2019</text:p>
          </table:table-cell>
          <table:table-cell office:value-type="float" office:value="83.3333">
            <text:p>83.3333</text:p>
          </table:table-cell>
          <table:table-cell office:value-type="float" office:value="25.5">
            <text:p>25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9-01-05T18:00:00">
            <text:p>Sat Jan  5 18:00:00 2019</text:p>
          </table:table-cell>
          <table:table-cell office:value-type="float" office:value="355.0">
            <text:p>355.0</text:p>
          </table:table-cell>
          <table:table-cell office:value-type="float" office:value="83.1667">
            <text:p>83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9-01-06T08:00:00">
            <text:p>Sun Jan  6 08:00:00 2019</text:p>
          </table:table-cell>
          <table:table-cell office:value-type="float" office:value="27.8333">
            <text:p>27.8333</text:p>
          </table:table-cell>
          <table:table-cell office:value-type="float" office:value="29.5">
            <text:p>29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9-01-06T10:00:00">
            <text:p>Sun Jan  6 10:00:00 2019</text:p>
          </table:table-cell>
          <table:table-cell office:value-type="float" office:value="64.1667">
            <text:p>64.1667</text:p>
          </table:table-cell>
          <table:table-cell office:value-type="float" office:value="36.1667">
            <text:p>36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01-06T14:00:00">
            <text:p>Sun Jan  6 14:00:00 2019</text:p>
          </table:table-cell>
          <table:table-cell office:value-type="float" office:value="12.3333">
            <text:p>12.3333</text:p>
          </table:table-cell>
          <table:table-cell office:value-type="float" office:value="11.8333">
            <text:p>11.8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9-01-06T15:00:00">
            <text:p>Sun Jan  6 15:00:00 2019</text:p>
          </table:table-cell>
          <table:table-cell office:value-type="float" office:value="11.5">
            <text:p>11.5</text:p>
          </table:table-cell>
          <table:table-cell office:value-type="float" office:value="10.0">
            <text:p>10.0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9-01-06T16:00:00">
            <text:p>Sun Jan  6 16:00:00 2019</text:p>
          </table:table-cell>
          <table:table-cell office:value-type="float" office:value="10.0">
            <text:p>10.0</text:p>
          </table:table-cell>
          <table:table-cell office:value-type="float" office:value="7.1667">
            <text:p>7.1667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19-01-06T17:00:00">
            <text:p>Sun Jan  6 17:00:00 2019</text:p>
          </table:table-cell>
          <table:table-cell office:value-type="float" office:value="10.0">
            <text:p>10.0</text:p>
          </table:table-cell>
          <table:table-cell office:value-type="float" office:value="8.6667">
            <text:p>8.6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9-01-06T18:00:00">
            <text:p>Sun Jan  6 18:00:00 2019</text:p>
          </table:table-cell>
          <table:table-cell office:value-type="float" office:value="13.1667">
            <text:p>13.1667</text:p>
          </table:table-cell>
          <table:table-cell office:value-type="float" office:value="27.3333">
            <text:p>27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9-01-06T19:00:00">
            <text:p>Sun Jan  6 19:00:00 2019</text:p>
          </table:table-cell>
          <table:table-cell office:value-type="float" office:value="306.1667">
            <text:p>306.1667</text:p>
          </table:table-cell>
          <table:table-cell office:value-type="float" office:value="64.3333">
            <text:p>64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9-01-06T20:00:00">
            <text:p>Sun Jan  6 20:00:00 2019</text:p>
          </table:table-cell>
          <table:table-cell office:value-type="float" office:value="420.1667">
            <text:p>420.1667</text:p>
          </table:table-cell>
          <table:table-cell office:value-type="float" office:value="68.8333">
            <text:p>68.8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9-01-07T17:00:00">
            <text:p>Mon Jan  7 17:00:00 2019</text:p>
          </table:table-cell>
          <table:table-cell office:value-type="float" office:value="11.3333">
            <text:p>11.3333</text:p>
          </table:table-cell>
          <table:table-cell office:value-type="float" office:value="14.0">
            <text:p>14.0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9-01-07T18:00:00">
            <text:p>Mon Jan  7 18:00:00 2019</text:p>
          </table:table-cell>
          <table:table-cell office:value-type="float" office:value="149.1667">
            <text:p>149.1667</text:p>
          </table:table-cell>
          <table:table-cell office:value-type="float" office:value="71.8333">
            <text:p>71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9-01-08T07:00:00">
            <text:p>Tue Jan  8 07:00:00 2019</text:p>
          </table:table-cell>
          <table:table-cell office:value-type="float" office:value="21.1667">
            <text:p>21.1667</text:p>
          </table:table-cell>
          <table:table-cell office:value-type="float" office:value="34.3333">
            <text:p>34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9-01-08T08:00:00">
            <text:p>Tue Jan  8 08:00:00 2019</text:p>
          </table:table-cell>
          <table:table-cell office:value-type="float" office:value="253.5">
            <text:p>253.5</text:p>
          </table:table-cell>
          <table:table-cell office:value-type="float" office:value="60.3333">
            <text:p>60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9-01-08T18:00:00">
            <text:p>Tue Jan  8 18:00:00 2019</text:p>
          </table:table-cell>
          <table:table-cell office:value-type="float" office:value="427.3333">
            <text:p>427.3333</text:p>
          </table:table-cell>
          <table:table-cell office:value-type="float" office:value="47.6667">
            <text:p>47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9-01-09T15:00:00">
            <text:p>Wed Jan  9 15:00:00 2019</text:p>
          </table:table-cell>
          <table:table-cell office:value-type="float" office:value="185.6667">
            <text:p>185.6667</text:p>
          </table:table-cell>
          <table:table-cell office:value-type="float" office:value="7.8333">
            <text:p>7.8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9-01-09T16:00:00">
            <text:p>Wed Jan  9 16:00:00 2019</text:p>
          </table:table-cell>
          <table:table-cell office:value-type="float" office:value="151.1667">
            <text:p>151.1667</text:p>
          </table:table-cell>
          <table:table-cell office:value-type="float" office:value="8.6667">
            <text:p>8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9-01-09T17:00:00">
            <text:p>Wed Jan  9 17:00:00 2019</text:p>
          </table:table-cell>
          <table:table-cell office:value-type="float" office:value="142.3333">
            <text:p>142.3333</text:p>
          </table:table-cell>
          <table:table-cell office:value-type="float" office:value="13.6667">
            <text:p>13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9-01-09T18:00:00">
            <text:p>Wed Jan  9 18:00:00 2019</text:p>
          </table:table-cell>
          <table:table-cell office:value-type="float" office:value="292.0">
            <text:p>292.0</text:p>
          </table:table-cell>
          <table:table-cell office:value-type="float" office:value="50.5">
            <text:p>50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01-10T14:00:00">
            <text:p>Thu Jan 10 14:00:00 2019</text:p>
          </table:table-cell>
          <table:table-cell office:value-type="float" office:value="225.0">
            <text:p>225.0</text:p>
          </table:table-cell>
          <table:table-cell office:value-type="float" office:value="12.8333">
            <text:p>12.8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9-01-10T15:00:00">
            <text:p>Thu Jan 10 15:00:00 2019</text:p>
          </table:table-cell>
          <table:table-cell office:value-type="float" office:value="179.1667">
            <text:p>179.1667</text:p>
          </table:table-cell>
          <table:table-cell office:value-type="float" office:value="8.5">
            <text:p>8.5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9-01-10T16:00:00">
            <text:p>Thu Jan 10 16:00:00 2019</text:p>
          </table:table-cell>
          <table:table-cell office:value-type="float" office:value="152.3333">
            <text:p>152.3333</text:p>
          </table:table-cell>
          <table:table-cell office:value-type="float" office:value="11.5">
            <text:p>11.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9-01-10T17:00:00">
            <text:p>Thu Jan 10 17:00:00 2019</text:p>
          </table:table-cell>
          <table:table-cell office:value-type="float" office:value="141.5">
            <text:p>141.5</text:p>
          </table:table-cell>
          <table:table-cell office:value-type="float" office:value="8.6667">
            <text:p>8.6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9-01-10T18:00:00">
            <text:p>Thu Jan 10 18:00:00 2019</text:p>
          </table:table-cell>
          <table:table-cell office:value-type="float" office:value="190.0">
            <text:p>190.0</text:p>
          </table:table-cell>
          <table:table-cell office:value-type="float" office:value="16.5">
            <text:p>16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9-01-10T19:00:00">
            <text:p>Thu Jan 10 19:00:00 2019</text:p>
          </table:table-cell>
          <table:table-cell office:value-type="float" office:value="270.5">
            <text:p>270.5</text:p>
          </table:table-cell>
          <table:table-cell office:value-type="float" office:value="33.1667">
            <text:p>33.1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9-01-11T18:00:00">
            <text:p>Fri Jan 11 18:00:00 2019</text:p>
          </table:table-cell>
          <table:table-cell office:value-type="float" office:value="320.3333">
            <text:p>320.3333</text:p>
          </table:table-cell>
          <table:table-cell office:value-type="float" office:value="34.8333">
            <text:p>34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9-01-11T19:00:00">
            <text:p>Fri Jan 11 19:00:00 2019</text:p>
          </table:table-cell>
          <table:table-cell office:value-type="float" office:value="600.1667">
            <text:p>600.1667</text:p>
          </table:table-cell>
          <table:table-cell office:value-type="float" office:value="88.8333">
            <text:p>88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9-01-12T15:00:00">
            <text:p>Sat Jan 12 15:00:00 2019</text:p>
          </table:table-cell>
          <table:table-cell office:value-type="float" office:value="229.5">
            <text:p>229.5</text:p>
          </table:table-cell>
          <table:table-cell office:value-type="float" office:value="13.6667">
            <text:p>13.6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9-01-12T16:00:00">
            <text:p>Sat Jan 12 16:00:00 2019</text:p>
          </table:table-cell>
          <table:table-cell office:value-type="float" office:value="182.3333">
            <text:p>182.3333</text:p>
          </table:table-cell>
          <table:table-cell office:value-type="float" office:value="8.6667">
            <text:p>8.6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9-01-12T17:00:00">
            <text:p>Sat Jan 12 17:00:00 2019</text:p>
          </table:table-cell>
          <table:table-cell office:value-type="float" office:value="183.5">
            <text:p>183.5</text:p>
          </table:table-cell>
          <table:table-cell office:value-type="float" office:value="13.0">
            <text:p>13.0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9-01-12T18:00:00">
            <text:p>Sat Jan 12 18:00:00 2019</text:p>
          </table:table-cell>
          <table:table-cell office:value-type="float" office:value="287.8333">
            <text:p>287.8333</text:p>
          </table:table-cell>
          <table:table-cell office:value-type="float" office:value="41.5">
            <text:p>41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9-01-13T15:00:00">
            <text:p>Sun Jan 13 15:00:00 2019</text:p>
          </table:table-cell>
          <table:table-cell office:value-type="float" office:value="227.3333">
            <text:p>227.3333</text:p>
          </table:table-cell>
          <table:table-cell office:value-type="float" office:value="10.8333">
            <text:p>10.8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19-01-13T16:00:00">
            <text:p>Sun Jan 13 16:00:00 2019</text:p>
          </table:table-cell>
          <table:table-cell office:value-type="float" office:value="186.1667">
            <text:p>186.1667</text:p>
          </table:table-cell>
          <table:table-cell office:value-type="float" office:value="8.6667">
            <text:p>8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9-01-13T17:00:00">
            <text:p>Sun Jan 13 17:00:00 2019</text:p>
          </table:table-cell>
          <table:table-cell office:value-type="float" office:value="155.1667">
            <text:p>155.1667</text:p>
          </table:table-cell>
          <table:table-cell office:value-type="float" office:value="7.8333">
            <text:p>7.8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9-01-13T18:00:00">
            <text:p>Sun Jan 13 18:00:00 2019</text:p>
          </table:table-cell>
          <table:table-cell office:value-type="float" office:value="309.6667">
            <text:p>309.6667</text:p>
          </table:table-cell>
          <table:table-cell office:value-type="float" office:value="47.5">
            <text:p>47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9-01-14T17:00:00">
            <text:p>Mon Jan 14 17:00:00 2019</text:p>
          </table:table-cell>
          <table:table-cell office:value-type="float" office:value="195.0">
            <text:p>195.0</text:p>
          </table:table-cell>
          <table:table-cell office:value-type="float" office:value="18.3333">
            <text:p>18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9-01-14T18:00:00">
            <text:p>Mon Jan 14 18:00:00 2019</text:p>
          </table:table-cell>
          <table:table-cell office:value-type="float" office:value="314.3333">
            <text:p>314.3333</text:p>
          </table:table-cell>
          <table:table-cell office:value-type="float" office:value="55.1667">
            <text:p>55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01-15T15:00:00">
            <text:p>Tue Jan 15 15:00:00 2019</text:p>
          </table:table-cell>
          <table:table-cell office:value-type="float" office:value="309.5">
            <text:p>309.5</text:p>
          </table:table-cell>
          <table:table-cell office:value-type="float" office:value="22.0">
            <text:p>22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9-01-15T16:00:00">
            <text:p>Tue Jan 15 16:00:00 2019</text:p>
          </table:table-cell>
          <table:table-cell office:value-type="float" office:value="289.3333">
            <text:p>289.3333</text:p>
          </table:table-cell>
          <table:table-cell office:value-type="float" office:value="20.1667">
            <text:p>20.1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9-01-15T17:00:00">
            <text:p>Tue Jan 15 17:00:00 2019</text:p>
          </table:table-cell>
          <table:table-cell office:value-type="float" office:value="281.5">
            <text:p>281.5</text:p>
          </table:table-cell>
          <table:table-cell office:value-type="float" office:value="22.5">
            <text:p>22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9-01-15T18:00:00">
            <text:p>Tue Jan 15 18:00:00 2019</text:p>
          </table:table-cell>
          <table:table-cell office:value-type="float" office:value="332.1667">
            <text:p>332.1667</text:p>
          </table:table-cell>
          <table:table-cell office:value-type="float" office:value="38.0">
            <text:p>38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9-01-16T18:00:00">
            <text:p>Wed Jan 16 18:00:00 2019</text:p>
          </table:table-cell>
          <table:table-cell office:value-type="float" office:value="434.5">
            <text:p>434.5</text:p>
          </table:table-cell>
          <table:table-cell office:value-type="float" office:value="33.1667">
            <text:p>33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9-01-17T16:00:00">
            <text:p>Thu Jan 17 16:00:00 2019</text:p>
          </table:table-cell>
          <table:table-cell office:value-type="float" office:value="360.3333">
            <text:p>360.3333</text:p>
          </table:table-cell>
          <table:table-cell office:value-type="float" office:value="17.5">
            <text:p>17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9-01-17T17:00:00">
            <text:p>Thu Jan 17 17:00:00 2019</text:p>
          </table:table-cell>
          <table:table-cell office:value-type="float" office:value="356.1667">
            <text:p>356.1667</text:p>
          </table:table-cell>
          <table:table-cell office:value-type="float" office:value="23.8333">
            <text:p>23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01-17T18:00:00">
            <text:p>Thu Jan 17 18:00:00 2019</text:p>
          </table:table-cell>
          <table:table-cell office:value-type="float" office:value="387.8333">
            <text:p>387.8333</text:p>
          </table:table-cell>
          <table:table-cell office:value-type="float" office:value="26.6667">
            <text:p>26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9-01-17T19:00:00">
            <text:p>Thu Jan 17 19:00:00 2019</text:p>
          </table:table-cell>
          <table:table-cell office:value-type="float" office:value="458.1667">
            <text:p>458.1667</text:p>
          </table:table-cell>
          <table:table-cell office:value-type="float" office:value="40.8333">
            <text:p>40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9-01-17T20:00:00">
            <text:p>Thu Jan 17 20:00:00 2019</text:p>
          </table:table-cell>
          <table:table-cell office:value-type="float" office:value="494.6667">
            <text:p>494.6667</text:p>
          </table:table-cell>
          <table:table-cell office:value-type="float" office:value="46.3333">
            <text:p>46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9-01-17T21:00:00">
            <text:p>Thu Jan 17 21:00:00 2019</text:p>
          </table:table-cell>
          <table:table-cell office:value-type="float" office:value="457.0">
            <text:p>457.0</text:p>
          </table:table-cell>
          <table:table-cell office:value-type="float" office:value="40.6667">
            <text:p>40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9-01-17T22:00:00">
            <text:p>Thu Jan 17 22:00:00 2019</text:p>
          </table:table-cell>
          <table:table-cell office:value-type="float" office:value="415.8333">
            <text:p>415.8333</text:p>
          </table:table-cell>
          <table:table-cell office:value-type="float" office:value="36.5">
            <text:p>36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9-01-17T23:00:00">
            <text:p>Thu Jan 17 23:00:00 2019</text:p>
          </table:table-cell>
          <table:table-cell office:value-type="float" office:value="423.0">
            <text:p>423.0</text:p>
          </table:table-cell>
          <table:table-cell office:value-type="float" office:value="40.1667">
            <text:p>40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9-01-18T00:00:00">
            <text:p>Fri Jan 18 00:00:00 2019</text:p>
          </table:table-cell>
          <table:table-cell office:value-type="float" office:value="423.8333">
            <text:p>423.8333</text:p>
          </table:table-cell>
          <table:table-cell office:value-type="float" office:value="37.5">
            <text:p>37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9-01-18T17:00:00">
            <text:p>Fri Jan 18 17:00:00 2019</text:p>
          </table:table-cell>
          <table:table-cell office:value-type="float" office:value="300.6667">
            <text:p>300.6667</text:p>
          </table:table-cell>
          <table:table-cell office:value-type="float" office:value="20.0">
            <text:p>20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9-01-18T18:00:00">
            <text:p>Fri Jan 18 18:00:00 2019</text:p>
          </table:table-cell>
          <table:table-cell office:value-type="float" office:value="328.6667">
            <text:p>328.6667</text:p>
          </table:table-cell>
          <table:table-cell office:value-type="float" office:value="27.1667">
            <text:p>27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9-01-18T19:00:00">
            <text:p>Fri Jan 18 19:00:00 2019</text:p>
          </table:table-cell>
          <table:table-cell office:value-type="float" office:value="391.0">
            <text:p>391.0</text:p>
          </table:table-cell>
          <table:table-cell office:value-type="float" office:value="51.8333">
            <text:p>51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9-01-18T20:00:00">
            <text:p>Fri Jan 18 20:00:00 2019</text:p>
          </table:table-cell>
          <table:table-cell office:value-type="float" office:value="467.0">
            <text:p>467.0</text:p>
          </table:table-cell>
          <table:table-cell office:value-type="float" office:value="70.5">
            <text:p>70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9-01-19T00:00:00">
            <text:p>Sat Jan 19 00:00:00 2019</text:p>
          </table:table-cell>
          <table:table-cell office:value-type="float" office:value="343.0">
            <text:p>343.0</text:p>
          </table:table-cell>
          <table:table-cell office:value-type="float" office:value="18.0">
            <text:p>18.0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9-01-19T01:00:00">
            <text:p>Sat Jan 19 01:00:00 2019</text:p>
          </table:table-cell>
          <table:table-cell office:value-type="float" office:value="340.1667">
            <text:p>340.1667</text:p>
          </table:table-cell>
          <table:table-cell office:value-type="float" office:value="17.8333">
            <text:p>17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9-01-19T02:00:00">
            <text:p>Sat Jan 19 02:00:00 2019</text:p>
          </table:table-cell>
          <table:table-cell office:value-type="float" office:value="337.3333">
            <text:p>337.3333</text:p>
          </table:table-cell>
          <table:table-cell office:value-type="float" office:value="14.1667">
            <text:p>14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01-20T06:00:00">
            <text:p>Sun Jan 20 06:00:00 2019</text:p>
          </table:table-cell>
          <table:table-cell office:value-type="float" office:value="325.8333">
            <text:p>325.8333</text:p>
          </table:table-cell>
          <table:table-cell office:value-type="float" office:value="4.0">
            <text:p>4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01-20T07:00:00">
            <text:p>Sun Jan 20 07:00:00 2019</text:p>
          </table:table-cell>
          <table:table-cell office:value-type="float" office:value="328.5">
            <text:p>328.5</text:p>
          </table:table-cell>
          <table:table-cell office:value-type="float" office:value="4.0">
            <text:p>4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01-20T08:00:00">
            <text:p>Sun Jan 20 08:00:00 2019</text:p>
          </table:table-cell>
          <table:table-cell office:value-type="float" office:value="322.1667">
            <text:p>322.1667</text:p>
          </table:table-cell>
          <table:table-cell office:value-type="float" office:value="4.6667">
            <text:p>4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9-01-20T09:00:00">
            <text:p>Sun Jan 20 09:00:00 2019</text:p>
          </table:table-cell>
          <table:table-cell office:value-type="float" office:value="321.1667">
            <text:p>321.1667</text:p>
          </table:table-cell>
          <table:table-cell office:value-type="float" office:value="5.6667">
            <text:p>5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9-01-20T10:00:00">
            <text:p>Sun Jan 20 10:00:00 2019</text:p>
          </table:table-cell>
          <table:table-cell office:value-type="float" office:value="333.1667">
            <text:p>333.1667</text:p>
          </table:table-cell>
          <table:table-cell office:value-type="float" office:value="5.3333">
            <text:p>5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9-01-20T11:00:00">
            <text:p>Sun Jan 20 11:00:00 2019</text:p>
          </table:table-cell>
          <table:table-cell office:value-type="float" office:value="352.8333">
            <text:p>352.8333</text:p>
          </table:table-cell>
          <table:table-cell office:value-type="float" office:value="7.6667">
            <text:p>7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01-20T12:00:00">
            <text:p>Sun Jan 20 12:00:00 2019</text:p>
          </table:table-cell>
          <table:table-cell office:value-type="float" office:value="344.6667">
            <text:p>344.6667</text:p>
          </table:table-cell>
          <table:table-cell office:value-type="float" office:value="5.8333">
            <text:p>5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9-01-20T13:00:00">
            <text:p>Sun Jan 20 13:00:00 2019</text:p>
          </table:table-cell>
          <table:table-cell office:value-type="float" office:value="358.1667">
            <text:p>358.1667</text:p>
          </table:table-cell>
          <table:table-cell office:value-type="float" office:value="6.1667">
            <text:p>6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9-01-20T19:00:00">
            <text:p>Sun Jan 20 19:00:00 2019</text:p>
          </table:table-cell>
          <table:table-cell office:value-type="float" office:value="452.6667">
            <text:p>452.6667</text:p>
          </table:table-cell>
          <table:table-cell office:value-type="float" office:value="39.3333">
            <text:p>39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9-01-21T19:00:00">
            <text:p>Mon Jan 21 19:00:00 2019</text:p>
          </table:table-cell>
          <table:table-cell office:value-type="float" office:value="337.1667">
            <text:p>337.1667</text:p>
          </table:table-cell>
          <table:table-cell office:value-type="float" office:value="30.8333">
            <text:p>30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9-01-22T14:00:00">
            <text:p>Tue Jan 22 14:00:00 2019</text:p>
          </table:table-cell>
          <table:table-cell office:value-type="float" office:value="266.8333">
            <text:p>266.8333</text:p>
          </table:table-cell>
          <table:table-cell office:value-type="float" office:value="13.0">
            <text:p>13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01-22T15:00:00">
            <text:p>Tue Jan 22 15:00:00 2019</text:p>
          </table:table-cell>
          <table:table-cell office:value-type="float" office:value="297.1667">
            <text:p>297.1667</text:p>
          </table:table-cell>
          <table:table-cell office:value-type="float" office:value="13.0">
            <text:p>13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9-01-22T16:00:00">
            <text:p>Tue Jan 22 16:00:00 2019</text:p>
          </table:table-cell>
          <table:table-cell office:value-type="float" office:value="284.8333">
            <text:p>284.8333</text:p>
          </table:table-cell>
          <table:table-cell office:value-type="float" office:value="10.8333">
            <text:p>10.8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9-01-22T17:00:00">
            <text:p>Tue Jan 22 17:00:00 2019</text:p>
          </table:table-cell>
          <table:table-cell office:value-type="float" office:value="318.3333">
            <text:p>318.3333</text:p>
          </table:table-cell>
          <table:table-cell office:value-type="float" office:value="14.6667">
            <text:p>14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9-01-22T18:00:00">
            <text:p>Tue Jan 22 18:00:00 2019</text:p>
          </table:table-cell>
          <table:table-cell office:value-type="float" office:value="365.1667">
            <text:p>365.1667</text:p>
          </table:table-cell>
          <table:table-cell office:value-type="float" office:value="21.1667">
            <text:p>21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9-01-22T19:00:00">
            <text:p>Tue Jan 22 19:00:00 2019</text:p>
          </table:table-cell>
          <table:table-cell office:value-type="float" office:value="314.8333">
            <text:p>314.8333</text:p>
          </table:table-cell>
          <table:table-cell office:value-type="float" office:value="22.8333">
            <text:p>22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01-22T20:00:00">
            <text:p>Tue Jan 22 20:00:00 2019</text:p>
          </table:table-cell>
          <table:table-cell office:value-type="float" office:value="304.5">
            <text:p>304.5</text:p>
          </table:table-cell>
          <table:table-cell office:value-type="float" office:value="21.8333">
            <text:p>21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9-01-22T21:00:00">
            <text:p>Tue Jan 22 21:00:00 2019</text:p>
          </table:table-cell>
          <table:table-cell office:value-type="float" office:value="313.8333">
            <text:p>313.8333</text:p>
          </table:table-cell>
          <table:table-cell office:value-type="float" office:value="18.1667">
            <text:p>18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9-01-22T22:00:00">
            <text:p>Tue Jan 22 22:00:00 2019</text:p>
          </table:table-cell>
          <table:table-cell office:value-type="float" office:value="272.8333">
            <text:p>272.8333</text:p>
          </table:table-cell>
          <table:table-cell office:value-type="float" office:value="13.8333">
            <text:p>13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01-22T23:00:00">
            <text:p>Tue Jan 22 23:00:00 2019</text:p>
          </table:table-cell>
          <table:table-cell office:value-type="float" office:value="260.6667">
            <text:p>260.6667</text:p>
          </table:table-cell>
          <table:table-cell office:value-type="float" office:value="8.6667">
            <text:p>8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9-01-23T00:00:00">
            <text:p>Wed Jan 23 00:00:00 2019</text:p>
          </table:table-cell>
          <table:table-cell office:value-type="float" office:value="259.0">
            <text:p>259.0</text:p>
          </table:table-cell>
          <table:table-cell office:value-type="float" office:value="5.6667">
            <text:p>5.6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9-01-23T01:00:00">
            <text:p>Wed Jan 23 01:00:00 2019</text:p>
          </table:table-cell>
          <table:table-cell office:value-type="float" office:value="256.6667">
            <text:p>256.6667</text:p>
          </table:table-cell>
          <table:table-cell office:value-type="float" office:value="5.0">
            <text:p>5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9-01-23T02:00:00">
            <text:p>Wed Jan 23 02:00:00 2019</text:p>
          </table:table-cell>
          <table:table-cell office:value-type="float" office:value="260.6667">
            <text:p>260.6667</text:p>
          </table:table-cell>
          <table:table-cell office:value-type="float" office:value="4.5">
            <text:p>4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9-01-23T03:00:00">
            <text:p>Wed Jan 23 03:00:00 2019</text:p>
          </table:table-cell>
          <table:table-cell office:value-type="float" office:value="259.6667">
            <text:p>259.6667</text:p>
          </table:table-cell>
          <table:table-cell office:value-type="float" office:value="4.0">
            <text:p>4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9-01-23T04:00:00">
            <text:p>Wed Jan 23 04:00:00 2019</text:p>
          </table:table-cell>
          <table:table-cell office:value-type="float" office:value="257.3333">
            <text:p>257.3333</text:p>
          </table:table-cell>
          <table:table-cell office:value-type="float" office:value="3.6667">
            <text:p>3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9-01-23T05:00:00">
            <text:p>Wed Jan 23 05:00:00 2019</text:p>
          </table:table-cell>
          <table:table-cell office:value-type="float" office:value="250.5">
            <text:p>250.5</text:p>
          </table:table-cell>
          <table:table-cell office:value-type="float" office:value="3.6667">
            <text:p>3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9-01-25T16:00:00">
            <text:p>Fri Jan 25 16:00:00 2019</text:p>
          </table:table-cell>
          <table:table-cell office:value-type="float" office:value="190.1667">
            <text:p>190.1667</text:p>
          </table:table-cell>
          <table:table-cell office:value-type="float" office:value="8.5">
            <text:p>8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9-01-25T17:00:00">
            <text:p>Fri Jan 25 17:00:00 2019</text:p>
          </table:table-cell>
          <table:table-cell office:value-type="float" office:value="182.1667">
            <text:p>182.1667</text:p>
          </table:table-cell>
          <table:table-cell office:value-type="float" office:value="9.3333">
            <text:p>9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9-01-25T18:00:00">
            <text:p>Fri Jan 25 18:00:00 2019</text:p>
          </table:table-cell>
          <table:table-cell office:value-type="float" office:value="219.1667">
            <text:p>219.1667</text:p>
          </table:table-cell>
          <table:table-cell office:value-type="float" office:value="18.8333">
            <text:p>18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9-01-25T19:00:00">
            <text:p>Fri Jan 25 19:00:00 2019</text:p>
          </table:table-cell>
          <table:table-cell office:value-type="float" office:value="559.6667">
            <text:p>559.6667</text:p>
          </table:table-cell>
          <table:table-cell office:value-type="float" office:value="77.6667">
            <text:p>77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9-01-26T15:00:00">
            <text:p>Sat Jan 26 15:00:00 2019</text:p>
          </table:table-cell>
          <table:table-cell office:value-type="float" office:value="249.1667">
            <text:p>249.1667</text:p>
          </table:table-cell>
          <table:table-cell office:value-type="float" office:value="9.6667">
            <text:p>9.6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9-01-26T16:00:00">
            <text:p>Sat Jan 26 16:00:00 2019</text:p>
          </table:table-cell>
          <table:table-cell office:value-type="float" office:value="203.8333">
            <text:p>203.8333</text:p>
          </table:table-cell>
          <table:table-cell office:value-type="float" office:value="7.8333">
            <text:p>7.8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9-01-26T17:00:00">
            <text:p>Sat Jan 26 17:00:00 2019</text:p>
          </table:table-cell>
          <table:table-cell office:value-type="float" office:value="179.0">
            <text:p>179.0</text:p>
          </table:table-cell>
          <table:table-cell office:value-type="float" office:value="8.0">
            <text:p>8.0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9-01-26T18:00:00">
            <text:p>Sat Jan 26 18:00:00 2019</text:p>
          </table:table-cell>
          <table:table-cell office:value-type="float" office:value="195.3333">
            <text:p>195.3333</text:p>
          </table:table-cell>
          <table:table-cell office:value-type="float" office:value="15.6667">
            <text:p>15.6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9-01-27T13:00:00">
            <text:p>Sun Jan 27 13:00:00 2019</text:p>
          </table:table-cell>
          <table:table-cell office:value-type="float" office:value="279.3333">
            <text:p>279.3333</text:p>
          </table:table-cell>
          <table:table-cell office:value-type="float" office:value="8.3333">
            <text:p>8.3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9-01-27T14:00:00">
            <text:p>Sun Jan 27 14:00:00 2019</text:p>
          </table:table-cell>
          <table:table-cell office:value-type="float" office:value="291.8333">
            <text:p>291.8333</text:p>
          </table:table-cell>
          <table:table-cell office:value-type="float" office:value="7.3333">
            <text:p>7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9-01-27T15:00:00">
            <text:p>Sun Jan 27 15:00:00 2019</text:p>
          </table:table-cell>
          <table:table-cell office:value-type="float" office:value="285.3333">
            <text:p>285.3333</text:p>
          </table:table-cell>
          <table:table-cell office:value-type="float" office:value="6.1667">
            <text:p>6.1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9-01-27T16:00:00">
            <text:p>Sun Jan 27 16:00:00 2019</text:p>
          </table:table-cell>
          <table:table-cell office:value-type="float" office:value="272.1667">
            <text:p>272.1667</text:p>
          </table:table-cell>
          <table:table-cell office:value-type="float" office:value="6.0">
            <text:p>6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9-01-27T17:00:00">
            <text:p>Sun Jan 27 17:00:00 2019</text:p>
          </table:table-cell>
          <table:table-cell office:value-type="float" office:value="285.6667">
            <text:p>285.6667</text:p>
          </table:table-cell>
          <table:table-cell office:value-type="float" office:value="9.1667">
            <text:p>9.1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9-01-27T18:00:00">
            <text:p>Sun Jan 27 18:00:00 2019</text:p>
          </table:table-cell>
          <table:table-cell office:value-type="float" office:value="282.1667">
            <text:p>282.1667</text:p>
          </table:table-cell>
          <table:table-cell office:value-type="float" office:value="10.6667">
            <text:p>10.6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9-01-27T19:00:00">
            <text:p>Sun Jan 27 19:00:00 2019</text:p>
          </table:table-cell>
          <table:table-cell office:value-type="float" office:value="266.3333">
            <text:p>266.3333</text:p>
          </table:table-cell>
          <table:table-cell office:value-type="float" office:value="13.8333">
            <text:p>13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9-01-27T20:00:00">
            <text:p>Sun Jan 27 20:00:00 2019</text:p>
          </table:table-cell>
          <table:table-cell office:value-type="float" office:value="311.5">
            <text:p>311.5</text:p>
          </table:table-cell>
          <table:table-cell office:value-type="float" office:value="25.5">
            <text:p>25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01-27T21:00:00">
            <text:p>Sun Jan 27 21:00:00 2019</text:p>
          </table:table-cell>
          <table:table-cell office:value-type="float" office:value="328.0">
            <text:p>328.0</text:p>
          </table:table-cell>
          <table:table-cell office:value-type="float" office:value="30.8333">
            <text:p>30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01-27T22:00:00">
            <text:p>Sun Jan 27 22:00:00 2019</text:p>
          </table:table-cell>
          <table:table-cell office:value-type="float" office:value="317.3333">
            <text:p>317.3333</text:p>
          </table:table-cell>
          <table:table-cell office:value-type="float" office:value="27.3333">
            <text:p>27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9-01-28T17:00:00">
            <text:p>Mon Jan 28 17:00:00 2019</text:p>
          </table:table-cell>
          <table:table-cell office:value-type="float" office:value="283.5">
            <text:p>283.5</text:p>
          </table:table-cell>
          <table:table-cell office:value-type="float" office:value="13.3333">
            <text:p>13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9-01-28T18:00:00">
            <text:p>Mon Jan 28 18:00:00 2019</text:p>
          </table:table-cell>
          <table:table-cell office:value-type="float" office:value="307.8333">
            <text:p>307.8333</text:p>
          </table:table-cell>
          <table:table-cell office:value-type="float" office:value="20.3333">
            <text:p>20.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9-01-28T19:00:00">
            <text:p>Mon Jan 28 19:00:00 2019</text:p>
          </table:table-cell>
          <table:table-cell office:value-type="float" office:value="340.3333">
            <text:p>340.3333</text:p>
          </table:table-cell>
          <table:table-cell office:value-type="float" office:value="23.6667">
            <text:p>23.6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9-01-28T20:00:00">
            <text:p>Mon Jan 28 20:00:00 2019</text:p>
          </table:table-cell>
          <table:table-cell office:value-type="float" office:value="338.0">
            <text:p>338.0</text:p>
          </table:table-cell>
          <table:table-cell office:value-type="float" office:value="22.6667">
            <text:p>22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01-28T21:00:00">
            <text:p>Mon Jan 28 21:00:00 2019</text:p>
          </table:table-cell>
          <table:table-cell office:value-type="float" office:value="319.3333">
            <text:p>319.3333</text:p>
          </table:table-cell>
          <table:table-cell office:value-type="float" office:value="20.6667">
            <text:p>20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9-01-28T22:00:00">
            <text:p>Mon Jan 28 22:00:00 2019</text:p>
          </table:table-cell>
          <table:table-cell office:value-type="float" office:value="314.1667">
            <text:p>314.1667</text:p>
          </table:table-cell>
          <table:table-cell office:value-type="float" office:value="16.6667">
            <text:p>16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9-01-28T23:00:00">
            <text:p>Mon Jan 28 23:00:00 2019</text:p>
          </table:table-cell>
          <table:table-cell office:value-type="float" office:value="299.6667">
            <text:p>299.6667</text:p>
          </table:table-cell>
          <table:table-cell office:value-type="float" office:value="9.5">
            <text:p>9.5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9-01-29T00:00:00">
            <text:p>Tue Jan 29 00:00:00 2019</text:p>
          </table:table-cell>
          <table:table-cell office:value-type="float" office:value="282.5">
            <text:p>282.5</text:p>
          </table:table-cell>
          <table:table-cell office:value-type="float" office:value="6.3333">
            <text:p>6.3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9-02-03T18:00:00">
            <text:p>Sun Feb  3 18:00:00 2019</text:p>
          </table:table-cell>
          <table:table-cell office:value-type="float" office:value="119.6667">
            <text:p>119.6667</text:p>
          </table:table-cell>
          <table:table-cell office:value-type="float" office:value="11.5">
            <text:p>11.5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19-02-03T19:00:00">
            <text:p>Sun Feb  3 19:00:00 2019</text:p>
          </table:table-cell>
          <table:table-cell office:value-type="float" office:value="195.6667">
            <text:p>195.6667</text:p>
          </table:table-cell>
          <table:table-cell office:value-type="float" office:value="33.3333">
            <text:p>33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9-02-03T20:00:00">
            <text:p>Sun Feb  3 20:00:00 2019</text:p>
          </table:table-cell>
          <table:table-cell office:value-type="float" office:value="222.0">
            <text:p>222.0</text:p>
          </table:table-cell>
          <table:table-cell office:value-type="float" office:value="34.3333">
            <text:p>34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9-02-05T16:00:00">
            <text:p>Tue Feb  5 16:00:00 2019</text:p>
          </table:table-cell>
          <table:table-cell office:value-type="float" office:value="106.6667">
            <text:p>106.6667</text:p>
          </table:table-cell>
          <table:table-cell office:value-type="float" office:value="17.0">
            <text:p>17.0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9-02-05T17:00:00">
            <text:p>Tue Feb  5 17:00:00 2019</text:p>
          </table:table-cell>
          <table:table-cell office:value-type="float" office:value="48.1667">
            <text:p>48.1667</text:p>
          </table:table-cell>
          <table:table-cell office:value-type="float" office:value="15.8333">
            <text:p>15.8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9-02-05T18:00:00">
            <text:p>Tue Feb  5 18:00:00 2019</text:p>
          </table:table-cell>
          <table:table-cell office:value-type="float" office:value="54.8333">
            <text:p>54.8333</text:p>
          </table:table-cell>
          <table:table-cell office:value-type="float" office:value="29.5">
            <text:p>29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9-02-05T19:00:00">
            <text:p>Tue Feb  5 19:00:00 2019</text:p>
          </table:table-cell>
          <table:table-cell office:value-type="float" office:value="392.5">
            <text:p>392.5</text:p>
          </table:table-cell>
          <table:table-cell office:value-type="float" office:value="96.3333">
            <text:p>96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9-02-06T07:00:00">
            <text:p>Wed Feb  6 07:00:00 2019</text:p>
          </table:table-cell>
          <table:table-cell office:value-type="float" office:value="227.6667">
            <text:p>227.6667</text:p>
          </table:table-cell>
          <table:table-cell office:value-type="float" office:value="27.6667">
            <text:p>27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9-02-06T16:00:00">
            <text:p>Wed Feb  6 16:00:00 2019</text:p>
          </table:table-cell>
          <table:table-cell office:value-type="float" office:value="160.6667">
            <text:p>160.6667</text:p>
          </table:table-cell>
          <table:table-cell office:value-type="float" office:value="13.6667">
            <text:p>13.6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9-02-06T17:00:00">
            <text:p>Wed Feb  6 17:00:00 2019</text:p>
          </table:table-cell>
          <table:table-cell office:value-type="float" office:value="121.0">
            <text:p>121.0</text:p>
          </table:table-cell>
          <table:table-cell office:value-type="float" office:value="16.5">
            <text:p>16.5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9-02-06T18:00:00">
            <text:p>Wed Feb  6 18:00:00 2019</text:p>
          </table:table-cell>
          <table:table-cell office:value-type="float" office:value="145.6667">
            <text:p>145.6667</text:p>
          </table:table-cell>
          <table:table-cell office:value-type="float" office:value="26.1667">
            <text:p>26.1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9-02-06T19:00:00">
            <text:p>Wed Feb  6 19:00:00 2019</text:p>
          </table:table-cell>
          <table:table-cell office:value-type="float" office:value="410.0">
            <text:p>410.0</text:p>
          </table:table-cell>
          <table:table-cell office:value-type="float" office:value="84.6667">
            <text:p>84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9-02-07T16:00:00">
            <text:p>Thu Feb  7 16:00:00 2019</text:p>
          </table:table-cell>
          <table:table-cell office:value-type="float" office:value="146.6667">
            <text:p>146.6667</text:p>
          </table:table-cell>
          <table:table-cell office:value-type="float" office:value="14.5">
            <text:p>14.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9-02-07T17:00:00">
            <text:p>Thu Feb  7 17:00:00 2019</text:p>
          </table:table-cell>
          <table:table-cell office:value-type="float" office:value="79.8333">
            <text:p>79.8333</text:p>
          </table:table-cell>
          <table:table-cell office:value-type="float" office:value="12.1667">
            <text:p>12.1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19-02-07T18:00:00">
            <text:p>Thu Feb  7 18:00:00 2019</text:p>
          </table:table-cell>
          <table:table-cell office:value-type="float" office:value="93.3333">
            <text:p>93.3333</text:p>
          </table:table-cell>
          <table:table-cell office:value-type="float" office:value="24.3333">
            <text:p>24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9-02-07T19:00:00">
            <text:p>Thu Feb  7 19:00:00 2019</text:p>
          </table:table-cell>
          <table:table-cell office:value-type="float" office:value="311.6667">
            <text:p>311.6667</text:p>
          </table:table-cell>
          <table:table-cell office:value-type="float" office:value="77.3333">
            <text:p>77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9-02-08T15:00:00">
            <text:p>Fri Feb  8 15:00:00 2019</text:p>
          </table:table-cell>
          <table:table-cell office:value-type="float" office:value="210.8333">
            <text:p>210.8333</text:p>
          </table:table-cell>
          <table:table-cell office:value-type="float" office:value="20.0">
            <text:p>20.0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9-02-08T16:00:00">
            <text:p>Fri Feb  8 16:00:00 2019</text:p>
          </table:table-cell>
          <table:table-cell office:value-type="float" office:value="159.6667">
            <text:p>159.6667</text:p>
          </table:table-cell>
          <table:table-cell office:value-type="float" office:value="15.8333">
            <text:p>15.8333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9-02-08T17:00:00">
            <text:p>Fri Feb  8 17:00:00 2019</text:p>
          </table:table-cell>
          <table:table-cell office:value-type="float" office:value="118.1667">
            <text:p>118.1667</text:p>
          </table:table-cell>
          <table:table-cell office:value-type="float" office:value="16.8333">
            <text:p>16.8333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19-02-08T18:00:00">
            <text:p>Fri Feb  8 18:00:00 2019</text:p>
          </table:table-cell>
          <table:table-cell office:value-type="float" office:value="111.5">
            <text:p>111.5</text:p>
          </table:table-cell>
          <table:table-cell office:value-type="float" office:value="22.6667">
            <text:p>22.6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19-02-08T19:00:00">
            <text:p>Fri Feb  8 19:00:00 2019</text:p>
          </table:table-cell>
          <table:table-cell office:value-type="float" office:value="228.1667">
            <text:p>228.1667</text:p>
          </table:table-cell>
          <table:table-cell office:value-type="float" office:value="66.8333">
            <text:p>66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9-02-08T20:00:00">
            <text:p>Fri Feb  8 20:00:00 2019</text:p>
          </table:table-cell>
          <table:table-cell office:value-type="float" office:value="431.6667">
            <text:p>431.6667</text:p>
          </table:table-cell>
          <table:table-cell office:value-type="float" office:value="103.6667">
            <text:p>103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9-02-09T15:00:00">
            <text:p>Sat Feb  9 15:00:00 2019</text:p>
          </table:table-cell>
          <table:table-cell office:value-type="float" office:value="199.8333">
            <text:p>199.8333</text:p>
          </table:table-cell>
          <table:table-cell office:value-type="float" office:value="14.5">
            <text:p>14.5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19-02-09T16:00:00">
            <text:p>Sat Feb  9 16:00:00 2019</text:p>
          </table:table-cell>
          <table:table-cell office:value-type="float" office:value="186.6667">
            <text:p>186.6667</text:p>
          </table:table-cell>
          <table:table-cell office:value-type="float" office:value="12.0">
            <text:p>12.0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19-02-09T17:00:00">
            <text:p>Sat Feb  9 17:00:00 2019</text:p>
          </table:table-cell>
          <table:table-cell office:value-type="float" office:value="180.0">
            <text:p>180.0</text:p>
          </table:table-cell>
          <table:table-cell office:value-type="float" office:value="13.0">
            <text:p>13.0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19-02-09T18:00:00">
            <text:p>Sat Feb  9 18:00:00 2019</text:p>
          </table:table-cell>
          <table:table-cell office:value-type="float" office:value="165.0">
            <text:p>165.0</text:p>
          </table:table-cell>
          <table:table-cell office:value-type="float" office:value="17.3333">
            <text:p>17.3333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19-02-09T19:00:00">
            <text:p>Sat Feb  9 19:00:00 2019</text:p>
          </table:table-cell>
          <table:table-cell office:value-type="float" office:value="177.0">
            <text:p>177.0</text:p>
          </table:table-cell>
          <table:table-cell office:value-type="float" office:value="30.0">
            <text:p>30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9-02-09T20:00:00">
            <text:p>Sat Feb  9 20:00:00 2019</text:p>
          </table:table-cell>
          <table:table-cell office:value-type="float" office:value="448.3333">
            <text:p>448.3333</text:p>
          </table:table-cell>
          <table:table-cell office:value-type="float" office:value="81.8333">
            <text:p>81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9-02-10T16:00:00">
            <text:p>Sun Feb 10 16:00:00 2019</text:p>
          </table:table-cell>
          <table:table-cell office:value-type="float" office:value="257.5">
            <text:p>257.5</text:p>
          </table:table-cell>
          <table:table-cell office:value-type="float" office:value="17.0">
            <text:p>17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9-02-10T17:00:00">
            <text:p>Sun Feb 10 17:00:00 2019</text:p>
          </table:table-cell>
          <table:table-cell office:value-type="float" office:value="187.6667">
            <text:p>187.6667</text:p>
          </table:table-cell>
          <table:table-cell office:value-type="float" office:value="7.6667">
            <text:p>7.6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9-02-10T18:00:00">
            <text:p>Sun Feb 10 18:00:00 2019</text:p>
          </table:table-cell>
          <table:table-cell office:value-type="float" office:value="192.0">
            <text:p>192.0</text:p>
          </table:table-cell>
          <table:table-cell office:value-type="float" office:value="8.8333">
            <text:p>8.8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9-02-10T19:00:00">
            <text:p>Sun Feb 10 19:00:00 2019</text:p>
          </table:table-cell>
          <table:table-cell office:value-type="float" office:value="251.5">
            <text:p>251.5</text:p>
          </table:table-cell>
          <table:table-cell office:value-type="float" office:value="19.8333">
            <text:p>19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9-02-10T20:00:00">
            <text:p>Sun Feb 10 20:00:00 2019</text:p>
          </table:table-cell>
          <table:table-cell office:value-type="float" office:value="280.1667">
            <text:p>280.1667</text:p>
          </table:table-cell>
          <table:table-cell office:value-type="float" office:value="45.6667">
            <text:p>45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9-02-10T21:00:00">
            <text:p>Sun Feb 10 21:00:00 2019</text:p>
          </table:table-cell>
          <table:table-cell office:value-type="float" office:value="236.3333">
            <text:p>236.3333</text:p>
          </table:table-cell>
          <table:table-cell office:value-type="float" office:value="46.8333">
            <text:p>46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9-02-11T17:00:00">
            <text:p>Mon Feb 11 17:00:00 2019</text:p>
          </table:table-cell>
          <table:table-cell office:value-type="float" office:value="128.3333">
            <text:p>128.3333</text:p>
          </table:table-cell>
          <table:table-cell office:value-type="float" office:value="11.5">
            <text:p>11.5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9-02-11T18:00:00">
            <text:p>Mon Feb 11 18:00:00 2019</text:p>
          </table:table-cell>
          <table:table-cell office:value-type="float" office:value="112.5">
            <text:p>112.5</text:p>
          </table:table-cell>
          <table:table-cell office:value-type="float" office:value="13.5">
            <text:p>13.5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9-02-11T19:00:00">
            <text:p>Mon Feb 11 19:00:00 2019</text:p>
          </table:table-cell>
          <table:table-cell office:value-type="float" office:value="194.1667">
            <text:p>194.1667</text:p>
          </table:table-cell>
          <table:table-cell office:value-type="float" office:value="45.5">
            <text:p>45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9-02-11T20:00:00">
            <text:p>Mon Feb 11 20:00:00 2019</text:p>
          </table:table-cell>
          <table:table-cell office:value-type="float" office:value="586.8333">
            <text:p>586.8333</text:p>
          </table:table-cell>
          <table:table-cell office:value-type="float" office:value="98.8333">
            <text:p>98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9-02-12T17:00:00">
            <text:p>Tue Feb 12 17:00:00 2019</text:p>
          </table:table-cell>
          <table:table-cell office:value-type="float" office:value="166.8333">
            <text:p>166.8333</text:p>
          </table:table-cell>
          <table:table-cell office:value-type="float" office:value="14.5">
            <text:p>14.5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19-02-12T18:00:00">
            <text:p>Tue Feb 12 18:00:00 2019</text:p>
          </table:table-cell>
          <table:table-cell office:value-type="float" office:value="151.6667">
            <text:p>151.6667</text:p>
          </table:table-cell>
          <table:table-cell office:value-type="float" office:value="21.1667">
            <text:p>21.1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9-02-12T19:00:00">
            <text:p>Tue Feb 12 19:00:00 2019</text:p>
          </table:table-cell>
          <table:table-cell office:value-type="float" office:value="227.5">
            <text:p>227.5</text:p>
          </table:table-cell>
          <table:table-cell office:value-type="float" office:value="53.0">
            <text:p>53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9-02-12T20:00:00">
            <text:p>Tue Feb 12 20:00:00 2019</text:p>
          </table:table-cell>
          <table:table-cell office:value-type="float" office:value="342.5">
            <text:p>342.5</text:p>
          </table:table-cell>
          <table:table-cell office:value-type="float" office:value="81.6667">
            <text:p>81.6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9-02-12T21:00:00">
            <text:p>Tue Feb 12 21:00:00 2019</text:p>
          </table:table-cell>
          <table:table-cell office:value-type="float" office:value="270.8333">
            <text:p>270.8333</text:p>
          </table:table-cell>
          <table:table-cell office:value-type="float" office:value="48.1667">
            <text:p>48.1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9-02-12T22:00:00">
            <text:p>Tue Feb 12 22:00:00 2019</text:p>
          </table:table-cell>
          <table:table-cell office:value-type="float" office:value="383.0">
            <text:p>383.0</text:p>
          </table:table-cell>
          <table:table-cell office:value-type="float" office:value="55.1667">
            <text:p>55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9-02-12T23:00:00">
            <text:p>Tue Feb 12 23:00:00 2019</text:p>
          </table:table-cell>
          <table:table-cell office:value-type="float" office:value="213.0">
            <text:p>213.0</text:p>
          </table:table-cell>
          <table:table-cell office:value-type="float" office:value="25.8333">
            <text:p>25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9-02-13T00:00:00">
            <text:p>Wed Feb 13 00:00:00 2019</text:p>
          </table:table-cell>
          <table:table-cell office:value-type="float" office:value="181.6667">
            <text:p>181.6667</text:p>
          </table:table-cell>
          <table:table-cell office:value-type="float" office:value="14.6667">
            <text:p>14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9-02-13T01:00:00">
            <text:p>Wed Feb 13 01:00:00 2019</text:p>
          </table:table-cell>
          <table:table-cell office:value-type="float" office:value="136.1667">
            <text:p>136.1667</text:p>
          </table:table-cell>
          <table:table-cell office:value-type="float" office:value="11.3333">
            <text:p>11.3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9-02-13T02:00:00">
            <text:p>Wed Feb 13 02:00:00 2019</text:p>
          </table:table-cell>
          <table:table-cell office:value-type="float" office:value="119.6667">
            <text:p>119.6667</text:p>
          </table:table-cell>
          <table:table-cell office:value-type="float" office:value="5.8333">
            <text:p>5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9-02-13T03:00:00">
            <text:p>Wed Feb 13 03:00:00 2019</text:p>
          </table:table-cell>
          <table:table-cell office:value-type="float" office:value="108.3333">
            <text:p>108.3333</text:p>
          </table:table-cell>
          <table:table-cell office:value-type="float" office:value="5.1667">
            <text:p>5.1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9-02-13T04:00:00">
            <text:p>Wed Feb 13 04:00:00 2019</text:p>
          </table:table-cell>
          <table:table-cell office:value-type="float" office:value="106.8333">
            <text:p>106.8333</text:p>
          </table:table-cell>
          <table:table-cell office:value-type="float" office:value="5.1667">
            <text:p>5.1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9-02-13T05:00:00">
            <text:p>Wed Feb 13 05:00:00 2019</text:p>
          </table:table-cell>
          <table:table-cell office:value-type="float" office:value="99.0">
            <text:p>99.0</text:p>
          </table:table-cell>
          <table:table-cell office:value-type="float" office:value="5.3333">
            <text:p>5.3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9-02-13T06:00:00">
            <text:p>Wed Feb 13 06:00:00 2019</text:p>
          </table:table-cell>
          <table:table-cell office:value-type="float" office:value="96.1667">
            <text:p>96.1667</text:p>
          </table:table-cell>
          <table:table-cell office:value-type="float" office:value="6.0">
            <text:p>6.0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9-02-15T16:00:00">
            <text:p>Fri Feb 15 16:00:00 2019</text:p>
          </table:table-cell>
          <table:table-cell office:value-type="float" office:value="29.3333">
            <text:p>29.3333</text:p>
          </table:table-cell>
          <table:table-cell office:value-type="float" office:value="13.6667">
            <text:p>13.6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9-02-15T17:00:00">
            <text:p>Fri Feb 15 17:00:00 2019</text:p>
          </table:table-cell>
          <table:table-cell office:value-type="float" office:value="17.1667">
            <text:p>17.1667</text:p>
          </table:table-cell>
          <table:table-cell office:value-type="float" office:value="15.8333">
            <text:p>15.8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19-02-15T19:00:00">
            <text:p>Fri Feb 15 19:00:00 2019</text:p>
          </table:table-cell>
          <table:table-cell office:value-type="float" office:value="98.6667">
            <text:p>98.6667</text:p>
          </table:table-cell>
          <table:table-cell office:value-type="float" office:value="60.1667">
            <text:p>60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9-02-15T20:00:00">
            <text:p>Fri Feb 15 20:00:00 2019</text:p>
          </table:table-cell>
          <table:table-cell office:value-type="float" office:value="325.3333">
            <text:p>325.3333</text:p>
          </table:table-cell>
          <table:table-cell office:value-type="float" office:value="101.1667">
            <text:p>101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02-19T19:00:00">
            <text:p>Tue Feb 19 19:00:00 2019</text:p>
          </table:table-cell>
          <table:table-cell office:value-type="float" office:value="216.0">
            <text:p>216.0</text:p>
          </table:table-cell>
          <table:table-cell office:value-type="float" office:value="34.0">
            <text:p>34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9-02-20T18:00:00">
            <text:p>Wed Feb 20 18:00:00 2019</text:p>
          </table:table-cell>
          <table:table-cell office:value-type="float" office:value="292.3333">
            <text:p>292.3333</text:p>
          </table:table-cell>
          <table:table-cell office:value-type="float" office:value="19.1667">
            <text:p>19.1667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19-02-20T19:00:00">
            <text:p>Wed Feb 20 19:00:00 2019</text:p>
          </table:table-cell>
          <table:table-cell office:value-type="float" office:value="321.5">
            <text:p>321.5</text:p>
          </table:table-cell>
          <table:table-cell office:value-type="float" office:value="34.8333">
            <text:p>34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9-02-20T20:00:00">
            <text:p>Wed Feb 20 20:00:00 2019</text:p>
          </table:table-cell>
          <table:table-cell office:value-type="float" office:value="496.0">
            <text:p>496.0</text:p>
          </table:table-cell>
          <table:table-cell office:value-type="float" office:value="93.0">
            <text:p>93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9-02-21T19:00:00">
            <text:p>Thu Feb 21 19:00:00 2019</text:p>
          </table:table-cell>
          <table:table-cell office:value-type="float" office:value="149.5">
            <text:p>149.5</text:p>
          </table:table-cell>
          <table:table-cell office:value-type="float" office:value="49.8333">
            <text:p>49.8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9-02-22T18:00:00">
            <text:p>Fri Feb 22 18:00:00 2019</text:p>
          </table:table-cell>
          <table:table-cell office:value-type="float" office:value="53.3333">
            <text:p>53.3333</text:p>
          </table:table-cell>
          <table:table-cell office:value-type="float" office:value="19.1667">
            <text:p>19.1667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19-02-22T19:00:00">
            <text:p>Fri Feb 22 19:00:00 2019</text:p>
          </table:table-cell>
          <table:table-cell office:value-type="float" office:value="102.6667">
            <text:p>102.6667</text:p>
          </table:table-cell>
          <table:table-cell office:value-type="float" office:value="43.0">
            <text:p>43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02-22T20:00:00">
            <text:p>Fri Feb 22 20:00:00 2019</text:p>
          </table:table-cell>
          <table:table-cell office:value-type="float" office:value="212.3333">
            <text:p>212.3333</text:p>
          </table:table-cell>
          <table:table-cell office:value-type="float" office:value="72.8333">
            <text:p>72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02-23T18:00:00">
            <text:p>Sat Feb 23 18:00:00 2019</text:p>
          </table:table-cell>
          <table:table-cell office:value-type="float" office:value="21.8333">
            <text:p>21.8333</text:p>
          </table:table-cell>
          <table:table-cell office:value-type="float" office:value="15.1667">
            <text:p>15.1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19-02-23T19:00:00">
            <text:p>Sat Feb 23 19:00:00 2019</text:p>
          </table:table-cell>
          <table:table-cell office:value-type="float" office:value="109.3333">
            <text:p>109.3333</text:p>
          </table:table-cell>
          <table:table-cell office:value-type="float" office:value="46.0">
            <text:p>46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9-02-24T16:00:00">
            <text:p>Sun Feb 24 16:00:00 2019</text:p>
          </table:table-cell>
          <table:table-cell office:value-type="float" office:value="59.5">
            <text:p>59.5</text:p>
          </table:table-cell>
          <table:table-cell office:value-type="float" office:value="8.0">
            <text:p>8.0</text:p>
          </table:table-cell>
          <table:table-cell office:value-type="float" office:value="116.0">
            <text:p>116.0</text:p>
          </table:table-cell>
        </table:table-row>
        <table:table-row>
          <table:table-cell table:style-name="pd1" office:value-type="date" office:date-value="2019-02-24T17:00:00">
            <text:p>Sun Feb 24 17:00:00 2019</text:p>
          </table:table-cell>
          <table:table-cell office:value-type="float" office:value="22.5">
            <text:p>22.5</text:p>
          </table:table-cell>
          <table:table-cell office:value-type="float" office:value="9.0">
            <text:p>9.0</text:p>
          </table:table-cell>
          <table:table-cell office:value-type="float" office:value="114.3333">
            <text:p>114.3333</text:p>
          </table:table-cell>
        </table:table-row>
        <table:table-row>
          <table:table-cell table:style-name="pd1" office:value-type="date" office:date-value="2019-02-24T18:00:00">
            <text:p>Sun Feb 24 18:00:00 2019</text:p>
          </table:table-cell>
          <table:table-cell office:value-type="float" office:value="10.6667">
            <text:p>10.6667</text:p>
          </table:table-cell>
          <table:table-cell office:value-type="float" office:value="13.1667">
            <text:p>13.1667</text:p>
          </table:table-cell>
          <table:table-cell office:value-type="float" office:value="114.0">
            <text:p>114.0</text:p>
          </table:table-cell>
        </table:table-row>
        <table:table-row>
          <table:table-cell table:style-name="pd1" office:value-type="date" office:date-value="2019-02-24T19:00:00">
            <text:p>Sun Feb 24 19:00:00 2019</text:p>
          </table:table-cell>
          <table:table-cell office:value-type="float" office:value="32.6667">
            <text:p>32.6667</text:p>
          </table:table-cell>
          <table:table-cell office:value-type="float" office:value="28.6667">
            <text:p>28.6667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19-02-24T20:00:00">
            <text:p>Sun Feb 24 20:00:00 2019</text:p>
          </table:table-cell>
          <table:table-cell office:value-type="float" office:value="123.6667">
            <text:p>123.6667</text:p>
          </table:table-cell>
          <table:table-cell office:value-type="float" office:value="68.0">
            <text:p>68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9-03-01T17:00:00">
            <text:p>Fri Mar  1 17:00:00 2019</text:p>
          </table:table-cell>
          <table:table-cell office:value-type="float" office:value="73.1667">
            <text:p>73.1667</text:p>
          </table:table-cell>
          <table:table-cell office:value-type="float" office:value="10.3333">
            <text:p>10.3333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19-03-01T18:00:00">
            <text:p>Fri Mar  1 18:00:00 2019</text:p>
          </table:table-cell>
          <table:table-cell office:value-type="float" office:value="68.5">
            <text:p>68.5</text:p>
          </table:table-cell>
          <table:table-cell office:value-type="float" office:value="11.0">
            <text:p>11.0</text:p>
          </table:table-cell>
          <table:table-cell office:value-type="float" office:value="113.5">
            <text:p>113.5</text:p>
          </table:table-cell>
        </table:table-row>
        <table:table-row>
          <table:table-cell table:style-name="pd1" office:value-type="date" office:date-value="2019-03-01T19:00:00">
            <text:p>Fri Mar  1 19:00:00 2019</text:p>
          </table:table-cell>
          <table:table-cell office:value-type="float" office:value="102.6667">
            <text:p>102.6667</text:p>
          </table:table-cell>
          <table:table-cell office:value-type="float" office:value="15.1667">
            <text:p>15.1667</text:p>
          </table:table-cell>
          <table:table-cell office:value-type="float" office:value="103.6667">
            <text:p>103.6667</text:p>
          </table:table-cell>
        </table:table-row>
        <table:table-row>
          <table:table-cell table:style-name="pd1" office:value-type="date" office:date-value="2019-03-01T20:00:00">
            <text:p>Fri Mar  1 20:00:00 2019</text:p>
          </table:table-cell>
          <table:table-cell office:value-type="float" office:value="131.3333">
            <text:p>131.3333</text:p>
          </table:table-cell>
          <table:table-cell office:value-type="float" office:value="17.1667">
            <text:p>17.1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9-03-02T18:00:00">
            <text:p>Sat Mar  2 18:00:00 2019</text:p>
          </table:table-cell>
          <table:table-cell office:value-type="float" office:value="55.8333">
            <text:p>55.8333</text:p>
          </table:table-cell>
          <table:table-cell office:value-type="float" office:value="10.8333">
            <text:p>10.8333</text:p>
          </table:table-cell>
          <table:table-cell office:value-type="float" office:value="109.5">
            <text:p>109.5</text:p>
          </table:table-cell>
        </table:table-row>
        <table:table-row>
          <table:table-cell table:style-name="pd1" office:value-type="date" office:date-value="2019-03-02T19:00:00">
            <text:p>Sat Mar  2 19:00:00 2019</text:p>
          </table:table-cell>
          <table:table-cell office:value-type="float" office:value="92.6667">
            <text:p>92.6667</text:p>
          </table:table-cell>
          <table:table-cell office:value-type="float" office:value="28.5">
            <text:p>28.5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19-03-02T20:00:00">
            <text:p>Sat Mar  2 20:00:00 2019</text:p>
          </table:table-cell>
          <table:table-cell office:value-type="float" office:value="344.5">
            <text:p>344.5</text:p>
          </table:table-cell>
          <table:table-cell office:value-type="float" office:value="100.0">
            <text:p>100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9-03-03T15:00:00">
            <text:p>Sun Mar  3 15:00:00 2019</text:p>
          </table:table-cell>
          <table:table-cell office:value-type="float" office:value="161.6667">
            <text:p>161.6667</text:p>
          </table:table-cell>
          <table:table-cell office:value-type="float" office:value="10.5">
            <text:p>10.5</text:p>
          </table:table-cell>
          <table:table-cell office:value-type="float" office:value="120.3333">
            <text:p>120.3333</text:p>
          </table:table-cell>
        </table:table-row>
        <table:table-row>
          <table:table-cell table:style-name="pd1" office:value-type="date" office:date-value="2019-03-03T16:00:00">
            <text:p>Sun Mar  3 16:00:00 2019</text:p>
          </table:table-cell>
          <table:table-cell office:value-type="float" office:value="238.5">
            <text:p>238.5</text:p>
          </table:table-cell>
          <table:table-cell office:value-type="float" office:value="8.3333">
            <text:p>8.3333</text:p>
          </table:table-cell>
          <table:table-cell office:value-type="float" office:value="121.8333">
            <text:p>121.8333</text:p>
          </table:table-cell>
        </table:table-row>
        <table:table-row>
          <table:table-cell table:style-name="pd1" office:value-type="date" office:date-value="2019-03-03T17:00:00">
            <text:p>Sun Mar  3 17:00:00 2019</text:p>
          </table:table-cell>
          <table:table-cell office:value-type="float" office:value="216.5">
            <text:p>216.5</text:p>
          </table:table-cell>
          <table:table-cell office:value-type="float" office:value="7.6667">
            <text:p>7.6667</text:p>
          </table:table-cell>
          <table:table-cell office:value-type="float" office:value="119.3333">
            <text:p>119.3333</text:p>
          </table:table-cell>
        </table:table-row>
        <table:table-row>
          <table:table-cell table:style-name="pd1" office:value-type="date" office:date-value="2019-03-03T18:00:00">
            <text:p>Sun Mar  3 18:00:00 2019</text:p>
          </table:table-cell>
          <table:table-cell office:value-type="float" office:value="119.0">
            <text:p>119.0</text:p>
          </table:table-cell>
          <table:table-cell office:value-type="float" office:value="11.5">
            <text:p>11.5</text:p>
          </table:table-cell>
          <table:table-cell office:value-type="float" office:value="115.1667">
            <text:p>115.1667</text:p>
          </table:table-cell>
        </table:table-row>
        <table:table-row>
          <table:table-cell table:style-name="pd1" office:value-type="date" office:date-value="2019-03-03T19:00:00">
            <text:p>Sun Mar  3 19:00:00 2019</text:p>
          </table:table-cell>
          <table:table-cell office:value-type="float" office:value="97.1667">
            <text:p>97.1667</text:p>
          </table:table-cell>
          <table:table-cell office:value-type="float" office:value="25.5">
            <text:p>25.5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19-03-03T20:00:00">
            <text:p>Sun Mar  3 20:00:00 2019</text:p>
          </table:table-cell>
          <table:table-cell office:value-type="float" office:value="235.1667">
            <text:p>235.1667</text:p>
          </table:table-cell>
          <table:table-cell office:value-type="float" office:value="79.8333">
            <text:p>79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03-05T17:00:00">
            <text:p>Tue Mar  5 17:00:00 2019</text:p>
          </table:table-cell>
          <table:table-cell office:value-type="float" office:value="220.1667">
            <text:p>220.1667</text:p>
          </table:table-cell>
          <table:table-cell office:value-type="float" office:value="10.3333">
            <text:p>10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9-03-05T18:00:00">
            <text:p>Tue Mar  5 18:00:00 2019</text:p>
          </table:table-cell>
          <table:table-cell office:value-type="float" office:value="214.6667">
            <text:p>214.6667</text:p>
          </table:table-cell>
          <table:table-cell office:value-type="float" office:value="12.0">
            <text:p>12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9-03-05T19:00:00">
            <text:p>Tue Mar  5 19:00:00 2019</text:p>
          </table:table-cell>
          <table:table-cell office:value-type="float" office:value="234.5">
            <text:p>234.5</text:p>
          </table:table-cell>
          <table:table-cell office:value-type="float" office:value="17.6667">
            <text:p>17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03-05T20:00:00">
            <text:p>Tue Mar  5 20:00:00 2019</text:p>
          </table:table-cell>
          <table:table-cell office:value-type="float" office:value="312.8333">
            <text:p>312.8333</text:p>
          </table:table-cell>
          <table:table-cell office:value-type="float" office:value="33.8333">
            <text:p>33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9-03-06T12:00:00">
            <text:p>Wed Mar  6 12:00:00 2019</text:p>
          </table:table-cell>
          <table:table-cell office:value-type="float" office:value="183.5">
            <text:p>183.5</text:p>
          </table:table-cell>
          <table:table-cell office:value-type="float" office:value="7.3333">
            <text:p>7.3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9-03-06T13:00:00">
            <text:p>Wed Mar  6 13:00:00 2019</text:p>
          </table:table-cell>
          <table:table-cell office:value-type="float" office:value="173.0">
            <text:p>173.0</text:p>
          </table:table-cell>
          <table:table-cell office:value-type="float" office:value="8.6667">
            <text:p>8.6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9-03-06T14:00:00">
            <text:p>Wed Mar  6 14:00:00 2019</text:p>
          </table:table-cell>
          <table:table-cell office:value-type="float" office:value="208.6667">
            <text:p>208.6667</text:p>
          </table:table-cell>
          <table:table-cell office:value-type="float" office:value="15.8333">
            <text:p>15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9-03-06T15:00:00">
            <text:p>Wed Mar  6 15:00:00 2019</text:p>
          </table:table-cell>
          <table:table-cell office:value-type="float" office:value="283.1667">
            <text:p>283.1667</text:p>
          </table:table-cell>
          <table:table-cell office:value-type="float" office:value="18.6667">
            <text:p>18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9-03-06T16:00:00">
            <text:p>Wed Mar  6 16:00:00 2019</text:p>
          </table:table-cell>
          <table:table-cell office:value-type="float" office:value="251.0">
            <text:p>251.0</text:p>
          </table:table-cell>
          <table:table-cell office:value-type="float" office:value="11.3333">
            <text:p>11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9-03-06T17:00:00">
            <text:p>Wed Mar  6 17:00:00 2019</text:p>
          </table:table-cell>
          <table:table-cell office:value-type="float" office:value="307.6667">
            <text:p>307.6667</text:p>
          </table:table-cell>
          <table:table-cell office:value-type="float" office:value="10.8333">
            <text:p>10.833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9-03-06T18:00:00">
            <text:p>Wed Mar  6 18:00:00 2019</text:p>
          </table:table-cell>
          <table:table-cell office:value-type="float" office:value="344.3333">
            <text:p>344.3333</text:p>
          </table:table-cell>
          <table:table-cell office:value-type="float" office:value="15.3333">
            <text:p>15.3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9-03-06T19:00:00">
            <text:p>Wed Mar  6 19:00:00 2019</text:p>
          </table:table-cell>
          <table:table-cell office:value-type="float" office:value="354.0">
            <text:p>354.0</text:p>
          </table:table-cell>
          <table:table-cell office:value-type="float" office:value="14.8333">
            <text:p>14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9-03-08T19:00:00">
            <text:p>Fri Mar  8 19:00:00 2019</text:p>
          </table:table-cell>
          <table:table-cell office:value-type="float" office:value="70.5">
            <text:p>70.5</text:p>
          </table:table-cell>
          <table:table-cell office:value-type="float" office:value="23.0">
            <text:p>23.0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9-03-08T20:00:00">
            <text:p>Fri Mar  8 20:00:00 2019</text:p>
          </table:table-cell>
          <table:table-cell office:value-type="float" office:value="139.0">
            <text:p>139.0</text:p>
          </table:table-cell>
          <table:table-cell office:value-type="float" office:value="51.8333">
            <text:p>51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9-03-09T16:00:00">
            <text:p>Sat Mar  9 16:00:00 2019</text:p>
          </table:table-cell>
          <table:table-cell office:value-type="float" office:value="68.0">
            <text:p>68.0</text:p>
          </table:table-cell>
          <table:table-cell office:value-type="float" office:value="6.6667">
            <text:p>6.6667</text:p>
          </table:table-cell>
          <table:table-cell office:value-type="float" office:value="109.5">
            <text:p>109.5</text:p>
          </table:table-cell>
        </table:table-row>
        <table:table-row>
          <table:table-cell table:style-name="pd1" office:value-type="date" office:date-value="2019-03-09T17:00:00">
            <text:p>Sat Mar  9 17:00:00 2019</text:p>
          </table:table-cell>
          <table:table-cell office:value-type="float" office:value="35.5">
            <text:p>35.5</text:p>
          </table:table-cell>
          <table:table-cell office:value-type="float" office:value="8.1667">
            <text:p>8.1667</text:p>
          </table:table-cell>
          <table:table-cell office:value-type="float" office:value="119.6667">
            <text:p>119.6667</text:p>
          </table:table-cell>
        </table:table-row>
        <table:table-row>
          <table:table-cell table:style-name="pd1" office:value-type="date" office:date-value="2019-03-09T18:00:00">
            <text:p>Sat Mar  9 18:00:00 2019</text:p>
          </table:table-cell>
          <table:table-cell office:value-type="float" office:value="17.6667">
            <text:p>17.6667</text:p>
          </table:table-cell>
          <table:table-cell office:value-type="float" office:value="10.5">
            <text:p>10.5</text:p>
          </table:table-cell>
          <table:table-cell office:value-type="float" office:value="116.0">
            <text:p>116.0</text:p>
          </table:table-cell>
        </table:table-row>
        <table:table-row>
          <table:table-cell table:style-name="pd1" office:value-type="date" office:date-value="2019-03-09T19:00:00">
            <text:p>Sat Mar  9 19:00:00 2019</text:p>
          </table:table-cell>
          <table:table-cell office:value-type="float" office:value="16.8333">
            <text:p>16.8333</text:p>
          </table:table-cell>
          <table:table-cell office:value-type="float" office:value="19.8333">
            <text:p>19.8333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19-03-09T20:00:00">
            <text:p>Sat Mar  9 20:00:00 2019</text:p>
          </table:table-cell>
          <table:table-cell office:value-type="float" office:value="149.3333">
            <text:p>149.3333</text:p>
          </table:table-cell>
          <table:table-cell office:value-type="float" office:value="65.1667">
            <text:p>65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9-03-09T21:00:00">
            <text:p>Sat Mar  9 21:00:00 2019</text:p>
          </table:table-cell>
          <table:table-cell office:value-type="float" office:value="370.8333">
            <text:p>370.8333</text:p>
          </table:table-cell>
          <table:table-cell office:value-type="float" office:value="106.1667">
            <text:p>106.1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9-03-10T16:00:00">
            <text:p>Sun Mar 10 16:00:00 2019</text:p>
          </table:table-cell>
          <table:table-cell office:value-type="float" office:value="81.0">
            <text:p>81.0</text:p>
          </table:table-cell>
          <table:table-cell office:value-type="float" office:value="6.3333">
            <text:p>6.3333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19-03-10T17:00:00">
            <text:p>Sun Mar 10 17:00:00 2019</text:p>
          </table:table-cell>
          <table:table-cell office:value-type="float" office:value="35.1667">
            <text:p>35.1667</text:p>
          </table:table-cell>
          <table:table-cell office:value-type="float" office:value="6.3333">
            <text:p>6.3333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9-03-10T18:00:00">
            <text:p>Sun Mar 10 18:00:00 2019</text:p>
          </table:table-cell>
          <table:table-cell office:value-type="float" office:value="55.3333">
            <text:p>55.3333</text:p>
          </table:table-cell>
          <table:table-cell office:value-type="float" office:value="11.1667">
            <text:p>11.1667</text:p>
          </table:table-cell>
          <table:table-cell office:value-type="float" office:value="116.5">
            <text:p>116.5</text:p>
          </table:table-cell>
        </table:table-row>
        <table:table-row>
          <table:table-cell table:style-name="pd1" office:value-type="date" office:date-value="2019-03-10T19:00:00">
            <text:p>Sun Mar 10 19:00:00 2019</text:p>
          </table:table-cell>
          <table:table-cell office:value-type="float" office:value="38.6667">
            <text:p>38.6667</text:p>
          </table:table-cell>
          <table:table-cell office:value-type="float" office:value="22.6667">
            <text:p>22.6667</text:p>
          </table:table-cell>
          <table:table-cell office:value-type="float" office:value="103.6667">
            <text:p>103.6667</text:p>
          </table:table-cell>
        </table:table-row>
        <table:table-row>
          <table:table-cell table:style-name="pd1" office:value-type="date" office:date-value="2019-03-10T20:00:00">
            <text:p>Sun Mar 10 20:00:00 2019</text:p>
          </table:table-cell>
          <table:table-cell office:value-type="float" office:value="307.5">
            <text:p>307.5</text:p>
          </table:table-cell>
          <table:table-cell office:value-type="float" office:value="79.5">
            <text:p>79.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9-03-11T17:00:00">
            <text:p>Mon Mar 11 17:00:00 2019</text:p>
          </table:table-cell>
          <table:table-cell office:value-type="float" office:value="223.8333">
            <text:p>223.8333</text:p>
          </table:table-cell>
          <table:table-cell office:value-type="float" office:value="11.5">
            <text:p>11.5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9-03-11T18:00:00">
            <text:p>Mon Mar 11 18:00:00 2019</text:p>
          </table:table-cell>
          <table:table-cell office:value-type="float" office:value="186.6667">
            <text:p>186.6667</text:p>
          </table:table-cell>
          <table:table-cell office:value-type="float" office:value="12.8333">
            <text:p>12.8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9-03-11T19:00:00">
            <text:p>Mon Mar 11 19:00:00 2019</text:p>
          </table:table-cell>
          <table:table-cell office:value-type="float" office:value="151.3333">
            <text:p>151.3333</text:p>
          </table:table-cell>
          <table:table-cell office:value-type="float" office:value="26.0">
            <text:p>26.0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9-03-11T20:00:00">
            <text:p>Mon Mar 11 20:00:00 2019</text:p>
          </table:table-cell>
          <table:table-cell office:value-type="float" office:value="353.8333">
            <text:p>353.8333</text:p>
          </table:table-cell>
          <table:table-cell office:value-type="float" office:value="87.8333">
            <text:p>87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9-03-12T15:00:00">
            <text:p>Tue Mar 12 15:00:00 2019</text:p>
          </table:table-cell>
          <table:table-cell office:value-type="float" office:value="246.1667">
            <text:p>246.1667</text:p>
          </table:table-cell>
          <table:table-cell office:value-type="float" office:value="16.1667">
            <text:p>16.1667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19-03-12T16:00:00">
            <text:p>Tue Mar 12 16:00:00 2019</text:p>
          </table:table-cell>
          <table:table-cell office:value-type="float" office:value="166.0">
            <text:p>166.0</text:p>
          </table:table-cell>
          <table:table-cell office:value-type="float" office:value="10.8333">
            <text:p>10.8333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19-03-12T17:00:00">
            <text:p>Tue Mar 12 17:00:00 2019</text:p>
          </table:table-cell>
          <table:table-cell office:value-type="float" office:value="173.5">
            <text:p>173.5</text:p>
          </table:table-cell>
          <table:table-cell office:value-type="float" office:value="14.1667">
            <text:p>14.1667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19-03-12T18:00:00">
            <text:p>Tue Mar 12 18:00:00 2019</text:p>
          </table:table-cell>
          <table:table-cell office:value-type="float" office:value="165.1667">
            <text:p>165.1667</text:p>
          </table:table-cell>
          <table:table-cell office:value-type="float" office:value="13.5">
            <text:p>13.5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19-03-12T19:00:00">
            <text:p>Tue Mar 12 19:00:00 2019</text:p>
          </table:table-cell>
          <table:table-cell office:value-type="float" office:value="103.6667">
            <text:p>103.6667</text:p>
          </table:table-cell>
          <table:table-cell office:value-type="float" office:value="19.0">
            <text:p>19.0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9-03-12T20:00:00">
            <text:p>Tue Mar 12 20:00:00 2019</text:p>
          </table:table-cell>
          <table:table-cell office:value-type="float" office:value="150.5">
            <text:p>150.5</text:p>
          </table:table-cell>
          <table:table-cell office:value-type="float" office:value="36.3333">
            <text:p>36.3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9-03-12T21:00:00">
            <text:p>Tue Mar 12 21:00:00 2019</text:p>
          </table:table-cell>
          <table:table-cell office:value-type="float" office:value="130.6667">
            <text:p>130.6667</text:p>
          </table:table-cell>
          <table:table-cell office:value-type="float" office:value="24.5">
            <text:p>24.5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9-03-12T22:00:00">
            <text:p>Tue Mar 12 22:00:00 2019</text:p>
          </table:table-cell>
          <table:table-cell office:value-type="float" office:value="154.5">
            <text:p>154.5</text:p>
          </table:table-cell>
          <table:table-cell office:value-type="float" office:value="22.5">
            <text:p>22.5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19-03-12T23:00:00">
            <text:p>Tue Mar 12 23:00:00 2019</text:p>
          </table:table-cell>
          <table:table-cell office:value-type="float" office:value="141.3333">
            <text:p>141.3333</text:p>
          </table:table-cell>
          <table:table-cell office:value-type="float" office:value="13.6667">
            <text:p>13.6667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19-03-13T00:00:00">
            <text:p>Wed Mar 13 00:00:00 2019</text:p>
          </table:table-cell>
          <table:table-cell office:value-type="float" office:value="156.3333">
            <text:p>156.3333</text:p>
          </table:table-cell>
          <table:table-cell office:value-type="float" office:value="11.0">
            <text:p>11.0</text:p>
          </table:table-cell>
          <table:table-cell office:value-type="float" office:value="102.6667">
            <text:p>102.6667</text:p>
          </table:table-cell>
        </table:table-row>
        <table:table-row>
          <table:table-cell table:style-name="pd1" office:value-type="date" office:date-value="2019-03-15T19:00:00">
            <text:p>Fri Mar 15 19:00:00 2019</text:p>
          </table:table-cell>
          <table:table-cell office:value-type="float" office:value="45.8333">
            <text:p>45.8333</text:p>
          </table:table-cell>
          <table:table-cell office:value-type="float" office:value="30.0">
            <text:p>30.0</text:p>
          </table:table-cell>
          <table:table-cell office:value-type="float" office:value="110.5">
            <text:p>110.5</text:p>
          </table:table-cell>
        </table:table-row>
        <table:table-row>
          <table:table-cell table:style-name="pd1" office:value-type="date" office:date-value="2019-03-15T20:00:00">
            <text:p>Fri Mar 15 20:00:00 2019</text:p>
          </table:table-cell>
          <table:table-cell office:value-type="float" office:value="338.1667">
            <text:p>338.1667</text:p>
          </table:table-cell>
          <table:table-cell office:value-type="float" office:value="128.0">
            <text:p>128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03-15T21:00:00">
            <text:p>Fri Mar 15 21:00:00 2019</text:p>
          </table:table-cell>
          <table:table-cell office:value-type="float" office:value="516.6667">
            <text:p>516.6667</text:p>
          </table:table-cell>
          <table:table-cell office:value-type="float" office:value="126.6667">
            <text:p>126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03-16T16:00:00">
            <text:p>Sat Mar 16 16:00:00 2019</text:p>
          </table:table-cell>
          <table:table-cell office:value-type="float" office:value="51.8333">
            <text:p>51.8333</text:p>
          </table:table-cell>
          <table:table-cell office:value-type="float" office:value="7.8333">
            <text:p>7.8333</text:p>
          </table:table-cell>
          <table:table-cell office:value-type="float" office:value="121.6667">
            <text:p>121.6667</text:p>
          </table:table-cell>
        </table:table-row>
        <table:table-row>
          <table:table-cell table:style-name="pd1" office:value-type="date" office:date-value="2019-03-16T17:00:00">
            <text:p>Sat Mar 16 17:00:00 2019</text:p>
          </table:table-cell>
          <table:table-cell office:value-type="float" office:value="47.5">
            <text:p>47.5</text:p>
          </table:table-cell>
          <table:table-cell office:value-type="float" office:value="8.5">
            <text:p>8.5</text:p>
          </table:table-cell>
          <table:table-cell office:value-type="float" office:value="123.5">
            <text:p>123.5</text:p>
          </table:table-cell>
        </table:table-row>
        <table:table-row>
          <table:table-cell table:style-name="pd1" office:value-type="date" office:date-value="2019-03-16T18:00:00">
            <text:p>Sat Mar 16 18:00:00 2019</text:p>
          </table:table-cell>
          <table:table-cell office:value-type="float" office:value="25.5">
            <text:p>25.5</text:p>
          </table:table-cell>
          <table:table-cell office:value-type="float" office:value="9.0">
            <text:p>9.0</text:p>
          </table:table-cell>
          <table:table-cell office:value-type="float" office:value="119.3333">
            <text:p>119.3333</text:p>
          </table:table-cell>
        </table:table-row>
        <table:table-row>
          <table:table-cell table:style-name="pd1" office:value-type="date" office:date-value="2019-03-16T19:00:00">
            <text:p>Sat Mar 16 19:00:00 2019</text:p>
          </table:table-cell>
          <table:table-cell office:value-type="float" office:value="14.0">
            <text:p>14.0</text:p>
          </table:table-cell>
          <table:table-cell office:value-type="float" office:value="14.6667">
            <text:p>14.6667</text:p>
          </table:table-cell>
          <table:table-cell office:value-type="float" office:value="112.8333">
            <text:p>112.8333</text:p>
          </table:table-cell>
        </table:table-row>
        <table:table-row>
          <table:table-cell table:style-name="pd1" office:value-type="date" office:date-value="2019-03-18T19:00:00">
            <text:p>Mon Mar 18 19:00:00 2019</text:p>
          </table:table-cell>
          <table:table-cell office:value-type="float" office:value="52.3333">
            <text:p>52.3333</text:p>
          </table:table-cell>
          <table:table-cell office:value-type="float" office:value="22.5">
            <text:p>22.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9-03-18T20:00:00">
            <text:p>Mon Mar 18 20:00:00 2019</text:p>
          </table:table-cell>
          <table:table-cell office:value-type="float" office:value="82.6667">
            <text:p>82.6667</text:p>
          </table:table-cell>
          <table:table-cell office:value-type="float" office:value="43.6667">
            <text:p>43.6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9-03-18T21:00:00">
            <text:p>Mon Mar 18 21:00:00 2019</text:p>
          </table:table-cell>
          <table:table-cell office:value-type="float" office:value="96.0">
            <text:p>96.0</text:p>
          </table:table-cell>
          <table:table-cell office:value-type="float" office:value="38.5">
            <text:p>38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9-03-18T22:00:00">
            <text:p>Mon Mar 18 22:00:00 2019</text:p>
          </table:table-cell>
          <table:table-cell office:value-type="float" office:value="96.3333">
            <text:p>96.3333</text:p>
          </table:table-cell>
          <table:table-cell office:value-type="float" office:value="38.1667">
            <text:p>38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9-03-18T23:00:00">
            <text:p>Mon Mar 18 23:00:00 2019</text:p>
          </table:table-cell>
          <table:table-cell office:value-type="float" office:value="97.3333">
            <text:p>97.3333</text:p>
          </table:table-cell>
          <table:table-cell office:value-type="float" office:value="32.5">
            <text:p>32.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9-03-19T21:00:00">
            <text:p>Tue Mar 19 21:00:00 2019</text:p>
          </table:table-cell>
          <table:table-cell office:value-type="float" office:value="230.5">
            <text:p>230.5</text:p>
          </table:table-cell>
          <table:table-cell office:value-type="float" office:value="45.5">
            <text:p>45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9-04-01T19:00:00">
            <text:p>Mon Apr  1 19:00:00 2019</text:p>
          </table:table-cell>
          <table:table-cell office:value-type="float" office:value="451.3333">
            <text:p>451.3333</text:p>
          </table:table-cell>
          <table:table-cell office:value-type="float" office:value="15.6667">
            <text:p>15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9-04-01T20:00:00">
            <text:p>Mon Apr  1 20:00:00 2019</text:p>
          </table:table-cell>
          <table:table-cell office:value-type="float" office:value="482.6667">
            <text:p>482.6667</text:p>
          </table:table-cell>
          <table:table-cell office:value-type="float" office:value="24.3333">
            <text:p>24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9-04-01T22:00:00">
            <text:p>Mon Apr  1 22:00:00 2019</text:p>
          </table:table-cell>
          <table:table-cell office:value-type="float" office:value="508.6667">
            <text:p>508.6667</text:p>
          </table:table-cell>
          <table:table-cell office:value-type="float" office:value="32.3333">
            <text:p>32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9-04-02T17:00:00">
            <text:p>Tue Apr  2 17:00:00 2019</text:p>
          </table:table-cell>
          <table:table-cell office:value-type="float" office:value="330.1667">
            <text:p>330.1667</text:p>
          </table:table-cell>
          <table:table-cell office:value-type="float" office:value="10.0">
            <text:p>10.0</text:p>
          </table:table-cell>
          <table:table-cell office:value-type="float" office:value="112.0">
            <text:p>112.0</text:p>
          </table:table-cell>
        </table:table-row>
        <table:table-row>
          <table:table-cell table:style-name="pd1" office:value-type="date" office:date-value="2019-04-02T18:00:00">
            <text:p>Tue Apr  2 18:00:00 2019</text:p>
          </table:table-cell>
          <table:table-cell office:value-type="float" office:value="332.5">
            <text:p>332.5</text:p>
          </table:table-cell>
          <table:table-cell office:value-type="float" office:value="10.6667">
            <text:p>10.6667</text:p>
          </table:table-cell>
          <table:table-cell office:value-type="float" office:value="110.0">
            <text:p>110.0</text:p>
          </table:table-cell>
        </table:table-row>
        <table:table-row>
          <table:table-cell table:style-name="pd1" office:value-type="date" office:date-value="2019-04-02T19:00:00">
            <text:p>Tue Apr  2 19:00:00 2019</text:p>
          </table:table-cell>
          <table:table-cell office:value-type="float" office:value="323.0">
            <text:p>323.0</text:p>
          </table:table-cell>
          <table:table-cell office:value-type="float" office:value="16.1667">
            <text:p>16.1667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19-04-02T20:00:00">
            <text:p>Tue Apr  2 20:00:00 2019</text:p>
          </table:table-cell>
          <table:table-cell office:value-type="float" office:value="307.1667">
            <text:p>307.1667</text:p>
          </table:table-cell>
          <table:table-cell office:value-type="float" office:value="19.3333">
            <text:p>19.3333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19-04-02T21:00:00">
            <text:p>Tue Apr  2 21:00:00 2019</text:p>
          </table:table-cell>
          <table:table-cell office:value-type="float" office:value="377.0">
            <text:p>377.0</text:p>
          </table:table-cell>
          <table:table-cell office:value-type="float" office:value="37.8333">
            <text:p>37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9-04-03T19:00:00">
            <text:p>Wed Apr  3 19:00:00 2019</text:p>
          </table:table-cell>
          <table:table-cell office:value-type="float" office:value="121.3333">
            <text:p>121.3333</text:p>
          </table:table-cell>
          <table:table-cell office:value-type="float" office:value="20.3333">
            <text:p>20.3333</text:p>
          </table:table-cell>
          <table:table-cell office:value-type="float" office:value="116.0">
            <text:p>116.0</text:p>
          </table:table-cell>
        </table:table-row>
        <table:table-row>
          <table:table-cell table:style-name="pd1" office:value-type="date" office:date-value="2019-04-03T20:00:00">
            <text:p>Wed Apr  3 20:00:00 2019</text:p>
          </table:table-cell>
          <table:table-cell office:value-type="float" office:value="242.6667">
            <text:p>242.6667</text:p>
          </table:table-cell>
          <table:table-cell office:value-type="float" office:value="24.0">
            <text:p>24.0</text:p>
          </table:table-cell>
          <table:table-cell office:value-type="float" office:value="112.6667">
            <text:p>112.6667</text:p>
          </table:table-cell>
        </table:table-row>
        <table:table-row>
          <table:table-cell table:style-name="pd1" office:value-type="date" office:date-value="2019-04-03T21:00:00">
            <text:p>Wed Apr  3 21:00:00 2019</text:p>
          </table:table-cell>
          <table:table-cell office:value-type="float" office:value="177.1667">
            <text:p>177.1667</text:p>
          </table:table-cell>
          <table:table-cell office:value-type="float" office:value="34.6667">
            <text:p>34.6667</text:p>
          </table:table-cell>
          <table:table-cell office:value-type="float" office:value="101.8333">
            <text:p>101.8333</text:p>
          </table:table-cell>
        </table:table-row>
        <table:table-row>
          <table:table-cell table:style-name="pd1" office:value-type="date" office:date-value="2019-04-03T22:00:00">
            <text:p>Wed Apr  3 22:00:00 2019</text:p>
          </table:table-cell>
          <table:table-cell office:value-type="float" office:value="141.3333">
            <text:p>141.3333</text:p>
          </table:table-cell>
          <table:table-cell office:value-type="float" office:value="31.5">
            <text:p>31.5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19-04-03T23:00:00">
            <text:p>Wed Apr  3 23:00:00 2019</text:p>
          </table:table-cell>
          <table:table-cell office:value-type="float" office:value="88.0">
            <text:p>88.0</text:p>
          </table:table-cell>
          <table:table-cell office:value-type="float" office:value="16.8333">
            <text:p>16.8333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19-04-13T18:00:00">
            <text:p>Sat Apr 13 18:00:00 2019</text:p>
          </table:table-cell>
          <table:table-cell office:value-type="float" office:value="440.5">
            <text:p>440.5</text:p>
          </table:table-cell>
          <table:table-cell office:value-type="float" office:value="8.5">
            <text:p>8.5</text:p>
          </table:table-cell>
          <table:table-cell office:value-type="float" office:value="130.0">
            <text:p>130.0</text:p>
          </table:table-cell>
        </table:table-row>
        <table:table-row>
          <table:table-cell table:style-name="pd1" office:value-type="date" office:date-value="2019-04-13T19:00:00">
            <text:p>Sat Apr 13 19:00:00 2019</text:p>
          </table:table-cell>
          <table:table-cell office:value-type="float" office:value="405.5">
            <text:p>405.5</text:p>
          </table:table-cell>
          <table:table-cell office:value-type="float" office:value="9.6667">
            <text:p>9.6667</text:p>
          </table:table-cell>
          <table:table-cell office:value-type="float" office:value="130.3333">
            <text:p>130.3333</text:p>
          </table:table-cell>
        </table:table-row>
        <table:table-row>
          <table:table-cell table:style-name="pd1" office:value-type="date" office:date-value="2019-04-13T20:00:00">
            <text:p>Sat Apr 13 20:00:00 2019</text:p>
          </table:table-cell>
          <table:table-cell office:value-type="float" office:value="439.5">
            <text:p>439.5</text:p>
          </table:table-cell>
          <table:table-cell office:value-type="float" office:value="13.0">
            <text:p>13.0</text:p>
          </table:table-cell>
          <table:table-cell office:value-type="float" office:value="127.5">
            <text:p>127.5</text:p>
          </table:table-cell>
        </table:table-row>
        <table:table-row>
          <table:table-cell table:style-name="pd1" office:value-type="date" office:date-value="2019-04-15T20:00:00">
            <text:p>Mon Apr 15 20:00:00 2019</text:p>
          </table:table-cell>
          <table:table-cell office:value-type="float" office:value="261.1667">
            <text:p>261.1667</text:p>
          </table:table-cell>
          <table:table-cell office:value-type="float" office:value="13.5">
            <text:p>13.5</text:p>
          </table:table-cell>
          <table:table-cell office:value-type="float" office:value="113.1667">
            <text:p>113.1667</text:p>
          </table:table-cell>
        </table:table-row>
        <table:table-row>
          <table:table-cell table:style-name="pd1" office:value-type="date" office:date-value="2019-04-15T21:00:00">
            <text:p>Mon Apr 15 21:00:00 2019</text:p>
          </table:table-cell>
          <table:table-cell office:value-type="float" office:value="223.6667">
            <text:p>223.6667</text:p>
          </table:table-cell>
          <table:table-cell office:value-type="float" office:value="17.0">
            <text:p>17.0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9-04-15T22:00:00">
            <text:p>Mon Apr 15 22:00:00 2019</text:p>
          </table:table-cell>
          <table:table-cell office:value-type="float" office:value="224.1667">
            <text:p>224.1667</text:p>
          </table:table-cell>
          <table:table-cell office:value-type="float" office:value="17.1667">
            <text:p>17.1667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19-04-15T23:00:00">
            <text:p>Mon Apr 15 23:00:00 2019</text:p>
          </table:table-cell>
          <table:table-cell office:value-type="float" office:value="239.3333">
            <text:p>239.3333</text:p>
          </table:table-cell>
          <table:table-cell office:value-type="float" office:value="12.0">
            <text:p>12.0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19-04-16T21:00:00">
            <text:p>Tue Apr 16 21:00:00 2019</text:p>
          </table:table-cell>
          <table:table-cell office:value-type="float" office:value="350.6667">
            <text:p>350.6667</text:p>
          </table:table-cell>
          <table:table-cell office:value-type="float" office:value="27.8333">
            <text:p>27.8333</text:p>
          </table:table-cell>
          <table:table-cell office:value-type="float" office:value="117.1667">
            <text:p>117.1667</text:p>
          </table:table-cell>
        </table:table-row>
        <table:table-row>
          <table:table-cell table:style-name="pd1" office:value-type="date" office:date-value="2019-04-29T20:00:00">
            <text:p>Mon Apr 29 20:00:00 2019</text:p>
          </table:table-cell>
          <table:table-cell office:value-type="float" office:value="440.6667">
            <text:p>440.6667</text:p>
          </table:table-cell>
          <table:table-cell office:value-type="float" office:value="16.0">
            <text:p>16.0</text:p>
          </table:table-cell>
          <table:table-cell office:value-type="float" office:value="105.6667">
            <text:p>105.6667</text:p>
          </table:table-cell>
        </table:table-row>
        <table:table-row>
          <table:table-cell table:style-name="pd1" office:value-type="date" office:date-value="2019-04-29T21:00:00">
            <text:p>Mon Apr 29 21:00:00 2019</text:p>
          </table:table-cell>
          <table:table-cell office:value-type="float" office:value="464.3333">
            <text:p>464.3333</text:p>
          </table:table-cell>
          <table:table-cell office:value-type="float" office:value="33.3333">
            <text:p>33.3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9-05-10T18:00:00">
            <text:p>Fri May 10 18:00:00 2019</text:p>
          </table:table-cell>
          <table:table-cell office:value-type="float" office:value="644.8333">
            <text:p>644.8333</text:p>
          </table:table-cell>
          <table:table-cell office:value-type="float" office:value="8.3333">
            <text:p>8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9-05-10T19:00:00">
            <text:p>Fri May 10 19:00:00 2019</text:p>
          </table:table-cell>
          <table:table-cell office:value-type="float" office:value="630.6667">
            <text:p>630.6667</text:p>
          </table:table-cell>
          <table:table-cell office:value-type="float" office:value="10.3333">
            <text:p>10.3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9-05-10T20:00:00">
            <text:p>Fri May 10 20:00:00 2019</text:p>
          </table:table-cell>
          <table:table-cell office:value-type="float" office:value="605.0">
            <text:p>605.0</text:p>
          </table:table-cell>
          <table:table-cell office:value-type="float" office:value="13.3333">
            <text:p>13.3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9-05-10T21:00:00">
            <text:p>Fri May 10 21:00:00 2019</text:p>
          </table:table-cell>
          <table:table-cell office:value-type="float" office:value="598.6667">
            <text:p>598.6667</text:p>
          </table:table-cell>
          <table:table-cell office:value-type="float" office:value="18.5">
            <text:p>18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9-05-11T17:00:00">
            <text:p>Sat May 11 17:00:00 2019</text:p>
          </table:table-cell>
          <table:table-cell office:value-type="float" office:value="620.3333">
            <text:p>620.3333</text:p>
          </table:table-cell>
          <table:table-cell office:value-type="float" office:value="4.0">
            <text:p>4.0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19-05-11T18:00:00">
            <text:p>Sat May 11 18:00:00 2019</text:p>
          </table:table-cell>
          <table:table-cell office:value-type="float" office:value="631.5">
            <text:p>631.5</text:p>
          </table:table-cell>
          <table:table-cell office:value-type="float" office:value="5.6667">
            <text:p>5.6667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19-05-11T19:00:00">
            <text:p>Sat May 11 19:00:00 2019</text:p>
          </table:table-cell>
          <table:table-cell office:value-type="float" office:value="640.0">
            <text:p>640.0</text:p>
          </table:table-cell>
          <table:table-cell office:value-type="float" office:value="6.6667">
            <text:p>6.6667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19-06-19T20:00:00">
            <text:p>Wed Jun 19 20:00:00 2019</text:p>
          </table:table-cell>
          <table:table-cell office:value-type="float" office:value="657.0">
            <text:p>657.0</text:p>
          </table:table-cell>
          <table:table-cell office:value-type="float" office:value="10.0">
            <text:p>10.0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9-06-19T21:00:00">
            <text:p>Wed Jun 19 21:00:00 2019</text:p>
          </table:table-cell>
          <table:table-cell office:value-type="float" office:value="645.3333">
            <text:p>645.3333</text:p>
          </table:table-cell>
          <table:table-cell office:value-type="float" office:value="12.0">
            <text:p>12.0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9-06-19T22:00:00">
            <text:p>Wed Jun 19 22:00:00 2019</text:p>
          </table:table-cell>
          <table:table-cell office:value-type="float" office:value="660.1667">
            <text:p>660.1667</text:p>
          </table:table-cell>
          <table:table-cell office:value-type="float" office:value="20.0">
            <text:p>20.0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9-06-20T01:00:00">
            <text:p>Thu Jun 20 01:00:00 2019</text:p>
          </table:table-cell>
          <table:table-cell office:value-type="float" office:value="623.1667">
            <text:p>623.1667</text:p>
          </table:table-cell>
          <table:table-cell office:value-type="float" office:value="6.5">
            <text:p>6.5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19-06-25T21:00:00">
            <text:p>Tue Jun 25 21:00:00 2019</text:p>
          </table:table-cell>
          <table:table-cell office:value-type="float" office:value="412.8333">
            <text:p>412.8333</text:p>
          </table:table-cell>
          <table:table-cell office:value-type="float" office:value="13.1667">
            <text:p>13.1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19-06-25T22:00:00">
            <text:p>Tue Jun 25 22:00:00 2019</text:p>
          </table:table-cell>
          <table:table-cell office:value-type="float" office:value="389.5">
            <text:p>389.5</text:p>
          </table:table-cell>
          <table:table-cell office:value-type="float" office:value="13.1667">
            <text:p>13.1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9-06-25T23:00:00">
            <text:p>Tue Jun 25 23:00:00 2019</text:p>
          </table:table-cell>
          <table:table-cell office:value-type="float" office:value="372.8333">
            <text:p>372.8333</text:p>
          </table:table-cell>
          <table:table-cell office:value-type="float" office:value="11.8333">
            <text:p>11.8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9-07-15T21:00:00">
            <text:p>Mon Jul 15 21:00:00 2019</text:p>
          </table:table-cell>
          <table:table-cell office:value-type="float" office:value="548.1667">
            <text:p>548.1667</text:p>
          </table:table-cell>
          <table:table-cell office:value-type="float" office:value="20.0">
            <text:p>20.0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19-07-16T21:00:00">
            <text:p>Tue Jul 16 21:00:00 2019</text:p>
          </table:table-cell>
          <table:table-cell office:value-type="float" office:value="576.5">
            <text:p>576.5</text:p>
          </table:table-cell>
          <table:table-cell office:value-type="float" office:value="10.8333">
            <text:p>10.8333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19-08-08T18:00:00">
            <text:p>Thu Aug  8 18:00:00 2019</text:p>
          </table:table-cell>
          <table:table-cell office:value-type="float" office:value="372.8333">
            <text:p>372.8333</text:p>
          </table:table-cell>
          <table:table-cell office:value-type="float" office:value="8.5">
            <text:p>8.5</text:p>
          </table:table-cell>
          <table:table-cell office:value-type="float" office:value="121.5">
            <text:p>121.5</text:p>
          </table:table-cell>
        </table:table-row>
        <table:table-row>
          <table:table-cell table:style-name="pd1" office:value-type="date" office:date-value="2019-08-08T19:00:00">
            <text:p>Thu Aug  8 19:00:00 2019</text:p>
          </table:table-cell>
          <table:table-cell office:value-type="float" office:value="379.5">
            <text:p>379.5</text:p>
          </table:table-cell>
          <table:table-cell office:value-type="float" office:value="9.5">
            <text:p>9.5</text:p>
          </table:table-cell>
          <table:table-cell office:value-type="float" office:value="117.3333">
            <text:p>117.3333</text:p>
          </table:table-cell>
        </table:table-row>
        <table:table-row>
          <table:table-cell table:style-name="pd1" office:value-type="date" office:date-value="2019-08-08T20:00:00">
            <text:p>Thu Aug  8 20:00:00 2019</text:p>
          </table:table-cell>
          <table:table-cell office:value-type="float" office:value="391.0">
            <text:p>391.0</text:p>
          </table:table-cell>
          <table:table-cell office:value-type="float" office:value="10.6667">
            <text:p>10.6667</text:p>
          </table:table-cell>
          <table:table-cell office:value-type="float" office:value="113.5">
            <text:p>113.5</text:p>
          </table:table-cell>
        </table:table-row>
        <table:table-row>
          <table:table-cell table:style-name="pd1" office:value-type="date" office:date-value="2019-08-08T21:00:00">
            <text:p>Thu Aug  8 21:00:00 2019</text:p>
          </table:table-cell>
          <table:table-cell office:value-type="float" office:value="393.1667">
            <text:p>393.1667</text:p>
          </table:table-cell>
          <table:table-cell office:value-type="float" office:value="14.8333">
            <text:p>14.8333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19-08-08T22:00:00">
            <text:p>Thu Aug  8 22:00:00 2019</text:p>
          </table:table-cell>
          <table:table-cell office:value-type="float" office:value="407.0">
            <text:p>407.0</text:p>
          </table:table-cell>
          <table:table-cell office:value-type="float" office:value="31.8333">
            <text:p>31.8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9-08-10T19:00:00">
            <text:p>Sat Aug 10 19:00:00 2019</text:p>
          </table:table-cell>
          <table:table-cell office:value-type="float" office:value="512.5">
            <text:p>512.5</text:p>
          </table:table-cell>
          <table:table-cell office:value-type="float" office:value="4.3333">
            <text:p>4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9-08-10T20:00:00">
            <text:p>Sat Aug 10 20:00:00 2019</text:p>
          </table:table-cell>
          <table:table-cell office:value-type="float" office:value="507.5">
            <text:p>507.5</text:p>
          </table:table-cell>
          <table:table-cell office:value-type="float" office:value="5.8333">
            <text:p>5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9-08-10T21:00:00">
            <text:p>Sat Aug 10 21:00:00 2019</text:p>
          </table:table-cell>
          <table:table-cell office:value-type="float" office:value="482.0">
            <text:p>482.0</text:p>
          </table:table-cell>
          <table:table-cell office:value-type="float" office:value="8.6667">
            <text:p>8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9-08-10T22:00:00">
            <text:p>Sat Aug 10 22:00:00 2019</text:p>
          </table:table-cell>
          <table:table-cell office:value-type="float" office:value="483.3333">
            <text:p>483.3333</text:p>
          </table:table-cell>
          <table:table-cell office:value-type="float" office:value="11.1667">
            <text:p>11.1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9-08-10T23:00:00">
            <text:p>Sat Aug 10 23:00:00 2019</text:p>
          </table:table-cell>
          <table:table-cell office:value-type="float" office:value="499.5">
            <text:p>499.5</text:p>
          </table:table-cell>
          <table:table-cell office:value-type="float" office:value="11.1667">
            <text:p>11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9-08-11T00:00:00">
            <text:p>Sun Aug 11 00:00:00 2019</text:p>
          </table:table-cell>
          <table:table-cell office:value-type="float" office:value="497.5">
            <text:p>497.5</text:p>
          </table:table-cell>
          <table:table-cell office:value-type="float" office:value="7.0">
            <text:p>7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9-09-09T19:00:00">
            <text:p>Mon Sep  9 19:00:00 2019</text:p>
          </table:table-cell>
          <table:table-cell office:value-type="float" office:value="614.6667">
            <text:p>614.6667</text:p>
          </table:table-cell>
          <table:table-cell office:value-type="float" office:value="20.0">
            <text:p>20.0</text:p>
          </table:table-cell>
          <table:table-cell office:value-type="float" office:value="127.8333">
            <text:p>127.8333</text:p>
          </table:table-cell>
        </table:table-row>
        <table:table-row>
          <table:table-cell table:style-name="pd1" office:value-type="date" office:date-value="2019-09-09T20:00:00">
            <text:p>Mon Sep  9 20:00:00 2019</text:p>
          </table:table-cell>
          <table:table-cell office:value-type="float" office:value="616.6667">
            <text:p>616.6667</text:p>
          </table:table-cell>
          <table:table-cell office:value-type="float" office:value="25.3333">
            <text:p>25.3333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19-09-09T21:00:00">
            <text:p>Mon Sep  9 21:00:00 2019</text:p>
          </table:table-cell>
          <table:table-cell office:value-type="float" office:value="636.1667">
            <text:p>636.1667</text:p>
          </table:table-cell>
          <table:table-cell office:value-type="float" office:value="34.1667">
            <text:p>34.1667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19-09-09T22:00:00">
            <text:p>Mon Sep  9 22:00:00 2019</text:p>
          </table:table-cell>
          <table:table-cell office:value-type="float" office:value="611.0">
            <text:p>611.0</text:p>
          </table:table-cell>
          <table:table-cell office:value-type="float" office:value="27.1667">
            <text:p>27.1667</text:p>
          </table:table-cell>
          <table:table-cell office:value-type="float" office:value="110.0">
            <text:p>110.0</text:p>
          </table:table-cell>
        </table:table-row>
        <table:table-row>
          <table:table-cell table:style-name="pd1" office:value-type="date" office:date-value="2019-09-15T19:00:00">
            <text:p>Sun Sep 15 19:00:00 2019</text:p>
          </table:table-cell>
          <table:table-cell office:value-type="float" office:value="725.5">
            <text:p>725.5</text:p>
          </table:table-cell>
          <table:table-cell office:value-type="float" office:value="7.8333">
            <text:p>7.8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9-09-16T19:00:00">
            <text:p>Mon Sep 16 19:00:00 2019</text:p>
          </table:table-cell>
          <table:table-cell office:value-type="float" office:value="750.1667">
            <text:p>750.1667</text:p>
          </table:table-cell>
          <table:table-cell office:value-type="float" office:value="15.1667">
            <text:p>15.1667</text:p>
          </table:table-cell>
          <table:table-cell office:value-type="float" office:value="128.0">
            <text:p>128.0</text:p>
          </table:table-cell>
        </table:table-row>
        <table:table-row>
          <table:table-cell table:style-name="pd1" office:value-type="date" office:date-value="2019-09-16T20:00:00">
            <text:p>Mon Sep 16 20:00:00 2019</text:p>
          </table:table-cell>
          <table:table-cell office:value-type="float" office:value="755.0">
            <text:p>755.0</text:p>
          </table:table-cell>
          <table:table-cell office:value-type="float" office:value="22.5">
            <text:p>22.5</text:p>
          </table:table-cell>
          <table:table-cell office:value-type="float" office:value="121.1667">
            <text:p>121.1667</text:p>
          </table:table-cell>
        </table:table-row>
        <table:table-row>
          <table:table-cell table:style-name="pd1" office:value-type="date" office:date-value="2019-09-16T21:00:00">
            <text:p>Mon Sep 16 21:00:00 2019</text:p>
          </table:table-cell>
          <table:table-cell office:value-type="float" office:value="853.1667">
            <text:p>853.1667</text:p>
          </table:table-cell>
          <table:table-cell office:value-type="float" office:value="60.3333">
            <text:p>60.3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9-09-18T19:00:00">
            <text:p>Wed Sep 18 19:00:00 2019</text:p>
          </table:table-cell>
          <table:table-cell office:value-type="float" office:value="750.5">
            <text:p>750.5</text:p>
          </table:table-cell>
          <table:table-cell office:value-type="float" office:value="14.6667">
            <text:p>14.6667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19-09-18T20:00:00">
            <text:p>Wed Sep 18 20:00:00 2019</text:p>
          </table:table-cell>
          <table:table-cell office:value-type="float" office:value="758.6667">
            <text:p>758.6667</text:p>
          </table:table-cell>
          <table:table-cell office:value-type="float" office:value="21.5">
            <text:p>21.5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9-09-19T19:00:00">
            <text:p>Thu Sep 19 19:00:00 2019</text:p>
          </table:table-cell>
          <table:table-cell office:value-type="float" office:value="767.8333">
            <text:p>767.8333</text:p>
          </table:table-cell>
          <table:table-cell office:value-type="float" office:value="12.8333">
            <text:p>12.8333</text:p>
          </table:table-cell>
          <table:table-cell office:value-type="float" office:value="123.0">
            <text:p>123.0</text:p>
          </table:table-cell>
        </table:table-row>
        <table:table-row>
          <table:table-cell table:style-name="pd1" office:value-type="date" office:date-value="2019-09-19T20:00:00">
            <text:p>Thu Sep 19 20:00:00 2019</text:p>
          </table:table-cell>
          <table:table-cell office:value-type="float" office:value="781.5">
            <text:p>781.5</text:p>
          </table:table-cell>
          <table:table-cell office:value-type="float" office:value="27.1667">
            <text:p>27.1667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19-09-23T21:00:00">
            <text:p>Mon Sep 23 21:00:00 2019</text:p>
          </table:table-cell>
          <table:table-cell office:value-type="float" office:value="606.3333">
            <text:p>606.3333</text:p>
          </table:table-cell>
          <table:table-cell office:value-type="float" office:value="67.6667">
            <text:p>67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9-09-24T17:00:00">
            <text:p>Tue Sep 24 17:00:00 2019</text:p>
          </table:table-cell>
          <table:table-cell office:value-type="float" office:value="461.1667">
            <text:p>461.1667</text:p>
          </table:table-cell>
          <table:table-cell office:value-type="float" office:value="9.5">
            <text:p>9.5</text:p>
          </table:table-cell>
          <table:table-cell office:value-type="float" office:value="115.1667">
            <text:p>115.1667</text:p>
          </table:table-cell>
        </table:table-row>
        <table:table-row>
          <table:table-cell table:style-name="pd1" office:value-type="date" office:date-value="2019-09-24T18:00:00">
            <text:p>Tue Sep 24 18:00:00 2019</text:p>
          </table:table-cell>
          <table:table-cell office:value-type="float" office:value="455.6667">
            <text:p>455.6667</text:p>
          </table:table-cell>
          <table:table-cell office:value-type="float" office:value="14.5">
            <text:p>14.5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19-09-24T19:00:00">
            <text:p>Tue Sep 24 19:00:00 2019</text:p>
          </table:table-cell>
          <table:table-cell office:value-type="float" office:value="442.1667">
            <text:p>442.1667</text:p>
          </table:table-cell>
          <table:table-cell office:value-type="float" office:value="14.5">
            <text:p>14.5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19-09-24T20:00:00">
            <text:p>Tue Sep 24 20:00:00 2019</text:p>
          </table:table-cell>
          <table:table-cell office:value-type="float" office:value="476.1667">
            <text:p>476.1667</text:p>
          </table:table-cell>
          <table:table-cell office:value-type="float" office:value="40.3333">
            <text:p>40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9-09-25T19:00:00">
            <text:p>Wed Sep 25 19:00:00 2019</text:p>
          </table:table-cell>
          <table:table-cell office:value-type="float" office:value="441.3333">
            <text:p>441.3333</text:p>
          </table:table-cell>
          <table:table-cell office:value-type="float" office:value="11.5">
            <text:p>11.5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9-09-25T20:00:00">
            <text:p>Wed Sep 25 20:00:00 2019</text:p>
          </table:table-cell>
          <table:table-cell office:value-type="float" office:value="452.6667">
            <text:p>452.6667</text:p>
          </table:table-cell>
          <table:table-cell office:value-type="float" office:value="27.3333">
            <text:p>27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9-09-25T21:00:00">
            <text:p>Wed Sep 25 21:00:00 2019</text:p>
          </table:table-cell>
          <table:table-cell office:value-type="float" office:value="630.0">
            <text:p>630.0</text:p>
          </table:table-cell>
          <table:table-cell office:value-type="float" office:value="67.6667">
            <text:p>67.6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9-09-26T18:00:00">
            <text:p>Thu Sep 26 18:00:00 2019</text:p>
          </table:table-cell>
          <table:table-cell office:value-type="float" office:value="478.5">
            <text:p>478.5</text:p>
          </table:table-cell>
          <table:table-cell office:value-type="float" office:value="13.1667">
            <text:p>13.1667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19-09-26T19:00:00">
            <text:p>Thu Sep 26 19:00:00 2019</text:p>
          </table:table-cell>
          <table:table-cell office:value-type="float" office:value="489.5">
            <text:p>489.5</text:p>
          </table:table-cell>
          <table:table-cell office:value-type="float" office:value="19.1667">
            <text:p>19.1667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19-09-26T20:00:00">
            <text:p>Thu Sep 26 20:00:00 2019</text:p>
          </table:table-cell>
          <table:table-cell office:value-type="float" office:value="501.6667">
            <text:p>501.6667</text:p>
          </table:table-cell>
          <table:table-cell office:value-type="float" office:value="31.8333">
            <text:p>31.8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9-09-26T21:00:00">
            <text:p>Thu Sep 26 21:00:00 2019</text:p>
          </table:table-cell>
          <table:table-cell office:value-type="float" office:value="593.6667">
            <text:p>593.6667</text:p>
          </table:table-cell>
          <table:table-cell office:value-type="float" office:value="61.6667">
            <text:p>61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9-09-27T19:00:00">
            <text:p>Fri Sep 27 19:00:00 2019</text:p>
          </table:table-cell>
          <table:table-cell office:value-type="float" office:value="453.0">
            <text:p>453.0</text:p>
          </table:table-cell>
          <table:table-cell office:value-type="float" office:value="19.1667">
            <text:p>19.1667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19-09-27T20:00:00">
            <text:p>Fri Sep 27 20:00:00 2019</text:p>
          </table:table-cell>
          <table:table-cell office:value-type="float" office:value="506.1667">
            <text:p>506.1667</text:p>
          </table:table-cell>
          <table:table-cell office:value-type="float" office:value="43.6667">
            <text:p>43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9-09-27T21:00:00">
            <text:p>Fri Sep 27 21:00:00 2019</text:p>
          </table:table-cell>
          <table:table-cell office:value-type="float" office:value="720.6667">
            <text:p>720.6667</text:p>
          </table:table-cell>
          <table:table-cell office:value-type="float" office:value="114.0">
            <text:p>114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9-09-28T17:00:00">
            <text:p>Sat Sep 28 17:00:00 2019</text:p>
          </table:table-cell>
          <table:table-cell office:value-type="float" office:value="463.6667">
            <text:p>463.6667</text:p>
          </table:table-cell>
          <table:table-cell office:value-type="float" office:value="5.8333">
            <text:p>5.8333</text:p>
          </table:table-cell>
          <table:table-cell office:value-type="float" office:value="129.5">
            <text:p>129.5</text:p>
          </table:table-cell>
        </table:table-row>
        <table:table-row>
          <table:table-cell table:style-name="pd1" office:value-type="date" office:date-value="2019-09-29T17:00:00">
            <text:p>Sun Sep 29 17:00:00 2019</text:p>
          </table:table-cell>
          <table:table-cell office:value-type="float" office:value="482.1667">
            <text:p>482.1667</text:p>
          </table:table-cell>
          <table:table-cell office:value-type="float" office:value="5.6667">
            <text:p>5.6667</text:p>
          </table:table-cell>
          <table:table-cell office:value-type="float" office:value="114.5">
            <text:p>114.5</text:p>
          </table:table-cell>
        </table:table-row>
        <table:table-row>
          <table:table-cell table:style-name="pd1" office:value-type="date" office:date-value="2019-09-29T18:00:00">
            <text:p>Sun Sep 29 18:00:00 2019</text:p>
          </table:table-cell>
          <table:table-cell office:value-type="float" office:value="474.3333">
            <text:p>474.3333</text:p>
          </table:table-cell>
          <table:table-cell office:value-type="float" office:value="6.1667">
            <text:p>6.1667</text:p>
          </table:table-cell>
          <table:table-cell office:value-type="float" office:value="106.8333">
            <text:p>106.8333</text:p>
          </table:table-cell>
        </table:table-row>
        <table:table-row>
          <table:table-cell table:style-name="pd1" office:value-type="date" office:date-value="2019-09-29T19:00:00">
            <text:p>Sun Sep 29 19:00:00 2019</text:p>
          </table:table-cell>
          <table:table-cell office:value-type="float" office:value="476.1667">
            <text:p>476.1667</text:p>
          </table:table-cell>
          <table:table-cell office:value-type="float" office:value="8.3333">
            <text:p>8.3333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19-09-29T20:00:00">
            <text:p>Sun Sep 29 20:00:00 2019</text:p>
          </table:table-cell>
          <table:table-cell office:value-type="float" office:value="478.5">
            <text:p>478.5</text:p>
          </table:table-cell>
          <table:table-cell office:value-type="float" office:value="26.0">
            <text:p>26.0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9-10-01T16:00:00">
            <text:p>Tue Oct  1 16:00:00 2019</text:p>
          </table:table-cell>
          <table:table-cell office:value-type="float" office:value="395.1667">
            <text:p>395.1667</text:p>
          </table:table-cell>
          <table:table-cell office:value-type="float" office:value="10.6667">
            <text:p>10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9-10-01T17:00:00">
            <text:p>Tue Oct  1 17:00:00 2019</text:p>
          </table:table-cell>
          <table:table-cell office:value-type="float" office:value="434.5">
            <text:p>434.5</text:p>
          </table:table-cell>
          <table:table-cell office:value-type="float" office:value="11.1667">
            <text:p>11.1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9-10-01T18:00:00">
            <text:p>Tue Oct  1 18:00:00 2019</text:p>
          </table:table-cell>
          <table:table-cell office:value-type="float" office:value="448.0">
            <text:p>448.0</text:p>
          </table:table-cell>
          <table:table-cell office:value-type="float" office:value="17.0">
            <text:p>17.0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19-10-01T19:00:00">
            <text:p>Tue Oct  1 19:00:00 2019</text:p>
          </table:table-cell>
          <table:table-cell office:value-type="float" office:value="459.5">
            <text:p>459.5</text:p>
          </table:table-cell>
          <table:table-cell office:value-type="float" office:value="21.5">
            <text:p>21.5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9-10-01T20:00:00">
            <text:p>Tue Oct  1 20:00:00 2019</text:p>
          </table:table-cell>
          <table:table-cell office:value-type="float" office:value="476.6667">
            <text:p>476.6667</text:p>
          </table:table-cell>
          <table:table-cell office:value-type="float" office:value="32.5">
            <text:p>32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9-10-02T19:00:00">
            <text:p>Wed Oct  2 19:00:00 2019</text:p>
          </table:table-cell>
          <table:table-cell office:value-type="float" office:value="475.0">
            <text:p>475.0</text:p>
          </table:table-cell>
          <table:table-cell office:value-type="float" office:value="20.8333">
            <text:p>20.8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9-10-02T20:00:00">
            <text:p>Wed Oct  2 20:00:00 2019</text:p>
          </table:table-cell>
          <table:table-cell office:value-type="float" office:value="518.5">
            <text:p>518.5</text:p>
          </table:table-cell>
          <table:table-cell office:value-type="float" office:value="41.1667">
            <text:p>41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9-10-02T21:00:00">
            <text:p>Wed Oct  2 21:00:00 2019</text:p>
          </table:table-cell>
          <table:table-cell office:value-type="float" office:value="536.1667">
            <text:p>536.1667</text:p>
          </table:table-cell>
          <table:table-cell office:value-type="float" office:value="49.3333">
            <text:p>49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9-10-02T22:00:00">
            <text:p>Wed Oct  2 22:00:00 2019</text:p>
          </table:table-cell>
          <table:table-cell office:value-type="float" office:value="397.3333">
            <text:p>397.3333</text:p>
          </table:table-cell>
          <table:table-cell office:value-type="float" office:value="22.6667">
            <text:p>22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9-10-02T23:00:00">
            <text:p>Wed Oct  2 23:00:00 2019</text:p>
          </table:table-cell>
          <table:table-cell office:value-type="float" office:value="353.8333">
            <text:p>353.8333</text:p>
          </table:table-cell>
          <table:table-cell office:value-type="float" office:value="17.1667">
            <text:p>17.1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9-10-04T17:00:00">
            <text:p>Fri Oct  4 17:00:00 2019</text:p>
          </table:table-cell>
          <table:table-cell office:value-type="float" office:value="536.8333">
            <text:p>536.8333</text:p>
          </table:table-cell>
          <table:table-cell office:value-type="float" office:value="12.8333">
            <text:p>12.8333</text:p>
          </table:table-cell>
          <table:table-cell office:value-type="float" office:value="121.0">
            <text:p>121.0</text:p>
          </table:table-cell>
        </table:table-row>
        <table:table-row>
          <table:table-cell table:style-name="pd1" office:value-type="date" office:date-value="2019-10-04T18:00:00">
            <text:p>Fri Oct  4 18:00:00 2019</text:p>
          </table:table-cell>
          <table:table-cell office:value-type="float" office:value="508.0">
            <text:p>508.0</text:p>
          </table:table-cell>
          <table:table-cell office:value-type="float" office:value="14.8333">
            <text:p>14.8333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19-10-04T19:00:00">
            <text:p>Fri Oct  4 19:00:00 2019</text:p>
          </table:table-cell>
          <table:table-cell office:value-type="float" office:value="514.1667">
            <text:p>514.1667</text:p>
          </table:table-cell>
          <table:table-cell office:value-type="float" office:value="17.6667">
            <text:p>17.6667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19-10-04T20:00:00">
            <text:p>Fri Oct  4 20:00:00 2019</text:p>
          </table:table-cell>
          <table:table-cell office:value-type="float" office:value="573.0">
            <text:p>573.0</text:p>
          </table:table-cell>
          <table:table-cell office:value-type="float" office:value="42.1667">
            <text:p>42.1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9-10-04T21:00:00">
            <text:p>Fri Oct  4 21:00:00 2019</text:p>
          </table:table-cell>
          <table:table-cell office:value-type="float" office:value="687.5">
            <text:p>687.5</text:p>
          </table:table-cell>
          <table:table-cell office:value-type="float" office:value="83.5">
            <text:p>83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9-10-05T18:00:00">
            <text:p>Sat Oct  5 18:00:00 2019</text:p>
          </table:table-cell>
          <table:table-cell office:value-type="float" office:value="523.8333">
            <text:p>523.8333</text:p>
          </table:table-cell>
          <table:table-cell office:value-type="float" office:value="7.8333">
            <text:p>7.8333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19-10-05T19:00:00">
            <text:p>Sat Oct  5 19:00:00 2019</text:p>
          </table:table-cell>
          <table:table-cell office:value-type="float" office:value="509.5">
            <text:p>509.5</text:p>
          </table:table-cell>
          <table:table-cell office:value-type="float" office:value="9.6667">
            <text:p>9.6667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19-10-05T20:00:00">
            <text:p>Sat Oct  5 20:00:00 2019</text:p>
          </table:table-cell>
          <table:table-cell office:value-type="float" office:value="571.3333">
            <text:p>571.3333</text:p>
          </table:table-cell>
          <table:table-cell office:value-type="float" office:value="30.8333">
            <text:p>30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9-10-06T17:00:00">
            <text:p>Sun Oct  6 17:00:00 2019</text:p>
          </table:table-cell>
          <table:table-cell office:value-type="float" office:value="521.3333">
            <text:p>521.3333</text:p>
          </table:table-cell>
          <table:table-cell office:value-type="float" office:value="4.8333">
            <text:p>4.8333</text:p>
          </table:table-cell>
          <table:table-cell office:value-type="float" office:value="101.8333">
            <text:p>101.8333</text:p>
          </table:table-cell>
        </table:table-row>
        <table:table-row>
          <table:table-cell table:style-name="pd1" office:value-type="date" office:date-value="2019-10-06T18:00:00">
            <text:p>Sun Oct  6 18:00:00 2019</text:p>
          </table:table-cell>
          <table:table-cell office:value-type="float" office:value="480.0">
            <text:p>480.0</text:p>
          </table:table-cell>
          <table:table-cell office:value-type="float" office:value="5.0">
            <text:p>5.0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19-10-06T19:00:00">
            <text:p>Sun Oct  6 19:00:00 2019</text:p>
          </table:table-cell>
          <table:table-cell office:value-type="float" office:value="489.5">
            <text:p>489.5</text:p>
          </table:table-cell>
          <table:table-cell office:value-type="float" office:value="14.8333">
            <text:p>14.8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19-10-06T20:00:00">
            <text:p>Sun Oct  6 20:00:00 2019</text:p>
          </table:table-cell>
          <table:table-cell office:value-type="float" office:value="624.5">
            <text:p>624.5</text:p>
          </table:table-cell>
          <table:table-cell office:value-type="float" office:value="60.8333">
            <text:p>60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9-10-08T17:00:00">
            <text:p>Tue Oct  8 17:00:00 2019</text:p>
          </table:table-cell>
          <table:table-cell office:value-type="float" office:value="570.8333">
            <text:p>570.8333</text:p>
          </table:table-cell>
          <table:table-cell office:value-type="float" office:value="12.6667">
            <text:p>12.6667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19-10-08T18:00:00">
            <text:p>Tue Oct  8 18:00:00 2019</text:p>
          </table:table-cell>
          <table:table-cell office:value-type="float" office:value="574.1667">
            <text:p>574.1667</text:p>
          </table:table-cell>
          <table:table-cell office:value-type="float" office:value="19.6667">
            <text:p>19.6667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19-10-08T19:00:00">
            <text:p>Tue Oct  8 19:00:00 2019</text:p>
          </table:table-cell>
          <table:table-cell office:value-type="float" office:value="575.1667">
            <text:p>575.1667</text:p>
          </table:table-cell>
          <table:table-cell office:value-type="float" office:value="23.8333">
            <text:p>23.8333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19-10-09T19:00:00">
            <text:p>Wed Oct  9 19:00:00 2019</text:p>
          </table:table-cell>
          <table:table-cell office:value-type="float" office:value="624.8333">
            <text:p>624.8333</text:p>
          </table:table-cell>
          <table:table-cell office:value-type="float" office:value="22.5">
            <text:p>22.5</text:p>
          </table:table-cell>
          <table:table-cell office:value-type="float" office:value="101.8333">
            <text:p>101.8333</text:p>
          </table:table-cell>
        </table:table-row>
        <table:table-row>
          <table:table-cell table:style-name="pd1" office:value-type="date" office:date-value="2019-10-09T20:00:00">
            <text:p>Wed Oct  9 20:00:00 2019</text:p>
          </table:table-cell>
          <table:table-cell office:value-type="float" office:value="782.8333">
            <text:p>782.8333</text:p>
          </table:table-cell>
          <table:table-cell office:value-type="float" office:value="73.0">
            <text:p>73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9-10-17T20:00:00">
            <text:p>Thu Oct 17 20:00:00 2019</text:p>
          </table:table-cell>
          <table:table-cell office:value-type="float" office:value="382.5">
            <text:p>382.5</text:p>
          </table:table-cell>
          <table:table-cell office:value-type="float" office:value="64.8333">
            <text:p>64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10-18T16:00:00">
            <text:p>Fri Oct 18 16:00:00 2019</text:p>
          </table:table-cell>
          <table:table-cell office:value-type="float" office:value="455.0">
            <text:p>455.0</text:p>
          </table:table-cell>
          <table:table-cell office:value-type="float" office:value="5.6667">
            <text:p>5.6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9-10-18T17:00:00">
            <text:p>Fri Oct 18 17:00:00 2019</text:p>
          </table:table-cell>
          <table:table-cell office:value-type="float" office:value="473.3333">
            <text:p>473.3333</text:p>
          </table:table-cell>
          <table:table-cell office:value-type="float" office:value="5.8333">
            <text:p>5.8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9-10-18T18:00:00">
            <text:p>Fri Oct 18 18:00:00 2019</text:p>
          </table:table-cell>
          <table:table-cell office:value-type="float" office:value="449.5">
            <text:p>449.5</text:p>
          </table:table-cell>
          <table:table-cell office:value-type="float" office:value="6.8333">
            <text:p>6.8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9-10-18T19:00:00">
            <text:p>Fri Oct 18 19:00:00 2019</text:p>
          </table:table-cell>
          <table:table-cell office:value-type="float" office:value="441.3333">
            <text:p>441.3333</text:p>
          </table:table-cell>
          <table:table-cell office:value-type="float" office:value="6.5">
            <text:p>6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10-18T20:00:00">
            <text:p>Fri Oct 18 20:00:00 2019</text:p>
          </table:table-cell>
          <table:table-cell office:value-type="float" office:value="431.8333">
            <text:p>431.8333</text:p>
          </table:table-cell>
          <table:table-cell office:value-type="float" office:value="13.8333">
            <text:p>13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9-10-18T21:00:00">
            <text:p>Fri Oct 18 21:00:00 2019</text:p>
          </table:table-cell>
          <table:table-cell office:value-type="float" office:value="469.3333">
            <text:p>469.3333</text:p>
          </table:table-cell>
          <table:table-cell office:value-type="float" office:value="21.6667">
            <text:p>21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9-10-18T22:00:00">
            <text:p>Fri Oct 18 22:00:00 2019</text:p>
          </table:table-cell>
          <table:table-cell office:value-type="float" office:value="429.3333">
            <text:p>429.3333</text:p>
          </table:table-cell>
          <table:table-cell office:value-type="float" office:value="13.3333">
            <text:p>13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9-10-19T19:00:00">
            <text:p>Sat Oct 19 19:00:00 2019</text:p>
          </table:table-cell>
          <table:table-cell office:value-type="float" office:value="429.6667">
            <text:p>429.6667</text:p>
          </table:table-cell>
          <table:table-cell office:value-type="float" office:value="12.6667">
            <text:p>12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9-10-19T20:00:00">
            <text:p>Sat Oct 19 20:00:00 2019</text:p>
          </table:table-cell>
          <table:table-cell office:value-type="float" office:value="417.3333">
            <text:p>417.3333</text:p>
          </table:table-cell>
          <table:table-cell office:value-type="float" office:value="14.6667">
            <text:p>14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9-10-19T21:00:00">
            <text:p>Sat Oct 19 21:00:00 2019</text:p>
          </table:table-cell>
          <table:table-cell office:value-type="float" office:value="417.3333">
            <text:p>417.3333</text:p>
          </table:table-cell>
          <table:table-cell office:value-type="float" office:value="13.3333">
            <text:p>13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10-19T22:00:00">
            <text:p>Sat Oct 19 22:00:00 2019</text:p>
          </table:table-cell>
          <table:table-cell office:value-type="float" office:value="400.6667">
            <text:p>400.6667</text:p>
          </table:table-cell>
          <table:table-cell office:value-type="float" office:value="11.8333">
            <text:p>11.8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9-10-19T23:00:00">
            <text:p>Sat Oct 19 23:00:00 2019</text:p>
          </table:table-cell>
          <table:table-cell office:value-type="float" office:value="392.8333">
            <text:p>392.8333</text:p>
          </table:table-cell>
          <table:table-cell office:value-type="float" office:value="6.5">
            <text:p>6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10-20T00:00:00">
            <text:p>Sun Oct 20 00:00:00 2019</text:p>
          </table:table-cell>
          <table:table-cell office:value-type="float" office:value="387.5">
            <text:p>387.5</text:p>
          </table:table-cell>
          <table:table-cell office:value-type="float" office:value="5.8333">
            <text:p>5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9-10-20T01:00:00">
            <text:p>Sun Oct 20 01:00:00 2019</text:p>
          </table:table-cell>
          <table:table-cell office:value-type="float" office:value="410.6667">
            <text:p>410.6667</text:p>
          </table:table-cell>
          <table:table-cell office:value-type="float" office:value="7.3333">
            <text:p>7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9-10-20T03:00:00">
            <text:p>Sun Oct 20 03:00:00 2019</text:p>
          </table:table-cell>
          <table:table-cell office:value-type="float" office:value="374.1667">
            <text:p>374.1667</text:p>
          </table:table-cell>
          <table:table-cell office:value-type="float" office:value="3.6667">
            <text:p>3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10-21T20:00:00">
            <text:p>Mon Oct 21 20:00:00 2019</text:p>
          </table:table-cell>
          <table:table-cell office:value-type="float" office:value="419.6667">
            <text:p>419.6667</text:p>
          </table:table-cell>
          <table:table-cell office:value-type="float" office:value="51.8333">
            <text:p>51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10-21T21:00:00">
            <text:p>Mon Oct 21 21:00:00 2019</text:p>
          </table:table-cell>
          <table:table-cell office:value-type="float" office:value="514.1667">
            <text:p>514.1667</text:p>
          </table:table-cell>
          <table:table-cell office:value-type="float" office:value="70.3333">
            <text:p>70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9-10-22T18:00:00">
            <text:p>Tue Oct 22 18:00:00 2019</text:p>
          </table:table-cell>
          <table:table-cell office:value-type="float" office:value="325.0">
            <text:p>325.0</text:p>
          </table:table-cell>
          <table:table-cell office:value-type="float" office:value="14.0">
            <text:p>14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9-10-22T20:00:00">
            <text:p>Tue Oct 22 20:00:00 2019</text:p>
          </table:table-cell>
          <table:table-cell office:value-type="float" office:value="374.1667">
            <text:p>374.1667</text:p>
          </table:table-cell>
          <table:table-cell office:value-type="float" office:value="31.1667">
            <text:p>31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9-10-22T21:00:00">
            <text:p>Tue Oct 22 21:00:00 2019</text:p>
          </table:table-cell>
          <table:table-cell office:value-type="float" office:value="410.3333">
            <text:p>410.3333</text:p>
          </table:table-cell>
          <table:table-cell office:value-type="float" office:value="40.5">
            <text:p>40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9-10-22T22:00:00">
            <text:p>Tue Oct 22 22:00:00 2019</text:p>
          </table:table-cell>
          <table:table-cell office:value-type="float" office:value="311.6667">
            <text:p>311.6667</text:p>
          </table:table-cell>
          <table:table-cell office:value-type="float" office:value="13.6667">
            <text:p>13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9-10-22T23:00:00">
            <text:p>Tue Oct 22 23:00:00 2019</text:p>
          </table:table-cell>
          <table:table-cell office:value-type="float" office:value="296.0">
            <text:p>296.0</text:p>
          </table:table-cell>
          <table:table-cell office:value-type="float" office:value="8.5">
            <text:p>8.5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9-10-26T18:00:00">
            <text:p>Sat Oct 26 18:00:00 2019</text:p>
          </table:table-cell>
          <table:table-cell office:value-type="float" office:value="443.0">
            <text:p>443.0</text:p>
          </table:table-cell>
          <table:table-cell office:value-type="float" office:value="6.8333">
            <text:p>6.8333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19-10-26T19:00:00">
            <text:p>Sat Oct 26 19:00:00 2019</text:p>
          </table:table-cell>
          <table:table-cell office:value-type="float" office:value="619.1667">
            <text:p>619.1667</text:p>
          </table:table-cell>
          <table:table-cell office:value-type="float" office:value="55.1667">
            <text:p>55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9-10-27T17:00:00">
            <text:p>Sun Oct 27 17:00:00 2019</text:p>
          </table:table-cell>
          <table:table-cell office:value-type="float" office:value="458.6667">
            <text:p>458.6667</text:p>
          </table:table-cell>
          <table:table-cell office:value-type="float" office:value="8.3333">
            <text:p>8.3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9-10-27T18:00:00">
            <text:p>Sun Oct 27 18:00:00 2019</text:p>
          </table:table-cell>
          <table:table-cell office:value-type="float" office:value="460.0">
            <text:p>460.0</text:p>
          </table:table-cell>
          <table:table-cell office:value-type="float" office:value="14.0">
            <text:p>14.0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9-10-27T19:00:00">
            <text:p>Sun Oct 27 19:00:00 2019</text:p>
          </table:table-cell>
          <table:table-cell office:value-type="float" office:value="497.1667">
            <text:p>497.1667</text:p>
          </table:table-cell>
          <table:table-cell office:value-type="float" office:value="45.5">
            <text:p>45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10-28T16:00:00">
            <text:p>Mon Oct 28 16:00:00 2019</text:p>
          </table:table-cell>
          <table:table-cell office:value-type="float" office:value="519.0">
            <text:p>519.0</text:p>
          </table:table-cell>
          <table:table-cell office:value-type="float" office:value="13.1667">
            <text:p>13.1667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19-10-28T17:00:00">
            <text:p>Mon Oct 28 17:00:00 2019</text:p>
          </table:table-cell>
          <table:table-cell office:value-type="float" office:value="482.5">
            <text:p>482.5</text:p>
          </table:table-cell>
          <table:table-cell office:value-type="float" office:value="14.1667">
            <text:p>14.1667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19-10-28T18:00:00">
            <text:p>Mon Oct 28 18:00:00 2019</text:p>
          </table:table-cell>
          <table:table-cell office:value-type="float" office:value="451.0">
            <text:p>451.0</text:p>
          </table:table-cell>
          <table:table-cell office:value-type="float" office:value="20.1667">
            <text:p>20.1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9-10-28T19:00:00">
            <text:p>Mon Oct 28 19:00:00 2019</text:p>
          </table:table-cell>
          <table:table-cell office:value-type="float" office:value="471.0">
            <text:p>471.0</text:p>
          </table:table-cell>
          <table:table-cell office:value-type="float" office:value="31.5">
            <text:p>31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9-10-28T20:00:00">
            <text:p>Mon Oct 28 20:00:00 2019</text:p>
          </table:table-cell>
          <table:table-cell office:value-type="float" office:value="485.6667">
            <text:p>485.6667</text:p>
          </table:table-cell>
          <table:table-cell office:value-type="float" office:value="29.0">
            <text:p>29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9-10-29T18:00:00">
            <text:p>Tue Oct 29 18:00:00 2019</text:p>
          </table:table-cell>
          <table:table-cell office:value-type="float" office:value="564.3333">
            <text:p>564.3333</text:p>
          </table:table-cell>
          <table:table-cell office:value-type="float" office:value="24.5">
            <text:p>24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9-10-30T15:00:00">
            <text:p>Wed Oct 30 15:00:00 2019</text:p>
          </table:table-cell>
          <table:table-cell office:value-type="float" office:value="576.5">
            <text:p>576.5</text:p>
          </table:table-cell>
          <table:table-cell office:value-type="float" office:value="12.5">
            <text:p>12.5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9-10-30T16:00:00">
            <text:p>Wed Oct 30 16:00:00 2019</text:p>
          </table:table-cell>
          <table:table-cell office:value-type="float" office:value="549.1667">
            <text:p>549.1667</text:p>
          </table:table-cell>
          <table:table-cell office:value-type="float" office:value="8.8333">
            <text:p>8.8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9-10-30T17:00:00">
            <text:p>Wed Oct 30 17:00:00 2019</text:p>
          </table:table-cell>
          <table:table-cell office:value-type="float" office:value="535.3333">
            <text:p>535.3333</text:p>
          </table:table-cell>
          <table:table-cell office:value-type="float" office:value="10.5">
            <text:p>10.5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19-10-30T18:00:00">
            <text:p>Wed Oct 30 18:00:00 2019</text:p>
          </table:table-cell>
          <table:table-cell office:value-type="float" office:value="558.5">
            <text:p>558.5</text:p>
          </table:table-cell>
          <table:table-cell office:value-type="float" office:value="27.1667">
            <text:p>27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9-11-02T19:00:00">
            <text:p>Sat Nov  2 19:00:00 2019</text:p>
          </table:table-cell>
          <table:table-cell office:value-type="float" office:value="549.1667">
            <text:p>549.1667</text:p>
          </table:table-cell>
          <table:table-cell office:value-type="float" office:value="10.6667">
            <text:p>10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9-11-02T20:00:00">
            <text:p>Sat Nov  2 20:00:00 2019</text:p>
          </table:table-cell>
          <table:table-cell office:value-type="float" office:value="539.8333">
            <text:p>539.8333</text:p>
          </table:table-cell>
          <table:table-cell office:value-type="float" office:value="11.6667">
            <text:p>11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9-11-02T21:00:00">
            <text:p>Sat Nov  2 21:00:00 2019</text:p>
          </table:table-cell>
          <table:table-cell office:value-type="float" office:value="533.8333">
            <text:p>533.8333</text:p>
          </table:table-cell>
          <table:table-cell office:value-type="float" office:value="10.5">
            <text:p>10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9-11-07T15:00:00">
            <text:p>Thu Nov  7 15:00:00 2019</text:p>
          </table:table-cell>
          <table:table-cell office:value-type="float" office:value="318.5">
            <text:p>318.5</text:p>
          </table:table-cell>
          <table:table-cell office:value-type="float" office:value="10.6667">
            <text:p>10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9-11-07T16:00:00">
            <text:p>Thu Nov  7 16:00:00 2019</text:p>
          </table:table-cell>
          <table:table-cell office:value-type="float" office:value="300.3333">
            <text:p>300.3333</text:p>
          </table:table-cell>
          <table:table-cell office:value-type="float" office:value="8.0">
            <text:p>8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11-07T17:00:00">
            <text:p>Thu Nov  7 17:00:00 2019</text:p>
          </table:table-cell>
          <table:table-cell office:value-type="float" office:value="285.0">
            <text:p>285.0</text:p>
          </table:table-cell>
          <table:table-cell office:value-type="float" office:value="13.5">
            <text:p>13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9-11-07T18:00:00">
            <text:p>Thu Nov  7 18:00:00 2019</text:p>
          </table:table-cell>
          <table:table-cell office:value-type="float" office:value="301.8333">
            <text:p>301.8333</text:p>
          </table:table-cell>
          <table:table-cell office:value-type="float" office:value="26.1667">
            <text:p>26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11-07T19:00:00">
            <text:p>Thu Nov  7 19:00:00 2019</text:p>
          </table:table-cell>
          <table:table-cell office:value-type="float" office:value="350.5">
            <text:p>350.5</text:p>
          </table:table-cell>
          <table:table-cell office:value-type="float" office:value="44.5">
            <text:p>44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11-07T20:00:00">
            <text:p>Thu Nov  7 20:00:00 2019</text:p>
          </table:table-cell>
          <table:table-cell office:value-type="float" office:value="335.8333">
            <text:p>335.8333</text:p>
          </table:table-cell>
          <table:table-cell office:value-type="float" office:value="46.1667">
            <text:p>46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11-07T21:00:00">
            <text:p>Thu Nov  7 21:00:00 2019</text:p>
          </table:table-cell>
          <table:table-cell office:value-type="float" office:value="316.1667">
            <text:p>316.1667</text:p>
          </table:table-cell>
          <table:table-cell office:value-type="float" office:value="49.5">
            <text:p>49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9-11-07T22:00:00">
            <text:p>Thu Nov  7 22:00:00 2019</text:p>
          </table:table-cell>
          <table:table-cell office:value-type="float" office:value="266.6667">
            <text:p>266.6667</text:p>
          </table:table-cell>
          <table:table-cell office:value-type="float" office:value="22.6667">
            <text:p>22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9-11-07T23:00:00">
            <text:p>Thu Nov  7 23:00:00 2019</text:p>
          </table:table-cell>
          <table:table-cell office:value-type="float" office:value="218.8333">
            <text:p>218.8333</text:p>
          </table:table-cell>
          <table:table-cell office:value-type="float" office:value="12.8333">
            <text:p>12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11-08T00:00:00">
            <text:p>Fri Nov  8 00:00:00 2019</text:p>
          </table:table-cell>
          <table:table-cell office:value-type="float" office:value="211.3333">
            <text:p>211.3333</text:p>
          </table:table-cell>
          <table:table-cell office:value-type="float" office:value="6.8333">
            <text:p>6.8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9-11-08T01:00:00">
            <text:p>Fri Nov  8 01:00:00 2019</text:p>
          </table:table-cell>
          <table:table-cell office:value-type="float" office:value="195.6667">
            <text:p>195.6667</text:p>
          </table:table-cell>
          <table:table-cell office:value-type="float" office:value="5.3333">
            <text:p>5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9-11-08T02:00:00">
            <text:p>Fri Nov  8 02:00:00 2019</text:p>
          </table:table-cell>
          <table:table-cell office:value-type="float" office:value="201.8333">
            <text:p>201.8333</text:p>
          </table:table-cell>
          <table:table-cell office:value-type="float" office:value="4.1667">
            <text:p>4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9-11-08T03:00:00">
            <text:p>Fri Nov  8 03:00:00 2019</text:p>
          </table:table-cell>
          <table:table-cell office:value-type="float" office:value="195.1667">
            <text:p>195.1667</text:p>
          </table:table-cell>
          <table:table-cell office:value-type="float" office:value="3.1667">
            <text:p>3.1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9-11-08T04:00:00">
            <text:p>Fri Nov  8 04:00:00 2019</text:p>
          </table:table-cell>
          <table:table-cell office:value-type="float" office:value="212.1667">
            <text:p>212.1667</text:p>
          </table:table-cell>
          <table:table-cell office:value-type="float" office:value="3.1667">
            <text:p>3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9-11-08T05:00:00">
            <text:p>Fri Nov  8 05:00:00 2019</text:p>
          </table:table-cell>
          <table:table-cell office:value-type="float" office:value="210.1667">
            <text:p>210.1667</text:p>
          </table:table-cell>
          <table:table-cell office:value-type="float" office:value="2.6667">
            <text:p>2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11-08T06:00:00">
            <text:p>Fri Nov  8 06:00:00 2019</text:p>
          </table:table-cell>
          <table:table-cell office:value-type="float" office:value="223.0">
            <text:p>223.0</text:p>
          </table:table-cell>
          <table:table-cell office:value-type="float" office:value="3.1667">
            <text:p>3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9-11-08T07:00:00">
            <text:p>Fri Nov  8 07:00:00 2019</text:p>
          </table:table-cell>
          <table:table-cell office:value-type="float" office:value="231.6667">
            <text:p>231.6667</text:p>
          </table:table-cell>
          <table:table-cell office:value-type="float" office:value="5.3333">
            <text:p>5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9-11-09T15:00:00">
            <text:p>Sat Nov  9 15:00:00 2019</text:p>
          </table:table-cell>
          <table:table-cell office:value-type="float" office:value="135.0">
            <text:p>135.0</text:p>
          </table:table-cell>
          <table:table-cell office:value-type="float" office:value="7.5">
            <text:p>7.5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9-11-09T16:00:00">
            <text:p>Sat Nov  9 16:00:00 2019</text:p>
          </table:table-cell>
          <table:table-cell office:value-type="float" office:value="108.3333">
            <text:p>108.3333</text:p>
          </table:table-cell>
          <table:table-cell office:value-type="float" office:value="5.5">
            <text:p>5.5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9-11-09T17:00:00">
            <text:p>Sat Nov  9 17:00:00 2019</text:p>
          </table:table-cell>
          <table:table-cell office:value-type="float" office:value="113.5">
            <text:p>113.5</text:p>
          </table:table-cell>
          <table:table-cell office:value-type="float" office:value="7.8333">
            <text:p>7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9-11-09T18:00:00">
            <text:p>Sat Nov  9 18:00:00 2019</text:p>
          </table:table-cell>
          <table:table-cell office:value-type="float" office:value="147.1667">
            <text:p>147.1667</text:p>
          </table:table-cell>
          <table:table-cell office:value-type="float" office:value="17.6667">
            <text:p>17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11-12T15:00:00">
            <text:p>Tue Nov 12 15:00:00 2019</text:p>
          </table:table-cell>
          <table:table-cell office:value-type="float" office:value="224.6667">
            <text:p>224.6667</text:p>
          </table:table-cell>
          <table:table-cell office:value-type="float" office:value="10.6667">
            <text:p>10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9-11-12T16:00:00">
            <text:p>Tue Nov 12 16:00:00 2019</text:p>
          </table:table-cell>
          <table:table-cell office:value-type="float" office:value="224.1667">
            <text:p>224.1667</text:p>
          </table:table-cell>
          <table:table-cell office:value-type="float" office:value="11.0">
            <text:p>11.0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9-11-12T17:00:00">
            <text:p>Tue Nov 12 17:00:00 2019</text:p>
          </table:table-cell>
          <table:table-cell office:value-type="float" office:value="200.3333">
            <text:p>200.3333</text:p>
          </table:table-cell>
          <table:table-cell office:value-type="float" office:value="12.0">
            <text:p>12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9-11-12T18:00:00">
            <text:p>Tue Nov 12 18:00:00 2019</text:p>
          </table:table-cell>
          <table:table-cell office:value-type="float" office:value="217.1667">
            <text:p>217.1667</text:p>
          </table:table-cell>
          <table:table-cell office:value-type="float" office:value="21.0">
            <text:p>21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9-11-12T19:00:00">
            <text:p>Tue Nov 12 19:00:00 2019</text:p>
          </table:table-cell>
          <table:table-cell office:value-type="float" office:value="385.1667">
            <text:p>385.1667</text:p>
          </table:table-cell>
          <table:table-cell office:value-type="float" office:value="60.0">
            <text:p>60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9-11-12T20:00:00">
            <text:p>Tue Nov 12 20:00:00 2019</text:p>
          </table:table-cell>
          <table:table-cell office:value-type="float" office:value="547.1667">
            <text:p>547.1667</text:p>
          </table:table-cell>
          <table:table-cell office:value-type="float" office:value="74.8333">
            <text:p>74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9-11-12T21:00:00">
            <text:p>Tue Nov 12 21:00:00 2019</text:p>
          </table:table-cell>
          <table:table-cell office:value-type="float" office:value="395.3333">
            <text:p>395.3333</text:p>
          </table:table-cell>
          <table:table-cell office:value-type="float" office:value="52.1667">
            <text:p>52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9-11-13T03:00:00">
            <text:p>Wed Nov 13 03:00:00 2019</text:p>
          </table:table-cell>
          <table:table-cell office:value-type="float" office:value="257.0">
            <text:p>257.0</text:p>
          </table:table-cell>
          <table:table-cell office:value-type="float" office:value="2.8333">
            <text:p>2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9-11-13T04:00:00">
            <text:p>Wed Nov 13 04:00:00 2019</text:p>
          </table:table-cell>
          <table:table-cell office:value-type="float" office:value="254.5">
            <text:p>254.5</text:p>
          </table:table-cell>
          <table:table-cell office:value-type="float" office:value="2.0">
            <text:p>2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9-11-13T05:00:00">
            <text:p>Wed Nov 13 05:00:00 2019</text:p>
          </table:table-cell>
          <table:table-cell office:value-type="float" office:value="263.8333">
            <text:p>263.8333</text:p>
          </table:table-cell>
          <table:table-cell office:value-type="float" office:value="2.1667">
            <text:p>2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9-11-13T07:00:00">
            <text:p>Wed Nov 13 07:00:00 2019</text:p>
          </table:table-cell>
          <table:table-cell office:value-type="float" office:value="272.1667">
            <text:p>272.1667</text:p>
          </table:table-cell>
          <table:table-cell office:value-type="float" office:value="4.1667">
            <text:p>4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9-11-13T10:00:00">
            <text:p>Wed Nov 13 10:00:00 2019</text:p>
          </table:table-cell>
          <table:table-cell office:value-type="float" office:value="290.5">
            <text:p>290.5</text:p>
          </table:table-cell>
          <table:table-cell office:value-type="float" office:value="11.6667">
            <text:p>11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11-13T11:00:00">
            <text:p>Wed Nov 13 11:00:00 2019</text:p>
          </table:table-cell>
          <table:table-cell office:value-type="float" office:value="292.0">
            <text:p>292.0</text:p>
          </table:table-cell>
          <table:table-cell office:value-type="float" office:value="9.6667">
            <text:p>9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9-11-13T12:00:00">
            <text:p>Wed Nov 13 12:00:00 2019</text:p>
          </table:table-cell>
          <table:table-cell office:value-type="float" office:value="299.0">
            <text:p>299.0</text:p>
          </table:table-cell>
          <table:table-cell office:value-type="float" office:value="9.8333">
            <text:p>9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9-11-13T13:00:00">
            <text:p>Wed Nov 13 13:00:00 2019</text:p>
          </table:table-cell>
          <table:table-cell office:value-type="float" office:value="286.1667">
            <text:p>286.1667</text:p>
          </table:table-cell>
          <table:table-cell office:value-type="float" office:value="9.6667">
            <text:p>9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9-11-13T14:00:00">
            <text:p>Wed Nov 13 14:00:00 2019</text:p>
          </table:table-cell>
          <table:table-cell office:value-type="float" office:value="287.0">
            <text:p>287.0</text:p>
          </table:table-cell>
          <table:table-cell office:value-type="float" office:value="12.0">
            <text:p>12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9-11-14T07:00:00">
            <text:p>Thu Nov 14 07:00:00 2019</text:p>
          </table:table-cell>
          <table:table-cell office:value-type="float" office:value="280.0">
            <text:p>280.0</text:p>
          </table:table-cell>
          <table:table-cell office:value-type="float" office:value="4.8333">
            <text:p>4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9-11-14T08:00:00">
            <text:p>Thu Nov 14 08:00:00 2019</text:p>
          </table:table-cell>
          <table:table-cell office:value-type="float" office:value="296.8333">
            <text:p>296.8333</text:p>
          </table:table-cell>
          <table:table-cell office:value-type="float" office:value="11.8333">
            <text:p>11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9-11-14T09:00:00">
            <text:p>Thu Nov 14 09:00:00 2019</text:p>
          </table:table-cell>
          <table:table-cell office:value-type="float" office:value="284.0">
            <text:p>284.0</text:p>
          </table:table-cell>
          <table:table-cell office:value-type="float" office:value="22.0">
            <text:p>22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9-11-16T17:00:00">
            <text:p>Sat Nov 16 17:00:00 2019</text:p>
          </table:table-cell>
          <table:table-cell office:value-type="float" office:value="176.0">
            <text:p>176.0</text:p>
          </table:table-cell>
          <table:table-cell office:value-type="float" office:value="7.5">
            <text:p>7.5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9-11-16T18:00:00">
            <text:p>Sat Nov 16 18:00:00 2019</text:p>
          </table:table-cell>
          <table:table-cell office:value-type="float" office:value="224.6667">
            <text:p>224.6667</text:p>
          </table:table-cell>
          <table:table-cell office:value-type="float" office:value="17.6667">
            <text:p>17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9-11-16T19:00:00">
            <text:p>Sat Nov 16 19:00:00 2019</text:p>
          </table:table-cell>
          <table:table-cell office:value-type="float" office:value="359.6667">
            <text:p>359.6667</text:p>
          </table:table-cell>
          <table:table-cell office:value-type="float" office:value="50.6667">
            <text:p>50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9-11-16T23:00:00">
            <text:p>Sat Nov 16 23:00:00 2019</text:p>
          </table:table-cell>
          <table:table-cell office:value-type="float" office:value="281.0">
            <text:p>281.0</text:p>
          </table:table-cell>
          <table:table-cell office:value-type="float" office:value="26.3333">
            <text:p>26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11-17T22:00:00">
            <text:p>Sun Nov 17 22:00:00 2019</text:p>
          </table:table-cell>
          <table:table-cell office:value-type="float" office:value="329.8333">
            <text:p>329.8333</text:p>
          </table:table-cell>
          <table:table-cell office:value-type="float" office:value="9.8333">
            <text:p>9.8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9-11-17T23:00:00">
            <text:p>Sun Nov 17 23:00:00 2019</text:p>
          </table:table-cell>
          <table:table-cell office:value-type="float" office:value="324.6667">
            <text:p>324.6667</text:p>
          </table:table-cell>
          <table:table-cell office:value-type="float" office:value="5.3333">
            <text:p>5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11-18T00:00:00">
            <text:p>Mon Nov 18 00:00:00 2019</text:p>
          </table:table-cell>
          <table:table-cell office:value-type="float" office:value="315.1667">
            <text:p>315.1667</text:p>
          </table:table-cell>
          <table:table-cell office:value-type="float" office:value="3.8333">
            <text:p>3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9-11-18T01:00:00">
            <text:p>Mon Nov 18 01:00:00 2019</text:p>
          </table:table-cell>
          <table:table-cell office:value-type="float" office:value="303.8333">
            <text:p>303.8333</text:p>
          </table:table-cell>
          <table:table-cell office:value-type="float" office:value="2.6667">
            <text:p>2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9-11-18T02:00:00">
            <text:p>Mon Nov 18 02:00:00 2019</text:p>
          </table:table-cell>
          <table:table-cell office:value-type="float" office:value="294.8333">
            <text:p>294.8333</text:p>
          </table:table-cell>
          <table:table-cell office:value-type="float" office:value="2.0">
            <text:p>2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9-11-18T03:00:00">
            <text:p>Mon Nov 18 03:00:00 2019</text:p>
          </table:table-cell>
          <table:table-cell office:value-type="float" office:value="302.8333">
            <text:p>302.8333</text:p>
          </table:table-cell>
          <table:table-cell office:value-type="float" office:value="2.0">
            <text:p>2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9-11-18T04:00:00">
            <text:p>Mon Nov 18 04:00:00 2019</text:p>
          </table:table-cell>
          <table:table-cell office:value-type="float" office:value="303.5">
            <text:p>303.5</text:p>
          </table:table-cell>
          <table:table-cell office:value-type="float" office:value="2.5">
            <text:p>2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9-11-18T05:00:00">
            <text:p>Mon Nov 18 05:00:00 2019</text:p>
          </table:table-cell>
          <table:table-cell office:value-type="float" office:value="309.1667">
            <text:p>309.1667</text:p>
          </table:table-cell>
          <table:table-cell office:value-type="float" office:value="2.5">
            <text:p>2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9-11-18T06:00:00">
            <text:p>Mon Nov 18 06:00:00 2019</text:p>
          </table:table-cell>
          <table:table-cell office:value-type="float" office:value="303.3333">
            <text:p>303.3333</text:p>
          </table:table-cell>
          <table:table-cell office:value-type="float" office:value="3.5">
            <text:p>3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9-11-18T07:00:00">
            <text:p>Mon Nov 18 07:00:00 2019</text:p>
          </table:table-cell>
          <table:table-cell office:value-type="float" office:value="311.5">
            <text:p>311.5</text:p>
          </table:table-cell>
          <table:table-cell office:value-type="float" office:value="7.0">
            <text:p>7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9-11-18T08:00:00">
            <text:p>Mon Nov 18 08:00:00 2019</text:p>
          </table:table-cell>
          <table:table-cell office:value-type="float" office:value="311.6667">
            <text:p>311.6667</text:p>
          </table:table-cell>
          <table:table-cell office:value-type="float" office:value="13.5">
            <text:p>13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9-11-19T18:00:00">
            <text:p>Tue Nov 19 18:00:00 2019</text:p>
          </table:table-cell>
          <table:table-cell office:value-type="float" office:value="377.1667">
            <text:p>377.1667</text:p>
          </table:table-cell>
          <table:table-cell office:value-type="float" office:value="24.0">
            <text:p>24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9-11-19T19:00:00">
            <text:p>Tue Nov 19 19:00:00 2019</text:p>
          </table:table-cell>
          <table:table-cell office:value-type="float" office:value="528.3333">
            <text:p>528.3333</text:p>
          </table:table-cell>
          <table:table-cell office:value-type="float" office:value="57.6667">
            <text:p>57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11-20T03:00:00">
            <text:p>Wed Nov 20 03:00:00 2019</text:p>
          </table:table-cell>
          <table:table-cell office:value-type="float" office:value="406.8333">
            <text:p>406.8333</text:p>
          </table:table-cell>
          <table:table-cell office:value-type="float" office:value="25.0">
            <text:p>25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9-11-20T18:00:00">
            <text:p>Wed Nov 20 18:00:00 2019</text:p>
          </table:table-cell>
          <table:table-cell office:value-type="float" office:value="388.6667">
            <text:p>388.6667</text:p>
          </table:table-cell>
          <table:table-cell office:value-type="float" office:value="36.0">
            <text:p>36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9-11-20T19:00:00">
            <text:p>Wed Nov 20 19:00:00 2019</text:p>
          </table:table-cell>
          <table:table-cell office:value-type="float" office:value="398.8333">
            <text:p>398.8333</text:p>
          </table:table-cell>
          <table:table-cell office:value-type="float" office:value="40.8333">
            <text:p>40.8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9-11-20T20:00:00">
            <text:p>Wed Nov 20 20:00:00 2019</text:p>
          </table:table-cell>
          <table:table-cell office:value-type="float" office:value="396.0">
            <text:p>396.0</text:p>
          </table:table-cell>
          <table:table-cell office:value-type="float" office:value="42.0">
            <text:p>42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9-11-20T21:00:00">
            <text:p>Wed Nov 20 21:00:00 2019</text:p>
          </table:table-cell>
          <table:table-cell office:value-type="float" office:value="435.5">
            <text:p>435.5</text:p>
          </table:table-cell>
          <table:table-cell office:value-type="float" office:value="52.5">
            <text:p>52.5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9-11-20T23:00:00">
            <text:p>Wed Nov 20 23:00:00 2019</text:p>
          </table:table-cell>
          <table:table-cell office:value-type="float" office:value="414.1667">
            <text:p>414.1667</text:p>
          </table:table-cell>
          <table:table-cell office:value-type="float" office:value="28.1667">
            <text:p>28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9-11-21T04:00:00">
            <text:p>Thu Nov 21 04:00:00 2019</text:p>
          </table:table-cell>
          <table:table-cell office:value-type="float" office:value="387.8333">
            <text:p>387.8333</text:p>
          </table:table-cell>
          <table:table-cell office:value-type="float" office:value="11.8333">
            <text:p>11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9-11-22T14:00:00">
            <text:p>Fri Nov 22 14:00:00 2019</text:p>
          </table:table-cell>
          <table:table-cell office:value-type="float" office:value="428.3333">
            <text:p>428.3333</text:p>
          </table:table-cell>
          <table:table-cell office:value-type="float" office:value="14.6667">
            <text:p>14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9-11-22T15:00:00">
            <text:p>Fri Nov 22 15:00:00 2019</text:p>
          </table:table-cell>
          <table:table-cell office:value-type="float" office:value="478.6667">
            <text:p>478.6667</text:p>
          </table:table-cell>
          <table:table-cell office:value-type="float" office:value="23.3333">
            <text:p>23.3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9-11-22T16:00:00">
            <text:p>Fri Nov 22 16:00:00 2019</text:p>
          </table:table-cell>
          <table:table-cell office:value-type="float" office:value="414.8333">
            <text:p>414.8333</text:p>
          </table:table-cell>
          <table:table-cell office:value-type="float" office:value="15.5">
            <text:p>15.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9-11-22T17:00:00">
            <text:p>Fri Nov 22 17:00:00 2019</text:p>
          </table:table-cell>
          <table:table-cell office:value-type="float" office:value="423.6667">
            <text:p>423.6667</text:p>
          </table:table-cell>
          <table:table-cell office:value-type="float" office:value="15.0">
            <text:p>15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9-11-22T18:00:00">
            <text:p>Fri Nov 22 18:00:00 2019</text:p>
          </table:table-cell>
          <table:table-cell office:value-type="float" office:value="421.6667">
            <text:p>421.6667</text:p>
          </table:table-cell>
          <table:table-cell office:value-type="float" office:value="14.6667">
            <text:p>14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9-11-22T19:00:00">
            <text:p>Fri Nov 22 19:00:00 2019</text:p>
          </table:table-cell>
          <table:table-cell office:value-type="float" office:value="421.8333">
            <text:p>421.8333</text:p>
          </table:table-cell>
          <table:table-cell office:value-type="float" office:value="11.5">
            <text:p>11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9-11-22T20:00:00">
            <text:p>Fri Nov 22 20:00:00 2019</text:p>
          </table:table-cell>
          <table:table-cell office:value-type="float" office:value="404.3333">
            <text:p>404.3333</text:p>
          </table:table-cell>
          <table:table-cell office:value-type="float" office:value="10.6667">
            <text:p>10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9-11-22T21:00:00">
            <text:p>Fri Nov 22 21:00:00 2019</text:p>
          </table:table-cell>
          <table:table-cell office:value-type="float" office:value="381.1667">
            <text:p>381.1667</text:p>
          </table:table-cell>
          <table:table-cell office:value-type="float" office:value="11.0">
            <text:p>11.0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9-11-22T22:00:00">
            <text:p>Fri Nov 22 22:00:00 2019</text:p>
          </table:table-cell>
          <table:table-cell office:value-type="float" office:value="387.3333">
            <text:p>387.3333</text:p>
          </table:table-cell>
          <table:table-cell office:value-type="float" office:value="9.8333">
            <text:p>9.8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9-11-22T23:00:00">
            <text:p>Fri Nov 22 23:00:00 2019</text:p>
          </table:table-cell>
          <table:table-cell office:value-type="float" office:value="370.6667">
            <text:p>370.6667</text:p>
          </table:table-cell>
          <table:table-cell office:value-type="float" office:value="7.1667">
            <text:p>7.1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19-11-23T00:00:00">
            <text:p>Sat Nov 23 00:00:00 2019</text:p>
          </table:table-cell>
          <table:table-cell office:value-type="float" office:value="361.6667">
            <text:p>361.6667</text:p>
          </table:table-cell>
          <table:table-cell office:value-type="float" office:value="4.8333">
            <text:p>4.8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19-11-23T01:00:00">
            <text:p>Sat Nov 23 01:00:00 2019</text:p>
          </table:table-cell>
          <table:table-cell office:value-type="float" office:value="341.0">
            <text:p>341.0</text:p>
          </table:table-cell>
          <table:table-cell office:value-type="float" office:value="3.1667">
            <text:p>3.1667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19-11-23T02:00:00">
            <text:p>Sat Nov 23 02:00:00 2019</text:p>
          </table:table-cell>
          <table:table-cell office:value-type="float" office:value="316.0">
            <text:p>316.0</text:p>
          </table:table-cell>
          <table:table-cell office:value-type="float" office:value="2.6667">
            <text:p>2.6667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19-11-23T03:00:00">
            <text:p>Sat Nov 23 03:00:00 2019</text:p>
          </table:table-cell>
          <table:table-cell office:value-type="float" office:value="325.3333">
            <text:p>325.3333</text:p>
          </table:table-cell>
          <table:table-cell office:value-type="float" office:value="2.0">
            <text:p>2.0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9-11-29T00:00:00">
            <text:p>Fri Nov 29 00:00:00 2019</text:p>
          </table:table-cell>
          <table:table-cell office:value-type="float" office:value="514.1667">
            <text:p>514.1667</text:p>
          </table:table-cell>
          <table:table-cell office:value-type="float" office:value="30.1667">
            <text:p>30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9-11-29T02:00:00">
            <text:p>Fri Nov 29 02:00:00 2019</text:p>
          </table:table-cell>
          <table:table-cell office:value-type="float" office:value="385.1667">
            <text:p>385.1667</text:p>
          </table:table-cell>
          <table:table-cell office:value-type="float" office:value="4.0">
            <text:p>4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9-11-29T03:00:00">
            <text:p>Fri Nov 29 03:00:00 2019</text:p>
          </table:table-cell>
          <table:table-cell office:value-type="float" office:value="381.8333">
            <text:p>381.8333</text:p>
          </table:table-cell>
          <table:table-cell office:value-type="float" office:value="2.8333">
            <text:p>2.8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9-11-29T04:00:00">
            <text:p>Fri Nov 29 04:00:00 2019</text:p>
          </table:table-cell>
          <table:table-cell office:value-type="float" office:value="386.6667">
            <text:p>386.6667</text:p>
          </table:table-cell>
          <table:table-cell office:value-type="float" office:value="5.6667">
            <text:p>5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11-30T16:00:00">
            <text:p>Sat Nov 30 16:00:00 2019</text:p>
          </table:table-cell>
          <table:table-cell office:value-type="float" office:value="486.3333">
            <text:p>486.3333</text:p>
          </table:table-cell>
          <table:table-cell office:value-type="float" office:value="9.1667">
            <text:p>9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9-11-30T17:00:00">
            <text:p>Sat Nov 30 17:00:00 2019</text:p>
          </table:table-cell>
          <table:table-cell office:value-type="float" office:value="503.6667">
            <text:p>503.6667</text:p>
          </table:table-cell>
          <table:table-cell office:value-type="float" office:value="11.5">
            <text:p>11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9-11-30T18:00:00">
            <text:p>Sat Nov 30 18:00:00 2019</text:p>
          </table:table-cell>
          <table:table-cell office:value-type="float" office:value="502.8333">
            <text:p>502.8333</text:p>
          </table:table-cell>
          <table:table-cell office:value-type="float" office:value="18.0">
            <text:p>18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9-11-30T19:00:00">
            <text:p>Sat Nov 30 19:00:00 2019</text:p>
          </table:table-cell>
          <table:table-cell office:value-type="float" office:value="489.8333">
            <text:p>489.8333</text:p>
          </table:table-cell>
          <table:table-cell office:value-type="float" office:value="16.6667">
            <text:p>16.6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9-11-30T20:00:00">
            <text:p>Sat Nov 30 20:00:00 2019</text:p>
          </table:table-cell>
          <table:table-cell office:value-type="float" office:value="493.3333">
            <text:p>493.3333</text:p>
          </table:table-cell>
          <table:table-cell office:value-type="float" office:value="25.3333">
            <text:p>25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9-11-30T21:00:00">
            <text:p>Sat Nov 30 21:00:00 2019</text:p>
          </table:table-cell>
          <table:table-cell office:value-type="float" office:value="485.8333">
            <text:p>485.8333</text:p>
          </table:table-cell>
          <table:table-cell office:value-type="float" office:value="23.8333">
            <text:p>23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9-12-24T17:00:00">
            <text:p>Tue Dec 24 17:00:00 2019</text:p>
          </table:table-cell>
          <table:table-cell office:value-type="float" office:value="482.0">
            <text:p>482.0</text:p>
          </table:table-cell>
          <table:table-cell office:value-type="float" office:value="16.5">
            <text:p>16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9-12-25T14:00:00">
            <text:p>Wed Dec 25 14:00:00 2019</text:p>
          </table:table-cell>
          <table:table-cell office:value-type="float" office:value="405.3333">
            <text:p>405.3333</text:p>
          </table:table-cell>
          <table:table-cell office:value-type="float" office:value="11.1667">
            <text:p>11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9-12-25T17:00:00">
            <text:p>Wed Dec 25 17:00:00 2019</text:p>
          </table:table-cell>
          <table:table-cell office:value-type="float" office:value="345.6667">
            <text:p>345.6667</text:p>
          </table:table-cell>
          <table:table-cell office:value-type="float" office:value="6.1667">
            <text:p>6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9-12-26T15:00:00">
            <text:p>Thu Dec 26 15:00:00 2019</text:p>
          </table:table-cell>
          <table:table-cell office:value-type="float" office:value="499.1667">
            <text:p>499.1667</text:p>
          </table:table-cell>
          <table:table-cell office:value-type="float" office:value="26.5">
            <text:p>26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9-12-27T07:00:00">
            <text:p>Fri Dec 27 07:00:00 2019</text:p>
          </table:table-cell>
          <table:table-cell office:value-type="float" office:value="349.1667">
            <text:p>349.1667</text:p>
          </table:table-cell>
          <table:table-cell office:value-type="float" office:value="4.8333">
            <text:p>4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9-12-27T08:00:00">
            <text:p>Fri Dec 27 08:00:00 2019</text:p>
          </table:table-cell>
          <table:table-cell office:value-type="float" office:value="365.1667">
            <text:p>365.1667</text:p>
          </table:table-cell>
          <table:table-cell office:value-type="float" office:value="7.8333">
            <text:p>7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9-12-27T09:00:00">
            <text:p>Fri Dec 27 09:00:00 2019</text:p>
          </table:table-cell>
          <table:table-cell office:value-type="float" office:value="371.5">
            <text:p>371.5</text:p>
          </table:table-cell>
          <table:table-cell office:value-type="float" office:value="12.0">
            <text:p>12.0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9-12-27T10:00:00">
            <text:p>Fri Dec 27 10:00:00 2019</text:p>
          </table:table-cell>
          <table:table-cell office:value-type="float" office:value="365.1667">
            <text:p>365.1667</text:p>
          </table:table-cell>
          <table:table-cell office:value-type="float" office:value="14.0">
            <text:p>14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9-12-27T11:00:00">
            <text:p>Fri Dec 27 11:00:00 2019</text:p>
          </table:table-cell>
          <table:table-cell office:value-type="float" office:value="485.8333">
            <text:p>485.8333</text:p>
          </table:table-cell>
          <table:table-cell office:value-type="float" office:value="31.3333">
            <text:p>31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9-12-27T12:00:00">
            <text:p>Fri Dec 27 12:00:00 2019</text:p>
          </table:table-cell>
          <table:table-cell office:value-type="float" office:value="527.1667">
            <text:p>527.1667</text:p>
          </table:table-cell>
          <table:table-cell office:value-type="float" office:value="33.6667">
            <text:p>33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9-12-27T13:00:00">
            <text:p>Fri Dec 27 13:00:00 2019</text:p>
          </table:table-cell>
          <table:table-cell office:value-type="float" office:value="510.8333">
            <text:p>510.8333</text:p>
          </table:table-cell>
          <table:table-cell office:value-type="float" office:value="29.6667">
            <text:p>29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9-12-28T14:00:00">
            <text:p>Sat Dec 28 14:00:00 2019</text:p>
          </table:table-cell>
          <table:table-cell office:value-type="float" office:value="487.5">
            <text:p>487.5</text:p>
          </table:table-cell>
          <table:table-cell office:value-type="float" office:value="19.8333">
            <text:p>19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9-12-28T17:00:00">
            <text:p>Sat Dec 28 17:00:00 2019</text:p>
          </table:table-cell>
          <table:table-cell office:value-type="float" office:value="471.3333">
            <text:p>471.3333</text:p>
          </table:table-cell>
          <table:table-cell office:value-type="float" office:value="16.0">
            <text:p>16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9-12-29T13:00:00">
            <text:p>Sun Dec 29 13:00:00 2019</text:p>
          </table:table-cell>
          <table:table-cell office:value-type="float" office:value="427.8333">
            <text:p>427.8333</text:p>
          </table:table-cell>
          <table:table-cell office:value-type="float" office:value="10.5">
            <text:p>10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9-12-29T15:00:00">
            <text:p>Sun Dec 29 15:00:00 2019</text:p>
          </table:table-cell>
          <table:table-cell office:value-type="float" office:value="429.8333">
            <text:p>429.8333</text:p>
          </table:table-cell>
          <table:table-cell office:value-type="float" office:value="10.6667">
            <text:p>10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9-12-29T16:00:00">
            <text:p>Sun Dec 29 16:00:00 2019</text:p>
          </table:table-cell>
          <table:table-cell office:value-type="float" office:value="381.6667">
            <text:p>381.6667</text:p>
          </table:table-cell>
          <table:table-cell office:value-type="float" office:value="9.8333">
            <text:p>9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9-12-29T17:00:00">
            <text:p>Sun Dec 29 17:00:00 2019</text:p>
          </table:table-cell>
          <table:table-cell office:value-type="float" office:value="393.1667">
            <text:p>393.1667</text:p>
          </table:table-cell>
          <table:table-cell office:value-type="float" office:value="13.0">
            <text:p>13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9-12-29T18:00:00">
            <text:p>Sun Dec 29 18:00:00 2019</text:p>
          </table:table-cell>
          <table:table-cell office:value-type="float" office:value="616.8333">
            <text:p>616.8333</text:p>
          </table:table-cell>
          <table:table-cell office:value-type="float" office:value="59.1667">
            <text:p>59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9-12-31T15:00:00">
            <text:p>Tue Dec 31 15:00:00 2019</text:p>
          </table:table-cell>
          <table:table-cell office:value-type="float" office:value="472.5">
            <text:p>472.5</text:p>
          </table:table-cell>
          <table:table-cell office:value-type="float" office:value="14.0">
            <text:p>14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9-12-31T18:00:00">
            <text:p>Tue Dec 31 18:00:00 2019</text:p>
          </table:table-cell>
          <table:table-cell office:value-type="float" office:value="594.1667">
            <text:p>594.1667</text:p>
          </table:table-cell>
          <table:table-cell office:value-type="float" office:value="47.0">
            <text:p>47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0-01-01T15:00:00">
            <text:p>Wed Jan  1 15:00:00 2020</text:p>
          </table:table-cell>
          <table:table-cell office:value-type="float" office:value="459.8333">
            <text:p>459.8333</text:p>
          </table:table-cell>
          <table:table-cell office:value-type="float" office:value="7.1667">
            <text:p>7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0-01-02T15:00:00">
            <text:p>Thu Jan  2 15:00:00 2020</text:p>
          </table:table-cell>
          <table:table-cell office:value-type="float" office:value="515.6667">
            <text:p>515.6667</text:p>
          </table:table-cell>
          <table:table-cell office:value-type="float" office:value="22.3333">
            <text:p>22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01-02T16:00:00">
            <text:p>Thu Jan  2 16:00:00 2020</text:p>
          </table:table-cell>
          <table:table-cell office:value-type="float" office:value="493.0">
            <text:p>493.0</text:p>
          </table:table-cell>
          <table:table-cell office:value-type="float" office:value="14.3333">
            <text:p>14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0-01-03T15:00:00">
            <text:p>Fri Jan  3 15:00:00 2020</text:p>
          </table:table-cell>
          <table:table-cell office:value-type="float" office:value="555.6667">
            <text:p>555.6667</text:p>
          </table:table-cell>
          <table:table-cell office:value-type="float" office:value="18.5">
            <text:p>18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0-01-03T16:00:00">
            <text:p>Fri Jan  3 16:00:00 2020</text:p>
          </table:table-cell>
          <table:table-cell office:value-type="float" office:value="552.5">
            <text:p>552.5</text:p>
          </table:table-cell>
          <table:table-cell office:value-type="float" office:value="15.1667">
            <text:p>15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0-01-03T17:00:00">
            <text:p>Fri Jan  3 17:00:00 2020</text:p>
          </table:table-cell>
          <table:table-cell office:value-type="float" office:value="575.8333">
            <text:p>575.8333</text:p>
          </table:table-cell>
          <table:table-cell office:value-type="float" office:value="19.0">
            <text:p>19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01-03T18:00:00">
            <text:p>Fri Jan  3 18:00:00 2020</text:p>
          </table:table-cell>
          <table:table-cell office:value-type="float" office:value="613.5">
            <text:p>613.5</text:p>
          </table:table-cell>
          <table:table-cell office:value-type="float" office:value="42.6667">
            <text:p>42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01-04T13:00:00">
            <text:p>Sat Jan  4 13:00:00 2020</text:p>
          </table:table-cell>
          <table:table-cell office:value-type="float" office:value="389.3333">
            <text:p>389.3333</text:p>
          </table:table-cell>
          <table:table-cell office:value-type="float" office:value="11.0">
            <text:p>11.0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01-04T14:00:00">
            <text:p>Sat Jan  4 14:00:00 2020</text:p>
          </table:table-cell>
          <table:table-cell office:value-type="float" office:value="395.6667">
            <text:p>395.6667</text:p>
          </table:table-cell>
          <table:table-cell office:value-type="float" office:value="11.1667">
            <text:p>11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0-01-05T17:00:00">
            <text:p>Sun Jan  5 17:00:00 2020</text:p>
          </table:table-cell>
          <table:table-cell office:value-type="float" office:value="509.0">
            <text:p>509.0</text:p>
          </table:table-cell>
          <table:table-cell office:value-type="float" office:value="12.6667">
            <text:p>12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0-01-05T18:00:00">
            <text:p>Sun Jan  5 18:00:00 2020</text:p>
          </table:table-cell>
          <table:table-cell office:value-type="float" office:value="575.8333">
            <text:p>575.8333</text:p>
          </table:table-cell>
          <table:table-cell office:value-type="float" office:value="36.1667">
            <text:p>36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01-08T16:00:00">
            <text:p>Wed Jan  8 16:00:00 2020</text:p>
          </table:table-cell>
          <table:table-cell office:value-type="float" office:value="314.6667">
            <text:p>314.6667</text:p>
          </table:table-cell>
          <table:table-cell office:value-type="float" office:value="28.5">
            <text:p>28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0-01-09T04:00:00">
            <text:p>Thu Jan  9 04:00:00 2020</text:p>
          </table:table-cell>
          <table:table-cell office:value-type="float" office:value="286.0">
            <text:p>286.0</text:p>
          </table:table-cell>
          <table:table-cell office:value-type="float" office:value="13.8333">
            <text:p>13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0-01-09T05:00:00">
            <text:p>Thu Jan  9 05:00:00 2020</text:p>
          </table:table-cell>
          <table:table-cell office:value-type="float" office:value="308.6667">
            <text:p>308.6667</text:p>
          </table:table-cell>
          <table:table-cell office:value-type="float" office:value="15.0">
            <text:p>15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01-09T06:00:00">
            <text:p>Thu Jan  9 06:00:00 2020</text:p>
          </table:table-cell>
          <table:table-cell office:value-type="float" office:value="384.6667">
            <text:p>384.6667</text:p>
          </table:table-cell>
          <table:table-cell office:value-type="float" office:value="21.0">
            <text:p>21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0-01-09T17:00:00">
            <text:p>Thu Jan  9 17:00:00 2020</text:p>
          </table:table-cell>
          <table:table-cell office:value-type="float" office:value="333.3333">
            <text:p>333.3333</text:p>
          </table:table-cell>
          <table:table-cell office:value-type="float" office:value="18.8333">
            <text:p>18.8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0-01-09T18:00:00">
            <text:p>Thu Jan  9 18:00:00 2020</text:p>
          </table:table-cell>
          <table:table-cell office:value-type="float" office:value="351.5">
            <text:p>351.5</text:p>
          </table:table-cell>
          <table:table-cell office:value-type="float" office:value="24.1667">
            <text:p>24.1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0-01-09T19:00:00">
            <text:p>Thu Jan  9 19:00:00 2020</text:p>
          </table:table-cell>
          <table:table-cell office:value-type="float" office:value="527.6667">
            <text:p>527.6667</text:p>
          </table:table-cell>
          <table:table-cell office:value-type="float" office:value="59.3333">
            <text:p>59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01-10T04:00:00">
            <text:p>Fri Jan 10 04:00:00 2020</text:p>
          </table:table-cell>
          <table:table-cell office:value-type="float" office:value="438.5">
            <text:p>438.5</text:p>
          </table:table-cell>
          <table:table-cell office:value-type="float" office:value="17.0">
            <text:p>17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01-10T19:00:00">
            <text:p>Fri Jan 10 19:00:00 2020</text:p>
          </table:table-cell>
          <table:table-cell office:value-type="float" office:value="369.8333">
            <text:p>369.8333</text:p>
          </table:table-cell>
          <table:table-cell office:value-type="float" office:value="52.8333">
            <text:p>52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01-10T20:00:00">
            <text:p>Fri Jan 10 20:00:00 2020</text:p>
          </table:table-cell>
          <table:table-cell office:value-type="float" office:value="410.1667">
            <text:p>410.1667</text:p>
          </table:table-cell>
          <table:table-cell office:value-type="float" office:value="62.1667">
            <text:p>62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0-01-11T17:00:00">
            <text:p>Sat Jan 11 17:00:00 2020</text:p>
          </table:table-cell>
          <table:table-cell office:value-type="float" office:value="337.6667">
            <text:p>337.6667</text:p>
          </table:table-cell>
          <table:table-cell office:value-type="float" office:value="14.1667">
            <text:p>14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0-01-11T18:00:00">
            <text:p>Sat Jan 11 18:00:00 2020</text:p>
          </table:table-cell>
          <table:table-cell office:value-type="float" office:value="489.3333">
            <text:p>489.3333</text:p>
          </table:table-cell>
          <table:table-cell office:value-type="float" office:value="49.1667">
            <text:p>49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0-01-12T17:00:00">
            <text:p>Sun Jan 12 17:00:00 2020</text:p>
          </table:table-cell>
          <table:table-cell office:value-type="float" office:value="309.0">
            <text:p>309.0</text:p>
          </table:table-cell>
          <table:table-cell office:value-type="float" office:value="7.0">
            <text:p>7.0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0-01-12T18:00:00">
            <text:p>Sun Jan 12 18:00:00 2020</text:p>
          </table:table-cell>
          <table:table-cell office:value-type="float" office:value="409.3333">
            <text:p>409.3333</text:p>
          </table:table-cell>
          <table:table-cell office:value-type="float" office:value="32.0">
            <text:p>32.0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0-01-13T04:00:00">
            <text:p>Mon Jan 13 04:00:00 2020</text:p>
          </table:table-cell>
          <table:table-cell office:value-type="float" office:value="385.3333">
            <text:p>385.3333</text:p>
          </table:table-cell>
          <table:table-cell office:value-type="float" office:value="17.5">
            <text:p>17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0-01-14T18:00:00">
            <text:p>Tue Jan 14 18:00:00 2020</text:p>
          </table:table-cell>
          <table:table-cell office:value-type="float" office:value="430.6667">
            <text:p>430.6667</text:p>
          </table:table-cell>
          <table:table-cell office:value-type="float" office:value="24.1667">
            <text:p>24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0-01-15T18:00:00">
            <text:p>Wed Jan 15 18:00:00 2020</text:p>
          </table:table-cell>
          <table:table-cell office:value-type="float" office:value="527.0">
            <text:p>527.0</text:p>
          </table:table-cell>
          <table:table-cell office:value-type="float" office:value="44.1667">
            <text:p>44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01-16T05:00:00">
            <text:p>Thu Jan 16 05:00:00 2020</text:p>
          </table:table-cell>
          <table:table-cell office:value-type="float" office:value="392.6667">
            <text:p>392.6667</text:p>
          </table:table-cell>
          <table:table-cell office:value-type="float" office:value="14.8333">
            <text:p>14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0-01-16T16:00:00">
            <text:p>Thu Jan 16 16:00:00 2020</text:p>
          </table:table-cell>
          <table:table-cell office:value-type="float" office:value="358.5">
            <text:p>358.5</text:p>
          </table:table-cell>
          <table:table-cell office:value-type="float" office:value="15.6667">
            <text:p>15.6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0-01-16T17:00:00">
            <text:p>Thu Jan 16 17:00:00 2020</text:p>
          </table:table-cell>
          <table:table-cell office:value-type="float" office:value="356.8333">
            <text:p>356.8333</text:p>
          </table:table-cell>
          <table:table-cell office:value-type="float" office:value="22.0">
            <text:p>22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0-01-16T18:00:00">
            <text:p>Thu Jan 16 18:00:00 2020</text:p>
          </table:table-cell>
          <table:table-cell office:value-type="float" office:value="421.3333">
            <text:p>421.3333</text:p>
          </table:table-cell>
          <table:table-cell office:value-type="float" office:value="41.1667">
            <text:p>41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0-01-19T04:00:00">
            <text:p>Sun Jan 19 04:00:00 2020</text:p>
          </table:table-cell>
          <table:table-cell office:value-type="float" office:value="465.8333">
            <text:p>465.8333</text:p>
          </table:table-cell>
          <table:table-cell office:value-type="float" office:value="3.5">
            <text:p>3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0-01-19T05:00:00">
            <text:p>Sun Jan 19 05:00:00 2020</text:p>
          </table:table-cell>
          <table:table-cell office:value-type="float" office:value="429.0">
            <text:p>429.0</text:p>
          </table:table-cell>
          <table:table-cell office:value-type="float" office:value="3.1667">
            <text:p>3.1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0-01-19T06:00:00">
            <text:p>Sun Jan 19 06:00:00 2020</text:p>
          </table:table-cell>
          <table:table-cell office:value-type="float" office:value="436.1667">
            <text:p>436.1667</text:p>
          </table:table-cell>
          <table:table-cell office:value-type="float" office:value="3.0">
            <text:p>3.0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0-01-19T07:00:00">
            <text:p>Sun Jan 19 07:00:00 2020</text:p>
          </table:table-cell>
          <table:table-cell office:value-type="float" office:value="413.6667">
            <text:p>413.6667</text:p>
          </table:table-cell>
          <table:table-cell office:value-type="float" office:value="3.5">
            <text:p>3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0-01-19T08:00:00">
            <text:p>Sun Jan 19 08:00:00 2020</text:p>
          </table:table-cell>
          <table:table-cell office:value-type="float" office:value="403.3333">
            <text:p>403.3333</text:p>
          </table:table-cell>
          <table:table-cell office:value-type="float" office:value="4.5">
            <text:p>4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0-01-24T14:00:00">
            <text:p>Fri Jan 24 14:00:00 2020</text:p>
          </table:table-cell>
          <table:table-cell office:value-type="float" office:value="605.6667">
            <text:p>605.6667</text:p>
          </table:table-cell>
          <table:table-cell office:value-type="float" office:value="17.1667">
            <text:p>17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01-24T16:00:00">
            <text:p>Fri Jan 24 16:00:00 2020</text:p>
          </table:table-cell>
          <table:table-cell office:value-type="float" office:value="571.8333">
            <text:p>571.8333</text:p>
          </table:table-cell>
          <table:table-cell office:value-type="float" office:value="18.6667">
            <text:p>18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0-01-24T17:00:00">
            <text:p>Fri Jan 24 17:00:00 2020</text:p>
          </table:table-cell>
          <table:table-cell office:value-type="float" office:value="538.0">
            <text:p>538.0</text:p>
          </table:table-cell>
          <table:table-cell office:value-type="float" office:value="16.1667">
            <text:p>16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0-01-24T18:00:00">
            <text:p>Fri Jan 24 18:00:00 2020</text:p>
          </table:table-cell>
          <table:table-cell office:value-type="float" office:value="552.0">
            <text:p>552.0</text:p>
          </table:table-cell>
          <table:table-cell office:value-type="float" office:value="26.8333">
            <text:p>26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0-01-25T17:00:00">
            <text:p>Sat Jan 25 17:00:00 2020</text:p>
          </table:table-cell>
          <table:table-cell office:value-type="float" office:value="549.5">
            <text:p>549.5</text:p>
          </table:table-cell>
          <table:table-cell office:value-type="float" office:value="13.0">
            <text:p>13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0-01-29T17:00:00">
            <text:p>Wed Jan 29 17:00:00 2020</text:p>
          </table:table-cell>
          <table:table-cell office:value-type="float" office:value="668.0">
            <text:p>668.0</text:p>
          </table:table-cell>
          <table:table-cell office:value-type="float" office:value="11.6667">
            <text:p>11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0-01-29T19:00:00">
            <text:p>Wed Jan 29 19:00:00 2020</text:p>
          </table:table-cell>
          <table:table-cell office:value-type="float" office:value="760.8333">
            <text:p>760.8333</text:p>
          </table:table-cell>
          <table:table-cell office:value-type="float" office:value="45.6667">
            <text:p>45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01-30T16:00:00">
            <text:p>Thu Jan 30 16:00:00 2020</text:p>
          </table:table-cell>
          <table:table-cell office:value-type="float" office:value="628.5">
            <text:p>628.5</text:p>
          </table:table-cell>
          <table:table-cell office:value-type="float" office:value="14.6667">
            <text:p>14.6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0-01-31T17:00:00">
            <text:p>Fri Jan 31 17:00:00 2020</text:p>
          </table:table-cell>
          <table:table-cell office:value-type="float" office:value="723.8333">
            <text:p>723.8333</text:p>
          </table:table-cell>
          <table:table-cell office:value-type="float" office:value="18.0">
            <text:p>18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0-02-01T16:00:00">
            <text:p>Sat Feb  1 16:00:00 2020</text:p>
          </table:table-cell>
          <table:table-cell office:value-type="float" office:value="665.5">
            <text:p>665.5</text:p>
          </table:table-cell>
          <table:table-cell office:value-type="float" office:value="6.3333">
            <text:p>6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02-02T18:00:00">
            <text:p>Sun Feb  2 18:00:00 2020</text:p>
          </table:table-cell>
          <table:table-cell office:value-type="float" office:value="689.0">
            <text:p>689.0</text:p>
          </table:table-cell>
          <table:table-cell office:value-type="float" office:value="15.5">
            <text:p>15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0-02-03T18:00:00">
            <text:p>Mon Feb  3 18:00:00 2020</text:p>
          </table:table-cell>
          <table:table-cell office:value-type="float" office:value="437.8333">
            <text:p>437.8333</text:p>
          </table:table-cell>
          <table:table-cell office:value-type="float" office:value="28.5">
            <text:p>28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0-02-04T17:00:00">
            <text:p>Tue Feb  4 17:00:00 2020</text:p>
          </table:table-cell>
          <table:table-cell office:value-type="float" office:value="355.1667">
            <text:p>355.1667</text:p>
          </table:table-cell>
          <table:table-cell office:value-type="float" office:value="18.1667">
            <text:p>18.1667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0-02-04T18:00:00">
            <text:p>Tue Feb  4 18:00:00 2020</text:p>
          </table:table-cell>
          <table:table-cell office:value-type="float" office:value="383.0">
            <text:p>383.0</text:p>
          </table:table-cell>
          <table:table-cell office:value-type="float" office:value="30.6667">
            <text:p>30.6667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0-02-05T16:00:00">
            <text:p>Wed Feb  5 16:00:00 2020</text:p>
          </table:table-cell>
          <table:table-cell office:value-type="float" office:value="263.1667">
            <text:p>263.1667</text:p>
          </table:table-cell>
          <table:table-cell office:value-type="float" office:value="16.0">
            <text:p>16.0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0-02-05T17:00:00">
            <text:p>Wed Feb  5 17:00:00 2020</text:p>
          </table:table-cell>
          <table:table-cell office:value-type="float" office:value="230.5">
            <text:p>230.5</text:p>
          </table:table-cell>
          <table:table-cell office:value-type="float" office:value="16.0">
            <text:p>16.0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0-02-05T18:00:00">
            <text:p>Wed Feb  5 18:00:00 2020</text:p>
          </table:table-cell>
          <table:table-cell office:value-type="float" office:value="248.3333">
            <text:p>248.3333</text:p>
          </table:table-cell>
          <table:table-cell office:value-type="float" office:value="25.1667">
            <text:p>25.1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0-02-05T19:00:00">
            <text:p>Wed Feb  5 19:00:00 2020</text:p>
          </table:table-cell>
          <table:table-cell office:value-type="float" office:value="335.5">
            <text:p>335.5</text:p>
          </table:table-cell>
          <table:table-cell office:value-type="float" office:value="50.0">
            <text:p>50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0-02-05T20:00:00">
            <text:p>Wed Feb  5 20:00:00 2020</text:p>
          </table:table-cell>
          <table:table-cell office:value-type="float" office:value="366.8333">
            <text:p>366.8333</text:p>
          </table:table-cell>
          <table:table-cell office:value-type="float" office:value="53.0">
            <text:p>53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2-05T21:00:00">
            <text:p>Wed Feb  5 21:00:00 2020</text:p>
          </table:table-cell>
          <table:table-cell office:value-type="float" office:value="362.6667">
            <text:p>362.6667</text:p>
          </table:table-cell>
          <table:table-cell office:value-type="float" office:value="31.0">
            <text:p>31.0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0-02-06T18:00:00">
            <text:p>Thu Feb  6 18:00:00 2020</text:p>
          </table:table-cell>
          <table:table-cell office:value-type="float" office:value="270.1667">
            <text:p>270.1667</text:p>
          </table:table-cell>
          <table:table-cell office:value-type="float" office:value="19.6667">
            <text:p>19.6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0-02-07T15:00:00">
            <text:p>Fri Feb  7 15:00:00 2020</text:p>
          </table:table-cell>
          <table:table-cell office:value-type="float" office:value="383.0">
            <text:p>383.0</text:p>
          </table:table-cell>
          <table:table-cell office:value-type="float" office:value="15.3333">
            <text:p>15.3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0-02-07T16:00:00">
            <text:p>Fri Feb  7 16:00:00 2020</text:p>
          </table:table-cell>
          <table:table-cell office:value-type="float" office:value="347.0">
            <text:p>347.0</text:p>
          </table:table-cell>
          <table:table-cell office:value-type="float" office:value="11.0">
            <text:p>11.0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0-02-07T17:00:00">
            <text:p>Fri Feb  7 17:00:00 2020</text:p>
          </table:table-cell>
          <table:table-cell office:value-type="float" office:value="353.8333">
            <text:p>353.8333</text:p>
          </table:table-cell>
          <table:table-cell office:value-type="float" office:value="13.0">
            <text:p>13.0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0-02-07T18:00:00">
            <text:p>Fri Feb  7 18:00:00 2020</text:p>
          </table:table-cell>
          <table:table-cell office:value-type="float" office:value="379.3333">
            <text:p>379.3333</text:p>
          </table:table-cell>
          <table:table-cell office:value-type="float" office:value="16.3333">
            <text:p>16.3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0-02-07T19:00:00">
            <text:p>Fri Feb  7 19:00:00 2020</text:p>
          </table:table-cell>
          <table:table-cell office:value-type="float" office:value="489.5">
            <text:p>489.5</text:p>
          </table:table-cell>
          <table:table-cell office:value-type="float" office:value="40.0">
            <text:p>40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02-08T15:00:00">
            <text:p>Sat Feb  8 15:00:00 2020</text:p>
          </table:table-cell>
          <table:table-cell office:value-type="float" office:value="429.1667">
            <text:p>429.1667</text:p>
          </table:table-cell>
          <table:table-cell office:value-type="float" office:value="11.0">
            <text:p>11.0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0-02-08T16:00:00">
            <text:p>Sat Feb  8 16:00:00 2020</text:p>
          </table:table-cell>
          <table:table-cell office:value-type="float" office:value="453.5">
            <text:p>453.5</text:p>
          </table:table-cell>
          <table:table-cell office:value-type="float" office:value="9.1667">
            <text:p>9.1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0-02-08T17:00:00">
            <text:p>Sat Feb  8 17:00:00 2020</text:p>
          </table:table-cell>
          <table:table-cell office:value-type="float" office:value="439.8333">
            <text:p>439.8333</text:p>
          </table:table-cell>
          <table:table-cell office:value-type="float" office:value="9.5">
            <text:p>9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0-02-08T18:00:00">
            <text:p>Sat Feb  8 18:00:00 2020</text:p>
          </table:table-cell>
          <table:table-cell office:value-type="float" office:value="434.1667">
            <text:p>434.1667</text:p>
          </table:table-cell>
          <table:table-cell office:value-type="float" office:value="10.8333">
            <text:p>10.8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0-02-08T19:00:00">
            <text:p>Sat Feb  8 19:00:00 2020</text:p>
          </table:table-cell>
          <table:table-cell office:value-type="float" office:value="477.8333">
            <text:p>477.8333</text:p>
          </table:table-cell>
          <table:table-cell office:value-type="float" office:value="15.8333">
            <text:p>15.8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0-02-09T16:00:00">
            <text:p>Sun Feb  9 16:00:00 2020</text:p>
          </table:table-cell>
          <table:table-cell office:value-type="float" office:value="412.8333">
            <text:p>412.8333</text:p>
          </table:table-cell>
          <table:table-cell office:value-type="float" office:value="6.1667">
            <text:p>6.1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0-02-09T17:00:00">
            <text:p>Sun Feb  9 17:00:00 2020</text:p>
          </table:table-cell>
          <table:table-cell office:value-type="float" office:value="404.3333">
            <text:p>404.3333</text:p>
          </table:table-cell>
          <table:table-cell office:value-type="float" office:value="5.8333">
            <text:p>5.8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0-02-09T18:00:00">
            <text:p>Sun Feb  9 18:00:00 2020</text:p>
          </table:table-cell>
          <table:table-cell office:value-type="float" office:value="410.1667">
            <text:p>410.1667</text:p>
          </table:table-cell>
          <table:table-cell office:value-type="float" office:value="9.5">
            <text:p>9.5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0-02-09T19:00:00">
            <text:p>Sun Feb  9 19:00:00 2020</text:p>
          </table:table-cell>
          <table:table-cell office:value-type="float" office:value="577.6667">
            <text:p>577.6667</text:p>
          </table:table-cell>
          <table:table-cell office:value-type="float" office:value="55.3333">
            <text:p>55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0-02-10T18:00:00">
            <text:p>Mon Feb 10 18:00:00 2020</text:p>
          </table:table-cell>
          <table:table-cell office:value-type="float" office:value="427.8333">
            <text:p>427.8333</text:p>
          </table:table-cell>
          <table:table-cell office:value-type="float" office:value="16.0">
            <text:p>16.0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0-02-10T19:00:00">
            <text:p>Mon Feb 10 19:00:00 2020</text:p>
          </table:table-cell>
          <table:table-cell office:value-type="float" office:value="455.3333">
            <text:p>455.3333</text:p>
          </table:table-cell>
          <table:table-cell office:value-type="float" office:value="28.1667">
            <text:p>28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0-02-11T16:00:00">
            <text:p>Tue Feb 11 16:00:00 2020</text:p>
          </table:table-cell>
          <table:table-cell office:value-type="float" office:value="497.5">
            <text:p>497.5</text:p>
          </table:table-cell>
          <table:table-cell office:value-type="float" office:value="13.3333">
            <text:p>13.333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0-02-11T17:00:00">
            <text:p>Tue Feb 11 17:00:00 2020</text:p>
          </table:table-cell>
          <table:table-cell office:value-type="float" office:value="463.0">
            <text:p>463.0</text:p>
          </table:table-cell>
          <table:table-cell office:value-type="float" office:value="11.1667">
            <text:p>11.1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0-02-11T18:00:00">
            <text:p>Tue Feb 11 18:00:00 2020</text:p>
          </table:table-cell>
          <table:table-cell office:value-type="float" office:value="474.3333">
            <text:p>474.3333</text:p>
          </table:table-cell>
          <table:table-cell office:value-type="float" office:value="15.6667">
            <text:p>15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0-02-11T19:00:00">
            <text:p>Tue Feb 11 19:00:00 2020</text:p>
          </table:table-cell>
          <table:table-cell office:value-type="float" office:value="562.0">
            <text:p>562.0</text:p>
          </table:table-cell>
          <table:table-cell office:value-type="float" office:value="36.6667">
            <text:p>36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02-12T18:00:00">
            <text:p>Wed Feb 12 18:00:00 2020</text:p>
          </table:table-cell>
          <table:table-cell office:value-type="float" office:value="594.5">
            <text:p>594.5</text:p>
          </table:table-cell>
          <table:table-cell office:value-type="float" office:value="23.1667">
            <text:p>23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0-02-12T21:00:00">
            <text:p>Wed Feb 12 21:00:00 2020</text:p>
          </table:table-cell>
          <table:table-cell office:value-type="float" office:value="626.8333">
            <text:p>626.8333</text:p>
          </table:table-cell>
          <table:table-cell office:value-type="float" office:value="27.6667">
            <text:p>27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0-02-14T16:00:00">
            <text:p>Fri Feb 14 16:00:00 2020</text:p>
          </table:table-cell>
          <table:table-cell office:value-type="float" office:value="506.6667">
            <text:p>506.6667</text:p>
          </table:table-cell>
          <table:table-cell office:value-type="float" office:value="10.8333">
            <text:p>10.8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0-02-14T17:00:00">
            <text:p>Fri Feb 14 17:00:00 2020</text:p>
          </table:table-cell>
          <table:table-cell office:value-type="float" office:value="516.0">
            <text:p>516.0</text:p>
          </table:table-cell>
          <table:table-cell office:value-type="float" office:value="12.1667">
            <text:p>12.1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0-02-14T18:00:00">
            <text:p>Fri Feb 14 18:00:00 2020</text:p>
          </table:table-cell>
          <table:table-cell office:value-type="float" office:value="517.5">
            <text:p>517.5</text:p>
          </table:table-cell>
          <table:table-cell office:value-type="float" office:value="16.6667">
            <text:p>16.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0-02-14T19:00:00">
            <text:p>Fri Feb 14 19:00:00 2020</text:p>
          </table:table-cell>
          <table:table-cell office:value-type="float" office:value="609.6667">
            <text:p>609.6667</text:p>
          </table:table-cell>
          <table:table-cell office:value-type="float" office:value="46.1667">
            <text:p>46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02-15T17:00:00">
            <text:p>Sat Feb 15 17:00:00 2020</text:p>
          </table:table-cell>
          <table:table-cell office:value-type="float" office:value="557.3333">
            <text:p>557.3333</text:p>
          </table:table-cell>
          <table:table-cell office:value-type="float" office:value="9.1667">
            <text:p>9.1667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0-02-15T18:00:00">
            <text:p>Sat Feb 15 18:00:00 2020</text:p>
          </table:table-cell>
          <table:table-cell office:value-type="float" office:value="556.0">
            <text:p>556.0</text:p>
          </table:table-cell>
          <table:table-cell office:value-type="float" office:value="11.1667">
            <text:p>11.1667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20-02-15T19:00:00">
            <text:p>Sat Feb 15 19:00:00 2020</text:p>
          </table:table-cell>
          <table:table-cell office:value-type="float" office:value="599.1667">
            <text:p>599.1667</text:p>
          </table:table-cell>
          <table:table-cell office:value-type="float" office:value="35.5">
            <text:p>35.5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0-02-16T17:00:00">
            <text:p>Sun Feb 16 17:00:00 2020</text:p>
          </table:table-cell>
          <table:table-cell office:value-type="float" office:value="543.5">
            <text:p>543.5</text:p>
          </table:table-cell>
          <table:table-cell office:value-type="float" office:value="8.6667">
            <text:p>8.6667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0-02-16T18:00:00">
            <text:p>Sun Feb 16 18:00:00 2020</text:p>
          </table:table-cell>
          <table:table-cell office:value-type="float" office:value="506.5">
            <text:p>506.5</text:p>
          </table:table-cell>
          <table:table-cell office:value-type="float" office:value="11.8333">
            <text:p>11.8333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0-02-17T20:00:00">
            <text:p>Mon Feb 17 20:00:00 2020</text:p>
          </table:table-cell>
          <table:table-cell office:value-type="float" office:value="600.0">
            <text:p>600.0</text:p>
          </table:table-cell>
          <table:table-cell office:value-type="float" office:value="33.0">
            <text:p>33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0-02-17T21:00:00">
            <text:p>Mon Feb 17 21:00:00 2020</text:p>
          </table:table-cell>
          <table:table-cell office:value-type="float" office:value="570.0">
            <text:p>570.0</text:p>
          </table:table-cell>
          <table:table-cell office:value-type="float" office:value="21.6667">
            <text:p>21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0-02-17T22:00:00">
            <text:p>Mon Feb 17 22:00:00 2020</text:p>
          </table:table-cell>
          <table:table-cell office:value-type="float" office:value="588.6667">
            <text:p>588.6667</text:p>
          </table:table-cell>
          <table:table-cell office:value-type="float" office:value="22.8333">
            <text:p>22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02-18T16:00:00">
            <text:p>Tue Feb 18 16:00:00 2020</text:p>
          </table:table-cell>
          <table:table-cell office:value-type="float" office:value="552.0">
            <text:p>552.0</text:p>
          </table:table-cell>
          <table:table-cell office:value-type="float" office:value="12.5">
            <text:p>12.5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0-02-18T17:00:00">
            <text:p>Tue Feb 18 17:00:00 2020</text:p>
          </table:table-cell>
          <table:table-cell office:value-type="float" office:value="571.8333">
            <text:p>571.8333</text:p>
          </table:table-cell>
          <table:table-cell office:value-type="float" office:value="18.5">
            <text:p>18.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0-02-18T18:00:00">
            <text:p>Tue Feb 18 18:00:00 2020</text:p>
          </table:table-cell>
          <table:table-cell office:value-type="float" office:value="555.1667">
            <text:p>555.1667</text:p>
          </table:table-cell>
          <table:table-cell office:value-type="float" office:value="17.1667">
            <text:p>17.1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0-02-18T19:00:00">
            <text:p>Tue Feb 18 19:00:00 2020</text:p>
          </table:table-cell>
          <table:table-cell office:value-type="float" office:value="599.0">
            <text:p>599.0</text:p>
          </table:table-cell>
          <table:table-cell office:value-type="float" office:value="33.1667">
            <text:p>33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0-02-18T20:00:00">
            <text:p>Tue Feb 18 20:00:00 2020</text:p>
          </table:table-cell>
          <table:table-cell office:value-type="float" office:value="676.3333">
            <text:p>676.3333</text:p>
          </table:table-cell>
          <table:table-cell office:value-type="float" office:value="44.1667">
            <text:p>44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02-18T21:00:00">
            <text:p>Tue Feb 18 21:00:00 2020</text:p>
          </table:table-cell>
          <table:table-cell office:value-type="float" office:value="618.5">
            <text:p>618.5</text:p>
          </table:table-cell>
          <table:table-cell office:value-type="float" office:value="29.0">
            <text:p>29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0-02-19T20:00:00">
            <text:p>Wed Feb 19 20:00:00 2020</text:p>
          </table:table-cell>
          <table:table-cell office:value-type="float" office:value="659.5">
            <text:p>659.5</text:p>
          </table:table-cell>
          <table:table-cell office:value-type="float" office:value="57.5">
            <text:p>57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0-02-24T18:00:00">
            <text:p>Mon Feb 24 18:00:00 2020</text:p>
          </table:table-cell>
          <table:table-cell office:value-type="float" office:value="306.6667">
            <text:p>306.6667</text:p>
          </table:table-cell>
          <table:table-cell office:value-type="float" office:value="17.6667">
            <text:p>17.6667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0-02-24T19:00:00">
            <text:p>Mon Feb 24 19:00:00 2020</text:p>
          </table:table-cell>
          <table:table-cell office:value-type="float" office:value="357.0">
            <text:p>357.0</text:p>
          </table:table-cell>
          <table:table-cell office:value-type="float" office:value="43.3333">
            <text:p>43.3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0-02-25T17:00:00">
            <text:p>Tue Feb 25 17:00:00 2020</text:p>
          </table:table-cell>
          <table:table-cell office:value-type="float" office:value="195.3333">
            <text:p>195.3333</text:p>
          </table:table-cell>
          <table:table-cell office:value-type="float" office:value="12.8333">
            <text:p>12.8333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0-02-25T18:00:00">
            <text:p>Tue Feb 25 18:00:00 2020</text:p>
          </table:table-cell>
          <table:table-cell office:value-type="float" office:value="230.0">
            <text:p>230.0</text:p>
          </table:table-cell>
          <table:table-cell office:value-type="float" office:value="15.5">
            <text:p>15.5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0-02-25T19:00:00">
            <text:p>Tue Feb 25 19:00:00 2020</text:p>
          </table:table-cell>
          <table:table-cell office:value-type="float" office:value="275.6667">
            <text:p>275.6667</text:p>
          </table:table-cell>
          <table:table-cell office:value-type="float" office:value="21.6667">
            <text:p>21.6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0-02-25T20:00:00">
            <text:p>Tue Feb 25 20:00:00 2020</text:p>
          </table:table-cell>
          <table:table-cell office:value-type="float" office:value="274.6667">
            <text:p>274.6667</text:p>
          </table:table-cell>
          <table:table-cell office:value-type="float" office:value="26.0">
            <text:p>26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0-03-02T13:00:00">
            <text:p>Mon Mar  2 13:00:00 2020</text:p>
          </table:table-cell>
          <table:table-cell office:value-type="float" office:value="287.5">
            <text:p>287.5</text:p>
          </table:table-cell>
          <table:table-cell office:value-type="float" office:value="8.6667">
            <text:p>8.6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0-03-02T14:00:00">
            <text:p>Mon Mar  2 14:00:00 2020</text:p>
          </table:table-cell>
          <table:table-cell office:value-type="float" office:value="433.5">
            <text:p>433.5</text:p>
          </table:table-cell>
          <table:table-cell office:value-type="float" office:value="8.0">
            <text:p>8.0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0-03-02T15:00:00">
            <text:p>Mon Mar  2 15:00:00 2020</text:p>
          </table:table-cell>
          <table:table-cell office:value-type="float" office:value="525.6667">
            <text:p>525.6667</text:p>
          </table:table-cell>
          <table:table-cell office:value-type="float" office:value="7.5">
            <text:p>7.5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0-03-02T16:00:00">
            <text:p>Mon Mar  2 16:00:00 2020</text:p>
          </table:table-cell>
          <table:table-cell office:value-type="float" office:value="557.3333">
            <text:p>557.3333</text:p>
          </table:table-cell>
          <table:table-cell office:value-type="float" office:value="5.8333">
            <text:p>5.8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0-03-02T18:00:00">
            <text:p>Mon Mar  2 18:00:00 2020</text:p>
          </table:table-cell>
          <table:table-cell office:value-type="float" office:value="549.8333">
            <text:p>549.8333</text:p>
          </table:table-cell>
          <table:table-cell office:value-type="float" office:value="7.3333">
            <text:p>7.3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0-03-08T16:00:00">
            <text:p>Sun Mar  8 16:00:00 2020</text:p>
          </table:table-cell>
          <table:table-cell office:value-type="float" office:value="385.0">
            <text:p>385.0</text:p>
          </table:table-cell>
          <table:table-cell office:value-type="float" office:value="5.0">
            <text:p>5.0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0-03-08T17:00:00">
            <text:p>Sun Mar  8 17:00:00 2020</text:p>
          </table:table-cell>
          <table:table-cell office:value-type="float" office:value="356.1667">
            <text:p>356.1667</text:p>
          </table:table-cell>
          <table:table-cell office:value-type="float" office:value="5.5">
            <text:p>5.5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0-03-08T18:00:00">
            <text:p>Sun Mar  8 18:00:00 2020</text:p>
          </table:table-cell>
          <table:table-cell office:value-type="float" office:value="283.6667">
            <text:p>283.6667</text:p>
          </table:table-cell>
          <table:table-cell office:value-type="float" office:value="7.3333">
            <text:p>7.3333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20-03-08T19:00:00">
            <text:p>Sun Mar  8 19:00:00 2020</text:p>
          </table:table-cell>
          <table:table-cell office:value-type="float" office:value="279.5">
            <text:p>279.5</text:p>
          </table:table-cell>
          <table:table-cell office:value-type="float" office:value="20.1667">
            <text:p>20.1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0-03-08T20:00:00">
            <text:p>Sun Mar  8 20:00:00 2020</text:p>
          </table:table-cell>
          <table:table-cell office:value-type="float" office:value="405.8333">
            <text:p>405.8333</text:p>
          </table:table-cell>
          <table:table-cell office:value-type="float" office:value="66.8333">
            <text:p>66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0-03-09T17:00:00">
            <text:p>Mon Mar  9 17:00:00 2020</text:p>
          </table:table-cell>
          <table:table-cell office:value-type="float" office:value="404.1667">
            <text:p>404.1667</text:p>
          </table:table-cell>
          <table:table-cell office:value-type="float" office:value="8.3333">
            <text:p>8.3333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0-03-09T18:00:00">
            <text:p>Mon Mar  9 18:00:00 2020</text:p>
          </table:table-cell>
          <table:table-cell office:value-type="float" office:value="364.6667">
            <text:p>364.6667</text:p>
          </table:table-cell>
          <table:table-cell office:value-type="float" office:value="13.3333">
            <text:p>13.3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0-03-09T19:00:00">
            <text:p>Mon Mar  9 19:00:00 2020</text:p>
          </table:table-cell>
          <table:table-cell office:value-type="float" office:value="343.0">
            <text:p>343.0</text:p>
          </table:table-cell>
          <table:table-cell office:value-type="float" office:value="22.0">
            <text:p>22.0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0-03-10T16:00:00">
            <text:p>Tue Mar 10 16:00:00 2020</text:p>
          </table:table-cell>
          <table:table-cell office:value-type="float" office:value="513.6667">
            <text:p>513.6667</text:p>
          </table:table-cell>
          <table:table-cell office:value-type="float" office:value="8.8333">
            <text:p>8.8333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0-03-10T17:00:00">
            <text:p>Tue Mar 10 17:00:00 2020</text:p>
          </table:table-cell>
          <table:table-cell office:value-type="float" office:value="496.8333">
            <text:p>496.8333</text:p>
          </table:table-cell>
          <table:table-cell office:value-type="float" office:value="10.3333">
            <text:p>10.3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0-03-10T19:00:00">
            <text:p>Tue Mar 10 19:00:00 2020</text:p>
          </table:table-cell>
          <table:table-cell office:value-type="float" office:value="527.1667">
            <text:p>527.1667</text:p>
          </table:table-cell>
          <table:table-cell office:value-type="float" office:value="31.0">
            <text:p>31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0-03-11T19:00:00">
            <text:p>Wed Mar 11 19:00:00 2020</text:p>
          </table:table-cell>
          <table:table-cell office:value-type="float" office:value="552.5">
            <text:p>552.5</text:p>
          </table:table-cell>
          <table:table-cell office:value-type="float" office:value="25.5">
            <text:p>25.5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0-03-12T17:00:00">
            <text:p>Thu Mar 12 17:00:00 2020</text:p>
          </table:table-cell>
          <table:table-cell office:value-type="float" office:value="554.3333">
            <text:p>554.3333</text:p>
          </table:table-cell>
          <table:table-cell office:value-type="float" office:value="11.8333">
            <text:p>11.8333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0-03-13T19:00:00">
            <text:p>Fri Mar 13 19:00:00 2020</text:p>
          </table:table-cell>
          <table:table-cell office:value-type="float" office:value="438.1667">
            <text:p>438.1667</text:p>
          </table:table-cell>
          <table:table-cell office:value-type="float" office:value="11.5">
            <text:p>11.5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0-03-14T19:00:00">
            <text:p>Sat Mar 14 19:00:00 2020</text:p>
          </table:table-cell>
          <table:table-cell office:value-type="float" office:value="582.6667">
            <text:p>582.6667</text:p>
          </table:table-cell>
          <table:table-cell office:value-type="float" office:value="6.8333">
            <text:p>6.8333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0-03-14T20:00:00">
            <text:p>Sat Mar 14 20:00:00 2020</text:p>
          </table:table-cell>
          <table:table-cell office:value-type="float" office:value="610.5">
            <text:p>610.5</text:p>
          </table:table-cell>
          <table:table-cell office:value-type="float" office:value="19.5">
            <text:p>19.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0-04-06T22:00:00">
            <text:p>Mon Apr  6 22:00:00 2020</text:p>
          </table:table-cell>
          <table:table-cell office:value-type="float" office:value="562.5">
            <text:p>562.5</text:p>
          </table:table-cell>
          <table:table-cell office:value-type="float" office:value="9.0">
            <text:p>9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0-04-07T22:00:00">
            <text:p>Tue Apr  7 22:00:00 2020</text:p>
          </table:table-cell>
          <table:table-cell office:value-type="float" office:value="576.1667">
            <text:p>576.1667</text:p>
          </table:table-cell>
          <table:table-cell office:value-type="float" office:value="9.3333">
            <text:p>9.3333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0-04-18T19:00:00">
            <text:p>Sat Apr 18 19:00:00 2020</text:p>
          </table:table-cell>
          <table:table-cell office:value-type="float" office:value="473.1667">
            <text:p>473.1667</text:p>
          </table:table-cell>
          <table:table-cell office:value-type="float" office:value="3.1667">
            <text:p>3.1667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0-04-18T20:00:00">
            <text:p>Sat Apr 18 20:00:00 2020</text:p>
          </table:table-cell>
          <table:table-cell office:value-type="float" office:value="461.6667">
            <text:p>461.6667</text:p>
          </table:table-cell>
          <table:table-cell office:value-type="float" office:value="3.5">
            <text:p>3.5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0-04-18T21:00:00">
            <text:p>Sat Apr 18 21:00:00 2020</text:p>
          </table:table-cell>
          <table:table-cell office:value-type="float" office:value="467.0">
            <text:p>467.0</text:p>
          </table:table-cell>
          <table:table-cell office:value-type="float" office:value="4.1667">
            <text:p>4.1667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0-04-18T22:00:00">
            <text:p>Sat Apr 18 22:00:00 2020</text:p>
          </table:table-cell>
          <table:table-cell office:value-type="float" office:value="448.3333">
            <text:p>448.3333</text:p>
          </table:table-cell>
          <table:table-cell office:value-type="float" office:value="4.0">
            <text:p>4.0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0-04-28T17:00:00">
            <text:p>Tue Apr 28 17:00:00 2020</text:p>
          </table:table-cell>
          <table:table-cell office:value-type="float" office:value="466.1667">
            <text:p>466.1667</text:p>
          </table:table-cell>
          <table:table-cell office:value-type="float" office:value="2.6667">
            <text:p>2.6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0-04-28T18:00:00">
            <text:p>Tue Apr 28 18:00:00 2020</text:p>
          </table:table-cell>
          <table:table-cell office:value-type="float" office:value="432.8333">
            <text:p>432.8333</text:p>
          </table:table-cell>
          <table:table-cell office:value-type="float" office:value="2.1667">
            <text:p>2.1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0-04-28T19:00:00">
            <text:p>Tue Apr 28 19:00:00 2020</text:p>
          </table:table-cell>
          <table:table-cell office:value-type="float" office:value="436.6667">
            <text:p>436.6667</text:p>
          </table:table-cell>
          <table:table-cell office:value-type="float" office:value="2.8333">
            <text:p>2.8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0-05-02T18:00:00">
            <text:p>Sat May  2 18:00:00 2020</text:p>
          </table:table-cell>
          <table:table-cell office:value-type="float" office:value="541.8333">
            <text:p>541.8333</text:p>
          </table:table-cell>
          <table:table-cell office:value-type="float" office:value="2.8333">
            <text:p>2.8333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0-05-02T21:00:00">
            <text:p>Sat May  2 21:00:00 2020</text:p>
          </table:table-cell>
          <table:table-cell office:value-type="float" office:value="532.6667">
            <text:p>532.6667</text:p>
          </table:table-cell>
          <table:table-cell office:value-type="float" office:value="5.1667">
            <text:p>5.1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0-05-06T20:00:00">
            <text:p>Wed May  6 20:00:00 2020</text:p>
          </table:table-cell>
          <table:table-cell office:value-type="float" office:value="560.5">
            <text:p>560.5</text:p>
          </table:table-cell>
          <table:table-cell office:value-type="float" office:value="5.8333">
            <text:p>5.8333</text:p>
          </table:table-cell>
          <table:table-cell office:value-type="float" office:value="119.6667">
            <text:p>119.6667</text:p>
          </table:table-cell>
        </table:table-row>
        <table:table-row>
          <table:table-cell table:style-name="pd1" office:value-type="date" office:date-value="2020-05-18T20:00:00">
            <text:p>Mon May 18 20:00:00 2020</text:p>
          </table:table-cell>
          <table:table-cell office:value-type="float" office:value="526.3333">
            <text:p>526.3333</text:p>
          </table:table-cell>
          <table:table-cell office:value-type="float" office:value="5.6667">
            <text:p>5.6667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0-06-08T20:00:00">
            <text:p>Mon Jun  8 20:00:00 2020</text:p>
          </table:table-cell>
          <table:table-cell office:value-type="float" office:value="293.1667">
            <text:p>293.1667</text:p>
          </table:table-cell>
          <table:table-cell office:value-type="float" office:value="9.1667">
            <text:p>9.1667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0-06-08T21:00:00">
            <text:p>Mon Jun  8 21:00:00 2020</text:p>
          </table:table-cell>
          <table:table-cell office:value-type="float" office:value="289.0">
            <text:p>289.0</text:p>
          </table:table-cell>
          <table:table-cell office:value-type="float" office:value="11.6667">
            <text:p>11.6667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0-08-01T17:00:00">
            <text:p>Sat Aug  1 17:00:00 2020</text:p>
          </table:table-cell>
          <table:table-cell office:value-type="float" office:value="395.0">
            <text:p>395.0</text:p>
          </table:table-cell>
          <table:table-cell office:value-type="float" office:value="4.1667">
            <text:p>4.1667</text:p>
          </table:table-cell>
          <table:table-cell office:value-type="float" office:value="110.6667">
            <text:p>110.6667</text:p>
          </table:table-cell>
        </table:table-row>
        <table:table-row>
          <table:table-cell table:style-name="pd1" office:value-type="date" office:date-value="2020-08-01T18:00:00">
            <text:p>Sat Aug  1 18:00:00 2020</text:p>
          </table:table-cell>
          <table:table-cell office:value-type="float" office:value="388.6667">
            <text:p>388.6667</text:p>
          </table:table-cell>
          <table:table-cell office:value-type="float" office:value="4.6667">
            <text:p>4.6667</text:p>
          </table:table-cell>
          <table:table-cell office:value-type="float" office:value="114.8333">
            <text:p>114.8333</text:p>
          </table:table-cell>
        </table:table-row>
        <table:table-row>
          <table:table-cell table:style-name="pd1" office:value-type="date" office:date-value="2020-08-01T19:00:00">
            <text:p>Sat Aug  1 19:00:00 2020</text:p>
          </table:table-cell>
          <table:table-cell office:value-type="float" office:value="412.8333">
            <text:p>412.8333</text:p>
          </table:table-cell>
          <table:table-cell office:value-type="float" office:value="6.6667">
            <text:p>6.6667</text:p>
          </table:table-cell>
          <table:table-cell office:value-type="float" office:value="118.3333">
            <text:p>118.3333</text:p>
          </table:table-cell>
        </table:table-row>
        <table:table-row>
          <table:table-cell table:style-name="pd1" office:value-type="date" office:date-value="2020-08-12T19:00:00">
            <text:p>Wed Aug 12 19:00:00 2020</text:p>
          </table:table-cell>
          <table:table-cell office:value-type="float" office:value="454.6667">
            <text:p>454.6667</text:p>
          </table:table-cell>
          <table:table-cell office:value-type="float" office:value="7.6667">
            <text:p>7.6667</text:p>
          </table:table-cell>
          <table:table-cell office:value-type="float" office:value="132.6667">
            <text:p>132.6667</text:p>
          </table:table-cell>
        </table:table-row>
        <table:table-row>
          <table:table-cell table:style-name="pd1" office:value-type="date" office:date-value="2020-08-12T20:00:00">
            <text:p>Wed Aug 12 20:00:00 2020</text:p>
          </table:table-cell>
          <table:table-cell office:value-type="float" office:value="421.8333">
            <text:p>421.8333</text:p>
          </table:table-cell>
          <table:table-cell office:value-type="float" office:value="10.1667">
            <text:p>10.1667</text:p>
          </table:table-cell>
          <table:table-cell office:value-type="float" office:value="125.5">
            <text:p>125.5</text:p>
          </table:table-cell>
        </table:table-row>
        <table:table-row>
          <table:table-cell table:style-name="pd1" office:value-type="date" office:date-value="2020-08-12T21:00:00">
            <text:p>Wed Aug 12 21:00:00 2020</text:p>
          </table:table-cell>
          <table:table-cell office:value-type="float" office:value="441.5">
            <text:p>441.5</text:p>
          </table:table-cell>
          <table:table-cell office:value-type="float" office:value="13.6667">
            <text:p>13.6667</text:p>
          </table:table-cell>
          <table:table-cell office:value-type="float" office:value="112.1667">
            <text:p>112.1667</text:p>
          </table:table-cell>
        </table:table-row>
        <table:table-row>
          <table:table-cell table:style-name="pd1" office:value-type="date" office:date-value="2020-08-12T22:00:00">
            <text:p>Wed Aug 12 22:00:00 2020</text:p>
          </table:table-cell>
          <table:table-cell office:value-type="float" office:value="443.0">
            <text:p>443.0</text:p>
          </table:table-cell>
          <table:table-cell office:value-type="float" office:value="19.0">
            <text:p>19.0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0-09-20T16:00:00">
            <text:p>Sun Sep 20 16:00:00 2020</text:p>
          </table:table-cell>
          <table:table-cell office:value-type="float" office:value="587.8333">
            <text:p>587.8333</text:p>
          </table:table-cell>
          <table:table-cell office:value-type="float" office:value="3.6667">
            <text:p>3.6667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0-09-20T17:00:00">
            <text:p>Sun Sep 20 17:00:00 2020</text:p>
          </table:table-cell>
          <table:table-cell office:value-type="float" office:value="580.1667">
            <text:p>580.1667</text:p>
          </table:table-cell>
          <table:table-cell office:value-type="float" office:value="3.3333">
            <text:p>3.3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0-09-20T18:00:00">
            <text:p>Sun Sep 20 18:00:00 2020</text:p>
          </table:table-cell>
          <table:table-cell office:value-type="float" office:value="587.3333">
            <text:p>587.3333</text:p>
          </table:table-cell>
          <table:table-cell office:value-type="float" office:value="4.5">
            <text:p>4.5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0-09-20T19:00:00">
            <text:p>Sun Sep 20 19:00:00 2020</text:p>
          </table:table-cell>
          <table:table-cell office:value-type="float" office:value="573.5">
            <text:p>573.5</text:p>
          </table:table-cell>
          <table:table-cell office:value-type="float" office:value="4.8333">
            <text:p>4.8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0-09-20T20:00:00">
            <text:p>Sun Sep 20 20:00:00 2020</text:p>
          </table:table-cell>
          <table:table-cell office:value-type="float" office:value="599.8333">
            <text:p>599.8333</text:p>
          </table:table-cell>
          <table:table-cell office:value-type="float" office:value="13.1667">
            <text:p>13.1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0-09-20T21:00:00">
            <text:p>Sun Sep 20 21:00:00 2020</text:p>
          </table:table-cell>
          <table:table-cell office:value-type="float" office:value="669.3333">
            <text:p>669.3333</text:p>
          </table:table-cell>
          <table:table-cell office:value-type="float" office:value="23.3333">
            <text:p>23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0-09-21T18:00:00">
            <text:p>Mon Sep 21 18:00:00 2020</text:p>
          </table:table-cell>
          <table:table-cell office:value-type="float" office:value="586.8333">
            <text:p>586.8333</text:p>
          </table:table-cell>
          <table:table-cell office:value-type="float" office:value="9.5">
            <text:p>9.5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0-09-21T19:00:00">
            <text:p>Mon Sep 21 19:00:00 2020</text:p>
          </table:table-cell>
          <table:table-cell office:value-type="float" office:value="659.6667">
            <text:p>659.6667</text:p>
          </table:table-cell>
          <table:table-cell office:value-type="float" office:value="10.5">
            <text:p>10.5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0-09-21T20:00:00">
            <text:p>Mon Sep 21 20:00:00 2020</text:p>
          </table:table-cell>
          <table:table-cell office:value-type="float" office:value="645.3333">
            <text:p>645.3333</text:p>
          </table:table-cell>
          <table:table-cell office:value-type="float" office:value="17.8333">
            <text:p>17.8333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0-09-21T21:00:00">
            <text:p>Mon Sep 21 21:00:00 2020</text:p>
          </table:table-cell>
          <table:table-cell office:value-type="float" office:value="697.8333">
            <text:p>697.8333</text:p>
          </table:table-cell>
          <table:table-cell office:value-type="float" office:value="38.3333">
            <text:p>38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0-09-22T19:00:00">
            <text:p>Tue Sep 22 19:00:00 2020</text:p>
          </table:table-cell>
          <table:table-cell office:value-type="float" office:value="584.5">
            <text:p>584.5</text:p>
          </table:table-cell>
          <table:table-cell office:value-type="float" office:value="9.6667">
            <text:p>9.6667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0-09-25T17:00:00">
            <text:p>Fri Sep 25 17:00:00 2020</text:p>
          </table:table-cell>
          <table:table-cell office:value-type="float" office:value="584.5">
            <text:p>584.5</text:p>
          </table:table-cell>
          <table:table-cell office:value-type="float" office:value="5.6667">
            <text:p>5.6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0-09-25T18:00:00">
            <text:p>Fri Sep 25 18:00:00 2020</text:p>
          </table:table-cell>
          <table:table-cell office:value-type="float" office:value="549.3333">
            <text:p>549.3333</text:p>
          </table:table-cell>
          <table:table-cell office:value-type="float" office:value="6.1667">
            <text:p>6.1667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0-09-25T19:00:00">
            <text:p>Fri Sep 25 19:00:00 2020</text:p>
          </table:table-cell>
          <table:table-cell office:value-type="float" office:value="586.1667">
            <text:p>586.1667</text:p>
          </table:table-cell>
          <table:table-cell office:value-type="float" office:value="8.3333">
            <text:p>8.3333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0-09-25T20:00:00">
            <text:p>Fri Sep 25 20:00:00 2020</text:p>
          </table:table-cell>
          <table:table-cell office:value-type="float" office:value="617.5">
            <text:p>617.5</text:p>
          </table:table-cell>
          <table:table-cell office:value-type="float" office:value="13.1667">
            <text:p>13.1667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0-09-25T21:00:00">
            <text:p>Fri Sep 25 21:00:00 2020</text:p>
          </table:table-cell>
          <table:table-cell office:value-type="float" office:value="614.3333">
            <text:p>614.3333</text:p>
          </table:table-cell>
          <table:table-cell office:value-type="float" office:value="20.5">
            <text:p>20.5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0-09-25T22:00:00">
            <text:p>Fri Sep 25 22:00:00 2020</text:p>
          </table:table-cell>
          <table:table-cell office:value-type="float" office:value="646.0">
            <text:p>646.0</text:p>
          </table:table-cell>
          <table:table-cell office:value-type="float" office:value="22.8333">
            <text:p>22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0-10-04T18:00:00">
            <text:p>Sun Oct  4 18:00:00 2020</text:p>
          </table:table-cell>
          <table:table-cell office:value-type="float" office:value="532.8333">
            <text:p>532.8333</text:p>
          </table:table-cell>
          <table:table-cell office:value-type="float" office:value="4.6667">
            <text:p>4.6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0-10-04T19:00:00">
            <text:p>Sun Oct  4 19:00:00 2020</text:p>
          </table:table-cell>
          <table:table-cell office:value-type="float" office:value="551.0">
            <text:p>551.0</text:p>
          </table:table-cell>
          <table:table-cell office:value-type="float" office:value="7.1667">
            <text:p>7.1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0-10-06T19:00:00">
            <text:p>Tue Oct  6 19:00:00 2020</text:p>
          </table:table-cell>
          <table:table-cell office:value-type="float" office:value="550.1667">
            <text:p>550.1667</text:p>
          </table:table-cell>
          <table:table-cell office:value-type="float" office:value="18.1667">
            <text:p>18.1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0-10-06T20:00:00">
            <text:p>Tue Oct  6 20:00:00 2020</text:p>
          </table:table-cell>
          <table:table-cell office:value-type="float" office:value="675.3333">
            <text:p>675.3333</text:p>
          </table:table-cell>
          <table:table-cell office:value-type="float" office:value="51.1667">
            <text:p>51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10-07T17:00:00">
            <text:p>Wed Oct  7 17:00:00 2020</text:p>
          </table:table-cell>
          <table:table-cell office:value-type="float" office:value="538.5">
            <text:p>538.5</text:p>
          </table:table-cell>
          <table:table-cell office:value-type="float" office:value="5.1667">
            <text:p>5.1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0-10-07T18:00:00">
            <text:p>Wed Oct  7 18:00:00 2020</text:p>
          </table:table-cell>
          <table:table-cell office:value-type="float" office:value="546.0">
            <text:p>546.0</text:p>
          </table:table-cell>
          <table:table-cell office:value-type="float" office:value="9.3333">
            <text:p>9.3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0-10-07T19:00:00">
            <text:p>Wed Oct  7 19:00:00 2020</text:p>
          </table:table-cell>
          <table:table-cell office:value-type="float" office:value="547.5">
            <text:p>547.5</text:p>
          </table:table-cell>
          <table:table-cell office:value-type="float" office:value="16.8333">
            <text:p>16.833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0-10-10T15:00:00">
            <text:p>Sat Oct 10 15:00:00 2020</text:p>
          </table:table-cell>
          <table:table-cell office:value-type="float" office:value="610.6667">
            <text:p>610.6667</text:p>
          </table:table-cell>
          <table:table-cell office:value-type="float" office:value="10.6667">
            <text:p>10.6667</text:p>
          </table:table-cell>
          <table:table-cell office:value-type="float" office:value="115.3333">
            <text:p>115.3333</text:p>
          </table:table-cell>
        </table:table-row>
        <table:table-row>
          <table:table-cell table:style-name="pd1" office:value-type="date" office:date-value="2020-10-10T16:00:00">
            <text:p>Sat Oct 10 16:00:00 2020</text:p>
          </table:table-cell>
          <table:table-cell office:value-type="float" office:value="590.6667">
            <text:p>590.6667</text:p>
          </table:table-cell>
          <table:table-cell office:value-type="float" office:value="7.5">
            <text:p>7.5</text:p>
          </table:table-cell>
          <table:table-cell office:value-type="float" office:value="123.3333">
            <text:p>123.3333</text:p>
          </table:table-cell>
        </table:table-row>
        <table:table-row>
          <table:table-cell table:style-name="pd1" office:value-type="date" office:date-value="2020-10-10T17:00:00">
            <text:p>Sat Oct 10 17:00:00 2020</text:p>
          </table:table-cell>
          <table:table-cell office:value-type="float" office:value="583.3333">
            <text:p>583.3333</text:p>
          </table:table-cell>
          <table:table-cell office:value-type="float" office:value="7.1667">
            <text:p>7.1667</text:p>
          </table:table-cell>
          <table:table-cell office:value-type="float" office:value="115.3333">
            <text:p>115.3333</text:p>
          </table:table-cell>
        </table:table-row>
        <table:table-row>
          <table:table-cell table:style-name="pd1" office:value-type="date" office:date-value="2020-10-10T18:00:00">
            <text:p>Sat Oct 10 18:00:00 2020</text:p>
          </table:table-cell>
          <table:table-cell office:value-type="float" office:value="545.0">
            <text:p>545.0</text:p>
          </table:table-cell>
          <table:table-cell office:value-type="float" office:value="6.6667">
            <text:p>6.6667</text:p>
          </table:table-cell>
          <table:table-cell office:value-type="float" office:value="106.5">
            <text:p>106.5</text:p>
          </table:table-cell>
        </table:table-row>
        <table:table-row>
          <table:table-cell table:style-name="pd1" office:value-type="date" office:date-value="2020-10-10T19:00:00">
            <text:p>Sat Oct 10 19:00:00 2020</text:p>
          </table:table-cell>
          <table:table-cell office:value-type="float" office:value="555.8333">
            <text:p>555.8333</text:p>
          </table:table-cell>
          <table:table-cell office:value-type="float" office:value="9.8333">
            <text:p>9.8333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0-10-15T19:00:00">
            <text:p>Thu Oct 15 19:00:00 2020</text:p>
          </table:table-cell>
          <table:table-cell office:value-type="float" office:value="384.0">
            <text:p>384.0</text:p>
          </table:table-cell>
          <table:table-cell office:value-type="float" office:value="15.0">
            <text:p>15.0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0-10-15T20:00:00">
            <text:p>Thu Oct 15 20:00:00 2020</text:p>
          </table:table-cell>
          <table:table-cell office:value-type="float" office:value="428.6667">
            <text:p>428.6667</text:p>
          </table:table-cell>
          <table:table-cell office:value-type="float" office:value="36.6667">
            <text:p>36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0-10-15T21:00:00">
            <text:p>Thu Oct 15 21:00:00 2020</text:p>
          </table:table-cell>
          <table:table-cell office:value-type="float" office:value="477.1667">
            <text:p>477.1667</text:p>
          </table:table-cell>
          <table:table-cell office:value-type="float" office:value="65.3333">
            <text:p>65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0-10-16T18:00:00">
            <text:p>Fri Oct 16 18:00:00 2020</text:p>
          </table:table-cell>
          <table:table-cell office:value-type="float" office:value="370.8333">
            <text:p>370.8333</text:p>
          </table:table-cell>
          <table:table-cell office:value-type="float" office:value="10.0">
            <text:p>10.0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0-10-16T19:00:00">
            <text:p>Fri Oct 16 19:00:00 2020</text:p>
          </table:table-cell>
          <table:table-cell office:value-type="float" office:value="392.1667">
            <text:p>392.1667</text:p>
          </table:table-cell>
          <table:table-cell office:value-type="float" office:value="12.3333">
            <text:p>12.3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0-10-16T20:00:00">
            <text:p>Fri Oct 16 20:00:00 2020</text:p>
          </table:table-cell>
          <table:table-cell office:value-type="float" office:value="433.5">
            <text:p>433.5</text:p>
          </table:table-cell>
          <table:table-cell office:value-type="float" office:value="37.3333">
            <text:p>37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0-10-17T17:00:00">
            <text:p>Sat Oct 17 17:00:00 2020</text:p>
          </table:table-cell>
          <table:table-cell office:value-type="float" office:value="381.3333">
            <text:p>381.3333</text:p>
          </table:table-cell>
          <table:table-cell office:value-type="float" office:value="4.6667">
            <text:p>4.6667</text:p>
          </table:table-cell>
          <table:table-cell office:value-type="float" office:value="112.1667">
            <text:p>112.1667</text:p>
          </table:table-cell>
        </table:table-row>
        <table:table-row>
          <table:table-cell table:style-name="pd1" office:value-type="date" office:date-value="2020-10-17T20:00:00">
            <text:p>Sat Oct 17 20:00:00 2020</text:p>
          </table:table-cell>
          <table:table-cell office:value-type="float" office:value="479.6667">
            <text:p>479.6667</text:p>
          </table:table-cell>
          <table:table-cell office:value-type="float" office:value="35.1667">
            <text:p>35.1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0-10-23T00:00:00">
            <text:p>Fri Oct 23 00:00:00 2020</text:p>
          </table:table-cell>
          <table:table-cell office:value-type="float" office:value="479.3333">
            <text:p>479.3333</text:p>
          </table:table-cell>
          <table:table-cell office:value-type="float" office:value="10.6667">
            <text:p>10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10-23T03:00:00">
            <text:p>Fri Oct 23 03:00:00 2020</text:p>
          </table:table-cell>
          <table:table-cell office:value-type="float" office:value="477.0">
            <text:p>477.0</text:p>
          </table:table-cell>
          <table:table-cell office:value-type="float" office:value="6.8333">
            <text:p>6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0-10-23T16:00:00">
            <text:p>Fri Oct 23 16:00:00 2020</text:p>
          </table:table-cell>
          <table:table-cell office:value-type="float" office:value="495.8333">
            <text:p>495.8333</text:p>
          </table:table-cell>
          <table:table-cell office:value-type="float" office:value="7.1667">
            <text:p>7.1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0-10-23T17:00:00">
            <text:p>Fri Oct 23 17:00:00 2020</text:p>
          </table:table-cell>
          <table:table-cell office:value-type="float" office:value="506.8333">
            <text:p>506.8333</text:p>
          </table:table-cell>
          <table:table-cell office:value-type="float" office:value="7.0">
            <text:p>7.0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0-10-23T18:00:00">
            <text:p>Fri Oct 23 18:00:00 2020</text:p>
          </table:table-cell>
          <table:table-cell office:value-type="float" office:value="501.8333">
            <text:p>501.8333</text:p>
          </table:table-cell>
          <table:table-cell office:value-type="float" office:value="7.3333">
            <text:p>7.3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0-10-23T19:00:00">
            <text:p>Fri Oct 23 19:00:00 2020</text:p>
          </table:table-cell>
          <table:table-cell office:value-type="float" office:value="530.3333">
            <text:p>530.3333</text:p>
          </table:table-cell>
          <table:table-cell office:value-type="float" office:value="16.8333">
            <text:p>16.8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0-10-23T21:00:00">
            <text:p>Fri Oct 23 21:00:00 2020</text:p>
          </table:table-cell>
          <table:table-cell office:value-type="float" office:value="593.6667">
            <text:p>593.6667</text:p>
          </table:table-cell>
          <table:table-cell office:value-type="float" office:value="50.1667">
            <text:p>50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10-24T16:00:00">
            <text:p>Sat Oct 24 16:00:00 2020</text:p>
          </table:table-cell>
          <table:table-cell office:value-type="float" office:value="563.5">
            <text:p>563.5</text:p>
          </table:table-cell>
          <table:table-cell office:value-type="float" office:value="6.1667">
            <text:p>6.1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0-10-24T17:00:00">
            <text:p>Sat Oct 24 17:00:00 2020</text:p>
          </table:table-cell>
          <table:table-cell office:value-type="float" office:value="536.1667">
            <text:p>536.1667</text:p>
          </table:table-cell>
          <table:table-cell office:value-type="float" office:value="5.1667">
            <text:p>5.1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0-10-24T18:00:00">
            <text:p>Sat Oct 24 18:00:00 2020</text:p>
          </table:table-cell>
          <table:table-cell office:value-type="float" office:value="554.3333">
            <text:p>554.3333</text:p>
          </table:table-cell>
          <table:table-cell office:value-type="float" office:value="4.6667">
            <text:p>4.6667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0-10-24T19:00:00">
            <text:p>Sat Oct 24 19:00:00 2020</text:p>
          </table:table-cell>
          <table:table-cell office:value-type="float" office:value="542.0">
            <text:p>542.0</text:p>
          </table:table-cell>
          <table:table-cell office:value-type="float" office:value="6.8333">
            <text:p>6.8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0-10-24T20:00:00">
            <text:p>Sat Oct 24 20:00:00 2020</text:p>
          </table:table-cell>
          <table:table-cell office:value-type="float" office:value="530.8333">
            <text:p>530.8333</text:p>
          </table:table-cell>
          <table:table-cell office:value-type="float" office:value="17.6667">
            <text:p>17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0-10-25T16:00:00">
            <text:p>Sun Oct 25 16:00:00 2020</text:p>
          </table:table-cell>
          <table:table-cell office:value-type="float" office:value="557.1667">
            <text:p>557.1667</text:p>
          </table:table-cell>
          <table:table-cell office:value-type="float" office:value="4.3333">
            <text:p>4.3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0-10-25T17:00:00">
            <text:p>Sun Oct 25 17:00:00 2020</text:p>
          </table:table-cell>
          <table:table-cell office:value-type="float" office:value="542.1667">
            <text:p>542.1667</text:p>
          </table:table-cell>
          <table:table-cell office:value-type="float" office:value="5.0">
            <text:p>5.0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20-10-25T18:00:00">
            <text:p>Sun Oct 25 18:00:00 2020</text:p>
          </table:table-cell>
          <table:table-cell office:value-type="float" office:value="532.0">
            <text:p>532.0</text:p>
          </table:table-cell>
          <table:table-cell office:value-type="float" office:value="8.0">
            <text:p>8.0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0-10-25T19:00:00">
            <text:p>Sun Oct 25 19:00:00 2020</text:p>
          </table:table-cell>
          <table:table-cell office:value-type="float" office:value="508.5">
            <text:p>508.5</text:p>
          </table:table-cell>
          <table:table-cell office:value-type="float" office:value="7.5">
            <text:p>7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0-10-25T20:00:00">
            <text:p>Sun Oct 25 20:00:00 2020</text:p>
          </table:table-cell>
          <table:table-cell office:value-type="float" office:value="465.6667">
            <text:p>465.6667</text:p>
          </table:table-cell>
          <table:table-cell office:value-type="float" office:value="7.0">
            <text:p>7.0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0-10-27T16:00:00">
            <text:p>Tue Oct 27 16:00:00 2020</text:p>
          </table:table-cell>
          <table:table-cell office:value-type="float" office:value="350.8333">
            <text:p>350.8333</text:p>
          </table:table-cell>
          <table:table-cell office:value-type="float" office:value="7.1667">
            <text:p>7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0-10-27T17:00:00">
            <text:p>Tue Oct 27 17:00:00 2020</text:p>
          </table:table-cell>
          <table:table-cell office:value-type="float" office:value="341.1667">
            <text:p>341.1667</text:p>
          </table:table-cell>
          <table:table-cell office:value-type="float" office:value="8.6667">
            <text:p>8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0-10-27T18:00:00">
            <text:p>Tue Oct 27 18:00:00 2020</text:p>
          </table:table-cell>
          <table:table-cell office:value-type="float" office:value="301.3333">
            <text:p>301.3333</text:p>
          </table:table-cell>
          <table:table-cell office:value-type="float" office:value="17.3333">
            <text:p>17.3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0-10-27T19:00:00">
            <text:p>Tue Oct 27 19:00:00 2020</text:p>
          </table:table-cell>
          <table:table-cell office:value-type="float" office:value="359.0">
            <text:p>359.0</text:p>
          </table:table-cell>
          <table:table-cell office:value-type="float" office:value="34.6667">
            <text:p>34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0-10-28T17:00:00">
            <text:p>Wed Oct 28 17:00:00 2020</text:p>
          </table:table-cell>
          <table:table-cell office:value-type="float" office:value="391.1667">
            <text:p>391.1667</text:p>
          </table:table-cell>
          <table:table-cell office:value-type="float" office:value="12.6667">
            <text:p>12.6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0-10-28T18:00:00">
            <text:p>Wed Oct 28 18:00:00 2020</text:p>
          </table:table-cell>
          <table:table-cell office:value-type="float" office:value="432.3333">
            <text:p>432.3333</text:p>
          </table:table-cell>
          <table:table-cell office:value-type="float" office:value="26.1667">
            <text:p>26.1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0-10-29T17:00:00">
            <text:p>Thu Oct 29 17:00:00 2020</text:p>
          </table:table-cell>
          <table:table-cell office:value-type="float" office:value="368.6667">
            <text:p>368.6667</text:p>
          </table:table-cell>
          <table:table-cell office:value-type="float" office:value="7.3333">
            <text:p>7.3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0-10-29T18:00:00">
            <text:p>Thu Oct 29 18:00:00 2020</text:p>
          </table:table-cell>
          <table:table-cell office:value-type="float" office:value="580.1667">
            <text:p>580.1667</text:p>
          </table:table-cell>
          <table:table-cell office:value-type="float" office:value="50.1667">
            <text:p>50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10-30T11:00:00">
            <text:p>Fri Oct 30 11:00:00 2020</text:p>
          </table:table-cell>
          <table:table-cell office:value-type="float" office:value="420.6667">
            <text:p>420.6667</text:p>
          </table:table-cell>
          <table:table-cell office:value-type="float" office:value="27.5">
            <text:p>27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10-30T15:00:00">
            <text:p>Fri Oct 30 15:00:00 2020</text:p>
          </table:table-cell>
          <table:table-cell office:value-type="float" office:value="426.1667">
            <text:p>426.1667</text:p>
          </table:table-cell>
          <table:table-cell office:value-type="float" office:value="14.1667">
            <text:p>14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0-10-30T16:00:00">
            <text:p>Fri Oct 30 16:00:00 2020</text:p>
          </table:table-cell>
          <table:table-cell office:value-type="float" office:value="400.0">
            <text:p>400.0</text:p>
          </table:table-cell>
          <table:table-cell office:value-type="float" office:value="11.0">
            <text:p>11.0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0-10-30T17:00:00">
            <text:p>Fri Oct 30 17:00:00 2020</text:p>
          </table:table-cell>
          <table:table-cell office:value-type="float" office:value="376.1667">
            <text:p>376.1667</text:p>
          </table:table-cell>
          <table:table-cell office:value-type="float" office:value="11.5">
            <text:p>11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0-10-30T18:00:00">
            <text:p>Fri Oct 30 18:00:00 2020</text:p>
          </table:table-cell>
          <table:table-cell office:value-type="float" office:value="540.3333">
            <text:p>540.3333</text:p>
          </table:table-cell>
          <table:table-cell office:value-type="float" office:value="43.6667">
            <text:p>43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10-31T14:00:00">
            <text:p>Sat Oct 31 14:00:00 2020</text:p>
          </table:table-cell>
          <table:table-cell office:value-type="float" office:value="398.5">
            <text:p>398.5</text:p>
          </table:table-cell>
          <table:table-cell office:value-type="float" office:value="7.5">
            <text:p>7.5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0-10-31T15:00:00">
            <text:p>Sat Oct 31 15:00:00 2020</text:p>
          </table:table-cell>
          <table:table-cell office:value-type="float" office:value="373.1667">
            <text:p>373.1667</text:p>
          </table:table-cell>
          <table:table-cell office:value-type="float" office:value="6.3333">
            <text:p>6.3333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0-10-31T16:00:00">
            <text:p>Sat Oct 31 16:00:00 2020</text:p>
          </table:table-cell>
          <table:table-cell office:value-type="float" office:value="354.3333">
            <text:p>354.3333</text:p>
          </table:table-cell>
          <table:table-cell office:value-type="float" office:value="4.6667">
            <text:p>4.6667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0-10-31T17:00:00">
            <text:p>Sat Oct 31 17:00:00 2020</text:p>
          </table:table-cell>
          <table:table-cell office:value-type="float" office:value="365.1667">
            <text:p>365.1667</text:p>
          </table:table-cell>
          <table:table-cell office:value-type="float" office:value="9.3333">
            <text:p>9.3333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0-10-31T18:00:00">
            <text:p>Sat Oct 31 18:00:00 2020</text:p>
          </table:table-cell>
          <table:table-cell office:value-type="float" office:value="417.1667">
            <text:p>417.1667</text:p>
          </table:table-cell>
          <table:table-cell office:value-type="float" office:value="19.8333">
            <text:p>19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0-11-01T15:00:00">
            <text:p>Sun Nov  1 15:00:00 2020</text:p>
          </table:table-cell>
          <table:table-cell office:value-type="float" office:value="393.0">
            <text:p>393.0</text:p>
          </table:table-cell>
          <table:table-cell office:value-type="float" office:value="5.5">
            <text:p>5.5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0-11-01T16:00:00">
            <text:p>Sun Nov  1 16:00:00 2020</text:p>
          </table:table-cell>
          <table:table-cell office:value-type="float" office:value="374.3333">
            <text:p>374.3333</text:p>
          </table:table-cell>
          <table:table-cell office:value-type="float" office:value="4.1667">
            <text:p>4.1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0-11-01T17:00:00">
            <text:p>Sun Nov  1 17:00:00 2020</text:p>
          </table:table-cell>
          <table:table-cell office:value-type="float" office:value="365.8333">
            <text:p>365.8333</text:p>
          </table:table-cell>
          <table:table-cell office:value-type="float" office:value="4.5">
            <text:p>4.5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0-11-01T18:00:00">
            <text:p>Sun Nov  1 18:00:00 2020</text:p>
          </table:table-cell>
          <table:table-cell office:value-type="float" office:value="479.3333">
            <text:p>479.3333</text:p>
          </table:table-cell>
          <table:table-cell office:value-type="float" office:value="16.0">
            <text:p>16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0-11-02T15:00:00">
            <text:p>Mon Nov  2 15:00:00 2020</text:p>
          </table:table-cell>
          <table:table-cell office:value-type="float" office:value="385.8333">
            <text:p>385.8333</text:p>
          </table:table-cell>
          <table:table-cell office:value-type="float" office:value="6.1667">
            <text:p>6.1667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0-11-02T16:00:00">
            <text:p>Mon Nov  2 16:00:00 2020</text:p>
          </table:table-cell>
          <table:table-cell office:value-type="float" office:value="396.8333">
            <text:p>396.8333</text:p>
          </table:table-cell>
          <table:table-cell office:value-type="float" office:value="4.6667">
            <text:p>4.6667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0-11-02T18:00:00">
            <text:p>Mon Nov  2 18:00:00 2020</text:p>
          </table:table-cell>
          <table:table-cell office:value-type="float" office:value="435.1667">
            <text:p>435.1667</text:p>
          </table:table-cell>
          <table:table-cell office:value-type="float" office:value="20.1667">
            <text:p>20.1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0-11-03T15:00:00">
            <text:p>Tue Nov  3 15:00:00 2020</text:p>
          </table:table-cell>
          <table:table-cell office:value-type="float" office:value="437.5">
            <text:p>437.5</text:p>
          </table:table-cell>
          <table:table-cell office:value-type="float" office:value="13.8333">
            <text:p>13.8333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0-11-03T16:00:00">
            <text:p>Tue Nov  3 16:00:00 2020</text:p>
          </table:table-cell>
          <table:table-cell office:value-type="float" office:value="415.1667">
            <text:p>415.1667</text:p>
          </table:table-cell>
          <table:table-cell office:value-type="float" office:value="11.1667">
            <text:p>11.1667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0-11-03T17:00:00">
            <text:p>Tue Nov  3 17:00:00 2020</text:p>
          </table:table-cell>
          <table:table-cell office:value-type="float" office:value="431.1667">
            <text:p>431.1667</text:p>
          </table:table-cell>
          <table:table-cell office:value-type="float" office:value="12.1667">
            <text:p>12.1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0-11-03T18:00:00">
            <text:p>Tue Nov  3 18:00:00 2020</text:p>
          </table:table-cell>
          <table:table-cell office:value-type="float" office:value="494.5">
            <text:p>494.5</text:p>
          </table:table-cell>
          <table:table-cell office:value-type="float" office:value="24.6667">
            <text:p>24.6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0-11-03T19:00:00">
            <text:p>Tue Nov  3 19:00:00 2020</text:p>
          </table:table-cell>
          <table:table-cell office:value-type="float" office:value="522.0">
            <text:p>522.0</text:p>
          </table:table-cell>
          <table:table-cell office:value-type="float" office:value="37.5">
            <text:p>37.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0-11-08T17:00:00">
            <text:p>Sun Nov  8 17:00:00 2020</text:p>
          </table:table-cell>
          <table:table-cell office:value-type="float" office:value="410.1667">
            <text:p>410.1667</text:p>
          </table:table-cell>
          <table:table-cell office:value-type="float" office:value="5.0">
            <text:p>5.0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0-11-08T19:00:00">
            <text:p>Sun Nov  8 19:00:00 2020</text:p>
          </table:table-cell>
          <table:table-cell office:value-type="float" office:value="501.5">
            <text:p>501.5</text:p>
          </table:table-cell>
          <table:table-cell office:value-type="float" office:value="32.8333">
            <text:p>32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11-10T15:00:00">
            <text:p>Tue Nov 10 15:00:00 2020</text:p>
          </table:table-cell>
          <table:table-cell office:value-type="float" office:value="410.0">
            <text:p>410.0</text:p>
          </table:table-cell>
          <table:table-cell office:value-type="float" office:value="9.8333">
            <text:p>9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0-11-10T16:00:00">
            <text:p>Tue Nov 10 16:00:00 2020</text:p>
          </table:table-cell>
          <table:table-cell office:value-type="float" office:value="383.3333">
            <text:p>383.3333</text:p>
          </table:table-cell>
          <table:table-cell office:value-type="float" office:value="9.1667">
            <text:p>9.1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0-11-10T17:00:00">
            <text:p>Tue Nov 10 17:00:00 2020</text:p>
          </table:table-cell>
          <table:table-cell office:value-type="float" office:value="397.0">
            <text:p>397.0</text:p>
          </table:table-cell>
          <table:table-cell office:value-type="float" office:value="15.0">
            <text:p>15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0-11-10T18:00:00">
            <text:p>Tue Nov 10 18:00:00 2020</text:p>
          </table:table-cell>
          <table:table-cell office:value-type="float" office:value="534.5">
            <text:p>534.5</text:p>
          </table:table-cell>
          <table:table-cell office:value-type="float" office:value="48.8333">
            <text:p>48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11-12T15:00:00">
            <text:p>Thu Nov 12 15:00:00 2020</text:p>
          </table:table-cell>
          <table:table-cell office:value-type="float" office:value="365.6667">
            <text:p>365.6667</text:p>
          </table:table-cell>
          <table:table-cell office:value-type="float" office:value="18.0">
            <text:p>18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0-11-13T16:00:00">
            <text:p>Fri Nov 13 16:00:00 2020</text:p>
          </table:table-cell>
          <table:table-cell office:value-type="float" office:value="368.1667">
            <text:p>368.1667</text:p>
          </table:table-cell>
          <table:table-cell office:value-type="float" office:value="11.3333">
            <text:p>11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0-11-13T17:00:00">
            <text:p>Fri Nov 13 17:00:00 2020</text:p>
          </table:table-cell>
          <table:table-cell office:value-type="float" office:value="374.3333">
            <text:p>374.3333</text:p>
          </table:table-cell>
          <table:table-cell office:value-type="float" office:value="10.8333">
            <text:p>10.8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0-11-13T18:00:00">
            <text:p>Fri Nov 13 18:00:00 2020</text:p>
          </table:table-cell>
          <table:table-cell office:value-type="float" office:value="428.1667">
            <text:p>428.1667</text:p>
          </table:table-cell>
          <table:table-cell office:value-type="float" office:value="23.6667">
            <text:p>23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0-11-15T08:00:00">
            <text:p>Sun Nov 15 08:00:00 2020</text:p>
          </table:table-cell>
          <table:table-cell office:value-type="float" office:value="374.0">
            <text:p>374.0</text:p>
          </table:table-cell>
          <table:table-cell office:value-type="float" office:value="7.3333">
            <text:p>7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0-11-15T14:00:00">
            <text:p>Sun Nov 15 14:00:00 2020</text:p>
          </table:table-cell>
          <table:table-cell office:value-type="float" office:value="438.3333">
            <text:p>438.3333</text:p>
          </table:table-cell>
          <table:table-cell office:value-type="float" office:value="6.0">
            <text:p>6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0-11-15T15:00:00">
            <text:p>Sun Nov 15 15:00:00 2020</text:p>
          </table:table-cell>
          <table:table-cell office:value-type="float" office:value="424.1667">
            <text:p>424.1667</text:p>
          </table:table-cell>
          <table:table-cell office:value-type="float" office:value="5.5">
            <text:p>5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0-11-15T16:00:00">
            <text:p>Sun Nov 15 16:00:00 2020</text:p>
          </table:table-cell>
          <table:table-cell office:value-type="float" office:value="393.0">
            <text:p>393.0</text:p>
          </table:table-cell>
          <table:table-cell office:value-type="float" office:value="4.6667">
            <text:p>4.6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0-11-15T18:00:00">
            <text:p>Sun Nov 15 18:00:00 2020</text:p>
          </table:table-cell>
          <table:table-cell office:value-type="float" office:value="464.1667">
            <text:p>464.1667</text:p>
          </table:table-cell>
          <table:table-cell office:value-type="float" office:value="14.6667">
            <text:p>14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0-11-16T16:00:00">
            <text:p>Mon Nov 16 16:00:00 2020</text:p>
          </table:table-cell>
          <table:table-cell office:value-type="float" office:value="476.5">
            <text:p>476.5</text:p>
          </table:table-cell>
          <table:table-cell office:value-type="float" office:value="10.8333">
            <text:p>10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0-11-16T17:00:00">
            <text:p>Mon Nov 16 17:00:00 2020</text:p>
          </table:table-cell>
          <table:table-cell office:value-type="float" office:value="460.1667">
            <text:p>460.1667</text:p>
          </table:table-cell>
          <table:table-cell office:value-type="float" office:value="14.5">
            <text:p>14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0-11-16T18:00:00">
            <text:p>Mon Nov 16 18:00:00 2020</text:p>
          </table:table-cell>
          <table:table-cell office:value-type="float" office:value="474.6667">
            <text:p>474.6667</text:p>
          </table:table-cell>
          <table:table-cell office:value-type="float" office:value="20.8333">
            <text:p>20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0-11-17T15:00:00">
            <text:p>Tue Nov 17 15:00:00 2020</text:p>
          </table:table-cell>
          <table:table-cell office:value-type="float" office:value="450.6667">
            <text:p>450.6667</text:p>
          </table:table-cell>
          <table:table-cell office:value-type="float" office:value="12.5">
            <text:p>12.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0-11-17T16:00:00">
            <text:p>Tue Nov 17 16:00:00 2020</text:p>
          </table:table-cell>
          <table:table-cell office:value-type="float" office:value="457.6667">
            <text:p>457.6667</text:p>
          </table:table-cell>
          <table:table-cell office:value-type="float" office:value="11.1667">
            <text:p>11.1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0-11-17T17:00:00">
            <text:p>Tue Nov 17 17:00:00 2020</text:p>
          </table:table-cell>
          <table:table-cell office:value-type="float" office:value="467.8333">
            <text:p>467.8333</text:p>
          </table:table-cell>
          <table:table-cell office:value-type="float" office:value="12.6667">
            <text:p>12.6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0-11-17T18:00:00">
            <text:p>Tue Nov 17 18:00:00 2020</text:p>
          </table:table-cell>
          <table:table-cell office:value-type="float" office:value="602.0">
            <text:p>602.0</text:p>
          </table:table-cell>
          <table:table-cell office:value-type="float" office:value="44.3333">
            <text:p>44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0-11-18T14:00:00">
            <text:p>Wed Nov 18 14:00:00 2020</text:p>
          </table:table-cell>
          <table:table-cell office:value-type="float" office:value="450.0">
            <text:p>450.0</text:p>
          </table:table-cell>
          <table:table-cell office:value-type="float" office:value="15.8333">
            <text:p>15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0-11-18T15:00:00">
            <text:p>Wed Nov 18 15:00:00 2020</text:p>
          </table:table-cell>
          <table:table-cell office:value-type="float" office:value="434.3333">
            <text:p>434.3333</text:p>
          </table:table-cell>
          <table:table-cell office:value-type="float" office:value="13.8333">
            <text:p>13.8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0-11-18T17:00:00">
            <text:p>Wed Nov 18 17:00:00 2020</text:p>
          </table:table-cell>
          <table:table-cell office:value-type="float" office:value="444.1667">
            <text:p>444.1667</text:p>
          </table:table-cell>
          <table:table-cell office:value-type="float" office:value="19.3333">
            <text:p>19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0-11-19T14:00:00">
            <text:p>Thu Nov 19 14:00:00 2020</text:p>
          </table:table-cell>
          <table:table-cell office:value-type="float" office:value="428.5">
            <text:p>428.5</text:p>
          </table:table-cell>
          <table:table-cell office:value-type="float" office:value="12.6667">
            <text:p>12.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0-11-19T15:00:00">
            <text:p>Thu Nov 19 15:00:00 2020</text:p>
          </table:table-cell>
          <table:table-cell office:value-type="float" office:value="425.5">
            <text:p>425.5</text:p>
          </table:table-cell>
          <table:table-cell office:value-type="float" office:value="11.3333">
            <text:p>11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0-11-19T17:00:00">
            <text:p>Thu Nov 19 17:00:00 2020</text:p>
          </table:table-cell>
          <table:table-cell office:value-type="float" office:value="427.1667">
            <text:p>427.1667</text:p>
          </table:table-cell>
          <table:table-cell office:value-type="float" office:value="19.1667">
            <text:p>19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11-20T05:00:00">
            <text:p>Fri Nov 20 05:00:00 2020</text:p>
          </table:table-cell>
          <table:table-cell office:value-type="float" office:value="388.8333">
            <text:p>388.8333</text:p>
          </table:table-cell>
          <table:table-cell office:value-type="float" office:value="10.3333">
            <text:p>10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11-20T06:00:00">
            <text:p>Fri Nov 20 06:00:00 2020</text:p>
          </table:table-cell>
          <table:table-cell office:value-type="float" office:value="388.6667">
            <text:p>388.6667</text:p>
          </table:table-cell>
          <table:table-cell office:value-type="float" office:value="13.0">
            <text:p>13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11-20T16:00:00">
            <text:p>Fri Nov 20 16:00:00 2020</text:p>
          </table:table-cell>
          <table:table-cell office:value-type="float" office:value="366.8333">
            <text:p>366.8333</text:p>
          </table:table-cell>
          <table:table-cell office:value-type="float" office:value="10.5">
            <text:p>10.5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0-11-20T17:00:00">
            <text:p>Fri Nov 20 17:00:00 2020</text:p>
          </table:table-cell>
          <table:table-cell office:value-type="float" office:value="399.3333">
            <text:p>399.3333</text:p>
          </table:table-cell>
          <table:table-cell office:value-type="float" office:value="17.0">
            <text:p>17.0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0-11-20T18:00:00">
            <text:p>Fri Nov 20 18:00:00 2020</text:p>
          </table:table-cell>
          <table:table-cell office:value-type="float" office:value="503.3333">
            <text:p>503.3333</text:p>
          </table:table-cell>
          <table:table-cell office:value-type="float" office:value="51.5">
            <text:p>51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0-11-21T18:00:00">
            <text:p>Sat Nov 21 18:00:00 2020</text:p>
          </table:table-cell>
          <table:table-cell office:value-type="float" office:value="500.8333">
            <text:p>500.8333</text:p>
          </table:table-cell>
          <table:table-cell office:value-type="float" office:value="28.5">
            <text:p>28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0-11-24T18:00:00">
            <text:p>Tue Nov 24 18:00:00 2020</text:p>
          </table:table-cell>
          <table:table-cell office:value-type="float" office:value="320.1667">
            <text:p>320.1667</text:p>
          </table:table-cell>
          <table:table-cell office:value-type="float" office:value="37.6667">
            <text:p>37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11-25T16:00:00">
            <text:p>Wed Nov 25 16:00:00 2020</text:p>
          </table:table-cell>
          <table:table-cell office:value-type="float" office:value="220.0">
            <text:p>220.0</text:p>
          </table:table-cell>
          <table:table-cell office:value-type="float" office:value="11.5">
            <text:p>11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0-11-27T00:00:00">
            <text:p>Fri Nov 27 00:00:00 2020</text:p>
          </table:table-cell>
          <table:table-cell office:value-type="float" office:value="367.0">
            <text:p>367.0</text:p>
          </table:table-cell>
          <table:table-cell office:value-type="float" office:value="25.8333">
            <text:p>25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11-27T03:00:00">
            <text:p>Fri Nov 27 03:00:00 2020</text:p>
          </table:table-cell>
          <table:table-cell office:value-type="float" office:value="194.1667">
            <text:p>194.1667</text:p>
          </table:table-cell>
          <table:table-cell office:value-type="float" office:value="3.8333">
            <text:p>3.8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0-11-27T08:00:00">
            <text:p>Fri Nov 27 08:00:00 2020</text:p>
          </table:table-cell>
          <table:table-cell office:value-type="float" office:value="217.1667">
            <text:p>217.1667</text:p>
          </table:table-cell>
          <table:table-cell office:value-type="float" office:value="20.0">
            <text:p>20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11-28T18:00:00">
            <text:p>Sat Nov 28 18:00:00 2020</text:p>
          </table:table-cell>
          <table:table-cell office:value-type="float" office:value="330.8333">
            <text:p>330.8333</text:p>
          </table:table-cell>
          <table:table-cell office:value-type="float" office:value="18.1667">
            <text:p>18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0-11-28T19:00:00">
            <text:p>Sat Nov 28 19:00:00 2020</text:p>
          </table:table-cell>
          <table:table-cell office:value-type="float" office:value="427.8333">
            <text:p>427.8333</text:p>
          </table:table-cell>
          <table:table-cell office:value-type="float" office:value="27.5">
            <text:p>27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11-29T15:00:00">
            <text:p>Sun Nov 29 15:00:00 2020</text:p>
          </table:table-cell>
          <table:table-cell office:value-type="float" office:value="262.5">
            <text:p>262.5</text:p>
          </table:table-cell>
          <table:table-cell office:value-type="float" office:value="9.8333">
            <text:p>9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0-11-29T16:00:00">
            <text:p>Sun Nov 29 16:00:00 2020</text:p>
          </table:table-cell>
          <table:table-cell office:value-type="float" office:value="246.0">
            <text:p>246.0</text:p>
          </table:table-cell>
          <table:table-cell office:value-type="float" office:value="8.1667">
            <text:p>8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0-11-29T17:00:00">
            <text:p>Sun Nov 29 17:00:00 2020</text:p>
          </table:table-cell>
          <table:table-cell office:value-type="float" office:value="267.8333">
            <text:p>267.8333</text:p>
          </table:table-cell>
          <table:table-cell office:value-type="float" office:value="11.8333">
            <text:p>11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11-29T18:00:00">
            <text:p>Sun Nov 29 18:00:00 2020</text:p>
          </table:table-cell>
          <table:table-cell office:value-type="float" office:value="449.0">
            <text:p>449.0</text:p>
          </table:table-cell>
          <table:table-cell office:value-type="float" office:value="43.6667">
            <text:p>43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11-30T01:00:00">
            <text:p>Mon Nov 30 01:00:00 2020</text:p>
          </table:table-cell>
          <table:table-cell office:value-type="float" office:value="226.8333">
            <text:p>226.8333</text:p>
          </table:table-cell>
          <table:table-cell office:value-type="float" office:value="3.8333">
            <text:p>3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0-11-30T02:00:00">
            <text:p>Mon Nov 30 02:00:00 2020</text:p>
          </table:table-cell>
          <table:table-cell office:value-type="float" office:value="205.5">
            <text:p>205.5</text:p>
          </table:table-cell>
          <table:table-cell office:value-type="float" office:value="3.1667">
            <text:p>3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0-11-30T03:00:00">
            <text:p>Mon Nov 30 03:00:00 2020</text:p>
          </table:table-cell>
          <table:table-cell office:value-type="float" office:value="191.6667">
            <text:p>191.6667</text:p>
          </table:table-cell>
          <table:table-cell office:value-type="float" office:value="3.0">
            <text:p>3.0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0-11-30T04:00:00">
            <text:p>Mon Nov 30 04:00:00 2020</text:p>
          </table:table-cell>
          <table:table-cell office:value-type="float" office:value="174.3333">
            <text:p>174.3333</text:p>
          </table:table-cell>
          <table:table-cell office:value-type="float" office:value="2.6667">
            <text:p>2.6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0-11-30T05:00:00">
            <text:p>Mon Nov 30 05:00:00 2020</text:p>
          </table:table-cell>
          <table:table-cell office:value-type="float" office:value="182.8333">
            <text:p>182.8333</text:p>
          </table:table-cell>
          <table:table-cell office:value-type="float" office:value="2.1667">
            <text:p>2.1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0-11-30T06:00:00">
            <text:p>Mon Nov 30 06:00:00 2020</text:p>
          </table:table-cell>
          <table:table-cell office:value-type="float" office:value="185.3333">
            <text:p>185.3333</text:p>
          </table:table-cell>
          <table:table-cell office:value-type="float" office:value="3.1667">
            <text:p>3.1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0-11-30T07:00:00">
            <text:p>Mon Nov 30 07:00:00 2020</text:p>
          </table:table-cell>
          <table:table-cell office:value-type="float" office:value="191.3333">
            <text:p>191.3333</text:p>
          </table:table-cell>
          <table:table-cell office:value-type="float" office:value="3.0">
            <text:p>3.0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0-12-02T16:00:00">
            <text:p>Wed Dec  2 16:00:00 2020</text:p>
          </table:table-cell>
          <table:table-cell office:value-type="float" office:value="294.5">
            <text:p>294.5</text:p>
          </table:table-cell>
          <table:table-cell office:value-type="float" office:value="8.6667">
            <text:p>8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0-12-02T17:00:00">
            <text:p>Wed Dec  2 17:00:00 2020</text:p>
          </table:table-cell>
          <table:table-cell office:value-type="float" office:value="286.0">
            <text:p>286.0</text:p>
          </table:table-cell>
          <table:table-cell office:value-type="float" office:value="11.5">
            <text:p>11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0-12-02T18:00:00">
            <text:p>Wed Dec  2 18:00:00 2020</text:p>
          </table:table-cell>
          <table:table-cell office:value-type="float" office:value="346.0">
            <text:p>346.0</text:p>
          </table:table-cell>
          <table:table-cell office:value-type="float" office:value="38.6667">
            <text:p>38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12-02T19:00:00">
            <text:p>Wed Dec  2 19:00:00 2020</text:p>
          </table:table-cell>
          <table:table-cell office:value-type="float" office:value="468.3333">
            <text:p>468.3333</text:p>
          </table:table-cell>
          <table:table-cell office:value-type="float" office:value="55.1667">
            <text:p>55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0-12-02T20:00:00">
            <text:p>Wed Dec  2 20:00:00 2020</text:p>
          </table:table-cell>
          <table:table-cell office:value-type="float" office:value="252.1667">
            <text:p>252.1667</text:p>
          </table:table-cell>
          <table:table-cell office:value-type="float" office:value="16.5">
            <text:p>16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0-12-02T21:00:00">
            <text:p>Wed Dec  2 21:00:00 2020</text:p>
          </table:table-cell>
          <table:table-cell office:value-type="float" office:value="252.6667">
            <text:p>252.6667</text:p>
          </table:table-cell>
          <table:table-cell office:value-type="float" office:value="21.3333">
            <text:p>21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12-02T22:00:00">
            <text:p>Wed Dec  2 22:00:00 2020</text:p>
          </table:table-cell>
          <table:table-cell office:value-type="float" office:value="279.8333">
            <text:p>279.8333</text:p>
          </table:table-cell>
          <table:table-cell office:value-type="float" office:value="24.8333">
            <text:p>24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0-12-02T23:00:00">
            <text:p>Wed Dec  2 23:00:00 2020</text:p>
          </table:table-cell>
          <table:table-cell office:value-type="float" office:value="287.3333">
            <text:p>287.3333</text:p>
          </table:table-cell>
          <table:table-cell office:value-type="float" office:value="21.1667">
            <text:p>21.1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0-12-03T00:00:00">
            <text:p>Thu Dec  3 00:00:00 2020</text:p>
          </table:table-cell>
          <table:table-cell office:value-type="float" office:value="219.5">
            <text:p>219.5</text:p>
          </table:table-cell>
          <table:table-cell office:value-type="float" office:value="9.5">
            <text:p>9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0-12-03T01:00:00">
            <text:p>Thu Dec  3 01:00:00 2020</text:p>
          </table:table-cell>
          <table:table-cell office:value-type="float" office:value="194.3333">
            <text:p>194.3333</text:p>
          </table:table-cell>
          <table:table-cell office:value-type="float" office:value="5.1667">
            <text:p>5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0-12-03T03:00:00">
            <text:p>Thu Dec  3 03:00:00 2020</text:p>
          </table:table-cell>
          <table:table-cell office:value-type="float" office:value="238.1667">
            <text:p>238.1667</text:p>
          </table:table-cell>
          <table:table-cell office:value-type="float" office:value="8.1667">
            <text:p>8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0-12-03T19:00:00">
            <text:p>Thu Dec  3 19:00:00 2020</text:p>
          </table:table-cell>
          <table:table-cell office:value-type="float" office:value="366.0">
            <text:p>366.0</text:p>
          </table:table-cell>
          <table:table-cell office:value-type="float" office:value="49.6667">
            <text:p>49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12-03T20:00:00">
            <text:p>Thu Dec  3 20:00:00 2020</text:p>
          </table:table-cell>
          <table:table-cell office:value-type="float" office:value="322.5">
            <text:p>322.5</text:p>
          </table:table-cell>
          <table:table-cell office:value-type="float" office:value="46.1667">
            <text:p>46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0-12-03T21:00:00">
            <text:p>Thu Dec  3 21:00:00 2020</text:p>
          </table:table-cell>
          <table:table-cell office:value-type="float" office:value="368.3333">
            <text:p>368.3333</text:p>
          </table:table-cell>
          <table:table-cell office:value-type="float" office:value="44.1667">
            <text:p>44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0-12-03T22:00:00">
            <text:p>Thu Dec  3 22:00:00 2020</text:p>
          </table:table-cell>
          <table:table-cell office:value-type="float" office:value="401.6667">
            <text:p>401.6667</text:p>
          </table:table-cell>
          <table:table-cell office:value-type="float" office:value="40.0">
            <text:p>40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12-03T23:00:00">
            <text:p>Thu Dec  3 23:00:00 2020</text:p>
          </table:table-cell>
          <table:table-cell office:value-type="float" office:value="255.3333">
            <text:p>255.3333</text:p>
          </table:table-cell>
          <table:table-cell office:value-type="float" office:value="14.3333">
            <text:p>14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0-12-04T00:00:00">
            <text:p>Fri Dec  4 00:00:00 2020</text:p>
          </table:table-cell>
          <table:table-cell office:value-type="float" office:value="218.1667">
            <text:p>218.1667</text:p>
          </table:table-cell>
          <table:table-cell office:value-type="float" office:value="7.1667">
            <text:p>7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0-12-04T01:00:00">
            <text:p>Fri Dec  4 01:00:00 2020</text:p>
          </table:table-cell>
          <table:table-cell office:value-type="float" office:value="241.6667">
            <text:p>241.6667</text:p>
          </table:table-cell>
          <table:table-cell office:value-type="float" office:value="6.6667">
            <text:p>6.6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0-12-04T02:00:00">
            <text:p>Fri Dec  4 02:00:00 2020</text:p>
          </table:table-cell>
          <table:table-cell office:value-type="float" office:value="231.8333">
            <text:p>231.8333</text:p>
          </table:table-cell>
          <table:table-cell office:value-type="float" office:value="11.0">
            <text:p>11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0-12-04T03:00:00">
            <text:p>Fri Dec  4 03:00:00 2020</text:p>
          </table:table-cell>
          <table:table-cell office:value-type="float" office:value="211.3333">
            <text:p>211.3333</text:p>
          </table:table-cell>
          <table:table-cell office:value-type="float" office:value="4.1667">
            <text:p>4.1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0-12-04T04:00:00">
            <text:p>Fri Dec  4 04:00:00 2020</text:p>
          </table:table-cell>
          <table:table-cell office:value-type="float" office:value="208.1667">
            <text:p>208.1667</text:p>
          </table:table-cell>
          <table:table-cell office:value-type="float" office:value="3.0">
            <text:p>3.0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0-12-14T19:00:00">
            <text:p>Mon Dec 14 19:00:00 2020</text:p>
          </table:table-cell>
          <table:table-cell office:value-type="float" office:value="588.6667">
            <text:p>588.6667</text:p>
          </table:table-cell>
          <table:table-cell office:value-type="float" office:value="36.5">
            <text:p>36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0-12-15T04:00:00">
            <text:p>Tue Dec 15 04:00:00 2020</text:p>
          </table:table-cell>
          <table:table-cell office:value-type="float" office:value="393.5">
            <text:p>393.5</text:p>
          </table:table-cell>
          <table:table-cell office:value-type="float" office:value="3.6667">
            <text:p>3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0-12-15T05:00:00">
            <text:p>Tue Dec 15 05:00:00 2020</text:p>
          </table:table-cell>
          <table:table-cell office:value-type="float" office:value="364.8333">
            <text:p>364.8333</text:p>
          </table:table-cell>
          <table:table-cell office:value-type="float" office:value="1.8333">
            <text:p>1.8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0-12-15T06:00:00">
            <text:p>Tue Dec 15 06:00:00 2020</text:p>
          </table:table-cell>
          <table:table-cell office:value-type="float" office:value="379.3333">
            <text:p>379.3333</text:p>
          </table:table-cell>
          <table:table-cell office:value-type="float" office:value="4.5">
            <text:p>4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0-12-15T07:00:00">
            <text:p>Tue Dec 15 07:00:00 2020</text:p>
          </table:table-cell>
          <table:table-cell office:value-type="float" office:value="406.3333">
            <text:p>406.3333</text:p>
          </table:table-cell>
          <table:table-cell office:value-type="float" office:value="6.0">
            <text:p>6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0-12-15T08:00:00">
            <text:p>Tue Dec 15 08:00:00 2020</text:p>
          </table:table-cell>
          <table:table-cell office:value-type="float" office:value="426.8333">
            <text:p>426.8333</text:p>
          </table:table-cell>
          <table:table-cell office:value-type="float" office:value="20.6667">
            <text:p>20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0-12-15T09:00:00">
            <text:p>Tue Dec 15 09:00:00 2020</text:p>
          </table:table-cell>
          <table:table-cell office:value-type="float" office:value="470.5">
            <text:p>470.5</text:p>
          </table:table-cell>
          <table:table-cell office:value-type="float" office:value="32.3333">
            <text:p>32.3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12-15T10:00:00">
            <text:p>Tue Dec 15 10:00:00 2020</text:p>
          </table:table-cell>
          <table:table-cell office:value-type="float" office:value="456.8333">
            <text:p>456.8333</text:p>
          </table:table-cell>
          <table:table-cell office:value-type="float" office:value="25.5">
            <text:p>25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12-15T11:00:00">
            <text:p>Tue Dec 15 11:00:00 2020</text:p>
          </table:table-cell>
          <table:table-cell office:value-type="float" office:value="411.0">
            <text:p>411.0</text:p>
          </table:table-cell>
          <table:table-cell office:value-type="float" office:value="11.6667">
            <text:p>11.6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0-12-15T12:00:00">
            <text:p>Tue Dec 15 12:00:00 2020</text:p>
          </table:table-cell>
          <table:table-cell office:value-type="float" office:value="386.5">
            <text:p>386.5</text:p>
          </table:table-cell>
          <table:table-cell office:value-type="float" office:value="11.1667">
            <text:p>11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0-12-15T13:00:00">
            <text:p>Tue Dec 15 13:00:00 2020</text:p>
          </table:table-cell>
          <table:table-cell office:value-type="float" office:value="399.0">
            <text:p>399.0</text:p>
          </table:table-cell>
          <table:table-cell office:value-type="float" office:value="10.0">
            <text:p>10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0-12-15T14:00:00">
            <text:p>Tue Dec 15 14:00:00 2020</text:p>
          </table:table-cell>
          <table:table-cell office:value-type="float" office:value="418.0">
            <text:p>418.0</text:p>
          </table:table-cell>
          <table:table-cell office:value-type="float" office:value="12.3333">
            <text:p>12.3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0-12-15T16:00:00">
            <text:p>Tue Dec 15 16:00:00 2020</text:p>
          </table:table-cell>
          <table:table-cell office:value-type="float" office:value="415.5">
            <text:p>415.5</text:p>
          </table:table-cell>
          <table:table-cell office:value-type="float" office:value="9.8333">
            <text:p>9.8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0-12-15T17:00:00">
            <text:p>Tue Dec 15 17:00:00 2020</text:p>
          </table:table-cell>
          <table:table-cell office:value-type="float" office:value="486.5">
            <text:p>486.5</text:p>
          </table:table-cell>
          <table:table-cell office:value-type="float" office:value="14.0">
            <text:p>14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0-12-16T18:00:00">
            <text:p>Wed Dec 16 18:00:00 2020</text:p>
          </table:table-cell>
          <table:table-cell office:value-type="float" office:value="557.3333">
            <text:p>557.3333</text:p>
          </table:table-cell>
          <table:table-cell office:value-type="float" office:value="39.1667">
            <text:p>39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0-12-17T18:00:00">
            <text:p>Thu Dec 17 18:00:00 2020</text:p>
          </table:table-cell>
          <table:table-cell office:value-type="float" office:value="555.1667">
            <text:p>555.1667</text:p>
          </table:table-cell>
          <table:table-cell office:value-type="float" office:value="27.3333">
            <text:p>27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12-18T16:00:00">
            <text:p>Fri Dec 18 16:00:00 2020</text:p>
          </table:table-cell>
          <table:table-cell office:value-type="float" office:value="629.6667">
            <text:p>629.6667</text:p>
          </table:table-cell>
          <table:table-cell office:value-type="float" office:value="19.3333">
            <text:p>19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12-18T18:00:00">
            <text:p>Fri Dec 18 18:00:00 2020</text:p>
          </table:table-cell>
          <table:table-cell office:value-type="float" office:value="614.0">
            <text:p>614.0</text:p>
          </table:table-cell>
          <table:table-cell office:value-type="float" office:value="24.8333">
            <text:p>24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0-12-20T16:00:00">
            <text:p>Sun Dec 20 16:00:00 2020</text:p>
          </table:table-cell>
          <table:table-cell office:value-type="float" office:value="536.8333">
            <text:p>536.8333</text:p>
          </table:table-cell>
          <table:table-cell office:value-type="float" office:value="7.1667">
            <text:p>7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0-12-20T17:00:00">
            <text:p>Sun Dec 20 17:00:00 2020</text:p>
          </table:table-cell>
          <table:table-cell office:value-type="float" office:value="541.8333">
            <text:p>541.8333</text:p>
          </table:table-cell>
          <table:table-cell office:value-type="float" office:value="11.3333">
            <text:p>11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0-12-23T16:00:00">
            <text:p>Wed Dec 23 16:00:00 2020</text:p>
          </table:table-cell>
          <table:table-cell office:value-type="float" office:value="596.0">
            <text:p>596.0</text:p>
          </table:table-cell>
          <table:table-cell office:value-type="float" office:value="8.5">
            <text:p>8.5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0-12-23T17:00:00">
            <text:p>Wed Dec 23 17:00:00 2020</text:p>
          </table:table-cell>
          <table:table-cell office:value-type="float" office:value="600.6667">
            <text:p>600.6667</text:p>
          </table:table-cell>
          <table:table-cell office:value-type="float" office:value="12.3333">
            <text:p>12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0-12-23T18:00:00">
            <text:p>Wed Dec 23 18:00:00 2020</text:p>
          </table:table-cell>
          <table:table-cell office:value-type="float" office:value="633.5">
            <text:p>633.5</text:p>
          </table:table-cell>
          <table:table-cell office:value-type="float" office:value="22.1667">
            <text:p>22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0-12-24T17:00:00">
            <text:p>Thu Dec 24 17:00:00 2020</text:p>
          </table:table-cell>
          <table:table-cell office:value-type="float" office:value="603.8333">
            <text:p>603.8333</text:p>
          </table:table-cell>
          <table:table-cell office:value-type="float" office:value="10.3333">
            <text:p>10.3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0-12-24T18:00:00">
            <text:p>Thu Dec 24 18:00:00 2020</text:p>
          </table:table-cell>
          <table:table-cell office:value-type="float" office:value="626.3333">
            <text:p>626.3333</text:p>
          </table:table-cell>
          <table:table-cell office:value-type="float" office:value="24.6667">
            <text:p>24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0-12-28T06:00:00">
            <text:p>Mon Dec 28 06:00:00 2020</text:p>
          </table:table-cell>
          <table:table-cell office:value-type="float" office:value="496.3333">
            <text:p>496.3333</text:p>
          </table:table-cell>
          <table:table-cell office:value-type="float" office:value="2.8333">
            <text:p>2.8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0-12-28T07:00:00">
            <text:p>Mon Dec 28 07:00:00 2020</text:p>
          </table:table-cell>
          <table:table-cell office:value-type="float" office:value="498.8333">
            <text:p>498.8333</text:p>
          </table:table-cell>
          <table:table-cell office:value-type="float" office:value="3.5">
            <text:p>3.5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0-12-28T08:00:00">
            <text:p>Mon Dec 28 08:00:00 2020</text:p>
          </table:table-cell>
          <table:table-cell office:value-type="float" office:value="517.3333">
            <text:p>517.3333</text:p>
          </table:table-cell>
          <table:table-cell office:value-type="float" office:value="7.3333">
            <text:p>7.3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0-12-28T09:00:00">
            <text:p>Mon Dec 28 09:00:00 2020</text:p>
          </table:table-cell>
          <table:table-cell office:value-type="float" office:value="530.5">
            <text:p>530.5</text:p>
          </table:table-cell>
          <table:table-cell office:value-type="float" office:value="9.1667">
            <text:p>9.1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0-12-28T13:00:00">
            <text:p>Mon Dec 28 13:00:00 2020</text:p>
          </table:table-cell>
          <table:table-cell office:value-type="float" office:value="405.6667">
            <text:p>405.6667</text:p>
          </table:table-cell>
          <table:table-cell office:value-type="float" office:value="14.6667">
            <text:p>14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0-12-28T14:00:00">
            <text:p>Mon Dec 28 14:00:00 2020</text:p>
          </table:table-cell>
          <table:table-cell office:value-type="float" office:value="400.5">
            <text:p>400.5</text:p>
          </table:table-cell>
          <table:table-cell office:value-type="float" office:value="16.3333">
            <text:p>16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0-12-31T14:00:00">
            <text:p>Thu Dec 31 14:00:00 2020</text:p>
          </table:table-cell>
          <table:table-cell office:value-type="float" office:value="415.0">
            <text:p>415.0</text:p>
          </table:table-cell>
          <table:table-cell office:value-type="float" office:value="18.3333">
            <text:p>18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0-12-31T17:00:00">
            <text:p>Thu Dec 31 17:00:00 2020</text:p>
          </table:table-cell>
          <table:table-cell office:value-type="float" office:value="340.0">
            <text:p>340.0</text:p>
          </table:table-cell>
          <table:table-cell office:value-type="float" office:value="12.1667">
            <text:p>12.1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0-12-31T18:00:00">
            <text:p>Thu Dec 31 18:00:00 2020</text:p>
          </table:table-cell>
          <table:table-cell office:value-type="float" office:value="388.8333">
            <text:p>388.8333</text:p>
          </table:table-cell>
          <table:table-cell office:value-type="float" office:value="26.5">
            <text:p>26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12-31T20:00:00">
            <text:p>Thu Dec 31 20:00:00 2020</text:p>
          </table:table-cell>
          <table:table-cell office:value-type="float" office:value="380.3333">
            <text:p>380.3333</text:p>
          </table:table-cell>
          <table:table-cell office:value-type="float" office:value="21.8333">
            <text:p>21.8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0-12-31T22:00:00">
            <text:p>Thu Dec 31 22:00:00 2020</text:p>
          </table:table-cell>
          <table:table-cell office:value-type="float" office:value="410.3333">
            <text:p>410.3333</text:p>
          </table:table-cell>
          <table:table-cell office:value-type="float" office:value="22.6667">
            <text:p>22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0-12-31T23:00:00">
            <text:p>Thu Dec 31 23:00:00 2020</text:p>
          </table:table-cell>
          <table:table-cell office:value-type="float" office:value="359.3333">
            <text:p>359.3333</text:p>
          </table:table-cell>
          <table:table-cell office:value-type="float" office:value="6.0">
            <text:p>6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1-01-01T00:00:00">
            <text:p>Fri Jan  1 00:00:00 2021</text:p>
          </table:table-cell>
          <table:table-cell office:value-type="float" office:value="342.6667">
            <text:p>342.6667</text:p>
          </table:table-cell>
          <table:table-cell office:value-type="float" office:value="4.5">
            <text:p>4.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1-01-01T01:00:00">
            <text:p>Fri Jan  1 01:00:00 2021</text:p>
          </table:table-cell>
          <table:table-cell office:value-type="float" office:value="363.6667">
            <text:p>363.6667</text:p>
          </table:table-cell>
          <table:table-cell office:value-type="float" office:value="7.5">
            <text:p>7.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1-01-01T02:00:00">
            <text:p>Fri Jan  1 02:00:00 2021</text:p>
          </table:table-cell>
          <table:table-cell office:value-type="float" office:value="367.5">
            <text:p>367.5</text:p>
          </table:table-cell>
          <table:table-cell office:value-type="float" office:value="7.3333">
            <text:p>7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1-01-01T03:00:00">
            <text:p>Fri Jan  1 03:00:00 2021</text:p>
          </table:table-cell>
          <table:table-cell office:value-type="float" office:value="347.6667">
            <text:p>347.6667</text:p>
          </table:table-cell>
          <table:table-cell office:value-type="float" office:value="2.3333">
            <text:p>2.3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1-01-03T17:00:00">
            <text:p>Sun Jan  3 17:00:00 2021</text:p>
          </table:table-cell>
          <table:table-cell office:value-type="float" office:value="360.1667">
            <text:p>360.1667</text:p>
          </table:table-cell>
          <table:table-cell office:value-type="float" office:value="8.1667">
            <text:p>8.1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1-01-03T18:00:00">
            <text:p>Sun Jan  3 18:00:00 2021</text:p>
          </table:table-cell>
          <table:table-cell office:value-type="float" office:value="419.5">
            <text:p>419.5</text:p>
          </table:table-cell>
          <table:table-cell office:value-type="float" office:value="32.6667">
            <text:p>32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1-01-04T23:00:00">
            <text:p>Mon Jan  4 23:00:00 2021</text:p>
          </table:table-cell>
          <table:table-cell office:value-type="float" office:value="256.3333">
            <text:p>256.3333</text:p>
          </table:table-cell>
          <table:table-cell office:value-type="float" office:value="31.1667">
            <text:p>31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1-01-05T06:00:00">
            <text:p>Tue Jan  5 06:00:00 2021</text:p>
          </table:table-cell>
          <table:table-cell office:value-type="float" office:value="235.8333">
            <text:p>235.8333</text:p>
          </table:table-cell>
          <table:table-cell office:value-type="float" office:value="21.0">
            <text:p>21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1-01-05T18:00:00">
            <text:p>Tue Jan  5 18:00:00 2021</text:p>
          </table:table-cell>
          <table:table-cell office:value-type="float" office:value="211.6667">
            <text:p>211.6667</text:p>
          </table:table-cell>
          <table:table-cell office:value-type="float" office:value="34.5">
            <text:p>34.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01-05T19:00:00">
            <text:p>Tue Jan  5 19:00:00 2021</text:p>
          </table:table-cell>
          <table:table-cell office:value-type="float" office:value="221.8333">
            <text:p>221.8333</text:p>
          </table:table-cell>
          <table:table-cell office:value-type="float" office:value="52.1667">
            <text:p>52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1-01-05T20:00:00">
            <text:p>Tue Jan  5 20:00:00 2021</text:p>
          </table:table-cell>
          <table:table-cell office:value-type="float" office:value="378.8333">
            <text:p>378.8333</text:p>
          </table:table-cell>
          <table:table-cell office:value-type="float" office:value="77.8333">
            <text:p>77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1-01-06T02:00:00">
            <text:p>Wed Jan  6 02:00:00 2021</text:p>
          </table:table-cell>
          <table:table-cell office:value-type="float" office:value="277.1667">
            <text:p>277.1667</text:p>
          </table:table-cell>
          <table:table-cell office:value-type="float" office:value="22.8333">
            <text:p>22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01-06T07:00:00">
            <text:p>Wed Jan  6 07:00:00 2021</text:p>
          </table:table-cell>
          <table:table-cell office:value-type="float" office:value="203.5">
            <text:p>203.5</text:p>
          </table:table-cell>
          <table:table-cell office:value-type="float" office:value="15.0">
            <text:p>15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1-01-06T08:00:00">
            <text:p>Wed Jan  6 08:00:00 2021</text:p>
          </table:table-cell>
          <table:table-cell office:value-type="float" office:value="166.6667">
            <text:p>166.6667</text:p>
          </table:table-cell>
          <table:table-cell office:value-type="float" office:value="12.1667">
            <text:p>12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1-01-06T09:00:00">
            <text:p>Wed Jan  6 09:00:00 2021</text:p>
          </table:table-cell>
          <table:table-cell office:value-type="float" office:value="175.8333">
            <text:p>175.8333</text:p>
          </table:table-cell>
          <table:table-cell office:value-type="float" office:value="19.6667">
            <text:p>19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1-01-06T14:00:00">
            <text:p>Wed Jan  6 14:00:00 2021</text:p>
          </table:table-cell>
          <table:table-cell office:value-type="float" office:value="176.1667">
            <text:p>176.1667</text:p>
          </table:table-cell>
          <table:table-cell office:value-type="float" office:value="17.0">
            <text:p>17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1-01-06T15:00:00">
            <text:p>Wed Jan  6 15:00:00 2021</text:p>
          </table:table-cell>
          <table:table-cell office:value-type="float" office:value="192.0">
            <text:p>192.0</text:p>
          </table:table-cell>
          <table:table-cell office:value-type="float" office:value="14.1667">
            <text:p>14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1-01-06T16:00:00">
            <text:p>Wed Jan  6 16:00:00 2021</text:p>
          </table:table-cell>
          <table:table-cell office:value-type="float" office:value="179.6667">
            <text:p>179.6667</text:p>
          </table:table-cell>
          <table:table-cell office:value-type="float" office:value="11.1667">
            <text:p>11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01-06T17:00:00">
            <text:p>Wed Jan  6 17:00:00 2021</text:p>
          </table:table-cell>
          <table:table-cell office:value-type="float" office:value="173.8333">
            <text:p>173.8333</text:p>
          </table:table-cell>
          <table:table-cell office:value-type="float" office:value="14.6667">
            <text:p>14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1-01-06T18:00:00">
            <text:p>Wed Jan  6 18:00:00 2021</text:p>
          </table:table-cell>
          <table:table-cell office:value-type="float" office:value="199.1667">
            <text:p>199.1667</text:p>
          </table:table-cell>
          <table:table-cell office:value-type="float" office:value="24.6667">
            <text:p>24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01-06T19:00:00">
            <text:p>Wed Jan  6 19:00:00 2021</text:p>
          </table:table-cell>
          <table:table-cell office:value-type="float" office:value="268.6667">
            <text:p>268.6667</text:p>
          </table:table-cell>
          <table:table-cell office:value-type="float" office:value="36.5">
            <text:p>36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1-01-10T16:00:00">
            <text:p>Sun Jan 10 16:00:00 2021</text:p>
          </table:table-cell>
          <table:table-cell office:value-type="float" office:value="188.0">
            <text:p>188.0</text:p>
          </table:table-cell>
          <table:table-cell office:value-type="float" office:value="5.1667">
            <text:p>5.1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1-01-10T18:00:00">
            <text:p>Sun Jan 10 18:00:00 2021</text:p>
          </table:table-cell>
          <table:table-cell office:value-type="float" office:value="350.8333">
            <text:p>350.8333</text:p>
          </table:table-cell>
          <table:table-cell office:value-type="float" office:value="25.6667">
            <text:p>25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1-01-11T16:00:00">
            <text:p>Mon Jan 11 16:00:00 2021</text:p>
          </table:table-cell>
          <table:table-cell office:value-type="float" office:value="247.8333">
            <text:p>247.8333</text:p>
          </table:table-cell>
          <table:table-cell office:value-type="float" office:value="8.5">
            <text:p>8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1-01-11T17:00:00">
            <text:p>Mon Jan 11 17:00:00 2021</text:p>
          </table:table-cell>
          <table:table-cell office:value-type="float" office:value="233.8333">
            <text:p>233.8333</text:p>
          </table:table-cell>
          <table:table-cell office:value-type="float" office:value="8.3333">
            <text:p>8.3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1-01-11T18:00:00">
            <text:p>Mon Jan 11 18:00:00 2021</text:p>
          </table:table-cell>
          <table:table-cell office:value-type="float" office:value="269.5">
            <text:p>269.5</text:p>
          </table:table-cell>
          <table:table-cell office:value-type="float" office:value="25.0">
            <text:p>25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1-01-11T19:00:00">
            <text:p>Mon Jan 11 19:00:00 2021</text:p>
          </table:table-cell>
          <table:table-cell office:value-type="float" office:value="388.5">
            <text:p>388.5</text:p>
          </table:table-cell>
          <table:table-cell office:value-type="float" office:value="60.5">
            <text:p>60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1-01-11T20:00:00">
            <text:p>Mon Jan 11 20:00:00 2021</text:p>
          </table:table-cell>
          <table:table-cell office:value-type="float" office:value="386.5">
            <text:p>386.5</text:p>
          </table:table-cell>
          <table:table-cell office:value-type="float" office:value="62.8333">
            <text:p>62.8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1-01-11T22:00:00">
            <text:p>Mon Jan 11 22:00:00 2021</text:p>
          </table:table-cell>
          <table:table-cell office:value-type="float" office:value="375.1667">
            <text:p>375.1667</text:p>
          </table:table-cell>
          <table:table-cell office:value-type="float" office:value="45.6667">
            <text:p>45.6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1-01-11T23:00:00">
            <text:p>Mon Jan 11 23:00:00 2021</text:p>
          </table:table-cell>
          <table:table-cell office:value-type="float" office:value="351.1667">
            <text:p>351.1667</text:p>
          </table:table-cell>
          <table:table-cell office:value-type="float" office:value="42.5">
            <text:p>42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1-01-12T00:00:00">
            <text:p>Tue Jan 12 00:00:00 2021</text:p>
          </table:table-cell>
          <table:table-cell office:value-type="float" office:value="315.5">
            <text:p>315.5</text:p>
          </table:table-cell>
          <table:table-cell office:value-type="float" office:value="22.6667">
            <text:p>22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1-01-12T01:00:00">
            <text:p>Tue Jan 12 01:00:00 2021</text:p>
          </table:table-cell>
          <table:table-cell office:value-type="float" office:value="318.1667">
            <text:p>318.1667</text:p>
          </table:table-cell>
          <table:table-cell office:value-type="float" office:value="15.5">
            <text:p>15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1-01-12T18:00:00">
            <text:p>Tue Jan 12 18:00:00 2021</text:p>
          </table:table-cell>
          <table:table-cell office:value-type="float" office:value="318.3333">
            <text:p>318.3333</text:p>
          </table:table-cell>
          <table:table-cell office:value-type="float" office:value="35.5">
            <text:p>35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1-01-13T17:00:00">
            <text:p>Wed Jan 13 17:00:00 2021</text:p>
          </table:table-cell>
          <table:table-cell office:value-type="float" office:value="355.8333">
            <text:p>355.8333</text:p>
          </table:table-cell>
          <table:table-cell office:value-type="float" office:value="29.6667">
            <text:p>29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1-01-13T18:00:00">
            <text:p>Wed Jan 13 18:00:00 2021</text:p>
          </table:table-cell>
          <table:table-cell office:value-type="float" office:value="490.0">
            <text:p>490.0</text:p>
          </table:table-cell>
          <table:table-cell office:value-type="float" office:value="69.5">
            <text:p>69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1-01-14T15:00:00">
            <text:p>Thu Jan 14 15:00:00 2021</text:p>
          </table:table-cell>
          <table:table-cell office:value-type="float" office:value="359.0">
            <text:p>359.0</text:p>
          </table:table-cell>
          <table:table-cell office:value-type="float" office:value="22.0">
            <text:p>22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1-01-14T16:00:00">
            <text:p>Thu Jan 14 16:00:00 2021</text:p>
          </table:table-cell>
          <table:table-cell office:value-type="float" office:value="328.3333">
            <text:p>328.3333</text:p>
          </table:table-cell>
          <table:table-cell office:value-type="float" office:value="16.6667">
            <text:p>16.6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1-01-14T17:00:00">
            <text:p>Thu Jan 14 17:00:00 2021</text:p>
          </table:table-cell>
          <table:table-cell office:value-type="float" office:value="321.0">
            <text:p>321.0</text:p>
          </table:table-cell>
          <table:table-cell office:value-type="float" office:value="20.8333">
            <text:p>20.8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1-01-14T18:00:00">
            <text:p>Thu Jan 14 18:00:00 2021</text:p>
          </table:table-cell>
          <table:table-cell office:value-type="float" office:value="327.6667">
            <text:p>327.6667</text:p>
          </table:table-cell>
          <table:table-cell office:value-type="float" office:value="31.0">
            <text:p>31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1-01-14T19:00:00">
            <text:p>Thu Jan 14 19:00:00 2021</text:p>
          </table:table-cell>
          <table:table-cell office:value-type="float" office:value="426.5">
            <text:p>426.5</text:p>
          </table:table-cell>
          <table:table-cell office:value-type="float" office:value="62.5">
            <text:p>62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1-01-15T13:00:00">
            <text:p>Fri Jan 15 13:00:00 2021</text:p>
          </table:table-cell>
          <table:table-cell office:value-type="float" office:value="372.0">
            <text:p>372.0</text:p>
          </table:table-cell>
          <table:table-cell office:value-type="float" office:value="37.0">
            <text:p>37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1-01-15T17:00:00">
            <text:p>Fri Jan 15 17:00:00 2021</text:p>
          </table:table-cell>
          <table:table-cell office:value-type="float" office:value="295.8333">
            <text:p>295.8333</text:p>
          </table:table-cell>
          <table:table-cell office:value-type="float" office:value="8.3333">
            <text:p>8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1-01-15T18:00:00">
            <text:p>Fri Jan 15 18:00:00 2021</text:p>
          </table:table-cell>
          <table:table-cell office:value-type="float" office:value="250.1667">
            <text:p>250.1667</text:p>
          </table:table-cell>
          <table:table-cell office:value-type="float" office:value="17.1667">
            <text:p>17.1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1-01-15T19:00:00">
            <text:p>Fri Jan 15 19:00:00 2021</text:p>
          </table:table-cell>
          <table:table-cell office:value-type="float" office:value="499.5">
            <text:p>499.5</text:p>
          </table:table-cell>
          <table:table-cell office:value-type="float" office:value="72.8333">
            <text:p>72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1-01-16T15:00:00">
            <text:p>Sat Jan 16 15:00:00 2021</text:p>
          </table:table-cell>
          <table:table-cell office:value-type="float" office:value="272.5">
            <text:p>272.5</text:p>
          </table:table-cell>
          <table:table-cell office:value-type="float" office:value="8.1667">
            <text:p>8.1667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1-01-19T15:00:00">
            <text:p>Tue Jan 19 15:00:00 2021</text:p>
          </table:table-cell>
          <table:table-cell office:value-type="float" office:value="365.5">
            <text:p>365.5</text:p>
          </table:table-cell>
          <table:table-cell office:value-type="float" office:value="16.1667">
            <text:p>16.1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1-01-19T17:00:00">
            <text:p>Tue Jan 19 17:00:00 2021</text:p>
          </table:table-cell>
          <table:table-cell office:value-type="float" office:value="382.3333">
            <text:p>382.3333</text:p>
          </table:table-cell>
          <table:table-cell office:value-type="float" office:value="17.0">
            <text:p>17.0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1-01-19T18:00:00">
            <text:p>Tue Jan 19 18:00:00 2021</text:p>
          </table:table-cell>
          <table:table-cell office:value-type="float" office:value="406.5">
            <text:p>406.5</text:p>
          </table:table-cell>
          <table:table-cell office:value-type="float" office:value="32.8333">
            <text:p>32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1-01-19T19:00:00">
            <text:p>Tue Jan 19 19:00:00 2021</text:p>
          </table:table-cell>
          <table:table-cell office:value-type="float" office:value="655.8333">
            <text:p>655.8333</text:p>
          </table:table-cell>
          <table:table-cell office:value-type="float" office:value="78.1667">
            <text:p>78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1-01-20T12:00:00">
            <text:p>Wed Jan 20 12:00:00 2021</text:p>
          </table:table-cell>
          <table:table-cell office:value-type="float" office:value="356.3333">
            <text:p>356.3333</text:p>
          </table:table-cell>
          <table:table-cell office:value-type="float" office:value="14.5">
            <text:p>14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1-01-20T13:00:00">
            <text:p>Wed Jan 20 13:00:00 2021</text:p>
          </table:table-cell>
          <table:table-cell office:value-type="float" office:value="342.1667">
            <text:p>342.1667</text:p>
          </table:table-cell>
          <table:table-cell office:value-type="float" office:value="9.0">
            <text:p>9.0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1-01-20T14:00:00">
            <text:p>Wed Jan 20 14:00:00 2021</text:p>
          </table:table-cell>
          <table:table-cell office:value-type="float" office:value="353.1667">
            <text:p>353.1667</text:p>
          </table:table-cell>
          <table:table-cell office:value-type="float" office:value="12.3333">
            <text:p>12.3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1-01-20T15:00:00">
            <text:p>Wed Jan 20 15:00:00 2021</text:p>
          </table:table-cell>
          <table:table-cell office:value-type="float" office:value="388.6667">
            <text:p>388.6667</text:p>
          </table:table-cell>
          <table:table-cell office:value-type="float" office:value="13.5">
            <text:p>13.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1-01-20T16:00:00">
            <text:p>Wed Jan 20 16:00:00 2021</text:p>
          </table:table-cell>
          <table:table-cell office:value-type="float" office:value="338.6667">
            <text:p>338.6667</text:p>
          </table:table-cell>
          <table:table-cell office:value-type="float" office:value="10.6667">
            <text:p>10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1-01-20T17:00:00">
            <text:p>Wed Jan 20 17:00:00 2021</text:p>
          </table:table-cell>
          <table:table-cell office:value-type="float" office:value="351.0">
            <text:p>351.0</text:p>
          </table:table-cell>
          <table:table-cell office:value-type="float" office:value="12.3333">
            <text:p>12.3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1-01-29T16:00:00">
            <text:p>Fri Jan 29 16:00:00 2021</text:p>
          </table:table-cell>
          <table:table-cell office:value-type="float" office:value="625.8333">
            <text:p>625.8333</text:p>
          </table:table-cell>
          <table:table-cell office:value-type="float" office:value="12.0">
            <text:p>12.0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1-01-29T17:00:00">
            <text:p>Fri Jan 29 17:00:00 2021</text:p>
          </table:table-cell>
          <table:table-cell office:value-type="float" office:value="639.8333">
            <text:p>639.8333</text:p>
          </table:table-cell>
          <table:table-cell office:value-type="float" office:value="12.0">
            <text:p>12.0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1-01-29T18:00:00">
            <text:p>Fri Jan 29 18:00:00 2021</text:p>
          </table:table-cell>
          <table:table-cell office:value-type="float" office:value="692.5">
            <text:p>692.5</text:p>
          </table:table-cell>
          <table:table-cell office:value-type="float" office:value="17.5">
            <text:p>17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1-01-30T16:00:00">
            <text:p>Sat Jan 30 16:00:00 2021</text:p>
          </table:table-cell>
          <table:table-cell office:value-type="float" office:value="566.8333">
            <text:p>566.8333</text:p>
          </table:table-cell>
          <table:table-cell office:value-type="float" office:value="5.0">
            <text:p>5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1-01-30T17:00:00">
            <text:p>Sat Jan 30 17:00:00 2021</text:p>
          </table:table-cell>
          <table:table-cell office:value-type="float" office:value="561.6667">
            <text:p>561.6667</text:p>
          </table:table-cell>
          <table:table-cell office:value-type="float" office:value="6.5">
            <text:p>6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1-01-30T18:00:00">
            <text:p>Sat Jan 30 18:00:00 2021</text:p>
          </table:table-cell>
          <table:table-cell office:value-type="float" office:value="551.1667">
            <text:p>551.1667</text:p>
          </table:table-cell>
          <table:table-cell office:value-type="float" office:value="6.3333">
            <text:p>6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1-01-30T19:00:00">
            <text:p>Sat Jan 30 19:00:00 2021</text:p>
          </table:table-cell>
          <table:table-cell office:value-type="float" office:value="541.6667">
            <text:p>541.6667</text:p>
          </table:table-cell>
          <table:table-cell office:value-type="float" office:value="10.0">
            <text:p>10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1-02-02T18:00:00">
            <text:p>Tue Feb  2 18:00:00 2021</text:p>
          </table:table-cell>
          <table:table-cell office:value-type="float" office:value="636.1667">
            <text:p>636.1667</text:p>
          </table:table-cell>
          <table:table-cell office:value-type="float" office:value="13.3333">
            <text:p>13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1-02-02T19:00:00">
            <text:p>Tue Feb  2 19:00:00 2021</text:p>
          </table:table-cell>
          <table:table-cell office:value-type="float" office:value="644.1667">
            <text:p>644.1667</text:p>
          </table:table-cell>
          <table:table-cell office:value-type="float" office:value="19.1667">
            <text:p>19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02-03T19:00:00">
            <text:p>Wed Feb  3 19:00:00 2021</text:p>
          </table:table-cell>
          <table:table-cell office:value-type="float" office:value="218.0">
            <text:p>218.0</text:p>
          </table:table-cell>
          <table:table-cell office:value-type="float" office:value="29.1667">
            <text:p>29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02-04T15:00:00">
            <text:p>Thu Feb  4 15:00:00 2021</text:p>
          </table:table-cell>
          <table:table-cell office:value-type="float" office:value="287.8333">
            <text:p>287.8333</text:p>
          </table:table-cell>
          <table:table-cell office:value-type="float" office:value="14.1667">
            <text:p>14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1-02-04T17:00:00">
            <text:p>Thu Feb  4 17:00:00 2021</text:p>
          </table:table-cell>
          <table:table-cell office:value-type="float" office:value="272.6667">
            <text:p>272.6667</text:p>
          </table:table-cell>
          <table:table-cell office:value-type="float" office:value="14.3333">
            <text:p>14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1-02-04T19:00:00">
            <text:p>Thu Feb  4 19:00:00 2021</text:p>
          </table:table-cell>
          <table:table-cell office:value-type="float" office:value="291.6667">
            <text:p>291.6667</text:p>
          </table:table-cell>
          <table:table-cell office:value-type="float" office:value="31.6667">
            <text:p>31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1-02-04T20:00:00">
            <text:p>Thu Feb  4 20:00:00 2021</text:p>
          </table:table-cell>
          <table:table-cell office:value-type="float" office:value="363.0">
            <text:p>363.0</text:p>
          </table:table-cell>
          <table:table-cell office:value-type="float" office:value="46.3333">
            <text:p>46.3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1-02-05T13:00:00">
            <text:p>Fri Feb  5 13:00:00 2021</text:p>
          </table:table-cell>
          <table:table-cell office:value-type="float" office:value="247.3333">
            <text:p>247.3333</text:p>
          </table:table-cell>
          <table:table-cell office:value-type="float" office:value="11.5">
            <text:p>11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1-02-05T14:00:00">
            <text:p>Fri Feb  5 14:00:00 2021</text:p>
          </table:table-cell>
          <table:table-cell office:value-type="float" office:value="249.0">
            <text:p>249.0</text:p>
          </table:table-cell>
          <table:table-cell office:value-type="float" office:value="10.3333">
            <text:p>10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1-02-05T15:00:00">
            <text:p>Fri Feb  5 15:00:00 2021</text:p>
          </table:table-cell>
          <table:table-cell office:value-type="float" office:value="250.8333">
            <text:p>250.8333</text:p>
          </table:table-cell>
          <table:table-cell office:value-type="float" office:value="9.5">
            <text:p>9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1-02-05T16:00:00">
            <text:p>Fri Feb  5 16:00:00 2021</text:p>
          </table:table-cell>
          <table:table-cell office:value-type="float" office:value="237.5">
            <text:p>237.5</text:p>
          </table:table-cell>
          <table:table-cell office:value-type="float" office:value="9.6667">
            <text:p>9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1-02-05T17:00:00">
            <text:p>Fri Feb  5 17:00:00 2021</text:p>
          </table:table-cell>
          <table:table-cell office:value-type="float" office:value="247.8333">
            <text:p>247.8333</text:p>
          </table:table-cell>
          <table:table-cell office:value-type="float" office:value="13.6667">
            <text:p>13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1-02-05T18:00:00">
            <text:p>Fri Feb  5 18:00:00 2021</text:p>
          </table:table-cell>
          <table:table-cell office:value-type="float" office:value="244.6667">
            <text:p>244.6667</text:p>
          </table:table-cell>
          <table:table-cell office:value-type="float" office:value="15.0">
            <text:p>15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1-02-05T19:00:00">
            <text:p>Fri Feb  5 19:00:00 2021</text:p>
          </table:table-cell>
          <table:table-cell office:value-type="float" office:value="237.3333">
            <text:p>237.3333</text:p>
          </table:table-cell>
          <table:table-cell office:value-type="float" office:value="15.5">
            <text:p>15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1-02-11T18:00:00">
            <text:p>Thu Feb 11 18:00:00 2021</text:p>
          </table:table-cell>
          <table:table-cell office:value-type="float" office:value="344.8333">
            <text:p>344.8333</text:p>
          </table:table-cell>
          <table:table-cell office:value-type="float" office:value="15.8333">
            <text:p>15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1-02-11T19:00:00">
            <text:p>Thu Feb 11 19:00:00 2021</text:p>
          </table:table-cell>
          <table:table-cell office:value-type="float" office:value="378.3333">
            <text:p>378.3333</text:p>
          </table:table-cell>
          <table:table-cell office:value-type="float" office:value="21.0">
            <text:p>21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1-02-11T20:00:00">
            <text:p>Thu Feb 11 20:00:00 2021</text:p>
          </table:table-cell>
          <table:table-cell office:value-type="float" office:value="374.8333">
            <text:p>374.8333</text:p>
          </table:table-cell>
          <table:table-cell office:value-type="float" office:value="14.1667">
            <text:p>14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1-02-11T21:00:00">
            <text:p>Thu Feb 11 21:00:00 2021</text:p>
          </table:table-cell>
          <table:table-cell office:value-type="float" office:value="376.0">
            <text:p>376.0</text:p>
          </table:table-cell>
          <table:table-cell office:value-type="float" office:value="11.1667">
            <text:p>11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1-02-11T22:00:00">
            <text:p>Thu Feb 11 22:00:00 2021</text:p>
          </table:table-cell>
          <table:table-cell office:value-type="float" office:value="381.5">
            <text:p>381.5</text:p>
          </table:table-cell>
          <table:table-cell office:value-type="float" office:value="12.1667">
            <text:p>12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02-12T17:00:00">
            <text:p>Fri Feb 12 17:00:00 2021</text:p>
          </table:table-cell>
          <table:table-cell office:value-type="float" office:value="342.0">
            <text:p>342.0</text:p>
          </table:table-cell>
          <table:table-cell office:value-type="float" office:value="8.3333">
            <text:p>8.3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1-02-12T18:00:00">
            <text:p>Fri Feb 12 18:00:00 2021</text:p>
          </table:table-cell>
          <table:table-cell office:value-type="float" office:value="348.6667">
            <text:p>348.6667</text:p>
          </table:table-cell>
          <table:table-cell office:value-type="float" office:value="11.1667">
            <text:p>11.1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1-02-12T19:00:00">
            <text:p>Fri Feb 12 19:00:00 2021</text:p>
          </table:table-cell>
          <table:table-cell office:value-type="float" office:value="348.8333">
            <text:p>348.8333</text:p>
          </table:table-cell>
          <table:table-cell office:value-type="float" office:value="17.8333">
            <text:p>17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1-02-14T15:00:00">
            <text:p>Sun Feb 14 15:00:00 2021</text:p>
          </table:table-cell>
          <table:table-cell office:value-type="float" office:value="385.3333">
            <text:p>385.3333</text:p>
          </table:table-cell>
          <table:table-cell office:value-type="float" office:value="7.8333">
            <text:p>7.8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1-02-14T16:00:00">
            <text:p>Sun Feb 14 16:00:00 2021</text:p>
          </table:table-cell>
          <table:table-cell office:value-type="float" office:value="386.6667">
            <text:p>386.6667</text:p>
          </table:table-cell>
          <table:table-cell office:value-type="float" office:value="6.3333">
            <text:p>6.3333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1-02-14T17:00:00">
            <text:p>Sun Feb 14 17:00:00 2021</text:p>
          </table:table-cell>
          <table:table-cell office:value-type="float" office:value="363.3333">
            <text:p>363.3333</text:p>
          </table:table-cell>
          <table:table-cell office:value-type="float" office:value="8.1667">
            <text:p>8.1667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21-02-14T18:00:00">
            <text:p>Sun Feb 14 18:00:00 2021</text:p>
          </table:table-cell>
          <table:table-cell office:value-type="float" office:value="384.1667">
            <text:p>384.1667</text:p>
          </table:table-cell>
          <table:table-cell office:value-type="float" office:value="11.5">
            <text:p>11.5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1-02-14T19:00:00">
            <text:p>Sun Feb 14 19:00:00 2021</text:p>
          </table:table-cell>
          <table:table-cell office:value-type="float" office:value="568.8333">
            <text:p>568.8333</text:p>
          </table:table-cell>
          <table:table-cell office:value-type="float" office:value="60.0">
            <text:p>60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1-02-17T18:00:00">
            <text:p>Wed Feb 17 18:00:00 2021</text:p>
          </table:table-cell>
          <table:table-cell office:value-type="float" office:value="416.8333">
            <text:p>416.8333</text:p>
          </table:table-cell>
          <table:table-cell office:value-type="float" office:value="27.5">
            <text:p>27.5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1-02-18T17:00:00">
            <text:p>Thu Feb 18 17:00:00 2021</text:p>
          </table:table-cell>
          <table:table-cell office:value-type="float" office:value="442.3333">
            <text:p>442.3333</text:p>
          </table:table-cell>
          <table:table-cell office:value-type="float" office:value="13.1667">
            <text:p>13.1667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1-02-18T18:00:00">
            <text:p>Thu Feb 18 18:00:00 2021</text:p>
          </table:table-cell>
          <table:table-cell office:value-type="float" office:value="443.0">
            <text:p>443.0</text:p>
          </table:table-cell>
          <table:table-cell office:value-type="float" office:value="18.0">
            <text:p>18.0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1-02-18T19:00:00">
            <text:p>Thu Feb 18 19:00:00 2021</text:p>
          </table:table-cell>
          <table:table-cell office:value-type="float" office:value="493.0">
            <text:p>493.0</text:p>
          </table:table-cell>
          <table:table-cell office:value-type="float" office:value="28.1667">
            <text:p>28.1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1-02-18T20:00:00">
            <text:p>Thu Feb 18 20:00:00 2021</text:p>
          </table:table-cell>
          <table:table-cell office:value-type="float" office:value="557.5">
            <text:p>557.5</text:p>
          </table:table-cell>
          <table:table-cell office:value-type="float" office:value="51.3333">
            <text:p>51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1-02-18T21:00:00">
            <text:p>Thu Feb 18 21:00:00 2021</text:p>
          </table:table-cell>
          <table:table-cell office:value-type="float" office:value="576.5">
            <text:p>576.5</text:p>
          </table:table-cell>
          <table:table-cell office:value-type="float" office:value="50.5">
            <text:p>50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1-02-19T18:00:00">
            <text:p>Fri Feb 19 18:00:00 2021</text:p>
          </table:table-cell>
          <table:table-cell office:value-type="float" office:value="393.0">
            <text:p>393.0</text:p>
          </table:table-cell>
          <table:table-cell office:value-type="float" office:value="20.0">
            <text:p>20.0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21-02-19T19:00:00">
            <text:p>Fri Feb 19 19:00:00 2021</text:p>
          </table:table-cell>
          <table:table-cell office:value-type="float" office:value="506.3333">
            <text:p>506.3333</text:p>
          </table:table-cell>
          <table:table-cell office:value-type="float" office:value="46.6667">
            <text:p>46.6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1-02-19T20:00:00">
            <text:p>Fri Feb 19 20:00:00 2021</text:p>
          </table:table-cell>
          <table:table-cell office:value-type="float" office:value="527.3333">
            <text:p>527.3333</text:p>
          </table:table-cell>
          <table:table-cell office:value-type="float" office:value="51.6667">
            <text:p>51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1-02-23T19:00:00">
            <text:p>Tue Feb 23 19:00:00 2021</text:p>
          </table:table-cell>
          <table:table-cell office:value-type="float" office:value="471.6667">
            <text:p>471.6667</text:p>
          </table:table-cell>
          <table:table-cell office:value-type="float" office:value="48.3333">
            <text:p>48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03-09T16:00:00">
            <text:p>Tue Mar  9 16:00:00 2021</text:p>
          </table:table-cell>
          <table:table-cell office:value-type="float" office:value="433.5">
            <text:p>433.5</text:p>
          </table:table-cell>
          <table:table-cell office:value-type="float" office:value="7.3333">
            <text:p>7.3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1-03-09T17:00:00">
            <text:p>Tue Mar  9 17:00:00 2021</text:p>
          </table:table-cell>
          <table:table-cell office:value-type="float" office:value="450.5">
            <text:p>450.5</text:p>
          </table:table-cell>
          <table:table-cell office:value-type="float" office:value="7.3333">
            <text:p>7.3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1-03-09T18:00:00">
            <text:p>Tue Mar  9 18:00:00 2021</text:p>
          </table:table-cell>
          <table:table-cell office:value-type="float" office:value="468.8333">
            <text:p>468.8333</text:p>
          </table:table-cell>
          <table:table-cell office:value-type="float" office:value="13.0">
            <text:p>13.0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1-03-09T20:00:00">
            <text:p>Tue Mar  9 20:00:00 2021</text:p>
          </table:table-cell>
          <table:table-cell office:value-type="float" office:value="585.6667">
            <text:p>585.6667</text:p>
          </table:table-cell>
          <table:table-cell office:value-type="float" office:value="48.1667">
            <text:p>48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1-03-10T15:00:00">
            <text:p>Wed Mar 10 15:00:00 2021</text:p>
          </table:table-cell>
          <table:table-cell office:value-type="float" office:value="508.8333">
            <text:p>508.8333</text:p>
          </table:table-cell>
          <table:table-cell office:value-type="float" office:value="9.1667">
            <text:p>9.1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1-03-10T16:00:00">
            <text:p>Wed Mar 10 16:00:00 2021</text:p>
          </table:table-cell>
          <table:table-cell office:value-type="float" office:value="489.1667">
            <text:p>489.1667</text:p>
          </table:table-cell>
          <table:table-cell office:value-type="float" office:value="8.6667">
            <text:p>8.6667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1-03-10T17:00:00">
            <text:p>Wed Mar 10 17:00:00 2021</text:p>
          </table:table-cell>
          <table:table-cell office:value-type="float" office:value="485.1667">
            <text:p>485.1667</text:p>
          </table:table-cell>
          <table:table-cell office:value-type="float" office:value="7.8333">
            <text:p>7.8333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21-03-10T18:00:00">
            <text:p>Wed Mar 10 18:00:00 2021</text:p>
          </table:table-cell>
          <table:table-cell office:value-type="float" office:value="497.1667">
            <text:p>497.1667</text:p>
          </table:table-cell>
          <table:table-cell office:value-type="float" office:value="8.3333">
            <text:p>8.3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1-03-10T19:00:00">
            <text:p>Wed Mar 10 19:00:00 2021</text:p>
          </table:table-cell>
          <table:table-cell office:value-type="float" office:value="494.6667">
            <text:p>494.6667</text:p>
          </table:table-cell>
          <table:table-cell office:value-type="float" office:value="18.3333">
            <text:p>18.3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1-03-10T20:00:00">
            <text:p>Wed Mar 10 20:00:00 2021</text:p>
          </table:table-cell>
          <table:table-cell office:value-type="float" office:value="591.5">
            <text:p>591.5</text:p>
          </table:table-cell>
          <table:table-cell office:value-type="float" office:value="54.1667">
            <text:p>54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1-03-11T16:00:00">
            <text:p>Thu Mar 11 16:00:00 2021</text:p>
          </table:table-cell>
          <table:table-cell office:value-type="float" office:value="494.5">
            <text:p>494.5</text:p>
          </table:table-cell>
          <table:table-cell office:value-type="float" office:value="10.1667">
            <text:p>10.1667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1-03-11T17:00:00">
            <text:p>Thu Mar 11 17:00:00 2021</text:p>
          </table:table-cell>
          <table:table-cell office:value-type="float" office:value="518.1667">
            <text:p>518.1667</text:p>
          </table:table-cell>
          <table:table-cell office:value-type="float" office:value="12.1667">
            <text:p>12.1667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1-03-11T18:00:00">
            <text:p>Thu Mar 11 18:00:00 2021</text:p>
          </table:table-cell>
          <table:table-cell office:value-type="float" office:value="494.1667">
            <text:p>494.1667</text:p>
          </table:table-cell>
          <table:table-cell office:value-type="float" office:value="13.0">
            <text:p>13.0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1-03-11T19:00:00">
            <text:p>Thu Mar 11 19:00:00 2021</text:p>
          </table:table-cell>
          <table:table-cell office:value-type="float" office:value="520.5">
            <text:p>520.5</text:p>
          </table:table-cell>
          <table:table-cell office:value-type="float" office:value="22.0">
            <text:p>22.0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1-03-11T20:00:00">
            <text:p>Thu Mar 11 20:00:00 2021</text:p>
          </table:table-cell>
          <table:table-cell office:value-type="float" office:value="592.8333">
            <text:p>592.8333</text:p>
          </table:table-cell>
          <table:table-cell office:value-type="float" office:value="37.6667">
            <text:p>37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1-03-12T17:00:00">
            <text:p>Fri Mar 12 17:00:00 2021</text:p>
          </table:table-cell>
          <table:table-cell office:value-type="float" office:value="502.8333">
            <text:p>502.8333</text:p>
          </table:table-cell>
          <table:table-cell office:value-type="float" office:value="8.3333">
            <text:p>8.3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1-03-12T18:00:00">
            <text:p>Fri Mar 12 18:00:00 2021</text:p>
          </table:table-cell>
          <table:table-cell office:value-type="float" office:value="504.1667">
            <text:p>504.1667</text:p>
          </table:table-cell>
          <table:table-cell office:value-type="float" office:value="10.5">
            <text:p>10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1-03-12T19:00:00">
            <text:p>Fri Mar 12 19:00:00 2021</text:p>
          </table:table-cell>
          <table:table-cell office:value-type="float" office:value="544.3333">
            <text:p>544.3333</text:p>
          </table:table-cell>
          <table:table-cell office:value-type="float" office:value="19.6667">
            <text:p>19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1-03-13T16:00:00">
            <text:p>Sat Mar 13 16:00:00 2021</text:p>
          </table:table-cell>
          <table:table-cell office:value-type="float" office:value="546.5">
            <text:p>546.5</text:p>
          </table:table-cell>
          <table:table-cell office:value-type="float" office:value="7.1667">
            <text:p>7.1667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1-03-13T17:00:00">
            <text:p>Sat Mar 13 17:00:00 2021</text:p>
          </table:table-cell>
          <table:table-cell office:value-type="float" office:value="533.3333">
            <text:p>533.3333</text:p>
          </table:table-cell>
          <table:table-cell office:value-type="float" office:value="7.3333">
            <text:p>7.3333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1-03-13T18:00:00">
            <text:p>Sat Mar 13 18:00:00 2021</text:p>
          </table:table-cell>
          <table:table-cell office:value-type="float" office:value="518.6667">
            <text:p>518.6667</text:p>
          </table:table-cell>
          <table:table-cell office:value-type="float" office:value="9.3333">
            <text:p>9.3333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1-03-13T19:00:00">
            <text:p>Sat Mar 13 19:00:00 2021</text:p>
          </table:table-cell>
          <table:table-cell office:value-type="float" office:value="506.3333">
            <text:p>506.3333</text:p>
          </table:table-cell>
          <table:table-cell office:value-type="float" office:value="10.6667">
            <text:p>10.6667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1-03-13T20:00:00">
            <text:p>Sat Mar 13 20:00:00 2021</text:p>
          </table:table-cell>
          <table:table-cell office:value-type="float" office:value="536.1667">
            <text:p>536.1667</text:p>
          </table:table-cell>
          <table:table-cell office:value-type="float" office:value="25.6667">
            <text:p>25.6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1-03-13T21:00:00">
            <text:p>Sat Mar 13 21:00:00 2021</text:p>
          </table:table-cell>
          <table:table-cell office:value-type="float" office:value="568.1667">
            <text:p>568.1667</text:p>
          </table:table-cell>
          <table:table-cell office:value-type="float" office:value="30.5">
            <text:p>30.5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1-03-13T22:00:00">
            <text:p>Sat Mar 13 22:00:00 2021</text:p>
          </table:table-cell>
          <table:table-cell office:value-type="float" office:value="537.5">
            <text:p>537.5</text:p>
          </table:table-cell>
          <table:table-cell office:value-type="float" office:value="20.6667">
            <text:p>20.6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1-03-16T20:00:00">
            <text:p>Tue Mar 16 20:00:00 2021</text:p>
          </table:table-cell>
          <table:table-cell office:value-type="float" office:value="365.3333">
            <text:p>365.3333</text:p>
          </table:table-cell>
          <table:table-cell office:value-type="float" office:value="38.3333">
            <text:p>38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1-03-22T18:00:00">
            <text:p>Mon Mar 22 18:00:00 2021</text:p>
          </table:table-cell>
          <table:table-cell office:value-type="float" office:value="422.5">
            <text:p>422.5</text:p>
          </table:table-cell>
          <table:table-cell office:value-type="float" office:value="7.5">
            <text:p>7.5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1-03-23T16:00:00">
            <text:p>Tue Mar 23 16:00:00 2021</text:p>
          </table:table-cell>
          <table:table-cell office:value-type="float" office:value="483.3333">
            <text:p>483.3333</text:p>
          </table:table-cell>
          <table:table-cell office:value-type="float" office:value="9.3333">
            <text:p>9.3333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1-03-23T17:00:00">
            <text:p>Tue Mar 23 17:00:00 2021</text:p>
          </table:table-cell>
          <table:table-cell office:value-type="float" office:value="472.3333">
            <text:p>472.3333</text:p>
          </table:table-cell>
          <table:table-cell office:value-type="float" office:value="8.6667">
            <text:p>8.6667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1-03-23T18:00:00">
            <text:p>Tue Mar 23 18:00:00 2021</text:p>
          </table:table-cell>
          <table:table-cell office:value-type="float" office:value="450.1667">
            <text:p>450.1667</text:p>
          </table:table-cell>
          <table:table-cell office:value-type="float" office:value="10.0">
            <text:p>10.0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1-03-23T19:00:00">
            <text:p>Tue Mar 23 19:00:00 2021</text:p>
          </table:table-cell>
          <table:table-cell office:value-type="float" office:value="499.3333">
            <text:p>499.3333</text:p>
          </table:table-cell>
          <table:table-cell office:value-type="float" office:value="20.5">
            <text:p>20.5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1-03-25T16:00:00">
            <text:p>Thu Mar 25 16:00:00 2021</text:p>
          </table:table-cell>
          <table:table-cell office:value-type="float" office:value="610.0">
            <text:p>610.0</text:p>
          </table:table-cell>
          <table:table-cell office:value-type="float" office:value="11.1667">
            <text:p>11.1667</text:p>
          </table:table-cell>
          <table:table-cell office:value-type="float" office:value="127.5">
            <text:p>127.5</text:p>
          </table:table-cell>
        </table:table-row>
        <table:table-row>
          <table:table-cell table:style-name="pd1" office:value-type="date" office:date-value="2021-03-27T18:00:00">
            <text:p>Sat Mar 27 18:00:00 2021</text:p>
          </table:table-cell>
          <table:table-cell office:value-type="float" office:value="372.1667">
            <text:p>372.1667</text:p>
          </table:table-cell>
          <table:table-cell office:value-type="float" office:value="9.3333">
            <text:p>9.3333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1-03-27T19:00:00">
            <text:p>Sat Mar 27 19:00:00 2021</text:p>
          </table:table-cell>
          <table:table-cell office:value-type="float" office:value="380.1667">
            <text:p>380.1667</text:p>
          </table:table-cell>
          <table:table-cell office:value-type="float" office:value="15.5">
            <text:p>15.5</text:p>
          </table:table-cell>
          <table:table-cell office:value-type="float" office:value="104.3333">
            <text:p>104.3333</text:p>
          </table:table-cell>
        </table:table-row>
        <table:table-row>
          <table:table-cell table:style-name="pd1" office:value-type="date" office:date-value="2021-03-27T20:00:00">
            <text:p>Sat Mar 27 20:00:00 2021</text:p>
          </table:table-cell>
          <table:table-cell office:value-type="float" office:value="399.0">
            <text:p>399.0</text:p>
          </table:table-cell>
          <table:table-cell office:value-type="float" office:value="34.8333">
            <text:p>34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1-04-07T19:00:00">
            <text:p>Wed Apr  7 19:00:00 2021</text:p>
          </table:table-cell>
          <table:table-cell office:value-type="float" office:value="373.3333">
            <text:p>373.3333</text:p>
          </table:table-cell>
          <table:table-cell office:value-type="float" office:value="14.5">
            <text:p>14.5</text:p>
          </table:table-cell>
          <table:table-cell office:value-type="float" office:value="121.1667">
            <text:p>121.1667</text:p>
          </table:table-cell>
        </table:table-row>
        <table:table-row>
          <table:table-cell table:style-name="pd1" office:value-type="date" office:date-value="2021-04-27T21:00:00">
            <text:p>Tue Apr 27 21:00:00 2021</text:p>
          </table:table-cell>
          <table:table-cell office:value-type="float" office:value="427.6667">
            <text:p>427.6667</text:p>
          </table:table-cell>
          <table:table-cell office:value-type="float" office:value="16.1667">
            <text:p>16.1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1-04-27T22:00:00">
            <text:p>Tue Apr 27 22:00:00 2021</text:p>
          </table:table-cell>
          <table:table-cell office:value-type="float" office:value="423.1667">
            <text:p>423.1667</text:p>
          </table:table-cell>
          <table:table-cell office:value-type="float" office:value="11.8333">
            <text:p>11.8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1-04-27T23:00:00">
            <text:p>Tue Apr 27 23:00:00 2021</text:p>
          </table:table-cell>
          <table:table-cell office:value-type="float" office:value="411.0">
            <text:p>411.0</text:p>
          </table:table-cell>
          <table:table-cell office:value-type="float" office:value="7.8333">
            <text:p>7.8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1-04-28T00:00:00">
            <text:p>Wed Apr 28 00:00:00 2021</text:p>
          </table:table-cell>
          <table:table-cell office:value-type="float" office:value="411.1667">
            <text:p>411.1667</text:p>
          </table:table-cell>
          <table:table-cell office:value-type="float" office:value="4.1667">
            <text:p>4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1-04-28T01:00:00">
            <text:p>Wed Apr 28 01:00:00 2021</text:p>
          </table:table-cell>
          <table:table-cell office:value-type="float" office:value="408.8333">
            <text:p>408.8333</text:p>
          </table:table-cell>
          <table:table-cell office:value-type="float" office:value="3.1667">
            <text:p>3.1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1-05-05T19:00:00">
            <text:p>Wed May  5 19:00:00 2021</text:p>
          </table:table-cell>
          <table:table-cell office:value-type="float" office:value="532.1667">
            <text:p>532.1667</text:p>
          </table:table-cell>
          <table:table-cell office:value-type="float" office:value="10.5">
            <text:p>10.5</text:p>
          </table:table-cell>
          <table:table-cell office:value-type="float" office:value="108.8333">
            <text:p>108.8333</text:p>
          </table:table-cell>
        </table:table-row>
        <table:table-row>
          <table:table-cell table:style-name="pd1" office:value-type="date" office:date-value="2021-05-05T20:00:00">
            <text:p>Wed May  5 20:00:00 2021</text:p>
          </table:table-cell>
          <table:table-cell office:value-type="float" office:value="529.5">
            <text:p>529.5</text:p>
          </table:table-cell>
          <table:table-cell office:value-type="float" office:value="14.5">
            <text:p>14.5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1-05-16T21:00:00">
            <text:p>Sun May 16 21:00:00 2021</text:p>
          </table:table-cell>
          <table:table-cell office:value-type="float" office:value="352.0">
            <text:p>352.0</text:p>
          </table:table-cell>
          <table:table-cell office:value-type="float" office:value="8.5">
            <text:p>8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1-05-16T22:00:00">
            <text:p>Sun May 16 22:00:00 2021</text:p>
          </table:table-cell>
          <table:table-cell office:value-type="float" office:value="378.3333">
            <text:p>378.3333</text:p>
          </table:table-cell>
          <table:table-cell office:value-type="float" office:value="19.3333">
            <text:p>19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05-16T23:00:00">
            <text:p>Sun May 16 23:00:00 2021</text:p>
          </table:table-cell>
          <table:table-cell office:value-type="float" office:value="327.3333">
            <text:p>327.3333</text:p>
          </table:table-cell>
          <table:table-cell office:value-type="float" office:value="11.6667">
            <text:p>11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1-05-17T18:00:00">
            <text:p>Mon May 17 18:00:00 2021</text:p>
          </table:table-cell>
          <table:table-cell office:value-type="float" office:value="467.0">
            <text:p>467.0</text:p>
          </table:table-cell>
          <table:table-cell office:value-type="float" office:value="7.1667">
            <text:p>7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1-05-17T19:00:00">
            <text:p>Mon May 17 19:00:00 2021</text:p>
          </table:table-cell>
          <table:table-cell office:value-type="float" office:value="444.8333">
            <text:p>444.8333</text:p>
          </table:table-cell>
          <table:table-cell office:value-type="float" office:value="9.1667">
            <text:p>9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1-05-17T20:00:00">
            <text:p>Mon May 17 20:00:00 2021</text:p>
          </table:table-cell>
          <table:table-cell office:value-type="float" office:value="428.8333">
            <text:p>428.8333</text:p>
          </table:table-cell>
          <table:table-cell office:value-type="float" office:value="12.1667">
            <text:p>12.1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1-05-17T21:00:00">
            <text:p>Mon May 17 21:00:00 2021</text:p>
          </table:table-cell>
          <table:table-cell office:value-type="float" office:value="415.6667">
            <text:p>415.6667</text:p>
          </table:table-cell>
          <table:table-cell office:value-type="float" office:value="12.5">
            <text:p>12.5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1-05-17T22:00:00">
            <text:p>Mon May 17 22:00:00 2021</text:p>
          </table:table-cell>
          <table:table-cell office:value-type="float" office:value="459.6667">
            <text:p>459.6667</text:p>
          </table:table-cell>
          <table:table-cell office:value-type="float" office:value="22.0">
            <text:p>22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1-05-17T23:00:00">
            <text:p>Mon May 17 23:00:00 2021</text:p>
          </table:table-cell>
          <table:table-cell office:value-type="float" office:value="443.3333">
            <text:p>443.3333</text:p>
          </table:table-cell>
          <table:table-cell office:value-type="float" office:value="19.3333">
            <text:p>19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1-05-18T00:00:00">
            <text:p>Tue May 18 00:00:00 2021</text:p>
          </table:table-cell>
          <table:table-cell office:value-type="float" office:value="380.6667">
            <text:p>380.6667</text:p>
          </table:table-cell>
          <table:table-cell office:value-type="float" office:value="8.6667">
            <text:p>8.6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1-05-18T01:00:00">
            <text:p>Tue May 18 01:00:00 2021</text:p>
          </table:table-cell>
          <table:table-cell office:value-type="float" office:value="339.0">
            <text:p>339.0</text:p>
          </table:table-cell>
          <table:table-cell office:value-type="float" office:value="9.5">
            <text:p>9.5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1-05-19T18:00:00">
            <text:p>Wed May 19 18:00:00 2021</text:p>
          </table:table-cell>
          <table:table-cell office:value-type="float" office:value="375.1667">
            <text:p>375.1667</text:p>
          </table:table-cell>
          <table:table-cell office:value-type="float" office:value="7.8333">
            <text:p>7.8333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21-05-19T19:00:00">
            <text:p>Wed May 19 19:00:00 2021</text:p>
          </table:table-cell>
          <table:table-cell office:value-type="float" office:value="388.3333">
            <text:p>388.3333</text:p>
          </table:table-cell>
          <table:table-cell office:value-type="float" office:value="11.1667">
            <text:p>11.1667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1-05-19T20:00:00">
            <text:p>Wed May 19 20:00:00 2021</text:p>
          </table:table-cell>
          <table:table-cell office:value-type="float" office:value="424.8333">
            <text:p>424.8333</text:p>
          </table:table-cell>
          <table:table-cell office:value-type="float" office:value="14.6667">
            <text:p>14.6667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1-05-19T21:00:00">
            <text:p>Wed May 19 21:00:00 2021</text:p>
          </table:table-cell>
          <table:table-cell office:value-type="float" office:value="432.6667">
            <text:p>432.6667</text:p>
          </table:table-cell>
          <table:table-cell office:value-type="float" office:value="20.0">
            <text:p>20.0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1-05-19T22:00:00">
            <text:p>Wed May 19 22:00:00 2021</text:p>
          </table:table-cell>
          <table:table-cell office:value-type="float" office:value="481.3333">
            <text:p>481.3333</text:p>
          </table:table-cell>
          <table:table-cell office:value-type="float" office:value="33.6667">
            <text:p>33.6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1-05-25T19:00:00">
            <text:p>Tue May 25 19:00:00 2021</text:p>
          </table:table-cell>
          <table:table-cell office:value-type="float" office:value="293.8333">
            <text:p>293.8333</text:p>
          </table:table-cell>
          <table:table-cell office:value-type="float" office:value="9.6667">
            <text:p>9.6667</text:p>
          </table:table-cell>
          <table:table-cell office:value-type="float" office:value="120.5">
            <text:p>120.5</text:p>
          </table:table-cell>
        </table:table-row>
        <table:table-row>
          <table:table-cell table:style-name="pd1" office:value-type="date" office:date-value="2021-05-25T20:00:00">
            <text:p>Tue May 25 20:00:00 2021</text:p>
          </table:table-cell>
          <table:table-cell office:value-type="float" office:value="306.3333">
            <text:p>306.3333</text:p>
          </table:table-cell>
          <table:table-cell office:value-type="float" office:value="13.5">
            <text:p>13.5</text:p>
          </table:table-cell>
          <table:table-cell office:value-type="float" office:value="119.6667">
            <text:p>119.6667</text:p>
          </table:table-cell>
        </table:table-row>
        <table:table-row>
          <table:table-cell table:style-name="pd1" office:value-type="date" office:date-value="2021-05-25T21:00:00">
            <text:p>Tue May 25 21:00:00 2021</text:p>
          </table:table-cell>
          <table:table-cell office:value-type="float" office:value="328.8333">
            <text:p>328.8333</text:p>
          </table:table-cell>
          <table:table-cell office:value-type="float" office:value="21.5">
            <text:p>21.5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21-06-21T20:00:00">
            <text:p>Mon Jun 21 20:00:00 2021</text:p>
          </table:table-cell>
          <table:table-cell office:value-type="float" office:value="248.8333">
            <text:p>248.8333</text:p>
          </table:table-cell>
          <table:table-cell office:value-type="float" office:value="9.5">
            <text:p>9.5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1-06-21T21:00:00">
            <text:p>Mon Jun 21 21:00:00 2021</text:p>
          </table:table-cell>
          <table:table-cell office:value-type="float" office:value="244.0">
            <text:p>244.0</text:p>
          </table:table-cell>
          <table:table-cell office:value-type="float" office:value="11.0">
            <text:p>11.0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1-06-21T22:00:00">
            <text:p>Mon Jun 21 22:00:00 2021</text:p>
          </table:table-cell>
          <table:table-cell office:value-type="float" office:value="253.3333">
            <text:p>253.3333</text:p>
          </table:table-cell>
          <table:table-cell office:value-type="float" office:value="15.5">
            <text:p>15.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1-06-21T23:00:00">
            <text:p>Mon Jun 21 23:00:00 2021</text:p>
          </table:table-cell>
          <table:table-cell office:value-type="float" office:value="236.6667">
            <text:p>236.6667</text:p>
          </table:table-cell>
          <table:table-cell office:value-type="float" office:value="11.5">
            <text:p>11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1-07-07T20:00:00">
            <text:p>Wed Jul  7 20:00:00 2021</text:p>
          </table:table-cell>
          <table:table-cell office:value-type="float" office:value="323.0">
            <text:p>323.0</text:p>
          </table:table-cell>
          <table:table-cell office:value-type="float" office:value="7.8333">
            <text:p>7.8333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1-07-07T21:00:00">
            <text:p>Wed Jul  7 21:00:00 2021</text:p>
          </table:table-cell>
          <table:table-cell office:value-type="float" office:value="342.3333">
            <text:p>342.3333</text:p>
          </table:table-cell>
          <table:table-cell office:value-type="float" office:value="10.5">
            <text:p>10.5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1-07-11T16:00:00">
            <text:p>Sun Jul 11 16:00:00 2021</text:p>
          </table:table-cell>
          <table:table-cell office:value-type="float" office:value="455.5">
            <text:p>455.5</text:p>
          </table:table-cell>
          <table:table-cell office:value-type="float" office:value="5.8333">
            <text:p>5.8333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1-07-11T17:00:00">
            <text:p>Sun Jul 11 17:00:00 2021</text:p>
          </table:table-cell>
          <table:table-cell office:value-type="float" office:value="443.0">
            <text:p>443.0</text:p>
          </table:table-cell>
          <table:table-cell office:value-type="float" office:value="4.0">
            <text:p>4.0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1-07-11T18:00:00">
            <text:p>Sun Jul 11 18:00:00 2021</text:p>
          </table:table-cell>
          <table:table-cell office:value-type="float" office:value="459.3333">
            <text:p>459.3333</text:p>
          </table:table-cell>
          <table:table-cell office:value-type="float" office:value="5.6667">
            <text:p>5.6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1-07-11T19:00:00">
            <text:p>Sun Jul 11 19:00:00 2021</text:p>
          </table:table-cell>
          <table:table-cell office:value-type="float" office:value="494.1667">
            <text:p>494.1667</text:p>
          </table:table-cell>
          <table:table-cell office:value-type="float" office:value="6.0">
            <text:p>6.0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1-07-11T20:00:00">
            <text:p>Sun Jul 11 20:00:00 2021</text:p>
          </table:table-cell>
          <table:table-cell office:value-type="float" office:value="469.6667">
            <text:p>469.6667</text:p>
          </table:table-cell>
          <table:table-cell office:value-type="float" office:value="14.3333">
            <text:p>14.3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1-07-26T22:00:00">
            <text:p>Mon Jul 26 22:00:00 2021</text:p>
          </table:table-cell>
          <table:table-cell office:value-type="float" office:value="510.3333">
            <text:p>510.3333</text:p>
          </table:table-cell>
          <table:table-cell office:value-type="float" office:value="17.5">
            <text:p>17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1-08-13T18:00:00">
            <text:p>Fri Aug 13 18:00:00 2021</text:p>
          </table:table-cell>
          <table:table-cell office:value-type="float" office:value="639.5">
            <text:p>639.5</text:p>
          </table:table-cell>
          <table:table-cell office:value-type="float" office:value="13.6667">
            <text:p>13.6667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21-09-03T20:00:00">
            <text:p>Fri Sep  3 20:00:00 2021</text:p>
          </table:table-cell>
          <table:table-cell office:value-type="float" office:value="350.1667">
            <text:p>350.1667</text:p>
          </table:table-cell>
          <table:table-cell office:value-type="float" office:value="11.3333">
            <text:p>11.3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1-09-03T21:00:00">
            <text:p>Fri Sep  3 21:00:00 2021</text:p>
          </table:table-cell>
          <table:table-cell office:value-type="float" office:value="353.1667">
            <text:p>353.1667</text:p>
          </table:table-cell>
          <table:table-cell office:value-type="float" office:value="20.5">
            <text:p>20.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1-09-04T20:00:00">
            <text:p>Sat Sep  4 20:00:00 2021</text:p>
          </table:table-cell>
          <table:table-cell office:value-type="float" office:value="355.5">
            <text:p>355.5</text:p>
          </table:table-cell>
          <table:table-cell office:value-type="float" office:value="10.1667">
            <text:p>10.1667</text:p>
          </table:table-cell>
          <table:table-cell office:value-type="float" office:value="120.3333">
            <text:p>120.3333</text:p>
          </table:table-cell>
        </table:table-row>
        <table:table-row>
          <table:table-cell table:style-name="pd1" office:value-type="date" office:date-value="2021-09-08T21:00:00">
            <text:p>Wed Sep  8 21:00:00 2021</text:p>
          </table:table-cell>
          <table:table-cell office:value-type="float" office:value="473.5">
            <text:p>473.5</text:p>
          </table:table-cell>
          <table:table-cell office:value-type="float" office:value="22.0">
            <text:p>22.0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1-09-11T17:00:00">
            <text:p>Sat Sep 11 17:00:00 2021</text:p>
          </table:table-cell>
          <table:table-cell office:value-type="float" office:value="425.3333">
            <text:p>425.3333</text:p>
          </table:table-cell>
          <table:table-cell office:value-type="float" office:value="4.8333">
            <text:p>4.8333</text:p>
          </table:table-cell>
          <table:table-cell office:value-type="float" office:value="111.3333">
            <text:p>111.3333</text:p>
          </table:table-cell>
        </table:table-row>
        <table:table-row>
          <table:table-cell table:style-name="pd1" office:value-type="date" office:date-value="2021-09-11T19:00:00">
            <text:p>Sat Sep 11 19:00:00 2021</text:p>
          </table:table-cell>
          <table:table-cell office:value-type="float" office:value="438.6667">
            <text:p>438.6667</text:p>
          </table:table-cell>
          <table:table-cell office:value-type="float" office:value="7.8333">
            <text:p>7.8333</text:p>
          </table:table-cell>
          <table:table-cell office:value-type="float" office:value="118.5">
            <text:p>118.5</text:p>
          </table:table-cell>
        </table:table-row>
        <table:table-row>
          <table:table-cell table:style-name="pd1" office:value-type="date" office:date-value="2021-09-11T20:00:00">
            <text:p>Sat Sep 11 20:00:00 2021</text:p>
          </table:table-cell>
          <table:table-cell office:value-type="float" office:value="447.3333">
            <text:p>447.3333</text:p>
          </table:table-cell>
          <table:table-cell office:value-type="float" office:value="9.8333">
            <text:p>9.8333</text:p>
          </table:table-cell>
          <table:table-cell office:value-type="float" office:value="117.5">
            <text:p>117.5</text:p>
          </table:table-cell>
        </table:table-row>
        <table:table-row>
          <table:table-cell table:style-name="pd1" office:value-type="date" office:date-value="2021-09-14T19:00:00">
            <text:p>Tue Sep 14 19:00:00 2021</text:p>
          </table:table-cell>
          <table:table-cell office:value-type="float" office:value="489.6667">
            <text:p>489.6667</text:p>
          </table:table-cell>
          <table:table-cell office:value-type="float" office:value="14.5">
            <text:p>14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1-09-14T20:00:00">
            <text:p>Tue Sep 14 20:00:00 2021</text:p>
          </table:table-cell>
          <table:table-cell office:value-type="float" office:value="526.1667">
            <text:p>526.1667</text:p>
          </table:table-cell>
          <table:table-cell office:value-type="float" office:value="25.0">
            <text:p>25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1-09-15T15:00:00">
            <text:p>Wed Sep 15 15:00:00 2021</text:p>
          </table:table-cell>
          <table:table-cell office:value-type="float" office:value="562.0">
            <text:p>562.0</text:p>
          </table:table-cell>
          <table:table-cell office:value-type="float" office:value="13.3333">
            <text:p>13.3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1-09-15T16:00:00">
            <text:p>Wed Sep 15 16:00:00 2021</text:p>
          </table:table-cell>
          <table:table-cell office:value-type="float" office:value="547.8333">
            <text:p>547.8333</text:p>
          </table:table-cell>
          <table:table-cell office:value-type="float" office:value="10.1667">
            <text:p>10.1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1-09-15T17:00:00">
            <text:p>Wed Sep 15 17:00:00 2021</text:p>
          </table:table-cell>
          <table:table-cell office:value-type="float" office:value="538.5">
            <text:p>538.5</text:p>
          </table:table-cell>
          <table:table-cell office:value-type="float" office:value="8.3333">
            <text:p>8.3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1-09-15T18:00:00">
            <text:p>Wed Sep 15 18:00:00 2021</text:p>
          </table:table-cell>
          <table:table-cell office:value-type="float" office:value="559.1667">
            <text:p>559.1667</text:p>
          </table:table-cell>
          <table:table-cell office:value-type="float" office:value="8.1667">
            <text:p>8.1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1-09-15T19:00:00">
            <text:p>Wed Sep 15 19:00:00 2021</text:p>
          </table:table-cell>
          <table:table-cell office:value-type="float" office:value="536.0">
            <text:p>536.0</text:p>
          </table:table-cell>
          <table:table-cell office:value-type="float" office:value="9.8333">
            <text:p>9.8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1-09-15T20:00:00">
            <text:p>Wed Sep 15 20:00:00 2021</text:p>
          </table:table-cell>
          <table:table-cell office:value-type="float" office:value="560.1667">
            <text:p>560.1667</text:p>
          </table:table-cell>
          <table:table-cell office:value-type="float" office:value="14.6667">
            <text:p>14.6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1-09-16T17:00:00">
            <text:p>Thu Sep 16 17:00:00 2021</text:p>
          </table:table-cell>
          <table:table-cell office:value-type="float" office:value="549.3333">
            <text:p>549.3333</text:p>
          </table:table-cell>
          <table:table-cell office:value-type="float" office:value="6.3333">
            <text:p>6.3333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1-09-16T18:00:00">
            <text:p>Thu Sep 16 18:00:00 2021</text:p>
          </table:table-cell>
          <table:table-cell office:value-type="float" office:value="540.3333">
            <text:p>540.3333</text:p>
          </table:table-cell>
          <table:table-cell office:value-type="float" office:value="8.0">
            <text:p>8.0</text:p>
          </table:table-cell>
          <table:table-cell office:value-type="float" office:value="104.3333">
            <text:p>104.3333</text:p>
          </table:table-cell>
        </table:table-row>
        <table:table-row>
          <table:table-cell table:style-name="pd1" office:value-type="date" office:date-value="2021-09-16T19:00:00">
            <text:p>Thu Sep 16 19:00:00 2021</text:p>
          </table:table-cell>
          <table:table-cell office:value-type="float" office:value="537.6667">
            <text:p>537.6667</text:p>
          </table:table-cell>
          <table:table-cell office:value-type="float" office:value="10.0">
            <text:p>10.0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1-09-16T20:00:00">
            <text:p>Thu Sep 16 20:00:00 2021</text:p>
          </table:table-cell>
          <table:table-cell office:value-type="float" office:value="544.6667">
            <text:p>544.6667</text:p>
          </table:table-cell>
          <table:table-cell office:value-type="float" office:value="13.3333">
            <text:p>13.3333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1-09-16T21:00:00">
            <text:p>Thu Sep 16 21:00:00 2021</text:p>
          </table:table-cell>
          <table:table-cell office:value-type="float" office:value="536.3333">
            <text:p>536.3333</text:p>
          </table:table-cell>
          <table:table-cell office:value-type="float" office:value="23.3333">
            <text:p>23.3333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1-09-16T22:00:00">
            <text:p>Thu Sep 16 22:00:00 2021</text:p>
          </table:table-cell>
          <table:table-cell office:value-type="float" office:value="611.3333">
            <text:p>611.3333</text:p>
          </table:table-cell>
          <table:table-cell office:value-type="float" office:value="41.1667">
            <text:p>41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1-09-17T18:00:00">
            <text:p>Fri Sep 17 18:00:00 2021</text:p>
          </table:table-cell>
          <table:table-cell office:value-type="float" office:value="594.8333">
            <text:p>594.8333</text:p>
          </table:table-cell>
          <table:table-cell office:value-type="float" office:value="9.0">
            <text:p>9.0</text:p>
          </table:table-cell>
          <table:table-cell office:value-type="float" office:value="112.1667">
            <text:p>112.1667</text:p>
          </table:table-cell>
        </table:table-row>
        <table:table-row>
          <table:table-cell table:style-name="pd1" office:value-type="date" office:date-value="2021-09-17T19:00:00">
            <text:p>Fri Sep 17 19:00:00 2021</text:p>
          </table:table-cell>
          <table:table-cell office:value-type="float" office:value="564.1667">
            <text:p>564.1667</text:p>
          </table:table-cell>
          <table:table-cell office:value-type="float" office:value="9.8333">
            <text:p>9.8333</text:p>
          </table:table-cell>
          <table:table-cell office:value-type="float" office:value="116.8333">
            <text:p>116.8333</text:p>
          </table:table-cell>
        </table:table-row>
        <table:table-row>
          <table:table-cell table:style-name="pd1" office:value-type="date" office:date-value="2021-09-17T20:00:00">
            <text:p>Fri Sep 17 20:00:00 2021</text:p>
          </table:table-cell>
          <table:table-cell office:value-type="float" office:value="548.8333">
            <text:p>548.8333</text:p>
          </table:table-cell>
          <table:table-cell office:value-type="float" office:value="14.3333">
            <text:p>14.3333</text:p>
          </table:table-cell>
          <table:table-cell office:value-type="float" office:value="113.1667">
            <text:p>113.1667</text:p>
          </table:table-cell>
        </table:table-row>
        <table:table-row>
          <table:table-cell table:style-name="pd1" office:value-type="date" office:date-value="2021-09-17T21:00:00">
            <text:p>Fri Sep 17 21:00:00 2021</text:p>
          </table:table-cell>
          <table:table-cell office:value-type="float" office:value="535.8333">
            <text:p>535.8333</text:p>
          </table:table-cell>
          <table:table-cell office:value-type="float" office:value="25.3333">
            <text:p>25.3333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1-09-19T19:00:00">
            <text:p>Sun Sep 19 19:00:00 2021</text:p>
          </table:table-cell>
          <table:table-cell office:value-type="float" office:value="467.6667">
            <text:p>467.6667</text:p>
          </table:table-cell>
          <table:table-cell office:value-type="float" office:value="7.0">
            <text:p>7.0</text:p>
          </table:table-cell>
          <table:table-cell office:value-type="float" office:value="113.6667">
            <text:p>113.6667</text:p>
          </table:table-cell>
        </table:table-row>
        <table:table-row>
          <table:table-cell table:style-name="pd1" office:value-type="date" office:date-value="2021-09-19T20:00:00">
            <text:p>Sun Sep 19 20:00:00 2021</text:p>
          </table:table-cell>
          <table:table-cell office:value-type="float" office:value="483.6667">
            <text:p>483.6667</text:p>
          </table:table-cell>
          <table:table-cell office:value-type="float" office:value="12.3333">
            <text:p>12.3333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1-09-26T19:00:00">
            <text:p>Sun Sep 26 19:00:00 2021</text:p>
          </table:table-cell>
          <table:table-cell office:value-type="float" office:value="443.5">
            <text:p>443.5</text:p>
          </table:table-cell>
          <table:table-cell office:value-type="float" office:value="6.6667">
            <text:p>6.6667</text:p>
          </table:table-cell>
          <table:table-cell office:value-type="float" office:value="124.5">
            <text:p>124.5</text:p>
          </table:table-cell>
        </table:table-row>
        <table:table-row>
          <table:table-cell table:style-name="pd1" office:value-type="date" office:date-value="2021-09-27T20:00:00">
            <text:p>Mon Sep 27 20:00:00 2021</text:p>
          </table:table-cell>
          <table:table-cell office:value-type="float" office:value="455.5">
            <text:p>455.5</text:p>
          </table:table-cell>
          <table:table-cell office:value-type="float" office:value="34.1667">
            <text:p>34.1667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1-09-27T21:00:00">
            <text:p>Mon Sep 27 21:00:00 2021</text:p>
          </table:table-cell>
          <table:table-cell office:value-type="float" office:value="682.8333">
            <text:p>682.8333</text:p>
          </table:table-cell>
          <table:table-cell office:value-type="float" office:value="89.8333">
            <text:p>89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1-10-05T18:00:00">
            <text:p>Tue Oct  5 18:00:00 2021</text:p>
          </table:table-cell>
          <table:table-cell office:value-type="float" office:value="476.5">
            <text:p>476.5</text:p>
          </table:table-cell>
          <table:table-cell office:value-type="float" office:value="9.0">
            <text:p>9.0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1-10-05T19:00:00">
            <text:p>Tue Oct  5 19:00:00 2021</text:p>
          </table:table-cell>
          <table:table-cell office:value-type="float" office:value="495.0">
            <text:p>495.0</text:p>
          </table:table-cell>
          <table:table-cell office:value-type="float" office:value="12.1667">
            <text:p>12.1667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1-10-06T18:00:00">
            <text:p>Wed Oct  6 18:00:00 2021</text:p>
          </table:table-cell>
          <table:table-cell office:value-type="float" office:value="539.8333">
            <text:p>539.8333</text:p>
          </table:table-cell>
          <table:table-cell office:value-type="float" office:value="8.6667">
            <text:p>8.6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1-10-07T17:00:00">
            <text:p>Thu Oct  7 17:00:00 2021</text:p>
          </table:table-cell>
          <table:table-cell office:value-type="float" office:value="537.3333">
            <text:p>537.3333</text:p>
          </table:table-cell>
          <table:table-cell office:value-type="float" office:value="9.1667">
            <text:p>9.1667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1-10-07T18:00:00">
            <text:p>Thu Oct  7 18:00:00 2021</text:p>
          </table:table-cell>
          <table:table-cell office:value-type="float" office:value="548.8333">
            <text:p>548.8333</text:p>
          </table:table-cell>
          <table:table-cell office:value-type="float" office:value="10.6667">
            <text:p>10.6667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1-10-07T19:00:00">
            <text:p>Thu Oct  7 19:00:00 2021</text:p>
          </table:table-cell>
          <table:table-cell office:value-type="float" office:value="571.5">
            <text:p>571.5</text:p>
          </table:table-cell>
          <table:table-cell office:value-type="float" office:value="20.8333">
            <text:p>20.8333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1-10-08T16:00:00">
            <text:p>Fri Oct  8 16:00:00 2021</text:p>
          </table:table-cell>
          <table:table-cell office:value-type="float" office:value="438.1667">
            <text:p>438.1667</text:p>
          </table:table-cell>
          <table:table-cell office:value-type="float" office:value="10.5">
            <text:p>10.5</text:p>
          </table:table-cell>
          <table:table-cell office:value-type="float" office:value="111.6667">
            <text:p>111.6667</text:p>
          </table:table-cell>
        </table:table-row>
        <table:table-row>
          <table:table-cell table:style-name="pd1" office:value-type="date" office:date-value="2021-10-08T18:00:00">
            <text:p>Fri Oct  8 18:00:00 2021</text:p>
          </table:table-cell>
          <table:table-cell office:value-type="float" office:value="416.0">
            <text:p>416.0</text:p>
          </table:table-cell>
          <table:table-cell office:value-type="float" office:value="12.1667">
            <text:p>12.1667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1-10-08T19:00:00">
            <text:p>Fri Oct  8 19:00:00 2021</text:p>
          </table:table-cell>
          <table:table-cell office:value-type="float" office:value="452.3333">
            <text:p>452.3333</text:p>
          </table:table-cell>
          <table:table-cell office:value-type="float" office:value="28.3333">
            <text:p>28.3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1-10-08T20:00:00">
            <text:p>Fri Oct  8 20:00:00 2021</text:p>
          </table:table-cell>
          <table:table-cell office:value-type="float" office:value="676.3333">
            <text:p>676.3333</text:p>
          </table:table-cell>
          <table:table-cell office:value-type="float" office:value="83.5">
            <text:p>83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1-10-09T17:00:00">
            <text:p>Sat Oct  9 17:00:00 2021</text:p>
          </table:table-cell>
          <table:table-cell office:value-type="float" office:value="569.8333">
            <text:p>569.8333</text:p>
          </table:table-cell>
          <table:table-cell office:value-type="float" office:value="6.5">
            <text:p>6.5</text:p>
          </table:table-cell>
          <table:table-cell office:value-type="float" office:value="117.1667">
            <text:p>117.1667</text:p>
          </table:table-cell>
        </table:table-row>
        <table:table-row>
          <table:table-cell table:style-name="pd1" office:value-type="date" office:date-value="2021-10-09T18:00:00">
            <text:p>Sat Oct  9 18:00:00 2021</text:p>
          </table:table-cell>
          <table:table-cell office:value-type="float" office:value="553.8333">
            <text:p>553.8333</text:p>
          </table:table-cell>
          <table:table-cell office:value-type="float" office:value="7.5">
            <text:p>7.5</text:p>
          </table:table-cell>
          <table:table-cell office:value-type="float" office:value="113.6667">
            <text:p>113.6667</text:p>
          </table:table-cell>
        </table:table-row>
        <table:table-row>
          <table:table-cell table:style-name="pd1" office:value-type="date" office:date-value="2021-10-09T19:00:00">
            <text:p>Sat Oct  9 19:00:00 2021</text:p>
          </table:table-cell>
          <table:table-cell office:value-type="float" office:value="572.0">
            <text:p>572.0</text:p>
          </table:table-cell>
          <table:table-cell office:value-type="float" office:value="12.8333">
            <text:p>12.8333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21-10-09T20:00:00">
            <text:p>Sat Oct  9 20:00:00 2021</text:p>
          </table:table-cell>
          <table:table-cell office:value-type="float" office:value="616.8333">
            <text:p>616.8333</text:p>
          </table:table-cell>
          <table:table-cell office:value-type="float" office:value="36.6667">
            <text:p>36.6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1-10-13T20:00:00">
            <text:p>Wed Oct 13 20:00:00 2021</text:p>
          </table:table-cell>
          <table:table-cell office:value-type="float" office:value="566.5">
            <text:p>566.5</text:p>
          </table:table-cell>
          <table:table-cell office:value-type="float" office:value="82.1667">
            <text:p>82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10-15T18:00:00">
            <text:p>Fri Oct 15 18:00:00 2021</text:p>
          </table:table-cell>
          <table:table-cell office:value-type="float" office:value="416.5">
            <text:p>416.5</text:p>
          </table:table-cell>
          <table:table-cell office:value-type="float" office:value="8.6667">
            <text:p>8.6667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21-10-15T19:00:00">
            <text:p>Fri Oct 15 19:00:00 2021</text:p>
          </table:table-cell>
          <table:table-cell office:value-type="float" office:value="416.5">
            <text:p>416.5</text:p>
          </table:table-cell>
          <table:table-cell office:value-type="float" office:value="19.0">
            <text:p>19.0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21-10-15T20:00:00">
            <text:p>Fri Oct 15 20:00:00 2021</text:p>
          </table:table-cell>
          <table:table-cell office:value-type="float" office:value="579.8333">
            <text:p>579.8333</text:p>
          </table:table-cell>
          <table:table-cell office:value-type="float" office:value="82.3333">
            <text:p>82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1-10-16T17:00:00">
            <text:p>Sat Oct 16 17:00:00 2021</text:p>
          </table:table-cell>
          <table:table-cell office:value-type="float" office:value="387.6667">
            <text:p>387.6667</text:p>
          </table:table-cell>
          <table:table-cell office:value-type="float" office:value="6.0">
            <text:p>6.0</text:p>
          </table:table-cell>
          <table:table-cell office:value-type="float" office:value="108.1667">
            <text:p>108.1667</text:p>
          </table:table-cell>
        </table:table-row>
        <table:table-row>
          <table:table-cell table:style-name="pd1" office:value-type="date" office:date-value="2021-10-16T18:00:00">
            <text:p>Sat Oct 16 18:00:00 2021</text:p>
          </table:table-cell>
          <table:table-cell office:value-type="float" office:value="384.8333">
            <text:p>384.8333</text:p>
          </table:table-cell>
          <table:table-cell office:value-type="float" office:value="8.0">
            <text:p>8.0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1-10-16T19:00:00">
            <text:p>Sat Oct 16 19:00:00 2021</text:p>
          </table:table-cell>
          <table:table-cell office:value-type="float" office:value="430.3333">
            <text:p>430.3333</text:p>
          </table:table-cell>
          <table:table-cell office:value-type="float" office:value="15.3333">
            <text:p>15.3333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21-10-18T16:00:00">
            <text:p>Mon Oct 18 16:00:00 2021</text:p>
          </table:table-cell>
          <table:table-cell office:value-type="float" office:value="384.8333">
            <text:p>384.8333</text:p>
          </table:table-cell>
          <table:table-cell office:value-type="float" office:value="5.0">
            <text:p>5.0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1-10-18T17:00:00">
            <text:p>Mon Oct 18 17:00:00 2021</text:p>
          </table:table-cell>
          <table:table-cell office:value-type="float" office:value="363.3333">
            <text:p>363.3333</text:p>
          </table:table-cell>
          <table:table-cell office:value-type="float" office:value="3.6667">
            <text:p>3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1-10-18T18:00:00">
            <text:p>Mon Oct 18 18:00:00 2021</text:p>
          </table:table-cell>
          <table:table-cell office:value-type="float" office:value="354.6667">
            <text:p>354.6667</text:p>
          </table:table-cell>
          <table:table-cell office:value-type="float" office:value="4.3333">
            <text:p>4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1-10-18T19:00:00">
            <text:p>Mon Oct 18 19:00:00 2021</text:p>
          </table:table-cell>
          <table:table-cell office:value-type="float" office:value="382.6667">
            <text:p>382.6667</text:p>
          </table:table-cell>
          <table:table-cell office:value-type="float" office:value="10.6667">
            <text:p>10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1-10-18T20:00:00">
            <text:p>Mon Oct 18 20:00:00 2021</text:p>
          </table:table-cell>
          <table:table-cell office:value-type="float" office:value="505.6667">
            <text:p>505.6667</text:p>
          </table:table-cell>
          <table:table-cell office:value-type="float" office:value="47.0">
            <text:p>47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1-10-21T18:00:00">
            <text:p>Thu Oct 21 18:00:00 2021</text:p>
          </table:table-cell>
          <table:table-cell office:value-type="float" office:value="373.8333">
            <text:p>373.8333</text:p>
          </table:table-cell>
          <table:table-cell office:value-type="float" office:value="10.8333">
            <text:p>10.8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1-10-22T19:00:00">
            <text:p>Fri Oct 22 19:00:00 2021</text:p>
          </table:table-cell>
          <table:table-cell office:value-type="float" office:value="342.0">
            <text:p>342.0</text:p>
          </table:table-cell>
          <table:table-cell office:value-type="float" office:value="15.5">
            <text:p>15.5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1-10-22T20:00:00">
            <text:p>Fri Oct 22 20:00:00 2021</text:p>
          </table:table-cell>
          <table:table-cell office:value-type="float" office:value="526.5">
            <text:p>526.5</text:p>
          </table:table-cell>
          <table:table-cell office:value-type="float" office:value="60.3333">
            <text:p>60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1-10-22T22:00:00">
            <text:p>Fri Oct 22 22:00:00 2021</text:p>
          </table:table-cell>
          <table:table-cell office:value-type="float" office:value="547.5">
            <text:p>547.5</text:p>
          </table:table-cell>
          <table:table-cell office:value-type="float" office:value="58.8333">
            <text:p>58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1-10-24T16:00:00">
            <text:p>Sun Oct 24 16:00:00 2021</text:p>
          </table:table-cell>
          <table:table-cell office:value-type="float" office:value="381.6667">
            <text:p>381.6667</text:p>
          </table:table-cell>
          <table:table-cell office:value-type="float" office:value="4.0">
            <text:p>4.0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1-10-24T17:00:00">
            <text:p>Sun Oct 24 17:00:00 2021</text:p>
          </table:table-cell>
          <table:table-cell office:value-type="float" office:value="387.8333">
            <text:p>387.8333</text:p>
          </table:table-cell>
          <table:table-cell office:value-type="float" office:value="4.3333">
            <text:p>4.3333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1-10-29T17:00:00">
            <text:p>Fri Oct 29 17:00:00 2021</text:p>
          </table:table-cell>
          <table:table-cell office:value-type="float" office:value="349.5">
            <text:p>349.5</text:p>
          </table:table-cell>
          <table:table-cell office:value-type="float" office:value="11.5">
            <text:p>11.5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1-10-29T18:00:00">
            <text:p>Fri Oct 29 18:00:00 2021</text:p>
          </table:table-cell>
          <table:table-cell office:value-type="float" office:value="345.6667">
            <text:p>345.6667</text:p>
          </table:table-cell>
          <table:table-cell office:value-type="float" office:value="14.6667">
            <text:p>14.6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1-11-02T02:00:00">
            <text:p>Tue Nov  2 02:00:00 2021</text:p>
          </table:table-cell>
          <table:table-cell office:value-type="float" office:value="406.5">
            <text:p>406.5</text:p>
          </table:table-cell>
          <table:table-cell office:value-type="float" office:value="3.6667">
            <text:p>3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1-11-02T03:00:00">
            <text:p>Tue Nov  2 03:00:00 2021</text:p>
          </table:table-cell>
          <table:table-cell office:value-type="float" office:value="355.6667">
            <text:p>355.6667</text:p>
          </table:table-cell>
          <table:table-cell office:value-type="float" office:value="2.6667">
            <text:p>2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1-11-04T19:00:00">
            <text:p>Thu Nov  4 19:00:00 2021</text:p>
          </table:table-cell>
          <table:table-cell office:value-type="float" office:value="200.8333">
            <text:p>200.8333</text:p>
          </table:table-cell>
          <table:table-cell office:value-type="float" office:value="42.8333">
            <text:p>42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1-11-09T15:00:00">
            <text:p>Tue Nov  9 15:00:00 2021</text:p>
          </table:table-cell>
          <table:table-cell office:value-type="float" office:value="130.1667">
            <text:p>130.1667</text:p>
          </table:table-cell>
          <table:table-cell office:value-type="float" office:value="10.6667">
            <text:p>10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1-11-09T16:00:00">
            <text:p>Tue Nov  9 16:00:00 2021</text:p>
          </table:table-cell>
          <table:table-cell office:value-type="float" office:value="130.0">
            <text:p>130.0</text:p>
          </table:table-cell>
          <table:table-cell office:value-type="float" office:value="11.1667">
            <text:p>11.1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1-11-09T17:00:00">
            <text:p>Tue Nov  9 17:00:00 2021</text:p>
          </table:table-cell>
          <table:table-cell office:value-type="float" office:value="140.5">
            <text:p>140.5</text:p>
          </table:table-cell>
          <table:table-cell office:value-type="float" office:value="12.8333">
            <text:p>12.8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1-11-09T18:00:00">
            <text:p>Tue Nov  9 18:00:00 2021</text:p>
          </table:table-cell>
          <table:table-cell office:value-type="float" office:value="210.6667">
            <text:p>210.6667</text:p>
          </table:table-cell>
          <table:table-cell office:value-type="float" office:value="37.6667">
            <text:p>37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1-11-10T14:00:00">
            <text:p>Wed Nov 10 14:00:00 2021</text:p>
          </table:table-cell>
          <table:table-cell office:value-type="float" office:value="183.8333">
            <text:p>183.8333</text:p>
          </table:table-cell>
          <table:table-cell office:value-type="float" office:value="10.6667">
            <text:p>10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1-11-10T15:00:00">
            <text:p>Wed Nov 10 15:00:00 2021</text:p>
          </table:table-cell>
          <table:table-cell office:value-type="float" office:value="190.1667">
            <text:p>190.1667</text:p>
          </table:table-cell>
          <table:table-cell office:value-type="float" office:value="12.5">
            <text:p>12.5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1-11-10T16:00:00">
            <text:p>Wed Nov 10 16:00:00 2021</text:p>
          </table:table-cell>
          <table:table-cell office:value-type="float" office:value="166.1667">
            <text:p>166.1667</text:p>
          </table:table-cell>
          <table:table-cell office:value-type="float" office:value="10.0">
            <text:p>10.0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1-11-10T17:00:00">
            <text:p>Wed Nov 10 17:00:00 2021</text:p>
          </table:table-cell>
          <table:table-cell office:value-type="float" office:value="171.8333">
            <text:p>171.8333</text:p>
          </table:table-cell>
          <table:table-cell office:value-type="float" office:value="13.0">
            <text:p>13.0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1-11-10T18:00:00">
            <text:p>Wed Nov 10 18:00:00 2021</text:p>
          </table:table-cell>
          <table:table-cell office:value-type="float" office:value="244.0">
            <text:p>244.0</text:p>
          </table:table-cell>
          <table:table-cell office:value-type="float" office:value="40.5">
            <text:p>40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1-11-10T19:00:00">
            <text:p>Wed Nov 10 19:00:00 2021</text:p>
          </table:table-cell>
          <table:table-cell office:value-type="float" office:value="409.0">
            <text:p>409.0</text:p>
          </table:table-cell>
          <table:table-cell office:value-type="float" office:value="87.8333">
            <text:p>87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1-11-11T14:00:00">
            <text:p>Thu Nov 11 14:00:00 2021</text:p>
          </table:table-cell>
          <table:table-cell office:value-type="float" office:value="100.8333">
            <text:p>100.8333</text:p>
          </table:table-cell>
          <table:table-cell office:value-type="float" office:value="16.6667">
            <text:p>16.6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1-11-11T15:00:00">
            <text:p>Thu Nov 11 15:00:00 2021</text:p>
          </table:table-cell>
          <table:table-cell office:value-type="float" office:value="96.5">
            <text:p>96.5</text:p>
          </table:table-cell>
          <table:table-cell office:value-type="float" office:value="18.1667">
            <text:p>18.1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1-11-11T16:00:00">
            <text:p>Thu Nov 11 16:00:00 2021</text:p>
          </table:table-cell>
          <table:table-cell office:value-type="float" office:value="100.6667">
            <text:p>100.6667</text:p>
          </table:table-cell>
          <table:table-cell office:value-type="float" office:value="18.1667">
            <text:p>18.1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1-11-11T17:00:00">
            <text:p>Thu Nov 11 17:00:00 2021</text:p>
          </table:table-cell>
          <table:table-cell office:value-type="float" office:value="62.6667">
            <text:p>62.6667</text:p>
          </table:table-cell>
          <table:table-cell office:value-type="float" office:value="20.1667">
            <text:p>20.1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1-11-11T18:00:00">
            <text:p>Thu Nov 11 18:00:00 2021</text:p>
          </table:table-cell>
          <table:table-cell office:value-type="float" office:value="78.5">
            <text:p>78.5</text:p>
          </table:table-cell>
          <table:table-cell office:value-type="float" office:value="40.1667">
            <text:p>40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1-11-11T19:00:00">
            <text:p>Thu Nov 11 19:00:00 2021</text:p>
          </table:table-cell>
          <table:table-cell office:value-type="float" office:value="400.5">
            <text:p>400.5</text:p>
          </table:table-cell>
          <table:table-cell office:value-type="float" office:value="96.0">
            <text:p>96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1-11-12T14:00:00">
            <text:p>Fri Nov 12 14:00:00 2021</text:p>
          </table:table-cell>
          <table:table-cell office:value-type="float" office:value="127.8333">
            <text:p>127.8333</text:p>
          </table:table-cell>
          <table:table-cell office:value-type="float" office:value="14.0">
            <text:p>14.0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1-11-12T15:00:00">
            <text:p>Fri Nov 12 15:00:00 2021</text:p>
          </table:table-cell>
          <table:table-cell office:value-type="float" office:value="132.6667">
            <text:p>132.6667</text:p>
          </table:table-cell>
          <table:table-cell office:value-type="float" office:value="13.3333">
            <text:p>13.3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1-11-12T16:00:00">
            <text:p>Fri Nov 12 16:00:00 2021</text:p>
          </table:table-cell>
          <table:table-cell office:value-type="float" office:value="111.5">
            <text:p>111.5</text:p>
          </table:table-cell>
          <table:table-cell office:value-type="float" office:value="12.6667">
            <text:p>12.6667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1-11-12T17:00:00">
            <text:p>Fri Nov 12 17:00:00 2021</text:p>
          </table:table-cell>
          <table:table-cell office:value-type="float" office:value="114.1667">
            <text:p>114.1667</text:p>
          </table:table-cell>
          <table:table-cell office:value-type="float" office:value="14.1667">
            <text:p>14.1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1-11-12T18:00:00">
            <text:p>Fri Nov 12 18:00:00 2021</text:p>
          </table:table-cell>
          <table:table-cell office:value-type="float" office:value="331.5">
            <text:p>331.5</text:p>
          </table:table-cell>
          <table:table-cell office:value-type="float" office:value="64.8333">
            <text:p>64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1-11-12T19:00:00">
            <text:p>Fri Nov 12 19:00:00 2021</text:p>
          </table:table-cell>
          <table:table-cell office:value-type="float" office:value="478.3333">
            <text:p>478.3333</text:p>
          </table:table-cell>
          <table:table-cell office:value-type="float" office:value="100.0">
            <text:p>100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1-11-13T13:00:00">
            <text:p>Sat Nov 13 13:00:00 2021</text:p>
          </table:table-cell>
          <table:table-cell office:value-type="float" office:value="11.8333">
            <text:p>11.8333</text:p>
          </table:table-cell>
          <table:table-cell office:value-type="float" office:value="16.3333">
            <text:p>16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1-11-13T14:00:00">
            <text:p>Sat Nov 13 14:00:00 2021</text:p>
          </table:table-cell>
          <table:table-cell office:value-type="float" office:value="11.3333">
            <text:p>11.3333</text:p>
          </table:table-cell>
          <table:table-cell office:value-type="float" office:value="11.3333">
            <text:p>11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1-11-13T15:00:00">
            <text:p>Sat Nov 13 15:00:00 2021</text:p>
          </table:table-cell>
          <table:table-cell office:value-type="float" office:value="11.5">
            <text:p>11.5</text:p>
          </table:table-cell>
          <table:table-cell office:value-type="float" office:value="8.5">
            <text:p>8.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1-11-13T16:00:00">
            <text:p>Sat Nov 13 16:00:00 2021</text:p>
          </table:table-cell>
          <table:table-cell office:value-type="float" office:value="10.8333">
            <text:p>10.8333</text:p>
          </table:table-cell>
          <table:table-cell office:value-type="float" office:value="5.1667">
            <text:p>5.1667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1-11-13T18:00:00">
            <text:p>Sat Nov 13 18:00:00 2021</text:p>
          </table:table-cell>
          <table:table-cell office:value-type="float" office:value="35.3333">
            <text:p>35.3333</text:p>
          </table:table-cell>
          <table:table-cell office:value-type="float" office:value="49.0">
            <text:p>49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11-13T19:00:00">
            <text:p>Sat Nov 13 19:00:00 2021</text:p>
          </table:table-cell>
          <table:table-cell office:value-type="float" office:value="96.1667">
            <text:p>96.1667</text:p>
          </table:table-cell>
          <table:table-cell office:value-type="float" office:value="88.0">
            <text:p>88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1-11-17T18:00:00">
            <text:p>Wed Nov 17 18:00:00 2021</text:p>
          </table:table-cell>
          <table:table-cell office:value-type="float" office:value="251.1667">
            <text:p>251.1667</text:p>
          </table:table-cell>
          <table:table-cell office:value-type="float" office:value="26.6667">
            <text:p>26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1-11-21T16:00:00">
            <text:p>Sun Nov 21 16:00:00 2021</text:p>
          </table:table-cell>
          <table:table-cell office:value-type="float" office:value="386.0">
            <text:p>386.0</text:p>
          </table:table-cell>
          <table:table-cell office:value-type="float" office:value="5.8333">
            <text:p>5.8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1-11-21T18:00:00">
            <text:p>Sun Nov 21 18:00:00 2021</text:p>
          </table:table-cell>
          <table:table-cell office:value-type="float" office:value="433.5">
            <text:p>433.5</text:p>
          </table:table-cell>
          <table:table-cell office:value-type="float" office:value="8.6667">
            <text:p>8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1-11-22T15:00:00">
            <text:p>Mon Nov 22 15:00:00 2021</text:p>
          </table:table-cell>
          <table:table-cell office:value-type="float" office:value="534.8333">
            <text:p>534.8333</text:p>
          </table:table-cell>
          <table:table-cell office:value-type="float" office:value="20.5">
            <text:p>20.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1-11-22T16:00:00">
            <text:p>Mon Nov 22 16:00:00 2021</text:p>
          </table:table-cell>
          <table:table-cell office:value-type="float" office:value="531.1667">
            <text:p>531.1667</text:p>
          </table:table-cell>
          <table:table-cell office:value-type="float" office:value="12.8333">
            <text:p>12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1-11-22T17:00:00">
            <text:p>Mon Nov 22 17:00:00 2021</text:p>
          </table:table-cell>
          <table:table-cell office:value-type="float" office:value="487.5">
            <text:p>487.5</text:p>
          </table:table-cell>
          <table:table-cell office:value-type="float" office:value="17.3333">
            <text:p>17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1-11-26T15:00:00">
            <text:p>Fri Nov 26 15:00:00 2021</text:p>
          </table:table-cell>
          <table:table-cell office:value-type="float" office:value="434.8333">
            <text:p>434.8333</text:p>
          </table:table-cell>
          <table:table-cell office:value-type="float" office:value="12.1667">
            <text:p>12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1-11-26T16:00:00">
            <text:p>Fri Nov 26 16:00:00 2021</text:p>
          </table:table-cell>
          <table:table-cell office:value-type="float" office:value="313.8333">
            <text:p>313.8333</text:p>
          </table:table-cell>
          <table:table-cell office:value-type="float" office:value="10.1667">
            <text:p>10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1-11-26T17:00:00">
            <text:p>Fri Nov 26 17:00:00 2021</text:p>
          </table:table-cell>
          <table:table-cell office:value-type="float" office:value="273.0">
            <text:p>273.0</text:p>
          </table:table-cell>
          <table:table-cell office:value-type="float" office:value="11.8333">
            <text:p>11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1-11-26T18:00:00">
            <text:p>Fri Nov 26 18:00:00 2021</text:p>
          </table:table-cell>
          <table:table-cell office:value-type="float" office:value="371.8333">
            <text:p>371.8333</text:p>
          </table:table-cell>
          <table:table-cell office:value-type="float" office:value="24.1667">
            <text:p>24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1-11-26T19:00:00">
            <text:p>Fri Nov 26 19:00:00 2021</text:p>
          </table:table-cell>
          <table:table-cell office:value-type="float" office:value="412.0">
            <text:p>412.0</text:p>
          </table:table-cell>
          <table:table-cell office:value-type="float" office:value="41.0">
            <text:p>41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11-26T22:00:00">
            <text:p>Fri Nov 26 22:00:00 2021</text:p>
          </table:table-cell>
          <table:table-cell office:value-type="float" office:value="405.6667">
            <text:p>405.6667</text:p>
          </table:table-cell>
          <table:table-cell office:value-type="float" office:value="24.5">
            <text:p>24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11-27T15:00:00">
            <text:p>Sat Nov 27 15:00:00 2021</text:p>
          </table:table-cell>
          <table:table-cell office:value-type="float" office:value="355.3333">
            <text:p>355.3333</text:p>
          </table:table-cell>
          <table:table-cell office:value-type="float" office:value="9.8333">
            <text:p>9.8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1-11-27T16:00:00">
            <text:p>Sat Nov 27 16:00:00 2021</text:p>
          </table:table-cell>
          <table:table-cell office:value-type="float" office:value="341.3333">
            <text:p>341.3333</text:p>
          </table:table-cell>
          <table:table-cell office:value-type="float" office:value="7.8333">
            <text:p>7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1-11-27T17:00:00">
            <text:p>Sat Nov 27 17:00:00 2021</text:p>
          </table:table-cell>
          <table:table-cell office:value-type="float" office:value="370.8333">
            <text:p>370.8333</text:p>
          </table:table-cell>
          <table:table-cell office:value-type="float" office:value="11.6667">
            <text:p>11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1-11-28T16:00:00">
            <text:p>Sun Nov 28 16:00:00 2021</text:p>
          </table:table-cell>
          <table:table-cell office:value-type="float" office:value="319.3333">
            <text:p>319.3333</text:p>
          </table:table-cell>
          <table:table-cell office:value-type="float" office:value="4.3333">
            <text:p>4.3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1-11-28T17:00:00">
            <text:p>Sun Nov 28 17:00:00 2021</text:p>
          </table:table-cell>
          <table:table-cell office:value-type="float" office:value="332.1667">
            <text:p>332.1667</text:p>
          </table:table-cell>
          <table:table-cell office:value-type="float" office:value="8.6667">
            <text:p>8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1-11-28T18:00:00">
            <text:p>Sun Nov 28 18:00:00 2021</text:p>
          </table:table-cell>
          <table:table-cell office:value-type="float" office:value="369.1667">
            <text:p>369.1667</text:p>
          </table:table-cell>
          <table:table-cell office:value-type="float" office:value="17.0">
            <text:p>17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1-11-28T19:00:00">
            <text:p>Sun Nov 28 19:00:00 2021</text:p>
          </table:table-cell>
          <table:table-cell office:value-type="float" office:value="381.3333">
            <text:p>381.3333</text:p>
          </table:table-cell>
          <table:table-cell office:value-type="float" office:value="19.1667">
            <text:p>19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1-11-28T20:00:00">
            <text:p>Sun Nov 28 20:00:00 2021</text:p>
          </table:table-cell>
          <table:table-cell office:value-type="float" office:value="372.1667">
            <text:p>372.1667</text:p>
          </table:table-cell>
          <table:table-cell office:value-type="float" office:value="17.3333">
            <text:p>17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1-11-28T21:00:00">
            <text:p>Sun Nov 28 21:00:00 2021</text:p>
          </table:table-cell>
          <table:table-cell office:value-type="float" office:value="401.8333">
            <text:p>401.8333</text:p>
          </table:table-cell>
          <table:table-cell office:value-type="float" office:value="25.0">
            <text:p>25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1-11-30T17:00:00">
            <text:p>Tue Nov 30 17:00:00 2021</text:p>
          </table:table-cell>
          <table:table-cell office:value-type="float" office:value="448.8333">
            <text:p>448.8333</text:p>
          </table:table-cell>
          <table:table-cell office:value-type="float" office:value="10.8333">
            <text:p>10.8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1-11-30T18:00:00">
            <text:p>Tue Nov 30 18:00:00 2021</text:p>
          </table:table-cell>
          <table:table-cell office:value-type="float" office:value="436.3333">
            <text:p>436.3333</text:p>
          </table:table-cell>
          <table:table-cell office:value-type="float" office:value="32.3333">
            <text:p>32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1-12-01T15:00:00">
            <text:p>Wed Dec  1 15:00:00 2021</text:p>
          </table:table-cell>
          <table:table-cell office:value-type="float" office:value="493.6667">
            <text:p>493.6667</text:p>
          </table:table-cell>
          <table:table-cell office:value-type="float" office:value="12.1667">
            <text:p>12.1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1-12-01T16:00:00">
            <text:p>Wed Dec  1 16:00:00 2021</text:p>
          </table:table-cell>
          <table:table-cell office:value-type="float" office:value="499.8333">
            <text:p>499.8333</text:p>
          </table:table-cell>
          <table:table-cell office:value-type="float" office:value="11.5">
            <text:p>11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1-12-01T17:00:00">
            <text:p>Wed Dec  1 17:00:00 2021</text:p>
          </table:table-cell>
          <table:table-cell office:value-type="float" office:value="462.5">
            <text:p>462.5</text:p>
          </table:table-cell>
          <table:table-cell office:value-type="float" office:value="15.5">
            <text:p>15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1-12-01T18:00:00">
            <text:p>Wed Dec  1 18:00:00 2021</text:p>
          </table:table-cell>
          <table:table-cell office:value-type="float" office:value="544.0">
            <text:p>544.0</text:p>
          </table:table-cell>
          <table:table-cell office:value-type="float" office:value="27.6667">
            <text:p>27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12-01T22:00:00">
            <text:p>Wed Dec  1 22:00:00 2021</text:p>
          </table:table-cell>
          <table:table-cell office:value-type="float" office:value="449.5">
            <text:p>449.5</text:p>
          </table:table-cell>
          <table:table-cell office:value-type="float" office:value="18.3333">
            <text:p>18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1-12-01T23:00:00">
            <text:p>Wed Dec  1 23:00:00 2021</text:p>
          </table:table-cell>
          <table:table-cell office:value-type="float" office:value="463.0">
            <text:p>463.0</text:p>
          </table:table-cell>
          <table:table-cell office:value-type="float" office:value="9.6667">
            <text:p>9.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1-12-02T00:00:00">
            <text:p>Thu Dec  2 00:00:00 2021</text:p>
          </table:table-cell>
          <table:table-cell office:value-type="float" office:value="498.1667">
            <text:p>498.1667</text:p>
          </table:table-cell>
          <table:table-cell office:value-type="float" office:value="5.3333">
            <text:p>5.3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1-12-03T16:00:00">
            <text:p>Fri Dec  3 16:00:00 2021</text:p>
          </table:table-cell>
          <table:table-cell office:value-type="float" office:value="523.8333">
            <text:p>523.8333</text:p>
          </table:table-cell>
          <table:table-cell office:value-type="float" office:value="10.6667">
            <text:p>10.6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1-12-03T17:00:00">
            <text:p>Fri Dec  3 17:00:00 2021</text:p>
          </table:table-cell>
          <table:table-cell office:value-type="float" office:value="481.0">
            <text:p>481.0</text:p>
          </table:table-cell>
          <table:table-cell office:value-type="float" office:value="11.5">
            <text:p>11.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1-12-04T16:00:00">
            <text:p>Sat Dec  4 16:00:00 2021</text:p>
          </table:table-cell>
          <table:table-cell office:value-type="float" office:value="541.6667">
            <text:p>541.6667</text:p>
          </table:table-cell>
          <table:table-cell office:value-type="float" office:value="8.3333">
            <text:p>8.3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1-12-04T17:00:00">
            <text:p>Sat Dec  4 17:00:00 2021</text:p>
          </table:table-cell>
          <table:table-cell office:value-type="float" office:value="525.8333">
            <text:p>525.8333</text:p>
          </table:table-cell>
          <table:table-cell office:value-type="float" office:value="9.5">
            <text:p>9.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1-12-04T18:00:00">
            <text:p>Sat Dec  4 18:00:00 2021</text:p>
          </table:table-cell>
          <table:table-cell office:value-type="float" office:value="558.8333">
            <text:p>558.8333</text:p>
          </table:table-cell>
          <table:table-cell office:value-type="float" office:value="15.8333">
            <text:p>15.8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1-12-04T19:00:00">
            <text:p>Sat Dec  4 19:00:00 2021</text:p>
          </table:table-cell>
          <table:table-cell office:value-type="float" office:value="562.5">
            <text:p>562.5</text:p>
          </table:table-cell>
          <table:table-cell office:value-type="float" office:value="18.8333">
            <text:p>18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1-12-12T16:00:00">
            <text:p>Sun Dec 12 16:00:00 2021</text:p>
          </table:table-cell>
          <table:table-cell office:value-type="float" office:value="742.8333">
            <text:p>742.8333</text:p>
          </table:table-cell>
          <table:table-cell office:value-type="float" office:value="6.0">
            <text:p>6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1-12-13T18:00:00">
            <text:p>Mon Dec 13 18:00:00 2021</text:p>
          </table:table-cell>
          <table:table-cell office:value-type="float" office:value="421.1667">
            <text:p>421.1667</text:p>
          </table:table-cell>
          <table:table-cell office:value-type="float" office:value="69.1667">
            <text:p>69.1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1-12-14T08:00:00">
            <text:p>Tue Dec 14 08:00:00 2021</text:p>
          </table:table-cell>
          <table:table-cell office:value-type="float" office:value="304.1667">
            <text:p>304.1667</text:p>
          </table:table-cell>
          <table:table-cell office:value-type="float" office:value="37.5">
            <text:p>37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1-12-14T16:00:00">
            <text:p>Tue Dec 14 16:00:00 2021</text:p>
          </table:table-cell>
          <table:table-cell office:value-type="float" office:value="262.6667">
            <text:p>262.6667</text:p>
          </table:table-cell>
          <table:table-cell office:value-type="float" office:value="16.1667">
            <text:p>16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12-14T17:00:00">
            <text:p>Tue Dec 14 17:00:00 2021</text:p>
          </table:table-cell>
          <table:table-cell office:value-type="float" office:value="300.3333">
            <text:p>300.3333</text:p>
          </table:table-cell>
          <table:table-cell office:value-type="float" office:value="30.8333">
            <text:p>30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1-12-15T04:00:00">
            <text:p>Wed Dec 15 04:00:00 2021</text:p>
          </table:table-cell>
          <table:table-cell office:value-type="float" office:value="261.8333">
            <text:p>261.8333</text:p>
          </table:table-cell>
          <table:table-cell office:value-type="float" office:value="19.5">
            <text:p>19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1-12-15T06:00:00">
            <text:p>Wed Dec 15 06:00:00 2021</text:p>
          </table:table-cell>
          <table:table-cell office:value-type="float" office:value="256.0">
            <text:p>256.0</text:p>
          </table:table-cell>
          <table:table-cell office:value-type="float" office:value="19.6667">
            <text:p>19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1-12-15T11:00:00">
            <text:p>Wed Dec 15 11:00:00 2021</text:p>
          </table:table-cell>
          <table:table-cell office:value-type="float" office:value="310.0">
            <text:p>310.0</text:p>
          </table:table-cell>
          <table:table-cell office:value-type="float" office:value="34.6667">
            <text:p>34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12-15T12:00:00">
            <text:p>Wed Dec 15 12:00:00 2021</text:p>
          </table:table-cell>
          <table:table-cell office:value-type="float" office:value="200.1667">
            <text:p>200.1667</text:p>
          </table:table-cell>
          <table:table-cell office:value-type="float" office:value="21.1667">
            <text:p>21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12-15T13:00:00">
            <text:p>Wed Dec 15 13:00:00 2021</text:p>
          </table:table-cell>
          <table:table-cell office:value-type="float" office:value="179.5">
            <text:p>179.5</text:p>
          </table:table-cell>
          <table:table-cell office:value-type="float" office:value="22.3333">
            <text:p>22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12-15T16:00:00">
            <text:p>Wed Dec 15 16:00:00 2021</text:p>
          </table:table-cell>
          <table:table-cell office:value-type="float" office:value="181.6667">
            <text:p>181.6667</text:p>
          </table:table-cell>
          <table:table-cell office:value-type="float" office:value="14.3333">
            <text:p>14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1-12-15T17:00:00">
            <text:p>Wed Dec 15 17:00:00 2021</text:p>
          </table:table-cell>
          <table:table-cell office:value-type="float" office:value="195.1667">
            <text:p>195.1667</text:p>
          </table:table-cell>
          <table:table-cell office:value-type="float" office:value="17.1667">
            <text:p>17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1-12-15T18:00:00">
            <text:p>Wed Dec 15 18:00:00 2021</text:p>
          </table:table-cell>
          <table:table-cell office:value-type="float" office:value="378.8333">
            <text:p>378.8333</text:p>
          </table:table-cell>
          <table:table-cell office:value-type="float" office:value="64.0">
            <text:p>64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1-12-16T00:00:00">
            <text:p>Thu Dec 16 00:00:00 2021</text:p>
          </table:table-cell>
          <table:table-cell office:value-type="float" office:value="228.3333">
            <text:p>228.3333</text:p>
          </table:table-cell>
          <table:table-cell office:value-type="float" office:value="18.6667">
            <text:p>18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1-12-16T01:00:00">
            <text:p>Thu Dec 16 01:00:00 2021</text:p>
          </table:table-cell>
          <table:table-cell office:value-type="float" office:value="279.5">
            <text:p>279.5</text:p>
          </table:table-cell>
          <table:table-cell office:value-type="float" office:value="24.3333">
            <text:p>24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1-12-16T02:00:00">
            <text:p>Thu Dec 16 02:00:00 2021</text:p>
          </table:table-cell>
          <table:table-cell office:value-type="float" office:value="236.1667">
            <text:p>236.1667</text:p>
          </table:table-cell>
          <table:table-cell office:value-type="float" office:value="13.8333">
            <text:p>13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1-12-16T03:00:00">
            <text:p>Thu Dec 16 03:00:00 2021</text:p>
          </table:table-cell>
          <table:table-cell office:value-type="float" office:value="207.8333">
            <text:p>207.8333</text:p>
          </table:table-cell>
          <table:table-cell office:value-type="float" office:value="11.3333">
            <text:p>11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1-12-23T16:00:00">
            <text:p>Thu Dec 23 16:00:00 2021</text:p>
          </table:table-cell>
          <table:table-cell office:value-type="float" office:value="544.3333">
            <text:p>544.3333</text:p>
          </table:table-cell>
          <table:table-cell office:value-type="float" office:value="14.3333">
            <text:p>14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1-12-29T18:00:00">
            <text:p>Wed Dec 29 18:00:00 2021</text:p>
          </table:table-cell>
          <table:table-cell office:value-type="float" office:value="142.0">
            <text:p>142.0</text:p>
          </table:table-cell>
          <table:table-cell office:value-type="float" office:value="20.1667">
            <text:p>20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1-12-29T19:00:00">
            <text:p>Wed Dec 29 19:00:00 2021</text:p>
          </table:table-cell>
          <table:table-cell office:value-type="float" office:value="273.6667">
            <text:p>273.6667</text:p>
          </table:table-cell>
          <table:table-cell office:value-type="float" office:value="41.6667">
            <text:p>41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12-30T16:00:00">
            <text:p>Thu Dec 30 16:00:00 2021</text:p>
          </table:table-cell>
          <table:table-cell office:value-type="float" office:value="364.6667">
            <text:p>364.6667</text:p>
          </table:table-cell>
          <table:table-cell office:value-type="float" office:value="31.6667">
            <text:p>31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12-31T02:00:00">
            <text:p>Fri Dec 31 02:00:00 2021</text:p>
          </table:table-cell>
          <table:table-cell office:value-type="float" office:value="268.6667">
            <text:p>268.6667</text:p>
          </table:table-cell>
          <table:table-cell office:value-type="float" office:value="33.6667">
            <text:p>33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1-12-31T03:00:00">
            <text:p>Fri Dec 31 03:00:00 2021</text:p>
          </table:table-cell>
          <table:table-cell office:value-type="float" office:value="245.3333">
            <text:p>245.3333</text:p>
          </table:table-cell>
          <table:table-cell office:value-type="float" office:value="24.5">
            <text:p>24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1-12-31T05:00:00">
            <text:p>Fri Dec 31 05:00:00 2021</text:p>
          </table:table-cell>
          <table:table-cell office:value-type="float" office:value="223.0">
            <text:p>223.0</text:p>
          </table:table-cell>
          <table:table-cell office:value-type="float" office:value="14.1667">
            <text:p>14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1-12-31T06:00:00">
            <text:p>Fri Dec 31 06:00:00 2021</text:p>
          </table:table-cell>
          <table:table-cell office:value-type="float" office:value="207.3333">
            <text:p>207.3333</text:p>
          </table:table-cell>
          <table:table-cell office:value-type="float" office:value="14.5">
            <text:p>14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1-12-31T07:00:00">
            <text:p>Fri Dec 31 07:00:00 2021</text:p>
          </table:table-cell>
          <table:table-cell office:value-type="float" office:value="255.1667">
            <text:p>255.1667</text:p>
          </table:table-cell>
          <table:table-cell office:value-type="float" office:value="27.5">
            <text:p>27.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1-12-31T10:00:00">
            <text:p>Fri Dec 31 10:00:00 2021</text:p>
          </table:table-cell>
          <table:table-cell office:value-type="float" office:value="398.6667">
            <text:p>398.6667</text:p>
          </table:table-cell>
          <table:table-cell office:value-type="float" office:value="45.0">
            <text:p>45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1-12-31T13:00:00">
            <text:p>Fri Dec 31 13:00:00 2021</text:p>
          </table:table-cell>
          <table:table-cell office:value-type="float" office:value="283.8333">
            <text:p>283.8333</text:p>
          </table:table-cell>
          <table:table-cell office:value-type="float" office:value="25.5">
            <text:p>25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1-12-31T14:00:00">
            <text:p>Fri Dec 31 14:00:00 2021</text:p>
          </table:table-cell>
          <table:table-cell office:value-type="float" office:value="317.8333">
            <text:p>317.8333</text:p>
          </table:table-cell>
          <table:table-cell office:value-type="float" office:value="17.6667">
            <text:p>17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1-12-31T15:00:00">
            <text:p>Fri Dec 31 15:00:00 2021</text:p>
          </table:table-cell>
          <table:table-cell office:value-type="float" office:value="331.8333">
            <text:p>331.8333</text:p>
          </table:table-cell>
          <table:table-cell office:value-type="float" office:value="15.6667">
            <text:p>15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1-01T11:00:00">
            <text:p>Sat Jan  1 11:00:00 2022</text:p>
          </table:table-cell>
          <table:table-cell office:value-type="float" office:value="321.5">
            <text:p>321.5</text:p>
          </table:table-cell>
          <table:table-cell office:value-type="float" office:value="15.8333">
            <text:p>15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1-01T12:00:00">
            <text:p>Sat Jan  1 12:00:00 2022</text:p>
          </table:table-cell>
          <table:table-cell office:value-type="float" office:value="269.3333">
            <text:p>269.3333</text:p>
          </table:table-cell>
          <table:table-cell office:value-type="float" office:value="8.3333">
            <text:p>8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1-01T13:00:00">
            <text:p>Sat Jan  1 13:00:00 2022</text:p>
          </table:table-cell>
          <table:table-cell office:value-type="float" office:value="203.1667">
            <text:p>203.1667</text:p>
          </table:table-cell>
          <table:table-cell office:value-type="float" office:value="5.6667">
            <text:p>5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1-01T14:00:00">
            <text:p>Sat Jan  1 14:00:00 2022</text:p>
          </table:table-cell>
          <table:table-cell office:value-type="float" office:value="248.6667">
            <text:p>248.6667</text:p>
          </table:table-cell>
          <table:table-cell office:value-type="float" office:value="10.6667">
            <text:p>10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1-01T15:00:00">
            <text:p>Sat Jan  1 15:00:00 2022</text:p>
          </table:table-cell>
          <table:table-cell office:value-type="float" office:value="218.6667">
            <text:p>218.6667</text:p>
          </table:table-cell>
          <table:table-cell office:value-type="float" office:value="8.3333">
            <text:p>8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1-01T16:00:00">
            <text:p>Sat Jan  1 16:00:00 2022</text:p>
          </table:table-cell>
          <table:table-cell office:value-type="float" office:value="194.1667">
            <text:p>194.1667</text:p>
          </table:table-cell>
          <table:table-cell office:value-type="float" office:value="4.3333">
            <text:p>4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1-01T17:00:00">
            <text:p>Sat Jan  1 17:00:00 2022</text:p>
          </table:table-cell>
          <table:table-cell office:value-type="float" office:value="235.3333">
            <text:p>235.3333</text:p>
          </table:table-cell>
          <table:table-cell office:value-type="float" office:value="7.6667">
            <text:p>7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1-01T18:00:00">
            <text:p>Sat Jan  1 18:00:00 2022</text:p>
          </table:table-cell>
          <table:table-cell office:value-type="float" office:value="325.8333">
            <text:p>325.8333</text:p>
          </table:table-cell>
          <table:table-cell office:value-type="float" office:value="12.6667">
            <text:p>12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1-01T19:00:00">
            <text:p>Sat Jan  1 19:00:00 2022</text:p>
          </table:table-cell>
          <table:table-cell office:value-type="float" office:value="402.5">
            <text:p>402.5</text:p>
          </table:table-cell>
          <table:table-cell office:value-type="float" office:value="31.5">
            <text:p>31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1-02T16:00:00">
            <text:p>Sun Jan  2 16:00:00 2022</text:p>
          </table:table-cell>
          <table:table-cell office:value-type="float" office:value="246.5">
            <text:p>246.5</text:p>
          </table:table-cell>
          <table:table-cell office:value-type="float" office:value="15.0">
            <text:p>15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1-02T17:00:00">
            <text:p>Sun Jan  2 17:00:00 2022</text:p>
          </table:table-cell>
          <table:table-cell office:value-type="float" office:value="267.5">
            <text:p>267.5</text:p>
          </table:table-cell>
          <table:table-cell office:value-type="float" office:value="15.1667">
            <text:p>15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1-02T18:00:00">
            <text:p>Sun Jan  2 18:00:00 2022</text:p>
          </table:table-cell>
          <table:table-cell office:value-type="float" office:value="341.6667">
            <text:p>341.6667</text:p>
          </table:table-cell>
          <table:table-cell office:value-type="float" office:value="30.8333">
            <text:p>30.8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1-03T16:00:00">
            <text:p>Mon Jan  3 16:00:00 2022</text:p>
          </table:table-cell>
          <table:table-cell office:value-type="float" office:value="263.0">
            <text:p>263.0</text:p>
          </table:table-cell>
          <table:table-cell office:value-type="float" office:value="21.3333">
            <text:p>21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1-04T14:00:00">
            <text:p>Tue Jan  4 14:00:00 2022</text:p>
          </table:table-cell>
          <table:table-cell office:value-type="float" office:value="331.1667">
            <text:p>331.1667</text:p>
          </table:table-cell>
          <table:table-cell office:value-type="float" office:value="13.3333">
            <text:p>13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1-04T15:00:00">
            <text:p>Tue Jan  4 15:00:00 2022</text:p>
          </table:table-cell>
          <table:table-cell office:value-type="float" office:value="315.3333">
            <text:p>315.3333</text:p>
          </table:table-cell>
          <table:table-cell office:value-type="float" office:value="12.5">
            <text:p>12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1-04T16:00:00">
            <text:p>Tue Jan  4 16:00:00 2022</text:p>
          </table:table-cell>
          <table:table-cell office:value-type="float" office:value="251.6667">
            <text:p>251.6667</text:p>
          </table:table-cell>
          <table:table-cell office:value-type="float" office:value="8.6667">
            <text:p>8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1-04T17:00:00">
            <text:p>Tue Jan  4 17:00:00 2022</text:p>
          </table:table-cell>
          <table:table-cell office:value-type="float" office:value="236.3333">
            <text:p>236.3333</text:p>
          </table:table-cell>
          <table:table-cell office:value-type="float" office:value="11.5">
            <text:p>11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1-04T18:00:00">
            <text:p>Tue Jan  4 18:00:00 2022</text:p>
          </table:table-cell>
          <table:table-cell office:value-type="float" office:value="318.3333">
            <text:p>318.3333</text:p>
          </table:table-cell>
          <table:table-cell office:value-type="float" office:value="20.0">
            <text:p>20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1-04T19:00:00">
            <text:p>Tue Jan  4 19:00:00 2022</text:p>
          </table:table-cell>
          <table:table-cell office:value-type="float" office:value="320.8333">
            <text:p>320.8333</text:p>
          </table:table-cell>
          <table:table-cell office:value-type="float" office:value="12.1667">
            <text:p>12.1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1-04T20:00:00">
            <text:p>Tue Jan  4 20:00:00 2022</text:p>
          </table:table-cell>
          <table:table-cell office:value-type="float" office:value="314.1667">
            <text:p>314.1667</text:p>
          </table:table-cell>
          <table:table-cell office:value-type="float" office:value="16.6667">
            <text:p>16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1-04T21:00:00">
            <text:p>Tue Jan  4 21:00:00 2022</text:p>
          </table:table-cell>
          <table:table-cell office:value-type="float" office:value="306.3333">
            <text:p>306.3333</text:p>
          </table:table-cell>
          <table:table-cell office:value-type="float" office:value="11.8333">
            <text:p>11.8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1-04T22:00:00">
            <text:p>Tue Jan  4 22:00:00 2022</text:p>
          </table:table-cell>
          <table:table-cell office:value-type="float" office:value="339.1667">
            <text:p>339.1667</text:p>
          </table:table-cell>
          <table:table-cell office:value-type="float" office:value="8.3333">
            <text:p>8.3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1-04T23:00:00">
            <text:p>Tue Jan  4 23:00:00 2022</text:p>
          </table:table-cell>
          <table:table-cell office:value-type="float" office:value="291.3333">
            <text:p>291.3333</text:p>
          </table:table-cell>
          <table:table-cell office:value-type="float" office:value="6.6667">
            <text:p>6.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1-05T00:00:00">
            <text:p>Wed Jan  5 00:00:00 2022</text:p>
          </table:table-cell>
          <table:table-cell office:value-type="float" office:value="265.5">
            <text:p>265.5</text:p>
          </table:table-cell>
          <table:table-cell office:value-type="float" office:value="4.1667">
            <text:p>4.1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1-05T01:00:00">
            <text:p>Wed Jan  5 01:00:00 2022</text:p>
          </table:table-cell>
          <table:table-cell office:value-type="float" office:value="259.6667">
            <text:p>259.6667</text:p>
          </table:table-cell>
          <table:table-cell office:value-type="float" office:value="3.3333">
            <text:p>3.3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1-05T02:00:00">
            <text:p>Wed Jan  5 02:00:00 2022</text:p>
          </table:table-cell>
          <table:table-cell office:value-type="float" office:value="280.1667">
            <text:p>280.1667</text:p>
          </table:table-cell>
          <table:table-cell office:value-type="float" office:value="3.0">
            <text:p>3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1-05T03:00:00">
            <text:p>Wed Jan  5 03:00:00 2022</text:p>
          </table:table-cell>
          <table:table-cell office:value-type="float" office:value="270.1667">
            <text:p>270.1667</text:p>
          </table:table-cell>
          <table:table-cell office:value-type="float" office:value="2.8333">
            <text:p>2.8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1-05T04:00:00">
            <text:p>Wed Jan  5 04:00:00 2022</text:p>
          </table:table-cell>
          <table:table-cell office:value-type="float" office:value="249.0">
            <text:p>249.0</text:p>
          </table:table-cell>
          <table:table-cell office:value-type="float" office:value="2.0">
            <text:p>2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1-07T18:00:00">
            <text:p>Fri Jan  7 18:00:00 2022</text:p>
          </table:table-cell>
          <table:table-cell office:value-type="float" office:value="26.5">
            <text:p>26.5</text:p>
          </table:table-cell>
          <table:table-cell office:value-type="float" office:value="23.5">
            <text:p>23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1-07T19:00:00">
            <text:p>Fri Jan  7 19:00:00 2022</text:p>
          </table:table-cell>
          <table:table-cell office:value-type="float" office:value="31.0">
            <text:p>31.0</text:p>
          </table:table-cell>
          <table:table-cell office:value-type="float" office:value="34.3333">
            <text:p>34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1-07T20:00:00">
            <text:p>Fri Jan  7 20:00:00 2022</text:p>
          </table:table-cell>
          <table:table-cell office:value-type="float" office:value="45.6667">
            <text:p>45.6667</text:p>
          </table:table-cell>
          <table:table-cell office:value-type="float" office:value="35.6667">
            <text:p>35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1-07T21:00:00">
            <text:p>Fri Jan  7 21:00:00 2022</text:p>
          </table:table-cell>
          <table:table-cell office:value-type="float" office:value="83.3333">
            <text:p>83.3333</text:p>
          </table:table-cell>
          <table:table-cell office:value-type="float" office:value="44.6667">
            <text:p>44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1-08T18:00:00">
            <text:p>Sat Jan  8 18:00:00 2022</text:p>
          </table:table-cell>
          <table:table-cell office:value-type="float" office:value="59.5">
            <text:p>59.5</text:p>
          </table:table-cell>
          <table:table-cell office:value-type="float" office:value="22.5">
            <text:p>22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1-08T19:00:00">
            <text:p>Sat Jan  8 19:00:00 2022</text:p>
          </table:table-cell>
          <table:table-cell office:value-type="float" office:value="139.8333">
            <text:p>139.8333</text:p>
          </table:table-cell>
          <table:table-cell office:value-type="float" office:value="52.1667">
            <text:p>52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1-08T20:00:00">
            <text:p>Sat Jan  8 20:00:00 2022</text:p>
          </table:table-cell>
          <table:table-cell office:value-type="float" office:value="256.6667">
            <text:p>256.6667</text:p>
          </table:table-cell>
          <table:table-cell office:value-type="float" office:value="57.5">
            <text:p>57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01-09T15:00:00">
            <text:p>Sun Jan  9 15:00:00 2022</text:p>
          </table:table-cell>
          <table:table-cell office:value-type="float" office:value="56.0">
            <text:p>56.0</text:p>
          </table:table-cell>
          <table:table-cell office:value-type="float" office:value="12.3333">
            <text:p>12.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1-09T16:00:00">
            <text:p>Sun Jan  9 16:00:00 2022</text:p>
          </table:table-cell>
          <table:table-cell office:value-type="float" office:value="31.1667">
            <text:p>31.1667</text:p>
          </table:table-cell>
          <table:table-cell office:value-type="float" office:value="7.3333">
            <text:p>7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01-09T17:00:00">
            <text:p>Sun Jan  9 17:00:00 2022</text:p>
          </table:table-cell>
          <table:table-cell office:value-type="float" office:value="14.0">
            <text:p>14.0</text:p>
          </table:table-cell>
          <table:table-cell office:value-type="float" office:value="8.1667">
            <text:p>8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1-09T18:00:00">
            <text:p>Sun Jan  9 18:00:00 2022</text:p>
          </table:table-cell>
          <table:table-cell office:value-type="float" office:value="31.5">
            <text:p>31.5</text:p>
          </table:table-cell>
          <table:table-cell office:value-type="float" office:value="16.0">
            <text:p>16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1-09T19:00:00">
            <text:p>Sun Jan  9 19:00:00 2022</text:p>
          </table:table-cell>
          <table:table-cell office:value-type="float" office:value="170.5">
            <text:p>170.5</text:p>
          </table:table-cell>
          <table:table-cell office:value-type="float" office:value="49.5">
            <text:p>49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1-10T17:00:00">
            <text:p>Mon Jan 10 17:00:00 2022</text:p>
          </table:table-cell>
          <table:table-cell office:value-type="float" office:value="75.8333">
            <text:p>75.8333</text:p>
          </table:table-cell>
          <table:table-cell office:value-type="float" office:value="8.3333">
            <text:p>8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1-10T18:00:00">
            <text:p>Mon Jan 10 18:00:00 2022</text:p>
          </table:table-cell>
          <table:table-cell office:value-type="float" office:value="143.8333">
            <text:p>143.8333</text:p>
          </table:table-cell>
          <table:table-cell office:value-type="float" office:value="25.6667">
            <text:p>25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1-10T19:00:00">
            <text:p>Mon Jan 10 19:00:00 2022</text:p>
          </table:table-cell>
          <table:table-cell office:value-type="float" office:value="236.6667">
            <text:p>236.6667</text:p>
          </table:table-cell>
          <table:table-cell office:value-type="float" office:value="46.6667">
            <text:p>46.6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01-11T16:00:00">
            <text:p>Tue Jan 11 16:00:00 2022</text:p>
          </table:table-cell>
          <table:table-cell office:value-type="float" office:value="71.6667">
            <text:p>71.6667</text:p>
          </table:table-cell>
          <table:table-cell office:value-type="float" office:value="7.0">
            <text:p>7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1-11T17:00:00">
            <text:p>Tue Jan 11 17:00:00 2022</text:p>
          </table:table-cell>
          <table:table-cell office:value-type="float" office:value="54.1667">
            <text:p>54.1667</text:p>
          </table:table-cell>
          <table:table-cell office:value-type="float" office:value="8.5">
            <text:p>8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01-11T18:00:00">
            <text:p>Tue Jan 11 18:00:00 2022</text:p>
          </table:table-cell>
          <table:table-cell office:value-type="float" office:value="192.6667">
            <text:p>192.6667</text:p>
          </table:table-cell>
          <table:table-cell office:value-type="float" office:value="38.5">
            <text:p>38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01-12T11:00:00">
            <text:p>Wed Jan 12 11:00:00 2022</text:p>
          </table:table-cell>
          <table:table-cell office:value-type="float" office:value="300.8333">
            <text:p>300.8333</text:p>
          </table:table-cell>
          <table:table-cell office:value-type="float" office:value="33.8333">
            <text:p>33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01-12T17:00:00">
            <text:p>Wed Jan 12 17:00:00 2022</text:p>
          </table:table-cell>
          <table:table-cell office:value-type="float" office:value="36.1667">
            <text:p>36.1667</text:p>
          </table:table-cell>
          <table:table-cell office:value-type="float" office:value="3.1667">
            <text:p>3.1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1-12T18:00:00">
            <text:p>Wed Jan 12 18:00:00 2022</text:p>
          </table:table-cell>
          <table:table-cell office:value-type="float" office:value="61.6667">
            <text:p>61.6667</text:p>
          </table:table-cell>
          <table:table-cell office:value-type="float" office:value="10.5">
            <text:p>10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1-12T19:00:00">
            <text:p>Wed Jan 12 19:00:00 2022</text:p>
          </table:table-cell>
          <table:table-cell office:value-type="float" office:value="114.3333">
            <text:p>114.3333</text:p>
          </table:table-cell>
          <table:table-cell office:value-type="float" office:value="14.1667">
            <text:p>14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1-12T20:00:00">
            <text:p>Wed Jan 12 20:00:00 2022</text:p>
          </table:table-cell>
          <table:table-cell office:value-type="float" office:value="83.3333">
            <text:p>83.3333</text:p>
          </table:table-cell>
          <table:table-cell office:value-type="float" office:value="12.1667">
            <text:p>12.1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1-12T21:00:00">
            <text:p>Wed Jan 12 21:00:00 2022</text:p>
          </table:table-cell>
          <table:table-cell office:value-type="float" office:value="90.5">
            <text:p>90.5</text:p>
          </table:table-cell>
          <table:table-cell office:value-type="float" office:value="12.8333">
            <text:p>12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1-12T22:00:00">
            <text:p>Wed Jan 12 22:00:00 2022</text:p>
          </table:table-cell>
          <table:table-cell office:value-type="float" office:value="72.3333">
            <text:p>72.3333</text:p>
          </table:table-cell>
          <table:table-cell office:value-type="float" office:value="6.8333">
            <text:p>6.8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01-12T23:00:00">
            <text:p>Wed Jan 12 23:00:00 2022</text:p>
          </table:table-cell>
          <table:table-cell office:value-type="float" office:value="65.0">
            <text:p>65.0</text:p>
          </table:table-cell>
          <table:table-cell office:value-type="float" office:value="4.5">
            <text:p>4.5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1-13T00:00:00">
            <text:p>Thu Jan 13 00:00:00 2022</text:p>
          </table:table-cell>
          <table:table-cell office:value-type="float" office:value="73.6667">
            <text:p>73.6667</text:p>
          </table:table-cell>
          <table:table-cell office:value-type="float" office:value="3.6667">
            <text:p>3.6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1-13T01:00:00">
            <text:p>Thu Jan 13 01:00:00 2022</text:p>
          </table:table-cell>
          <table:table-cell office:value-type="float" office:value="54.6667">
            <text:p>54.6667</text:p>
          </table:table-cell>
          <table:table-cell office:value-type="float" office:value="2.8333">
            <text:p>2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1-13T02:00:00">
            <text:p>Thu Jan 13 02:00:00 2022</text:p>
          </table:table-cell>
          <table:table-cell office:value-type="float" office:value="59.5">
            <text:p>59.5</text:p>
          </table:table-cell>
          <table:table-cell office:value-type="float" office:value="2.3333">
            <text:p>2.3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01-16T18:00:00">
            <text:p>Sun Jan 16 18:00:00 2022</text:p>
          </table:table-cell>
          <table:table-cell office:value-type="float" office:value="152.3333">
            <text:p>152.3333</text:p>
          </table:table-cell>
          <table:table-cell office:value-type="float" office:value="14.6667">
            <text:p>14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1-16T19:00:00">
            <text:p>Sun Jan 16 19:00:00 2022</text:p>
          </table:table-cell>
          <table:table-cell office:value-type="float" office:value="480.5">
            <text:p>480.5</text:p>
          </table:table-cell>
          <table:table-cell office:value-type="float" office:value="66.0">
            <text:p>66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01-17T19:00:00">
            <text:p>Mon Jan 17 19:00:00 2022</text:p>
          </table:table-cell>
          <table:table-cell office:value-type="float" office:value="261.1667">
            <text:p>261.1667</text:p>
          </table:table-cell>
          <table:table-cell office:value-type="float" office:value="53.6667">
            <text:p>53.6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1-17T20:00:00">
            <text:p>Mon Jan 17 20:00:00 2022</text:p>
          </table:table-cell>
          <table:table-cell office:value-type="float" office:value="447.1667">
            <text:p>447.1667</text:p>
          </table:table-cell>
          <table:table-cell office:value-type="float" office:value="59.1667">
            <text:p>59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1-18T17:00:00">
            <text:p>Tue Jan 18 17:00:00 2022</text:p>
          </table:table-cell>
          <table:table-cell office:value-type="float" office:value="203.0">
            <text:p>203.0</text:p>
          </table:table-cell>
          <table:table-cell office:value-type="float" office:value="15.5">
            <text:p>15.5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2-01-18T18:00:00">
            <text:p>Tue Jan 18 18:00:00 2022</text:p>
          </table:table-cell>
          <table:table-cell office:value-type="float" office:value="264.5">
            <text:p>264.5</text:p>
          </table:table-cell>
          <table:table-cell office:value-type="float" office:value="39.3333">
            <text:p>39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01-19T13:00:00">
            <text:p>Wed Jan 19 13:00:00 2022</text:p>
          </table:table-cell>
          <table:table-cell office:value-type="float" office:value="181.6667">
            <text:p>181.6667</text:p>
          </table:table-cell>
          <table:table-cell office:value-type="float" office:value="24.8333">
            <text:p>24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1-19T16:00:00">
            <text:p>Wed Jan 19 16:00:00 2022</text:p>
          </table:table-cell>
          <table:table-cell office:value-type="float" office:value="214.5">
            <text:p>214.5</text:p>
          </table:table-cell>
          <table:table-cell office:value-type="float" office:value="14.1667">
            <text:p>14.166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1-19T17:00:00">
            <text:p>Wed Jan 19 17:00:00 2022</text:p>
          </table:table-cell>
          <table:table-cell office:value-type="float" office:value="177.8333">
            <text:p>177.8333</text:p>
          </table:table-cell>
          <table:table-cell office:value-type="float" office:value="14.5">
            <text:p>14.5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1-19T18:00:00">
            <text:p>Wed Jan 19 18:00:00 2022</text:p>
          </table:table-cell>
          <table:table-cell office:value-type="float" office:value="214.8333">
            <text:p>214.8333</text:p>
          </table:table-cell>
          <table:table-cell office:value-type="float" office:value="34.8333">
            <text:p>34.8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1-20T15:00:00">
            <text:p>Thu Jan 20 15:00:00 2022</text:p>
          </table:table-cell>
          <table:table-cell office:value-type="float" office:value="237.8333">
            <text:p>237.8333</text:p>
          </table:table-cell>
          <table:table-cell office:value-type="float" office:value="22.8333">
            <text:p>22.8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1-20T17:00:00">
            <text:p>Thu Jan 20 17:00:00 2022</text:p>
          </table:table-cell>
          <table:table-cell office:value-type="float" office:value="180.8333">
            <text:p>180.8333</text:p>
          </table:table-cell>
          <table:table-cell office:value-type="float" office:value="12.6667">
            <text:p>12.6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1-20T18:00:00">
            <text:p>Thu Jan 20 18:00:00 2022</text:p>
          </table:table-cell>
          <table:table-cell office:value-type="float" office:value="212.5">
            <text:p>212.5</text:p>
          </table:table-cell>
          <table:table-cell office:value-type="float" office:value="35.5">
            <text:p>35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2-01-21T19:00:00">
            <text:p>Fri Jan 21 19:00:00 2022</text:p>
          </table:table-cell>
          <table:table-cell office:value-type="float" office:value="283.0">
            <text:p>283.0</text:p>
          </table:table-cell>
          <table:table-cell office:value-type="float" office:value="60.8333">
            <text:p>60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01-21T20:00:00">
            <text:p>Fri Jan 21 20:00:00 2022</text:p>
          </table:table-cell>
          <table:table-cell office:value-type="float" office:value="297.3333">
            <text:p>297.3333</text:p>
          </table:table-cell>
          <table:table-cell office:value-type="float" office:value="54.3333">
            <text:p>54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1-31T16:00:00">
            <text:p>Mon Jan 31 16:00:00 2022</text:p>
          </table:table-cell>
          <table:table-cell office:value-type="float" office:value="339.5">
            <text:p>339.5</text:p>
          </table:table-cell>
          <table:table-cell office:value-type="float" office:value="13.1667">
            <text:p>13.1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1-31T17:00:00">
            <text:p>Mon Jan 31 17:00:00 2022</text:p>
          </table:table-cell>
          <table:table-cell office:value-type="float" office:value="322.6667">
            <text:p>322.6667</text:p>
          </table:table-cell>
          <table:table-cell office:value-type="float" office:value="13.6667">
            <text:p>13.6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1-31T18:00:00">
            <text:p>Mon Jan 31 18:00:00 2022</text:p>
          </table:table-cell>
          <table:table-cell office:value-type="float" office:value="315.5">
            <text:p>315.5</text:p>
          </table:table-cell>
          <table:table-cell office:value-type="float" office:value="27.5">
            <text:p>27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2-03T16:00:00">
            <text:p>Thu Feb  3 16:00:00 2022</text:p>
          </table:table-cell>
          <table:table-cell office:value-type="float" office:value="384.5">
            <text:p>384.5</text:p>
          </table:table-cell>
          <table:table-cell office:value-type="float" office:value="14.8333">
            <text:p>14.8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2-02-03T17:00:00">
            <text:p>Thu Feb  3 17:00:00 2022</text:p>
          </table:table-cell>
          <table:table-cell office:value-type="float" office:value="368.8333">
            <text:p>368.8333</text:p>
          </table:table-cell>
          <table:table-cell office:value-type="float" office:value="18.5">
            <text:p>18.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2-03T19:00:00">
            <text:p>Thu Feb  3 19:00:00 2022</text:p>
          </table:table-cell>
          <table:table-cell office:value-type="float" office:value="460.6667">
            <text:p>460.6667</text:p>
          </table:table-cell>
          <table:table-cell office:value-type="float" office:value="34.1667">
            <text:p>34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2-05T17:00:00">
            <text:p>Sat Feb  5 17:00:00 2022</text:p>
          </table:table-cell>
          <table:table-cell office:value-type="float" office:value="479.3333">
            <text:p>479.3333</text:p>
          </table:table-cell>
          <table:table-cell office:value-type="float" office:value="10.0">
            <text:p>10.0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2-02-06T16:00:00">
            <text:p>Sun Feb  6 16:00:00 2022</text:p>
          </table:table-cell>
          <table:table-cell office:value-type="float" office:value="496.5">
            <text:p>496.5</text:p>
          </table:table-cell>
          <table:table-cell office:value-type="float" office:value="8.5">
            <text:p>8.5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02-06T17:00:00">
            <text:p>Sun Feb  6 17:00:00 2022</text:p>
          </table:table-cell>
          <table:table-cell office:value-type="float" office:value="479.6667">
            <text:p>479.6667</text:p>
          </table:table-cell>
          <table:table-cell office:value-type="float" office:value="8.0">
            <text:p>8.0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2-02-07T18:00:00">
            <text:p>Mon Feb  7 18:00:00 2022</text:p>
          </table:table-cell>
          <table:table-cell office:value-type="float" office:value="404.6667">
            <text:p>404.6667</text:p>
          </table:table-cell>
          <table:table-cell office:value-type="float" office:value="14.8333">
            <text:p>14.8333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2-02-07T19:00:00">
            <text:p>Mon Feb  7 19:00:00 2022</text:p>
          </table:table-cell>
          <table:table-cell office:value-type="float" office:value="487.1667">
            <text:p>487.1667</text:p>
          </table:table-cell>
          <table:table-cell office:value-type="float" office:value="32.5">
            <text:p>32.5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2-10T16:00:00">
            <text:p>Thu Feb 10 16:00:00 2022</text:p>
          </table:table-cell>
          <table:table-cell office:value-type="float" office:value="275.6667">
            <text:p>275.6667</text:p>
          </table:table-cell>
          <table:table-cell office:value-type="float" office:value="10.3333">
            <text:p>10.3333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2-02-10T17:00:00">
            <text:p>Thu Feb 10 17:00:00 2022</text:p>
          </table:table-cell>
          <table:table-cell office:value-type="float" office:value="281.0">
            <text:p>281.0</text:p>
          </table:table-cell>
          <table:table-cell office:value-type="float" office:value="12.1667">
            <text:p>12.1667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2-02-10T18:00:00">
            <text:p>Thu Feb 10 18:00:00 2022</text:p>
          </table:table-cell>
          <table:table-cell office:value-type="float" office:value="271.8333">
            <text:p>271.8333</text:p>
          </table:table-cell>
          <table:table-cell office:value-type="float" office:value="15.6667">
            <text:p>15.6667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22-02-10T19:00:00">
            <text:p>Thu Feb 10 19:00:00 2022</text:p>
          </table:table-cell>
          <table:table-cell office:value-type="float" office:value="470.3333">
            <text:p>470.3333</text:p>
          </table:table-cell>
          <table:table-cell office:value-type="float" office:value="69.1667">
            <text:p>69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2-02-11T16:00:00">
            <text:p>Fri Feb 11 16:00:00 2022</text:p>
          </table:table-cell>
          <table:table-cell office:value-type="float" office:value="359.5">
            <text:p>359.5</text:p>
          </table:table-cell>
          <table:table-cell office:value-type="float" office:value="14.5">
            <text:p>14.5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2-11T17:00:00">
            <text:p>Fri Feb 11 17:00:00 2022</text:p>
          </table:table-cell>
          <table:table-cell office:value-type="float" office:value="345.1667">
            <text:p>345.1667</text:p>
          </table:table-cell>
          <table:table-cell office:value-type="float" office:value="14.6667">
            <text:p>14.6667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2-02-11T18:00:00">
            <text:p>Fri Feb 11 18:00:00 2022</text:p>
          </table:table-cell>
          <table:table-cell office:value-type="float" office:value="349.3333">
            <text:p>349.3333</text:p>
          </table:table-cell>
          <table:table-cell office:value-type="float" office:value="22.6667">
            <text:p>22.6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2-11T19:00:00">
            <text:p>Fri Feb 11 19:00:00 2022</text:p>
          </table:table-cell>
          <table:table-cell office:value-type="float" office:value="460.8333">
            <text:p>460.8333</text:p>
          </table:table-cell>
          <table:table-cell office:value-type="float" office:value="51.3333">
            <text:p>51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2-12T16:00:00">
            <text:p>Sat Feb 12 16:00:00 2022</text:p>
          </table:table-cell>
          <table:table-cell office:value-type="float" office:value="389.8333">
            <text:p>389.8333</text:p>
          </table:table-cell>
          <table:table-cell office:value-type="float" office:value="10.6667">
            <text:p>10.6667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2-02-12T17:00:00">
            <text:p>Sat Feb 12 17:00:00 2022</text:p>
          </table:table-cell>
          <table:table-cell office:value-type="float" office:value="379.8333">
            <text:p>379.8333</text:p>
          </table:table-cell>
          <table:table-cell office:value-type="float" office:value="8.6667">
            <text:p>8.6667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2-02-12T18:00:00">
            <text:p>Sat Feb 12 18:00:00 2022</text:p>
          </table:table-cell>
          <table:table-cell office:value-type="float" office:value="385.8333">
            <text:p>385.8333</text:p>
          </table:table-cell>
          <table:table-cell office:value-type="float" office:value="12.3333">
            <text:p>12.3333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02-12T19:00:00">
            <text:p>Sat Feb 12 19:00:00 2022</text:p>
          </table:table-cell>
          <table:table-cell office:value-type="float" office:value="381.8333">
            <text:p>381.8333</text:p>
          </table:table-cell>
          <table:table-cell office:value-type="float" office:value="15.6667">
            <text:p>15.6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2-12T20:00:00">
            <text:p>Sat Feb 12 20:00:00 2022</text:p>
          </table:table-cell>
          <table:table-cell office:value-type="float" office:value="425.0">
            <text:p>425.0</text:p>
          </table:table-cell>
          <table:table-cell office:value-type="float" office:value="22.1667">
            <text:p>22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2-02-12T21:00:00">
            <text:p>Sat Feb 12 21:00:00 2022</text:p>
          </table:table-cell>
          <table:table-cell office:value-type="float" office:value="475.3333">
            <text:p>475.3333</text:p>
          </table:table-cell>
          <table:table-cell office:value-type="float" office:value="28.5">
            <text:p>28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2-13T18:00:00">
            <text:p>Sun Feb 13 18:00:00 2022</text:p>
          </table:table-cell>
          <table:table-cell office:value-type="float" office:value="439.8333">
            <text:p>439.8333</text:p>
          </table:table-cell>
          <table:table-cell office:value-type="float" office:value="14.1667">
            <text:p>14.1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2-02-13T19:00:00">
            <text:p>Sun Feb 13 19:00:00 2022</text:p>
          </table:table-cell>
          <table:table-cell office:value-type="float" office:value="411.5">
            <text:p>411.5</text:p>
          </table:table-cell>
          <table:table-cell office:value-type="float" office:value="15.0">
            <text:p>15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2-13T20:00:00">
            <text:p>Sun Feb 13 20:00:00 2022</text:p>
          </table:table-cell>
          <table:table-cell office:value-type="float" office:value="464.6667">
            <text:p>464.6667</text:p>
          </table:table-cell>
          <table:table-cell office:value-type="float" office:value="26.3333">
            <text:p>26.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2-13T22:00:00">
            <text:p>Sun Feb 13 22:00:00 2022</text:p>
          </table:table-cell>
          <table:table-cell office:value-type="float" office:value="478.6667">
            <text:p>478.6667</text:p>
          </table:table-cell>
          <table:table-cell office:value-type="float" office:value="22.1667">
            <text:p>22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02-16T17:00:00">
            <text:p>Wed Feb 16 17:00:00 2022</text:p>
          </table:table-cell>
          <table:table-cell office:value-type="float" office:value="487.1667">
            <text:p>487.1667</text:p>
          </table:table-cell>
          <table:table-cell office:value-type="float" office:value="10.5">
            <text:p>10.5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2-02-16T18:00:00">
            <text:p>Wed Feb 16 18:00:00 2022</text:p>
          </table:table-cell>
          <table:table-cell office:value-type="float" office:value="483.8333">
            <text:p>483.8333</text:p>
          </table:table-cell>
          <table:table-cell office:value-type="float" office:value="12.5">
            <text:p>12.5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02-16T19:00:00">
            <text:p>Wed Feb 16 19:00:00 2022</text:p>
          </table:table-cell>
          <table:table-cell office:value-type="float" office:value="512.5">
            <text:p>512.5</text:p>
          </table:table-cell>
          <table:table-cell office:value-type="float" office:value="26.3333">
            <text:p>26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2-18T16:00:00">
            <text:p>Fri Feb 18 16:00:00 2022</text:p>
          </table:table-cell>
          <table:table-cell office:value-type="float" office:value="553.5">
            <text:p>553.5</text:p>
          </table:table-cell>
          <table:table-cell office:value-type="float" office:value="11.1667">
            <text:p>11.1667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2-02-18T17:00:00">
            <text:p>Fri Feb 18 17:00:00 2022</text:p>
          </table:table-cell>
          <table:table-cell office:value-type="float" office:value="520.3333">
            <text:p>520.3333</text:p>
          </table:table-cell>
          <table:table-cell office:value-type="float" office:value="9.1667">
            <text:p>9.1667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2-02-18T18:00:00">
            <text:p>Fri Feb 18 18:00:00 2022</text:p>
          </table:table-cell>
          <table:table-cell office:value-type="float" office:value="517.6667">
            <text:p>517.6667</text:p>
          </table:table-cell>
          <table:table-cell office:value-type="float" office:value="11.8333">
            <text:p>11.8333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2-02-18T19:00:00">
            <text:p>Fri Feb 18 19:00:00 2022</text:p>
          </table:table-cell>
          <table:table-cell office:value-type="float" office:value="552.1667">
            <text:p>552.1667</text:p>
          </table:table-cell>
          <table:table-cell office:value-type="float" office:value="30.0">
            <text:p>30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2-18T20:00:00">
            <text:p>Fri Feb 18 20:00:00 2022</text:p>
          </table:table-cell>
          <table:table-cell office:value-type="float" office:value="587.3333">
            <text:p>587.3333</text:p>
          </table:table-cell>
          <table:table-cell office:value-type="float" office:value="37.3333">
            <text:p>37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2-02-18T21:00:00">
            <text:p>Fri Feb 18 21:00:00 2022</text:p>
          </table:table-cell>
          <table:table-cell office:value-type="float" office:value="580.3333">
            <text:p>580.3333</text:p>
          </table:table-cell>
          <table:table-cell office:value-type="float" office:value="22.5">
            <text:p>22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2-22T19:00:00">
            <text:p>Tue Feb 22 19:00:00 2022</text:p>
          </table:table-cell>
          <table:table-cell office:value-type="float" office:value="594.0">
            <text:p>594.0</text:p>
          </table:table-cell>
          <table:table-cell office:value-type="float" office:value="41.3333">
            <text:p>41.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2-24T17:00:00">
            <text:p>Thu Feb 24 17:00:00 2022</text:p>
          </table:table-cell>
          <table:table-cell office:value-type="float" office:value="635.8333">
            <text:p>635.8333</text:p>
          </table:table-cell>
          <table:table-cell office:value-type="float" office:value="17.6667">
            <text:p>17.6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2-24T18:00:00">
            <text:p>Thu Feb 24 18:00:00 2022</text:p>
          </table:table-cell>
          <table:table-cell office:value-type="float" office:value="647.0">
            <text:p>647.0</text:p>
          </table:table-cell>
          <table:table-cell office:value-type="float" office:value="27.0">
            <text:p>27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2-28T18:00:00">
            <text:p>Mon Feb 28 18:00:00 2022</text:p>
          </table:table-cell>
          <table:table-cell office:value-type="float" office:value="668.0">
            <text:p>668.0</text:p>
          </table:table-cell>
          <table:table-cell office:value-type="float" office:value="5.3333">
            <text:p>5.3333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2-02-28T19:00:00">
            <text:p>Mon Feb 28 19:00:00 2022</text:p>
          </table:table-cell>
          <table:table-cell office:value-type="float" office:value="696.3333">
            <text:p>696.3333</text:p>
          </table:table-cell>
          <table:table-cell office:value-type="float" office:value="13.0">
            <text:p>13.0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2-03-01T18:00:00">
            <text:p>Tue Mar  1 18:00:00 2022</text:p>
          </table:table-cell>
          <table:table-cell office:value-type="float" office:value="586.6667">
            <text:p>586.6667</text:p>
          </table:table-cell>
          <table:table-cell office:value-type="float" office:value="11.6667">
            <text:p>11.6667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2-03-01T19:00:00">
            <text:p>Tue Mar  1 19:00:00 2022</text:p>
          </table:table-cell>
          <table:table-cell office:value-type="float" office:value="601.1667">
            <text:p>601.1667</text:p>
          </table:table-cell>
          <table:table-cell office:value-type="float" office:value="22.5">
            <text:p>22.5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2-03-02T16:00:00">
            <text:p>Wed Mar  2 16:00:00 2022</text:p>
          </table:table-cell>
          <table:table-cell office:value-type="float" office:value="543.3333">
            <text:p>543.3333</text:p>
          </table:table-cell>
          <table:table-cell office:value-type="float" office:value="8.3333">
            <text:p>8.3333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2-03-02T17:00:00">
            <text:p>Wed Mar  2 17:00:00 2022</text:p>
          </table:table-cell>
          <table:table-cell office:value-type="float" office:value="545.6667">
            <text:p>545.6667</text:p>
          </table:table-cell>
          <table:table-cell office:value-type="float" office:value="8.1667">
            <text:p>8.1667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2-03-02T18:00:00">
            <text:p>Wed Mar  2 18:00:00 2022</text:p>
          </table:table-cell>
          <table:table-cell office:value-type="float" office:value="545.0">
            <text:p>545.0</text:p>
          </table:table-cell>
          <table:table-cell office:value-type="float" office:value="10.6667">
            <text:p>10.6667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22-03-02T19:00:00">
            <text:p>Wed Mar  2 19:00:00 2022</text:p>
          </table:table-cell>
          <table:table-cell office:value-type="float" office:value="556.5">
            <text:p>556.5</text:p>
          </table:table-cell>
          <table:table-cell office:value-type="float" office:value="16.3333">
            <text:p>16.3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3-05T15:00:00">
            <text:p>Sat Mar  5 15:00:00 2022</text:p>
          </table:table-cell>
          <table:table-cell office:value-type="float" office:value="252.0">
            <text:p>252.0</text:p>
          </table:table-cell>
          <table:table-cell office:value-type="float" office:value="9.6667">
            <text:p>9.6667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2-03-05T16:00:00">
            <text:p>Sat Mar  5 16:00:00 2022</text:p>
          </table:table-cell>
          <table:table-cell office:value-type="float" office:value="258.5">
            <text:p>258.5</text:p>
          </table:table-cell>
          <table:table-cell office:value-type="float" office:value="6.3333">
            <text:p>6.3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3-05T17:00:00">
            <text:p>Sat Mar  5 17:00:00 2022</text:p>
          </table:table-cell>
          <table:table-cell office:value-type="float" office:value="261.6667">
            <text:p>261.6667</text:p>
          </table:table-cell>
          <table:table-cell office:value-type="float" office:value="8.3333">
            <text:p>8.3333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3-05T18:00:00">
            <text:p>Sat Mar  5 18:00:00 2022</text:p>
          </table:table-cell>
          <table:table-cell office:value-type="float" office:value="245.0">
            <text:p>245.0</text:p>
          </table:table-cell>
          <table:table-cell office:value-type="float" office:value="10.6667">
            <text:p>10.6667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22-03-05T19:00:00">
            <text:p>Sat Mar  5 19:00:00 2022</text:p>
          </table:table-cell>
          <table:table-cell office:value-type="float" office:value="242.8333">
            <text:p>242.8333</text:p>
          </table:table-cell>
          <table:table-cell office:value-type="float" office:value="15.3333">
            <text:p>15.3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3-05T20:00:00">
            <text:p>Sat Mar  5 20:00:00 2022</text:p>
          </table:table-cell>
          <table:table-cell office:value-type="float" office:value="291.5">
            <text:p>291.5</text:p>
          </table:table-cell>
          <table:table-cell office:value-type="float" office:value="22.5">
            <text:p>22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3-05T21:00:00">
            <text:p>Sat Mar  5 21:00:00 2022</text:p>
          </table:table-cell>
          <table:table-cell office:value-type="float" office:value="315.6667">
            <text:p>315.6667</text:p>
          </table:table-cell>
          <table:table-cell office:value-type="float" office:value="26.8333">
            <text:p>26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3-09T18:00:00">
            <text:p>Wed Mar  9 18:00:00 2022</text:p>
          </table:table-cell>
          <table:table-cell office:value-type="float" office:value="366.6667">
            <text:p>366.6667</text:p>
          </table:table-cell>
          <table:table-cell office:value-type="float" office:value="10.6667">
            <text:p>10.6667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22-03-09T19:00:00">
            <text:p>Wed Mar  9 19:00:00 2022</text:p>
          </table:table-cell>
          <table:table-cell office:value-type="float" office:value="369.1667">
            <text:p>369.1667</text:p>
          </table:table-cell>
          <table:table-cell office:value-type="float" office:value="24.3333">
            <text:p>24.333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3-09T20:00:00">
            <text:p>Wed Mar  9 20:00:00 2022</text:p>
          </table:table-cell>
          <table:table-cell office:value-type="float" office:value="486.3333">
            <text:p>486.3333</text:p>
          </table:table-cell>
          <table:table-cell office:value-type="float" office:value="58.6667">
            <text:p>58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3-10T17:00:00">
            <text:p>Thu Mar 10 17:00:00 2022</text:p>
          </table:table-cell>
          <table:table-cell office:value-type="float" office:value="388.1667">
            <text:p>388.1667</text:p>
          </table:table-cell>
          <table:table-cell office:value-type="float" office:value="10.8333">
            <text:p>10.8333</text:p>
          </table:table-cell>
          <table:table-cell office:value-type="float" office:value="105.6667">
            <text:p>105.6667</text:p>
          </table:table-cell>
        </table:table-row>
        <table:table-row>
          <table:table-cell table:style-name="pd1" office:value-type="date" office:date-value="2022-03-10T18:00:00">
            <text:p>Thu Mar 10 18:00:00 2022</text:p>
          </table:table-cell>
          <table:table-cell office:value-type="float" office:value="362.3333">
            <text:p>362.3333</text:p>
          </table:table-cell>
          <table:table-cell office:value-type="float" office:value="13.6667">
            <text:p>13.6667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22-03-10T19:00:00">
            <text:p>Thu Mar 10 19:00:00 2022</text:p>
          </table:table-cell>
          <table:table-cell office:value-type="float" office:value="345.3333">
            <text:p>345.3333</text:p>
          </table:table-cell>
          <table:table-cell office:value-type="float" office:value="17.8333">
            <text:p>17.8333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2-04-07T18:00:00">
            <text:p>Thu Apr  7 18:00:00 2022</text:p>
          </table:table-cell>
          <table:table-cell office:value-type="float" office:value="546.1667">
            <text:p>546.1667</text:p>
          </table:table-cell>
          <table:table-cell office:value-type="float" office:value="7.8333">
            <text:p>7.8333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4-07T19:00:00">
            <text:p>Thu Apr  7 19:00:00 2022</text:p>
          </table:table-cell>
          <table:table-cell office:value-type="float" office:value="518.0">
            <text:p>518.0</text:p>
          </table:table-cell>
          <table:table-cell office:value-type="float" office:value="8.0">
            <text:p>8.0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4-07T20:00:00">
            <text:p>Thu Apr  7 20:00:00 2022</text:p>
          </table:table-cell>
          <table:table-cell office:value-type="float" office:value="519.0">
            <text:p>519.0</text:p>
          </table:table-cell>
          <table:table-cell office:value-type="float" office:value="9.6667">
            <text:p>9.6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04-07T21:00:00">
            <text:p>Thu Apr  7 21:00:00 2022</text:p>
          </table:table-cell>
          <table:table-cell office:value-type="float" office:value="586.1667">
            <text:p>586.1667</text:p>
          </table:table-cell>
          <table:table-cell office:value-type="float" office:value="24.1667">
            <text:p>24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4-08T17:00:00">
            <text:p>Fri Apr  8 17:00:00 2022</text:p>
          </table:table-cell>
          <table:table-cell office:value-type="float" office:value="498.3333">
            <text:p>498.3333</text:p>
          </table:table-cell>
          <table:table-cell office:value-type="float" office:value="6.5">
            <text:p>6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4-08T18:00:00">
            <text:p>Fri Apr  8 18:00:00 2022</text:p>
          </table:table-cell>
          <table:table-cell office:value-type="float" office:value="500.8333">
            <text:p>500.8333</text:p>
          </table:table-cell>
          <table:table-cell office:value-type="float" office:value="6.0">
            <text:p>6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4-08T19:00:00">
            <text:p>Fri Apr  8 19:00:00 2022</text:p>
          </table:table-cell>
          <table:table-cell office:value-type="float" office:value="485.6667">
            <text:p>485.6667</text:p>
          </table:table-cell>
          <table:table-cell office:value-type="float" office:value="7.3333">
            <text:p>7.3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2-04-08T20:00:00">
            <text:p>Fri Apr  8 20:00:00 2022</text:p>
          </table:table-cell>
          <table:table-cell office:value-type="float" office:value="535.8333">
            <text:p>535.8333</text:p>
          </table:table-cell>
          <table:table-cell office:value-type="float" office:value="13.6667">
            <text:p>13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4-08T21:00:00">
            <text:p>Fri Apr  8 21:00:00 2022</text:p>
          </table:table-cell>
          <table:table-cell office:value-type="float" office:value="577.5">
            <text:p>577.5</text:p>
          </table:table-cell>
          <table:table-cell office:value-type="float" office:value="20.8333">
            <text:p>20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4-09T18:00:00">
            <text:p>Sat Apr  9 18:00:00 2022</text:p>
          </table:table-cell>
          <table:table-cell office:value-type="float" office:value="542.8333">
            <text:p>542.8333</text:p>
          </table:table-cell>
          <table:table-cell office:value-type="float" office:value="4.5">
            <text:p>4.5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4-09T19:00:00">
            <text:p>Sat Apr  9 19:00:00 2022</text:p>
          </table:table-cell>
          <table:table-cell office:value-type="float" office:value="531.8333">
            <text:p>531.8333</text:p>
          </table:table-cell>
          <table:table-cell office:value-type="float" office:value="5.3333">
            <text:p>5.3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04-09T20:00:00">
            <text:p>Sat Apr  9 20:00:00 2022</text:p>
          </table:table-cell>
          <table:table-cell office:value-type="float" office:value="524.5">
            <text:p>524.5</text:p>
          </table:table-cell>
          <table:table-cell office:value-type="float" office:value="7.1667">
            <text:p>7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4-09T21:00:00">
            <text:p>Sat Apr  9 21:00:00 2022</text:p>
          </table:table-cell>
          <table:table-cell office:value-type="float" office:value="567.3333">
            <text:p>567.3333</text:p>
          </table:table-cell>
          <table:table-cell office:value-type="float" office:value="14.1667">
            <text:p>14.1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4-15T21:00:00">
            <text:p>Fri Apr 15 21:00:00 2022</text:p>
          </table:table-cell>
          <table:table-cell office:value-type="float" office:value="676.6667">
            <text:p>676.6667</text:p>
          </table:table-cell>
          <table:table-cell office:value-type="float" office:value="16.0">
            <text:p>16.0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2-04-16T19:00:00">
            <text:p>Sat Apr 16 19:00:00 2022</text:p>
          </table:table-cell>
          <table:table-cell office:value-type="float" office:value="815.6667">
            <text:p>815.6667</text:p>
          </table:table-cell>
          <table:table-cell office:value-type="float" office:value="4.3333">
            <text:p>4.3333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2-05-05T19:00:00">
            <text:p>Thu May  5 19:00:00 2022</text:p>
          </table:table-cell>
          <table:table-cell office:value-type="float" office:value="338.0">
            <text:p>338.0</text:p>
          </table:table-cell>
          <table:table-cell office:value-type="float" office:value="8.8333">
            <text:p>8.8333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2-05-05T20:00:00">
            <text:p>Thu May  5 20:00:00 2022</text:p>
          </table:table-cell>
          <table:table-cell office:value-type="float" office:value="349.6667">
            <text:p>349.6667</text:p>
          </table:table-cell>
          <table:table-cell office:value-type="float" office:value="10.8333">
            <text:p>10.8333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2-05-05T21:00:00">
            <text:p>Thu May  5 21:00:00 2022</text:p>
          </table:table-cell>
          <table:table-cell office:value-type="float" office:value="388.5">
            <text:p>388.5</text:p>
          </table:table-cell>
          <table:table-cell office:value-type="float" office:value="19.3333">
            <text:p>19.33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05-05T22:00:00">
            <text:p>Thu May  5 22:00:00 2022</text:p>
          </table:table-cell>
          <table:table-cell office:value-type="float" office:value="590.1667">
            <text:p>590.1667</text:p>
          </table:table-cell>
          <table:table-cell office:value-type="float" office:value="58.0">
            <text:p>58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5-06T21:00:00">
            <text:p>Fri May  6 21:00:00 2022</text:p>
          </table:table-cell>
          <table:table-cell office:value-type="float" office:value="392.6667">
            <text:p>392.6667</text:p>
          </table:table-cell>
          <table:table-cell office:value-type="float" office:value="26.5">
            <text:p>26.5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2-06-02T21:00:00">
            <text:p>Thu Jun  2 21:00:00 2022</text:p>
          </table:table-cell>
          <table:table-cell office:value-type="float" office:value="376.0">
            <text:p>376.0</text:p>
          </table:table-cell>
          <table:table-cell office:value-type="float" office:value="11.6667">
            <text:p>11.6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2-06-02T22:00:00">
            <text:p>Thu Jun  2 22:00:00 2022</text:p>
          </table:table-cell>
          <table:table-cell office:value-type="float" office:value="419.5">
            <text:p>419.5</text:p>
          </table:table-cell>
          <table:table-cell office:value-type="float" office:value="15.1667">
            <text:p>15.1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2-06-09T20:00:00">
            <text:p>Thu Jun  9 20:00:00 2022</text:p>
          </table:table-cell>
          <table:table-cell office:value-type="float" office:value="531.6667">
            <text:p>531.6667</text:p>
          </table:table-cell>
          <table:table-cell office:value-type="float" office:value="11.3333">
            <text:p>11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7-01T20:00:00">
            <text:p>Fri Jul  1 20:00:00 2022</text:p>
          </table:table-cell>
          <table:table-cell office:value-type="float" office:value="298.0">
            <text:p>298.0</text:p>
          </table:table-cell>
          <table:table-cell office:value-type="float" office:value="13.6667">
            <text:p>13.6667</text:p>
          </table:table-cell>
          <table:table-cell office:value-type="float" office:value="121.3333">
            <text:p>121.3333</text:p>
          </table:table-cell>
        </table:table-row>
        <table:table-row>
          <table:table-cell table:style-name="pd1" office:value-type="date" office:date-value="2022-09-08T18:00:00">
            <text:p>Thu Sep  8 18:00:00 2022</text:p>
          </table:table-cell>
          <table:table-cell office:value-type="float" office:value="406.3333">
            <text:p>406.3333</text:p>
          </table:table-cell>
          <table:table-cell office:value-type="float" office:value="6.3333">
            <text:p>6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2-09-08T19:00:00">
            <text:p>Thu Sep  8 19:00:00 2022</text:p>
          </table:table-cell>
          <table:table-cell office:value-type="float" office:value="413.5">
            <text:p>413.5</text:p>
          </table:table-cell>
          <table:table-cell office:value-type="float" office:value="10.0">
            <text:p>10.0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9-08T20:00:00">
            <text:p>Thu Sep  8 20:00:00 2022</text:p>
          </table:table-cell>
          <table:table-cell office:value-type="float" office:value="406.0">
            <text:p>406.0</text:p>
          </table:table-cell>
          <table:table-cell office:value-type="float" office:value="15.3333">
            <text:p>15.3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9-08T21:00:00">
            <text:p>Thu Sep  8 21:00:00 2022</text:p>
          </table:table-cell>
          <table:table-cell office:value-type="float" office:value="463.0">
            <text:p>463.0</text:p>
          </table:table-cell>
          <table:table-cell office:value-type="float" office:value="40.8333">
            <text:p>40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9-09T20:00:00">
            <text:p>Fri Sep  9 20:00:00 2022</text:p>
          </table:table-cell>
          <table:table-cell office:value-type="float" office:value="418.6667">
            <text:p>418.6667</text:p>
          </table:table-cell>
          <table:table-cell office:value-type="float" office:value="18.0">
            <text:p>18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2-09-09T21:00:00">
            <text:p>Fri Sep  9 21:00:00 2022</text:p>
          </table:table-cell>
          <table:table-cell office:value-type="float" office:value="400.5">
            <text:p>400.5</text:p>
          </table:table-cell>
          <table:table-cell office:value-type="float" office:value="26.1667">
            <text:p>26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9-10T16:00:00">
            <text:p>Sat Sep 10 16:00:00 2022</text:p>
          </table:table-cell>
          <table:table-cell office:value-type="float" office:value="397.5">
            <text:p>397.5</text:p>
          </table:table-cell>
          <table:table-cell office:value-type="float" office:value="4.0">
            <text:p>4.0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9-10T17:00:00">
            <text:p>Sat Sep 10 17:00:00 2022</text:p>
          </table:table-cell>
          <table:table-cell office:value-type="float" office:value="401.6667">
            <text:p>401.6667</text:p>
          </table:table-cell>
          <table:table-cell office:value-type="float" office:value="3.8333">
            <text:p>3.8333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09-10T18:00:00">
            <text:p>Sat Sep 10 18:00:00 2022</text:p>
          </table:table-cell>
          <table:table-cell office:value-type="float" office:value="394.1667">
            <text:p>394.1667</text:p>
          </table:table-cell>
          <table:table-cell office:value-type="float" office:value="6.5">
            <text:p>6.5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2-09-10T19:00:00">
            <text:p>Sat Sep 10 19:00:00 2022</text:p>
          </table:table-cell>
          <table:table-cell office:value-type="float" office:value="406.0">
            <text:p>406.0</text:p>
          </table:table-cell>
          <table:table-cell office:value-type="float" office:value="6.3333">
            <text:p>6.3333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2-09-10T20:00:00">
            <text:p>Sat Sep 10 20:00:00 2022</text:p>
          </table:table-cell>
          <table:table-cell office:value-type="float" office:value="423.3333">
            <text:p>423.3333</text:p>
          </table:table-cell>
          <table:table-cell office:value-type="float" office:value="8.5">
            <text:p>8.5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22-09-10T21:00:00">
            <text:p>Sat Sep 10 21:00:00 2022</text:p>
          </table:table-cell>
          <table:table-cell office:value-type="float" office:value="435.8333">
            <text:p>435.8333</text:p>
          </table:table-cell>
          <table:table-cell office:value-type="float" office:value="20.1667">
            <text:p>20.1667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2-09-14T18:00:00">
            <text:p>Wed Sep 14 18:00:00 2022</text:p>
          </table:table-cell>
          <table:table-cell office:value-type="float" office:value="317.0">
            <text:p>317.0</text:p>
          </table:table-cell>
          <table:table-cell office:value-type="float" office:value="7.8333">
            <text:p>7.833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09-14T19:00:00">
            <text:p>Wed Sep 14 19:00:00 2022</text:p>
          </table:table-cell>
          <table:table-cell office:value-type="float" office:value="361.5">
            <text:p>361.5</text:p>
          </table:table-cell>
          <table:table-cell office:value-type="float" office:value="10.8333">
            <text:p>10.8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9-14T20:00:00">
            <text:p>Wed Sep 14 20:00:00 2022</text:p>
          </table:table-cell>
          <table:table-cell office:value-type="float" office:value="358.3333">
            <text:p>358.3333</text:p>
          </table:table-cell>
          <table:table-cell office:value-type="float" office:value="11.5">
            <text:p>11.5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9-14T21:00:00">
            <text:p>Wed Sep 14 21:00:00 2022</text:p>
          </table:table-cell>
          <table:table-cell office:value-type="float" office:value="359.5">
            <text:p>359.5</text:p>
          </table:table-cell>
          <table:table-cell office:value-type="float" office:value="15.5">
            <text:p>15.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9-14T22:00:00">
            <text:p>Wed Sep 14 22:00:00 2022</text:p>
          </table:table-cell>
          <table:table-cell office:value-type="float" office:value="338.5">
            <text:p>338.5</text:p>
          </table:table-cell>
          <table:table-cell office:value-type="float" office:value="13.1667">
            <text:p>13.1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9-14T23:00:00">
            <text:p>Wed Sep 14 23:00:00 2022</text:p>
          </table:table-cell>
          <table:table-cell office:value-type="float" office:value="321.1667">
            <text:p>321.1667</text:p>
          </table:table-cell>
          <table:table-cell office:value-type="float" office:value="9.8333">
            <text:p>9.8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09-15T20:00:00">
            <text:p>Thu Sep 15 20:00:00 2022</text:p>
          </table:table-cell>
          <table:table-cell office:value-type="float" office:value="403.8333">
            <text:p>403.8333</text:p>
          </table:table-cell>
          <table:table-cell office:value-type="float" office:value="9.3333">
            <text:p>9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9-15T21:00:00">
            <text:p>Thu Sep 15 21:00:00 2022</text:p>
          </table:table-cell>
          <table:table-cell office:value-type="float" office:value="390.1667">
            <text:p>390.1667</text:p>
          </table:table-cell>
          <table:table-cell office:value-type="float" office:value="19.3333">
            <text:p>19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9-15T22:00:00">
            <text:p>Thu Sep 15 22:00:00 2022</text:p>
          </table:table-cell>
          <table:table-cell office:value-type="float" office:value="393.6667">
            <text:p>393.6667</text:p>
          </table:table-cell>
          <table:table-cell office:value-type="float" office:value="22.8333">
            <text:p>22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9-16T17:00:00">
            <text:p>Fri Sep 16 17:00:00 2022</text:p>
          </table:table-cell>
          <table:table-cell office:value-type="float" office:value="405.8333">
            <text:p>405.8333</text:p>
          </table:table-cell>
          <table:table-cell office:value-type="float" office:value="6.8333">
            <text:p>6.8333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22-09-16T18:00:00">
            <text:p>Fri Sep 16 18:00:00 2022</text:p>
          </table:table-cell>
          <table:table-cell office:value-type="float" office:value="391.3333">
            <text:p>391.3333</text:p>
          </table:table-cell>
          <table:table-cell office:value-type="float" office:value="7.3333">
            <text:p>7.3333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22-09-16T19:00:00">
            <text:p>Fri Sep 16 19:00:00 2022</text:p>
          </table:table-cell>
          <table:table-cell office:value-type="float" office:value="419.1667">
            <text:p>419.1667</text:p>
          </table:table-cell>
          <table:table-cell office:value-type="float" office:value="10.3333">
            <text:p>10.3333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9-16T20:00:00">
            <text:p>Fri Sep 16 20:00:00 2022</text:p>
          </table:table-cell>
          <table:table-cell office:value-type="float" office:value="397.5">
            <text:p>397.5</text:p>
          </table:table-cell>
          <table:table-cell office:value-type="float" office:value="18.8333">
            <text:p>18.8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9-16T21:00:00">
            <text:p>Fri Sep 16 21:00:00 2022</text:p>
          </table:table-cell>
          <table:table-cell office:value-type="float" office:value="498.0">
            <text:p>498.0</text:p>
          </table:table-cell>
          <table:table-cell office:value-type="float" office:value="49.5">
            <text:p>49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9-16T22:00:00">
            <text:p>Fri Sep 16 22:00:00 2022</text:p>
          </table:table-cell>
          <table:table-cell office:value-type="float" office:value="577.5">
            <text:p>577.5</text:p>
          </table:table-cell>
          <table:table-cell office:value-type="float" office:value="60.5">
            <text:p>60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09-17T17:00:00">
            <text:p>Sat Sep 17 17:00:00 2022</text:p>
          </table:table-cell>
          <table:table-cell office:value-type="float" office:value="431.6667">
            <text:p>431.6667</text:p>
          </table:table-cell>
          <table:table-cell office:value-type="float" office:value="6.6667">
            <text:p>6.6667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2-09-17T18:00:00">
            <text:p>Sat Sep 17 18:00:00 2022</text:p>
          </table:table-cell>
          <table:table-cell office:value-type="float" office:value="412.3333">
            <text:p>412.3333</text:p>
          </table:table-cell>
          <table:table-cell office:value-type="float" office:value="6.8333">
            <text:p>6.8333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22-09-17T19:00:00">
            <text:p>Sat Sep 17 19:00:00 2022</text:p>
          </table:table-cell>
          <table:table-cell office:value-type="float" office:value="400.8333">
            <text:p>400.8333</text:p>
          </table:table-cell>
          <table:table-cell office:value-type="float" office:value="8.3333">
            <text:p>8.3333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2-09-17T20:00:00">
            <text:p>Sat Sep 17 20:00:00 2022</text:p>
          </table:table-cell>
          <table:table-cell office:value-type="float" office:value="434.1667">
            <text:p>434.1667</text:p>
          </table:table-cell>
          <table:table-cell office:value-type="float" office:value="16.3333">
            <text:p>16.3333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2-09-22T19:00:00">
            <text:p>Thu Sep 22 19:00:00 2022</text:p>
          </table:table-cell>
          <table:table-cell office:value-type="float" office:value="492.3333">
            <text:p>492.3333</text:p>
          </table:table-cell>
          <table:table-cell office:value-type="float" office:value="13.6667">
            <text:p>13.6667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22-09-22T20:00:00">
            <text:p>Thu Sep 22 20:00:00 2022</text:p>
          </table:table-cell>
          <table:table-cell office:value-type="float" office:value="524.6667">
            <text:p>524.6667</text:p>
          </table:table-cell>
          <table:table-cell office:value-type="float" office:value="21.8333">
            <text:p>21.8333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2-09-22T21:00:00">
            <text:p>Thu Sep 22 21:00:00 2022</text:p>
          </table:table-cell>
          <table:table-cell office:value-type="float" office:value="623.5">
            <text:p>623.5</text:p>
          </table:table-cell>
          <table:table-cell office:value-type="float" office:value="62.8333">
            <text:p>62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9-23T19:00:00">
            <text:p>Fri Sep 23 19:00:00 2022</text:p>
          </table:table-cell>
          <table:table-cell office:value-type="float" office:value="505.5">
            <text:p>505.5</text:p>
          </table:table-cell>
          <table:table-cell office:value-type="float" office:value="11.8333">
            <text:p>11.8333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22-09-23T20:00:00">
            <text:p>Fri Sep 23 20:00:00 2022</text:p>
          </table:table-cell>
          <table:table-cell office:value-type="float" office:value="524.0">
            <text:p>524.0</text:p>
          </table:table-cell>
          <table:table-cell office:value-type="float" office:value="20.0">
            <text:p>20.0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2-09-23T21:00:00">
            <text:p>Fri Sep 23 21:00:00 2022</text:p>
          </table:table-cell>
          <table:table-cell office:value-type="float" office:value="610.0">
            <text:p>610.0</text:p>
          </table:table-cell>
          <table:table-cell office:value-type="float" office:value="58.0">
            <text:p>58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10-01T21:00:00">
            <text:p>Sat Oct  1 21:00:00 2022</text:p>
          </table:table-cell>
          <table:table-cell office:value-type="float" office:value="421.1667">
            <text:p>421.1667</text:p>
          </table:table-cell>
          <table:table-cell office:value-type="float" office:value="56.5">
            <text:p>56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10-03T16:00:00">
            <text:p>Mon Oct  3 16:00:00 2022</text:p>
          </table:table-cell>
          <table:table-cell office:value-type="float" office:value="376.6667">
            <text:p>376.6667</text:p>
          </table:table-cell>
          <table:table-cell office:value-type="float" office:value="10.5">
            <text:p>10.5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2-10-03T17:00:00">
            <text:p>Mon Oct  3 17:00:00 2022</text:p>
          </table:table-cell>
          <table:table-cell office:value-type="float" office:value="359.5">
            <text:p>359.5</text:p>
          </table:table-cell>
          <table:table-cell office:value-type="float" office:value="8.6667">
            <text:p>8.6667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2-10-03T18:00:00">
            <text:p>Mon Oct  3 18:00:00 2022</text:p>
          </table:table-cell>
          <table:table-cell office:value-type="float" office:value="366.1667">
            <text:p>366.1667</text:p>
          </table:table-cell>
          <table:table-cell office:value-type="float" office:value="12.0">
            <text:p>12.0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2-10-03T19:00:00">
            <text:p>Mon Oct  3 19:00:00 2022</text:p>
          </table:table-cell>
          <table:table-cell office:value-type="float" office:value="351.0">
            <text:p>351.0</text:p>
          </table:table-cell>
          <table:table-cell office:value-type="float" office:value="14.0">
            <text:p>14.0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2-10-03T21:00:00">
            <text:p>Mon Oct  3 21:00:00 2022</text:p>
          </table:table-cell>
          <table:table-cell office:value-type="float" office:value="391.5">
            <text:p>391.5</text:p>
          </table:table-cell>
          <table:table-cell office:value-type="float" office:value="31.0">
            <text:p>31.0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10-03T22:00:00">
            <text:p>Mon Oct  3 22:00:00 2022</text:p>
          </table:table-cell>
          <table:table-cell office:value-type="float" office:value="394.1667">
            <text:p>394.1667</text:p>
          </table:table-cell>
          <table:table-cell office:value-type="float" office:value="28.6667">
            <text:p>28.6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10-05T16:00:00">
            <text:p>Wed Oct  5 16:00:00 2022</text:p>
          </table:table-cell>
          <table:table-cell office:value-type="float" office:value="449.5">
            <text:p>449.5</text:p>
          </table:table-cell>
          <table:table-cell office:value-type="float" office:value="10.0">
            <text:p>10.0</text:p>
          </table:table-cell>
          <table:table-cell office:value-type="float" office:value="117.5">
            <text:p>117.5</text:p>
          </table:table-cell>
        </table:table-row>
        <table:table-row>
          <table:table-cell table:style-name="pd1" office:value-type="date" office:date-value="2022-10-05T17:00:00">
            <text:p>Wed Oct  5 17:00:00 2022</text:p>
          </table:table-cell>
          <table:table-cell office:value-type="float" office:value="407.5">
            <text:p>407.5</text:p>
          </table:table-cell>
          <table:table-cell office:value-type="float" office:value="9.8333">
            <text:p>9.8333</text:p>
          </table:table-cell>
          <table:table-cell office:value-type="float" office:value="117.6667">
            <text:p>117.6667</text:p>
          </table:table-cell>
        </table:table-row>
        <table:table-row>
          <table:table-cell table:style-name="pd1" office:value-type="date" office:date-value="2022-10-05T18:00:00">
            <text:p>Wed Oct  5 18:00:00 2022</text:p>
          </table:table-cell>
          <table:table-cell office:value-type="float" office:value="407.6667">
            <text:p>407.6667</text:p>
          </table:table-cell>
          <table:table-cell office:value-type="float" office:value="13.6667">
            <text:p>13.6667</text:p>
          </table:table-cell>
          <table:table-cell office:value-type="float" office:value="118.8333">
            <text:p>118.8333</text:p>
          </table:table-cell>
        </table:table-row>
        <table:table-row>
          <table:table-cell table:style-name="pd1" office:value-type="date" office:date-value="2022-10-05T19:00:00">
            <text:p>Wed Oct  5 19:00:00 2022</text:p>
          </table:table-cell>
          <table:table-cell office:value-type="float" office:value="430.3333">
            <text:p>430.3333</text:p>
          </table:table-cell>
          <table:table-cell office:value-type="float" office:value="27.6667">
            <text:p>27.6667</text:p>
          </table:table-cell>
          <table:table-cell office:value-type="float" office:value="109.5">
            <text:p>109.5</text:p>
          </table:table-cell>
        </table:table-row>
        <table:table-row>
          <table:table-cell table:style-name="pd1" office:value-type="date" office:date-value="2022-10-05T20:00:00">
            <text:p>Wed Oct  5 20:00:00 2022</text:p>
          </table:table-cell>
          <table:table-cell office:value-type="float" office:value="531.1667">
            <text:p>531.1667</text:p>
          </table:table-cell>
          <table:table-cell office:value-type="float" office:value="56.8333">
            <text:p>56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10-05T21:00:00">
            <text:p>Wed Oct  5 21:00:00 2022</text:p>
          </table:table-cell>
          <table:table-cell office:value-type="float" office:value="573.3333">
            <text:p>573.3333</text:p>
          </table:table-cell>
          <table:table-cell office:value-type="float" office:value="62.8333">
            <text:p>62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0-11T19:00:00">
            <text:p>Tue Oct 11 19:00:00 2022</text:p>
          </table:table-cell>
          <table:table-cell office:value-type="float" office:value="355.3333">
            <text:p>355.3333</text:p>
          </table:table-cell>
          <table:table-cell office:value-type="float" office:value="15.6667">
            <text:p>15.6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10-11T20:00:00">
            <text:p>Tue Oct 11 20:00:00 2022</text:p>
          </table:table-cell>
          <table:table-cell office:value-type="float" office:value="461.3333">
            <text:p>461.3333</text:p>
          </table:table-cell>
          <table:table-cell office:value-type="float" office:value="42.0">
            <text:p>42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10-14T16:00:00">
            <text:p>Fri Oct 14 16:00:00 2022</text:p>
          </table:table-cell>
          <table:table-cell office:value-type="float" office:value="357.6667">
            <text:p>357.6667</text:p>
          </table:table-cell>
          <table:table-cell office:value-type="float" office:value="9.3333">
            <text:p>9.3333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2-10-14T17:00:00">
            <text:p>Fri Oct 14 17:00:00 2022</text:p>
          </table:table-cell>
          <table:table-cell office:value-type="float" office:value="347.0">
            <text:p>347.0</text:p>
          </table:table-cell>
          <table:table-cell office:value-type="float" office:value="7.1667">
            <text:p>7.1667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2-10-14T18:00:00">
            <text:p>Fri Oct 14 18:00:00 2022</text:p>
          </table:table-cell>
          <table:table-cell office:value-type="float" office:value="346.3333">
            <text:p>346.3333</text:p>
          </table:table-cell>
          <table:table-cell office:value-type="float" office:value="9.5">
            <text:p>9.5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2-10-14T19:00:00">
            <text:p>Fri Oct 14 19:00:00 2022</text:p>
          </table:table-cell>
          <table:table-cell office:value-type="float" office:value="362.0">
            <text:p>362.0</text:p>
          </table:table-cell>
          <table:table-cell office:value-type="float" office:value="23.0">
            <text:p>23.0</text:p>
          </table:table-cell>
          <table:table-cell office:value-type="float" office:value="97.1667">
            <text:p>97.1667</text:p>
          </table:table-cell>
        </table:table-row>
        <table:table-row>
          <table:table-cell table:style-name="pd1" office:value-type="date" office:date-value="2022-10-14T20:00:00">
            <text:p>Fri Oct 14 20:00:00 2022</text:p>
          </table:table-cell>
          <table:table-cell office:value-type="float" office:value="591.6667">
            <text:p>591.6667</text:p>
          </table:table-cell>
          <table:table-cell office:value-type="float" office:value="79.3333">
            <text:p>79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0-15T19:00:00">
            <text:p>Sat Oct 15 19:00:00 2022</text:p>
          </table:table-cell>
          <table:table-cell office:value-type="float" office:value="520.5">
            <text:p>520.5</text:p>
          </table:table-cell>
          <table:table-cell office:value-type="float" office:value="9.1667">
            <text:p>9.1667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22-10-15T20:00:00">
            <text:p>Sat Oct 15 20:00:00 2022</text:p>
          </table:table-cell>
          <table:table-cell office:value-type="float" office:value="532.3333">
            <text:p>532.3333</text:p>
          </table:table-cell>
          <table:table-cell office:value-type="float" office:value="18.8333">
            <text:p>18.8333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10-15T21:00:00">
            <text:p>Sat Oct 15 21:00:00 2022</text:p>
          </table:table-cell>
          <table:table-cell office:value-type="float" office:value="504.6667">
            <text:p>504.6667</text:p>
          </table:table-cell>
          <table:table-cell office:value-type="float" office:value="24.3333">
            <text:p>24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10-16T22:00:00">
            <text:p>Sun Oct 16 22:00:00 2022</text:p>
          </table:table-cell>
          <table:table-cell office:value-type="float" office:value="477.3333">
            <text:p>477.3333</text:p>
          </table:table-cell>
          <table:table-cell office:value-type="float" office:value="13.6667">
            <text:p>13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10-18T07:00:00">
            <text:p>Tue Oct 18 07:00:00 2022</text:p>
          </table:table-cell>
          <table:table-cell office:value-type="float" office:value="378.6667">
            <text:p>378.6667</text:p>
          </table:table-cell>
          <table:table-cell office:value-type="float" office:value="17.0">
            <text:p>17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0-18T16:00:00">
            <text:p>Tue Oct 18 16:00:00 2022</text:p>
          </table:table-cell>
          <table:table-cell office:value-type="float" office:value="536.1667">
            <text:p>536.1667</text:p>
          </table:table-cell>
          <table:table-cell office:value-type="float" office:value="7.8333">
            <text:p>7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2-10-18T17:00:00">
            <text:p>Tue Oct 18 17:00:00 2022</text:p>
          </table:table-cell>
          <table:table-cell office:value-type="float" office:value="525.5">
            <text:p>525.5</text:p>
          </table:table-cell>
          <table:table-cell office:value-type="float" office:value="7.5">
            <text:p>7.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10-18T18:00:00">
            <text:p>Tue Oct 18 18:00:00 2022</text:p>
          </table:table-cell>
          <table:table-cell office:value-type="float" office:value="554.0">
            <text:p>554.0</text:p>
          </table:table-cell>
          <table:table-cell office:value-type="float" office:value="8.8333">
            <text:p>8.8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10-18T19:00:00">
            <text:p>Tue Oct 18 19:00:00 2022</text:p>
          </table:table-cell>
          <table:table-cell office:value-type="float" office:value="535.6667">
            <text:p>535.6667</text:p>
          </table:table-cell>
          <table:table-cell office:value-type="float" office:value="10.8333">
            <text:p>10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0-22T20:00:00">
            <text:p>Sat Oct 22 20:00:00 2022</text:p>
          </table:table-cell>
          <table:table-cell office:value-type="float" office:value="508.1667">
            <text:p>508.1667</text:p>
          </table:table-cell>
          <table:table-cell office:value-type="float" office:value="8.5">
            <text:p>8.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10-22T21:00:00">
            <text:p>Sat Oct 22 21:00:00 2022</text:p>
          </table:table-cell>
          <table:table-cell office:value-type="float" office:value="515.1667">
            <text:p>515.1667</text:p>
          </table:table-cell>
          <table:table-cell office:value-type="float" office:value="17.1667">
            <text:p>17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0-22T22:00:00">
            <text:p>Sat Oct 22 22:00:00 2022</text:p>
          </table:table-cell>
          <table:table-cell office:value-type="float" office:value="563.3333">
            <text:p>563.3333</text:p>
          </table:table-cell>
          <table:table-cell office:value-type="float" office:value="13.1667">
            <text:p>13.1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10-22T23:00:00">
            <text:p>Sat Oct 22 23:00:00 2022</text:p>
          </table:table-cell>
          <table:table-cell office:value-type="float" office:value="552.0">
            <text:p>552.0</text:p>
          </table:table-cell>
          <table:table-cell office:value-type="float" office:value="14.0">
            <text:p>14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10-23T00:00:00">
            <text:p>Sun Oct 23 00:00:00 2022</text:p>
          </table:table-cell>
          <table:table-cell office:value-type="float" office:value="554.1667">
            <text:p>554.1667</text:p>
          </table:table-cell>
          <table:table-cell office:value-type="float" office:value="15.8333">
            <text:p>15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10-23T20:00:00">
            <text:p>Sun Oct 23 20:00:00 2022</text:p>
          </table:table-cell>
          <table:table-cell office:value-type="float" office:value="598.5">
            <text:p>598.5</text:p>
          </table:table-cell>
          <table:table-cell office:value-type="float" office:value="10.1667">
            <text:p>10.1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0-24T20:00:00">
            <text:p>Mon Oct 24 20:00:00 2022</text:p>
          </table:table-cell>
          <table:table-cell office:value-type="float" office:value="507.8333">
            <text:p>507.8333</text:p>
          </table:table-cell>
          <table:table-cell office:value-type="float" office:value="44.5">
            <text:p>44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0-25T15:00:00">
            <text:p>Tue Oct 25 15:00:00 2022</text:p>
          </table:table-cell>
          <table:table-cell office:value-type="float" office:value="413.6667">
            <text:p>413.6667</text:p>
          </table:table-cell>
          <table:table-cell office:value-type="float" office:value="14.0">
            <text:p>14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10-25T16:00:00">
            <text:p>Tue Oct 25 16:00:00 2022</text:p>
          </table:table-cell>
          <table:table-cell office:value-type="float" office:value="393.0">
            <text:p>393.0</text:p>
          </table:table-cell>
          <table:table-cell office:value-type="float" office:value="10.8333">
            <text:p>10.8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10-25T17:00:00">
            <text:p>Tue Oct 25 17:00:00 2022</text:p>
          </table:table-cell>
          <table:table-cell office:value-type="float" office:value="403.1667">
            <text:p>403.1667</text:p>
          </table:table-cell>
          <table:table-cell office:value-type="float" office:value="12.6667">
            <text:p>12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10-27T03:00:00">
            <text:p>Thu Oct 27 03:00:00 2022</text:p>
          </table:table-cell>
          <table:table-cell office:value-type="float" office:value="262.6667">
            <text:p>262.6667</text:p>
          </table:table-cell>
          <table:table-cell office:value-type="float" office:value="3.1667">
            <text:p>3.1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10-27T04:00:00">
            <text:p>Thu Oct 27 04:00:00 2022</text:p>
          </table:table-cell>
          <table:table-cell office:value-type="float" office:value="235.8333">
            <text:p>235.8333</text:p>
          </table:table-cell>
          <table:table-cell office:value-type="float" office:value="3.0">
            <text:p>3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10-27T06:00:00">
            <text:p>Thu Oct 27 06:00:00 2022</text:p>
          </table:table-cell>
          <table:table-cell office:value-type="float" office:value="215.6667">
            <text:p>215.6667</text:p>
          </table:table-cell>
          <table:table-cell office:value-type="float" office:value="3.3333">
            <text:p>3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10-28T15:00:00">
            <text:p>Fri Oct 28 15:00:00 2022</text:p>
          </table:table-cell>
          <table:table-cell office:value-type="float" office:value="477.6667">
            <text:p>477.6667</text:p>
          </table:table-cell>
          <table:table-cell office:value-type="float" office:value="22.5">
            <text:p>22.5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10-28T16:00:00">
            <text:p>Fri Oct 28 16:00:00 2022</text:p>
          </table:table-cell>
          <table:table-cell office:value-type="float" office:value="430.1667">
            <text:p>430.1667</text:p>
          </table:table-cell>
          <table:table-cell office:value-type="float" office:value="14.6667">
            <text:p>14.6667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10-28T17:00:00">
            <text:p>Fri Oct 28 17:00:00 2022</text:p>
          </table:table-cell>
          <table:table-cell office:value-type="float" office:value="403.1667">
            <text:p>403.1667</text:p>
          </table:table-cell>
          <table:table-cell office:value-type="float" office:value="12.8333">
            <text:p>12.8333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2-10-28T18:00:00">
            <text:p>Fri Oct 28 18:00:00 2022</text:p>
          </table:table-cell>
          <table:table-cell office:value-type="float" office:value="432.1667">
            <text:p>432.1667</text:p>
          </table:table-cell>
          <table:table-cell office:value-type="float" office:value="21.3333">
            <text:p>21.3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10-28T19:00:00">
            <text:p>Fri Oct 28 19:00:00 2022</text:p>
          </table:table-cell>
          <table:table-cell office:value-type="float" office:value="527.6667">
            <text:p>527.6667</text:p>
          </table:table-cell>
          <table:table-cell office:value-type="float" office:value="51.6667">
            <text:p>51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0-30T15:00:00">
            <text:p>Sun Oct 30 15:00:00 2022</text:p>
          </table:table-cell>
          <table:table-cell office:value-type="float" office:value="455.1667">
            <text:p>455.1667</text:p>
          </table:table-cell>
          <table:table-cell office:value-type="float" office:value="6.1667">
            <text:p>6.1667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2-10-30T18:00:00">
            <text:p>Sun Oct 30 18:00:00 2022</text:p>
          </table:table-cell>
          <table:table-cell office:value-type="float" office:value="491.1667">
            <text:p>491.1667</text:p>
          </table:table-cell>
          <table:table-cell office:value-type="float" office:value="8.6667">
            <text:p>8.6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10-30T19:00:00">
            <text:p>Sun Oct 30 19:00:00 2022</text:p>
          </table:table-cell>
          <table:table-cell office:value-type="float" office:value="536.0">
            <text:p>536.0</text:p>
          </table:table-cell>
          <table:table-cell office:value-type="float" office:value="28.0">
            <text:p>28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10-31T16:00:00">
            <text:p>Mon Oct 31 16:00:00 2022</text:p>
          </table:table-cell>
          <table:table-cell office:value-type="float" office:value="522.8333">
            <text:p>522.8333</text:p>
          </table:table-cell>
          <table:table-cell office:value-type="float" office:value="20.1667">
            <text:p>20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11-01T14:00:00">
            <text:p>Tue Nov  1 14:00:00 2022</text:p>
          </table:table-cell>
          <table:table-cell office:value-type="float" office:value="375.5">
            <text:p>375.5</text:p>
          </table:table-cell>
          <table:table-cell office:value-type="float" office:value="6.6667">
            <text:p>6.6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11-01T15:00:00">
            <text:p>Tue Nov  1 15:00:00 2022</text:p>
          </table:table-cell>
          <table:table-cell office:value-type="float" office:value="381.5">
            <text:p>381.5</text:p>
          </table:table-cell>
          <table:table-cell office:value-type="float" office:value="5.5">
            <text:p>5.5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11-01T16:00:00">
            <text:p>Tue Nov  1 16:00:00 2022</text:p>
          </table:table-cell>
          <table:table-cell office:value-type="float" office:value="356.6667">
            <text:p>356.6667</text:p>
          </table:table-cell>
          <table:table-cell office:value-type="float" office:value="4.6667">
            <text:p>4.6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11-01T17:00:00">
            <text:p>Tue Nov  1 17:00:00 2022</text:p>
          </table:table-cell>
          <table:table-cell office:value-type="float" office:value="337.6667">
            <text:p>337.6667</text:p>
          </table:table-cell>
          <table:table-cell office:value-type="float" office:value="4.5">
            <text:p>4.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11-01T18:00:00">
            <text:p>Tue Nov  1 18:00:00 2022</text:p>
          </table:table-cell>
          <table:table-cell office:value-type="float" office:value="343.3333">
            <text:p>343.3333</text:p>
          </table:table-cell>
          <table:table-cell office:value-type="float" office:value="7.0">
            <text:p>7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11-01T19:00:00">
            <text:p>Tue Nov  1 19:00:00 2022</text:p>
          </table:table-cell>
          <table:table-cell office:value-type="float" office:value="371.3333">
            <text:p>371.3333</text:p>
          </table:table-cell>
          <table:table-cell office:value-type="float" office:value="15.1667">
            <text:p>15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11-01T20:00:00">
            <text:p>Tue Nov  1 20:00:00 2022</text:p>
          </table:table-cell>
          <table:table-cell office:value-type="float" office:value="392.0">
            <text:p>392.0</text:p>
          </table:table-cell>
          <table:table-cell office:value-type="float" office:value="24.5">
            <text:p>24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1-02T15:00:00">
            <text:p>Wed Nov  2 15:00:00 2022</text:p>
          </table:table-cell>
          <table:table-cell office:value-type="float" office:value="417.3333">
            <text:p>417.3333</text:p>
          </table:table-cell>
          <table:table-cell office:value-type="float" office:value="13.8333">
            <text:p>13.8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2-11-03T16:00:00">
            <text:p>Thu Nov  3 16:00:00 2022</text:p>
          </table:table-cell>
          <table:table-cell office:value-type="float" office:value="392.5">
            <text:p>392.5</text:p>
          </table:table-cell>
          <table:table-cell office:value-type="float" office:value="9.1667">
            <text:p>9.1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11-03T17:00:00">
            <text:p>Thu Nov  3 17:00:00 2022</text:p>
          </table:table-cell>
          <table:table-cell office:value-type="float" office:value="380.6667">
            <text:p>380.6667</text:p>
          </table:table-cell>
          <table:table-cell office:value-type="float" office:value="7.0">
            <text:p>7.0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2-11-03T18:00:00">
            <text:p>Thu Nov  3 18:00:00 2022</text:p>
          </table:table-cell>
          <table:table-cell office:value-type="float" office:value="381.3333">
            <text:p>381.3333</text:p>
          </table:table-cell>
          <table:table-cell office:value-type="float" office:value="8.6667">
            <text:p>8.6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2-11-03T19:00:00">
            <text:p>Thu Nov  3 19:00:00 2022</text:p>
          </table:table-cell>
          <table:table-cell office:value-type="float" office:value="409.0">
            <text:p>409.0</text:p>
          </table:table-cell>
          <table:table-cell office:value-type="float" office:value="15.6667">
            <text:p>15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11-05T16:00:00">
            <text:p>Sat Nov  5 16:00:00 2022</text:p>
          </table:table-cell>
          <table:table-cell office:value-type="float" office:value="369.0">
            <text:p>369.0</text:p>
          </table:table-cell>
          <table:table-cell office:value-type="float" office:value="5.1667">
            <text:p>5.1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2-11-05T17:00:00">
            <text:p>Sat Nov  5 17:00:00 2022</text:p>
          </table:table-cell>
          <table:table-cell office:value-type="float" office:value="355.1667">
            <text:p>355.1667</text:p>
          </table:table-cell>
          <table:table-cell office:value-type="float" office:value="5.8333">
            <text:p>5.833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11-05T18:00:00">
            <text:p>Sat Nov  5 18:00:00 2022</text:p>
          </table:table-cell>
          <table:table-cell office:value-type="float" office:value="371.0">
            <text:p>371.0</text:p>
          </table:table-cell>
          <table:table-cell office:value-type="float" office:value="14.3333">
            <text:p>14.3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11-05T19:00:00">
            <text:p>Sat Nov  5 19:00:00 2022</text:p>
          </table:table-cell>
          <table:table-cell office:value-type="float" office:value="550.1667">
            <text:p>550.1667</text:p>
          </table:table-cell>
          <table:table-cell office:value-type="float" office:value="61.0">
            <text:p>61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1-06T16:00:00">
            <text:p>Sun Nov  6 16:00:00 2022</text:p>
          </table:table-cell>
          <table:table-cell office:value-type="float" office:value="347.5">
            <text:p>347.5</text:p>
          </table:table-cell>
          <table:table-cell office:value-type="float" office:value="5.3333">
            <text:p>5.3333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2-11-06T17:00:00">
            <text:p>Sun Nov  6 17:00:00 2022</text:p>
          </table:table-cell>
          <table:table-cell office:value-type="float" office:value="296.8333">
            <text:p>296.8333</text:p>
          </table:table-cell>
          <table:table-cell office:value-type="float" office:value="5.8333">
            <text:p>5.8333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2-11-06T18:00:00">
            <text:p>Sun Nov  6 18:00:00 2022</text:p>
          </table:table-cell>
          <table:table-cell office:value-type="float" office:value="319.6667">
            <text:p>319.6667</text:p>
          </table:table-cell>
          <table:table-cell office:value-type="float" office:value="10.6667">
            <text:p>10.6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11-06T19:00:00">
            <text:p>Sun Nov  6 19:00:00 2022</text:p>
          </table:table-cell>
          <table:table-cell office:value-type="float" office:value="415.3333">
            <text:p>415.3333</text:p>
          </table:table-cell>
          <table:table-cell office:value-type="float" office:value="36.6667">
            <text:p>36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11-07T18:00:00">
            <text:p>Mon Nov  7 18:00:00 2022</text:p>
          </table:table-cell>
          <table:table-cell office:value-type="float" office:value="376.1667">
            <text:p>376.1667</text:p>
          </table:table-cell>
          <table:table-cell office:value-type="float" office:value="40.6667">
            <text:p>40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11-07T19:00:00">
            <text:p>Mon Nov  7 19:00:00 2022</text:p>
          </table:table-cell>
          <table:table-cell office:value-type="float" office:value="426.0">
            <text:p>426.0</text:p>
          </table:table-cell>
          <table:table-cell office:value-type="float" office:value="52.0">
            <text:p>52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11-07T20:00:00">
            <text:p>Mon Nov  7 20:00:00 2022</text:p>
          </table:table-cell>
          <table:table-cell office:value-type="float" office:value="269.8333">
            <text:p>269.8333</text:p>
          </table:table-cell>
          <table:table-cell office:value-type="float" office:value="24.1667">
            <text:p>24.1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1-08T19:00:00">
            <text:p>Tue Nov  8 19:00:00 2022</text:p>
          </table:table-cell>
          <table:table-cell office:value-type="float" office:value="663.0">
            <text:p>663.0</text:p>
          </table:table-cell>
          <table:table-cell office:value-type="float" office:value="65.5">
            <text:p>65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11-10T16:00:00">
            <text:p>Thu Nov 10 16:00:00 2022</text:p>
          </table:table-cell>
          <table:table-cell office:value-type="float" office:value="410.3333">
            <text:p>410.3333</text:p>
          </table:table-cell>
          <table:table-cell office:value-type="float" office:value="9.3333">
            <text:p>9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11-10T17:00:00">
            <text:p>Thu Nov 10 17:00:00 2022</text:p>
          </table:table-cell>
          <table:table-cell office:value-type="float" office:value="363.1667">
            <text:p>363.1667</text:p>
          </table:table-cell>
          <table:table-cell office:value-type="float" office:value="10.5">
            <text:p>10.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11-10T18:00:00">
            <text:p>Thu Nov 10 18:00:00 2022</text:p>
          </table:table-cell>
          <table:table-cell office:value-type="float" office:value="352.1667">
            <text:p>352.1667</text:p>
          </table:table-cell>
          <table:table-cell office:value-type="float" office:value="20.3333">
            <text:p>20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11-10T19:00:00">
            <text:p>Thu Nov 10 19:00:00 2022</text:p>
          </table:table-cell>
          <table:table-cell office:value-type="float" office:value="398.0">
            <text:p>398.0</text:p>
          </table:table-cell>
          <table:table-cell office:value-type="float" office:value="47.5">
            <text:p>47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11-10T20:00:00">
            <text:p>Thu Nov 10 20:00:00 2022</text:p>
          </table:table-cell>
          <table:table-cell office:value-type="float" office:value="394.5">
            <text:p>394.5</text:p>
          </table:table-cell>
          <table:table-cell office:value-type="float" office:value="53.1667">
            <text:p>53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11-10T21:00:00">
            <text:p>Thu Nov 10 21:00:00 2022</text:p>
          </table:table-cell>
          <table:table-cell office:value-type="float" office:value="436.3333">
            <text:p>436.3333</text:p>
          </table:table-cell>
          <table:table-cell office:value-type="float" office:value="53.8333">
            <text:p>53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1-14T15:00:00">
            <text:p>Mon Nov 14 15:00:00 2022</text:p>
          </table:table-cell>
          <table:table-cell office:value-type="float" office:value="418.1667">
            <text:p>418.1667</text:p>
          </table:table-cell>
          <table:table-cell office:value-type="float" office:value="12.3333">
            <text:p>12.3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11-14T16:00:00">
            <text:p>Mon Nov 14 16:00:00 2022</text:p>
          </table:table-cell>
          <table:table-cell office:value-type="float" office:value="355.6667">
            <text:p>355.6667</text:p>
          </table:table-cell>
          <table:table-cell office:value-type="float" office:value="11.6667">
            <text:p>11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11-14T17:00:00">
            <text:p>Mon Nov 14 17:00:00 2022</text:p>
          </table:table-cell>
          <table:table-cell office:value-type="float" office:value="342.3333">
            <text:p>342.3333</text:p>
          </table:table-cell>
          <table:table-cell office:value-type="float" office:value="10.8333">
            <text:p>10.8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11-14T18:00:00">
            <text:p>Mon Nov 14 18:00:00 2022</text:p>
          </table:table-cell>
          <table:table-cell office:value-type="float" office:value="366.6667">
            <text:p>366.6667</text:p>
          </table:table-cell>
          <table:table-cell office:value-type="float" office:value="17.6667">
            <text:p>17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1-22T01:00:00">
            <text:p>Tue Nov 22 01:00:00 2022</text:p>
          </table:table-cell>
          <table:table-cell office:value-type="float" office:value="150.6667">
            <text:p>150.6667</text:p>
          </table:table-cell>
          <table:table-cell office:value-type="float" office:value="3.0">
            <text:p>3.0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11-22T02:00:00">
            <text:p>Tue Nov 22 02:00:00 2022</text:p>
          </table:table-cell>
          <table:table-cell office:value-type="float" office:value="134.5">
            <text:p>134.5</text:p>
          </table:table-cell>
          <table:table-cell office:value-type="float" office:value="2.1667">
            <text:p>2.1667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2-11-22T03:00:00">
            <text:p>Tue Nov 22 03:00:00 2022</text:p>
          </table:table-cell>
          <table:table-cell office:value-type="float" office:value="128.8333">
            <text:p>128.8333</text:p>
          </table:table-cell>
          <table:table-cell office:value-type="float" office:value="2.5">
            <text:p>2.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11-22T04:00:00">
            <text:p>Tue Nov 22 04:00:00 2022</text:p>
          </table:table-cell>
          <table:table-cell office:value-type="float" office:value="132.3333">
            <text:p>132.3333</text:p>
          </table:table-cell>
          <table:table-cell office:value-type="float" office:value="2.3333">
            <text:p>2.3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11-24T15:00:00">
            <text:p>Thu Nov 24 15:00:00 2022</text:p>
          </table:table-cell>
          <table:table-cell office:value-type="float" office:value="483.6667">
            <text:p>483.6667</text:p>
          </table:table-cell>
          <table:table-cell office:value-type="float" office:value="14.1667">
            <text:p>14.1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1-24T16:00:00">
            <text:p>Thu Nov 24 16:00:00 2022</text:p>
          </table:table-cell>
          <table:table-cell office:value-type="float" office:value="437.8333">
            <text:p>437.8333</text:p>
          </table:table-cell>
          <table:table-cell office:value-type="float" office:value="12.6667">
            <text:p>12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1-24T17:00:00">
            <text:p>Thu Nov 24 17:00:00 2022</text:p>
          </table:table-cell>
          <table:table-cell office:value-type="float" office:value="442.3333">
            <text:p>442.3333</text:p>
          </table:table-cell>
          <table:table-cell office:value-type="float" office:value="13.0">
            <text:p>13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11-24T18:00:00">
            <text:p>Thu Nov 24 18:00:00 2022</text:p>
          </table:table-cell>
          <table:table-cell office:value-type="float" office:value="451.5">
            <text:p>451.5</text:p>
          </table:table-cell>
          <table:table-cell office:value-type="float" office:value="16.1667">
            <text:p>16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1-24T19:00:00">
            <text:p>Thu Nov 24 19:00:00 2022</text:p>
          </table:table-cell>
          <table:table-cell office:value-type="float" office:value="447.1667">
            <text:p>447.1667</text:p>
          </table:table-cell>
          <table:table-cell office:value-type="float" office:value="18.6667">
            <text:p>18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11-24T20:00:00">
            <text:p>Thu Nov 24 20:00:00 2022</text:p>
          </table:table-cell>
          <table:table-cell office:value-type="float" office:value="463.0">
            <text:p>463.0</text:p>
          </table:table-cell>
          <table:table-cell office:value-type="float" office:value="21.5">
            <text:p>21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11-25T15:00:00">
            <text:p>Fri Nov 25 15:00:00 2022</text:p>
          </table:table-cell>
          <table:table-cell office:value-type="float" office:value="412.1667">
            <text:p>412.1667</text:p>
          </table:table-cell>
          <table:table-cell office:value-type="float" office:value="9.6667">
            <text:p>9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11-25T19:00:00">
            <text:p>Fri Nov 25 19:00:00 2022</text:p>
          </table:table-cell>
          <table:table-cell office:value-type="float" office:value="537.8333">
            <text:p>537.8333</text:p>
          </table:table-cell>
          <table:table-cell office:value-type="float" office:value="46.1667">
            <text:p>46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11-27T14:00:00">
            <text:p>Sun Nov 27 14:00:00 2022</text:p>
          </table:table-cell>
          <table:table-cell office:value-type="float" office:value="355.8333">
            <text:p>355.8333</text:p>
          </table:table-cell>
          <table:table-cell office:value-type="float" office:value="10.6667">
            <text:p>10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11-27T15:00:00">
            <text:p>Sun Nov 27 15:00:00 2022</text:p>
          </table:table-cell>
          <table:table-cell office:value-type="float" office:value="308.8333">
            <text:p>308.8333</text:p>
          </table:table-cell>
          <table:table-cell office:value-type="float" office:value="10.0">
            <text:p>10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11-27T16:00:00">
            <text:p>Sun Nov 27 16:00:00 2022</text:p>
          </table:table-cell>
          <table:table-cell office:value-type="float" office:value="331.0">
            <text:p>331.0</text:p>
          </table:table-cell>
          <table:table-cell office:value-type="float" office:value="6.6667">
            <text:p>6.6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11-27T17:00:00">
            <text:p>Sun Nov 27 17:00:00 2022</text:p>
          </table:table-cell>
          <table:table-cell office:value-type="float" office:value="350.3333">
            <text:p>350.3333</text:p>
          </table:table-cell>
          <table:table-cell office:value-type="float" office:value="18.0">
            <text:p>18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1-27T18:00:00">
            <text:p>Sun Nov 27 18:00:00 2022</text:p>
          </table:table-cell>
          <table:table-cell office:value-type="float" office:value="554.0">
            <text:p>554.0</text:p>
          </table:table-cell>
          <table:table-cell office:value-type="float" office:value="52.6667">
            <text:p>52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28T04:00:00">
            <text:p>Mon Nov 28 04:00:00 2022</text:p>
          </table:table-cell>
          <table:table-cell office:value-type="float" office:value="383.6667">
            <text:p>383.6667</text:p>
          </table:table-cell>
          <table:table-cell office:value-type="float" office:value="4.3333">
            <text:p>4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11-28T05:00:00">
            <text:p>Mon Nov 28 05:00:00 2022</text:p>
          </table:table-cell>
          <table:table-cell office:value-type="float" office:value="396.0">
            <text:p>396.0</text:p>
          </table:table-cell>
          <table:table-cell office:value-type="float" office:value="3.6667">
            <text:p>3.6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11-28T06:00:00">
            <text:p>Mon Nov 28 06:00:00 2022</text:p>
          </table:table-cell>
          <table:table-cell office:value-type="float" office:value="387.5">
            <text:p>387.5</text:p>
          </table:table-cell>
          <table:table-cell office:value-type="float" office:value="3.8333">
            <text:p>3.8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11-28T07:00:00">
            <text:p>Mon Nov 28 07:00:00 2022</text:p>
          </table:table-cell>
          <table:table-cell office:value-type="float" office:value="411.6667">
            <text:p>411.6667</text:p>
          </table:table-cell>
          <table:table-cell office:value-type="float" office:value="6.5">
            <text:p>6.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1-28T08:00:00">
            <text:p>Mon Nov 28 08:00:00 2022</text:p>
          </table:table-cell>
          <table:table-cell office:value-type="float" office:value="433.0">
            <text:p>433.0</text:p>
          </table:table-cell>
          <table:table-cell office:value-type="float" office:value="12.1667">
            <text:p>12.1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11-28T09:00:00">
            <text:p>Mon Nov 28 09:00:00 2022</text:p>
          </table:table-cell>
          <table:table-cell office:value-type="float" office:value="440.1667">
            <text:p>440.1667</text:p>
          </table:table-cell>
          <table:table-cell office:value-type="float" office:value="19.1667">
            <text:p>19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11-28T10:00:00">
            <text:p>Mon Nov 28 10:00:00 2022</text:p>
          </table:table-cell>
          <table:table-cell office:value-type="float" office:value="416.8333">
            <text:p>416.8333</text:p>
          </table:table-cell>
          <table:table-cell office:value-type="float" office:value="16.0">
            <text:p>16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11-28T11:00:00">
            <text:p>Mon Nov 28 11:00:00 2022</text:p>
          </table:table-cell>
          <table:table-cell office:value-type="float" office:value="386.5">
            <text:p>386.5</text:p>
          </table:table-cell>
          <table:table-cell office:value-type="float" office:value="9.8333">
            <text:p>9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11-29T15:00:00">
            <text:p>Tue Nov 29 15:00:00 2022</text:p>
          </table:table-cell>
          <table:table-cell office:value-type="float" office:value="394.3333">
            <text:p>394.3333</text:p>
          </table:table-cell>
          <table:table-cell office:value-type="float" office:value="9.6667">
            <text:p>9.6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11-29T17:00:00">
            <text:p>Tue Nov 29 17:00:00 2022</text:p>
          </table:table-cell>
          <table:table-cell office:value-type="float" office:value="361.5">
            <text:p>361.5</text:p>
          </table:table-cell>
          <table:table-cell office:value-type="float" office:value="9.6667">
            <text:p>9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2-11-29T18:00:00">
            <text:p>Tue Nov 29 18:00:00 2022</text:p>
          </table:table-cell>
          <table:table-cell office:value-type="float" office:value="410.8333">
            <text:p>410.8333</text:p>
          </table:table-cell>
          <table:table-cell office:value-type="float" office:value="25.8333">
            <text:p>25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1-30T17:00:00">
            <text:p>Wed Nov 30 17:00:00 2022</text:p>
          </table:table-cell>
          <table:table-cell office:value-type="float" office:value="399.3333">
            <text:p>399.3333</text:p>
          </table:table-cell>
          <table:table-cell office:value-type="float" office:value="19.3333">
            <text:p>19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11-30T18:00:00">
            <text:p>Wed Nov 30 18:00:00 2022</text:p>
          </table:table-cell>
          <table:table-cell office:value-type="float" office:value="456.0">
            <text:p>456.0</text:p>
          </table:table-cell>
          <table:table-cell office:value-type="float" office:value="40.6667">
            <text:p>40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2-01T14:00:00">
            <text:p>Thu Dec  1 14:00:00 2022</text:p>
          </table:table-cell>
          <table:table-cell office:value-type="float" office:value="298.5">
            <text:p>298.5</text:p>
          </table:table-cell>
          <table:table-cell office:value-type="float" office:value="16.5">
            <text:p>16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2-12-01T15:00:00">
            <text:p>Thu Dec  1 15:00:00 2022</text:p>
          </table:table-cell>
          <table:table-cell office:value-type="float" office:value="308.1667">
            <text:p>308.1667</text:p>
          </table:table-cell>
          <table:table-cell office:value-type="float" office:value="16.0">
            <text:p>16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12-01T16:00:00">
            <text:p>Thu Dec  1 16:00:00 2022</text:p>
          </table:table-cell>
          <table:table-cell office:value-type="float" office:value="284.5">
            <text:p>284.5</text:p>
          </table:table-cell>
          <table:table-cell office:value-type="float" office:value="14.6667">
            <text:p>14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2-01T17:00:00">
            <text:p>Thu Dec  1 17:00:00 2022</text:p>
          </table:table-cell>
          <table:table-cell office:value-type="float" office:value="251.8333">
            <text:p>251.8333</text:p>
          </table:table-cell>
          <table:table-cell office:value-type="float" office:value="14.8333">
            <text:p>14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2-12-01T18:00:00">
            <text:p>Thu Dec  1 18:00:00 2022</text:p>
          </table:table-cell>
          <table:table-cell office:value-type="float" office:value="314.0">
            <text:p>314.0</text:p>
          </table:table-cell>
          <table:table-cell office:value-type="float" office:value="21.6667">
            <text:p>21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12-02T17:00:00">
            <text:p>Fri Dec  2 17:00:00 2022</text:p>
          </table:table-cell>
          <table:table-cell office:value-type="float" office:value="323.0">
            <text:p>323.0</text:p>
          </table:table-cell>
          <table:table-cell office:value-type="float" office:value="25.0">
            <text:p>25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2-04T03:00:00">
            <text:p>Sun Dec  4 03:00:00 2022</text:p>
          </table:table-cell>
          <table:table-cell office:value-type="float" office:value="397.6667">
            <text:p>397.6667</text:p>
          </table:table-cell>
          <table:table-cell office:value-type="float" office:value="9.8333">
            <text:p>9.8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12-05T17:00:00">
            <text:p>Mon Dec  5 17:00:00 2022</text:p>
          </table:table-cell>
          <table:table-cell office:value-type="float" office:value="558.1667">
            <text:p>558.1667</text:p>
          </table:table-cell>
          <table:table-cell office:value-type="float" office:value="42.6667">
            <text:p>42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2-05T18:00:00">
            <text:p>Mon Dec  5 18:00:00 2022</text:p>
          </table:table-cell>
          <table:table-cell office:value-type="float" office:value="548.1667">
            <text:p>548.1667</text:p>
          </table:table-cell>
          <table:table-cell office:value-type="float" office:value="37.3333">
            <text:p>37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2-06T06:00:00">
            <text:p>Tue Dec  6 06:00:00 2022</text:p>
          </table:table-cell>
          <table:table-cell office:value-type="float" office:value="495.3333">
            <text:p>495.3333</text:p>
          </table:table-cell>
          <table:table-cell office:value-type="float" office:value="8.1667">
            <text:p>8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2-06T07:00:00">
            <text:p>Tue Dec  6 07:00:00 2022</text:p>
          </table:table-cell>
          <table:table-cell office:value-type="float" office:value="529.6667">
            <text:p>529.6667</text:p>
          </table:table-cell>
          <table:table-cell office:value-type="float" office:value="9.8333">
            <text:p>9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12-06T13:00:00">
            <text:p>Tue Dec  6 13:00:00 2022</text:p>
          </table:table-cell>
          <table:table-cell office:value-type="float" office:value="523.8333">
            <text:p>523.8333</text:p>
          </table:table-cell>
          <table:table-cell office:value-type="float" office:value="13.1667">
            <text:p>13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12-06T14:00:00">
            <text:p>Tue Dec  6 14:00:00 2022</text:p>
          </table:table-cell>
          <table:table-cell office:value-type="float" office:value="497.5">
            <text:p>497.5</text:p>
          </table:table-cell>
          <table:table-cell office:value-type="float" office:value="9.6667">
            <text:p>9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12-06T15:00:00">
            <text:p>Tue Dec  6 15:00:00 2022</text:p>
          </table:table-cell>
          <table:table-cell office:value-type="float" office:value="505.6667">
            <text:p>505.6667</text:p>
          </table:table-cell>
          <table:table-cell office:value-type="float" office:value="8.1667">
            <text:p>8.1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12-06T17:00:00">
            <text:p>Tue Dec  6 17:00:00 2022</text:p>
          </table:table-cell>
          <table:table-cell office:value-type="float" office:value="499.8333">
            <text:p>499.8333</text:p>
          </table:table-cell>
          <table:table-cell office:value-type="float" office:value="6.8333">
            <text:p>6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12-06T18:00:00">
            <text:p>Tue Dec  6 18:00:00 2022</text:p>
          </table:table-cell>
          <table:table-cell office:value-type="float" office:value="520.1667">
            <text:p>520.1667</text:p>
          </table:table-cell>
          <table:table-cell office:value-type="float" office:value="10.0">
            <text:p>10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12-07T19:00:00">
            <text:p>Wed Dec  7 19:00:00 2022</text:p>
          </table:table-cell>
          <table:table-cell office:value-type="float" office:value="356.8333">
            <text:p>356.8333</text:p>
          </table:table-cell>
          <table:table-cell office:value-type="float" office:value="42.6667">
            <text:p>42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12-08T13:00:00">
            <text:p>Thu Dec  8 13:00:00 2022</text:p>
          </table:table-cell>
          <table:table-cell office:value-type="float" office:value="195.0">
            <text:p>195.0</text:p>
          </table:table-cell>
          <table:table-cell office:value-type="float" office:value="6.3333">
            <text:p>6.3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12-08T14:00:00">
            <text:p>Thu Dec  8 14:00:00 2022</text:p>
          </table:table-cell>
          <table:table-cell office:value-type="float" office:value="209.6667">
            <text:p>209.6667</text:p>
          </table:table-cell>
          <table:table-cell office:value-type="float" office:value="8.1667">
            <text:p>8.1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12-08T15:00:00">
            <text:p>Thu Dec  8 15:00:00 2022</text:p>
          </table:table-cell>
          <table:table-cell office:value-type="float" office:value="222.6667">
            <text:p>222.6667</text:p>
          </table:table-cell>
          <table:table-cell office:value-type="float" office:value="8.3333">
            <text:p>8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12-08T16:00:00">
            <text:p>Thu Dec  8 16:00:00 2022</text:p>
          </table:table-cell>
          <table:table-cell office:value-type="float" office:value="233.0">
            <text:p>233.0</text:p>
          </table:table-cell>
          <table:table-cell office:value-type="float" office:value="7.0">
            <text:p>7.0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12-08T17:00:00">
            <text:p>Thu Dec  8 17:00:00 2022</text:p>
          </table:table-cell>
          <table:table-cell office:value-type="float" office:value="253.1667">
            <text:p>253.1667</text:p>
          </table:table-cell>
          <table:table-cell office:value-type="float" office:value="7.3333">
            <text:p>7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12-08T18:00:00">
            <text:p>Thu Dec  8 18:00:00 2022</text:p>
          </table:table-cell>
          <table:table-cell office:value-type="float" office:value="250.5">
            <text:p>250.5</text:p>
          </table:table-cell>
          <table:table-cell office:value-type="float" office:value="8.6667">
            <text:p>8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12-08T19:00:00">
            <text:p>Thu Dec  8 19:00:00 2022</text:p>
          </table:table-cell>
          <table:table-cell office:value-type="float" office:value="290.6667">
            <text:p>290.6667</text:p>
          </table:table-cell>
          <table:table-cell office:value-type="float" office:value="13.5">
            <text:p>13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12-08T20:00:00">
            <text:p>Thu Dec  8 20:00:00 2022</text:p>
          </table:table-cell>
          <table:table-cell office:value-type="float" office:value="274.6667">
            <text:p>274.6667</text:p>
          </table:table-cell>
          <table:table-cell office:value-type="float" office:value="12.1667">
            <text:p>12.1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12-08T21:00:00">
            <text:p>Thu Dec  8 21:00:00 2022</text:p>
          </table:table-cell>
          <table:table-cell office:value-type="float" office:value="285.3333">
            <text:p>285.3333</text:p>
          </table:table-cell>
          <table:table-cell office:value-type="float" office:value="14.3333">
            <text:p>14.3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12-18T14:00:00">
            <text:p>Sun Dec 18 14:00:00 2022</text:p>
          </table:table-cell>
          <table:table-cell office:value-type="float" office:value="554.6667">
            <text:p>554.6667</text:p>
          </table:table-cell>
          <table:table-cell office:value-type="float" office:value="7.6667">
            <text:p>7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12-18T16:00:00">
            <text:p>Sun Dec 18 16:00:00 2022</text:p>
          </table:table-cell>
          <table:table-cell office:value-type="float" office:value="548.0">
            <text:p>548.0</text:p>
          </table:table-cell>
          <table:table-cell office:value-type="float" office:value="6.0">
            <text:p>6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12-18T17:00:00">
            <text:p>Sun Dec 18 17:00:00 2022</text:p>
          </table:table-cell>
          <table:table-cell office:value-type="float" office:value="546.1667">
            <text:p>546.1667</text:p>
          </table:table-cell>
          <table:table-cell office:value-type="float" office:value="7.3333">
            <text:p>7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2-19T15:00:00">
            <text:p>Mon Dec 19 15:00:00 2022</text:p>
          </table:table-cell>
          <table:table-cell office:value-type="float" office:value="574.3333">
            <text:p>574.3333</text:p>
          </table:table-cell>
          <table:table-cell office:value-type="float" office:value="14.5">
            <text:p>14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12-19T16:00:00">
            <text:p>Mon Dec 19 16:00:00 2022</text:p>
          </table:table-cell>
          <table:table-cell office:value-type="float" office:value="553.6667">
            <text:p>553.6667</text:p>
          </table:table-cell>
          <table:table-cell office:value-type="float" office:value="10.5">
            <text:p>10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12-19T17:00:00">
            <text:p>Mon Dec 19 17:00:00 2022</text:p>
          </table:table-cell>
          <table:table-cell office:value-type="float" office:value="564.6667">
            <text:p>564.6667</text:p>
          </table:table-cell>
          <table:table-cell office:value-type="float" office:value="14.8333">
            <text:p>14.8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12-21T14:00:00">
            <text:p>Wed Dec 21 14:00:00 2022</text:p>
          </table:table-cell>
          <table:table-cell office:value-type="float" office:value="346.6667">
            <text:p>346.6667</text:p>
          </table:table-cell>
          <table:table-cell office:value-type="float" office:value="12.5">
            <text:p>12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12-21T15:00:00">
            <text:p>Wed Dec 21 15:00:00 2022</text:p>
          </table:table-cell>
          <table:table-cell office:value-type="float" office:value="340.5">
            <text:p>340.5</text:p>
          </table:table-cell>
          <table:table-cell office:value-type="float" office:value="13.6667">
            <text:p>13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12-21T16:00:00">
            <text:p>Wed Dec 21 16:00:00 2022</text:p>
          </table:table-cell>
          <table:table-cell office:value-type="float" office:value="338.3333">
            <text:p>338.3333</text:p>
          </table:table-cell>
          <table:table-cell office:value-type="float" office:value="9.3333">
            <text:p>9.3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12-21T17:00:00">
            <text:p>Wed Dec 21 17:00:00 2022</text:p>
          </table:table-cell>
          <table:table-cell office:value-type="float" office:value="354.5">
            <text:p>354.5</text:p>
          </table:table-cell>
          <table:table-cell office:value-type="float" office:value="13.8333">
            <text:p>13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12-21T18:00:00">
            <text:p>Wed Dec 21 18:00:00 2022</text:p>
          </table:table-cell>
          <table:table-cell office:value-type="float" office:value="357.0">
            <text:p>357.0</text:p>
          </table:table-cell>
          <table:table-cell office:value-type="float" office:value="28.1667">
            <text:p>28.1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12-21T19:00:00">
            <text:p>Wed Dec 21 19:00:00 2022</text:p>
          </table:table-cell>
          <table:table-cell office:value-type="float" office:value="432.1667">
            <text:p>432.1667</text:p>
          </table:table-cell>
          <table:table-cell office:value-type="float" office:value="42.1667">
            <text:p>42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2-22T05:00:00">
            <text:p>Thu Dec 22 05:00:00 2022</text:p>
          </table:table-cell>
          <table:table-cell office:value-type="float" office:value="347.6667">
            <text:p>347.6667</text:p>
          </table:table-cell>
          <table:table-cell office:value-type="float" office:value="9.0">
            <text:p>9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12-22T17:00:00">
            <text:p>Thu Dec 22 17:00:00 2022</text:p>
          </table:table-cell>
          <table:table-cell office:value-type="float" office:value="355.3333">
            <text:p>355.3333</text:p>
          </table:table-cell>
          <table:table-cell office:value-type="float" office:value="17.6667">
            <text:p>17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12-22T18:00:00">
            <text:p>Thu Dec 22 18:00:00 2022</text:p>
          </table:table-cell>
          <table:table-cell office:value-type="float" office:value="417.5">
            <text:p>417.5</text:p>
          </table:table-cell>
          <table:table-cell office:value-type="float" office:value="43.1667">
            <text:p>43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12-23T17:00:00">
            <text:p>Fri Dec 23 17:00:00 2022</text:p>
          </table:table-cell>
          <table:table-cell office:value-type="float" office:value="420.8333">
            <text:p>420.8333</text:p>
          </table:table-cell>
          <table:table-cell office:value-type="float" office:value="17.3333">
            <text:p>17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12-23T18:00:00">
            <text:p>Fri Dec 23 18:00:00 2022</text:p>
          </table:table-cell>
          <table:table-cell office:value-type="float" office:value="497.8333">
            <text:p>497.8333</text:p>
          </table:table-cell>
          <table:table-cell office:value-type="float" office:value="37.5">
            <text:p>37.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2-24T14:00:00">
            <text:p>Sat Dec 24 14:00:00 2022</text:p>
          </table:table-cell>
          <table:table-cell office:value-type="float" office:value="470.6667">
            <text:p>470.6667</text:p>
          </table:table-cell>
          <table:table-cell office:value-type="float" office:value="20.8333">
            <text:p>20.8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12-24T17:00:00">
            <text:p>Sat Dec 24 17:00:00 2022</text:p>
          </table:table-cell>
          <table:table-cell office:value-type="float" office:value="386.5">
            <text:p>386.5</text:p>
          </table:table-cell>
          <table:table-cell office:value-type="float" office:value="11.3333">
            <text:p>11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12-24T18:00:00">
            <text:p>Sat Dec 24 18:00:00 2022</text:p>
          </table:table-cell>
          <table:table-cell office:value-type="float" office:value="473.5">
            <text:p>473.5</text:p>
          </table:table-cell>
          <table:table-cell office:value-type="float" office:value="31.1667">
            <text:p>31.1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2-24T20:00:00">
            <text:p>Sat Dec 24 20:00:00 2022</text:p>
          </table:table-cell>
          <table:table-cell office:value-type="float" office:value="499.3333">
            <text:p>499.3333</text:p>
          </table:table-cell>
          <table:table-cell office:value-type="float" office:value="25.3333">
            <text:p>25.3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2-25T17:00:00">
            <text:p>Sun Dec 25 17:00:00 2022</text:p>
          </table:table-cell>
          <table:table-cell office:value-type="float" office:value="372.6667">
            <text:p>372.6667</text:p>
          </table:table-cell>
          <table:table-cell office:value-type="float" office:value="9.1667">
            <text:p>9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12-25T22:00:00">
            <text:p>Sun Dec 25 22:00:00 2022</text:p>
          </table:table-cell>
          <table:table-cell office:value-type="float" office:value="392.3333">
            <text:p>392.3333</text:p>
          </table:table-cell>
          <table:table-cell office:value-type="float" office:value="20.1667">
            <text:p>20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12-26T15:00:00">
            <text:p>Mon Dec 26 15:00:00 2022</text:p>
          </table:table-cell>
          <table:table-cell office:value-type="float" office:value="388.8333">
            <text:p>388.8333</text:p>
          </table:table-cell>
          <table:table-cell office:value-type="float" office:value="13.0">
            <text:p>13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12-26T16:00:00">
            <text:p>Mon Dec 26 16:00:00 2022</text:p>
          </table:table-cell>
          <table:table-cell office:value-type="float" office:value="353.5">
            <text:p>353.5</text:p>
          </table:table-cell>
          <table:table-cell office:value-type="float" office:value="8.3333">
            <text:p>8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2-26T17:00:00">
            <text:p>Mon Dec 26 17:00:00 2022</text:p>
          </table:table-cell>
          <table:table-cell office:value-type="float" office:value="414.0">
            <text:p>414.0</text:p>
          </table:table-cell>
          <table:table-cell office:value-type="float" office:value="17.8333">
            <text:p>17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12-27T13:00:00">
            <text:p>Tue Dec 27 13:00:00 2022</text:p>
          </table:table-cell>
          <table:table-cell office:value-type="float" office:value="398.5">
            <text:p>398.5</text:p>
          </table:table-cell>
          <table:table-cell office:value-type="float" office:value="17.6667">
            <text:p>17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2-27T14:00:00">
            <text:p>Tue Dec 27 14:00:00 2022</text:p>
          </table:table-cell>
          <table:table-cell office:value-type="float" office:value="408.3333">
            <text:p>408.3333</text:p>
          </table:table-cell>
          <table:table-cell office:value-type="float" office:value="19.3333">
            <text:p>19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12-27T15:00:00">
            <text:p>Tue Dec 27 15:00:00 2022</text:p>
          </table:table-cell>
          <table:table-cell office:value-type="float" office:value="389.8333">
            <text:p>389.8333</text:p>
          </table:table-cell>
          <table:table-cell office:value-type="float" office:value="18.0">
            <text:p>18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12-27T16:00:00">
            <text:p>Tue Dec 27 16:00:00 2022</text:p>
          </table:table-cell>
          <table:table-cell office:value-type="float" office:value="384.3333">
            <text:p>384.3333</text:p>
          </table:table-cell>
          <table:table-cell office:value-type="float" office:value="12.0">
            <text:p>12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12-27T17:00:00">
            <text:p>Tue Dec 27 17:00:00 2022</text:p>
          </table:table-cell>
          <table:table-cell office:value-type="float" office:value="404.8333">
            <text:p>404.8333</text:p>
          </table:table-cell>
          <table:table-cell office:value-type="float" office:value="17.3333">
            <text:p>17.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12-28T05:00:00">
            <text:p>Wed Dec 28 05:00:00 2022</text:p>
          </table:table-cell>
          <table:table-cell office:value-type="float" office:value="275.1667">
            <text:p>275.1667</text:p>
          </table:table-cell>
          <table:table-cell office:value-type="float" office:value="3.5">
            <text:p>3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12-28T06:00:00">
            <text:p>Wed Dec 28 06:00:00 2022</text:p>
          </table:table-cell>
          <table:table-cell office:value-type="float" office:value="344.3333">
            <text:p>344.3333</text:p>
          </table:table-cell>
          <table:table-cell office:value-type="float" office:value="12.8333">
            <text:p>12.8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2-28T08:00:00">
            <text:p>Wed Dec 28 08:00:00 2022</text:p>
          </table:table-cell>
          <table:table-cell office:value-type="float" office:value="352.6667">
            <text:p>352.6667</text:p>
          </table:table-cell>
          <table:table-cell office:value-type="float" office:value="27.1667">
            <text:p>27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2-12-28T10:00:00">
            <text:p>Wed Dec 28 10:00:00 2022</text:p>
          </table:table-cell>
          <table:table-cell office:value-type="float" office:value="535.5">
            <text:p>535.5</text:p>
          </table:table-cell>
          <table:table-cell office:value-type="float" office:value="46.5">
            <text:p>46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2-12-28T11:00:00">
            <text:p>Wed Dec 28 11:00:00 2022</text:p>
          </table:table-cell>
          <table:table-cell office:value-type="float" office:value="389.6667">
            <text:p>389.6667</text:p>
          </table:table-cell>
          <table:table-cell office:value-type="float" office:value="24.6667">
            <text:p>24.6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12-28T17:00:00">
            <text:p>Wed Dec 28 17:00:00 2022</text:p>
          </table:table-cell>
          <table:table-cell office:value-type="float" office:value="380.3333">
            <text:p>380.3333</text:p>
          </table:table-cell>
          <table:table-cell office:value-type="float" office:value="17.8333">
            <text:p>17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2-28T18:00:00">
            <text:p>Wed Dec 28 18:00:00 2022</text:p>
          </table:table-cell>
          <table:table-cell office:value-type="float" office:value="471.1667">
            <text:p>471.1667</text:p>
          </table:table-cell>
          <table:table-cell office:value-type="float" office:value="46.0">
            <text:p>46.0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12-30T16:00:00">
            <text:p>Fri Dec 30 16:00:00 2022</text:p>
          </table:table-cell>
          <table:table-cell office:value-type="float" office:value="408.5">
            <text:p>408.5</text:p>
          </table:table-cell>
          <table:table-cell office:value-type="float" office:value="11.5">
            <text:p>11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12-30T17:00:00">
            <text:p>Fri Dec 30 17:00:00 2022</text:p>
          </table:table-cell>
          <table:table-cell office:value-type="float" office:value="426.3333">
            <text:p>426.3333</text:p>
          </table:table-cell>
          <table:table-cell office:value-type="float" office:value="11.3333">
            <text:p>11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12-31T17:00:00">
            <text:p>Sat Dec 31 17:00:00 2022</text:p>
          </table:table-cell>
          <table:table-cell office:value-type="float" office:value="359.6667">
            <text:p>359.6667</text:p>
          </table:table-cell>
          <table:table-cell office:value-type="float" office:value="18.8333">
            <text:p>18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1-01T12:00:00">
            <text:p>Sun Jan  1 12:00:00 2023</text:p>
          </table:table-cell>
          <table:table-cell office:value-type="float" office:value="326.0">
            <text:p>326.0</text:p>
          </table:table-cell>
          <table:table-cell office:value-type="float" office:value="13.5">
            <text:p>13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01-01T15:00:00">
            <text:p>Sun Jan  1 15:00:00 2023</text:p>
          </table:table-cell>
          <table:table-cell office:value-type="float" office:value="237.8333">
            <text:p>237.8333</text:p>
          </table:table-cell>
          <table:table-cell office:value-type="float" office:value="11.5">
            <text:p>11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1-01T16:00:00">
            <text:p>Sun Jan  1 16:00:00 2023</text:p>
          </table:table-cell>
          <table:table-cell office:value-type="float" office:value="216.6667">
            <text:p>216.6667</text:p>
          </table:table-cell>
          <table:table-cell office:value-type="float" office:value="6.8333">
            <text:p>6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01-01T17:00:00">
            <text:p>Sun Jan  1 17:00:00 2023</text:p>
          </table:table-cell>
          <table:table-cell office:value-type="float" office:value="241.0">
            <text:p>241.0</text:p>
          </table:table-cell>
          <table:table-cell office:value-type="float" office:value="7.1667">
            <text:p>7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1-01T18:00:00">
            <text:p>Sun Jan  1 18:00:00 2023</text:p>
          </table:table-cell>
          <table:table-cell office:value-type="float" office:value="389.6667">
            <text:p>389.6667</text:p>
          </table:table-cell>
          <table:table-cell office:value-type="float" office:value="21.5">
            <text:p>21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01-02T11:00:00">
            <text:p>Mon Jan  2 11:00:00 2023</text:p>
          </table:table-cell>
          <table:table-cell office:value-type="float" office:value="335.3333">
            <text:p>335.3333</text:p>
          </table:table-cell>
          <table:table-cell office:value-type="float" office:value="19.6667">
            <text:p>19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01-02T12:00:00">
            <text:p>Mon Jan  2 12:00:00 2023</text:p>
          </table:table-cell>
          <table:table-cell office:value-type="float" office:value="333.1667">
            <text:p>333.1667</text:p>
          </table:table-cell>
          <table:table-cell office:value-type="float" office:value="14.6667">
            <text:p>14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01-02T16:00:00">
            <text:p>Mon Jan  2 16:00:00 2023</text:p>
          </table:table-cell>
          <table:table-cell office:value-type="float" office:value="404.5">
            <text:p>404.5</text:p>
          </table:table-cell>
          <table:table-cell office:value-type="float" office:value="15.5">
            <text:p>15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01-02T17:00:00">
            <text:p>Mon Jan  2 17:00:00 2023</text:p>
          </table:table-cell>
          <table:table-cell office:value-type="float" office:value="376.1667">
            <text:p>376.1667</text:p>
          </table:table-cell>
          <table:table-cell office:value-type="float" office:value="12.3333">
            <text:p>12.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1-03T15:00:00">
            <text:p>Tue Jan  3 15:00:00 2023</text:p>
          </table:table-cell>
          <table:table-cell office:value-type="float" office:value="372.5">
            <text:p>372.5</text:p>
          </table:table-cell>
          <table:table-cell office:value-type="float" office:value="10.6667">
            <text:p>10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1-03T16:00:00">
            <text:p>Tue Jan  3 16:00:00 2023</text:p>
          </table:table-cell>
          <table:table-cell office:value-type="float" office:value="359.1667">
            <text:p>359.1667</text:p>
          </table:table-cell>
          <table:table-cell office:value-type="float" office:value="8.1667">
            <text:p>8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01-03T17:00:00">
            <text:p>Tue Jan  3 17:00:00 2023</text:p>
          </table:table-cell>
          <table:table-cell office:value-type="float" office:value="374.1667">
            <text:p>374.1667</text:p>
          </table:table-cell>
          <table:table-cell office:value-type="float" office:value="12.8333">
            <text:p>12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1-03T18:00:00">
            <text:p>Tue Jan  3 18:00:00 2023</text:p>
          </table:table-cell>
          <table:table-cell office:value-type="float" office:value="462.0">
            <text:p>462.0</text:p>
          </table:table-cell>
          <table:table-cell office:value-type="float" office:value="32.6667">
            <text:p>32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3-01-04T16:00:00">
            <text:p>Wed Jan  4 16:00:00 2023</text:p>
          </table:table-cell>
          <table:table-cell office:value-type="float" office:value="390.0">
            <text:p>390.0</text:p>
          </table:table-cell>
          <table:table-cell office:value-type="float" office:value="13.6667">
            <text:p>13.6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1-04T17:00:00">
            <text:p>Wed Jan  4 17:00:00 2023</text:p>
          </table:table-cell>
          <table:table-cell office:value-type="float" office:value="375.6667">
            <text:p>375.6667</text:p>
          </table:table-cell>
          <table:table-cell office:value-type="float" office:value="13.6667">
            <text:p>13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01-04T18:00:00">
            <text:p>Wed Jan  4 18:00:00 2023</text:p>
          </table:table-cell>
          <table:table-cell office:value-type="float" office:value="562.0">
            <text:p>562.0</text:p>
          </table:table-cell>
          <table:table-cell office:value-type="float" office:value="50.6667">
            <text:p>50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01-05T17:00:00">
            <text:p>Thu Jan  5 17:00:00 2023</text:p>
          </table:table-cell>
          <table:table-cell office:value-type="float" office:value="375.5">
            <text:p>375.5</text:p>
          </table:table-cell>
          <table:table-cell office:value-type="float" office:value="12.6667">
            <text:p>12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1-05T18:00:00">
            <text:p>Thu Jan  5 18:00:00 2023</text:p>
          </table:table-cell>
          <table:table-cell office:value-type="float" office:value="419.6667">
            <text:p>419.6667</text:p>
          </table:table-cell>
          <table:table-cell office:value-type="float" office:value="30.3333">
            <text:p>30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1-06T14:00:00">
            <text:p>Fri Jan  6 14:00:00 2023</text:p>
          </table:table-cell>
          <table:table-cell office:value-type="float" office:value="425.3333">
            <text:p>425.3333</text:p>
          </table:table-cell>
          <table:table-cell office:value-type="float" office:value="9.8333">
            <text:p>9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1-06T15:00:00">
            <text:p>Fri Jan  6 15:00:00 2023</text:p>
          </table:table-cell>
          <table:table-cell office:value-type="float" office:value="423.6667">
            <text:p>423.6667</text:p>
          </table:table-cell>
          <table:table-cell office:value-type="float" office:value="9.8333">
            <text:p>9.8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1-06T17:00:00">
            <text:p>Fri Jan  6 17:00:00 2023</text:p>
          </table:table-cell>
          <table:table-cell office:value-type="float" office:value="386.6667">
            <text:p>386.6667</text:p>
          </table:table-cell>
          <table:table-cell office:value-type="float" office:value="8.5">
            <text:p>8.5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1-06T18:00:00">
            <text:p>Fri Jan  6 18:00:00 2023</text:p>
          </table:table-cell>
          <table:table-cell office:value-type="float" office:value="420.0">
            <text:p>420.0</text:p>
          </table:table-cell>
          <table:table-cell office:value-type="float" office:value="22.6667">
            <text:p>22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01-07T14:00:00">
            <text:p>Sat Jan  7 14:00:00 2023</text:p>
          </table:table-cell>
          <table:table-cell office:value-type="float" office:value="382.5">
            <text:p>382.5</text:p>
          </table:table-cell>
          <table:table-cell office:value-type="float" office:value="10.3333">
            <text:p>10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01-07T15:00:00">
            <text:p>Sat Jan  7 15:00:00 2023</text:p>
          </table:table-cell>
          <table:table-cell office:value-type="float" office:value="448.6667">
            <text:p>448.6667</text:p>
          </table:table-cell>
          <table:table-cell office:value-type="float" office:value="12.1667">
            <text:p>12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1-07T16:00:00">
            <text:p>Sat Jan  7 16:00:00 2023</text:p>
          </table:table-cell>
          <table:table-cell office:value-type="float" office:value="449.6667">
            <text:p>449.6667</text:p>
          </table:table-cell>
          <table:table-cell office:value-type="float" office:value="11.8333">
            <text:p>11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1-07T17:00:00">
            <text:p>Sat Jan  7 17:00:00 2023</text:p>
          </table:table-cell>
          <table:table-cell office:value-type="float" office:value="452.3333">
            <text:p>452.3333</text:p>
          </table:table-cell>
          <table:table-cell office:value-type="float" office:value="14.1667">
            <text:p>14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1-07T18:00:00">
            <text:p>Sat Jan  7 18:00:00 2023</text:p>
          </table:table-cell>
          <table:table-cell office:value-type="float" office:value="501.1667">
            <text:p>501.1667</text:p>
          </table:table-cell>
          <table:table-cell office:value-type="float" office:value="25.1667">
            <text:p>25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1-11T16:00:00">
            <text:p>Wed Jan 11 16:00:00 2023</text:p>
          </table:table-cell>
          <table:table-cell office:value-type="float" office:value="581.8333">
            <text:p>581.8333</text:p>
          </table:table-cell>
          <table:table-cell office:value-type="float" office:value="12.3333">
            <text:p>12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1-11T17:00:00">
            <text:p>Wed Jan 11 17:00:00 2023</text:p>
          </table:table-cell>
          <table:table-cell office:value-type="float" office:value="549.3333">
            <text:p>549.3333</text:p>
          </table:table-cell>
          <table:table-cell office:value-type="float" office:value="13.0">
            <text:p>13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1-13T18:00:00">
            <text:p>Fri Jan 13 18:00:00 2023</text:p>
          </table:table-cell>
          <table:table-cell office:value-type="float" office:value="595.8333">
            <text:p>595.8333</text:p>
          </table:table-cell>
          <table:table-cell office:value-type="float" office:value="27.1667">
            <text:p>27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01-15T17:00:00">
            <text:p>Sun Jan 15 17:00:00 2023</text:p>
          </table:table-cell>
          <table:table-cell office:value-type="float" office:value="668.1667">
            <text:p>668.1667</text:p>
          </table:table-cell>
          <table:table-cell office:value-type="float" office:value="7.3333">
            <text:p>7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1-15T18:00:00">
            <text:p>Sun Jan 15 18:00:00 2023</text:p>
          </table:table-cell>
          <table:table-cell office:value-type="float" office:value="625.5">
            <text:p>625.5</text:p>
          </table:table-cell>
          <table:table-cell office:value-type="float" office:value="10.8333">
            <text:p>10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1-21T14:00:00">
            <text:p>Sat Jan 21 14:00:00 2023</text:p>
          </table:table-cell>
          <table:table-cell office:value-type="float" office:value="336.0">
            <text:p>336.0</text:p>
          </table:table-cell>
          <table:table-cell office:value-type="float" office:value="8.1667">
            <text:p>8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1-21T16:00:00">
            <text:p>Sat Jan 21 16:00:00 2023</text:p>
          </table:table-cell>
          <table:table-cell office:value-type="float" office:value="302.8333">
            <text:p>302.8333</text:p>
          </table:table-cell>
          <table:table-cell office:value-type="float" office:value="5.0">
            <text:p>5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1-21T18:00:00">
            <text:p>Sat Jan 21 18:00:00 2023</text:p>
          </table:table-cell>
          <table:table-cell office:value-type="float" office:value="295.8333">
            <text:p>295.8333</text:p>
          </table:table-cell>
          <table:table-cell office:value-type="float" office:value="7.6667">
            <text:p>7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3-01-21T21:00:00">
            <text:p>Sat Jan 21 21:00:00 2023</text:p>
          </table:table-cell>
          <table:table-cell office:value-type="float" office:value="320.3333">
            <text:p>320.3333</text:p>
          </table:table-cell>
          <table:table-cell office:value-type="float" office:value="22.5">
            <text:p>22.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01-21T22:00:00">
            <text:p>Sat Jan 21 22:00:00 2023</text:p>
          </table:table-cell>
          <table:table-cell office:value-type="float" office:value="383.0">
            <text:p>383.0</text:p>
          </table:table-cell>
          <table:table-cell office:value-type="float" office:value="37.8333">
            <text:p>37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1-21T23:00:00">
            <text:p>Sat Jan 21 23:00:00 2023</text:p>
          </table:table-cell>
          <table:table-cell office:value-type="float" office:value="325.3333">
            <text:p>325.3333</text:p>
          </table:table-cell>
          <table:table-cell office:value-type="float" office:value="19.6667">
            <text:p>19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01-24T19:00:00">
            <text:p>Tue Jan 24 19:00:00 2023</text:p>
          </table:table-cell>
          <table:table-cell office:value-type="float" office:value="294.5">
            <text:p>294.5</text:p>
          </table:table-cell>
          <table:table-cell office:value-type="float" office:value="31.0">
            <text:p>31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01-24T20:00:00">
            <text:p>Tue Jan 24 20:00:00 2023</text:p>
          </table:table-cell>
          <table:table-cell office:value-type="float" office:value="293.0">
            <text:p>293.0</text:p>
          </table:table-cell>
          <table:table-cell office:value-type="float" office:value="29.5">
            <text:p>29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1-24T21:00:00">
            <text:p>Tue Jan 24 21:00:00 2023</text:p>
          </table:table-cell>
          <table:table-cell office:value-type="float" office:value="337.0">
            <text:p>337.0</text:p>
          </table:table-cell>
          <table:table-cell office:value-type="float" office:value="32.6667">
            <text:p>32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01-24T22:00:00">
            <text:p>Tue Jan 24 22:00:00 2023</text:p>
          </table:table-cell>
          <table:table-cell office:value-type="float" office:value="360.8333">
            <text:p>360.8333</text:p>
          </table:table-cell>
          <table:table-cell office:value-type="float" office:value="30.1667">
            <text:p>30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1-25T19:00:00">
            <text:p>Wed Jan 25 19:00:00 2023</text:p>
          </table:table-cell>
          <table:table-cell office:value-type="float" office:value="571.5">
            <text:p>571.5</text:p>
          </table:table-cell>
          <table:table-cell office:value-type="float" office:value="64.0">
            <text:p>64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01-26T15:00:00">
            <text:p>Thu Jan 26 15:00:00 2023</text:p>
          </table:table-cell>
          <table:table-cell office:value-type="float" office:value="312.0">
            <text:p>312.0</text:p>
          </table:table-cell>
          <table:table-cell office:value-type="float" office:value="9.8333">
            <text:p>9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1-26T16:00:00">
            <text:p>Thu Jan 26 16:00:00 2023</text:p>
          </table:table-cell>
          <table:table-cell office:value-type="float" office:value="309.0">
            <text:p>309.0</text:p>
          </table:table-cell>
          <table:table-cell office:value-type="float" office:value="11.1667">
            <text:p>11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1-26T17:00:00">
            <text:p>Thu Jan 26 17:00:00 2023</text:p>
          </table:table-cell>
          <table:table-cell office:value-type="float" office:value="287.6667">
            <text:p>287.6667</text:p>
          </table:table-cell>
          <table:table-cell office:value-type="float" office:value="14.0">
            <text:p>14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1-26T18:00:00">
            <text:p>Thu Jan 26 18:00:00 2023</text:p>
          </table:table-cell>
          <table:table-cell office:value-type="float" office:value="304.5">
            <text:p>304.5</text:p>
          </table:table-cell>
          <table:table-cell office:value-type="float" office:value="19.8333">
            <text:p>19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01-26T19:00:00">
            <text:p>Thu Jan 26 19:00:00 2023</text:p>
          </table:table-cell>
          <table:table-cell office:value-type="float" office:value="354.6667">
            <text:p>354.6667</text:p>
          </table:table-cell>
          <table:table-cell office:value-type="float" office:value="27.6667">
            <text:p>27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1-26T20:00:00">
            <text:p>Thu Jan 26 20:00:00 2023</text:p>
          </table:table-cell>
          <table:table-cell office:value-type="float" office:value="392.0">
            <text:p>392.0</text:p>
          </table:table-cell>
          <table:table-cell office:value-type="float" office:value="26.1667">
            <text:p>26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1-26T21:00:00">
            <text:p>Thu Jan 26 21:00:00 2023</text:p>
          </table:table-cell>
          <table:table-cell office:value-type="float" office:value="400.8333">
            <text:p>400.8333</text:p>
          </table:table-cell>
          <table:table-cell office:value-type="float" office:value="27.5">
            <text:p>27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1-27T19:00:00">
            <text:p>Fri Jan 27 19:00:00 2023</text:p>
          </table:table-cell>
          <table:table-cell office:value-type="float" office:value="311.0">
            <text:p>311.0</text:p>
          </table:table-cell>
          <table:table-cell office:value-type="float" office:value="35.0">
            <text:p>35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1-27T20:00:00">
            <text:p>Fri Jan 27 20:00:00 2023</text:p>
          </table:table-cell>
          <table:table-cell office:value-type="float" office:value="431.6667">
            <text:p>431.6667</text:p>
          </table:table-cell>
          <table:table-cell office:value-type="float" office:value="68.5">
            <text:p>68.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01-27T22:00:00">
            <text:p>Fri Jan 27 22:00:00 2023</text:p>
          </table:table-cell>
          <table:table-cell office:value-type="float" office:value="449.1667">
            <text:p>449.1667</text:p>
          </table:table-cell>
          <table:table-cell office:value-type="float" office:value="48.6667">
            <text:p>48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1-28T13:00:00">
            <text:p>Sat Jan 28 13:00:00 2023</text:p>
          </table:table-cell>
          <table:table-cell office:value-type="float" office:value="234.1667">
            <text:p>234.1667</text:p>
          </table:table-cell>
          <table:table-cell office:value-type="float" office:value="9.8333">
            <text:p>9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1-28T19:00:00">
            <text:p>Sat Jan 28 19:00:00 2023</text:p>
          </table:table-cell>
          <table:table-cell office:value-type="float" office:value="339.1667">
            <text:p>339.1667</text:p>
          </table:table-cell>
          <table:table-cell office:value-type="float" office:value="35.5">
            <text:p>35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3-01-29T15:00:00">
            <text:p>Sun Jan 29 15:00:00 2023</text:p>
          </table:table-cell>
          <table:table-cell office:value-type="float" office:value="256.8333">
            <text:p>256.8333</text:p>
          </table:table-cell>
          <table:table-cell office:value-type="float" office:value="6.1667">
            <text:p>6.1667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01-29T16:00:00">
            <text:p>Sun Jan 29 16:00:00 2023</text:p>
          </table:table-cell>
          <table:table-cell office:value-type="float" office:value="246.1667">
            <text:p>246.1667</text:p>
          </table:table-cell>
          <table:table-cell office:value-type="float" office:value="5.6667">
            <text:p>5.6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1-29T17:00:00">
            <text:p>Sun Jan 29 17:00:00 2023</text:p>
          </table:table-cell>
          <table:table-cell office:value-type="float" office:value="240.3333">
            <text:p>240.3333</text:p>
          </table:table-cell>
          <table:table-cell office:value-type="float" office:value="6.5">
            <text:p>6.5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01-29T18:00:00">
            <text:p>Sun Jan 29 18:00:00 2023</text:p>
          </table:table-cell>
          <table:table-cell office:value-type="float" office:value="261.0">
            <text:p>261.0</text:p>
          </table:table-cell>
          <table:table-cell office:value-type="float" office:value="11.8333">
            <text:p>11.8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01-29T19:00:00">
            <text:p>Sun Jan 29 19:00:00 2023</text:p>
          </table:table-cell>
          <table:table-cell office:value-type="float" office:value="464.0">
            <text:p>464.0</text:p>
          </table:table-cell>
          <table:table-cell office:value-type="float" office:value="50.5">
            <text:p>50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1-31T18:00:00">
            <text:p>Tue Jan 31 18:00:00 2023</text:p>
          </table:table-cell>
          <table:table-cell office:value-type="float" office:value="298.3333">
            <text:p>298.3333</text:p>
          </table:table-cell>
          <table:table-cell office:value-type="float" office:value="23.6667">
            <text:p>23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2-01T07:00:00">
            <text:p>Wed Feb  1 07:00:00 2023</text:p>
          </table:table-cell>
          <table:table-cell office:value-type="float" office:value="366.5">
            <text:p>366.5</text:p>
          </table:table-cell>
          <table:table-cell office:value-type="float" office:value="39.0">
            <text:p>39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2-01T16:00:00">
            <text:p>Wed Feb  1 16:00:00 2023</text:p>
          </table:table-cell>
          <table:table-cell office:value-type="float" office:value="220.0">
            <text:p>220.0</text:p>
          </table:table-cell>
          <table:table-cell office:value-type="float" office:value="12.3333">
            <text:p>12.3333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2-01T18:00:00">
            <text:p>Wed Feb  1 18:00:00 2023</text:p>
          </table:table-cell>
          <table:table-cell office:value-type="float" office:value="247.0">
            <text:p>247.0</text:p>
          </table:table-cell>
          <table:table-cell office:value-type="float" office:value="24.6667">
            <text:p>24.6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2-01T19:00:00">
            <text:p>Wed Feb  1 19:00:00 2023</text:p>
          </table:table-cell>
          <table:table-cell office:value-type="float" office:value="580.6667">
            <text:p>580.6667</text:p>
          </table:table-cell>
          <table:table-cell office:value-type="float" office:value="88.5">
            <text:p>88.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02-02T13:00:00">
            <text:p>Thu Feb  2 13:00:00 2023</text:p>
          </table:table-cell>
          <table:table-cell office:value-type="float" office:value="354.0">
            <text:p>354.0</text:p>
          </table:table-cell>
          <table:table-cell office:value-type="float" office:value="26.6667">
            <text:p>26.6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02-02T16:00:00">
            <text:p>Thu Feb  2 16:00:00 2023</text:p>
          </table:table-cell>
          <table:table-cell office:value-type="float" office:value="256.5">
            <text:p>256.5</text:p>
          </table:table-cell>
          <table:table-cell office:value-type="float" office:value="14.6667">
            <text:p>14.6667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2-02T17:00:00">
            <text:p>Thu Feb  2 17:00:00 2023</text:p>
          </table:table-cell>
          <table:table-cell office:value-type="float" office:value="240.3333">
            <text:p>240.3333</text:p>
          </table:table-cell>
          <table:table-cell office:value-type="float" office:value="14.8333">
            <text:p>14.8333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3-02-02T18:00:00">
            <text:p>Thu Feb  2 18:00:00 2023</text:p>
          </table:table-cell>
          <table:table-cell office:value-type="float" office:value="331.8333">
            <text:p>331.8333</text:p>
          </table:table-cell>
          <table:table-cell office:value-type="float" office:value="35.6667">
            <text:p>35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3-02-03T18:00:00">
            <text:p>Fri Feb  3 18:00:00 2023</text:p>
          </table:table-cell>
          <table:table-cell office:value-type="float" office:value="235.0">
            <text:p>235.0</text:p>
          </table:table-cell>
          <table:table-cell office:value-type="float" office:value="32.3333">
            <text:p>32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02-04T15:00:00">
            <text:p>Sat Feb  4 15:00:00 2023</text:p>
          </table:table-cell>
          <table:table-cell office:value-type="float" office:value="219.6667">
            <text:p>219.6667</text:p>
          </table:table-cell>
          <table:table-cell office:value-type="float" office:value="12.6667">
            <text:p>12.6667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2-04T17:00:00">
            <text:p>Sat Feb  4 17:00:00 2023</text:p>
          </table:table-cell>
          <table:table-cell office:value-type="float" office:value="180.8333">
            <text:p>180.8333</text:p>
          </table:table-cell>
          <table:table-cell office:value-type="float" office:value="8.5">
            <text:p>8.5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3-02-05T13:00:00">
            <text:p>Sun Feb  5 13:00:00 2023</text:p>
          </table:table-cell>
          <table:table-cell office:value-type="float" office:value="268.0">
            <text:p>268.0</text:p>
          </table:table-cell>
          <table:table-cell office:value-type="float" office:value="10.5">
            <text:p>10.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02-05T14:00:00">
            <text:p>Sun Feb  5 14:00:00 2023</text:p>
          </table:table-cell>
          <table:table-cell office:value-type="float" office:value="259.1667">
            <text:p>259.1667</text:p>
          </table:table-cell>
          <table:table-cell office:value-type="float" office:value="9.3333">
            <text:p>9.3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3-02-05T15:00:00">
            <text:p>Sun Feb  5 15:00:00 2023</text:p>
          </table:table-cell>
          <table:table-cell office:value-type="float" office:value="240.3333">
            <text:p>240.3333</text:p>
          </table:table-cell>
          <table:table-cell office:value-type="float" office:value="8.5">
            <text:p>8.5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2-05T16:00:00">
            <text:p>Sun Feb  5 16:00:00 2023</text:p>
          </table:table-cell>
          <table:table-cell office:value-type="float" office:value="221.0">
            <text:p>221.0</text:p>
          </table:table-cell>
          <table:table-cell office:value-type="float" office:value="7.1667">
            <text:p>7.1667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3-02-05T17:00:00">
            <text:p>Sun Feb  5 17:00:00 2023</text:p>
          </table:table-cell>
          <table:table-cell office:value-type="float" office:value="197.1667">
            <text:p>197.1667</text:p>
          </table:table-cell>
          <table:table-cell office:value-type="float" office:value="7.0">
            <text:p>7.0</text:p>
          </table:table-cell>
          <table:table-cell office:value-type="float" office:value="97.3333">
            <text:p>97.3333</text:p>
          </table:table-cell>
        </table:table-row>
        <table:table-row>
          <table:table-cell table:style-name="pd1" office:value-type="date" office:date-value="2023-02-05T18:00:00">
            <text:p>Sun Feb  5 18:00:00 2023</text:p>
          </table:table-cell>
          <table:table-cell office:value-type="float" office:value="217.1667">
            <text:p>217.1667</text:p>
          </table:table-cell>
          <table:table-cell office:value-type="float" office:value="17.0">
            <text:p>17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2-05T19:00:00">
            <text:p>Sun Feb  5 19:00:00 2023</text:p>
          </table:table-cell>
          <table:table-cell office:value-type="float" office:value="457.3333">
            <text:p>457.3333</text:p>
          </table:table-cell>
          <table:table-cell office:value-type="float" office:value="77.5">
            <text:p>77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2-06T15:00:00">
            <text:p>Mon Feb  6 15:00:00 2023</text:p>
          </table:table-cell>
          <table:table-cell office:value-type="float" office:value="255.6667">
            <text:p>255.6667</text:p>
          </table:table-cell>
          <table:table-cell office:value-type="float" office:value="13.5">
            <text:p>13.5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2-06T16:00:00">
            <text:p>Mon Feb  6 16:00:00 2023</text:p>
          </table:table-cell>
          <table:table-cell office:value-type="float" office:value="215.8333">
            <text:p>215.8333</text:p>
          </table:table-cell>
          <table:table-cell office:value-type="float" office:value="9.6667">
            <text:p>9.6667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23-02-06T18:00:00">
            <text:p>Mon Feb  6 18:00:00 2023</text:p>
          </table:table-cell>
          <table:table-cell office:value-type="float" office:value="203.3333">
            <text:p>203.3333</text:p>
          </table:table-cell>
          <table:table-cell office:value-type="float" office:value="15.8333">
            <text:p>15.8333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3-02-06T19:00:00">
            <text:p>Mon Feb  6 19:00:00 2023</text:p>
          </table:table-cell>
          <table:table-cell office:value-type="float" office:value="528.3333">
            <text:p>528.3333</text:p>
          </table:table-cell>
          <table:table-cell office:value-type="float" office:value="81.8333">
            <text:p>81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2-23T18:00:00">
            <text:p>Thu Feb 23 18:00:00 2023</text:p>
          </table:table-cell>
          <table:table-cell office:value-type="float" office:value="386.6667">
            <text:p>386.6667</text:p>
          </table:table-cell>
          <table:table-cell office:value-type="float" office:value="7.3333">
            <text:p>7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02-23T19:00:00">
            <text:p>Thu Feb 23 19:00:00 2023</text:p>
          </table:table-cell>
          <table:table-cell office:value-type="float" office:value="385.6667">
            <text:p>385.6667</text:p>
          </table:table-cell>
          <table:table-cell office:value-type="float" office:value="13.0">
            <text:p>13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02-23T20:00:00">
            <text:p>Thu Feb 23 20:00:00 2023</text:p>
          </table:table-cell>
          <table:table-cell office:value-type="float" office:value="396.8333">
            <text:p>396.8333</text:p>
          </table:table-cell>
          <table:table-cell office:value-type="float" office:value="26.5">
            <text:p>26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2-23T21:00:00">
            <text:p>Thu Feb 23 21:00:00 2023</text:p>
          </table:table-cell>
          <table:table-cell office:value-type="float" office:value="396.3333">
            <text:p>396.3333</text:p>
          </table:table-cell>
          <table:table-cell office:value-type="float" office:value="31.6667">
            <text:p>31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02-24T21:00:00">
            <text:p>Fri Feb 24 21:00:00 2023</text:p>
          </table:table-cell>
          <table:table-cell office:value-type="float" office:value="434.8333">
            <text:p>434.8333</text:p>
          </table:table-cell>
          <table:table-cell office:value-type="float" office:value="41.0">
            <text:p>41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3-02-24T22:00:00">
            <text:p>Fri Feb 24 22:00:00 2023</text:p>
          </table:table-cell>
          <table:table-cell office:value-type="float" office:value="368.8333">
            <text:p>368.8333</text:p>
          </table:table-cell>
          <table:table-cell office:value-type="float" office:value="17.6667">
            <text:p>17.6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03-01T17:00:00">
            <text:p>Wed Mar  1 17:00:00 2023</text:p>
          </table:table-cell>
          <table:table-cell office:value-type="float" office:value="312.5">
            <text:p>312.5</text:p>
          </table:table-cell>
          <table:table-cell office:value-type="float" office:value="9.3333">
            <text:p>9.3333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3-03-01T18:00:00">
            <text:p>Wed Mar  1 18:00:00 2023</text:p>
          </table:table-cell>
          <table:table-cell office:value-type="float" office:value="313.5">
            <text:p>313.5</text:p>
          </table:table-cell>
          <table:table-cell office:value-type="float" office:value="12.0">
            <text:p>12.0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3-03-01T19:00:00">
            <text:p>Wed Mar  1 19:00:00 2023</text:p>
          </table:table-cell>
          <table:table-cell office:value-type="float" office:value="321.0">
            <text:p>321.0</text:p>
          </table:table-cell>
          <table:table-cell office:value-type="float" office:value="15.3333">
            <text:p>15.3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3-03-01T20:00:00">
            <text:p>Wed Mar  1 20:00:00 2023</text:p>
          </table:table-cell>
          <table:table-cell office:value-type="float" office:value="431.8333">
            <text:p>431.8333</text:p>
          </table:table-cell>
          <table:table-cell office:value-type="float" office:value="43.5">
            <text:p>43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3-01T21:00:00">
            <text:p>Wed Mar  1 21:00:00 2023</text:p>
          </table:table-cell>
          <table:table-cell office:value-type="float" office:value="447.1667">
            <text:p>447.1667</text:p>
          </table:table-cell>
          <table:table-cell office:value-type="float" office:value="41.0">
            <text:p>41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01T22:00:00">
            <text:p>Wed Mar  1 22:00:00 2023</text:p>
          </table:table-cell>
          <table:table-cell office:value-type="float" office:value="422.6667">
            <text:p>422.6667</text:p>
          </table:table-cell>
          <table:table-cell office:value-type="float" office:value="34.1667">
            <text:p>34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3-02T19:00:00">
            <text:p>Thu Mar  2 19:00:00 2023</text:p>
          </table:table-cell>
          <table:table-cell office:value-type="float" office:value="326.6667">
            <text:p>326.6667</text:p>
          </table:table-cell>
          <table:table-cell office:value-type="float" office:value="16.6667">
            <text:p>16.6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3-03T19:00:00">
            <text:p>Fri Mar  3 19:00:00 2023</text:p>
          </table:table-cell>
          <table:table-cell office:value-type="float" office:value="369.1667">
            <text:p>369.1667</text:p>
          </table:table-cell>
          <table:table-cell office:value-type="float" office:value="27.5">
            <text:p>27.5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3-03-04T15:00:00">
            <text:p>Sat Mar  4 15:00:00 2023</text:p>
          </table:table-cell>
          <table:table-cell office:value-type="float" office:value="394.5">
            <text:p>394.5</text:p>
          </table:table-cell>
          <table:table-cell office:value-type="float" office:value="8.3333">
            <text:p>8.3333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23-03-04T16:00:00">
            <text:p>Sat Mar  4 16:00:00 2023</text:p>
          </table:table-cell>
          <table:table-cell office:value-type="float" office:value="399.3333">
            <text:p>399.3333</text:p>
          </table:table-cell>
          <table:table-cell office:value-type="float" office:value="7.3333">
            <text:p>7.3333</text:p>
          </table:table-cell>
          <table:table-cell office:value-type="float" office:value="114.1667">
            <text:p>114.1667</text:p>
          </table:table-cell>
        </table:table-row>
        <table:table-row>
          <table:table-cell table:style-name="pd1" office:value-type="date" office:date-value="2023-03-04T17:00:00">
            <text:p>Sat Mar  4 17:00:00 2023</text:p>
          </table:table-cell>
          <table:table-cell office:value-type="float" office:value="362.5">
            <text:p>362.5</text:p>
          </table:table-cell>
          <table:table-cell office:value-type="float" office:value="7.5">
            <text:p>7.5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23-03-04T18:00:00">
            <text:p>Sat Mar  4 18:00:00 2023</text:p>
          </table:table-cell>
          <table:table-cell office:value-type="float" office:value="339.3333">
            <text:p>339.3333</text:p>
          </table:table-cell>
          <table:table-cell office:value-type="float" office:value="9.8333">
            <text:p>9.8333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3-03-04T19:00:00">
            <text:p>Sat Mar  4 19:00:00 2023</text:p>
          </table:table-cell>
          <table:table-cell office:value-type="float" office:value="378.3333">
            <text:p>378.3333</text:p>
          </table:table-cell>
          <table:table-cell office:value-type="float" office:value="19.3333">
            <text:p>19.3333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3-03-05T18:00:00">
            <text:p>Sun Mar  5 18:00:00 2023</text:p>
          </table:table-cell>
          <table:table-cell office:value-type="float" office:value="476.5">
            <text:p>476.5</text:p>
          </table:table-cell>
          <table:table-cell office:value-type="float" office:value="14.3333">
            <text:p>14.3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03-11T15:00:00">
            <text:p>Sat Mar 11 15:00:00 2023</text:p>
          </table:table-cell>
          <table:table-cell office:value-type="float" office:value="550.8333">
            <text:p>550.8333</text:p>
          </table:table-cell>
          <table:table-cell office:value-type="float" office:value="4.8333">
            <text:p>4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11T16:00:00">
            <text:p>Sat Mar 11 16:00:00 2023</text:p>
          </table:table-cell>
          <table:table-cell office:value-type="float" office:value="558.3333">
            <text:p>558.3333</text:p>
          </table:table-cell>
          <table:table-cell office:value-type="float" office:value="4.3333">
            <text:p>4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11T17:00:00">
            <text:p>Sat Mar 11 17:00:00 2023</text:p>
          </table:table-cell>
          <table:table-cell office:value-type="float" office:value="533.6667">
            <text:p>533.6667</text:p>
          </table:table-cell>
          <table:table-cell office:value-type="float" office:value="4.1667">
            <text:p>4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3-11T18:00:00">
            <text:p>Sat Mar 11 18:00:00 2023</text:p>
          </table:table-cell>
          <table:table-cell office:value-type="float" office:value="547.8333">
            <text:p>547.8333</text:p>
          </table:table-cell>
          <table:table-cell office:value-type="float" office:value="5.3333">
            <text:p>5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3-11T19:00:00">
            <text:p>Sat Mar 11 19:00:00 2023</text:p>
          </table:table-cell>
          <table:table-cell office:value-type="float" office:value="541.0">
            <text:p>541.0</text:p>
          </table:table-cell>
          <table:table-cell office:value-type="float" office:value="8.1667">
            <text:p>8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3-12T17:00:00">
            <text:p>Sun Mar 12 17:00:00 2023</text:p>
          </table:table-cell>
          <table:table-cell office:value-type="float" office:value="543.8333">
            <text:p>543.8333</text:p>
          </table:table-cell>
          <table:table-cell office:value-type="float" office:value="5.8333">
            <text:p>5.83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3-12T18:00:00">
            <text:p>Sun Mar 12 18:00:00 2023</text:p>
          </table:table-cell>
          <table:table-cell office:value-type="float" office:value="564.3333">
            <text:p>564.3333</text:p>
          </table:table-cell>
          <table:table-cell office:value-type="float" office:value="6.6667">
            <text:p>6.6667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3-12T19:00:00">
            <text:p>Sun Mar 12 19:00:00 2023</text:p>
          </table:table-cell>
          <table:table-cell office:value-type="float" office:value="580.8333">
            <text:p>580.8333</text:p>
          </table:table-cell>
          <table:table-cell office:value-type="float" office:value="20.5">
            <text:p>20.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3-13T18:00:00">
            <text:p>Mon Mar 13 18:00:00 2023</text:p>
          </table:table-cell>
          <table:table-cell office:value-type="float" office:value="280.1667">
            <text:p>280.1667</text:p>
          </table:table-cell>
          <table:table-cell office:value-type="float" office:value="11.5">
            <text:p>11.5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3-03-13T19:00:00">
            <text:p>Mon Mar 13 19:00:00 2023</text:p>
          </table:table-cell>
          <table:table-cell office:value-type="float" office:value="330.5">
            <text:p>330.5</text:p>
          </table:table-cell>
          <table:table-cell office:value-type="float" office:value="15.8333">
            <text:p>15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03-13T20:00:00">
            <text:p>Mon Mar 13 20:00:00 2023</text:p>
          </table:table-cell>
          <table:table-cell office:value-type="float" office:value="330.1667">
            <text:p>330.1667</text:p>
          </table:table-cell>
          <table:table-cell office:value-type="float" office:value="16.5">
            <text:p>16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03-13T21:00:00">
            <text:p>Mon Mar 13 21:00:00 2023</text:p>
          </table:table-cell>
          <table:table-cell office:value-type="float" office:value="378.0">
            <text:p>378.0</text:p>
          </table:table-cell>
          <table:table-cell office:value-type="float" office:value="15.6667">
            <text:p>15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3-13T22:00:00">
            <text:p>Mon Mar 13 22:00:00 2023</text:p>
          </table:table-cell>
          <table:table-cell office:value-type="float" office:value="355.1667">
            <text:p>355.1667</text:p>
          </table:table-cell>
          <table:table-cell office:value-type="float" office:value="12.0">
            <text:p>12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03-13T23:00:00">
            <text:p>Mon Mar 13 23:00:00 2023</text:p>
          </table:table-cell>
          <table:table-cell office:value-type="float" office:value="369.6667">
            <text:p>369.6667</text:p>
          </table:table-cell>
          <table:table-cell office:value-type="float" office:value="10.5">
            <text:p>10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3-15T18:00:00">
            <text:p>Wed Mar 15 18:00:00 2023</text:p>
          </table:table-cell>
          <table:table-cell office:value-type="float" office:value="431.8333">
            <text:p>431.8333</text:p>
          </table:table-cell>
          <table:table-cell office:value-type="float" office:value="12.8333">
            <text:p>12.8333</text:p>
          </table:table-cell>
          <table:table-cell office:value-type="float" office:value="127.0">
            <text:p>127.0</text:p>
          </table:table-cell>
        </table:table-row>
        <table:table-row>
          <table:table-cell table:style-name="pd1" office:value-type="date" office:date-value="2023-03-15T19:00:00">
            <text:p>Wed Mar 15 19:00:00 2023</text:p>
          </table:table-cell>
          <table:table-cell office:value-type="float" office:value="426.0">
            <text:p>426.0</text:p>
          </table:table-cell>
          <table:table-cell office:value-type="float" office:value="24.8333">
            <text:p>24.8333</text:p>
          </table:table-cell>
          <table:table-cell office:value-type="float" office:value="117.1667">
            <text:p>117.1667</text:p>
          </table:table-cell>
        </table:table-row>
        <table:table-row>
          <table:table-cell table:style-name="pd1" office:value-type="date" office:date-value="2023-03-15T20:00:00">
            <text:p>Wed Mar 15 20:00:00 2023</text:p>
          </table:table-cell>
          <table:table-cell office:value-type="float" office:value="631.0">
            <text:p>631.0</text:p>
          </table:table-cell>
          <table:table-cell office:value-type="float" office:value="95.6667">
            <text:p>95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03-20T19:00:00">
            <text:p>Mon Mar 20 19:00:00 2023</text:p>
          </table:table-cell>
          <table:table-cell office:value-type="float" office:value="394.6667">
            <text:p>394.6667</text:p>
          </table:table-cell>
          <table:table-cell office:value-type="float" office:value="15.6667">
            <text:p>15.6667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3-03-21T18:00:00">
            <text:p>Tue Mar 21 18:00:00 2023</text:p>
          </table:table-cell>
          <table:table-cell office:value-type="float" office:value="420.3333">
            <text:p>420.3333</text:p>
          </table:table-cell>
          <table:table-cell office:value-type="float" office:value="10.8333">
            <text:p>10.8333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3-03-21T19:00:00">
            <text:p>Tue Mar 21 19:00:00 2023</text:p>
          </table:table-cell>
          <table:table-cell office:value-type="float" office:value="412.1667">
            <text:p>412.1667</text:p>
          </table:table-cell>
          <table:table-cell office:value-type="float" office:value="19.0">
            <text:p>19.0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3-03-22T16:00:00">
            <text:p>Wed Mar 22 16:00:00 2023</text:p>
          </table:table-cell>
          <table:table-cell office:value-type="float" office:value="491.3333">
            <text:p>491.3333</text:p>
          </table:table-cell>
          <table:table-cell office:value-type="float" office:value="9.8333">
            <text:p>9.8333</text:p>
          </table:table-cell>
          <table:table-cell office:value-type="float" office:value="116.5">
            <text:p>116.5</text:p>
          </table:table-cell>
        </table:table-row>
        <table:table-row>
          <table:table-cell table:style-name="pd1" office:value-type="date" office:date-value="2023-03-22T17:00:00">
            <text:p>Wed Mar 22 17:00:00 2023</text:p>
          </table:table-cell>
          <table:table-cell office:value-type="float" office:value="484.0">
            <text:p>484.0</text:p>
          </table:table-cell>
          <table:table-cell office:value-type="float" office:value="8.5">
            <text:p>8.5</text:p>
          </table:table-cell>
          <table:table-cell office:value-type="float" office:value="119.1667">
            <text:p>119.1667</text:p>
          </table:table-cell>
        </table:table-row>
        <table:table-row>
          <table:table-cell table:style-name="pd1" office:value-type="date" office:date-value="2023-03-22T19:00:00">
            <text:p>Wed Mar 22 19:00:00 2023</text:p>
          </table:table-cell>
          <table:table-cell office:value-type="float" office:value="466.1667">
            <text:p>466.1667</text:p>
          </table:table-cell>
          <table:table-cell office:value-type="float" office:value="19.5">
            <text:p>19.5</text:p>
          </table:table-cell>
          <table:table-cell office:value-type="float" office:value="104.3333">
            <text:p>104.3333</text:p>
          </table:table-cell>
        </table:table-row>
        <table:table-row>
          <table:table-cell table:style-name="pd1" office:value-type="date" office:date-value="2023-03-25T17:00:00">
            <text:p>Sat Mar 25 17:00:00 2023</text:p>
          </table:table-cell>
          <table:table-cell office:value-type="float" office:value="587.3333">
            <text:p>587.3333</text:p>
          </table:table-cell>
          <table:table-cell office:value-type="float" office:value="4.8333">
            <text:p>4.8333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3-03-25T18:00:00">
            <text:p>Sat Mar 25 18:00:00 2023</text:p>
          </table:table-cell>
          <table:table-cell office:value-type="float" office:value="591.3333">
            <text:p>591.3333</text:p>
          </table:table-cell>
          <table:table-cell office:value-type="float" office:value="5.5">
            <text:p>5.5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3-03-25T19:00:00">
            <text:p>Sat Mar 25 19:00:00 2023</text:p>
          </table:table-cell>
          <table:table-cell office:value-type="float" office:value="572.8333">
            <text:p>572.8333</text:p>
          </table:table-cell>
          <table:table-cell office:value-type="float" office:value="6.3333">
            <text:p>6.3333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3-03-26T18:00:00">
            <text:p>Sun Mar 26 18:00:00 2023</text:p>
          </table:table-cell>
          <table:table-cell office:value-type="float" office:value="541.5">
            <text:p>541.5</text:p>
          </table:table-cell>
          <table:table-cell office:value-type="float" office:value="4.1667">
            <text:p>4.1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3-26T19:00:00">
            <text:p>Sun Mar 26 19:00:00 2023</text:p>
          </table:table-cell>
          <table:table-cell office:value-type="float" office:value="566.3333">
            <text:p>566.3333</text:p>
          </table:table-cell>
          <table:table-cell office:value-type="float" office:value="4.5">
            <text:p>4.5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03-26T20:00:00">
            <text:p>Sun Mar 26 20:00:00 2023</text:p>
          </table:table-cell>
          <table:table-cell office:value-type="float" office:value="556.3333">
            <text:p>556.3333</text:p>
          </table:table-cell>
          <table:table-cell office:value-type="float" office:value="6.5">
            <text:p>6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03-26T21:00:00">
            <text:p>Sun Mar 26 21:00:00 2023</text:p>
          </table:table-cell>
          <table:table-cell office:value-type="float" office:value="558.8333">
            <text:p>558.8333</text:p>
          </table:table-cell>
          <table:table-cell office:value-type="float" office:value="14.5">
            <text:p>14.5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03-27T19:00:00">
            <text:p>Mon Mar 27 19:00:00 2023</text:p>
          </table:table-cell>
          <table:table-cell office:value-type="float" office:value="454.3333">
            <text:p>454.3333</text:p>
          </table:table-cell>
          <table:table-cell office:value-type="float" office:value="11.1667">
            <text:p>11.1667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3-03-27T20:00:00">
            <text:p>Mon Mar 27 20:00:00 2023</text:p>
          </table:table-cell>
          <table:table-cell office:value-type="float" office:value="492.5">
            <text:p>492.5</text:p>
          </table:table-cell>
          <table:table-cell office:value-type="float" office:value="12.5">
            <text:p>12.5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3-03-27T21:00:00">
            <text:p>Mon Mar 27 21:00:00 2023</text:p>
          </table:table-cell>
          <table:table-cell office:value-type="float" office:value="535.1667">
            <text:p>535.1667</text:p>
          </table:table-cell>
          <table:table-cell office:value-type="float" office:value="39.0">
            <text:p>39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03-28T20:00:00">
            <text:p>Tue Mar 28 20:00:00 2023</text:p>
          </table:table-cell>
          <table:table-cell office:value-type="float" office:value="404.8333">
            <text:p>404.8333</text:p>
          </table:table-cell>
          <table:table-cell office:value-type="float" office:value="26.6667">
            <text:p>26.6667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3-03-28T21:00:00">
            <text:p>Tue Mar 28 21:00:00 2023</text:p>
          </table:table-cell>
          <table:table-cell office:value-type="float" office:value="399.0">
            <text:p>399.0</text:p>
          </table:table-cell>
          <table:table-cell office:value-type="float" office:value="41.8333">
            <text:p>41.8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3-28T22:00:00">
            <text:p>Tue Mar 28 22:00:00 2023</text:p>
          </table:table-cell>
          <table:table-cell office:value-type="float" office:value="433.0">
            <text:p>433.0</text:p>
          </table:table-cell>
          <table:table-cell office:value-type="float" office:value="48.3333">
            <text:p>48.3333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3-04-26T17:00:00">
            <text:p>Wed Apr 26 17:00:00 2023</text:p>
          </table:table-cell>
          <table:table-cell office:value-type="float" office:value="404.5">
            <text:p>404.5</text:p>
          </table:table-cell>
          <table:table-cell office:value-type="float" office:value="8.1667">
            <text:p>8.1667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3-04-26T18:00:00">
            <text:p>Wed Apr 26 18:00:00 2023</text:p>
          </table:table-cell>
          <table:table-cell office:value-type="float" office:value="422.8333">
            <text:p>422.8333</text:p>
          </table:table-cell>
          <table:table-cell office:value-type="float" office:value="10.8333">
            <text:p>10.8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04-26T19:00:00">
            <text:p>Wed Apr 26 19:00:00 2023</text:p>
          </table:table-cell>
          <table:table-cell office:value-type="float" office:value="426.5">
            <text:p>426.5</text:p>
          </table:table-cell>
          <table:table-cell office:value-type="float" office:value="12.1667">
            <text:p>12.1667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04-26T20:00:00">
            <text:p>Wed Apr 26 20:00:00 2023</text:p>
          </table:table-cell>
          <table:table-cell office:value-type="float" office:value="419.8333">
            <text:p>419.8333</text:p>
          </table:table-cell>
          <table:table-cell office:value-type="float" office:value="18.5">
            <text:p>18.5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04-28T19:00:00">
            <text:p>Fri Apr 28 19:00:00 2023</text:p>
          </table:table-cell>
          <table:table-cell office:value-type="float" office:value="550.0">
            <text:p>550.0</text:p>
          </table:table-cell>
          <table:table-cell office:value-type="float" office:value="12.3333">
            <text:p>12.3333</text:p>
          </table:table-cell>
          <table:table-cell office:value-type="float" office:value="114.0">
            <text:p>114.0</text:p>
          </table:table-cell>
        </table:table-row>
        <table:table-row>
          <table:table-cell table:style-name="pd1" office:value-type="date" office:date-value="2023-04-28T20:00:00">
            <text:p>Fri Apr 28 20:00:00 2023</text:p>
          </table:table-cell>
          <table:table-cell office:value-type="float" office:value="565.5">
            <text:p>565.5</text:p>
          </table:table-cell>
          <table:table-cell office:value-type="float" office:value="15.8333">
            <text:p>15.8333</text:p>
          </table:table-cell>
          <table:table-cell office:value-type="float" office:value="113.6667">
            <text:p>113.6667</text:p>
          </table:table-cell>
        </table:table-row>
        <table:table-row>
          <table:table-cell table:style-name="pd1" office:value-type="date" office:date-value="2023-04-28T21:00:00">
            <text:p>Fri Apr 28 21:00:00 2023</text:p>
          </table:table-cell>
          <table:table-cell office:value-type="float" office:value="583.5">
            <text:p>583.5</text:p>
          </table:table-cell>
          <table:table-cell office:value-type="float" office:value="15.5">
            <text:p>15.5</text:p>
          </table:table-cell>
          <table:table-cell office:value-type="float" office:value="117.1667">
            <text:p>117.1667</text:p>
          </table:table-cell>
        </table:table-row>
        <table:table-row>
          <table:table-cell table:style-name="pd1" office:value-type="date" office:date-value="2023-04-28T22:00:00">
            <text:p>Fri Apr 28 22:00:00 2023</text:p>
          </table:table-cell>
          <table:table-cell office:value-type="float" office:value="571.3333">
            <text:p>571.3333</text:p>
          </table:table-cell>
          <table:table-cell office:value-type="float" office:value="17.8333">
            <text:p>17.8333</text:p>
          </table:table-cell>
          <table:table-cell office:value-type="float" office:value="124.1667">
            <text:p>124.1667</text:p>
          </table:table-cell>
        </table:table-row>
        <table:table-row>
          <table:table-cell table:style-name="pd1" office:value-type="date" office:date-value="2023-05-02T21:00:00">
            <text:p>Tue May  2 21:00:00 2023</text:p>
          </table:table-cell>
          <table:table-cell office:value-type="float" office:value="469.0">
            <text:p>469.0</text:p>
          </table:table-cell>
          <table:table-cell office:value-type="float" office:value="37.3333">
            <text:p>37.3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3-05-28T18:00:00">
            <text:p>Sun May 28 18:00:00 2023</text:p>
          </table:table-cell>
          <table:table-cell office:value-type="float" office:value="469.5">
            <text:p>469.5</text:p>
          </table:table-cell>
          <table:table-cell office:value-type="float" office:value="6.8333">
            <text:p>6.8333</text:p>
          </table:table-cell>
          <table:table-cell office:value-type="float" office:value="112.6667">
            <text:p>112.6667</text:p>
          </table:table-cell>
        </table:table-row>
        <table:table-row>
          <table:table-cell table:style-name="pd1" office:value-type="date" office:date-value="2023-05-28T19:00:00">
            <text:p>Sun May 28 19:00:00 2023</text:p>
          </table:table-cell>
          <table:table-cell office:value-type="float" office:value="464.6667">
            <text:p>464.6667</text:p>
          </table:table-cell>
          <table:table-cell office:value-type="float" office:value="6.3333">
            <text:p>6.3333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3-06-03T20:00:00">
            <text:p>Sat Jun  3 20:00:00 2023</text:p>
          </table:table-cell>
          <table:table-cell office:value-type="float" office:value="450.1667">
            <text:p>450.1667</text:p>
          </table:table-cell>
          <table:table-cell office:value-type="float" office:value="8.0">
            <text:p>8.0</text:p>
          </table:table-cell>
          <table:table-cell office:value-type="float" office:value="111.5">
            <text:p>111.5</text:p>
          </table:table-cell>
        </table:table-row>
        <table:table-row>
          <table:table-cell table:style-name="pd1" office:value-type="date" office:date-value="2023-06-08T20:00:00">
            <text:p>Thu Jun  8 20:00:00 2023</text:p>
          </table:table-cell>
          <table:table-cell office:value-type="float" office:value="410.1667">
            <text:p>410.1667</text:p>
          </table:table-cell>
          <table:table-cell office:value-type="float" office:value="15.0">
            <text:p>15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06-08T21:00:00">
            <text:p>Thu Jun  8 21:00:00 2023</text:p>
          </table:table-cell>
          <table:table-cell office:value-type="float" office:value="456.0">
            <text:p>456.0</text:p>
          </table:table-cell>
          <table:table-cell office:value-type="float" office:value="13.8333">
            <text:p>13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06-08T22:00:00">
            <text:p>Thu Jun  8 22:00:00 2023</text:p>
          </table:table-cell>
          <table:table-cell office:value-type="float" office:value="467.5">
            <text:p>467.5</text:p>
          </table:table-cell>
          <table:table-cell office:value-type="float" office:value="8.0">
            <text:p>8.0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06-20T20:00:00">
            <text:p>Tue Jun 20 20:00:00 2023</text:p>
          </table:table-cell>
          <table:table-cell office:value-type="float" office:value="324.1667">
            <text:p>324.1667</text:p>
          </table:table-cell>
          <table:table-cell office:value-type="float" office:value="7.5">
            <text:p>7.5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06-20T21:00:00">
            <text:p>Tue Jun 20 21:00:00 2023</text:p>
          </table:table-cell>
          <table:table-cell office:value-type="float" office:value="331.6667">
            <text:p>331.6667</text:p>
          </table:table-cell>
          <table:table-cell office:value-type="float" office:value="11.5">
            <text:p>11.5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3-06-20T22:00:00">
            <text:p>Tue Jun 20 22:00:00 2023</text:p>
          </table:table-cell>
          <table:table-cell office:value-type="float" office:value="331.6667">
            <text:p>331.6667</text:p>
          </table:table-cell>
          <table:table-cell office:value-type="float" office:value="12.0">
            <text:p>12.0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6-20T23:00:00">
            <text:p>Tue Jun 20 23:00:00 2023</text:p>
          </table:table-cell>
          <table:table-cell office:value-type="float" office:value="367.0">
            <text:p>367.0</text:p>
          </table:table-cell>
          <table:table-cell office:value-type="float" office:value="13.5">
            <text:p>13.5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3-06-22T20:00:00">
            <text:p>Thu Jun 22 20:00:00 2023</text:p>
          </table:table-cell>
          <table:table-cell office:value-type="float" office:value="324.3333">
            <text:p>324.3333</text:p>
          </table:table-cell>
          <table:table-cell office:value-type="float" office:value="11.5">
            <text:p>11.5</text:p>
          </table:table-cell>
          <table:table-cell office:value-type="float" office:value="111.3333">
            <text:p>111.3333</text:p>
          </table:table-cell>
        </table:table-row>
        <table:table-row>
          <table:table-cell table:style-name="pd1" office:value-type="date" office:date-value="2023-07-11T16:00:00">
            <text:p>Tue Jul 11 16:00:00 2023</text:p>
          </table:table-cell>
          <table:table-cell office:value-type="float" office:value="203.6667">
            <text:p>203.6667</text:p>
          </table:table-cell>
          <table:table-cell office:value-type="float" office:value="10.0">
            <text:p>10.0</text:p>
          </table:table-cell>
          <table:table-cell office:value-type="float" office:value="106.5">
            <text:p>106.5</text:p>
          </table:table-cell>
        </table:table-row>
        <table:table-row>
          <table:table-cell table:style-name="pd1" office:value-type="date" office:date-value="2023-07-11T17:00:00">
            <text:p>Tue Jul 11 17:00:00 2023</text:p>
          </table:table-cell>
          <table:table-cell office:value-type="float" office:value="151.5">
            <text:p>151.5</text:p>
          </table:table-cell>
          <table:table-cell office:value-type="float" office:value="7.6667">
            <text:p>7.6667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23-07-11T18:00:00">
            <text:p>Tue Jul 11 18:00:00 2023</text:p>
          </table:table-cell>
          <table:table-cell office:value-type="float" office:value="133.5">
            <text:p>133.5</text:p>
          </table:table-cell>
          <table:table-cell office:value-type="float" office:value="9.3333">
            <text:p>9.3333</text:p>
          </table:table-cell>
          <table:table-cell office:value-type="float" office:value="112.0">
            <text:p>112.0</text:p>
          </table:table-cell>
        </table:table-row>
        <table:table-row>
          <table:table-cell table:style-name="pd1" office:value-type="date" office:date-value="2023-07-11T19:00:00">
            <text:p>Tue Jul 11 19:00:00 2023</text:p>
          </table:table-cell>
          <table:table-cell office:value-type="float" office:value="118.3333">
            <text:p>118.3333</text:p>
          </table:table-cell>
          <table:table-cell office:value-type="float" office:value="9.6667">
            <text:p>9.6667</text:p>
          </table:table-cell>
          <table:table-cell office:value-type="float" office:value="116.1667">
            <text:p>116.1667</text:p>
          </table:table-cell>
        </table:table-row>
        <table:table-row>
          <table:table-cell table:style-name="pd1" office:value-type="date" office:date-value="2023-07-11T20:00:00">
            <text:p>Tue Jul 11 20:00:00 2023</text:p>
          </table:table-cell>
          <table:table-cell office:value-type="float" office:value="114.0">
            <text:p>114.0</text:p>
          </table:table-cell>
          <table:table-cell office:value-type="float" office:value="14.6667">
            <text:p>14.6667</text:p>
          </table:table-cell>
          <table:table-cell office:value-type="float" office:value="112.0">
            <text:p>112.0</text:p>
          </table:table-cell>
        </table:table-row>
        <table:table-row>
          <table:table-cell table:style-name="pd1" office:value-type="date" office:date-value="2023-07-11T21:00:00">
            <text:p>Tue Jul 11 21:00:00 2023</text:p>
          </table:table-cell>
          <table:table-cell office:value-type="float" office:value="84.1667">
            <text:p>84.1667</text:p>
          </table:table-cell>
          <table:table-cell office:value-type="float" office:value="24.8333">
            <text:p>24.8333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3-07-17T17:00:00">
            <text:p>Mon Jul 17 17:00:00 2023</text:p>
          </table:table-cell>
          <table:table-cell office:value-type="float" office:value="182.1667">
            <text:p>182.1667</text:p>
          </table:table-cell>
          <table:table-cell office:value-type="float" office:value="8.3333">
            <text:p>8.3333</text:p>
          </table:table-cell>
          <table:table-cell office:value-type="float" office:value="120.6667">
            <text:p>120.6667</text:p>
          </table:table-cell>
        </table:table-row>
        <table:table-row>
          <table:table-cell table:style-name="pd1" office:value-type="date" office:date-value="2023-07-17T18:00:00">
            <text:p>Mon Jul 17 18:00:00 2023</text:p>
          </table:table-cell>
          <table:table-cell office:value-type="float" office:value="159.3333">
            <text:p>159.3333</text:p>
          </table:table-cell>
          <table:table-cell office:value-type="float" office:value="9.3333">
            <text:p>9.3333</text:p>
          </table:table-cell>
          <table:table-cell office:value-type="float" office:value="128.8333">
            <text:p>128.8333</text:p>
          </table:table-cell>
        </table:table-row>
        <table:table-row>
          <table:table-cell table:style-name="pd1" office:value-type="date" office:date-value="2023-07-17T19:00:00">
            <text:p>Mon Jul 17 19:00:00 2023</text:p>
          </table:table-cell>
          <table:table-cell office:value-type="float" office:value="50.8333">
            <text:p>50.8333</text:p>
          </table:table-cell>
          <table:table-cell office:value-type="float" office:value="14.5">
            <text:p>14.5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23-07-17T20:00:00">
            <text:p>Mon Jul 17 20:00:00 2023</text:p>
          </table:table-cell>
          <table:table-cell office:value-type="float" office:value="33.0">
            <text:p>33.0</text:p>
          </table:table-cell>
          <table:table-cell office:value-type="float" office:value="21.1667">
            <text:p>21.1667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3-08-06T18:00:00">
            <text:p>Sun Aug  6 18:00:00 2023</text:p>
          </table:table-cell>
          <table:table-cell office:value-type="float" office:value="191.5">
            <text:p>191.5</text:p>
          </table:table-cell>
          <table:table-cell office:value-type="float" office:value="3.1667">
            <text:p>3.1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3-08-06T20:00:00">
            <text:p>Sun Aug  6 20:00:00 2023</text:p>
          </table:table-cell>
          <table:table-cell office:value-type="float" office:value="140.3333">
            <text:p>140.3333</text:p>
          </table:table-cell>
          <table:table-cell office:value-type="float" office:value="6.0">
            <text:p>6.0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3-09-04T19:00:00">
            <text:p>Mon Sep  4 19:00:00 2023</text:p>
          </table:table-cell>
          <table:table-cell office:value-type="float" office:value="288.1667">
            <text:p>288.1667</text:p>
          </table:table-cell>
          <table:table-cell office:value-type="float" office:value="10.1667">
            <text:p>10.1667</text:p>
          </table:table-cell>
          <table:table-cell office:value-type="float" office:value="116.1667">
            <text:p>116.1667</text:p>
          </table:table-cell>
        </table:table-row>
        <table:table-row>
          <table:table-cell table:style-name="pd1" office:value-type="date" office:date-value="2023-09-04T20:00:00">
            <text:p>Mon Sep  4 20:00:00 2023</text:p>
          </table:table-cell>
          <table:table-cell office:value-type="float" office:value="311.5">
            <text:p>311.5</text:p>
          </table:table-cell>
          <table:table-cell office:value-type="float" office:value="12.5">
            <text:p>12.5</text:p>
          </table:table-cell>
          <table:table-cell office:value-type="float" office:value="114.1667">
            <text:p>114.1667</text:p>
          </table:table-cell>
        </table:table-row>
        <table:table-row>
          <table:table-cell table:style-name="pd1" office:value-type="date" office:date-value="2023-09-04T21:00:00">
            <text:p>Mon Sep  4 21:00:00 2023</text:p>
          </table:table-cell>
          <table:table-cell office:value-type="float" office:value="338.1667">
            <text:p>338.1667</text:p>
          </table:table-cell>
          <table:table-cell office:value-type="float" office:value="17.3333">
            <text:p>17.3333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3-09-04T22:00:00">
            <text:p>Mon Sep  4 22:00:00 2023</text:p>
          </table:table-cell>
          <table:table-cell office:value-type="float" office:value="360.0">
            <text:p>360.0</text:p>
          </table:table-cell>
          <table:table-cell office:value-type="float" office:value="21.8333">
            <text:p>21.8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9-04T23:00:00">
            <text:p>Mon Sep  4 23:00:00 2023</text:p>
          </table:table-cell>
          <table:table-cell office:value-type="float" office:value="342.3333">
            <text:p>342.3333</text:p>
          </table:table-cell>
          <table:table-cell office:value-type="float" office:value="17.8333">
            <text:p>17.8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3-09-05T19:00:00">
            <text:p>Tue Sep  5 19:00:00 2023</text:p>
          </table:table-cell>
          <table:table-cell office:value-type="float" office:value="346.1667">
            <text:p>346.1667</text:p>
          </table:table-cell>
          <table:table-cell office:value-type="float" office:value="14.3333">
            <text:p>14.3333</text:p>
          </table:table-cell>
          <table:table-cell office:value-type="float" office:value="116.3333">
            <text:p>116.3333</text:p>
          </table:table-cell>
        </table:table-row>
        <table:table-row>
          <table:table-cell table:style-name="pd1" office:value-type="date" office:date-value="2023-09-05T20:00:00">
            <text:p>Tue Sep  5 20:00:00 2023</text:p>
          </table:table-cell>
          <table:table-cell office:value-type="float" office:value="332.5">
            <text:p>332.5</text:p>
          </table:table-cell>
          <table:table-cell office:value-type="float" office:value="14.8333">
            <text:p>14.8333</text:p>
          </table:table-cell>
          <table:table-cell office:value-type="float" office:value="119.8333">
            <text:p>119.8333</text:p>
          </table:table-cell>
        </table:table-row>
        <table:table-row>
          <table:table-cell table:style-name="pd1" office:value-type="date" office:date-value="2023-09-05T21:00:00">
            <text:p>Tue Sep  5 21:00:00 2023</text:p>
          </table:table-cell>
          <table:table-cell office:value-type="float" office:value="345.0">
            <text:p>345.0</text:p>
          </table:table-cell>
          <table:table-cell office:value-type="float" office:value="20.0">
            <text:p>20.0</text:p>
          </table:table-cell>
          <table:table-cell office:value-type="float" office:value="107.5">
            <text:p>107.5</text:p>
          </table:table-cell>
        </table:table-row>
        <table:table-row>
          <table:table-cell table:style-name="pd1" office:value-type="date" office:date-value="2023-09-05T22:00:00">
            <text:p>Tue Sep  5 22:00:00 2023</text:p>
          </table:table-cell>
          <table:table-cell office:value-type="float" office:value="346.5">
            <text:p>346.5</text:p>
          </table:table-cell>
          <table:table-cell office:value-type="float" office:value="24.0">
            <text:p>24.0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3-09-06T19:00:00">
            <text:p>Wed Sep  6 19:00:00 2023</text:p>
          </table:table-cell>
          <table:table-cell office:value-type="float" office:value="366.6667">
            <text:p>366.6667</text:p>
          </table:table-cell>
          <table:table-cell office:value-type="float" office:value="11.0">
            <text:p>11.0</text:p>
          </table:table-cell>
          <table:table-cell office:value-type="float" office:value="128.8333">
            <text:p>128.8333</text:p>
          </table:table-cell>
        </table:table-row>
        <table:table-row>
          <table:table-cell table:style-name="pd1" office:value-type="date" office:date-value="2023-09-06T20:00:00">
            <text:p>Wed Sep  6 20:00:00 2023</text:p>
          </table:table-cell>
          <table:table-cell office:value-type="float" office:value="384.6667">
            <text:p>384.6667</text:p>
          </table:table-cell>
          <table:table-cell office:value-type="float" office:value="20.8333">
            <text:p>20.8333</text:p>
          </table:table-cell>
          <table:table-cell office:value-type="float" office:value="118.5">
            <text:p>118.5</text:p>
          </table:table-cell>
        </table:table-row>
        <table:table-row>
          <table:table-cell table:style-name="pd1" office:value-type="date" office:date-value="2023-09-06T21:00:00">
            <text:p>Wed Sep  6 21:00:00 2023</text:p>
          </table:table-cell>
          <table:table-cell office:value-type="float" office:value="394.6667">
            <text:p>394.6667</text:p>
          </table:table-cell>
          <table:table-cell office:value-type="float" office:value="24.1667">
            <text:p>24.1667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3-09-19T19:00:00">
            <text:p>Tue Sep 19 19:00:00 2023</text:p>
          </table:table-cell>
          <table:table-cell office:value-type="float" office:value="385.5">
            <text:p>385.5</text:p>
          </table:table-cell>
          <table:table-cell office:value-type="float" office:value="13.5">
            <text:p>13.5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3-09-19T20:00:00">
            <text:p>Tue Sep 19 20:00:00 2023</text:p>
          </table:table-cell>
          <table:table-cell office:value-type="float" office:value="374.1667">
            <text:p>374.1667</text:p>
          </table:table-cell>
          <table:table-cell office:value-type="float" office:value="13.6667">
            <text:p>13.6667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23-09-19T21:00:00">
            <text:p>Tue Sep 19 21:00:00 2023</text:p>
          </table:table-cell>
          <table:table-cell office:value-type="float" office:value="366.0">
            <text:p>366.0</text:p>
          </table:table-cell>
          <table:table-cell office:value-type="float" office:value="16.0">
            <text:p>16.0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3-09-25T18:00:00">
            <text:p>Mon Sep 25 18:00:00 2023</text:p>
          </table:table-cell>
          <table:table-cell office:value-type="float" office:value="569.8333">
            <text:p>569.8333</text:p>
          </table:table-cell>
          <table:table-cell office:value-type="float" office:value="10.6667">
            <text:p>10.6667</text:p>
          </table:table-cell>
          <table:table-cell office:value-type="float" office:value="119.0">
            <text:p>119.0</text:p>
          </table:table-cell>
        </table:table-row>
        <table:table-row>
          <table:table-cell table:style-name="pd1" office:value-type="date" office:date-value="2023-09-25T19:00:00">
            <text:p>Mon Sep 25 19:00:00 2023</text:p>
          </table:table-cell>
          <table:table-cell office:value-type="float" office:value="558.0">
            <text:p>558.0</text:p>
          </table:table-cell>
          <table:table-cell office:value-type="float" office:value="13.1667">
            <text:p>13.1667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23-09-25T20:00:00">
            <text:p>Mon Sep 25 20:00:00 2023</text:p>
          </table:table-cell>
          <table:table-cell office:value-type="float" office:value="587.3333">
            <text:p>587.3333</text:p>
          </table:table-cell>
          <table:table-cell office:value-type="float" office:value="23.5">
            <text:p>23.5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9-28T18:00:00">
            <text:p>Thu Sep 28 18:00:00 2023</text:p>
          </table:table-cell>
          <table:table-cell office:value-type="float" office:value="324.0">
            <text:p>324.0</text:p>
          </table:table-cell>
          <table:table-cell office:value-type="float" office:value="13.0">
            <text:p>13.0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3-09-28T19:00:00">
            <text:p>Thu Sep 28 19:00:00 2023</text:p>
          </table:table-cell>
          <table:table-cell office:value-type="float" office:value="333.8333">
            <text:p>333.8333</text:p>
          </table:table-cell>
          <table:table-cell office:value-type="float" office:value="15.3333">
            <text:p>15.3333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3-09-28T20:00:00">
            <text:p>Thu Sep 28 20:00:00 2023</text:p>
          </table:table-cell>
          <table:table-cell office:value-type="float" office:value="427.8333">
            <text:p>427.8333</text:p>
          </table:table-cell>
          <table:table-cell office:value-type="float" office:value="44.6667">
            <text:p>44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10-03T17:00:00">
            <text:p>Tue Oct  3 17:00:00 2023</text:p>
          </table:table-cell>
          <table:table-cell office:value-type="float" office:value="203.0">
            <text:p>203.0</text:p>
          </table:table-cell>
          <table:table-cell office:value-type="float" office:value="9.1667">
            <text:p>9.1667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23-10-03T19:00:00">
            <text:p>Tue Oct  3 19:00:00 2023</text:p>
          </table:table-cell>
          <table:table-cell office:value-type="float" office:value="214.0">
            <text:p>214.0</text:p>
          </table:table-cell>
          <table:table-cell office:value-type="float" office:value="25.0">
            <text:p>25.0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10-15T16:00:00">
            <text:p>Sun Oct 15 16:00:00 2023</text:p>
          </table:table-cell>
          <table:table-cell office:value-type="float" office:value="519.5">
            <text:p>519.5</text:p>
          </table:table-cell>
          <table:table-cell office:value-type="float" office:value="5.1667">
            <text:p>5.1667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3-10-15T17:00:00">
            <text:p>Sun Oct 15 17:00:00 2023</text:p>
          </table:table-cell>
          <table:table-cell office:value-type="float" office:value="542.0">
            <text:p>542.0</text:p>
          </table:table-cell>
          <table:table-cell office:value-type="float" office:value="8.0">
            <text:p>8.0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3-10-15T18:00:00">
            <text:p>Sun Oct 15 18:00:00 2023</text:p>
          </table:table-cell>
          <table:table-cell office:value-type="float" office:value="542.5">
            <text:p>542.5</text:p>
          </table:table-cell>
          <table:table-cell office:value-type="float" office:value="9.1667">
            <text:p>9.1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3-10-15T19:00:00">
            <text:p>Sun Oct 15 19:00:00 2023</text:p>
          </table:table-cell>
          <table:table-cell office:value-type="float" office:value="550.3333">
            <text:p>550.3333</text:p>
          </table:table-cell>
          <table:table-cell office:value-type="float" office:value="9.5">
            <text:p>9.5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3-10-15T20:00:00">
            <text:p>Sun Oct 15 20:00:00 2023</text:p>
          </table:table-cell>
          <table:table-cell office:value-type="float" office:value="565.8333">
            <text:p>565.8333</text:p>
          </table:table-cell>
          <table:table-cell office:value-type="float" office:value="9.5">
            <text:p>9.5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10-15T21:00:00">
            <text:p>Sun Oct 15 21:00:00 2023</text:p>
          </table:table-cell>
          <table:table-cell office:value-type="float" office:value="564.8333">
            <text:p>564.8333</text:p>
          </table:table-cell>
          <table:table-cell office:value-type="float" office:value="16.5">
            <text:p>16.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10-17T20:00:00">
            <text:p>Tue Oct 17 20:00:00 2023</text:p>
          </table:table-cell>
          <table:table-cell office:value-type="float" office:value="599.8333">
            <text:p>599.8333</text:p>
          </table:table-cell>
          <table:table-cell office:value-type="float" office:value="17.8333">
            <text:p>17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10-17T21:00:00">
            <text:p>Tue Oct 17 21:00:00 2023</text:p>
          </table:table-cell>
          <table:table-cell office:value-type="float" office:value="599.0">
            <text:p>599.0</text:p>
          </table:table-cell>
          <table:table-cell office:value-type="float" office:value="14.1667">
            <text:p>14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0-28T17:00:00">
            <text:p>Sat Oct 28 17:00:00 2023</text:p>
          </table:table-cell>
          <table:table-cell office:value-type="float" office:value="417.5">
            <text:p>417.5</text:p>
          </table:table-cell>
          <table:table-cell office:value-type="float" office:value="4.5">
            <text:p>4.5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10-28T18:00:00">
            <text:p>Sat Oct 28 18:00:00 2023</text:p>
          </table:table-cell>
          <table:table-cell office:value-type="float" office:value="419.0">
            <text:p>419.0</text:p>
          </table:table-cell>
          <table:table-cell office:value-type="float" office:value="4.5">
            <text:p>4.5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10-28T19:00:00">
            <text:p>Sat Oct 28 19:00:00 2023</text:p>
          </table:table-cell>
          <table:table-cell office:value-type="float" office:value="442.1667">
            <text:p>442.1667</text:p>
          </table:table-cell>
          <table:table-cell office:value-type="float" office:value="11.0">
            <text:p>11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10-29T15:00:00">
            <text:p>Sun Oct 29 15:00:00 2023</text:p>
          </table:table-cell>
          <table:table-cell office:value-type="float" office:value="441.5">
            <text:p>441.5</text:p>
          </table:table-cell>
          <table:table-cell office:value-type="float" office:value="5.0">
            <text:p>5.0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10-29T16:00:00">
            <text:p>Sun Oct 29 16:00:00 2023</text:p>
          </table:table-cell>
          <table:table-cell office:value-type="float" office:value="455.0">
            <text:p>455.0</text:p>
          </table:table-cell>
          <table:table-cell office:value-type="float" office:value="4.0">
            <text:p>4.0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10-29T17:00:00">
            <text:p>Sun Oct 29 17:00:00 2023</text:p>
          </table:table-cell>
          <table:table-cell office:value-type="float" office:value="433.5">
            <text:p>433.5</text:p>
          </table:table-cell>
          <table:table-cell office:value-type="float" office:value="6.1667">
            <text:p>6.1667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11-01T12:00:00">
            <text:p>Wed Nov  1 12:00:00 2023</text:p>
          </table:table-cell>
          <table:table-cell office:value-type="float" office:value="461.3333">
            <text:p>461.3333</text:p>
          </table:table-cell>
          <table:table-cell office:value-type="float" office:value="10.1667">
            <text:p>10.1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11-01T14:00:00">
            <text:p>Wed Nov  1 14:00:00 2023</text:p>
          </table:table-cell>
          <table:table-cell office:value-type="float" office:value="438.1667">
            <text:p>438.1667</text:p>
          </table:table-cell>
          <table:table-cell office:value-type="float" office:value="5.5">
            <text:p>5.5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11-01T15:00:00">
            <text:p>Wed Nov  1 15:00:00 2023</text:p>
          </table:table-cell>
          <table:table-cell office:value-type="float" office:value="430.0">
            <text:p>430.0</text:p>
          </table:table-cell>
          <table:table-cell office:value-type="float" office:value="4.6667">
            <text:p>4.6667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3-11-01T16:00:00">
            <text:p>Wed Nov  1 16:00:00 2023</text:p>
          </table:table-cell>
          <table:table-cell office:value-type="float" office:value="435.8333">
            <text:p>435.8333</text:p>
          </table:table-cell>
          <table:table-cell office:value-type="float" office:value="3.8333">
            <text:p>3.8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11-01T17:00:00">
            <text:p>Wed Nov  1 17:00:00 2023</text:p>
          </table:table-cell>
          <table:table-cell office:value-type="float" office:value="447.1667">
            <text:p>447.1667</text:p>
          </table:table-cell>
          <table:table-cell office:value-type="float" office:value="4.8333">
            <text:p>4.8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3-11-01T18:00:00">
            <text:p>Wed Nov  1 18:00:00 2023</text:p>
          </table:table-cell>
          <table:table-cell office:value-type="float" office:value="439.3333">
            <text:p>439.3333</text:p>
          </table:table-cell>
          <table:table-cell office:value-type="float" office:value="7.5">
            <text:p>7.5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3-11-01T19:00:00">
            <text:p>Wed Nov  1 19:00:00 2023</text:p>
          </table:table-cell>
          <table:table-cell office:value-type="float" office:value="448.6667">
            <text:p>448.6667</text:p>
          </table:table-cell>
          <table:table-cell office:value-type="float" office:value="15.0">
            <text:p>15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11-01T20:00:00">
            <text:p>Wed Nov  1 20:00:00 2023</text:p>
          </table:table-cell>
          <table:table-cell office:value-type="float" office:value="455.1667">
            <text:p>455.1667</text:p>
          </table:table-cell>
          <table:table-cell office:value-type="float" office:value="13.5">
            <text:p>13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11-01T21:00:00">
            <text:p>Wed Nov  1 21:00:00 2023</text:p>
          </table:table-cell>
          <table:table-cell office:value-type="float" office:value="448.1667">
            <text:p>448.1667</text:p>
          </table:table-cell>
          <table:table-cell office:value-type="float" office:value="6.8333">
            <text:p>6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11-07T17:00:00">
            <text:p>Tue Nov  7 17:00:00 2023</text:p>
          </table:table-cell>
          <table:table-cell office:value-type="float" office:value="166.3333">
            <text:p>166.3333</text:p>
          </table:table-cell>
          <table:table-cell office:value-type="float" office:value="9.5">
            <text:p>9.5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11-07T18:00:00">
            <text:p>Tue Nov  7 18:00:00 2023</text:p>
          </table:table-cell>
          <table:table-cell office:value-type="float" office:value="152.3333">
            <text:p>152.3333</text:p>
          </table:table-cell>
          <table:table-cell office:value-type="float" office:value="19.3333">
            <text:p>19.3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3-11-07T19:00:00">
            <text:p>Tue Nov  7 19:00:00 2023</text:p>
          </table:table-cell>
          <table:table-cell office:value-type="float" office:value="294.1667">
            <text:p>294.1667</text:p>
          </table:table-cell>
          <table:table-cell office:value-type="float" office:value="52.8333">
            <text:p>52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1-07T20:00:00">
            <text:p>Tue Nov  7 20:00:00 2023</text:p>
          </table:table-cell>
          <table:table-cell office:value-type="float" office:value="334.1667">
            <text:p>334.1667</text:p>
          </table:table-cell>
          <table:table-cell office:value-type="float" office:value="63.6667">
            <text:p>63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1-08T17:00:00">
            <text:p>Wed Nov  8 17:00:00 2023</text:p>
          </table:table-cell>
          <table:table-cell office:value-type="float" office:value="274.1667">
            <text:p>274.1667</text:p>
          </table:table-cell>
          <table:table-cell office:value-type="float" office:value="10.0">
            <text:p>10.0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3-11-08T18:00:00">
            <text:p>Wed Nov  8 18:00:00 2023</text:p>
          </table:table-cell>
          <table:table-cell office:value-type="float" office:value="295.6667">
            <text:p>295.6667</text:p>
          </table:table-cell>
          <table:table-cell office:value-type="float" office:value="18.3333">
            <text:p>18.3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3-11-08T19:00:00">
            <text:p>Wed Nov  8 19:00:00 2023</text:p>
          </table:table-cell>
          <table:table-cell office:value-type="float" office:value="351.6667">
            <text:p>351.6667</text:p>
          </table:table-cell>
          <table:table-cell office:value-type="float" office:value="45.6667">
            <text:p>45.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11-09T17:00:00">
            <text:p>Thu Nov  9 17:00:00 2023</text:p>
          </table:table-cell>
          <table:table-cell office:value-type="float" office:value="346.0">
            <text:p>346.0</text:p>
          </table:table-cell>
          <table:table-cell office:value-type="float" office:value="15.5">
            <text:p>15.5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1-09T18:00:00">
            <text:p>Thu Nov  9 18:00:00 2023</text:p>
          </table:table-cell>
          <table:table-cell office:value-type="float" office:value="404.6667">
            <text:p>404.6667</text:p>
          </table:table-cell>
          <table:table-cell office:value-type="float" office:value="28.6667">
            <text:p>28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11-09T19:00:00">
            <text:p>Thu Nov  9 19:00:00 2023</text:p>
          </table:table-cell>
          <table:table-cell office:value-type="float" office:value="443.0">
            <text:p>443.0</text:p>
          </table:table-cell>
          <table:table-cell office:value-type="float" office:value="40.5">
            <text:p>40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1-10T12:00:00">
            <text:p>Fri Nov 10 12:00:00 2023</text:p>
          </table:table-cell>
          <table:table-cell office:value-type="float" office:value="319.1667">
            <text:p>319.1667</text:p>
          </table:table-cell>
          <table:table-cell office:value-type="float" office:value="10.0">
            <text:p>10.0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11-10T13:00:00">
            <text:p>Fri Nov 10 13:00:00 2023</text:p>
          </table:table-cell>
          <table:table-cell office:value-type="float" office:value="282.8333">
            <text:p>282.8333</text:p>
          </table:table-cell>
          <table:table-cell office:value-type="float" office:value="9.0">
            <text:p>9.0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11-10T14:00:00">
            <text:p>Fri Nov 10 14:00:00 2023</text:p>
          </table:table-cell>
          <table:table-cell office:value-type="float" office:value="299.1667">
            <text:p>299.1667</text:p>
          </table:table-cell>
          <table:table-cell office:value-type="float" office:value="9.6667">
            <text:p>9.6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3-11-10T15:00:00">
            <text:p>Fri Nov 10 15:00:00 2023</text:p>
          </table:table-cell>
          <table:table-cell office:value-type="float" office:value="309.0">
            <text:p>309.0</text:p>
          </table:table-cell>
          <table:table-cell office:value-type="float" office:value="11.5">
            <text:p>11.5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11-10T16:00:00">
            <text:p>Fri Nov 10 16:00:00 2023</text:p>
          </table:table-cell>
          <table:table-cell office:value-type="float" office:value="300.8333">
            <text:p>300.8333</text:p>
          </table:table-cell>
          <table:table-cell office:value-type="float" office:value="9.6667">
            <text:p>9.6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3-11-10T17:00:00">
            <text:p>Fri Nov 10 17:00:00 2023</text:p>
          </table:table-cell>
          <table:table-cell office:value-type="float" office:value="315.6667">
            <text:p>315.6667</text:p>
          </table:table-cell>
          <table:table-cell office:value-type="float" office:value="11.3333">
            <text:p>11.3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3-11-10T18:00:00">
            <text:p>Fri Nov 10 18:00:00 2023</text:p>
          </table:table-cell>
          <table:table-cell office:value-type="float" office:value="321.0">
            <text:p>321.0</text:p>
          </table:table-cell>
          <table:table-cell office:value-type="float" office:value="16.1667">
            <text:p>16.1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11-10T19:00:00">
            <text:p>Fri Nov 10 19:00:00 2023</text:p>
          </table:table-cell>
          <table:table-cell office:value-type="float" office:value="397.0">
            <text:p>397.0</text:p>
          </table:table-cell>
          <table:table-cell office:value-type="float" office:value="32.3333">
            <text:p>32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11-11T15:00:00">
            <text:p>Sat Nov 11 15:00:00 2023</text:p>
          </table:table-cell>
          <table:table-cell office:value-type="float" office:value="333.8333">
            <text:p>333.8333</text:p>
          </table:table-cell>
          <table:table-cell office:value-type="float" office:value="5.3333">
            <text:p>5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3-11-11T16:00:00">
            <text:p>Sat Nov 11 16:00:00 2023</text:p>
          </table:table-cell>
          <table:table-cell office:value-type="float" office:value="322.0">
            <text:p>322.0</text:p>
          </table:table-cell>
          <table:table-cell office:value-type="float" office:value="5.1667">
            <text:p>5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11-11T17:00:00">
            <text:p>Sat Nov 11 17:00:00 2023</text:p>
          </table:table-cell>
          <table:table-cell office:value-type="float" office:value="303.6667">
            <text:p>303.6667</text:p>
          </table:table-cell>
          <table:table-cell office:value-type="float" office:value="6.1667">
            <text:p>6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11-11T18:00:00">
            <text:p>Sat Nov 11 18:00:00 2023</text:p>
          </table:table-cell>
          <table:table-cell office:value-type="float" office:value="350.0">
            <text:p>350.0</text:p>
          </table:table-cell>
          <table:table-cell office:value-type="float" office:value="18.1667">
            <text:p>18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1-11T19:00:00">
            <text:p>Sat Nov 11 19:00:00 2023</text:p>
          </table:table-cell>
          <table:table-cell office:value-type="float" office:value="506.3333">
            <text:p>506.3333</text:p>
          </table:table-cell>
          <table:table-cell office:value-type="float" office:value="44.8333">
            <text:p>44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1-12T15:00:00">
            <text:p>Sun Nov 12 15:00:00 2023</text:p>
          </table:table-cell>
          <table:table-cell office:value-type="float" office:value="332.3333">
            <text:p>332.3333</text:p>
          </table:table-cell>
          <table:table-cell office:value-type="float" office:value="4.8333">
            <text:p>4.8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11-12T16:00:00">
            <text:p>Sun Nov 12 16:00:00 2023</text:p>
          </table:table-cell>
          <table:table-cell office:value-type="float" office:value="330.0">
            <text:p>330.0</text:p>
          </table:table-cell>
          <table:table-cell office:value-type="float" office:value="3.5">
            <text:p>3.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3-11-12T17:00:00">
            <text:p>Sun Nov 12 17:00:00 2023</text:p>
          </table:table-cell>
          <table:table-cell office:value-type="float" office:value="332.3333">
            <text:p>332.3333</text:p>
          </table:table-cell>
          <table:table-cell office:value-type="float" office:value="4.5">
            <text:p>4.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11-12T18:00:00">
            <text:p>Sun Nov 12 18:00:00 2023</text:p>
          </table:table-cell>
          <table:table-cell office:value-type="float" office:value="373.8333">
            <text:p>373.8333</text:p>
          </table:table-cell>
          <table:table-cell office:value-type="float" office:value="15.0">
            <text:p>15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1-13T14:00:00">
            <text:p>Mon Nov 13 14:00:00 2023</text:p>
          </table:table-cell>
          <table:table-cell office:value-type="float" office:value="374.1667">
            <text:p>374.1667</text:p>
          </table:table-cell>
          <table:table-cell office:value-type="float" office:value="12.1667">
            <text:p>12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1-13T16:00:00">
            <text:p>Mon Nov 13 16:00:00 2023</text:p>
          </table:table-cell>
          <table:table-cell office:value-type="float" office:value="376.5">
            <text:p>376.5</text:p>
          </table:table-cell>
          <table:table-cell office:value-type="float" office:value="13.6667">
            <text:p>13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11-13T17:00:00">
            <text:p>Mon Nov 13 17:00:00 2023</text:p>
          </table:table-cell>
          <table:table-cell office:value-type="float" office:value="397.3333">
            <text:p>397.3333</text:p>
          </table:table-cell>
          <table:table-cell office:value-type="float" office:value="11.8333">
            <text:p>11.8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3-11-13T18:00:00">
            <text:p>Mon Nov 13 18:00:00 2023</text:p>
          </table:table-cell>
          <table:table-cell office:value-type="float" office:value="527.3333">
            <text:p>527.3333</text:p>
          </table:table-cell>
          <table:table-cell office:value-type="float" office:value="40.0">
            <text:p>40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1-14T16:00:00">
            <text:p>Tue Nov 14 16:00:00 2023</text:p>
          </table:table-cell>
          <table:table-cell office:value-type="float" office:value="331.6667">
            <text:p>331.6667</text:p>
          </table:table-cell>
          <table:table-cell office:value-type="float" office:value="12.3333">
            <text:p>12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11-14T17:00:00">
            <text:p>Tue Nov 14 17:00:00 2023</text:p>
          </table:table-cell>
          <table:table-cell office:value-type="float" office:value="342.6667">
            <text:p>342.6667</text:p>
          </table:table-cell>
          <table:table-cell office:value-type="float" office:value="16.3333">
            <text:p>16.3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11-14T18:00:00">
            <text:p>Tue Nov 14 18:00:00 2023</text:p>
          </table:table-cell>
          <table:table-cell office:value-type="float" office:value="460.6667">
            <text:p>460.6667</text:p>
          </table:table-cell>
          <table:table-cell office:value-type="float" office:value="41.1667">
            <text:p>41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1-15T15:00:00">
            <text:p>Wed Nov 15 15:00:00 2023</text:p>
          </table:table-cell>
          <table:table-cell office:value-type="float" office:value="457.6667">
            <text:p>457.6667</text:p>
          </table:table-cell>
          <table:table-cell office:value-type="float" office:value="13.8333">
            <text:p>13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11-16T15:00:00">
            <text:p>Thu Nov 16 15:00:00 2023</text:p>
          </table:table-cell>
          <table:table-cell office:value-type="float" office:value="493.3333">
            <text:p>493.3333</text:p>
          </table:table-cell>
          <table:table-cell office:value-type="float" office:value="25.5">
            <text:p>25.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1-16T16:00:00">
            <text:p>Thu Nov 16 16:00:00 2023</text:p>
          </table:table-cell>
          <table:table-cell office:value-type="float" office:value="443.6667">
            <text:p>443.6667</text:p>
          </table:table-cell>
          <table:table-cell office:value-type="float" office:value="13.8333">
            <text:p>13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11-17T15:00:00">
            <text:p>Fri Nov 17 15:00:00 2023</text:p>
          </table:table-cell>
          <table:table-cell office:value-type="float" office:value="453.5">
            <text:p>453.5</text:p>
          </table:table-cell>
          <table:table-cell office:value-type="float" office:value="12.1667">
            <text:p>12.1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11-17T16:00:00">
            <text:p>Fri Nov 17 16:00:00 2023</text:p>
          </table:table-cell>
          <table:table-cell office:value-type="float" office:value="458.8333">
            <text:p>458.8333</text:p>
          </table:table-cell>
          <table:table-cell office:value-type="float" office:value="10.8333">
            <text:p>10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11-17T17:00:00">
            <text:p>Fri Nov 17 17:00:00 2023</text:p>
          </table:table-cell>
          <table:table-cell office:value-type="float" office:value="455.5">
            <text:p>455.5</text:p>
          </table:table-cell>
          <table:table-cell office:value-type="float" office:value="13.8333">
            <text:p>13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11-18T12:00:00">
            <text:p>Sat Nov 18 12:00:00 2023</text:p>
          </table:table-cell>
          <table:table-cell office:value-type="float" office:value="448.6667">
            <text:p>448.6667</text:p>
          </table:table-cell>
          <table:table-cell office:value-type="float" office:value="11.0">
            <text:p>11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1-18T13:00:00">
            <text:p>Sat Nov 18 13:00:00 2023</text:p>
          </table:table-cell>
          <table:table-cell office:value-type="float" office:value="463.1667">
            <text:p>463.1667</text:p>
          </table:table-cell>
          <table:table-cell office:value-type="float" office:value="11.1667">
            <text:p>11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1-18T14:00:00">
            <text:p>Sat Nov 18 14:00:00 2023</text:p>
          </table:table-cell>
          <table:table-cell office:value-type="float" office:value="453.0">
            <text:p>453.0</text:p>
          </table:table-cell>
          <table:table-cell office:value-type="float" office:value="8.3333">
            <text:p>8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11-18T15:00:00">
            <text:p>Sat Nov 18 15:00:00 2023</text:p>
          </table:table-cell>
          <table:table-cell office:value-type="float" office:value="452.1667">
            <text:p>452.1667</text:p>
          </table:table-cell>
          <table:table-cell office:value-type="float" office:value="7.3333">
            <text:p>7.3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3-11-18T16:00:00">
            <text:p>Sat Nov 18 16:00:00 2023</text:p>
          </table:table-cell>
          <table:table-cell office:value-type="float" office:value="445.1667">
            <text:p>445.1667</text:p>
          </table:table-cell>
          <table:table-cell office:value-type="float" office:value="5.8333">
            <text:p>5.8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11-18T17:00:00">
            <text:p>Sat Nov 18 17:00:00 2023</text:p>
          </table:table-cell>
          <table:table-cell office:value-type="float" office:value="453.0">
            <text:p>453.0</text:p>
          </table:table-cell>
          <table:table-cell office:value-type="float" office:value="9.0">
            <text:p>9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11-19T14:00:00">
            <text:p>Sun Nov 19 14:00:00 2023</text:p>
          </table:table-cell>
          <table:table-cell office:value-type="float" office:value="428.1667">
            <text:p>428.1667</text:p>
          </table:table-cell>
          <table:table-cell office:value-type="float" office:value="6.8333">
            <text:p>6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11-19T15:00:00">
            <text:p>Sun Nov 19 15:00:00 2023</text:p>
          </table:table-cell>
          <table:table-cell office:value-type="float" office:value="443.3333">
            <text:p>443.3333</text:p>
          </table:table-cell>
          <table:table-cell office:value-type="float" office:value="5.8333">
            <text:p>5.8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11-19T16:00:00">
            <text:p>Sun Nov 19 16:00:00 2023</text:p>
          </table:table-cell>
          <table:table-cell office:value-type="float" office:value="429.6667">
            <text:p>429.6667</text:p>
          </table:table-cell>
          <table:table-cell office:value-type="float" office:value="4.6667">
            <text:p>4.6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11-19T17:00:00">
            <text:p>Sun Nov 19 17:00:00 2023</text:p>
          </table:table-cell>
          <table:table-cell office:value-type="float" office:value="457.5">
            <text:p>457.5</text:p>
          </table:table-cell>
          <table:table-cell office:value-type="float" office:value="6.8333">
            <text:p>6.8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11-19T18:00:00">
            <text:p>Sun Nov 19 18:00:00 2023</text:p>
          </table:table-cell>
          <table:table-cell office:value-type="float" office:value="623.5">
            <text:p>623.5</text:p>
          </table:table-cell>
          <table:table-cell office:value-type="float" office:value="47.3333">
            <text:p>47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1-20T17:00:00">
            <text:p>Mon Nov 20 17:00:00 2023</text:p>
          </table:table-cell>
          <table:table-cell office:value-type="float" office:value="226.0">
            <text:p>226.0</text:p>
          </table:table-cell>
          <table:table-cell office:value-type="float" office:value="13.1667">
            <text:p>13.1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3-11-20T18:00:00">
            <text:p>Mon Nov 20 18:00:00 2023</text:p>
          </table:table-cell>
          <table:table-cell office:value-type="float" office:value="321.0">
            <text:p>321.0</text:p>
          </table:table-cell>
          <table:table-cell office:value-type="float" office:value="39.8333">
            <text:p>39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3-11-20T19:00:00">
            <text:p>Mon Nov 20 19:00:00 2023</text:p>
          </table:table-cell>
          <table:table-cell office:value-type="float" office:value="512.0">
            <text:p>512.0</text:p>
          </table:table-cell>
          <table:table-cell office:value-type="float" office:value="72.0">
            <text:p>72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1-20T20:00:00">
            <text:p>Mon Nov 20 20:00:00 2023</text:p>
          </table:table-cell>
          <table:table-cell office:value-type="float" office:value="476.3333">
            <text:p>476.3333</text:p>
          </table:table-cell>
          <table:table-cell office:value-type="float" office:value="67.1667">
            <text:p>67.1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1-21T13:00:00">
            <text:p>Tue Nov 21 13:00:00 2023</text:p>
          </table:table-cell>
          <table:table-cell office:value-type="float" office:value="324.6667">
            <text:p>324.6667</text:p>
          </table:table-cell>
          <table:table-cell office:value-type="float" office:value="17.5">
            <text:p>17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1-21T18:00:00">
            <text:p>Tue Nov 21 18:00:00 2023</text:p>
          </table:table-cell>
          <table:table-cell office:value-type="float" office:value="252.8333">
            <text:p>252.8333</text:p>
          </table:table-cell>
          <table:table-cell office:value-type="float" office:value="26.3333">
            <text:p>26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1-21T19:00:00">
            <text:p>Tue Nov 21 19:00:00 2023</text:p>
          </table:table-cell>
          <table:table-cell office:value-type="float" office:value="294.6667">
            <text:p>294.6667</text:p>
          </table:table-cell>
          <table:table-cell office:value-type="float" office:value="51.6667">
            <text:p>51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1-21T20:00:00">
            <text:p>Tue Nov 21 20:00:00 2023</text:p>
          </table:table-cell>
          <table:table-cell office:value-type="float" office:value="312.3333">
            <text:p>312.3333</text:p>
          </table:table-cell>
          <table:table-cell office:value-type="float" office:value="43.1667">
            <text:p>43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1-22T01:00:00">
            <text:p>Wed Nov 22 01:00:00 2023</text:p>
          </table:table-cell>
          <table:table-cell office:value-type="float" office:value="228.8333">
            <text:p>228.8333</text:p>
          </table:table-cell>
          <table:table-cell office:value-type="float" office:value="5.8333">
            <text:p>5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11-24T16:00:00">
            <text:p>Fri Nov 24 16:00:00 2023</text:p>
          </table:table-cell>
          <table:table-cell office:value-type="float" office:value="213.8333">
            <text:p>213.8333</text:p>
          </table:table-cell>
          <table:table-cell office:value-type="float" office:value="8.6667">
            <text:p>8.6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3-11-24T17:00:00">
            <text:p>Fri Nov 24 17:00:00 2023</text:p>
          </table:table-cell>
          <table:table-cell office:value-type="float" office:value="235.0">
            <text:p>235.0</text:p>
          </table:table-cell>
          <table:table-cell office:value-type="float" office:value="20.0">
            <text:p>20.0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3-11-24T18:00:00">
            <text:p>Fri Nov 24 18:00:00 2023</text:p>
          </table:table-cell>
          <table:table-cell office:value-type="float" office:value="404.5">
            <text:p>404.5</text:p>
          </table:table-cell>
          <table:table-cell office:value-type="float" office:value="62.0">
            <text:p>62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1-25T13:00:00">
            <text:p>Sat Nov 25 13:00:00 2023</text:p>
          </table:table-cell>
          <table:table-cell office:value-type="float" office:value="303.6667">
            <text:p>303.6667</text:p>
          </table:table-cell>
          <table:table-cell office:value-type="float" office:value="22.5">
            <text:p>22.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11-25T14:00:00">
            <text:p>Sat Nov 25 14:00:00 2023</text:p>
          </table:table-cell>
          <table:table-cell office:value-type="float" office:value="246.3333">
            <text:p>246.3333</text:p>
          </table:table-cell>
          <table:table-cell office:value-type="float" office:value="12.8333">
            <text:p>12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3-11-25T15:00:00">
            <text:p>Sat Nov 25 15:00:00 2023</text:p>
          </table:table-cell>
          <table:table-cell office:value-type="float" office:value="237.1667">
            <text:p>237.1667</text:p>
          </table:table-cell>
          <table:table-cell office:value-type="float" office:value="8.5">
            <text:p>8.5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3-11-25T16:00:00">
            <text:p>Sat Nov 25 16:00:00 2023</text:p>
          </table:table-cell>
          <table:table-cell office:value-type="float" office:value="227.8333">
            <text:p>227.8333</text:p>
          </table:table-cell>
          <table:table-cell office:value-type="float" office:value="7.8333">
            <text:p>7.833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3-11-25T17:00:00">
            <text:p>Sat Nov 25 17:00:00 2023</text:p>
          </table:table-cell>
          <table:table-cell office:value-type="float" office:value="228.0">
            <text:p>228.0</text:p>
          </table:table-cell>
          <table:table-cell office:value-type="float" office:value="11.1667">
            <text:p>11.1667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11-25T18:00:00">
            <text:p>Sat Nov 25 18:00:00 2023</text:p>
          </table:table-cell>
          <table:table-cell office:value-type="float" office:value="325.6667">
            <text:p>325.6667</text:p>
          </table:table-cell>
          <table:table-cell office:value-type="float" office:value="35.6667">
            <text:p>35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11-26T14:00:00">
            <text:p>Sun Nov 26 14:00:00 2023</text:p>
          </table:table-cell>
          <table:table-cell office:value-type="float" office:value="290.0">
            <text:p>290.0</text:p>
          </table:table-cell>
          <table:table-cell office:value-type="float" office:value="12.1667">
            <text:p>12.1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11-26T15:00:00">
            <text:p>Sun Nov 26 15:00:00 2023</text:p>
          </table:table-cell>
          <table:table-cell office:value-type="float" office:value="318.3333">
            <text:p>318.3333</text:p>
          </table:table-cell>
          <table:table-cell office:value-type="float" office:value="9.8333">
            <text:p>9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3-11-26T16:00:00">
            <text:p>Sun Nov 26 16:00:00 2023</text:p>
          </table:table-cell>
          <table:table-cell office:value-type="float" office:value="302.8333">
            <text:p>302.8333</text:p>
          </table:table-cell>
          <table:table-cell office:value-type="float" office:value="7.6667">
            <text:p>7.6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3-11-26T17:00:00">
            <text:p>Sun Nov 26 17:00:00 2023</text:p>
          </table:table-cell>
          <table:table-cell office:value-type="float" office:value="289.1667">
            <text:p>289.1667</text:p>
          </table:table-cell>
          <table:table-cell office:value-type="float" office:value="9.3333">
            <text:p>9.333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3-11-26T18:00:00">
            <text:p>Sun Nov 26 18:00:00 2023</text:p>
          </table:table-cell>
          <table:table-cell office:value-type="float" office:value="342.1667">
            <text:p>342.1667</text:p>
          </table:table-cell>
          <table:table-cell office:value-type="float" office:value="30.8333">
            <text:p>30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11-27T14:00:00">
            <text:p>Mon Nov 27 14:00:00 2023</text:p>
          </table:table-cell>
          <table:table-cell office:value-type="float" office:value="337.5">
            <text:p>337.5</text:p>
          </table:table-cell>
          <table:table-cell office:value-type="float" office:value="12.6667">
            <text:p>12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11-27T15:00:00">
            <text:p>Mon Nov 27 15:00:00 2023</text:p>
          </table:table-cell>
          <table:table-cell office:value-type="float" office:value="353.8333">
            <text:p>353.8333</text:p>
          </table:table-cell>
          <table:table-cell office:value-type="float" office:value="12.1667">
            <text:p>12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11-27T16:00:00">
            <text:p>Mon Nov 27 16:00:00 2023</text:p>
          </table:table-cell>
          <table:table-cell office:value-type="float" office:value="329.6667">
            <text:p>329.6667</text:p>
          </table:table-cell>
          <table:table-cell office:value-type="float" office:value="10.1667">
            <text:p>10.1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11-27T17:00:00">
            <text:p>Mon Nov 27 17:00:00 2023</text:p>
          </table:table-cell>
          <table:table-cell office:value-type="float" office:value="317.0">
            <text:p>317.0</text:p>
          </table:table-cell>
          <table:table-cell office:value-type="float" office:value="11.6667">
            <text:p>11.6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3-11-27T18:00:00">
            <text:p>Mon Nov 27 18:00:00 2023</text:p>
          </table:table-cell>
          <table:table-cell office:value-type="float" office:value="326.5">
            <text:p>326.5</text:p>
          </table:table-cell>
          <table:table-cell office:value-type="float" office:value="21.5">
            <text:p>21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3-11-27T19:00:00">
            <text:p>Mon Nov 27 19:00:00 2023</text:p>
          </table:table-cell>
          <table:table-cell office:value-type="float" office:value="430.1667">
            <text:p>430.1667</text:p>
          </table:table-cell>
          <table:table-cell office:value-type="float" office:value="41.0">
            <text:p>41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11-27T20:00:00">
            <text:p>Mon Nov 27 20:00:00 2023</text:p>
          </table:table-cell>
          <table:table-cell office:value-type="float" office:value="499.3333">
            <text:p>499.3333</text:p>
          </table:table-cell>
          <table:table-cell office:value-type="float" office:value="50.0">
            <text:p>50.0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11-28T18:00:00">
            <text:p>Tue Nov 28 18:00:00 2023</text:p>
          </table:table-cell>
          <table:table-cell office:value-type="float" office:value="389.3333">
            <text:p>389.3333</text:p>
          </table:table-cell>
          <table:table-cell office:value-type="float" office:value="33.3333">
            <text:p>33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1-28T19:00:00">
            <text:p>Tue Nov 28 19:00:00 2023</text:p>
          </table:table-cell>
          <table:table-cell office:value-type="float" office:value="492.0">
            <text:p>492.0</text:p>
          </table:table-cell>
          <table:table-cell office:value-type="float" office:value="57.3333">
            <text:p>57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29T15:00:00">
            <text:p>Wed Nov 29 15:00:00 2023</text:p>
          </table:table-cell>
          <table:table-cell office:value-type="float" office:value="427.8333">
            <text:p>427.8333</text:p>
          </table:table-cell>
          <table:table-cell office:value-type="float" office:value="27.6667">
            <text:p>27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1-29T20:00:00">
            <text:p>Wed Nov 29 20:00:00 2023</text:p>
          </table:table-cell>
          <table:table-cell office:value-type="float" office:value="405.1667">
            <text:p>405.1667</text:p>
          </table:table-cell>
          <table:table-cell office:value-type="float" office:value="26.0">
            <text:p>26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1-30T07:00:00">
            <text:p>Thu Nov 30 07:00:00 2023</text:p>
          </table:table-cell>
          <table:table-cell office:value-type="float" office:value="419.6667">
            <text:p>419.6667</text:p>
          </table:table-cell>
          <table:table-cell office:value-type="float" office:value="19.8333">
            <text:p>19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1-30T14:00:00">
            <text:p>Thu Nov 30 14:00:00 2023</text:p>
          </table:table-cell>
          <table:table-cell office:value-type="float" office:value="374.1667">
            <text:p>374.1667</text:p>
          </table:table-cell>
          <table:table-cell office:value-type="float" office:value="11.8333">
            <text:p>11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11-30T17:00:00">
            <text:p>Thu Nov 30 17:00:00 2023</text:p>
          </table:table-cell>
          <table:table-cell office:value-type="float" office:value="385.5">
            <text:p>385.5</text:p>
          </table:table-cell>
          <table:table-cell office:value-type="float" office:value="15.5">
            <text:p>15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11-30T18:00:00">
            <text:p>Thu Nov 30 18:00:00 2023</text:p>
          </table:table-cell>
          <table:table-cell office:value-type="float" office:value="386.0">
            <text:p>386.0</text:p>
          </table:table-cell>
          <table:table-cell office:value-type="float" office:value="14.8333">
            <text:p>14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11-30T20:00:00">
            <text:p>Thu Nov 30 20:00:00 2023</text:p>
          </table:table-cell>
          <table:table-cell office:value-type="float" office:value="385.6667">
            <text:p>385.6667</text:p>
          </table:table-cell>
          <table:table-cell office:value-type="float" office:value="19.0">
            <text:p>19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12-03T15:00:00">
            <text:p>Sun Dec  3 15:00:00 2023</text:p>
          </table:table-cell>
          <table:table-cell office:value-type="float" office:value="284.3333">
            <text:p>284.3333</text:p>
          </table:table-cell>
          <table:table-cell office:value-type="float" office:value="6.1667">
            <text:p>6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3-12-03T16:00:00">
            <text:p>Sun Dec  3 16:00:00 2023</text:p>
          </table:table-cell>
          <table:table-cell office:value-type="float" office:value="287.3333">
            <text:p>287.3333</text:p>
          </table:table-cell>
          <table:table-cell office:value-type="float" office:value="6.6667">
            <text:p>6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12-03T17:00:00">
            <text:p>Sun Dec  3 17:00:00 2023</text:p>
          </table:table-cell>
          <table:table-cell office:value-type="float" office:value="326.6667">
            <text:p>326.6667</text:p>
          </table:table-cell>
          <table:table-cell office:value-type="float" office:value="9.1667">
            <text:p>9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12-03T19:00:00">
            <text:p>Sun Dec  3 19:00:00 2023</text:p>
          </table:table-cell>
          <table:table-cell office:value-type="float" office:value="377.3333">
            <text:p>377.3333</text:p>
          </table:table-cell>
          <table:table-cell office:value-type="float" office:value="31.1667">
            <text:p>31.1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2-06T03:00:00">
            <text:p>Wed Dec  6 03:00:00 2023</text:p>
          </table:table-cell>
          <table:table-cell office:value-type="float" office:value="387.5">
            <text:p>387.5</text:p>
          </table:table-cell>
          <table:table-cell office:value-type="float" office:value="5.6667">
            <text:p>5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3-12-06T04:00:00">
            <text:p>Wed Dec  6 04:00:00 2023</text:p>
          </table:table-cell>
          <table:table-cell office:value-type="float" office:value="376.6667">
            <text:p>376.6667</text:p>
          </table:table-cell>
          <table:table-cell office:value-type="float" office:value="4.0">
            <text:p>4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12-06T05:00:00">
            <text:p>Wed Dec  6 05:00:00 2023</text:p>
          </table:table-cell>
          <table:table-cell office:value-type="float" office:value="370.6667">
            <text:p>370.6667</text:p>
          </table:table-cell>
          <table:table-cell office:value-type="float" office:value="4.1667">
            <text:p>4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2-06T06:00:00">
            <text:p>Wed Dec  6 06:00:00 2023</text:p>
          </table:table-cell>
          <table:table-cell office:value-type="float" office:value="386.8333">
            <text:p>386.8333</text:p>
          </table:table-cell>
          <table:table-cell office:value-type="float" office:value="5.6667">
            <text:p>5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2-06T07:00:00">
            <text:p>Wed Dec  6 07:00:00 2023</text:p>
          </table:table-cell>
          <table:table-cell office:value-type="float" office:value="394.1667">
            <text:p>394.1667</text:p>
          </table:table-cell>
          <table:table-cell office:value-type="float" office:value="9.1667">
            <text:p>9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12-07T16:00:00">
            <text:p>Thu Dec  7 16:00:00 2023</text:p>
          </table:table-cell>
          <table:table-cell office:value-type="float" office:value="488.6667">
            <text:p>488.6667</text:p>
          </table:table-cell>
          <table:table-cell office:value-type="float" office:value="12.8333">
            <text:p>12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2-07T17:00:00">
            <text:p>Thu Dec  7 17:00:00 2023</text:p>
          </table:table-cell>
          <table:table-cell office:value-type="float" office:value="496.3333">
            <text:p>496.3333</text:p>
          </table:table-cell>
          <table:table-cell office:value-type="float" office:value="14.5">
            <text:p>14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12-07T18:00:00">
            <text:p>Thu Dec  7 18:00:00 2023</text:p>
          </table:table-cell>
          <table:table-cell office:value-type="float" office:value="458.5">
            <text:p>458.5</text:p>
          </table:table-cell>
          <table:table-cell office:value-type="float" office:value="13.3333">
            <text:p>13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2-07T19:00:00">
            <text:p>Thu Dec  7 19:00:00 2023</text:p>
          </table:table-cell>
          <table:table-cell office:value-type="float" office:value="467.5">
            <text:p>467.5</text:p>
          </table:table-cell>
          <table:table-cell office:value-type="float" office:value="14.0">
            <text:p>14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2-07T20:00:00">
            <text:p>Thu Dec  7 20:00:00 2023</text:p>
          </table:table-cell>
          <table:table-cell office:value-type="float" office:value="446.8333">
            <text:p>446.8333</text:p>
          </table:table-cell>
          <table:table-cell office:value-type="float" office:value="18.0">
            <text:p>18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2-08T00:00:00">
            <text:p>Fri Dec  8 00:00:00 2023</text:p>
          </table:table-cell>
          <table:table-cell office:value-type="float" office:value="521.5">
            <text:p>521.5</text:p>
          </table:table-cell>
          <table:table-cell office:value-type="float" office:value="18.5">
            <text:p>18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2-08T04:00:00">
            <text:p>Fri Dec  8 04:00:00 2023</text:p>
          </table:table-cell>
          <table:table-cell office:value-type="float" office:value="421.1667">
            <text:p>421.1667</text:p>
          </table:table-cell>
          <table:table-cell office:value-type="float" office:value="3.8333">
            <text:p>3.8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12-08T05:00:00">
            <text:p>Fri Dec  8 05:00:00 2023</text:p>
          </table:table-cell>
          <table:table-cell office:value-type="float" office:value="431.6667">
            <text:p>431.6667</text:p>
          </table:table-cell>
          <table:table-cell office:value-type="float" office:value="3.8333">
            <text:p>3.8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12-09T17:00:00">
            <text:p>Sat Dec  9 17:00:00 2023</text:p>
          </table:table-cell>
          <table:table-cell office:value-type="float" office:value="473.5">
            <text:p>473.5</text:p>
          </table:table-cell>
          <table:table-cell office:value-type="float" office:value="14.1667">
            <text:p>14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12-10T16:00:00">
            <text:p>Sun Dec 10 16:00:00 2023</text:p>
          </table:table-cell>
          <table:table-cell office:value-type="float" office:value="431.5">
            <text:p>431.5</text:p>
          </table:table-cell>
          <table:table-cell office:value-type="float" office:value="5.3333">
            <text:p>5.3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3-12-10T17:00:00">
            <text:p>Sun Dec 10 17:00:00 2023</text:p>
          </table:table-cell>
          <table:table-cell office:value-type="float" office:value="435.5">
            <text:p>435.5</text:p>
          </table:table-cell>
          <table:table-cell office:value-type="float" office:value="7.1667">
            <text:p>7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12-10T18:00:00">
            <text:p>Sun Dec 10 18:00:00 2023</text:p>
          </table:table-cell>
          <table:table-cell office:value-type="float" office:value="543.1667">
            <text:p>543.1667</text:p>
          </table:table-cell>
          <table:table-cell office:value-type="float" office:value="27.6667">
            <text:p>27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2-12T16:00:00">
            <text:p>Tue Dec 12 16:00:00 2023</text:p>
          </table:table-cell>
          <table:table-cell office:value-type="float" office:value="255.3333">
            <text:p>255.3333</text:p>
          </table:table-cell>
          <table:table-cell office:value-type="float" office:value="11.5">
            <text:p>11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12-12T17:00:00">
            <text:p>Tue Dec 12 17:00:00 2023</text:p>
          </table:table-cell>
          <table:table-cell office:value-type="float" office:value="272.6667">
            <text:p>272.6667</text:p>
          </table:table-cell>
          <table:table-cell office:value-type="float" office:value="17.8333">
            <text:p>17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12-12T18:00:00">
            <text:p>Tue Dec 12 18:00:00 2023</text:p>
          </table:table-cell>
          <table:table-cell office:value-type="float" office:value="327.5">
            <text:p>327.5</text:p>
          </table:table-cell>
          <table:table-cell office:value-type="float" office:value="24.3333">
            <text:p>24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2-12T19:00:00">
            <text:p>Tue Dec 12 19:00:00 2023</text:p>
          </table:table-cell>
          <table:table-cell office:value-type="float" office:value="356.0">
            <text:p>356.0</text:p>
          </table:table-cell>
          <table:table-cell office:value-type="float" office:value="38.1667">
            <text:p>38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13T03:00:00">
            <text:p>Wed Dec 13 03:00:00 2023</text:p>
          </table:table-cell>
          <table:table-cell office:value-type="float" office:value="293.3333">
            <text:p>293.3333</text:p>
          </table:table-cell>
          <table:table-cell office:value-type="float" office:value="4.5">
            <text:p>4.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12-13T04:00:00">
            <text:p>Wed Dec 13 04:00:00 2023</text:p>
          </table:table-cell>
          <table:table-cell office:value-type="float" office:value="281.0">
            <text:p>281.0</text:p>
          </table:table-cell>
          <table:table-cell office:value-type="float" office:value="3.1667">
            <text:p>3.1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12-13T06:00:00">
            <text:p>Wed Dec 13 06:00:00 2023</text:p>
          </table:table-cell>
          <table:table-cell office:value-type="float" office:value="282.1667">
            <text:p>282.1667</text:p>
          </table:table-cell>
          <table:table-cell office:value-type="float" office:value="3.1667">
            <text:p>3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12-16T17:00:00">
            <text:p>Sat Dec 16 17:00:00 2023</text:p>
          </table:table-cell>
          <table:table-cell office:value-type="float" office:value="268.6667">
            <text:p>268.6667</text:p>
          </table:table-cell>
          <table:table-cell office:value-type="float" office:value="13.3333">
            <text:p>13.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12-16T18:00:00">
            <text:p>Sat Dec 16 18:00:00 2023</text:p>
          </table:table-cell>
          <table:table-cell office:value-type="float" office:value="476.3333">
            <text:p>476.3333</text:p>
          </table:table-cell>
          <table:table-cell office:value-type="float" office:value="59.8333">
            <text:p>59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2-17T15:00:00">
            <text:p>Sun Dec 17 15:00:00 2023</text:p>
          </table:table-cell>
          <table:table-cell office:value-type="float" office:value="305.0">
            <text:p>305.0</text:p>
          </table:table-cell>
          <table:table-cell office:value-type="float" office:value="9.0">
            <text:p>9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12-17T18:00:00">
            <text:p>Sun Dec 17 18:00:00 2023</text:p>
          </table:table-cell>
          <table:table-cell office:value-type="float" office:value="333.1667">
            <text:p>333.1667</text:p>
          </table:table-cell>
          <table:table-cell office:value-type="float" office:value="26.5">
            <text:p>26.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12-18T16:00:00">
            <text:p>Mon Dec 18 16:00:00 2023</text:p>
          </table:table-cell>
          <table:table-cell office:value-type="float" office:value="293.6667">
            <text:p>293.6667</text:p>
          </table:table-cell>
          <table:table-cell office:value-type="float" office:value="14.1667">
            <text:p>14.1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12-18T18:00:00">
            <text:p>Mon Dec 18 18:00:00 2023</text:p>
          </table:table-cell>
          <table:table-cell office:value-type="float" office:value="394.5">
            <text:p>394.5</text:p>
          </table:table-cell>
          <table:table-cell office:value-type="float" office:value="32.6667">
            <text:p>32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2-19T15:00:00">
            <text:p>Tue Dec 19 15:00:00 2023</text:p>
          </table:table-cell>
          <table:table-cell office:value-type="float" office:value="330.0">
            <text:p>330.0</text:p>
          </table:table-cell>
          <table:table-cell office:value-type="float" office:value="22.8333">
            <text:p>22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2-19T16:00:00">
            <text:p>Tue Dec 19 16:00:00 2023</text:p>
          </table:table-cell>
          <table:table-cell office:value-type="float" office:value="310.5">
            <text:p>310.5</text:p>
          </table:table-cell>
          <table:table-cell office:value-type="float" office:value="20.6667">
            <text:p>20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12-19T17:00:00">
            <text:p>Tue Dec 19 17:00:00 2023</text:p>
          </table:table-cell>
          <table:table-cell office:value-type="float" office:value="283.3333">
            <text:p>283.3333</text:p>
          </table:table-cell>
          <table:table-cell office:value-type="float" office:value="22.5">
            <text:p>22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3-12-19T18:00:00">
            <text:p>Tue Dec 19 18:00:00 2023</text:p>
          </table:table-cell>
          <table:table-cell office:value-type="float" office:value="372.0">
            <text:p>372.0</text:p>
          </table:table-cell>
          <table:table-cell office:value-type="float" office:value="46.8333">
            <text:p>46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2-21T03:00:00">
            <text:p>Thu Dec 21 03:00:00 2023</text:p>
          </table:table-cell>
          <table:table-cell office:value-type="float" office:value="323.5">
            <text:p>323.5</text:p>
          </table:table-cell>
          <table:table-cell office:value-type="float" office:value="10.3333">
            <text:p>10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2-21T04:00:00">
            <text:p>Thu Dec 21 04:00:00 2023</text:p>
          </table:table-cell>
          <table:table-cell office:value-type="float" office:value="295.8333">
            <text:p>295.8333</text:p>
          </table:table-cell>
          <table:table-cell office:value-type="float" office:value="7.1667">
            <text:p>7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12-21T05:00:00">
            <text:p>Thu Dec 21 05:00:00 2023</text:p>
          </table:table-cell>
          <table:table-cell office:value-type="float" office:value="288.5">
            <text:p>288.5</text:p>
          </table:table-cell>
          <table:table-cell office:value-type="float" office:value="11.1667">
            <text:p>11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12-21T06:00:00">
            <text:p>Thu Dec 21 06:00:00 2023</text:p>
          </table:table-cell>
          <table:table-cell office:value-type="float" office:value="315.1667">
            <text:p>315.1667</text:p>
          </table:table-cell>
          <table:table-cell office:value-type="float" office:value="12.8333">
            <text:p>12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2-21T07:00:00">
            <text:p>Thu Dec 21 07:00:00 2023</text:p>
          </table:table-cell>
          <table:table-cell office:value-type="float" office:value="304.8333">
            <text:p>304.8333</text:p>
          </table:table-cell>
          <table:table-cell office:value-type="float" office:value="10.0">
            <text:p>10.0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12-21T08:00:00">
            <text:p>Thu Dec 21 08:00:00 2023</text:p>
          </table:table-cell>
          <table:table-cell office:value-type="float" office:value="319.5">
            <text:p>319.5</text:p>
          </table:table-cell>
          <table:table-cell office:value-type="float" office:value="19.1667">
            <text:p>19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2-21T11:00:00">
            <text:p>Thu Dec 21 11:00:00 2023</text:p>
          </table:table-cell>
          <table:table-cell office:value-type="float" office:value="295.5">
            <text:p>295.5</text:p>
          </table:table-cell>
          <table:table-cell office:value-type="float" office:value="9.6667">
            <text:p>9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12-21T16:00:00">
            <text:p>Thu Dec 21 16:00:00 2023</text:p>
          </table:table-cell>
          <table:table-cell office:value-type="float" office:value="372.5">
            <text:p>372.5</text:p>
          </table:table-cell>
          <table:table-cell office:value-type="float" office:value="14.8333">
            <text:p>14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12-22T15:00:00">
            <text:p>Fri Dec 22 15:00:00 2023</text:p>
          </table:table-cell>
          <table:table-cell office:value-type="float" office:value="408.0">
            <text:p>408.0</text:p>
          </table:table-cell>
          <table:table-cell office:value-type="float" office:value="18.6667">
            <text:p>18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3-12-22T16:00:00">
            <text:p>Fri Dec 22 16:00:00 2023</text:p>
          </table:table-cell>
          <table:table-cell office:value-type="float" office:value="381.5">
            <text:p>381.5</text:p>
          </table:table-cell>
          <table:table-cell office:value-type="float" office:value="14.3333">
            <text:p>14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12-22T18:00:00">
            <text:p>Fri Dec 22 18:00:00 2023</text:p>
          </table:table-cell>
          <table:table-cell office:value-type="float" office:value="476.6667">
            <text:p>476.6667</text:p>
          </table:table-cell>
          <table:table-cell office:value-type="float" office:value="35.1667">
            <text:p>35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12-24T13:00:00">
            <text:p>Sun Dec 24 13:00:00 2023</text:p>
          </table:table-cell>
          <table:table-cell office:value-type="float" office:value="501.8333">
            <text:p>501.8333</text:p>
          </table:table-cell>
          <table:table-cell office:value-type="float" office:value="23.5">
            <text:p>23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12-24T17:00:00">
            <text:p>Sun Dec 24 17:00:00 2023</text:p>
          </table:table-cell>
          <table:table-cell office:value-type="float" office:value="491.8333">
            <text:p>491.8333</text:p>
          </table:table-cell>
          <table:table-cell office:value-type="float" office:value="8.5">
            <text:p>8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3-12-24T18:00:00">
            <text:p>Sun Dec 24 18:00:00 2023</text:p>
          </table:table-cell>
          <table:table-cell office:value-type="float" office:value="534.3333">
            <text:p>534.3333</text:p>
          </table:table-cell>
          <table:table-cell office:value-type="float" office:value="20.0">
            <text:p>20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12-25T14:00:00">
            <text:p>Mon Dec 25 14:00:00 2023</text:p>
          </table:table-cell>
          <table:table-cell office:value-type="float" office:value="497.0">
            <text:p>497.0</text:p>
          </table:table-cell>
          <table:table-cell office:value-type="float" office:value="8.8333">
            <text:p>8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12-25T16:00:00">
            <text:p>Mon Dec 25 16:00:00 2023</text:p>
          </table:table-cell>
          <table:table-cell office:value-type="float" office:value="502.8333">
            <text:p>502.8333</text:p>
          </table:table-cell>
          <table:table-cell office:value-type="float" office:value="6.5">
            <text:p>6.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12-26T16:00:00">
            <text:p>Tue Dec 26 16:00:00 2023</text:p>
          </table:table-cell>
          <table:table-cell office:value-type="float" office:value="463.1667">
            <text:p>463.1667</text:p>
          </table:table-cell>
          <table:table-cell office:value-type="float" office:value="16.1667">
            <text:p>16.1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12-29T15:00:00">
            <text:p>Fri Dec 29 15:00:00 2023</text:p>
          </table:table-cell>
          <table:table-cell office:value-type="float" office:value="570.1667">
            <text:p>570.1667</text:p>
          </table:table-cell>
          <table:table-cell office:value-type="float" office:value="34.0">
            <text:p>34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12-30T13:00:00">
            <text:p>Sat Dec 30 13:00:00 2023</text:p>
          </table:table-cell>
          <table:table-cell office:value-type="float" office:value="515.6667">
            <text:p>515.6667</text:p>
          </table:table-cell>
          <table:table-cell office:value-type="float" office:value="15.6667">
            <text:p>15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2-30T14:00:00">
            <text:p>Sat Dec 30 14:00:00 2023</text:p>
          </table:table-cell>
          <table:table-cell office:value-type="float" office:value="544.0">
            <text:p>544.0</text:p>
          </table:table-cell>
          <table:table-cell office:value-type="float" office:value="19.0">
            <text:p>19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2-30T15:00:00">
            <text:p>Sat Dec 30 15:00:00 2023</text:p>
          </table:table-cell>
          <table:table-cell office:value-type="float" office:value="522.0">
            <text:p>522.0</text:p>
          </table:table-cell>
          <table:table-cell office:value-type="float" office:value="13.0">
            <text:p>13.0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12-30T17:00:00">
            <text:p>Sat Dec 30 17:00:00 2023</text:p>
          </table:table-cell>
          <table:table-cell office:value-type="float" office:value="535.1667">
            <text:p>535.1667</text:p>
          </table:table-cell>
          <table:table-cell office:value-type="float" office:value="12.0">
            <text:p>12.0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3-12-31T14:00:00">
            <text:p>Sun Dec 31 14:00:00 2023</text:p>
          </table:table-cell>
          <table:table-cell office:value-type="float" office:value="563.1667">
            <text:p>563.1667</text:p>
          </table:table-cell>
          <table:table-cell office:value-type="float" office:value="17.3333">
            <text:p>17.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12-31T16:00:00">
            <text:p>Sun Dec 31 16:00:00 2023</text:p>
          </table:table-cell>
          <table:table-cell office:value-type="float" office:value="593.5">
            <text:p>593.5</text:p>
          </table:table-cell>
          <table:table-cell office:value-type="float" office:value="10.3333">
            <text:p>10.3333</text:p>
          </table:table-cell>
          <table:table-cell office:value-type="float" office:value="59.1667">
            <text:p>59.1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